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493914024862507" office:value-type="float"/>
          <table:table-cell office:value="0.0022562451072979522" office:value-type="float"/>
          <table:table-cell office:value="-0.006492857003115223" office:value-type="float"/>
          <table:table-cell office:value="0.008831864837517732" office:value-type="float"/>
          <table:table-cell office:value="0.0068905970393681095" office:value-type="float"/>
          <table:table-cell office:value="0.004700344795600341" office:value-type="float"/>
          <table:table-cell office:value="-0.8125349451206494" office:value-type="float"/>
          <table:table-cell office:value="1" office:value-type="float"/>
          <table:table-cell office:value="-0.004493914024862507" office:value-type="float"/>
          <table:table-cell office:value="0.0022562451072979522" office:value-type="float"/>
          <table:table-cell office:value="-0.006492857003115223" office:value-type="float"/>
          <table:table-cell office:value="0.008831864837517732" office:value-type="float"/>
          <table:table-cell office:value="0.0068905970393681095" office:value-type="float"/>
          <table:table-cell office:value="0.004700344795600341" office:value-type="float"/>
        </table:table-row>
        <table:table-row>
          <table:table-cell office:value="-0.013642915446633996" office:value-type="float"/>
          <table:table-cell office:value="0.011636683042168158" office:value-type="float"/>
          <table:table-cell office:value="-0.0024693817884020655" office:value-type="float"/>
          <table:table-cell office:value="0.018214332745351083" office:value-type="float"/>
          <table:table-cell office:value="0.015399490573977534" office:value-type="float"/>
          <table:table-cell office:value="0.00139108247008399" office:value-type="float"/>
          <table:table-cell office:value="0.09452605467285402" office:value-type="float"/>
          <table:table-cell office:value="2" office:value-type="float"/>
          <table:table-cell office:value="-0.009149001421771488" office:value-type="float"/>
          <table:table-cell office:value="0.009380437934870206" office:value-type="float"/>
          <table:table-cell office:value="0.004023475214713157" office:value-type="float"/>
          <table:table-cell office:value="0.00938246790783335" office:value-type="float"/>
          <table:table-cell office:value="0.008508893534609424" office:value-type="float"/>
          <table:table-cell office:value="-0.003309262325516351" office:value-type="float"/>
        </table:table-row>
        <table:table-row>
          <table:table-cell office:value="-0.013634824712152185" office:value-type="float"/>
          <table:table-cell office:value="0.011227612192749517" office:value-type="float"/>
          <table:table-cell office:value="-0.0016349453717760896" office:value-type="float"/>
          <table:table-cell office:value="0.018144862339772472" office:value-type="float"/>
          <table:table-cell office:value="0.015617459991549556" office:value-type="float"/>
          <table:table-cell office:value="0.000643320147658148" office:value-type="float"/>
          <table:table-cell office:value="0.09470048529011209" office:value-type="float"/>
          <table:table-cell office:value="3" office:value-type="float"/>
          <table:table-cell office:value="8.090734481810968e-06" office:value-type="float"/>
          <table:table-cell office:value="-0.00040907084941864055" office:value-type="float"/>
          <table:table-cell office:value="0.0008344364166259759" office:value-type="float"/>
          <table:table-cell office:value="-6.947040557861266e-05" office:value-type="float"/>
          <table:table-cell office:value="0.00021796941757202225" office:value-type="float"/>
          <table:table-cell office:value="-0.000747762322425842" office:value-type="float"/>
        </table:table-row>
        <table:table-row>
          <table:table-cell office:value="-0.013626550395364465" office:value-type="float"/>
          <table:table-cell office:value="0.010818687374710577" office:value-type="float"/>
          <table:table-cell office:value="-0.0008001131803088042" office:value-type="float"/>
          <table:table-cell office:value="0.0180755534627812" office:value-type="float"/>
          <table:table-cell office:value="0.015834937074755733" office:value-type="float"/>
          <table:table-cell office:value="-0.0001052927330486399" office:value-type="float"/>
          <table:table-cell office:value="0.0948651656721858" office:value-type="float"/>
          <table:table-cell office:value="4" office:value-type="float"/>
          <table:table-cell office:value="8.274316787720143e-06" office:value-type="float"/>
          <table:table-cell office:value="-0.00040892481803894015" office:value-type="float"/>
          <table:table-cell office:value="0.0008348321914672854" office:value-type="float"/>
          <table:table-cell office:value="-6.930887699127183e-05" office:value-type="float"/>
          <table:table-cell office:value="0.00021747708320617697" office:value-type="float"/>
          <table:table-cell office:value="-0.0007486128807067879" office:value-type="float"/>
        </table:table-row>
        <table:table-row>
          <table:table-cell office:value="-0.013397673327798546" office:value-type="float"/>
          <table:table-cell office:value="0.010371024305939214" office:value-type="float"/>
          <table:table-cell office:value="0.0005976014345593604" office:value-type="float"/>
          <table:table-cell office:value="0.01730113951949049" office:value-type="float"/>
          <table:table-cell office:value="0.015124872305964534" office:value-type="float"/>
          <table:table-cell office:value="-0.001281903918122493" office:value-type="float"/>
          <table:table-cell office:value="0.09492381060529867" office:value-type="float"/>
          <table:table-cell office:value="5" office:value-type="float"/>
          <table:table-cell office:value="0.00022887706756591873" office:value-type="float"/>
          <table:table-cell office:value="-0.0004476630687713628" office:value-type="float"/>
          <table:table-cell office:value="0.0013977146148681646" office:value-type="float"/>
          <table:table-cell office:value="-0.000774413943290711" office:value-type="float"/>
          <table:table-cell office:value="-0.0007100647687911989" office:value-type="float"/>
          <table:table-cell office:value="-0.001176611185073853" office:value-type="float"/>
        </table:table-row>
        <table:table-row>
          <table:table-cell office:value="-0.013168326575631798" office:value-type="float"/>
          <table:table-cell office:value="0.009924565250992315" office:value-type="float"/>
          <table:table-cell office:value="0.001994828483433261" office:value-type="float"/>
          <table:table-cell office:value="0.016526384041585216" office:value-type="float"/>
          <table:table-cell office:value="0.014414786675547664" office:value-type="float"/>
          <table:table-cell office:value="-0.002458634312485897" office:value-type="float"/>
          <table:table-cell office:value="0.09504396150800624" office:value-type="float"/>
          <table:table-cell office:value="6" office:value-type="float"/>
          <table:table-cell office:value="0.00022934675216674735" office:value-type="float"/>
          <table:table-cell office:value="-0.0004464590549468992" office:value-type="float"/>
          <table:table-cell office:value="0.0013972270488739006" office:value-type="float"/>
          <table:table-cell office:value="-0.0007747554779052729" office:value-type="float"/>
          <table:table-cell office:value="-0.0007100856304168707" office:value-type="float"/>
          <table:table-cell office:value="-0.0011767303943634039" office:value-type="float"/>
        </table:table-row>
        <table:table-row>
          <table:table-cell office:value="-0.012675923068399132" office:value-type="float"/>
          <table:table-cell office:value="0.009314431841492193" office:value-type="float"/>
          <table:table-cell office:value="0.00394073059257938" office:value-type="float"/>
          <table:table-cell office:value="0.015091524408139476" office:value-type="float"/>
          <table:table-cell office:value="0.01287514148054034" office:value-type="float"/>
          <table:table-cell office:value="-0.0040706997469417685" office:value-type="float"/>
          <table:table-cell office:value="0.07811840658487579" office:value-type="float"/>
          <table:table-cell office:value="7" office:value-type="float"/>
          <table:table-cell office:value="0.0004924035072326662" office:value-type="float"/>
          <table:table-cell office:value="-0.0006101334095001219" office:value-type="float"/>
          <table:table-cell office:value="0.0019459021091461186" office:value-type="float"/>
          <table:table-cell office:value="-0.0014348596334457404" office:value-type="float"/>
          <table:table-cell office:value="-0.0015396451950073237" office:value-type="float"/>
          <table:table-cell office:value="-0.0016120654344558717" office:value-type="float"/>
        </table:table-row>
        <table:table-row>
          <table:table-cell office:value="-0.012202061374063196" office:value-type="float"/>
          <table:table-cell office:value="0.008563253576874274" office:value-type="float"/>
          <table:table-cell office:value="0.006115010282368199" office:value-type="float"/>
          <table:table-cell office:value="0.01359884469298292" office:value-type="float"/>
          <table:table-cell office:value="0.010964111664866511" office:value-type="float"/>
          <table:table-cell office:value="-0.005878673727845393" office:value-type="float"/>
          <table:table-cell office:value="0.09473666132652475" office:value-type="float"/>
          <table:table-cell office:value="8" office:value-type="float"/>
          <table:table-cell office:value="0.00047386169433593674" office:value-type="float"/>
          <table:table-cell office:value="-0.0007511782646179195" office:value-type="float"/>
          <table:table-cell office:value="0.0021742796897888193" office:value-type="float"/>
          <table:table-cell office:value="-0.0014926797151565557" office:value-type="float"/>
          <table:table-cell office:value="-0.0019110298156738287" office:value-type="float"/>
          <table:table-cell office:value="-0.0018079739809036249" office:value-type="float"/>
        </table:table-row>
        <table:table-row>
          <table:table-cell office:value="-0.01139113660561532" office:value-type="float"/>
          <table:table-cell office:value="0.007685972149490851" office:value-type="float"/>
          <table:table-cell office:value="0.008683318397373692" office:value-type="float"/>
          <table:table-cell office:value="0.011554389283932933" office:value-type="float"/>
          <table:table-cell office:value="0.00867882309255511" office:value-type="float"/>
          <table:table-cell office:value="-0.007951861555909358" office:value-type="float"/>
          <table:table-cell office:value="-0.04592756942826675" office:value-type="float"/>
          <table:table-cell office:value="9" office:value-type="float"/>
          <table:table-cell office:value="0.0008109247684478758" office:value-type="float"/>
          <table:table-cell office:value="-0.0008772814273834226" office:value-type="float"/>
          <table:table-cell office:value="0.002568308115005493" office:value-type="float"/>
          <table:table-cell office:value="-0.002044455409049987" office:value-type="float"/>
          <table:table-cell office:value="-0.0022852885723114013" office:value-type="float"/>
          <table:table-cell office:value="-0.0020731878280639653" office:value-type="float"/>
        </table:table-row>
        <table:table-row>
          <table:table-cell office:value="-0.01056894775139779" office:value-type="float"/>
          <table:table-cell office:value="0.006638978417038458" office:value-type="float"/>
          <table:table-cell office:value="0.011532006761402622" office:value-type="float"/>
          <table:table-cell office:value="0.009392894194401988" office:value-type="float"/>
          <table:table-cell office:value="0.005947477200602595" office:value-type="float"/>
          <table:table-cell office:value="-0.010239521797036372" office:value-type="float"/>
          <table:table-cell office:value="0.09491552318092765" office:value-type="float"/>
          <table:table-cell office:value="10" office:value-type="float"/>
          <table:table-cell office:value="0.0008221888542175298" office:value-type="float"/>
          <table:table-cell office:value="-0.0010469937324523934" office:value-type="float"/>
          <table:table-cell office:value="0.0028486883640289305" office:value-type="float"/>
          <table:table-cell office:value="-0.0021614950895309445" office:value-type="float"/>
          <table:table-cell office:value="-0.002731345891952515" office:value-type="float"/>
          <table:table-cell office:value="-0.0022876602411270146" office:value-type="float"/>
        </table:table-row>
        <table:table-row>
          <table:table-cell office:value="-0.009395555217141808" office:value-type="float"/>
          <table:table-cell office:value="0.005451066787361639" office:value-type="float"/>
          <table:table-cell office:value="0.014700924655766025" office:value-type="float"/>
          <table:table-cell office:value="0.006769935772694835" office:value-type="float"/>
          <table:table-cell office:value="0.003000031092738215" office:value-type="float"/>
          <table:table-cell office:value="-0.012867994244431698" office:value-type="float"/>
          <table:table-cell office:value="0.5551786105310418" office:value-type="float"/>
          <table:table-cell office:value="11" office:value-type="float"/>
          <table:table-cell office:value="0.001173392534255982" office:value-type="float"/>
          <table:table-cell office:value="-0.0011879116296768192" office:value-type="float"/>
          <table:table-cell office:value="0.003168917894363403" office:value-type="float"/>
          <table:table-cell office:value="-0.0026229584217071535" office:value-type="float"/>
          <table:table-cell office:value="-0.00294744610786438" office:value-type="float"/>
          <table:table-cell office:value="-0.0026284724473953245" office:value-type="float"/>
        </table:table-row>
        <table:table-row>
          <table:table-cell office:value="-0.008181275088662805" office:value-type="float"/>
          <table:table-cell office:value="0.004042923743843572" office:value-type="float"/>
          <table:table-cell office:value="0.01820061852631046" office:value-type="float"/>
          <table:table-cell office:value="0.003950917408742198" office:value-type="float"/>
          <table:table-cell office:value="-0.0004323798626908624" office:value-type="float"/>
          <table:table-cell office:value="-0.015770821507310115" office:value-type="float"/>
          <table:table-cell office:value="0.8355548681455299" office:value-type="float"/>
          <table:table-cell office:value="12" office:value-type="float"/>
          <table:table-cell office:value="0.0012142801284790034" office:value-type="float"/>
          <table:table-cell office:value="-0.0014081430435180665" office:value-type="float"/>
          <table:table-cell office:value="0.0034996938705444333" office:value-type="float"/>
          <table:table-cell office:value="-0.0028190183639526366" office:value-type="float"/>
          <table:table-cell office:value="-0.0034324109554290773" office:value-type="float"/>
          <table:table-cell office:value="-0.002902827262878418" office:value-type="float"/>
        </table:table-row>
        <table:table-row>
          <table:table-cell office:value="-0.006625049073571861" office:value-type="float"/>
          <table:table-cell office:value="0.0023339870525593918" office:value-type="float"/>
          <table:table-cell office:value="0.022366362115711705" office:value-type="float"/>
          <table:table-cell office:value="0.00047741620329786166" office:value-type="float"/>
          <table:table-cell office:value="-0.004513566514874395" office:value-type="float"/>
          <table:table-cell office:value="-0.019380047853326046" office:value-type="float"/>
          <table:table-cell office:value="0.09368407431902291" office:value-type="float"/>
          <table:table-cell office:value="13" office:value-type="float"/>
          <table:table-cell office:value="0.0015562260150909432" office:value-type="float"/>
          <table:table-cell office:value="-0.0017089366912841804" office:value-type="float"/>
          <table:table-cell office:value="0.004165743589401244" office:value-type="float"/>
          <table:table-cell office:value="-0.0034735012054443364" office:value-type="float"/>
          <table:table-cell office:value="-0.0040811866521835325" office:value-type="float"/>
          <table:table-cell office:value="-0.0036092263460159304" office:value-type="float"/>
        </table:table-row>
        <table:table-row>
          <table:table-cell office:value="-0.005140172202462852" office:value-type="float"/>
          <table:table-cell office:value="0.0008608189178700605" office:value-type="float"/>
          <table:table-cell office:value="0.02613270213303043" office:value-type="float"/>
          <table:table-cell office:value="-0.0027199980756862085" office:value-type="float"/>
          <table:table-cell office:value="-0.008049266359234745" office:value-type="float"/>
          <table:table-cell office:value="-0.02262594991478845" office:value-type="float"/>
          <table:table-cell office:value="0.09281294906084239" office:value-type="float"/>
          <table:table-cell office:value="14" office:value-type="float"/>
          <table:table-cell office:value="0.0014848768711090091" office:value-type="float"/>
          <table:table-cell office:value="-0.0014731681346893313" office:value-type="float"/>
          <table:table-cell office:value="0.0037663400173187263" office:value-type="float"/>
          <table:table-cell office:value="-0.00319741427898407" office:value-type="float"/>
          <table:table-cell office:value="-0.0035356998443603514" office:value-type="float"/>
          <table:table-cell office:value="-0.003245902061462402" office:value-type="float"/>
        </table:table-row>
        <table:table-row>
          <table:table-cell office:value="-0.003494020659799278" office:value-type="float"/>
          <table:table-cell office:value="-0.0007417067931895106" office:value-type="float"/>
          <table:table-cell office:value="0.030508064529270663" office:value-type="float"/>
          <table:table-cell office:value="-0.006485438062868826" office:value-type="float"/>
          <table:table-cell office:value="-0.012135289928341801" office:value-type="float"/>
          <table:table-cell office:value="-0.026547727520798887" office:value-type="float"/>
          <table:table-cell office:value="0.09177025710997773" office:value-type="float"/>
          <table:table-cell office:value="15" office:value-type="float"/>
          <table:table-cell office:value="0.001646151542663574" office:value-type="float"/>
          <table:table-cell office:value="-0.001602525711059571" office:value-type="float"/>
          <table:table-cell office:value="0.004375362396240234" office:value-type="float"/>
          <table:table-cell office:value="-0.0037654399871826175" office:value-type="float"/>
          <table:table-cell office:value="-0.004086023569107056" office:value-type="float"/>
          <table:table-cell office:value="-0.003921777606010437" office:value-type="float"/>
        </table:table-row>
        <table:table-row>
          <table:table-cell office:value="-0.001847004849786461" office:value-type="float"/>
          <table:table-cell office:value="-0.002343786065459713" office:value-type="float"/>
          <table:table-cell office:value="0.03488270451721622" office:value-type="float"/>
          <table:table-cell office:value="-0.010251302435122244" office:value-type="float"/>
          <table:table-cell office:value="-0.016221526286030706" office:value-type="float"/>
          <table:table-cell office:value="-0.03047406547818109" office:value-type="float"/>
          <table:table-cell office:value="0.09067829287054027" office:value-type="float"/>
          <table:table-cell office:value="16" office:value-type="float"/>
          <table:table-cell office:value="0.0016470158100128172" office:value-type="float"/>
          <table:table-cell office:value="-0.0016020792722702022" office:value-type="float"/>
          <table:table-cell office:value="0.004374639987945557" office:value-type="float"/>
          <table:table-cell office:value="-0.003765864372253418" office:value-type="float"/>
          <table:table-cell office:value="-0.004086236357688904" office:value-type="float"/>
          <table:table-cell office:value="-0.003926337957382202" office:value-type="float"/>
        </table:table-row>
        <table:table-row>
          <table:table-cell office:value="-0.0001477551053711782" office:value-type="float"/>
          <table:table-cell office:value="-0.0039509186195139726" office:value-type="float"/>
          <table:table-cell office:value="0.03987646391090824" office:value-type="float"/>
          <table:table-cell office:value="-0.014574031545840017" office:value-type="float"/>
          <table:table-cell office:value="-0.020823435804272587" office:value-type="float"/>
          <table:table-cell office:value="-0.03509177976403161" office:value-type="float"/>
          <table:table-cell office:value="0.0895283691485643" office:value-type="float"/>
          <table:table-cell office:value="17" office:value-type="float"/>
          <table:table-cell office:value="0.0016992497444152828" office:value-type="float"/>
          <table:table-cell office:value="-0.0016071325540542598" office:value-type="float"/>
          <table:table-cell office:value="0.004993759393692017" office:value-type="float"/>
          <table:table-cell office:value="-0.0043227291107177735" office:value-type="float"/>
          <table:table-cell office:value="-0.004601909518241882" office:value-type="float"/>
          <table:table-cell office:value="-0.004617714285850525" office:value-type="float"/>
        </table:table-row>
        <table:table-row>
          <table:table-cell office:value="0.0015521252561858292" office:value-type="float"/>
          <table:table-cell office:value="-0.005557039682746394" office:value-type="float"/>
          <table:table-cell office:value="0.044869403144688146" office:value-type="float"/>
          <table:table-cell office:value="-0.018897650553904285" office:value-type="float"/>
          <table:table-cell office:value="-0.02542561056318372" office:value-type="float"/>
          <table:table-cell office:value="-0.03971466296467706" office:value-type="float"/>
          <table:table-cell office:value="0.08835706452354176" office:value-type="float"/>
          <table:table-cell office:value="18" office:value-type="float"/>
          <table:table-cell office:value="0.0016998803615570074" office:value-type="float"/>
          <table:table-cell office:value="-0.0016061210632324213" office:value-type="float"/>
          <table:table-cell office:value="0.004992939233779907" office:value-type="float"/>
          <table:table-cell office:value="-0.0043236190080642705" office:value-type="float"/>
          <table:table-cell office:value="-0.004602174758911133" office:value-type="float"/>
          <table:table-cell office:value="-0.004622883200645447" office:value-type="float"/>
        </table:table-row>
        <table:table-row>
          <table:table-cell office:value="0.003204462568884193" office:value-type="float"/>
          <table:table-cell office:value="-0.0070749542163615065" office:value-type="float"/>
          <table:table-cell office:value="0.05" office:value-type="float"/>
          <table:table-cell office:value="-0.023732481910906544" office:value-type="float"/>
          <table:table-cell office:value="-0.03047049524488538" office:value-type="float"/>
          <table:table-cell office:value="-0.04499853902611657" office:value-type="float"/>
          <table:table-cell office:value="0.08721413938130769" office:value-type="float"/>
          <table:table-cell office:value="19" office:value-type="float"/>
          <table:table-cell office:value="0.001652337312698364" office:value-type="float"/>
          <table:table-cell office:value="-0.0015179145336151126" office:value-type="float"/>
          <table:table-cell office:value="0.005601119995117188" office:value-type="float"/>
          <table:table-cell office:value="-0.004834831357002258" office:value-type="float"/>
          <table:table-cell office:value="-0.00504488468170166" office:value-type="float"/>
          <table:table-cell office:value="-0.005283876061439514" office:value-type="float"/>
        </table:table-row>
        <table:table-row>
          <table:table-cell office:value="0.004858098070745765" office:value-type="float"/>
          <table:table-cell office:value="-0.008593257372260554" office:value-type="float"/>
          <table:table-cell office:value="0.05" office:value-type="float"/>
          <table:table-cell office:value="-0.02856895895215105" office:value-type="float"/>
          <table:table-cell office:value="-0.03551609041395276" office:value-type="float"/>
          <table:table-cell office:value="-0.05" office:value-type="float"/>
          <table:table-cell office:value="0.086060631391499" office:value-type="float"/>
          <table:table-cell office:value="20" office:value-type="float"/>
          <table:table-cell office:value="0.001653635501861572" office:value-type="float"/>
          <table:table-cell office:value="-0.0015183031558990475" office:value-type="float"/>
          <table:table-cell office:value="0.005601503849029542" office:value-type="float"/>
          <table:table-cell office:value="-0.0048364770412445066" office:value-type="float"/>
          <table:table-cell office:value="-0.005045595169067383" office:value-type="float"/>
          <table:table-cell office:value="-0.005290100574493408" office:value-type="float"/>
        </table:table-row>
        <table:table-row>
          <table:table-cell office:value="0.006341865103369057" office:value-type="float"/>
          <table:table-cell office:value="-0.009919424359679683" office:value-type="float"/>
          <table:table-cell office:value="0.05" office:value-type="float"/>
          <table:table-cell office:value="-0.033852953626833666" office:value-type="float"/>
          <table:table-cell office:value="-0.040889400860691955" office:value-type="float"/>
          <table:table-cell office:value="-0.05" office:value-type="float"/>
          <table:table-cell office:value="0.08502841432305334" office:value-type="float"/>
          <table:table-cell office:value="21" office:value-type="float"/>
          <table:table-cell office:value="0.0014837670326232916" office:value-type="float"/>
          <table:table-cell office:value="-0.0013261669874191293" office:value-type="float"/>
          <table:table-cell office:value="0.006164836883544923" office:value-type="float"/>
          <table:table-cell office:value="-0.005283994674682617" office:value-type="float"/>
          <table:table-cell office:value="-0.005373310446739197" office:value-type="float"/>
          <table:table-cell office:value="-0.0058897995948791505" office:value-type="float"/>
        </table:table-row>
        <table:table-row>
          <table:table-cell office:value="0.007824999134664832" office:value-type="float"/>
          <table:table-cell office:value="-0.011248844568610653" office:value-type="float"/>
          <table:table-cell office:value="0.05" office:value-type="float"/>
          <table:table-cell office:value="-0.03913834245415758" office:value-type="float"/>
          <table:table-cell office:value="-0.046262764355565" office:value-type="float"/>
          <table:table-cell office:value="-0.05" office:value-type="float"/>
          <table:table-cell office:value="0.08399126077680791" office:value-type="float"/>
          <table:table-cell office:value="22" office:value-type="float"/>
          <table:table-cell office:value="0.0014831340312957755" office:value-type="float"/>
          <table:table-cell office:value="-0.0013294202089309693" office:value-type="float"/>
          <table:table-cell office:value="0.006164052486419677" office:value-type="float"/>
          <table:table-cell office:value="-0.005285388827323914" office:value-type="float"/>
          <table:table-cell office:value="-0.005373363494873047" office:value-type="float"/>
          <table:table-cell office:value="-0.005892287492752076" office:value-type="float"/>
        </table:table-row>
        <table:table-row>
          <table:table-cell office:value="0.009016456644659339" office:value-type="float"/>
          <table:table-cell office:value="-0.01229039401280926" office:value-type="float"/>
          <table:table-cell office:value="0.05" office:value-type="float"/>
          <table:table-cell office:value="-0.044788753106318226" office:value-type="float"/>
          <table:table-cell office:value="-0.05" office:value-type="float"/>
          <table:table-cell office:value="-0.05" office:value-type="float"/>
          <table:table-cell office:value="0.08316253180508787" office:value-type="float"/>
          <table:table-cell office:value="23" office:value-type="float"/>
          <table:table-cell office:value="0.0011914575099945066" office:value-type="float"/>
          <table:table-cell office:value="-0.0010415494441986077" office:value-type="float"/>
          <table:table-cell office:value="0.006658549308776856" office:value-type="float"/>
          <table:table-cell office:value="-0.005650410652160645" office:value-type="float"/>
          <table:table-cell office:value="-0.005587513446807861" office:value-type="float"/>
          <table:table-cell office:value="-0.006402862668037414" office:value-type="float"/>
        </table:table-row>
        <table:table-row>
          <table:table-cell office:value="0.01020826582205802" office:value-type="float"/>
          <table:table-cell office:value="-0.01333560497033642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33082467356552" office:value-type="float"/>
          <table:table-cell office:value="24" office:value-type="float"/>
          <table:table-cell office:value="0.001191809177398681" office:value-type="float"/>
          <table:table-cell office:value="-0.0010452109575271613" office:value-type="float"/>
          <table:table-cell office:value="0.006659080982208252" office:value-type="float"/>
          <table:table-cell office:value="-0.005652756094932556" office:value-type="float"/>
          <table:table-cell office:value="-0.005589278936386109" office:value-type="float"/>
          <table:table-cell office:value="-0.0064060425758361815" office:value-type="float"/>
        </table:table-row>
        <table:table-row>
          <table:table-cell office:value="0.010976591150884923" office:value-type="float"/>
          <table:table-cell office:value="-0.01402355403173015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78985559470675" office:value-type="float"/>
          <table:table-cell office:value="25" office:value-type="float"/>
          <table:table-cell office:value="0.0007683253288269035" office:value-type="float"/>
          <table:table-cell office:value="-0.0006879490613937375" office:value-type="float"/>
          <table:table-cell office:value="0.007081630229949952" office:value-type="float"/>
          <table:table-cell office:value="-0.005925504565238953" office:value-type="float"/>
          <table:table-cell office:value="-0.005700558423995972" office:value-type="float"/>
          <table:table-cell office:value="-0.006827106475830078" office:value-type="float"/>
        </table:table-row>
        <table:table-row>
          <table:table-cell office:value="0.011745286028509435" office:value-type="float"/>
          <table:table-cell office:value="-0.0147117719100718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24800646244618" office:value-type="float"/>
          <table:table-cell office:value="26" office:value-type="float"/>
          <table:table-cell office:value="0.0007686948776245116" office:value-type="float"/>
          <table:table-cell office:value="-0.0006882178783416751" office:value-type="float"/>
          <table:table-cell office:value="0.007081546783447265" office:value-type="float"/>
          <table:table-cell office:value="-0.005925302505493164" office:value-type="float"/>
          <table:table-cell office:value="-0.005700454711914062" office:value-type="float"/>
          <table:table-cell office:value="-0.006827100515365601" office:value-type="float"/>
        </table:table-row>
        <table:table-row>
          <table:table-cell office:value="0.01197626833212882" office:value-type="float"/>
          <table:table-cell office:value="-0.01497362584340618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0695612073642" office:value-type="float"/>
          <table:table-cell office:value="27" office:value-type="float"/>
          <table:table-cell office:value="0.0002309823036193842" office:value-type="float"/>
          <table:table-cell office:value="-0.00026185393333435017" office:value-type="float"/>
          <table:table-cell office:value="0.007422636747360231" office:value-type="float"/>
          <table:table-cell office:value="-0.0060861074924468996" office:value-type="float"/>
          <table:table-cell office:value="-0.005698558688163757" office:value-type="float"/>
          <table:table-cell office:value="-0.007157548069953919" office:value-type="float"/>
        </table:table-row>
        <table:table-row>
          <table:table-cell office:value="0.012207403223638828" office:value-type="float"/>
          <table:table-cell office:value="-0.01523557991254375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89089796886341" office:value-type="float"/>
          <table:table-cell office:value="28" office:value-type="float"/>
          <table:table-cell office:value="0.00023113489151000907" office:value-type="float"/>
          <table:table-cell office:value="-0.0002619540691375724" office:value-type="float"/>
          <table:table-cell office:value="0.007422584295272828" office:value-type="float"/>
          <table:table-cell office:value="-0.006086024045944214" office:value-type="float"/>
          <table:table-cell office:value="-0.005698490142822266" office:value-type="float"/>
          <table:table-cell office:value="-0.007157511711120605" office:value-type="float"/>
        </table:table-row>
        <table:table-row>
          <table:table-cell office:value="0.011805014650945958" office:value-type="float"/>
          <table:table-cell office:value="-0.01502757162320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1319652860521" office:value-type="float"/>
          <table:table-cell office:value="29" office:value-type="float"/>
          <table:table-cell office:value="-0.0004023885726928706" office:value-type="float"/>
          <table:table-cell office:value="0.0002080082893371575" office:value-type="float"/>
          <table:table-cell office:value="0.007690377235412599" office:value-type="float"/>
          <table:table-cell office:value="-0.006141240596771241" office:value-type="float"/>
          <table:table-cell office:value="-0.005585687756538392" office:value-type="float"/>
          <table:table-cell office:value="-0.0074008083343505855" office:value-type="float"/>
        </table:table-row>
        <table:table-row>
          <table:table-cell office:value="0.011402512829428014" office:value-type="float"/>
          <table:table-cell office:value="-0.01481944770085857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37301614476458" office:value-type="float"/>
          <table:table-cell office:value="30" office:value-type="float"/>
          <table:table-cell office:value="-0.0004025018215179435" office:value-type="float"/>
          <table:table-cell office:value="0.0002081239223480219" office:value-type="float"/>
          <table:table-cell office:value="0.007690383195877075" office:value-type="float"/>
          <table:table-cell office:value="-0.006141318678855897" office:value-type="float"/>
          <table:table-cell office:value="-0.005585676431655884" office:value-type="float"/>
          <table:table-cell office:value="-0.007400771379470825" office:value-type="float"/>
        </table:table-row>
        <table:table-row>
          <table:table-cell office:value="0.010302810709600744" office:value-type="float"/>
          <table:table-cell office:value="-0.01413516968953655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06436266020924" office:value-type="float"/>
          <table:table-cell office:value="31" office:value-type="float"/>
          <table:table-cell office:value="-0.0010997021198272706" office:value-type="float"/>
          <table:table-cell office:value="0.0006842780113220214" office:value-type="float"/>
          <table:table-cell office:value="0.007901312112808227" office:value-type="float"/>
          <table:table-cell office:value="-0.006101948022842408" office:value-type="float"/>
          <table:table-cell office:value="-0.005378726720809936" office:value-type="float"/>
          <table:table-cell office:value="-0.007567695379257202" office:value-type="float"/>
        </table:table-row>
        <table:table-row>
          <table:table-cell office:value="0.009202709834699925" office:value-type="float"/>
          <table:table-cell office:value="-0.0134505507396464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75565293205304" office:value-type="float"/>
          <table:table-cell office:value="32" office:value-type="float"/>
          <table:table-cell office:value="-0.0011001008749008181" office:value-type="float"/>
          <table:table-cell office:value="0.0006846189498901367" office:value-type="float"/>
          <table:table-cell office:value="0.007901403903961183" office:value-type="float"/>
          <table:table-cell office:value="-0.0061022210121154784" office:value-type="float"/>
          <table:table-cell office:value="-0.005378785133361817" office:value-type="float"/>
          <table:table-cell office:value="-0.007567675113677979" office:value-type="float"/>
        </table:table-row>
        <table:table-row>
          <table:table-cell office:value="0.0073723435808470805" office:value-type="float"/>
          <table:table-cell office:value="-0.0123072931216959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90633284806898" office:value-type="float"/>
          <table:table-cell office:value="33" office:value-type="float"/>
          <table:table-cell office:value="-0.001830366253852845" office:value-type="float"/>
          <table:table-cell office:value="0.001143257617950439" office:value-type="float"/>
          <table:table-cell office:value="0.008066587448120116" office:value-type="float"/>
          <table:table-cell office:value="-0.005995373725891114" office:value-type="float"/>
          <table:table-cell office:value="-0.005116569995880127" office:value-type="float"/>
          <table:table-cell office:value="-0.007674974203109742" office:value-type="float"/>
        </table:table-row>
        <table:table-row>
          <table:table-cell office:value="0.005541574995642002" office:value-type="float"/>
          <table:table-cell office:value="-0.0111634704517130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05623795786871" office:value-type="float"/>
          <table:table-cell office:value="34" office:value-type="float"/>
          <table:table-cell office:value="-0.0018307685852050788" office:value-type="float"/>
          <table:table-cell office:value="0.0011438226699829104" office:value-type="float"/>
          <table:table-cell office:value="0.008066970109939576" office:value-type="float"/>
          <table:table-cell office:value="-0.005995810031890869" office:value-type="float"/>
          <table:table-cell office:value="-0.005116827487945556" office:value-type="float"/>
          <table:table-cell office:value="-0.007675300240516663" office:value-type="float"/>
        </table:table-row>
        <table:table-row>
          <table:table-cell office:value="0.002970927994375522" office:value-type="float"/>
          <table:table-cell office:value="-0.0095902296947245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65875180607734" office:value-type="float"/>
          <table:table-cell office:value="35" office:value-type="float"/>
          <table:table-cell office:value="-0.0025706470012664797" office:value-type="float"/>
          <table:table-cell office:value="0.0015732407569885257" office:value-type="float"/>
          <table:table-cell office:value="0.008193098306655882" office:value-type="float"/>
          <table:table-cell office:value="-0.005850971937179566" office:value-type="float"/>
          <table:table-cell office:value="-0.004802274703979492" office:value-type="float"/>
          <table:table-cell office:value="-0.007743107080459595" office:value-type="float"/>
        </table:table-row>
        <table:table-row>
          <table:table-cell office:value="0.0003995752741149019" office:value-type="float"/>
          <table:table-cell office:value="-0.0080161365913157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25697303763755" office:value-type="float"/>
          <table:table-cell office:value="36" office:value-type="float"/>
          <table:table-cell office:value="-0.00257135272026062" office:value-type="float"/>
          <table:table-cell office:value="0.0015740931034088131" office:value-type="float"/>
          <table:table-cell office:value="0.008193652629852296" office:value-type="float"/>
          <table:table-cell office:value="-0.005851594209671021" office:value-type="float"/>
          <table:table-cell office:value="-0.004802584052085877" office:value-type="float"/>
          <table:table-cell office:value="-0.007743618488311768" office:value-type="float"/>
        </table:table-row>
        <table:table-row>
          <table:table-cell office:value="-0.0028827821801850253" office:value-type="float"/>
          <table:table-cell office:value="-0.00604382127988384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27425900320568" office:value-type="float"/>
          <table:table-cell office:value="37" office:value-type="float"/>
          <table:table-cell office:value="-0.003282357454299927" office:value-type="float"/>
          <table:table-cell office:value="0.0019723153114318843" office:value-type="float"/>
          <table:table-cell office:value="0.008292793035507203" office:value-type="float"/>
          <table:table-cell office:value="-0.005667639970779419" office:value-type="float"/>
          <table:table-cell office:value="-0.004429444074630738" office:value-type="float"/>
          <table:table-cell office:value="-0.00777755618095398" office:value-type="float"/>
        </table:table-row>
        <table:table-row>
          <table:table-cell office:value="-0.006166142184610074" office:value-type="float"/>
          <table:table-cell office:value="-0.00407036513555096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226647599026425" office:value-type="float"/>
          <table:table-cell office:value="38" office:value-type="float"/>
          <table:table-cell office:value="-0.003283360004425049" office:value-type="float"/>
          <table:table-cell office:value="0.001973456144332886" office:value-type="float"/>
          <table:table-cell office:value="0.00829365611076355" office:value-type="float"/>
          <table:table-cell office:value="-0.005668627023696899" office:value-type="float"/>
          <table:table-cell office:value="-0.004429972171783448" office:value-type="float"/>
          <table:table-cell office:value="-0.007778362035751343" office:value-type="float"/>
        </table:table-row>
        <table:table-row>
          <table:table-cell office:value="-0.010106008012170499" office:value-type="float"/>
          <table:table-cell office:value="-0.001746006910682185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458127953392406" office:value-type="float"/>
          <table:table-cell office:value="39" office:value-type="float"/>
          <table:table-cell office:value="-0.0039398658275604246" office:value-type="float"/>
          <table:table-cell office:value="0.002324358224868775" office:value-type="float"/>
          <table:table-cell office:value="0.008371543884277343" office:value-type="float"/>
          <table:table-cell office:value="-0.00544823408126831" office:value-type="float"/>
          <table:table-cell office:value="-0.004009469747543335" office:value-type="float"/>
          <table:table-cell office:value="-0.007782772779464722" office:value-type="float"/>
        </table:table-row>
        <table:table-row>
          <table:table-cell office:value="-0.014047486741418546" office:value-type="float"/>
          <table:table-cell office:value="0.000579726989388004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681391387000302" office:value-type="float"/>
          <table:table-cell office:value="40" office:value-type="float"/>
          <table:table-cell office:value="-0.003941478729248047" office:value-type="float"/>
          <table:table-cell office:value="0.0023257339000701902" office:value-type="float"/>
          <table:table-cell office:value="0.008372681140899658" office:value-type="float"/>
          <table:table-cell office:value="-0.005449641942977906" office:value-type="float"/>
          <table:table-cell office:value="-0.004010319113731385" office:value-type="float"/>
          <table:table-cell office:value="-0.007783969640731811" office:value-type="float"/>
        </table:table-row>
        <table:table-row>
          <table:table-cell office:value="-0.018585184771890348" office:value-type="float"/>
          <table:table-cell office:value="0.0032194736553425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930314500501351" office:value-type="float"/>
          <table:table-cell office:value="41" office:value-type="float"/>
          <table:table-cell office:value="-0.004537698030471802" office:value-type="float"/>
          <table:table-cell office:value="0.00263974666595459" office:value-type="float"/>
          <table:table-cell office:value="0.008430955410003662" office:value-type="float"/>
          <table:table-cell office:value="-0.005177850127220154" office:value-type="float"/>
          <table:table-cell office:value="-0.0035250568389892578" office:value-type="float"/>
          <table:table-cell office:value="-0.007766239643096924" office:value-type="float"/>
        </table:table-row>
        <table:table-row>
          <table:table-cell office:value="-0.023124731738443084" office:value-type="float"/>
          <table:table-cell office:value="0.005861128862022892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693801002640928" office:value-type="float"/>
          <table:table-cell office:value="42" office:value-type="float"/>
          <table:table-cell office:value="-0.004539546966552735" office:value-type="float"/>
          <table:table-cell office:value="0.0026416552066802976" office:value-type="float"/>
          <table:table-cell office:value="0.008432426452636718" office:value-type="float"/>
          <table:table-cell office:value="-0.005179429054260254" office:value-type="float"/>
          <table:table-cell office:value="-0.0035258936882019047" office:value-type="float"/>
          <table:table-cell office:value="-0.007767671346664428" office:value-type="float"/>
        </table:table-row>
        <table:table-row>
          <table:table-cell office:value="-0.02818481202828378" office:value-type="float"/>
          <table:table-cell office:value="0.00876820951235248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382984366037313" office:value-type="float"/>
          <table:table-cell office:value="43" office:value-type="float"/>
          <table:table-cell office:value="-0.005060080289840698" office:value-type="float"/>
          <table:table-cell office:value="0.00290708065032959" office:value-type="float"/>
          <table:table-cell office:value="0.00847782850265503" office:value-type="float"/>
          <table:table-cell office:value="-0.004861446619033814" office:value-type="float"/>
          <table:table-cell office:value="-0.0029956114292144778" office:value-type="float"/>
          <table:table-cell office:value="-0.007731109261512757" office:value-type="float"/>
        </table:table-row>
        <table:table-row>
          <table:table-cell office:value="-0.033247204382295316" office:value-type="float"/>
          <table:table-cell office:value="0.0116776326252217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71287626747264" office:value-type="float"/>
          <table:table-cell office:value="44" office:value-type="float"/>
          <table:table-cell office:value="-0.005062392354011536" office:value-type="float"/>
          <table:table-cell office:value="0.002909423112869262" office:value-type="float"/>
          <table:table-cell office:value="0.008479490280151368" office:value-type="float"/>
          <table:table-cell office:value="-0.004863174557685852" office:value-type="float"/>
          <table:table-cell office:value="-0.0029962766170501713" office:value-type="float"/>
          <table:table-cell office:value="-0.007732810378074646" office:value-type="float"/>
        </table:table-row>
        <table:table-row>
          <table:table-cell office:value="-0.03874806221234292" office:value-type="float"/>
          <table:table-cell office:value="0.0147985175205464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33236657663344" office:value-type="float"/>
          <table:table-cell office:value="45" office:value-type="float"/>
          <table:table-cell office:value="-0.0055008578300476075" office:value-type="float"/>
          <table:table-cell office:value="0.0031208848953247076" office:value-type="float"/>
          <table:table-cell office:value="0.008513195514678955" office:value-type="float"/>
          <table:table-cell office:value="-0.0044937777519226075" office:value-type="float"/>
          <table:table-cell office:value="-0.0024171507358551024" office:value-type="float"/>
          <table:table-cell office:value="-0.007677829265594483" office:value-type="float"/>
        </table:table-row>
        <table:table-row>
          <table:table-cell office:value="-0.04425181623208017" office:value-type="float"/>
          <table:table-cell office:value="0.01792196183931781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9474623316533" office:value-type="float"/>
          <table:table-cell office:value="46" office:value-type="float"/>
          <table:table-cell office:value="-0.0055037540197372435" office:value-type="float"/>
          <table:table-cell office:value="0.003123444318771363" office:value-type="float"/>
          <table:table-cell office:value="0.008515578508377074" office:value-type="float"/>
          <table:table-cell office:value="-0.004496236443519592" office:value-type="float"/>
          <table:table-cell office:value="-0.002418444156646728" office:value-type="float"/>
          <table:table-cell office:value="-0.00768001914024353" office:value-type="float"/>
        </table:table-row>
        <table:table-row>
          <table:table-cell office:value="-0.05" office:value-type="float"/>
          <table:table-cell office:value="0.0212077000690694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40467445342368" office:value-type="float"/>
          <table:table-cell office:value="47" office:value-type="float"/>
          <table:table-cell office:value="-0.005864800214767456" office:value-type="float"/>
          <table:table-cell office:value="0.0032857382297515874" office:value-type="float"/>
          <table:table-cell office:value="0.008538206815719604" office:value-type="float"/>
          <table:table-cell office:value="-0.004069005250930786" office:value-type="float"/>
          <table:table-cell office:value="-0.0018034231662750252" office:value-type="float"/>
          <table:table-cell office:value="-0.007609132528305054" office:value-type="float"/>
        </table:table-row>
        <table:table-row>
          <table:table-cell office:value="-0.05" office:value-type="float"/>
          <table:table-cell office:value="0.02449651270639850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48566334608433" office:value-type="float"/>
          <table:table-cell office:value="48" office:value-type="float"/>
          <table:table-cell office:value="-0.005868270993232727" office:value-type="float"/>
          <table:table-cell office:value="0.0032888126373291013" office:value-type="float"/>
          <table:table-cell office:value="0.008541163206100466" office:value-type="float"/>
          <table:table-cell office:value="-0.004071931838989258" office:value-type="float"/>
          <table:table-cell office:value="-0.0018048381805419924" office:value-type="float"/>
          <table:table-cell office:value="-0.007611839771270753" office:value-type="float"/>
        </table:table-row>
        <table:table-row>
          <table:table-cell office:value="-0.05" office:value-type="float"/>
          <table:table-cell office:value="0.02791184097063495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42039078307948" office:value-type="float"/>
          <table:table-cell office:value="49" office:value-type="float"/>
          <table:table-cell office:value="-0.0061601650714874275" office:value-type="float"/>
          <table:table-cell office:value="0.003415328264236451" office:value-type="float"/>
          <table:table-cell office:value="0.00855333924293518" office:value-type="float"/>
          <table:table-cell office:value="-0.003587419390678406" office:value-type="float"/>
          <table:table-cell office:value="-0.0011675578355789182" office:value-type="float"/>
          <table:table-cell office:value="-0.00752430260181427" office:value-type="float"/>
        </table:table-row>
        <table:table-row>
          <table:table-cell office:value="-0.05" office:value-type="float"/>
          <table:table-cell office:value="0.0313294687820668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257080678239" office:value-type="float"/>
          <table:table-cell office:value="50" office:value-type="float"/>
          <table:table-cell office:value="-0.006163666248321533" office:value-type="float"/>
          <table:table-cell office:value="0.0034176278114318847" office:value-type="float"/>
          <table:table-cell office:value="0.008555458784103393" office:value-type="float"/>
          <table:table-cell office:value="-0.0035887867212295536" office:value-type="float"/>
          <table:table-cell office:value="-0.0011699265241622916" office:value-type="float"/>
          <table:table-cell office:value="-0.007527227401733399" office:value-type="float"/>
        </table:table-row>
        <table:table-row>
          <table:table-cell office:value="-0.05" office:value-type="float"/>
          <table:table-cell office:value="0.0348553982330556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96985112194045" office:value-type="float"/>
          <table:table-cell office:value="51" office:value-type="float"/>
          <table:table-cell office:value="-0.006389424800872803" office:value-type="float"/>
          <table:table-cell office:value="0.0035259294509887695" office:value-type="float"/>
          <table:table-cell office:value="0.008562730550765991" office:value-type="float"/>
          <table:table-cell office:value="-0.00306719183921814" office:value-type="float"/>
          <table:table-cell office:value="-0.0005400621891021723" office:value-type="float"/>
          <table:table-cell office:value="-0.007426698207855225" office:value-type="float"/>
        </table:table-row>
        <table:table-row>
          <table:table-cell office:value="-0.05" office:value-type="float"/>
          <table:table-cell office:value="0.038384329373955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60648947764487" office:value-type="float"/>
          <table:table-cell office:value="52" office:value-type="float"/>
          <table:table-cell office:value="-0.006393458843231201" office:value-type="float"/>
          <table:table-cell office:value="0.003528931140899659" office:value-type="float"/>
          <table:table-cell office:value="0.008565165996551513" office:value-type="float"/>
          <table:table-cell office:value="-0.0030685925483703615" office:value-type="float"/>
          <table:table-cell office:value="-0.0005423277616500854" office:value-type="float"/>
          <table:table-cell office:value="-0.007430177927017213" office:value-type="float"/>
        </table:table-row>
        <table:table-row>
          <table:table-cell office:value="-0.05" office:value-type="float"/>
          <table:table-cell office:value="0.04201455860865071" office:value-type="float"/>
          <table:table-cell office:value="0.05" office:value-type="float"/>
          <table:table-cell office:value="-0.05" office:value-type="float"/>
          <table:table-cell office:value="-0.049943917989730836" office:value-type="float"/>
          <table:table-cell office:value="-0.05" office:value-type="float"/>
          <table:table-cell office:value="0.07313766386591906" office:value-type="float"/>
          <table:table-cell office:value="53" office:value-type="float"/>
          <table:table-cell office:value="-0.006561480164527893" office:value-type="float"/>
          <table:table-cell office:value="0.0036302292346954354" office:value-type="float"/>
          <table:table-cell office:value="0.008568725585937501" office:value-type="float"/>
          <table:table-cell office:value="-0.002511741518974304" office:value-type="float"/>
          <table:table-cell office:value="5.608201026916469e-05" office:value-type="float"/>
          <table:table-cell office:value="-0.0073166263103485105" office:value-type="float"/>
        </table:table-row>
        <table:table-row>
          <table:table-cell office:value="-0.05" office:value-type="float"/>
          <table:table-cell office:value="0.04564810543787434" office:value-type="float"/>
          <table:table-cell office:value="0.05" office:value-type="float"/>
          <table:table-cell office:value="-0.05" office:value-type="float"/>
          <table:table-cell office:value="-0.0498898708820343" office:value-type="float"/>
          <table:table-cell office:value="-0.05" office:value-type="float"/>
          <table:table-cell office:value="0.07161042875478237" office:value-type="float"/>
          <table:table-cell office:value="54" office:value-type="float"/>
          <table:table-cell office:value="-0.00656594455242157" office:value-type="float"/>
          <table:table-cell office:value="0.003633546829223632" office:value-type="float"/>
          <table:table-cell office:value="0.008571425676345825" office:value-type="float"/>
          <table:table-cell office:value="-0.0025130885839462283" office:value-type="float"/>
          <table:table-cell office:value="5.404710769653376e-05" office:value-type="float"/>
          <table:table-cell office:value="-0.007320514917373657" office:value-type="float"/>
        </table:table-row>
        <table:table-row>
          <table:table-cell office:value="-0.05" office:value-type="float"/>
          <table:table-cell office:value="0.049376812274574786" office:value-type="float"/>
          <table:table-cell office:value="0.05" office:value-type="float"/>
          <table:table-cell office:value="-0.05" office:value-type="float"/>
          <table:table-cell office:value="-0.049274823665618896" office:value-type="float"/>
          <table:table-cell office:value="-0.05" office:value-type="float"/>
          <table:table-cell office:value="0.06999298426795693" office:value-type="float"/>
          <table:table-cell office:value="55" office:value-type="float"/>
          <table:table-cell office:value="-0.0066831839084625245" office:value-type="float"/>
          <table:table-cell office:value="0.00372870683670044" office:value-type="float"/>
          <table:table-cell office:value="0.008570449352264404" office:value-type="float"/>
          <table:table-cell office:value="-0.0019138860702514644" office:value-type="float"/>
          <table:table-cell office:value="0.0006150472164154052" office:value-type="float"/>
          <table:table-cell office:value="-0.0071942210197448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4866108655929566" office:value-type="float"/>
          <table:table-cell office:value="-0.05" office:value-type="float"/>
          <table:table-cell office:value="0.0697182385803228" office:value-type="float"/>
          <table:table-cell office:value="56" office:value-type="float"/>
          <table:table-cell office:value="-0.0066885936260223395" office:value-type="float"/>
          <table:table-cell office:value="0.003732845783233643" office:value-type="float"/>
          <table:table-cell office:value="0.00857394218444824" office:value-type="float"/>
          <table:table-cell office:value="-0.001915218830108643" office:value-type="float"/>
          <table:table-cell office:value="0.0006137371063232415" office:value-type="float"/>
          <table:table-cell office:value="-0.0071989536285400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47543615102767944" office:value-type="float"/>
          <table:table-cell office:value="-0.05" office:value-type="float"/>
          <table:table-cell office:value="0.06971828491099674" office:value-type="float"/>
          <table:table-cell office:value="57" office:value-type="float"/>
          <table:table-cell office:value="-0.006751306653022766" office:value-type="float"/>
          <table:table-cell office:value="0.0038241600990295416" office:value-type="float"/>
          <table:table-cell office:value="0.008571473360061645" office:value-type="float"/>
          <table:table-cell office:value="-0.0012855583429336546" office:value-type="float"/>
          <table:table-cell office:value="0.0011174714565277098" office:value-type="float"/>
          <table:table-cell office:value="-0.00706256389617919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4642600893974304" office:value-type="float"/>
          <table:table-cell office:value="-0.05" office:value-type="float"/>
          <table:table-cell office:value="0.06971827706391528" office:value-type="float"/>
          <table:table-cell office:value="58" office:value-type="float"/>
          <table:table-cell office:value="-0.006752237677574158" office:value-type="float"/>
          <table:table-cell office:value="0.0038252627849578863" office:value-type="float"/>
          <table:table-cell office:value="0.008572293519973755" office:value-type="float"/>
          <table:table-cell office:value="-0.0012857115268707277" office:value-type="float"/>
          <table:table-cell office:value="0.0011176061630249028" office:value-type="float"/>
          <table:table-cell office:value="-0.0070635116100311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4486620306968689" office:value-type="float"/>
          <table:table-cell office:value="-0.05" office:value-type="float"/>
          <table:table-cell office:value="0.06971825513739713" office:value-type="float"/>
          <table:table-cell office:value="59" office:value-type="float"/>
          <table:table-cell office:value="-0.006774442791938782" office:value-type="float"/>
          <table:table-cell office:value="0.0039050686359405513" office:value-type="float"/>
          <table:table-cell office:value="0.00856942057609558" office:value-type="float"/>
          <table:table-cell office:value="-0.0006316030025482183" office:value-type="float"/>
          <table:table-cell office:value="0.001559805870056153" office:value-type="float"/>
          <table:table-cell office:value="-0.00692118287086486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43305950164794924" office:value-type="float"/>
          <table:table-cell office:value="-0.05" office:value-type="float"/>
          <table:table-cell office:value="0.06971827553462645" office:value-type="float"/>
          <table:table-cell office:value="60" office:value-type="float"/>
          <table:table-cell office:value="-0.0067759561538696285" office:value-type="float"/>
          <table:table-cell office:value="0.003906654119491577" office:value-type="float"/>
          <table:table-cell office:value="0.008570587635040284" office:value-type="float"/>
          <table:table-cell office:value="-0.0006315839290618897" office:value-type="float"/>
          <table:table-cell office:value="0.0015602529048919685" office:value-type="float"/>
          <table:table-cell office:value="-0.006922578811645508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34289288520813" office:value-type="float"/>
          <table:table-cell office:value="0.004464596509933472" office:value-type="float"/>
          <table:table-cell office:value="0.00895602583885193" office:value-type="float"/>
          <table:table-cell office:value="-3.2252073287964214e-05" office:value-type="float"/>
          <table:table-cell office:value="0.0020183575153350838" office:value-type="float"/>
          <table:table-cell office:value="-0.00720058023929596" office:value-type="float"/>
          <table:table-cell office:value="0.5878386739719764" office:value-type="float"/>
          <table:table-cell office:value="1" office:value-type="float"/>
          <table:table-cell office:value="-0.00734289288520813" office:value-type="float"/>
          <table:table-cell office:value="0.004464596509933472" office:value-type="float"/>
          <table:table-cell office:value="0.00895602583885193" office:value-type="float"/>
          <table:table-cell office:value="-3.2252073287964214e-05" office:value-type="float"/>
          <table:table-cell office:value="0.0020183575153350838" office:value-type="float"/>
          <table:table-cell office:value="-0.00720058023929596" office:value-type="float"/>
        </table:table-row>
        <table:table-row>
          <table:table-cell office:value="-0.013947286605834962" office:value-type="float"/>
          <table:table-cell office:value="0.008335496187210084" office:value-type="float"/>
          <table:table-cell office:value="0.01746642231941223" office:value-type="float"/>
          <table:table-cell office:value="-9.294390678405741e-05" office:value-type="float"/>
          <table:table-cell office:value="0.004014313220977783" office:value-type="float"/>
          <table:table-cell office:value="-0.01388996422290802" office:value-type="float"/>
          <table:table-cell office:value="0.5477639245336905" office:value-type="float"/>
          <table:table-cell office:value="2" office:value-type="float"/>
          <table:table-cell office:value="-0.006604393720626831" office:value-type="float"/>
          <table:table-cell office:value="0.003870899677276612" office:value-type="float"/>
          <table:table-cell office:value="0.008510396480560302" office:value-type="float"/>
          <table:table-cell office:value="-6.0691833496093195e-05" office:value-type="float"/>
          <table:table-cell office:value="0.0019959557056426994" office:value-type="float"/>
          <table:table-cell office:value="-0.006689383983612061" office:value-type="float"/>
        </table:table-row>
        <table:table-row>
          <table:table-cell office:value="-0.020517550706863404" office:value-type="float"/>
          <table:table-cell office:value="0.012293564081192018" office:value-type="float"/>
          <table:table-cell office:value="0.02598044514656067" office:value-type="float"/>
          <table:table-cell office:value="0.0005149531364440924" office:value-type="float"/>
          <table:table-cell office:value="0.006288430690765382" office:value-type="float"/>
          <table:table-cell office:value="-0.02046363949775696" office:value-type="float"/>
          <table:table-cell office:value="0.08793158856077123" office:value-type="float"/>
          <table:table-cell office:value="3" office:value-type="float"/>
          <table:table-cell office:value="-0.006570264101028443" office:value-type="float"/>
          <table:table-cell office:value="0.0039580678939819345" office:value-type="float"/>
          <table:table-cell office:value="0.008514022827148438" office:value-type="float"/>
          <table:table-cell office:value="0.0006078970432281498" office:value-type="float"/>
          <table:table-cell office:value="0.0022741174697875986" office:value-type="float"/>
          <table:table-cell office:value="-0.006573675274848938" office:value-type="float"/>
        </table:table-row>
        <table:table-row>
          <table:table-cell office:value="-0.027250730991363527" office:value-type="float"/>
          <table:table-cell office:value="0.016358252763748173" office:value-type="float"/>
          <table:table-cell office:value="0.03456845164299011" office:value-type="float"/>
          <table:table-cell office:value="0.0011960124969482427" office:value-type="float"/>
          <table:table-cell office:value="0.008455312252044678" office:value-type="float"/>
          <table:table-cell office:value="-0.027126883268356324" office:value-type="float"/>
          <table:table-cell office:value="0.08385241671200319" office:value-type="float"/>
          <table:table-cell office:value="4" office:value-type="float"/>
          <table:table-cell office:value="-0.006733180284500122" office:value-type="float"/>
          <table:table-cell office:value="0.0040646886825561526" office:value-type="float"/>
          <table:table-cell office:value="0.008588006496429443" office:value-type="float"/>
          <table:table-cell office:value="0.0006810593605041503" office:value-type="float"/>
          <table:table-cell office:value="0.0021668815612792963" office:value-type="float"/>
          <table:table-cell office:value="-0.006663243770599365" office:value-type="float"/>
        </table:table-row>
        <table:table-row>
          <table:table-cell office:value="-0.03393503248691559" office:value-type="float"/>
          <table:table-cell office:value="0.020524749755859377" office:value-type="float"/>
          <table:table-cell office:value="0.04316872477531433" office:value-type="float"/>
          <table:table-cell office:value="0.0025532424449920665" office:value-type="float"/>
          <table:table-cell office:value="0.010810412168502807" office:value-type="float"/>
          <table:table-cell office:value="-0.03371140956878662" office:value-type="float"/>
          <table:table-cell office:value="0.0797213234849282" office:value-type="float"/>
          <table:table-cell office:value="5" office:value-type="float"/>
          <table:table-cell office:value="-0.006684301495552063" office:value-type="float"/>
          <table:table-cell office:value="0.004166496992111206" office:value-type="float"/>
          <table:table-cell office:value="0.008600273132324218" office:value-type="float"/>
          <table:table-cell office:value="0.0013572299480438237" office:value-type="float"/>
          <table:table-cell office:value="0.0023550999164581293" office:value-type="float"/>
          <table:table-cell office:value="-0.006584526300430298" office:value-type="float"/>
        </table:table-row>
        <table:table-row>
          <table:table-cell office:value="-0.040620092749595646" office:value-type="float"/>
          <table:table-cell office:value="0.02469662427902222" office:value-type="float"/>
          <table:table-cell office:value="0.05" office:value-type="float"/>
          <table:table-cell office:value="0.0039163482189178474" office:value-type="float"/>
          <table:table-cell office:value="0.013169364929199219" office:value-type="float"/>
          <table:table-cell office:value="-0.04029795169830322" office:value-type="float"/>
          <table:table-cell office:value="0.07555826548990106" office:value-type="float"/>
          <table:table-cell office:value="6" office:value-type="float"/>
          <table:table-cell office:value="-0.006685060262680054" office:value-type="float"/>
          <table:table-cell office:value="0.004171874523162842" office:value-type="float"/>
          <table:table-cell office:value="0.008600538969039917" office:value-type="float"/>
          <table:table-cell office:value="0.001363105773925781" office:value-type="float"/>
          <table:table-cell office:value="0.0023589527606964113" office:value-type="float"/>
          <table:table-cell office:value="-0.006586542129516601" office:value-type="float"/>
        </table:table-row>
        <table:table-row>
          <table:table-cell office:value="-0.04724620163440705" office:value-type="float"/>
          <table:table-cell office:value="0.028984652757644655" office:value-type="float"/>
          <table:table-cell office:value="0.05" office:value-type="float"/>
          <table:table-cell office:value="0.005975605249404908" office:value-type="float"/>
          <table:table-cell office:value="0.015647622346878054" office:value-type="float"/>
          <table:table-cell office:value="-0.04683884799480438" office:value-type="float"/>
          <table:table-cell office:value="0.07138089635037849" office:value-type="float"/>
          <table:table-cell office:value="7" office:value-type="float"/>
          <table:table-cell office:value="-0.006626108884811402" office:value-type="float"/>
          <table:table-cell office:value="0.004288028478622436" office:value-type="float"/>
          <table:table-cell office:value="0.008627278804779053" office:value-type="float"/>
          <table:table-cell office:value="0.002059257030487061" office:value-type="float"/>
          <table:table-cell office:value="0.0024782574176788336" office:value-type="float"/>
          <table:table-cell office:value="-0.00654089629650116" office:value-type="float"/>
        </table:table-row>
        <table:table-row>
          <table:table-cell office:value="-0.05" office:value-type="float"/>
          <table:table-cell office:value="0.0332832932472229" office:value-type="float"/>
          <table:table-cell office:value="0.05" office:value-type="float"/>
          <table:table-cell office:value="0.008042910099029542" office:value-type="float"/>
          <table:table-cell office:value="0.018132454156875612" office:value-type="float"/>
          <table:table-cell office:value="-0.05" office:value-type="float"/>
          <table:table-cell office:value="0.06904294535096524" office:value-type="float"/>
          <table:table-cell office:value="8" office:value-type="float"/>
          <table:table-cell office:value="-0.006635950803756714" office:value-type="float"/>
          <table:table-cell office:value="0.004298640489578247" office:value-type="float"/>
          <table:table-cell office:value="0.008634843826293944" office:value-type="float"/>
          <table:table-cell office:value="0.0020673048496246335" office:value-type="float"/>
          <table:table-cell office:value="0.0024848318099975585" office:value-type="float"/>
          <table:table-cell office:value="-0.006549907922744751" office:value-type="float"/>
        </table:table-row>
        <table:table-row>
          <table:table-cell office:value="-0.05" office:value-type="float"/>
          <table:table-cell office:value="0.03771325945854187" office:value-type="float"/>
          <table:table-cell office:value="0.05" office:value-type="float"/>
          <table:table-cell office:value="0.010819504261016846" office:value-type="float"/>
          <table:table-cell office:value="0.020674374103546146" office:value-type="float"/>
          <table:table-cell office:value="-0.05" office:value-type="float"/>
          <table:table-cell office:value="0.06787989276629658" office:value-type="float"/>
          <table:table-cell office:value="9" office:value-type="float"/>
          <table:table-cell office:value="-0.006578707695007324" office:value-type="float"/>
          <table:table-cell office:value="0.00442996621131897" office:value-type="float"/>
          <table:table-cell office:value="0.008677785396575927" office:value-type="float"/>
          <table:table-cell office:value="0.002776594161987304" office:value-type="float"/>
          <table:table-cell office:value="0.002541919946670532" office:value-type="float"/>
          <table:table-cell office:value="-0.00653252124786377" office:value-type="float"/>
        </table:table-row>
        <table:table-row>
          <table:table-cell office:value="-0.05" office:value-type="float"/>
          <table:table-cell office:value="0.04215206623077393" office:value-type="float"/>
          <table:table-cell office:value="0.05" office:value-type="float"/>
          <table:table-cell office:value="0.013598999977111817" office:value-type="float"/>
          <table:table-cell office:value="0.023217451572418217" office:value-type="float"/>
          <table:table-cell office:value="-0.05" office:value-type="float"/>
          <table:table-cell office:value="0.06658521396144178" office:value-type="float"/>
          <table:table-cell office:value="10" office:value-type="float"/>
          <table:table-cell office:value="-0.00658730149269104" office:value-type="float"/>
          <table:table-cell office:value="0.004438806772232056" office:value-type="float"/>
          <table:table-cell office:value="0.008683321475982666" office:value-type="float"/>
          <table:table-cell office:value="0.0027794957160949714" office:value-type="float"/>
          <table:table-cell office:value="0.002543077468872071" office:value-type="float"/>
          <table:table-cell office:value="-0.006540077924728394" office:value-type="float"/>
        </table:table-row>
        <table:table-row>
          <table:table-cell office:value="-0.05" office:value-type="float"/>
          <table:table-cell office:value="0.04674216747283936" office:value-type="float"/>
          <table:table-cell office:value="0.05" office:value-type="float"/>
          <table:table-cell office:value="0.017085282802581786" office:value-type="float"/>
          <table:table-cell office:value="0.025737681388854985" office:value-type="float"/>
          <table:table-cell office:value="-0.05" office:value-type="float"/>
          <table:table-cell office:value="0.06512614860713227" office:value-type="float"/>
          <table:table-cell office:value="11" office:value-type="float"/>
          <table:table-cell office:value="-0.006534340977668762" office:value-type="float"/>
          <table:table-cell office:value="0.004590101242065429" office:value-type="float"/>
          <table:table-cell office:value="0.008739023208618165" office:value-type="float"/>
          <table:table-cell office:value="0.0034862828254699704" office:value-type="float"/>
          <table:table-cell office:value="0.0025202298164367677" office:value-type="float"/>
          <table:table-cell office:value="-0.0065539157390594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05750036239624" office:value-type="float"/>
          <table:table-cell office:value="0.028258948326110846" office:value-type="float"/>
          <table:table-cell office:value="-0.05" office:value-type="float"/>
          <table:table-cell office:value="0.064024078266378" office:value-type="float"/>
          <table:table-cell office:value="12" office:value-type="float"/>
          <table:table-cell office:value="-0.006543344259262085" office:value-type="float"/>
          <table:table-cell office:value="0.004599401950836182" office:value-type="float"/>
          <table:table-cell office:value="0.008744654655456542" office:value-type="float"/>
          <table:table-cell office:value="0.0034897208213806145" office:value-type="float"/>
          <table:table-cell office:value="0.002521266937255859" office:value-type="float"/>
          <table:table-cell office:value="-0.006561526060104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4756793975830076" office:value-type="float"/>
          <table:table-cell office:value="0.03068644165992737" office:value-type="float"/>
          <table:table-cell office:value="-0.05" office:value-type="float"/>
          <table:table-cell office:value="0.06402417310802694" office:value-type="float"/>
          <table:table-cell office:value="13" office:value-type="float"/>
          <table:table-cell office:value="-0.006487745046615601" office:value-type="float"/>
          <table:table-cell office:value="0.004761279821395873" office:value-type="float"/>
          <table:table-cell office:value="0.008808424472808838" office:value-type="float"/>
          <table:table-cell office:value="0.004181790351867675" office:value-type="float"/>
          <table:table-cell office:value="0.0024274933338165276" office:value-type="float"/>
          <table:table-cell office:value="-0.00659829139709472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8939731121063232" office:value-type="float"/>
          <table:table-cell office:value="0.033114137649536135" office:value-type="float"/>
          <table:table-cell office:value="-0.05" office:value-type="float"/>
          <table:table-cell office:value="0.06402405880757615" office:value-type="float"/>
          <table:table-cell office:value="14" office:value-type="float"/>
          <table:table-cell office:value="-0.00649031937122345" office:value-type="float"/>
          <table:table-cell office:value="0.004765912294387817" office:value-type="float"/>
          <table:table-cell office:value="0.00881056070327759" office:value-type="float"/>
          <table:table-cell office:value="0.004182937145233155" office:value-type="float"/>
          <table:table-cell office:value="0.0024276959896087653" office:value-type="float"/>
          <table:table-cell office:value="-0.0066006827354431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377504825592041" office:value-type="float"/>
          <table:table-cell office:value="0.03536471605300903" office:value-type="float"/>
          <table:table-cell office:value="-0.05" office:value-type="float"/>
          <table:table-cell office:value="0.06402413152218774" office:value-type="float"/>
          <table:table-cell office:value="15" office:value-type="float"/>
          <table:table-cell office:value="-0.006423147916793824" office:value-type="float"/>
          <table:table-cell office:value="0.004920365810394288" office:value-type="float"/>
          <table:table-cell office:value="0.008878183364868163" office:value-type="float"/>
          <table:table-cell office:value="0.004835317134857178" office:value-type="float"/>
          <table:table-cell office:value="0.0022505784034729005" office:value-type="float"/>
          <table:table-cell office:value="-0.00665066361427307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861150145530701" office:value-type="float"/>
          <table:table-cell office:value="0.037615629434585574" office:value-type="float"/>
          <table:table-cell office:value="-0.05" office:value-type="float"/>
          <table:table-cell office:value="0.06402425634285337" office:value-type="float"/>
          <table:table-cell office:value="16" office:value-type="float"/>
          <table:table-cell office:value="-0.006425937414169311" office:value-type="float"/>
          <table:table-cell office:value="0.00492539644241333" office:value-type="float"/>
          <table:table-cell office:value="0.008880343437194826" office:value-type="float"/>
          <table:table-cell office:value="0.004836453199386597" office:value-type="float"/>
          <table:table-cell office:value="0.002250913381576538" office:value-type="float"/>
          <table:table-cell office:value="-0.0066530287265777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404333472251892" office:value-type="float"/>
          <table:table-cell office:value="0.039607357978820805" office:value-type="float"/>
          <table:table-cell office:value="-0.05" office:value-type="float"/>
          <table:table-cell office:value="0.06402415682348192" office:value-type="float"/>
          <table:table-cell office:value="17" office:value-type="float"/>
          <table:table-cell office:value="-0.006349757909774781" office:value-type="float"/>
          <table:table-cell office:value="0.005063698291778565" office:value-type="float"/>
          <table:table-cell office:value="0.008952553272247315" office:value-type="float"/>
          <table:table-cell office:value="0.0054318332672119145" office:value-type="float"/>
          <table:table-cell office:value="0.0019917285442352297" office:value-type="float"/>
          <table:table-cell office:value="-0.0067209398746490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947617888450623" office:value-type="float"/>
          <table:table-cell office:value="0.0415988290309906" office:value-type="float"/>
          <table:table-cell office:value="-0.05" office:value-type="float"/>
          <table:table-cell office:value="0.06402415712556286" office:value-type="float"/>
          <table:table-cell office:value="18" office:value-type="float"/>
          <table:table-cell office:value="-0.00635242223739624" office:value-type="float"/>
          <table:table-cell office:value="0.005068788528442383" office:value-type="float"/>
          <table:table-cell office:value="0.008954565525054933" office:value-type="float"/>
          <table:table-cell office:value="0.005432844161987305" office:value-type="float"/>
          <table:table-cell office:value="0.0019914710521697996" office:value-type="float"/>
          <table:table-cell office:value="-0.00672300100326538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327353477478028" office:value-type="float"/>
          <table:table-cell office:value="-0.05" office:value-type="float"/>
          <table:table-cell office:value="0.06402412113179355" office:value-type="float"/>
          <table:table-cell office:value="19" office:value-type="float"/>
          <table:table-cell office:value="-0.006270200610160828" office:value-type="float"/>
          <table:table-cell office:value="0.005170683860778808" office:value-type="float"/>
          <table:table-cell office:value="0.009030940532684327" office:value-type="float"/>
          <table:table-cell office:value="0.005966136455535889" office:value-type="float"/>
          <table:table-cell office:value="0.0016747057437896725" office:value-type="float"/>
          <table:table-cell office:value="-0.0068270993232727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494874835014344" office:value-type="float"/>
          <table:table-cell office:value="-0.05" office:value-type="float"/>
          <table:table-cell office:value="0.06402424831835382" office:value-type="float"/>
          <table:table-cell office:value="20" office:value-type="float"/>
          <table:table-cell office:value="-0.006272295713424683" office:value-type="float"/>
          <table:table-cell office:value="0.005173184871673585" office:value-type="float"/>
          <table:table-cell office:value="0.00903220057487488" office:value-type="float"/>
          <table:table-cell office:value="0.00596801996231079" office:value-type="float"/>
          <table:table-cell office:value="0.00167521357536316" office:value-type="float"/>
          <table:table-cell office:value="-0.0068291294574737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2438976764679" office:value-type="float"/>
          <table:table-cell office:value="-0.05" office:value-type="float"/>
          <table:table-cell office:value="0.0640241353170758" office:value-type="float"/>
          <table:table-cell office:value="21" office:value-type="float"/>
          <table:table-cell office:value="-0.006178380250930786" office:value-type="float"/>
          <table:table-cell office:value="0.00525172233581543" office:value-type="float"/>
          <table:table-cell office:value="0.009107635021209716" office:value-type="float"/>
          <table:table-cell office:value="0.006435209512710571" office:value-type="float"/>
          <table:table-cell office:value="0.0012951493263244629" office:value-type="float"/>
          <table:table-cell office:value="-0.0069608861207962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753936290740968" office:value-type="float"/>
          <table:table-cell office:value="-0.05" office:value-type="float"/>
          <table:table-cell office:value="0.06402413153213811" office:value-type="float"/>
          <table:table-cell office:value="22" office:value-type="float"/>
          <table:table-cell office:value="-0.006180000305175782" office:value-type="float"/>
          <table:table-cell office:value="0.005253388881683349" office:value-type="float"/>
          <table:table-cell office:value="0.009108526706695557" office:value-type="float"/>
          <table:table-cell office:value="0.006436806917190551" office:value-type="float"/>
          <table:table-cell office:value="0.0012954652309417718" office:value-type="float"/>
          <table:table-cell office:value="-0.0069624042510986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40375781059266" office:value-type="float"/>
          <table:table-cell office:value="-0.05" office:value-type="float"/>
          <table:table-cell office:value="0.06402415231268213" office:value-type="float"/>
          <table:table-cell office:value="23" office:value-type="float"/>
          <table:table-cell office:value="-0.006085338592529297" office:value-type="float"/>
          <table:table-cell office:value="0.005305489301681518" office:value-type="float"/>
          <table:table-cell office:value="0.009183325767517089" office:value-type="float"/>
          <table:table-cell office:value="0.006840107440948486" office:value-type="float"/>
          <table:table-cell office:value="0.0008643949031829842" office:value-type="float"/>
          <table:table-cell office:value="-0.00711342692375183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26825523376466" office:value-type="float"/>
          <table:table-cell office:value="-0.05" office:value-type="float"/>
          <table:table-cell office:value="0.06402406916635922" office:value-type="float"/>
          <table:table-cell office:value="24" office:value-type="float"/>
          <table:table-cell office:value="-0.0060864084959030154" office:value-type="float"/>
          <table:table-cell office:value="0.0053066122531890865" office:value-type="float"/>
          <table:table-cell office:value="0.009183886051177979" office:value-type="float"/>
          <table:table-cell office:value="0.006841156482696535" office:value-type="float"/>
          <table:table-cell office:value="0.0008644974231719962" office:value-type="float"/>
          <table:table-cell office:value="-0.0071144133806228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672577381134043" office:value-type="float"/>
          <table:table-cell office:value="-0.05" office:value-type="float"/>
          <table:table-cell office:value="0.06402393401444541" office:value-type="float"/>
          <table:table-cell office:value="25" office:value-type="float"/>
          <table:table-cell office:value="-0.00600102424621582" office:value-type="float"/>
          <table:table-cell office:value="0.0053326129913330075" office:value-type="float"/>
          <table:table-cell office:value="0.00925805926322937" office:value-type="float"/>
          <table:table-cell office:value="0.007183169126510619" office:value-type="float"/>
          <table:table-cell office:value="0.0004043221473693844" office:value-type="float"/>
          <table:table-cell office:value="-0.00728474676609039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402428749473424" office:value-type="float"/>
          <table:table-cell office:value="26" office:value-type="float"/>
          <table:table-cell office:value="-0.00600151538848877" office:value-type="float"/>
          <table:table-cell office:value="0.005333132743835449" office:value-type="float"/>
          <table:table-cell office:value="0.00925830602645874" office:value-type="float"/>
          <table:table-cell office:value="0.0071836459636688225" office:value-type="float"/>
          <table:table-cell office:value="0.0004043269157409674" office:value-type="float"/>
          <table:table-cell office:value="-0.0072851973772048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92518603801727" office:value-type="float"/>
          <table:table-cell office:value="-0.05" office:value-type="float"/>
          <table:table-cell office:value="0.06402423552185524" office:value-type="float"/>
          <table:table-cell office:value="27" office:value-type="float"/>
          <table:table-cell office:value="-0.00592197597026825" office:value-type="float"/>
          <table:table-cell office:value="0.005331430435180664" office:value-type="float"/>
          <table:table-cell office:value="0.00932840347290039" office:value-type="float"/>
          <table:table-cell office:value="0.007469089031219482" office:value-type="float"/>
          <table:table-cell office:value="-7.481396198272781e-05" office:value-type="float"/>
          <table:table-cell office:value="-0.0074658703804016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85038101673126" office:value-type="float"/>
          <table:table-cell office:value="-0.05" office:value-type="float"/>
          <table:table-cell office:value="0.06402426671302275" office:value-type="float"/>
          <table:table-cell office:value="28" office:value-type="float"/>
          <table:table-cell office:value="-0.005921885967254639" office:value-type="float"/>
          <table:table-cell office:value="0.005331332683563233" office:value-type="float"/>
          <table:table-cell office:value="0.009328360557556153" office:value-type="float"/>
          <table:table-cell office:value="0.007469003200531005" office:value-type="float"/>
          <table:table-cell office:value="-7.480502128601012e-05" office:value-type="float"/>
          <table:table-cell office:value="-0.00746578872203826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298281073570246" office:value-type="float"/>
          <table:table-cell office:value="-0.05" office:value-type="float"/>
          <table:table-cell office:value="0.06402403797996342" office:value-type="float"/>
          <table:table-cell office:value="29" office:value-type="float"/>
          <table:table-cell office:value="-0.0058423936367034916" office:value-type="float"/>
          <table:table-cell office:value="0.005301399230957031" office:value-type="float"/>
          <table:table-cell office:value="0.00939279317855835" office:value-type="float"/>
          <table:table-cell office:value="0.007702183723449706" office:value-type="float"/>
          <table:table-cell office:value="-0.0005520999431610114" office:value-type="float"/>
          <table:table-cell office:value="-0.00764453649520874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74631762504577" office:value-type="float"/>
          <table:table-cell office:value="-0.05" office:value-type="float"/>
          <table:table-cell office:value="0.06402408997709134" office:value-type="float"/>
          <table:table-cell office:value="30" office:value-type="float"/>
          <table:table-cell office:value="-0.005841721296310425" office:value-type="float"/>
          <table:table-cell office:value="0.005300688743591308" office:value-type="float"/>
          <table:table-cell office:value="0.00939249634742737" office:value-type="float"/>
          <table:table-cell office:value="0.0077015733718872065" office:value-type="float"/>
          <table:table-cell office:value="-0.0005519634485244753" office:value-type="float"/>
          <table:table-cell office:value="-0.0076439440250396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774170517921447" office:value-type="float"/>
          <table:table-cell office:value="-0.05" office:value-type="float"/>
          <table:table-cell office:value="0.06402402762409927" office:value-type="float"/>
          <table:table-cell office:value="31" office:value-type="float"/>
          <table:table-cell office:value="-0.0057733082771301274" office:value-type="float"/>
          <table:table-cell office:value="0.00524580717086792" office:value-type="float"/>
          <table:table-cell office:value="0.009451441764831542" office:value-type="float"/>
          <table:table-cell office:value="0.007889316082000731" office:value-type="float"/>
          <table:table-cell office:value="-0.0010046124458312992" office:value-type="float"/>
          <table:table-cell office:value="-0.0078186130523681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73737943172454" office:value-type="float"/>
          <table:table-cell office:value="-0.05" office:value-type="float"/>
          <table:table-cell office:value="0.06402418746674811" office:value-type="float"/>
          <table:table-cell office:value="32" office:value-type="float"/>
          <table:table-cell office:value="-0.005772130489349365" office:value-type="float"/>
          <table:table-cell office:value="0.005244470834732055" office:value-type="float"/>
          <table:table-cell office:value="0.009450948238372803" office:value-type="float"/>
          <table:table-cell office:value="0.00788825511932373" office:value-type="float"/>
          <table:table-cell office:value="-0.0010043257474899297" office:value-type="float"/>
          <table:table-cell office:value="-0.0078175789117813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534062445163726" office:value-type="float"/>
          <table:table-cell office:value="-0.05" office:value-type="float"/>
          <table:table-cell office:value="0.06402422507992023" office:value-type="float"/>
          <table:table-cell office:value="33" office:value-type="float"/>
          <table:table-cell office:value="-0.005716446042060852" office:value-type="float"/>
          <table:table-cell office:value="0.0051464116573333735" office:value-type="float"/>
          <table:table-cell office:value="0.009502832889556884" office:value-type="float"/>
          <table:table-cell office:value="0.008036391735076904" office:value-type="float"/>
          <table:table-cell office:value="-0.0013967549800872805" office:value-type="float"/>
          <table:table-cell office:value="-0.0079810750484466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3944405317306506" office:value-type="float"/>
          <table:table-cell office:value="-0.05" office:value-type="float"/>
          <table:table-cell office:value="0.06402415232482055" office:value-type="float"/>
          <table:table-cell office:value="34" office:value-type="float"/>
          <table:table-cell office:value="-0.0057148182392120364" office:value-type="float"/>
          <table:table-cell office:value="0.005144572257995606" office:value-type="float"/>
          <table:table-cell office:value="0.009502192735671997" office:value-type="float"/>
          <table:table-cell office:value="0.008034968376159668" office:value-type="float"/>
          <table:table-cell office:value="-0.0013962191343307503" office:value-type="float"/>
          <table:table-cell office:value="-0.0079796802997589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223838269710539" office:value-type="float"/>
          <table:table-cell office:value="-0.05" office:value-type="float"/>
          <table:table-cell office:value="0.06402420428437451" office:value-type="float"/>
          <table:table-cell office:value="35" office:value-type="float"/>
          <table:table-cell office:value="-0.005669870972633362" office:value-type="float"/>
          <table:table-cell office:value="0.004986145496368409" office:value-type="float"/>
          <table:table-cell office:value="0.009546658992767335" office:value-type="float"/>
          <table:table-cell office:value="0.00814734935760498" office:value-type="float"/>
          <table:table-cell office:value="-0.0017060226202011107" office:value-type="float"/>
          <table:table-cell office:value="-0.008125544190406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053315341472624" office:value-type="float"/>
          <table:table-cell office:value="-0.05" office:value-type="float"/>
          <table:table-cell office:value="0.06402400682734587" office:value-type="float"/>
          <table:table-cell office:value="36" office:value-type="float"/>
          <table:table-cell office:value="-0.005667889118194581" office:value-type="float"/>
          <table:table-cell office:value="0.004983938932418823" office:value-type="float"/>
          <table:table-cell office:value="0.009545929431915285" office:value-type="float"/>
          <table:table-cell office:value="0.008145662546157837" office:value-type="float"/>
          <table:table-cell office:value="-0.0017052292823791504" office:value-type="float"/>
          <table:table-cell office:value="-0.00812389433383941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8616492748260484" office:value-type="float"/>
          <table:table-cell office:value="-0.05" office:value-type="float"/>
          <table:table-cell office:value="0.06402402760268813" office:value-type="float"/>
          <table:table-cell office:value="37" office:value-type="float"/>
          <table:table-cell office:value="-0.0056487518548965455" office:value-type="float"/>
          <table:table-cell office:value="0.0047684085369110105" office:value-type="float"/>
          <table:table-cell office:value="0.009585547447204591" office:value-type="float"/>
          <table:table-cell office:value="0.008227970600128176" office:value-type="float"/>
          <table:table-cell office:value="-0.00191666066646576" office:value-type="float"/>
          <table:table-cell office:value="-0.0082571393251419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670082926750182" office:value-type="float"/>
          <table:table-cell office:value="-0.05" office:value-type="float"/>
          <table:table-cell office:value="0.06402406776638425" office:value-type="float"/>
          <table:table-cell office:value="38" office:value-type="float"/>
          <table:table-cell office:value="-0.005646611452102661" office:value-type="float"/>
          <table:table-cell office:value="0.004766061305999755" office:value-type="float"/>
          <table:table-cell office:value="0.009584805965423585" office:value-type="float"/>
          <table:table-cell office:value="0.008226158618927002" office:value-type="float"/>
          <table:table-cell office:value="-0.001915663480758667" office:value-type="float"/>
          <table:table-cell office:value="-0.0082553964853286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4665673971176134" office:value-type="float"/>
          <table:table-cell office:value="-0.05" office:value-type="float"/>
          <table:table-cell office:value="0.06402397564495584" office:value-type="float"/>
          <table:table-cell office:value="39" office:value-type="float"/>
          <table:table-cell office:value="-0.005655820369720459" office:value-type="float"/>
          <table:table-cell office:value="0.004501076936721802" office:value-type="float"/>
          <table:table-cell office:value="0.009619629383087159" office:value-type="float"/>
          <table:table-cell office:value="0.00828662395477295" office:value-type="float"/>
          <table:table-cell office:value="-0.002035155296325683" office:value-type="float"/>
          <table:table-cell office:value="-0.0083757495880126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2631571292877186" office:value-type="float"/>
          <table:table-cell office:value="-0.05" office:value-type="float"/>
          <table:table-cell office:value="0.06402433946490858" office:value-type="float"/>
          <table:table-cell office:value="40" office:value-type="float"/>
          <table:table-cell office:value="-0.0056536197662353516" office:value-type="float"/>
          <table:table-cell office:value="0.00449864387512207" office:value-type="float"/>
          <table:table-cell office:value="0.00961890935897827" office:value-type="float"/>
          <table:table-cell office:value="0.00828476905822754" office:value-type="float"/>
          <table:table-cell office:value="-0.0020341026782989494" office:value-type="float"/>
          <table:table-cell office:value="-0.008374012708663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0566091537475575" office:value-type="float"/>
          <table:table-cell office:value="-0.05" office:value-type="float"/>
          <table:table-cell office:value="0.06402414887630249" office:value-type="float"/>
          <table:table-cell office:value="41" office:value-type="float"/>
          <table:table-cell office:value="-0.00567787766456604" office:value-type="float"/>
          <table:table-cell office:value="0.004177235364913941" office:value-type="float"/>
          <table:table-cell office:value="0.009648940563201905" office:value-type="float"/>
          <table:table-cell office:value="0.008323299884796144" office:value-type="float"/>
          <table:table-cell office:value="-0.0020654797554016113" office:value-type="float"/>
          <table:table-cell office:value="-0.0084795618057250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8501613736152637" office:value-type="float"/>
          <table:table-cell office:value="-0.05" office:value-type="float"/>
          <table:table-cell office:value="0.06402396523107805" office:value-type="float"/>
          <table:table-cell office:value="42" office:value-type="float"/>
          <table:table-cell office:value="-0.005675718784332275" office:value-type="float"/>
          <table:table-cell office:value="0.004174900054931641" office:value-type="float"/>
          <table:table-cell office:value="0.00964827299118042" office:value-type="float"/>
          <table:table-cell office:value="0.008321471214294435" office:value-type="float"/>
          <table:table-cell office:value="-0.002064477801322937" office:value-type="float"/>
          <table:table-cell office:value="-0.00847788453102111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6511374115943898" office:value-type="float"/>
          <table:table-cell office:value="-0.05" office:value-type="float"/>
          <table:table-cell office:value="0.06402419389985368" office:value-type="float"/>
          <table:table-cell office:value="43" office:value-type="float"/>
          <table:table-cell office:value="-0.005715844631195069" office:value-type="float"/>
          <table:table-cell office:value="0.0038176655769348138" office:value-type="float"/>
          <table:table-cell office:value="0.009674065113067625" office:value-type="float"/>
          <table:table-cell office:value="0.008335005044937135" office:value-type="float"/>
          <table:table-cell office:value="-0.00199023962020874" office:value-type="float"/>
          <table:table-cell office:value="-0.0085618966817855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45221048593521" office:value-type="float"/>
          <table:table-cell office:value="-0.05" office:value-type="float"/>
          <table:table-cell office:value="0.06402403802086604" office:value-type="float"/>
          <table:table-cell office:value="44" office:value-type="float"/>
          <table:table-cell office:value="-0.00571378231048584" office:value-type="float"/>
          <table:table-cell office:value="0.0038156104087829594" office:value-type="float"/>
          <table:table-cell office:value="0.009673464298248292" office:value-type="float"/>
          <table:table-cell office:value="0.00833324909210205" office:value-type="float"/>
          <table:table-cell office:value="-0.0019892692565917965" office:value-type="float"/>
          <table:table-cell office:value="-0.008560323715209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270357191562651" office:value-type="float"/>
          <table:table-cell office:value="-0.05" office:value-type="float"/>
          <table:table-cell office:value="0.06402403797792641" office:value-type="float"/>
          <table:table-cell office:value="45" office:value-type="float"/>
          <table:table-cell office:value="-0.005770832300186157" office:value-type="float"/>
          <table:table-cell office:value="0.0034399902820587153" office:value-type="float"/>
          <table:table-cell office:value="0.009695944786071777" office:value-type="float"/>
          <table:table-cell office:value="0.008324424028396607" office:value-type="float"/>
          <table:table-cell office:value="-0.0018185329437255867" office:value-type="float"/>
          <table:table-cell office:value="-0.00862646222114563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0885845422744735" office:value-type="float"/>
          <table:table-cell office:value="-0.05" office:value-type="float"/>
          <table:table-cell office:value="0.06402406062429705" office:value-type="float"/>
          <table:table-cell office:value="46" office:value-type="float"/>
          <table:table-cell office:value="-0.005768939256668091" office:value-type="float"/>
          <table:table-cell office:value="0.00343822717666626" office:value-type="float"/>
          <table:table-cell office:value="0.00969542145729065" office:value-type="float"/>
          <table:table-cell office:value="0.008322821855545044" office:value-type="float"/>
          <table:table-cell office:value="-0.0018177264928817757" office:value-type="float"/>
          <table:table-cell office:value="-0.00862506091594696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9323834180831893" office:value-type="float"/>
          <table:table-cell office:value="-0.05" office:value-type="float"/>
          <table:table-cell office:value="0.06402392363719499" office:value-type="float"/>
          <table:table-cell office:value="47" office:value-type="float"/>
          <table:table-cell office:value="-0.00582971453666687" office:value-type="float"/>
          <table:table-cell office:value="0.003049829006195069" office:value-type="float"/>
          <table:table-cell office:value="0.009714441299438476" office:value-type="float"/>
          <table:table-cell office:value="0.008292009830474853" office:value-type="float"/>
          <table:table-cell office:value="-0.0015620112419128425" office:value-type="float"/>
          <table:table-cell office:value="-0.0086730957031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7762415409088118" office:value-type="float"/>
          <table:table-cell office:value="-0.05" office:value-type="float"/>
          <table:table-cell office:value="0.06402420744951073" office:value-type="float"/>
          <table:table-cell office:value="48" office:value-type="float"/>
          <table:table-cell office:value="-0.0058280789852142335" office:value-type="float"/>
          <table:table-cell office:value="0.0030484247207641594" office:value-type="float"/>
          <table:table-cell office:value="0.009714012145996093" office:value-type="float"/>
          <table:table-cell office:value="0.008290629386901857" office:value-type="float"/>
          <table:table-cell office:value="-0.001561418771743775" office:value-type="float"/>
          <table:table-cell office:value="-0.0086719155311584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6527866721153243" office:value-type="float"/>
          <table:table-cell office:value="-0.05" office:value-type="float"/>
          <table:table-cell office:value="0.06402425627288137" office:value-type="float"/>
          <table:table-cell office:value="49" office:value-type="float"/>
          <table:table-cell office:value="-0.005883868932723999" office:value-type="float"/>
          <table:table-cell office:value="0.0026555085182189946" office:value-type="float"/>
          <table:table-cell office:value="0.009729809761047365" office:value-type="float"/>
          <table:table-cell office:value="0.008239514827728273" office:value-type="float"/>
          <table:table-cell office:value="-0.001234548687934876" office:value-type="float"/>
          <table:table-cell office:value="-0.0087043577432632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529367864131926" office:value-type="float"/>
          <table:table-cell office:value="-0.05" office:value-type="float"/>
          <table:table-cell office:value="0.06402411070046544" office:value-type="float"/>
          <table:table-cell office:value="50" office:value-type="float"/>
          <table:table-cell office:value="-0.005882579684257507" office:value-type="float"/>
          <table:table-cell office:value="0.0026545596122741696" office:value-type="float"/>
          <table:table-cell office:value="0.009729485511779786" office:value-type="float"/>
          <table:table-cell office:value="0.008238410949707032" office:value-type="float"/>
          <table:table-cell office:value="-0.0012341880798339838" office:value-type="float"/>
          <table:table-cell office:value="-0.0087034511566162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443683803081511" office:value-type="float"/>
          <table:table-cell office:value="-0.05" office:value-type="float"/>
          <table:table-cell office:value="0.06402427704842517" office:value-type="float"/>
          <table:table-cell office:value="51" office:value-type="float"/>
          <table:table-cell office:value="-0.0059362161159515385" office:value-type="float"/>
          <table:table-cell office:value="0.0022846639156341546" office:value-type="float"/>
          <table:table-cell office:value="0.009742871522903441" office:value-type="float"/>
          <table:table-cell office:value="0.008170946836471559" office:value-type="float"/>
          <table:table-cell office:value="-0.00085684061050415" office:value-type="float"/>
          <table:table-cell office:value="-0.00872375011444091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358016729354857" office:value-type="float"/>
          <table:table-cell office:value="-0.05" office:value-type="float"/>
          <table:table-cell office:value="0.06402421940423218" office:value-type="float"/>
          <table:table-cell office:value="52" office:value-type="float"/>
          <table:table-cell office:value="-0.005935314893722534" office:value-type="float"/>
          <table:table-cell office:value="0.002284071445465089" office:value-type="float"/>
          <table:table-cell office:value="0.009742653369903565" office:value-type="float"/>
          <table:table-cell office:value="0.008170169591903685" office:value-type="float"/>
          <table:table-cell office:value="-0.0008566707372665398" office:value-type="float"/>
          <table:table-cell office:value="-0.0087231254577636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3152895569801317" office:value-type="float"/>
          <table:table-cell office:value="-0.05" office:value-type="float"/>
          <table:table-cell office:value="0.06402414694152277" office:value-type="float"/>
          <table:table-cell office:value="53" office:value-type="float"/>
          <table:table-cell office:value="-0.005984994173049927" office:value-type="float"/>
          <table:table-cell office:value="0.0019638240337371826" office:value-type="float"/>
          <table:table-cell office:value="0.009754526615142823" office:value-type="float"/>
          <table:table-cell office:value="0.008091111183166503" office:value-type="float"/>
          <table:table-cell office:value="-0.000427271723747253" office:value-type="float"/>
          <table:table-cell office:value="-0.008733281493186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2725663185119616" office:value-type="float"/>
          <table:table-cell office:value="-0.05" office:value-type="float"/>
          <table:table-cell office:value="0.06402397565451626" office:value-type="float"/>
          <table:table-cell office:value="54" office:value-type="float"/>
          <table:table-cell office:value="-0.005984550714492798" office:value-type="float"/>
          <table:table-cell office:value="0.0019635653495788576" office:value-type="float"/>
          <table:table-cell office:value="0.009754422903060915" office:value-type="float"/>
          <table:table-cell office:value="0.00809072256088257" office:value-type="float"/>
          <table:table-cell office:value="-0.00042723238468170104" office:value-type="float"/>
          <table:table-cell office:value="-0.0087329757213592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2753620147705065" office:value-type="float"/>
          <table:table-cell office:value="-0.05" office:value-type="float"/>
          <table:table-cell office:value="0.06402424590815876" office:value-type="float"/>
          <table:table-cell office:value="55" office:value-type="float"/>
          <table:table-cell office:value="-0.006035200357437134" office:value-type="float"/>
          <table:table-cell office:value="0.0017189216613769532" office:value-type="float"/>
          <table:table-cell office:value="0.009764945507049561" office:value-type="float"/>
          <table:table-cell office:value="0.008000211715698242" office:value-type="float"/>
          <table:table-cell office:value="2.7956962585449704e-05" office:value-type="float"/>
          <table:table-cell office:value="-0.0087320184707641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278157830238341" office:value-type="float"/>
          <table:table-cell office:value="-0.05" office:value-type="float"/>
          <table:table-cell office:value="0.06402415885817395" office:value-type="float"/>
          <table:table-cell office:value="56" office:value-type="float"/>
          <table:table-cell office:value="-0.006035228967666626" office:value-type="float"/>
          <table:table-cell office:value="0.0017189371585845954" office:value-type="float"/>
          <table:table-cell office:value="0.009764952659606934" office:value-type="float"/>
          <table:table-cell office:value="0.008000237941741943" office:value-type="float"/>
          <table:table-cell office:value="2.7958154678344588e-05" office:value-type="float"/>
          <table:table-cell office:value="-0.0087320375442504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326339244842528" office:value-type="float"/>
          <table:table-cell office:value="-0.05" office:value-type="float"/>
          <table:table-cell office:value="0.06402407955646022" office:value-type="float"/>
          <table:table-cell office:value="57" office:value-type="float"/>
          <table:table-cell office:value="-0.006091500520706177" office:value-type="float"/>
          <table:table-cell office:value="0.0015692865848541265" office:value-type="float"/>
          <table:table-cell office:value="0.009774563312530517" office:value-type="float"/>
          <table:table-cell office:value="0.007899820804595949" office:value-type="float"/>
          <table:table-cell office:value="0.0004818141460418701" office:value-type="float"/>
          <table:table-cell office:value="-0.008723003864288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3745276927947985" office:value-type="float"/>
          <table:table-cell office:value="-0.05" office:value-type="float"/>
          <table:table-cell office:value="0.06402402763123399" office:value-type="float"/>
          <table:table-cell office:value="58" office:value-type="float"/>
          <table:table-cell office:value="-0.006092003583908081" office:value-type="float"/>
          <table:table-cell office:value="0.001569559574127197" office:value-type="float"/>
          <table:table-cell office:value="0.009774672985076905" office:value-type="float"/>
          <table:table-cell office:value="0.007900259494781495" office:value-type="float"/>
          <table:table-cell office:value="0.00048188447952270466" office:value-type="float"/>
          <table:table-cell office:value="-0.0087233412265777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467697978019713" office:value-type="float"/>
          <table:table-cell office:value="-0.05" office:value-type="float"/>
          <table:table-cell office:value="0.06402408192379269" office:value-type="float"/>
          <table:table-cell office:value="59" office:value-type="float"/>
          <table:table-cell office:value="-0.006166164875030518" office:value-type="float"/>
          <table:table-cell office:value="0.0014960956573486332" office:value-type="float"/>
          <table:table-cell office:value="0.009783684015274048" office:value-type="float"/>
          <table:table-cell office:value="0.0077893292903900135" office:value-type="float"/>
          <table:table-cell office:value="0.0009317028522491458" office:value-type="float"/>
          <table:table-cell office:value="-0.0087074196338653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5608913898468005" office:value-type="float"/>
          <table:table-cell office:value="-0.05" office:value-type="float"/>
          <table:table-cell office:value="0.06402422933299685" office:value-type="float"/>
          <table:table-cell office:value="60" office:value-type="float"/>
          <table:table-cell office:value="-0.006167147755622864" office:value-type="float"/>
          <table:table-cell office:value="0.0014966070652008053" office:value-type="float"/>
          <table:table-cell office:value="0.00978388786315918" office:value-type="float"/>
          <table:table-cell office:value="0.007790191173553467" office:value-type="float"/>
          <table:table-cell office:value="0.0009319341182708746" office:value-type="float"/>
          <table:table-cell office:value="-0.008708075881004335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6943521499633789" office:value-type="float"/>
          <table:table-cell office:value="0.0016405332088470451" office:value-type="float"/>
          <table:table-cell office:value="0.009872374534606933" office:value-type="float"/>
          <table:table-cell office:value="0.008076701164245607" office:value-type="float"/>
          <table:table-cell office:value="0.0015137779712677008" office:value-type="float"/>
          <table:table-cell office:value="-0.009045211672782898" office:value-type="float"/>
          <table:table-cell office:value="0.6478763591985408" office:value-type="float"/>
          <table:table-cell office:value="1" office:value-type="float"/>
          <table:table-cell office:value="-0.006943521499633789" office:value-type="float"/>
          <table:table-cell office:value="0.0016405332088470451" office:value-type="float"/>
          <table:table-cell office:value="0.009872374534606933" office:value-type="float"/>
          <table:table-cell office:value="0.008076701164245607" office:value-type="float"/>
          <table:table-cell office:value="0.0015137779712677008" office:value-type="float"/>
          <table:table-cell office:value="-0.009045211672782898" office:value-type="float"/>
        </table:table-row>
        <table:table-row>
          <table:table-cell office:value="-0.013648530840873717" office:value-type="float"/>
          <table:table-cell office:value="0.003217532634735107" office:value-type="float"/>
          <table:table-cell office:value="0.019718329906463623" office:value-type="float"/>
          <table:table-cell office:value="0.016009469032287598" office:value-type="float"/>
          <table:table-cell office:value="0.0029666614532470707" office:value-type="float"/>
          <table:table-cell office:value="-0.017912339568138123" office:value-type="float"/>
          <table:table-cell office:value="0.08365608507831049" office:value-type="float"/>
          <table:table-cell office:value="2" office:value-type="float"/>
          <table:table-cell office:value="-0.006705009341239929" office:value-type="float"/>
          <table:table-cell office:value="0.0015769994258880617" office:value-type="float"/>
          <table:table-cell office:value="0.00984595537185669" office:value-type="float"/>
          <table:table-cell office:value="0.007932767868041991" office:value-type="float"/>
          <table:table-cell office:value="0.00145288348197937" office:value-type="float"/>
          <table:table-cell office:value="-0.008867127895355225" office:value-type="float"/>
        </table:table-row>
        <table:table-row>
          <table:table-cell office:value="-0.02053829252719879" office:value-type="float"/>
          <table:table-cell office:value="0.004919583797454833" office:value-type="float"/>
          <table:table-cell office:value="0.029575963020324704" office:value-type="float"/>
          <table:table-cell office:value="0.0238162362575531" office:value-type="float"/>
          <table:table-cell office:value="0.004764543771743774" office:value-type="float"/>
          <table:table-cell office:value="-0.02677757978439331" office:value-type="float"/>
          <table:table-cell office:value="0.09466589238608424" office:value-type="float"/>
          <table:table-cell office:value="3" office:value-type="float"/>
          <table:table-cell office:value="-0.0068897616863250735" office:value-type="float"/>
          <table:table-cell office:value="0.0017020511627197261" office:value-type="float"/>
          <table:table-cell office:value="0.009857633113861083" office:value-type="float"/>
          <table:table-cell office:value="0.007806767225265502" office:value-type="float"/>
          <table:table-cell office:value="0.0017978823184967036" office:value-type="float"/>
          <table:table-cell office:value="-0.008865240216255187" office:value-type="float"/>
        </table:table-row>
        <table:table-row>
          <table:table-cell office:value="-0.02688426971435547" office:value-type="float"/>
          <table:table-cell office:value="0.006359581947326659" office:value-type="float"/>
          <table:table-cell office:value="0.03937129974365234" office:value-type="float"/>
          <table:table-cell office:value="0.031337692737579345" office:value-type="float"/>
          <table:table-cell office:value="0.0064624142646789555" office:value-type="float"/>
          <table:table-cell office:value="-0.0354372775554657" office:value-type="float"/>
          <table:table-cell office:value="0.09228082217871428" office:value-type="float"/>
          <table:table-cell office:value="4" office:value-type="float"/>
          <table:table-cell office:value="-0.006345977187156677" office:value-type="float"/>
          <table:table-cell office:value="0.0014399981498718264" office:value-type="float"/>
          <table:table-cell office:value="0.009795336723327637" office:value-type="float"/>
          <table:table-cell office:value="0.0075214564800262455" office:value-type="float"/>
          <table:table-cell office:value="0.0016978704929351811" office:value-type="float"/>
          <table:table-cell office:value="-0.008659697771072387" office:value-type="float"/>
        </table:table-row>
        <table:table-row>
          <table:table-cell office:value="-0.03338183999061584" office:value-type="float"/>
          <table:table-cell office:value="0.0078054976463317865" office:value-type="float"/>
          <table:table-cell office:value="0.04917579889297485" office:value-type="float"/>
          <table:table-cell office:value="0.03871741771697998" office:value-type="float"/>
          <table:table-cell office:value="0.008429944515228271" office:value-type="float"/>
          <table:table-cell office:value="-0.044077211022377015" office:value-type="float"/>
          <table:table-cell office:value="0.08906080268577414" office:value-type="float"/>
          <table:table-cell office:value="5" office:value-type="float"/>
          <table:table-cell office:value="-0.006497570276260376" office:value-type="float"/>
          <table:table-cell office:value="0.001445915699005127" office:value-type="float"/>
          <table:table-cell office:value="0.009804499149322509" office:value-type="float"/>
          <table:table-cell office:value="0.007379724979400636" office:value-type="float"/>
          <table:table-cell office:value="0.001967530250549316" office:value-type="float"/>
          <table:table-cell office:value="-0.008639933466911316" office:value-type="float"/>
        </table:table-row>
        <table:table-row>
          <table:table-cell office:value="-0.039875627756118776" office:value-type="float"/>
          <table:table-cell office:value="0.00925735592842102" office:value-type="float"/>
          <table:table-cell office:value="0.05" office:value-type="float"/>
          <table:table-cell office:value="0.046095539331436154" office:value-type="float"/>
          <table:table-cell office:value="0.010395710468292236" office:value-type="float"/>
          <table:table-cell office:value="-0.05" office:value-type="float"/>
          <table:table-cell office:value="0.08565837842336523" office:value-type="float"/>
          <table:table-cell office:value="6" office:value-type="float"/>
          <table:table-cell office:value="-0.006493787765502929" office:value-type="float"/>
          <table:table-cell office:value="0.0014518582820892342" office:value-type="float"/>
          <table:table-cell office:value="0.00980405330657959" office:value-type="float"/>
          <table:table-cell office:value="0.0073781216144561765" office:value-type="float"/>
          <table:table-cell office:value="0.001965765953063964" office:value-type="float"/>
          <table:table-cell office:value="-0.00863756000995636" office:value-type="float"/>
        </table:table-row>
        <table:table-row>
          <table:table-cell office:value="-0.04655710101127625" office:value-type="float"/>
          <table:table-cell office:value="0.01069769024848938" office:value-type="float"/>
          <table:table-cell office:value="0.05" office:value-type="float"/>
          <table:table-cell office:value="0.05" office:value-type="float"/>
          <table:table-cell office:value="0.012549681663513184" office:value-type="float"/>
          <table:table-cell office:value="-0.05" office:value-type="float"/>
          <table:table-cell office:value="0.08209862109438952" office:value-type="float"/>
          <table:table-cell office:value="7" office:value-type="float"/>
          <table:table-cell office:value="-0.006681473255157471" office:value-type="float"/>
          <table:table-cell office:value="0.0014403343200683587" office:value-type="float"/>
          <table:table-cell office:value="0.00981254816055298" office:value-type="float"/>
          <table:table-cell office:value="0.007221087217330934" office:value-type="float"/>
          <table:table-cell office:value="0.002153971195220948" office:value-type="float"/>
          <table:table-cell office:value="-0.008628953695297242" office:value-type="float"/>
        </table:table-row>
        <table:table-row>
          <table:table-cell office:value="-0.05" office:value-type="float"/>
          <table:table-cell office:value="0.012138638496398926" office:value-type="float"/>
          <table:table-cell office:value="0.05" office:value-type="float"/>
          <table:table-cell office:value="0.05" office:value-type="float"/>
          <table:table-cell office:value="0.01470625638961792" office:value-type="float"/>
          <table:table-cell office:value="-0.05" office:value-type="float"/>
          <table:table-cell office:value="0.08011027623368387" office:value-type="float"/>
          <table:table-cell office:value="8" office:value-type="float"/>
          <table:table-cell office:value="-0.006685274243354798" office:value-type="float"/>
          <table:table-cell office:value="0.0014409482479095462" office:value-type="float"/>
          <table:table-cell office:value="0.00981350064277649" office:value-type="float"/>
          <table:table-cell office:value="0.007224897146224976" office:value-type="float"/>
          <table:table-cell office:value="0.0021565747261047367" office:value-type="float"/>
          <table:table-cell office:value="-0.00863119661808014" office:value-type="float"/>
        </table:table-row>
        <table:table-row>
          <table:table-cell office:value="-0.05" office:value-type="float"/>
          <table:table-cell office:value="0.013499354124069213" office:value-type="float"/>
          <table:table-cell office:value="0.05" office:value-type="float"/>
          <table:table-cell office:value="0.05" office:value-type="float"/>
          <table:table-cell office:value="0.016985168457031248" office:value-type="float"/>
          <table:table-cell office:value="-0.05" office:value-type="float"/>
          <table:table-cell office:value="0.07982229810498932" office:value-type="float"/>
          <table:table-cell office:value="9" office:value-type="float"/>
          <table:table-cell office:value="-0.00690656304359436" office:value-type="float"/>
          <table:table-cell office:value="0.0013607156276702875" office:value-type="float"/>
          <table:table-cell office:value="0.00982288122177124" office:value-type="float"/>
          <table:table-cell office:value="0.00706669330596924" office:value-type="float"/>
          <table:table-cell office:value="0.0022789120674133294" office:value-type="float"/>
          <table:table-cell office:value="-0.008624465465545655" office:value-type="float"/>
        </table:table-row>
        <table:table-row>
          <table:table-cell office:value="-0.05" office:value-type="float"/>
          <table:table-cell office:value="0.014862024784088134" office:value-type="float"/>
          <table:table-cell office:value="0.05" office:value-type="float"/>
          <table:table-cell office:value="0.05" office:value-type="float"/>
          <table:table-cell office:value="0.01926582098007202" office:value-type="float"/>
          <table:table-cell office:value="-0.05" office:value-type="float"/>
          <table:table-cell office:value="0.07951145276153129" office:value-type="float"/>
          <table:table-cell office:value="10" office:value-type="float"/>
          <table:table-cell office:value="-0.006910371780395508" office:value-type="float"/>
          <table:table-cell office:value="0.0013626706600189213" office:value-type="float"/>
          <table:table-cell office:value="0.009823484420776367" office:value-type="float"/>
          <table:table-cell office:value="0.0070696222782135" office:value-type="float"/>
          <table:table-cell office:value="0.0022806525230407715" office:value-type="float"/>
          <table:table-cell office:value="-0.008626659512519837" office:value-type="float"/>
        </table:table-row>
        <table:table-row>
          <table:table-cell office:value="-0.05" office:value-type="float"/>
          <table:table-cell office:value="0.016071571111679075" office:value-type="float"/>
          <table:table-cell office:value="0.05" office:value-type="float"/>
          <table:table-cell office:value="0.05" office:value-type="float"/>
          <table:table-cell office:value="0.021637297868728637" office:value-type="float"/>
          <table:table-cell office:value="-0.05" office:value-type="float"/>
          <table:table-cell office:value="0.07921765599359692" office:value-type="float"/>
          <table:table-cell office:value="11" office:value-type="float"/>
          <table:table-cell office:value="-0.0071492791175842285" office:value-type="float"/>
          <table:table-cell office:value="0.0012095463275909428" office:value-type="float"/>
          <table:table-cell office:value="0.009833152294158936" office:value-type="float"/>
          <table:table-cell office:value="0.006907501220703124" office:value-type="float"/>
          <table:table-cell office:value="0.002371476888656616" office:value-type="float"/>
          <table:table-cell office:value="-0.008620291948318481" office:value-type="float"/>
        </table:table-row>
        <table:table-row>
          <table:table-cell office:value="-0.05" office:value-type="float"/>
          <table:table-cell office:value="0.01728278875350952" office:value-type="float"/>
          <table:table-cell office:value="0.05" office:value-type="float"/>
          <table:table-cell office:value="0.05" office:value-type="float"/>
          <table:table-cell office:value="0.02401053547859192" office:value-type="float"/>
          <table:table-cell office:value="-0.05" office:value-type="float"/>
          <table:table-cell office:value="0.07890737440570042" office:value-type="float"/>
          <table:table-cell office:value="12" office:value-type="float"/>
          <table:table-cell office:value="-0.0071529984474182125" office:value-type="float"/>
          <table:table-cell office:value="0.0012112176418304435" office:value-type="float"/>
          <table:table-cell office:value="0.009833729267120362" office:value-type="float"/>
          <table:table-cell office:value="0.00691049098968506" office:value-type="float"/>
          <table:table-cell office:value="0.0023732376098632817" office:value-type="float"/>
          <table:table-cell office:value="-0.008622480630874634" office:value-type="float"/>
        </table:table-row>
        <table:table-row>
          <table:table-cell office:value="-0.05" office:value-type="float"/>
          <table:table-cell office:value="0.01824221611022949" office:value-type="float"/>
          <table:table-cell office:value="0.05" office:value-type="float"/>
          <table:table-cell office:value="0.05" office:value-type="float"/>
          <table:table-cell office:value="0.026459877490997315" office:value-type="float"/>
          <table:table-cell office:value="-0.05" office:value-type="float"/>
          <table:table-cell office:value="0.07865068023007536" office:value-type="float"/>
          <table:table-cell office:value="13" office:value-type="float"/>
          <table:table-cell office:value="-0.007398803234100342" office:value-type="float"/>
          <table:table-cell office:value="0.0009594273567199701" office:value-type="float"/>
          <table:table-cell office:value="0.009843699932098387" office:value-type="float"/>
          <table:table-cell office:value="0.006745369434356689" office:value-type="float"/>
          <table:table-cell office:value="0.0024493420124053963" office:value-type="float"/>
          <table:table-cell office:value="-0.008616135716438295" office:value-type="float"/>
        </table:table-row>
        <table:table-row>
          <table:table-cell office:value="-0.05" office:value-type="float"/>
          <table:table-cell office:value="0.01920307874679565" office:value-type="float"/>
          <table:table-cell office:value="0.05" office:value-type="float"/>
          <table:table-cell office:value="0.05" office:value-type="float"/>
          <table:table-cell office:value="0.028911077976226808" office:value-type="float"/>
          <table:table-cell office:value="-0.05" office:value-type="float"/>
          <table:table-cell office:value="0.07838438905606236" office:value-type="float"/>
          <table:table-cell office:value="14" office:value-type="float"/>
          <table:table-cell office:value="-0.007402437925338745" office:value-type="float"/>
          <table:table-cell office:value="0.0009608626365661625" office:value-type="float"/>
          <table:table-cell office:value="0.009844250679016115" office:value-type="float"/>
          <table:table-cell office:value="0.006748361587524414" office:value-type="float"/>
          <table:table-cell office:value="0.0024512004852294926" office:value-type="float"/>
          <table:table-cell office:value="-0.00861836850643158" office:value-type="float"/>
        </table:table-row>
        <table:table-row>
          <table:table-cell office:value="-0.05" office:value-type="float"/>
          <table:table-cell office:value="0.019788396358489987" office:value-type="float"/>
          <table:table-cell office:value="0.05" office:value-type="float"/>
          <table:table-cell office:value="0.05" office:value-type="float"/>
          <table:table-cell office:value="0.031438906192779545" office:value-type="float"/>
          <table:table-cell office:value="-0.05" office:value-type="float"/>
          <table:table-cell office:value="0.0782177888185184" office:value-type="float"/>
          <table:table-cell office:value="15" office:value-type="float"/>
          <table:table-cell office:value="-0.007644426822662354" office:value-type="float"/>
          <table:table-cell office:value="0.0005853176116943359" office:value-type="float"/>
          <table:table-cell office:value="0.009853875637054444" office:value-type="float"/>
          <table:table-cell office:value="0.006572189331054688" office:value-type="float"/>
          <table:table-cell office:value="0.002527828216552735" office:value-type="float"/>
          <table:table-cell office:value="-0.008611071705818176" office:value-type="float"/>
        </table:table-row>
        <table:table-row>
          <table:table-cell office:value="-0.05" office:value-type="float"/>
          <table:table-cell office:value="0.020374743938446044" office:value-type="float"/>
          <table:table-cell office:value="0.05" office:value-type="float"/>
          <table:table-cell office:value="0.05" office:value-type="float"/>
          <table:table-cell office:value="0.03396849632263184" office:value-type="float"/>
          <table:table-cell office:value="-0.05" office:value-type="float"/>
          <table:table-cell office:value="0.0780476488463861" office:value-type="float"/>
          <table:table-cell office:value="16" office:value-type="float"/>
          <table:table-cell office:value="-0.007647747993469239" office:value-type="float"/>
          <table:table-cell office:value="0.0005863475799560546" office:value-type="float"/>
          <table:table-cell office:value="0.009854376316070558" office:value-type="float"/>
          <table:table-cell office:value="0.006575109958648682" office:value-type="float"/>
          <table:table-cell office:value="0.0025295901298522955" office:value-type="float"/>
          <table:table-cell office:value="-0.008613253831863404" office:value-type="float"/>
        </table:table-row>
        <table:table-row>
          <table:table-cell office:value="-0.05" office:value-type="float"/>
          <table:table-cell office:value="0.020484293699264525" office:value-type="float"/>
          <table:table-cell office:value="0.05" office:value-type="float"/>
          <table:table-cell office:value="0.05" office:value-type="float"/>
          <table:table-cell office:value="0.036577253341674804" office:value-type="float"/>
          <table:table-cell office:value="-0.05" office:value-type="float"/>
          <table:table-cell office:value="0.07801547538404154" office:value-type="float"/>
          <table:table-cell office:value="17" office:value-type="float"/>
          <table:table-cell office:value="-0.007883740663528442" office:value-type="float"/>
          <table:table-cell office:value="0.00010954976081848158" office:value-type="float"/>
          <table:table-cell office:value="0.00986363172531128" office:value-type="float"/>
          <table:table-cell office:value="0.006381858587265013" office:value-type="float"/>
          <table:table-cell office:value="0.0026087570190429683" office:value-type="float"/>
          <table:table-cell office:value="-0.008607522249221802" office:value-type="float"/>
        </table:table-row>
        <table:table-row>
          <table:table-cell office:value="-0.05" office:value-type="float"/>
          <table:table-cell office:value="0.020594445466995237" office:value-type="float"/>
          <table:table-cell office:value="0.05" office:value-type="float"/>
          <table:table-cell office:value="0.05" office:value-type="float"/>
          <table:table-cell office:value="0.03918761372566223" office:value-type="float"/>
          <table:table-cell office:value="-0.05" office:value-type="float"/>
          <table:table-cell office:value="0.07798305264623846" office:value-type="float"/>
          <table:table-cell office:value="18" office:value-type="float"/>
          <table:table-cell office:value="-0.007886595129966735" office:value-type="float"/>
          <table:table-cell office:value="0.00011015176773071338" office:value-type="float"/>
          <table:table-cell office:value="0.009864060878753663" office:value-type="float"/>
          <table:table-cell office:value="0.006384536027908326" office:value-type="float"/>
          <table:table-cell office:value="0.002610360383987426" office:value-type="float"/>
          <table:table-cell office:value="-0.008609552383422852" office:value-type="float"/>
        </table:table-row>
        <table:table-row>
          <table:table-cell office:value="-0.05" office:value-type="float"/>
          <table:table-cell office:value="0.020148791074752807" office:value-type="float"/>
          <table:table-cell office:value="0.05" office:value-type="float"/>
          <table:table-cell office:value="0.05" office:value-type="float"/>
          <table:table-cell office:value="0.04186230063438415" office:value-type="float"/>
          <table:table-cell office:value="-0.05" office:value-type="float"/>
          <table:table-cell office:value="0.07811419159497682" office:value-type="float"/>
          <table:table-cell office:value="19" office:value-type="float"/>
          <table:table-cell office:value="-0.008107900619506836" office:value-type="float"/>
          <table:table-cell office:value="-0.00044565439224243143" office:value-type="float"/>
          <table:table-cell office:value="0.009872543811798097" office:value-type="float"/>
          <table:table-cell office:value="0.006164411306381226" office:value-type="float"/>
          <table:table-cell office:value="0.002674686908721923" office:value-type="float"/>
          <table:table-cell office:value="-0.008600801229476929" office:value-type="float"/>
        </table:table-row>
        <table:table-row>
          <table:table-cell office:value="-0.05" office:value-type="float"/>
          <table:table-cell office:value="0.019703240394592286" office:value-type="float"/>
          <table:table-cell office:value="0.05" office:value-type="float"/>
          <table:table-cell office:value="0.05" office:value-type="float"/>
          <table:table-cell office:value="0.04453844547271728" office:value-type="float"/>
          <table:table-cell office:value="-0.05" office:value-type="float"/>
          <table:table-cell office:value="0.07824221791208336" office:value-type="float"/>
          <table:table-cell office:value="20" office:value-type="float"/>
          <table:table-cell office:value="-0.008110197186470032" office:value-type="float"/>
          <table:table-cell office:value="-0.0004455506801605228" office:value-type="float"/>
          <table:table-cell office:value="0.009872899055480956" office:value-type="float"/>
          <table:table-cell office:value="0.006166865825653076" office:value-type="float"/>
          <table:table-cell office:value="0.0026761448383331304" office:value-type="float"/>
          <table:table-cell office:value="-0.008602617979049683" office:value-type="float"/>
        </table:table-row>
        <table:table-row>
          <table:table-cell office:value="-0.05" office:value-type="float"/>
          <table:table-cell office:value="0.018601702451705934" office:value-type="float"/>
          <table:table-cell office:value="0.05" office:value-type="float"/>
          <table:table-cell office:value="0.05" office:value-type="float"/>
          <table:table-cell office:value="0.047236573696136465" office:value-type="float"/>
          <table:table-cell office:value="-0.05" office:value-type="float"/>
          <table:table-cell office:value="0.07855213682995228" office:value-type="float"/>
          <table:table-cell office:value="21" office:value-type="float"/>
          <table:table-cell office:value="-0.008316198587417603" office:value-type="float"/>
          <table:table-cell office:value="-0.001101537942886352" office:value-type="float"/>
          <table:table-cell office:value="0.009880318641662599" office:value-type="float"/>
          <table:table-cell office:value="0.005913984775543212" office:value-type="float"/>
          <table:table-cell office:value="0.0026981282234191887" office:value-type="float"/>
          <table:table-cell office:value="-0.008578569293022156" office:value-type="float"/>
        </table:table-row>
        <table:table-row>
          <table:table-cell office:value="-0.05" office:value-type="float"/>
          <table:table-cell office:value="0.017499830126762393" office:value-type="float"/>
          <table:table-cell office:value="0.05" office:value-type="float"/>
          <table:table-cell office:value="0.05" office:value-type="float"/>
          <table:table-cell office:value="0.04993605375289916" office:value-type="float"/>
          <table:table-cell office:value="-0.05" office:value-type="float"/>
          <table:table-cell office:value="0.07885014520060073" office:value-type="float"/>
          <table:table-cell office:value="22" office:value-type="float"/>
          <table:table-cell office:value="-0.008317938446998597" office:value-type="float"/>
          <table:table-cell office:value="-0.0011018723249435428" office:value-type="float"/>
          <table:table-cell office:value="0.009880605936050417" office:value-type="float"/>
          <table:table-cell office:value="0.005916211605072023" office:value-type="float"/>
          <table:table-cell office:value="0.002699480056762696" office:value-type="float"/>
          <table:table-cell office:value="-0.008580177426338195" office:value-type="float"/>
        </table:table-row>
        <table:table-row>
          <table:table-cell office:value="-0.05" office:value-type="float"/>
          <table:table-cell office:value="0.015678828954696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931486725688688" office:value-type="float"/>
          <table:table-cell office:value="23" office:value-type="float"/>
          <table:table-cell office:value="-0.008511078357696534" office:value-type="float"/>
          <table:table-cell office:value="-0.001821001172065734" office:value-type="float"/>
          <table:table-cell office:value="0.009887385368347169" office:value-type="float"/>
          <table:table-cell office:value="0.005631204843521117" office:value-type="float"/>
          <table:table-cell office:value="0.0026734936237335204" office:value-type="float"/>
          <table:table-cell office:value="-0.008540356159210205" office:value-type="float"/>
        </table:table-row>
        <table:table-row>
          <table:table-cell office:value="-0.05" office:value-type="float"/>
          <table:table-cell office:value="0.01385792374610901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974263056445456" office:value-type="float"/>
          <table:table-cell office:value="24" office:value-type="float"/>
          <table:table-cell office:value="-0.008509645462036133" office:value-type="float"/>
          <table:table-cell office:value="-0.0018209052085876466" office:value-type="float"/>
          <table:table-cell office:value="0.00988721013069153" office:value-type="float"/>
          <table:table-cell office:value="0.005630588531494141" office:value-type="float"/>
          <table:table-cell office:value="0.0026728904247283938" office:value-type="float"/>
          <table:table-cell office:value="-0.008539502620697022" office:value-type="float"/>
        </table:table-row>
        <table:table-row>
          <table:table-cell office:value="-0.05" office:value-type="float"/>
          <table:table-cell office:value="0.01131045222282410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02741015732828" office:value-type="float"/>
          <table:table-cell office:value="25" office:value-type="float"/>
          <table:table-cell office:value="-0.008683505058288575" office:value-type="float"/>
          <table:table-cell office:value="-0.002547471523284912" office:value-type="float"/>
          <table:table-cell office:value="0.009892737865447998" office:value-type="float"/>
          <table:table-cell office:value="0.005298440456390382" office:value-type="float"/>
          <table:table-cell office:value="0.0025720763206481933" office:value-type="float"/>
          <table:table-cell office:value="-0.008475931882858277" office:value-type="float"/>
        </table:table-row>
        <table:table-row>
          <table:table-cell office:value="-0.05" office:value-type="float"/>
          <table:table-cell office:value="0.00876338243484497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07208491493365" office:value-type="float"/>
          <table:table-cell office:value="26" office:value-type="float"/>
          <table:table-cell office:value="-0.008681572675704956" office:value-type="float"/>
          <table:table-cell office:value="-0.0025470697879791263" office:value-type="float"/>
          <table:table-cell office:value="0.00989249587059021" office:value-type="float"/>
          <table:table-cell office:value="0.005297715663909913" office:value-type="float"/>
          <table:table-cell office:value="0.0025712704658508306" office:value-type="float"/>
          <table:table-cell office:value="-0.008474683165550232" office:value-type="float"/>
        </table:table-row>
        <table:table-row>
          <table:table-cell office:value="-0.05" office:value-type="float"/>
          <table:table-cell office:value="0.0055253660678863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115594053678485" office:value-type="float"/>
          <table:table-cell office:value="27" office:value-type="float"/>
          <table:table-cell office:value="-0.008833515048027039" office:value-type="float"/>
          <table:table-cell office:value="-0.003238016366958618" office:value-type="float"/>
          <table:table-cell office:value="0.009896790981292725" office:value-type="float"/>
          <table:table-cell office:value="0.004899806976318359" office:value-type="float"/>
          <table:table-cell office:value="0.0023987710475921638" office:value-type="float"/>
          <table:table-cell office:value="-0.008383040428161622" office:value-type="float"/>
        </table:table-row>
        <table:table-row>
          <table:table-cell office:value="-0.05" office:value-type="float"/>
          <table:table-cell office:value="0.0022883749008178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143119297374911" office:value-type="float"/>
          <table:table-cell office:value="28" office:value-type="float"/>
          <table:table-cell office:value="-0.008831222653388978" office:value-type="float"/>
          <table:table-cell office:value="-0.0032369911670684813" office:value-type="float"/>
          <table:table-cell office:value="0.009896497726440431" office:value-type="float"/>
          <table:table-cell office:value="0.004899011850357056" office:value-type="float"/>
          <table:table-cell office:value="0.0023977327346801757" office:value-type="float"/>
          <table:table-cell office:value="-0.008381519913673401" office:value-type="float"/>
        </table:table-row>
        <table:table-row>
          <table:table-cell office:value="-0.05" office:value-type="float"/>
          <table:table-cell office:value="-0.00156357884407042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153922769693785" office:value-type="float"/>
          <table:table-cell office:value="29" office:value-type="float"/>
          <table:table-cell office:value="-0.00896095037460327" office:value-type="float"/>
          <table:table-cell office:value="-0.0038519537448883055" office:value-type="float"/>
          <table:table-cell office:value="0.009899356365203857" office:value-type="float"/>
          <table:table-cell office:value="0.004418172836303712" office:value-type="float"/>
          <table:table-cell office:value="0.0021545267105102534" office:value-type="float"/>
          <table:table-cell office:value="-0.008253461122512818" office:value-type="float"/>
        </table:table-row>
        <table:table-row>
          <table:table-cell office:value="-0.05" office:value-type="float"/>
          <table:table-cell office:value="-0.00541423201560973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140391546736428" office:value-type="float"/>
          <table:table-cell office:value="30" office:value-type="float"/>
          <table:table-cell office:value="-0.008958526253700257" office:value-type="float"/>
          <table:table-cell office:value="-0.003850653171539307" office:value-type="float"/>
          <table:table-cell office:value="0.009899034500122071" office:value-type="float"/>
          <table:table-cell office:value="0.0044176590442657464" office:value-type="float"/>
          <table:table-cell office:value="0.0021534872055053705" office:value-type="float"/>
          <table:table-cell office:value="-0.008251726627349854" office:value-type="float"/>
        </table:table-row>
        <table:table-row>
          <table:table-cell office:value="-0.05" office:value-type="float"/>
          <table:table-cell office:value="-0.00977142512798308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096416972442667" office:value-type="float"/>
          <table:table-cell office:value="31" office:value-type="float"/>
          <table:table-cell office:value="-0.009064582586288452" office:value-type="float"/>
          <table:table-cell office:value="-0.0043571931123733525" office:value-type="float"/>
          <table:table-cell office:value="0.009900035858154297" office:value-type="float"/>
          <table:table-cell office:value="0.003844411373138427" office:value-type="float"/>
          <table:table-cell office:value="0.0018039774894714356" office:value-type="float"/>
          <table:table-cell office:value="-0.00807681679725647" office:value-type="float"/>
        </table:table-row>
        <table:table-row>
          <table:table-cell office:value="-0.05" office:value-type="float"/>
          <table:table-cell office:value="-0.01412715196609496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8024149212925437" office:value-type="float"/>
          <table:table-cell office:value="32" office:value-type="float"/>
          <table:table-cell office:value="-0.00906219244003296" office:value-type="float"/>
          <table:table-cell office:value="-0.0043557268381118775" office:value-type="float"/>
          <table:table-cell office:value="0.009899697303771974" office:value-type="float"/>
          <table:table-cell office:value="0.003844242095947265" office:value-type="float"/>
          <table:table-cell office:value="0.001803109645843506" office:value-type="float"/>
          <table:table-cell office:value="-0.008074992895126342" office:value-type="float"/>
        </table:table-row>
        <table:table-row>
          <table:table-cell office:value="-0.05" office:value-type="float"/>
          <table:table-cell office:value="-0.018880674839019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916790664331136" office:value-type="float"/>
          <table:table-cell office:value="33" office:value-type="float"/>
          <table:table-cell office:value="-0.009149281978607178" office:value-type="float"/>
          <table:table-cell office:value="-0.004753522872924805" office:value-type="float"/>
          <table:table-cell office:value="0.009899300336837768" office:value-type="float"/>
          <table:table-cell office:value="0.0031841790676116945" office:value-type="float"/>
          <table:table-cell office:value="0.001358206272125245" office:value-type="float"/>
          <table:table-cell office:value="-0.007851260900497436" office:value-type="float"/>
        </table:table-row>
        <table:table-row>
          <table:table-cell office:value="-0.05" office:value-type="float"/>
          <table:table-cell office:value="-0.0236328709125518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784262250950051" office:value-type="float"/>
          <table:table-cell office:value="34" office:value-type="float"/>
          <table:table-cell office:value="-0.009147340655326843" office:value-type="float"/>
          <table:table-cell office:value="-0.004752196073532104" office:value-type="float"/>
          <table:table-cell office:value="0.009898996353149414" office:value-type="float"/>
          <table:table-cell office:value="0.003184529542922974" office:value-type="float"/>
          <table:table-cell office:value="0.0013581860065460197" office:value-type="float"/>
          <table:table-cell office:value="-0.007849635481834412" office:value-type="float"/>
        </table:table-row>
        <table:table-row>
          <table:table-cell office:value="-0.05" office:value-type="float"/>
          <table:table-cell office:value="-0.028675164580345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21153504685191" office:value-type="float"/>
          <table:table-cell office:value="35" office:value-type="float"/>
          <table:table-cell office:value="-0.009219792485237122" office:value-type="float"/>
          <table:table-cell office:value="-0.0050422936677932744" office:value-type="float"/>
          <table:table-cell office:value="0.009897475242614745" office:value-type="float"/>
          <table:table-cell office:value="0.0024526834487915046" office:value-type="float"/>
          <table:table-cell office:value="0.0008273172378540031" office:value-type="float"/>
          <table:table-cell office:value="-0.007572876811027527" office:value-type="float"/>
        </table:table-row>
        <table:table-row>
          <table:table-cell office:value="-0.05" office:value-type="float"/>
          <table:table-cell office:value="-0.0337162160873413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39562803205149" office:value-type="float"/>
          <table:table-cell office:value="36" office:value-type="float"/>
          <table:table-cell office:value="-0.009218027591705322" office:value-type="float"/>
          <table:table-cell office:value="-0.005041051506996155" office:value-type="float"/>
          <table:table-cell office:value="0.009897189140319824" office:value-type="float"/>
          <table:table-cell office:value="0.002453874349594116" office:value-type="float"/>
          <table:table-cell office:value="0.0008276700973510742" office:value-type="float"/>
          <table:table-cell office:value="-0.007571492791175843" office:value-type="float"/>
        </table:table-row>
        <table:table-row>
          <table:table-cell office:value="-0.05" office:value-type="float"/>
          <table:table-cell office:value="-0.0389339470863342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204439800892" office:value-type="float"/>
          <table:table-cell office:value="37" office:value-type="float"/>
          <table:table-cell office:value="-0.009277456998825073" office:value-type="float"/>
          <table:table-cell office:value="-0.00521773099899292" office:value-type="float"/>
          <table:table-cell office:value="0.009894481897354127" office:value-type="float"/>
          <table:table-cell office:value="0.001659871339797973" office:value-type="float"/>
          <table:table-cell office:value="0.00021655201911926353" office:value-type="float"/>
          <table:table-cell office:value="-0.007232527732849121" office:value-type="float"/>
        </table:table-row>
        <table:table-row>
          <table:table-cell office:value="-0.05" office:value-type="float"/>
          <table:table-cell office:value="-0.0441508209705352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20521654052395" office:value-type="float"/>
          <table:table-cell office:value="38" office:value-type="float"/>
          <table:table-cell office:value="-0.009276010990142823" office:value-type="float"/>
          <table:table-cell office:value="-0.0052168738842010495" office:value-type="float"/>
          <table:table-cell office:value="0.009894235134124756" office:value-type="float"/>
          <table:table-cell office:value="0.0016615033149719235" office:value-type="float"/>
          <table:table-cell office:value="0.00021772861480712918" office:value-type="float"/>
          <table:table-cell office:value="-0.0072315913438797" office:value-type="float"/>
        </table:table-row>
        <table:table-row>
          <table:table-cell office:value="-0.05" office:value-type="float"/>
          <table:table-cell office:value="-0.049437716007232665" office:value-type="float"/>
          <table:table-cell office:value="0.05" office:value-type="float"/>
          <table:table-cell office:value="0.05" office:value-type="float"/>
          <table:table-cell office:value="0.04954958558082581" office:value-type="float"/>
          <table:table-cell office:value="-0.05" office:value-type="float"/>
          <table:table-cell office:value="0.06791974601081573" office:value-type="float"/>
          <table:table-cell office:value="39" office:value-type="float"/>
          <table:table-cell office:value="-0.009324601292610169" office:value-type="float"/>
          <table:table-cell office:value="-0.005286895036697388" office:value-type="float"/>
          <table:table-cell office:value="0.009890552759170534" office:value-type="float"/>
          <table:table-cell office:value="0.0008252143859863274" office:value-type="float"/>
          <table:table-cell office:value="-0.00045041441917419503" office:value-type="float"/>
          <table:table-cell office:value="-0.0068268817663192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101073741912846" office:value-type="float"/>
          <table:table-cell office:value="-0.05" office:value-type="float"/>
          <table:table-cell office:value="0.0676716534132824" office:value-type="float"/>
          <table:table-cell office:value="40" office:value-type="float"/>
          <table:table-cell office:value="-0.009323396682739259" office:value-type="float"/>
          <table:table-cell office:value="-0.005286536812782287" office:value-type="float"/>
          <table:table-cell office:value="0.009890339374542237" office:value-type="float"/>
          <table:table-cell office:value="0.0008274900913238532" office:value-type="float"/>
          <table:table-cell office:value="-0.0004485118389129638" office:value-type="float"/>
          <table:table-cell office:value="-0.0068262386322021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997808039188385" office:value-type="float"/>
          <table:table-cell office:value="0.047949180006980896" office:value-type="float"/>
          <table:table-cell office:value="-0.05" office:value-type="float"/>
          <table:table-cell office:value="0.06767166085343022" office:value-type="float"/>
          <table:table-cell office:value="41" office:value-type="float"/>
          <table:table-cell office:value="-0.009363802075386047" office:value-type="float"/>
          <table:table-cell office:value="-0.005264279246330261" office:value-type="float"/>
          <table:table-cell office:value="0.009886014461517335" office:value-type="float"/>
          <table:table-cell office:value="-2.1919608116149902e-05" office:value-type="float"/>
          <table:table-cell office:value="-0.0011518937349319462" office:value-type="float"/>
          <table:table-cell office:value="-0.00635432720184326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995639801025391" office:value-type="float"/>
          <table:table-cell office:value="0.04679775893688202" office:value-type="float"/>
          <table:table-cell office:value="-0.05" office:value-type="float"/>
          <table:table-cell office:value="0.06767168277726557" office:value-type="float"/>
          <table:table-cell office:value="42" office:value-type="float"/>
          <table:table-cell office:value="-0.009363200664520264" office:value-type="float"/>
          <table:table-cell office:value="-0.0052631980180740355" office:value-type="float"/>
          <table:table-cell office:value="0.009885857105255127" office:value-type="float"/>
          <table:table-cell office:value="-2.1682381629943223e-05" office:value-type="float"/>
          <table:table-cell office:value="-0.0011514210700988778" office:value-type="float"/>
          <table:table-cell office:value="-0.0063532739877700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9088020324707035" office:value-type="float"/>
          <table:table-cell office:value="0.04494254469871521" office:value-type="float"/>
          <table:table-cell office:value="-0.05" office:value-type="float"/>
          <table:table-cell office:value="0.06767166816134722" office:value-type="float"/>
          <table:table-cell office:value="43" office:value-type="float"/>
          <table:table-cell office:value="-0.009394326210021973" office:value-type="float"/>
          <table:table-cell office:value="-0.005164495706558228" office:value-type="float"/>
          <table:table-cell office:value="0.009880648851394653" office:value-type="float"/>
          <table:table-cell office:value="-0.0008683776855468745" office:value-type="float"/>
          <table:table-cell office:value="-0.0018552142381668083" office:value-type="float"/>
          <table:table-cell office:value="-0.0058079123497009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822058260440827" office:value-type="float"/>
          <table:table-cell office:value="0.043088662624359134" office:value-type="float"/>
          <table:table-cell office:value="-0.05" office:value-type="float"/>
          <table:table-cell office:value="0.06767164769889322" office:value-type="float"/>
          <table:table-cell office:value="44" office:value-type="float"/>
          <table:table-cell office:value="-0.009393483996391297" office:value-type="float"/>
          <table:table-cell office:value="-0.0051633411645889285" office:value-type="float"/>
          <table:table-cell office:value="0.009880418777465821" office:value-type="float"/>
          <table:table-cell office:value="-0.0008674377202987672" office:value-type="float"/>
          <table:table-cell office:value="-0.0018538820743560797" office:value-type="float"/>
          <table:table-cell office:value="-0.005806808471679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6538173556327826" office:value-type="float"/>
          <table:table-cell office:value="0.04057656228542328" office:value-type="float"/>
          <table:table-cell office:value="-0.05" office:value-type="float"/>
          <table:table-cell office:value="0.06767165500740085" office:value-type="float"/>
          <table:table-cell office:value="45" office:value-type="float"/>
          <table:table-cell office:value="-0.009414464235305786" office:value-type="float"/>
          <table:table-cell office:value="-0.0049747079610824585" office:value-type="float"/>
          <table:table-cell office:value="0.009873940944671632" office:value-type="float"/>
          <table:table-cell office:value="-0.0016824090480804452" office:value-type="float"/>
          <table:table-cell office:value="-0.0025121003389358522" office:value-type="float"/>
          <table:table-cell office:value="-0.0051765787601470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4857538938522346" office:value-type="float"/>
          <table:table-cell office:value="0.03806669771671295" office:value-type="float"/>
          <table:table-cell office:value="-0.05" office:value-type="float"/>
          <table:table-cell office:value="0.06767166036676624" office:value-type="float"/>
          <table:table-cell office:value="46" office:value-type="float"/>
          <table:table-cell office:value="-0.009413418769836425" office:value-type="float"/>
          <table:table-cell office:value="-0.004973604679107666" office:value-type="float"/>
          <table:table-cell office:value="0.009873638153076172" office:value-type="float"/>
          <table:table-cell office:value="-0.0016806346178054807" office:value-type="float"/>
          <table:table-cell office:value="-0.0025098645687103276" office:value-type="float"/>
          <table:table-cell office:value="-0.0051756411790847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24367654323578" office:value-type="float"/>
          <table:table-cell office:value="0.03498966932296753" office:value-type="float"/>
          <table:table-cell office:value="-0.05" office:value-type="float"/>
          <table:table-cell office:value="0.06767168688197696" office:value-type="float"/>
          <table:table-cell office:value="47" office:value-type="float"/>
          <table:table-cell office:value="-0.009424610137939453" office:value-type="float"/>
          <table:table-cell office:value="-0.00470792293548584" office:value-type="float"/>
          <table:table-cell office:value="0.009866454601287841" office:value-type="float"/>
          <table:table-cell office:value="-0.0024207735061645506" office:value-type="float"/>
          <table:table-cell office:value="-0.0030770283937454224" office:value-type="float"/>
          <table:table-cell office:value="-0.0044714909791946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40018577575683605" office:value-type="float"/>
          <table:table-cell office:value="0.03191572785377502" office:value-type="float"/>
          <table:table-cell office:value="-0.05" office:value-type="float"/>
          <table:table-cell office:value="0.06767167640505613" office:value-type="float"/>
          <table:table-cell office:value="48" office:value-type="float"/>
          <table:table-cell office:value="-0.009423406720161438" office:value-type="float"/>
          <table:table-cell office:value="-0.004707017540931702" office:value-type="float"/>
          <table:table-cell office:value="0.009866092205047609" office:value-type="float"/>
          <table:table-cell office:value="-0.0024181878566741947" office:value-type="float"/>
          <table:table-cell office:value="-0.0030739414691925053" office:value-type="float"/>
          <table:table-cell office:value="-0.004470989704132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3696205139160157" office:value-type="float"/>
          <table:table-cell office:value="0.028409707546234127" office:value-type="float"/>
          <table:table-cell office:value="-0.05" office:value-type="float"/>
          <table:table-cell office:value="0.06767168716190881" office:value-type="float"/>
          <table:table-cell office:value="49" office:value-type="float"/>
          <table:table-cell office:value="-0.00942504644393921" office:value-type="float"/>
          <table:table-cell office:value="-0.004410485029220581" office:value-type="float"/>
          <table:table-cell office:value="0.009858336448669435" office:value-type="float"/>
          <table:table-cell office:value="-0.0030565261840820312" office:value-type="float"/>
          <table:table-cell office:value="-0.0035060203075408932" office:value-type="float"/>
          <table:table-cell office:value="-0.0037092173099517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339087748527527" office:value-type="float"/>
          <table:table-cell office:value="0.024907402396202084" office:value-type="float"/>
          <table:table-cell office:value="-0.05" office:value-type="float"/>
          <table:table-cell office:value="0.067671665238814" office:value-type="float"/>
          <table:table-cell office:value="50" office:value-type="float"/>
          <table:table-cell office:value="-0.009423745274543762" office:value-type="float"/>
          <table:table-cell office:value="-0.004409952163696289" office:value-type="float"/>
          <table:table-cell office:value="0.00985793113708496" office:value-type="float"/>
          <table:table-cell office:value="-0.0030532765388488767" office:value-type="float"/>
          <table:table-cell office:value="-0.003502305150032044" office:value-type="float"/>
          <table:table-cell office:value="-0.003709397315979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3033286511898042" office:value-type="float"/>
          <table:table-cell office:value="0.021113955378532407" office:value-type="float"/>
          <table:table-cell office:value="-0.05" office:value-type="float"/>
          <table:table-cell office:value="0.06767164769902304" office:value-type="float"/>
          <table:table-cell office:value="51" office:value-type="float"/>
          <table:table-cell office:value="-0.009417039155960084" office:value-type="float"/>
          <table:table-cell office:value="-0.004125128984451294" office:value-type="float"/>
          <table:table-cell office:value="0.009849667549133303" office:value-type="float"/>
          <table:table-cell office:value="-0.0035759097337722777" office:value-type="float"/>
          <table:table-cell office:value="-0.0037934470176696775" office:value-type="float"/>
          <table:table-cell office:value="-0.00290803074836730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2676064670085908" office:value-type="float"/>
          <table:table-cell office:value="0.01732461631298065" office:value-type="float"/>
          <table:table-cell office:value="-0.05" office:value-type="float"/>
          <table:table-cell office:value="0.0676716827765347" office:value-type="float"/>
          <table:table-cell office:value="52" office:value-type="float"/>
          <table:table-cell office:value="-0.009415696263313294" office:value-type="float"/>
          <table:table-cell office:value="-0.004125070571899414" office:value-type="float"/>
          <table:table-cell office:value="0.009849238395690919" office:value-type="float"/>
          <table:table-cell office:value="-0.003572218418121338" office:value-type="float"/>
          <table:table-cell office:value="-0.0037893390655517577" office:value-type="float"/>
          <table:table-cell office:value="-0.0029090583324432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22763200402259837" office:value-type="float"/>
          <table:table-cell office:value="0.013367562890052793" office:value-type="float"/>
          <table:table-cell office:value="-0.05" office:value-type="float"/>
          <table:table-cell office:value="0.06767169008505029" office:value-type="float"/>
          <table:table-cell office:value="53" office:value-type="float"/>
          <table:table-cell office:value="-0.00940100908279419" office:value-type="float"/>
          <table:table-cell office:value="-0.0038766384124755858" office:value-type="float"/>
          <table:table-cell office:value="0.009840635061264038" office:value-type="float"/>
          <table:table-cell office:value="-0.003997446298599243" office:value-type="float"/>
          <table:table-cell office:value="-0.003957053422927856" office:value-type="float"/>
          <table:table-cell office:value="-0.00209391236305236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18769708275794994" office:value-type="float"/>
          <table:table-cell office:value="0.009414749741554259" office:value-type="float"/>
          <table:table-cell office:value="-0.05" office:value-type="float"/>
          <table:table-cell office:value="0.06767168423881466" office:value-type="float"/>
          <table:table-cell office:value="54" office:value-type="float"/>
          <table:table-cell office:value="-0.009399674534797668" office:value-type="float"/>
          <table:table-cell office:value="-0.003877075910568238" office:value-type="float"/>
          <table:table-cell office:value="0.00984020709991455" office:value-type="float"/>
          <table:table-cell office:value="-0.003993492126464844" office:value-type="float"/>
          <table:table-cell office:value="-0.003952813148498535" office:value-type="float"/>
          <table:table-cell office:value="-0.0020959424972534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14425460696220409" office:value-type="float"/>
          <table:table-cell office:value="0.005409092307090758" office:value-type="float"/>
          <table:table-cell office:value="-0.05" office:value-type="float"/>
          <table:table-cell office:value="0.06767166816185084" office:value-type="float"/>
          <table:table-cell office:value="55" office:value-type="float"/>
          <table:table-cell office:value="-0.009378442764282227" office:value-type="float"/>
          <table:table-cell office:value="-0.0036928468942642213" office:value-type="float"/>
          <table:table-cell office:value="0.009831790924072265" office:value-type="float"/>
          <table:table-cell office:value="-0.004344247579574585" office:value-type="float"/>
          <table:table-cell office:value="-0.004005657434463501" office:value-type="float"/>
          <table:table-cell office:value="-0.00129370272159576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10085085034370434" office:value-type="float"/>
          <table:table-cell office:value="0.001407430768012999" office:value-type="float"/>
          <table:table-cell office:value="-0.05" office:value-type="float"/>
          <table:table-cell office:value="0.06767165939240521" office:value-type="float"/>
          <table:table-cell office:value="56" office:value-type="float"/>
          <table:table-cell office:value="-0.009377241730690003" office:value-type="float"/>
          <table:table-cell office:value="-0.003694103956222534" office:value-type="float"/>
          <table:table-cell office:value="0.009831409454345704" office:value-type="float"/>
          <table:table-cell office:value="-0.0043403756618499755" office:value-type="float"/>
          <table:table-cell office:value="-0.004001661539077759" office:value-type="float"/>
          <table:table-cell office:value="-0.0012965393066406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05446161627769482" office:value-type="float"/>
          <table:table-cell office:value="-0.0025383359193801892" office:value-type="float"/>
          <table:table-cell office:value="-0.05" office:value-type="float"/>
          <table:table-cell office:value="0.06767167254760119" office:value-type="float"/>
          <table:table-cell office:value="57" office:value-type="float"/>
          <table:table-cell office:value="-0.00935163140296936" office:value-type="float"/>
          <table:table-cell office:value="-0.003602068424224854" office:value-type="float"/>
          <table:table-cell office:value="0.009823470115661622" office:value-type="float"/>
          <table:table-cell office:value="-0.004638923406600952" office:value-type="float"/>
          <table:table-cell office:value="-0.003945766687393188" office:value-type="float"/>
          <table:table-cell office:value="-0.00051319897174835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008109605312347527" office:value-type="float"/>
          <table:table-cell office:value="-0.00648026466369629" office:value-type="float"/>
          <table:table-cell office:value="-0.05" office:value-type="float"/>
          <table:table-cell office:value="0.06767165062337453" office:value-type="float"/>
          <table:table-cell office:value="58" office:value-type="float"/>
          <table:table-cell office:value="-0.009350541830062866" office:value-type="float"/>
          <table:table-cell office:value="-0.003603742122650146" office:value-type="float"/>
          <table:table-cell office:value="0.009823135137557984" office:value-type="float"/>
          <table:table-cell office:value="-0.004635201096534729" office:value-type="float"/>
          <table:table-cell office:value="-0.003941928744316101" office:value-type="float"/>
          <table:table-cell office:value="-0.00051672041416168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04072442054748524" office:value-type="float"/>
          <table:table-cell office:value="-0.010272469520568848" office:value-type="float"/>
          <table:table-cell office:value="-0.049776612520217894" office:value-type="float"/>
          <table:table-cell office:value="0.06767168277783644" office:value-type="float"/>
          <table:table-cell office:value="59" office:value-type="float"/>
          <table:table-cell office:value="-0.009320080280303955" office:value-type="float"/>
          <table:table-cell office:value="-0.0035902571678161624" office:value-type="float"/>
          <table:table-cell office:value="0.009815933704376221" office:value-type="float"/>
          <table:table-cell office:value="-0.004883402585983277" office:value-type="float"/>
          <table:table-cell office:value="-0.0037922048568725586" office:value-type="float"/>
          <table:table-cell office:value="0.00022338747978210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0895249605178832" office:value-type="float"/>
          <table:table-cell office:value="-0.014061269760131837" office:value-type="float"/>
          <table:table-cell office:value="-0.04955704092979431" office:value-type="float"/>
          <table:table-cell office:value="0.06767168570064022" office:value-type="float"/>
          <table:table-cell office:value="60" office:value-type="float"/>
          <table:table-cell office:value="-0.009319183826446533" office:value-type="float"/>
          <table:table-cell office:value="-0.003592626452445984" office:value-type="float"/>
          <table:table-cell office:value="0.009815671443939208" office:value-type="float"/>
          <table:table-cell office:value="-0.004880053997039795" office:value-type="float"/>
          <table:table-cell office:value="-0.0037888002395629885" office:value-type="float"/>
          <table:table-cell office:value="0.0002195715904235833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424002170562745" office:value-type="float"/>
          <table:table-cell office:value="-0.004130328893661499" office:value-type="float"/>
          <table:table-cell office:value="0.00986594319343567" office:value-type="float"/>
          <table:table-cell office:value="-0.0053827428817749025" office:value-type="float"/>
          <table:table-cell office:value="-0.0037829756736755373" office:value-type="float"/>
          <table:table-cell office:value="0.0010060989856719976" office:value-type="float"/>
          <table:table-cell office:value="0.08234123459394686" office:value-type="float"/>
          <table:table-cell office:value="1" office:value-type="float"/>
          <table:table-cell office:value="-0.009424002170562745" office:value-type="float"/>
          <table:table-cell office:value="-0.004130328893661499" office:value-type="float"/>
          <table:table-cell office:value="0.00986594319343567" office:value-type="float"/>
          <table:table-cell office:value="-0.0053827428817749025" office:value-type="float"/>
          <table:table-cell office:value="-0.0037829756736755373" office:value-type="float"/>
          <table:table-cell office:value="0.0010060989856719976" office:value-type="float"/>
        </table:table-row>
        <table:table-row>
          <table:table-cell office:value="-0.01876101911067963" office:value-type="float"/>
          <table:table-cell office:value="-0.007800499200820923" office:value-type="float"/>
          <table:table-cell office:value="0.019696940183639527" office:value-type="float"/>
          <table:table-cell office:value="-0.010581069588661195" office:value-type="float"/>
          <table:table-cell office:value="-0.007433300018310547" office:value-type="float"/>
          <table:table-cell office:value="0.0019557416439056393" office:value-type="float"/>
          <table:table-cell office:value="0.08258190316136577" office:value-type="float"/>
          <table:table-cell office:value="2" office:value-type="float"/>
          <table:table-cell office:value="-0.009337016940116882" office:value-type="float"/>
          <table:table-cell office:value="-0.003670170307159424" office:value-type="float"/>
          <table:table-cell office:value="0.009830996990203856" office:value-type="float"/>
          <table:table-cell office:value="-0.005198326706886291" office:value-type="float"/>
          <table:table-cell office:value="-0.0036503243446350097" office:value-type="float"/>
          <table:table-cell office:value="0.0009496426582336417" office:value-type="float"/>
        </table:table-row>
        <table:table-row>
          <table:table-cell office:value="-0.02805077910423279" office:value-type="float"/>
          <table:table-cell office:value="-0.011547398567199708" office:value-type="float"/>
          <table:table-cell office:value="0.029520932435989383" office:value-type="float"/>
          <table:table-cell office:value="-0.01593475043773651" office:value-type="float"/>
          <table:table-cell office:value="-0.010788744688034058" office:value-type="float"/>
          <table:table-cell office:value="0.003495447635650635" office:value-type="float"/>
          <table:table-cell office:value="0.08080535962240767" office:value-type="float"/>
          <table:table-cell office:value="3" office:value-type="float"/>
          <table:table-cell office:value="-0.009289759993553161" office:value-type="float"/>
          <table:table-cell office:value="-0.0037468993663787847" office:value-type="float"/>
          <table:table-cell office:value="0.009823992252349855" office:value-type="float"/>
          <table:table-cell office:value="-0.005353680849075317" office:value-type="float"/>
          <table:table-cell office:value="-0.003355444669723511" office:value-type="float"/>
          <table:table-cell office:value="0.0015397059917449957" office:value-type="float"/>
        </table:table-row>
        <table:table-row>
          <table:table-cell office:value="-0.037327792644500736" office:value-type="float"/>
          <table:table-cell office:value="-0.01528095304965973" office:value-type="float"/>
          <table:table-cell office:value="0.0393404233455658" office:value-type="float"/>
          <table:table-cell office:value="-0.021269472241401674" office:value-type="float"/>
          <table:table-cell office:value="-0.01412907600402832" office:value-type="float"/>
          <table:table-cell office:value="0.005027592182159424" office:value-type="float"/>
          <table:table-cell office:value="0.0776233094225862" office:value-type="float"/>
          <table:table-cell office:value="4" office:value-type="float"/>
          <table:table-cell office:value="-0.009277013540267944" office:value-type="float"/>
          <table:table-cell office:value="-0.0037335544824600216" office:value-type="float"/>
          <table:table-cell office:value="0.009819490909576416" office:value-type="float"/>
          <table:table-cell office:value="-0.005334721803665161" office:value-type="float"/>
          <table:table-cell office:value="-0.003340331315994263" office:value-type="float"/>
          <table:table-cell office:value="0.0015321445465087888" office:value-type="float"/>
        </table:table-row>
        <table:table-row>
          <table:table-cell office:value="-0.04655165135860444" office:value-type="float"/>
          <table:table-cell office:value="-0.019108583331108094" office:value-type="float"/>
          <table:table-cell office:value="0.049153399467468266" office:value-type="float"/>
          <table:table-cell office:value="-0.02673548936843872" office:value-type="float"/>
          <table:table-cell office:value="-0.017108970880508424" office:value-type="float"/>
          <table:table-cell office:value="0.0070749688148498534" office:value-type="float"/>
          <table:table-cell office:value="0.07371335785775687" office:value-type="float"/>
          <table:table-cell office:value="5" office:value-type="float"/>
          <table:table-cell office:value="-0.0092238587141037" office:value-type="float"/>
          <table:table-cell office:value="-0.003827630281448364" office:value-type="float"/>
          <table:table-cell office:value="0.009812976121902467" office:value-type="float"/>
          <table:table-cell office:value="-0.0054660171270370485" office:value-type="float"/>
          <table:table-cell office:value="-0.0029798948764801023" office:value-type="float"/>
          <table:table-cell office:value="0.0020473766326904296" office:value-type="float"/>
        </table:table-row>
        <table:table-row>
          <table:table-cell office:value="-0.05" office:value-type="float"/>
          <table:table-cell office:value="-0.022921399474143983" office:value-type="float"/>
          <table:table-cell office:value="0.05" office:value-type="float"/>
          <table:table-cell office:value="-0.03218444645404816" office:value-type="float"/>
          <table:table-cell office:value="-0.020076436996459963" office:value-type="float"/>
          <table:table-cell office:value="0.009113115072250367" office:value-type="float"/>
          <table:table-cell office:value="0.0723584476802454" office:value-type="float"/>
          <table:table-cell office:value="6" office:value-type="float"/>
          <table:table-cell office:value="-0.009211193919181824" office:value-type="float"/>
          <table:table-cell office:value="-0.003812816143035889" office:value-type="float"/>
          <table:table-cell office:value="0.00980849266052246" office:value-type="float"/>
          <table:table-cell office:value="-0.005448957085609436" office:value-type="float"/>
          <table:table-cell office:value="-0.0029674661159515385" office:value-type="float"/>
          <table:table-cell office:value="0.0020381462574005135" office:value-type="float"/>
        </table:table-row>
        <table:table-row>
          <table:table-cell office:value="-0.05" office:value-type="float"/>
          <table:table-cell office:value="-0.026832447648048402" office:value-type="float"/>
          <table:table-cell office:value="0.05" office:value-type="float"/>
          <table:table-cell office:value="-0.0377650660276413" office:value-type="float"/>
          <table:table-cell office:value="-0.022627544403076173" office:value-type="float"/>
          <table:table-cell office:value="0.01160281777381897" office:value-type="float"/>
          <table:table-cell office:value="0.07259187406419719" office:value-type="float"/>
          <table:table-cell office:value="7" office:value-type="float"/>
          <table:table-cell office:value="-0.009159905910491943" office:value-type="float"/>
          <table:table-cell office:value="-0.003911048173904419" office:value-type="float"/>
          <table:table-cell office:value="0.009806208610534667" office:value-type="float"/>
          <table:table-cell office:value="-0.005580619573593139" office:value-type="float"/>
          <table:table-cell office:value="-0.0025511074066162107" office:value-type="float"/>
          <table:table-cell office:value="0.0024897027015686034" office:value-type="float"/>
        </table:table-row>
        <table:table-row>
          <table:table-cell office:value="-0.05" office:value-type="float"/>
          <table:table-cell office:value="-0.03074846088886261" office:value-type="float"/>
          <table:table-cell office:value="0.05" office:value-type="float"/>
          <table:table-cell office:value="-0.043345728516578676" office:value-type="float"/>
          <table:table-cell office:value="-0.025176790356636048" office:value-type="float"/>
          <table:table-cell office:value="0.014090765714645386" office:value-type="float"/>
          <table:table-cell office:value="0.07264809732134364" office:value-type="float"/>
          <table:table-cell office:value="8" office:value-type="float"/>
          <table:table-cell office:value="-0.00916060745716095" office:value-type="float"/>
          <table:table-cell office:value="-0.003916013240814209" office:value-type="float"/>
          <table:table-cell office:value="0.00980658769607544" office:value-type="float"/>
          <table:table-cell office:value="-0.005580662488937378" office:value-type="float"/>
          <table:table-cell office:value="-0.0025492459535598755" office:value-type="float"/>
          <table:table-cell office:value="0.002487947940826416" office:value-type="float"/>
        </table:table-row>
        <table:table-row>
          <table:table-cell office:value="-0.05" office:value-type="float"/>
          <table:table-cell office:value="-0.03476473093032837" office:value-type="float"/>
          <table:table-cell office:value="0.05" office:value-type="float"/>
          <table:table-cell office:value="-0.049045533537864686" office:value-type="float"/>
          <table:table-cell office:value="-0.02725310266017914" office:value-type="float"/>
          <table:table-cell office:value="0.01695659041404724" office:value-type="float"/>
          <table:table-cell office:value="0.07252288563804124" office:value-type="float"/>
          <table:table-cell office:value="9" office:value-type="float"/>
          <table:table-cell office:value="-0.009103916883468628" office:value-type="float"/>
          <table:table-cell office:value="-0.004016270041465759" office:value-type="float"/>
          <table:table-cell office:value="0.009806036949157717" office:value-type="float"/>
          <table:table-cell office:value="-0.005699805021286011" office:value-type="float"/>
          <table:table-cell office:value="-0.0020763123035430903" office:value-type="float"/>
          <table:table-cell office:value="0.0028658246994018553" office:value-type="float"/>
        </table:table-row>
        <table:table-row>
          <table:table-cell office:value="-0.05" office:value-type="float"/>
          <table:table-cell office:value="-0.03878673613071442" office:value-type="float"/>
          <table:table-cell office:value="0.05" office:value-type="float"/>
          <table:table-cell office:value="-0.05" office:value-type="float"/>
          <table:table-cell office:value="-0.029328005313873293" office:value-type="float"/>
          <table:table-cell office:value="0.019821776151657103" office:value-type="float"/>
          <table:table-cell office:value="0.072217879269821" office:value-type="float"/>
          <table:table-cell office:value="10" office:value-type="float"/>
          <table:table-cell office:value="-0.009105224609375" office:value-type="float"/>
          <table:table-cell office:value="-0.0040220052003860475" office:value-type="float"/>
          <table:table-cell office:value="0.009806603193283083" office:value-type="float"/>
          <table:table-cell office:value="-0.005701018571853638" office:value-type="float"/>
          <table:table-cell office:value="-0.0020749026536941526" office:value-type="float"/>
          <table:table-cell office:value="0.002865185737609863" office:value-type="float"/>
        </table:table-row>
        <table:table-row>
          <table:table-cell office:value="-0.05" office:value-type="float"/>
          <table:table-cell office:value="-0.04289660930633545" office:value-type="float"/>
          <table:table-cell office:value="0.05" office:value-type="float"/>
          <table:table-cell office:value="-0.05" office:value-type="float"/>
          <table:table-cell office:value="-0.030888938307762147" office:value-type="float"/>
          <table:table-cell office:value="0.02298378825187683" office:value-type="float"/>
          <table:table-cell office:value="0.07173012428225155" office:value-type="float"/>
          <table:table-cell office:value="11" office:value-type="float"/>
          <table:table-cell office:value="-0.009042381644248962" office:value-type="float"/>
          <table:table-cell office:value="-0.0041098731756210325" office:value-type="float"/>
          <table:table-cell office:value="0.009806504249572754" office:value-type="float"/>
          <table:table-cell office:value="-0.005807807445526123" office:value-type="float"/>
          <table:table-cell office:value="-0.0015609329938888541" office:value-type="float"/>
          <table:table-cell office:value="0.003162012100219727" office:value-type="float"/>
        </table:table-row>
        <table:table-row>
          <table:table-cell office:value="-0.05" office:value-type="float"/>
          <table:table-cell office:value="-0.04700825929641724" office:value-type="float"/>
          <table:table-cell office:value="0.05" office:value-type="float"/>
          <table:table-cell office:value="-0.05" office:value-type="float"/>
          <table:table-cell office:value="-0.03244905173778534" office:value-type="float"/>
          <table:table-cell office:value="0.02614520192146301" office:value-type="float"/>
          <table:table-cell office:value="0.07107964378755963" office:value-type="float"/>
          <table:table-cell office:value="12" office:value-type="float"/>
          <table:table-cell office:value="-0.00904182493686676" office:value-type="float"/>
          <table:table-cell office:value="-0.004111649990081788" office:value-type="float"/>
          <table:table-cell office:value="0.00980651617050171" office:value-type="float"/>
          <table:table-cell office:value="-0.005806650519371033" office:value-type="float"/>
          <table:table-cell office:value="-0.0015601134300231925" office:value-type="float"/>
          <table:table-cell office:value="0.00316141366958618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347255527973175" office:value-type="float"/>
          <table:table-cell office:value="0.029528528451919552" office:value-type="float"/>
          <table:table-cell office:value="0.07051138662411184" office:value-type="float"/>
          <table:table-cell office:value="13" office:value-type="float"/>
          <table:table-cell office:value="-0.008973824977874755" office:value-type="float"/>
          <table:table-cell office:value="-0.004188008308410644" office:value-type="float"/>
          <table:table-cell office:value="0.009806540012359621" office:value-type="float"/>
          <table:table-cell office:value="-0.005893256068229676" office:value-type="float"/>
          <table:table-cell office:value="-0.0010235035419464116" office:value-type="float"/>
          <table:table-cell office:value="0.00338332653045654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449565768241883" office:value-type="float"/>
          <table:table-cell office:value="0.03291256189346313" office:value-type="float"/>
          <table:table-cell office:value="0.07051139432161532" office:value-type="float"/>
          <table:table-cell office:value="14" office:value-type="float"/>
          <table:table-cell office:value="-0.00897403597831726" office:value-type="float"/>
          <table:table-cell office:value="-0.004190108180046082" office:value-type="float"/>
          <table:table-cell office:value="0.009806745052337645" office:value-type="float"/>
          <table:table-cell office:value="-0.005893508195877075" office:value-type="float"/>
          <table:table-cell office:value="-0.0010231024026870726" office:value-type="float"/>
          <table:table-cell office:value="0.0033840334415435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495087385177613" office:value-type="float"/>
          <table:table-cell office:value="0.03645652055740356" office:value-type="float"/>
          <table:table-cell office:value="0.07051143369903222" office:value-type="float"/>
          <table:table-cell office:value="15" office:value-type="float"/>
          <table:table-cell office:value="-0.008899336457252502" office:value-type="float"/>
          <table:table-cell office:value="-0.0042607784271240234" office:value-type="float"/>
          <table:table-cell office:value="0.009807374477386476" office:value-type="float"/>
          <table:table-cell office:value="-0.005971752405166626" office:value-type="float"/>
          <table:table-cell office:value="-0.00045521616935730036" office:value-type="float"/>
          <table:table-cell office:value="0.00354395866394043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540674626827241" office:value-type="float"/>
          <table:table-cell office:value="0.04000161528587341" office:value-type="float"/>
          <table:table-cell office:value="0.07051140373157806" office:value-type="float"/>
          <table:table-cell office:value="16" office:value-type="float"/>
          <table:table-cell office:value="-0.00889978051185608" office:value-type="float"/>
          <table:table-cell office:value="-0.004261593222618103" office:value-type="float"/>
          <table:table-cell office:value="0.00980754852294922" office:value-type="float"/>
          <table:table-cell office:value="-0.0059729754924774175" office:value-type="float"/>
          <table:table-cell office:value="-0.00045587241649627623" office:value-type="float"/>
          <table:table-cell office:value="0.0035450947284698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527373850345612" office:value-type="float"/>
          <table:table-cell office:value="0.04363453984260559" office:value-type="float"/>
          <table:table-cell office:value="0.07051138437501861" office:value-type="float"/>
          <table:table-cell office:value="17" office:value-type="float"/>
          <table:table-cell office:value="-0.00881424844264984" office:value-type="float"/>
          <table:table-cell office:value="-0.004320607185363769" office:value-type="float"/>
          <table:table-cell office:value="0.009807984828948976" office:value-type="float"/>
          <table:table-cell office:value="-0.006030681133270264" office:value-type="float"/>
          <table:table-cell office:value="0.00013300776481628418" office:value-type="float"/>
          <table:table-cell office:value="0.00363292455673217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5141345858573925" office:value-type="float"/>
          <table:table-cell office:value="0.047269476652145384" office:value-type="float"/>
          <table:table-cell office:value="0.07051135904233403" office:value-type="float"/>
          <table:table-cell office:value="18" office:value-type="float"/>
          <table:table-cell office:value="-0.008815297484397888" office:value-type="float"/>
          <table:table-cell office:value="-0.004322091341018677" office:value-type="float"/>
          <table:table-cell office:value="0.009808313846588134" office:value-type="float"/>
          <table:table-cell office:value="-0.0060328590869903565" office:value-type="float"/>
          <table:table-cell office:value="0.00013239264488220173" office:value-type="float"/>
          <table:table-cell office:value="0.00363493680953979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442056715488435" office:value-type="float"/>
          <table:table-cell office:value="0.05" office:value-type="float"/>
          <table:table-cell office:value="0.07051142385397688" office:value-type="float"/>
          <table:table-cell office:value="19" office:value-type="float"/>
          <table:table-cell office:value="-0.008713588118553162" office:value-type="float"/>
          <table:table-cell office:value="-0.004342085123062134" office:value-type="float"/>
          <table:table-cell office:value="0.009807425737380982" office:value-type="float"/>
          <table:table-cell office:value="-0.0060524332523345945" office:value-type="float"/>
          <table:table-cell office:value="0.0007207787036895754" office:value-type="float"/>
          <table:table-cell office:value="0.00363890886306762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370001733303071" office:value-type="float"/>
          <table:table-cell office:value="0.05" office:value-type="float"/>
          <table:table-cell office:value="0.0705113903441794" office:value-type="float"/>
          <table:table-cell office:value="20" office:value-type="float"/>
          <table:table-cell office:value="-0.008715025186538697" office:value-type="float"/>
          <table:table-cell office:value="-0.004343888759613037" office:value-type="float"/>
          <table:table-cell office:value="0.009807825088500978" office:value-type="float"/>
          <table:table-cell office:value="-0.006055020689964294" office:value-type="float"/>
          <table:table-cell office:value="0.0007205498218536381" office:value-type="float"/>
          <table:table-cell office:value="0.0036412596702575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2399792075157176" office:value-type="float"/>
          <table:table-cell office:value="0.05" office:value-type="float"/>
          <table:table-cell office:value="0.0705114288005393" office:value-type="float"/>
          <table:table-cell office:value="21" office:value-type="float"/>
          <table:table-cell office:value="-0.008594884276390076" office:value-type="float"/>
          <table:table-cell office:value="-0.004315595626831055" office:value-type="float"/>
          <table:table-cell office:value="0.0098056960105896" office:value-type="float"/>
          <table:table-cell office:value="-0.00606048583984375" office:value-type="float"/>
          <table:table-cell office:value="0.0013002252578735354" office:value-type="float"/>
          <table:table-cell office:value="0.0035813868045806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1099326014518747" office:value-type="float"/>
          <table:table-cell office:value="0.05" office:value-type="float"/>
          <table:table-cell office:value="0.07051136720754543" office:value-type="float"/>
          <table:table-cell office:value="22" office:value-type="float"/>
          <table:table-cell office:value="-0.00859590470790863" office:value-type="float"/>
          <table:table-cell office:value="-0.004316617250442505" office:value-type="float"/>
          <table:table-cell office:value="0.009805940389633177" office:value-type="float"/>
          <table:table-cell office:value="-0.006062092781066895" office:value-type="float"/>
          <table:table-cell office:value="0.0013004660606384284" office:value-type="float"/>
          <table:table-cell office:value="0.0035828304290771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9239645600318918" office:value-type="float"/>
          <table:table-cell office:value="0.05" office:value-type="float"/>
          <table:table-cell office:value="0.07051139745511895" office:value-type="float"/>
          <table:table-cell office:value="23" office:value-type="float"/>
          <table:table-cell office:value="-0.008458881378173829" office:value-type="float"/>
          <table:table-cell office:value="-0.004231871366500855" office:value-type="float"/>
          <table:table-cell office:value="0.009803216457366945" office:value-type="float"/>
          <table:table-cell office:value="-0.0060774505138397215" office:value-type="float"/>
          <table:table-cell office:value="0.0018596804141998297" office:value-type="float"/>
          <table:table-cell office:value="0.00347802877426147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7379341721534736" office:value-type="float"/>
          <table:table-cell office:value="0.05" office:value-type="float"/>
          <table:table-cell office:value="0.07051142382871287" office:value-type="float"/>
          <table:table-cell office:value="24" office:value-type="float"/>
          <table:table-cell office:value="-0.008460415601730347" office:value-type="float"/>
          <table:table-cell office:value="-0.004233348369598389" office:value-type="float"/>
          <table:table-cell office:value="0.009803566932678224" office:value-type="float"/>
          <table:table-cell office:value="-0.006079761981964111" office:value-type="float"/>
          <table:table-cell office:value="0.0018603038787841798" office:value-type="float"/>
          <table:table-cell office:value="0.00348005771636962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4997834563255317" office:value-type="float"/>
          <table:table-cell office:value="0.05" office:value-type="float"/>
          <table:table-cell office:value="0.0705114115557754" office:value-type="float"/>
          <table:table-cell office:value="25" office:value-type="float"/>
          <table:table-cell office:value="-0.008303767442703247" office:value-type="float"/>
          <table:table-cell office:value="-0.00406805157661438" office:value-type="float"/>
          <table:table-cell office:value="0.009800279140472412" office:value-type="float"/>
          <table:table-cell office:value="-0.00610045313835144" office:value-type="float"/>
          <table:table-cell office:value="0.002381507158279419" office:value-type="float"/>
          <table:table-cell office:value="0.0033400702476501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615297436714178" office:value-type="float"/>
          <table:table-cell office:value="0.05" office:value-type="float"/>
          <table:table-cell office:value="0.07051139004533367" office:value-type="float"/>
          <table:table-cell office:value="26" office:value-type="float"/>
          <table:table-cell office:value="-0.008305875658988953" office:value-type="float"/>
          <table:table-cell office:value="-0.004069921970367432" office:value-type="float"/>
          <table:table-cell office:value="0.009800748825073242" office:value-type="float"/>
          <table:table-cell office:value="-0.00610344409942627" office:value-type="float"/>
          <table:table-cell office:value="0.0023825371265411375" office:value-type="float"/>
          <table:table-cell office:value="0.00334272623062133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9756680130958562" office:value-type="float"/>
          <table:table-cell office:value="0.05" office:value-type="float"/>
          <table:table-cell office:value="0.07051142878079122" office:value-type="float"/>
          <table:table-cell office:value="27" office:value-type="float"/>
          <table:table-cell office:value="-0.008123347759246826" office:value-type="float"/>
          <table:table-cell office:value="-0.0038166773319244385" office:value-type="float"/>
          <table:table-cell office:value="0.009795747995376585" office:value-type="float"/>
          <table:table-cell office:value="-0.006122156381607056" office:value-type="float"/>
          <table:table-cell office:value="0.002858617305755616" office:value-type="float"/>
          <table:table-cell office:value="0.00316916942596435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6896508336067206" office:value-type="float"/>
          <table:table-cell office:value="0.05" office:value-type="float"/>
          <table:table-cell office:value="0.07051138960939396" office:value-type="float"/>
          <table:table-cell office:value="28" office:value-type="float"/>
          <table:table-cell office:value="-0.0081259822845459" office:value-type="float"/>
          <table:table-cell office:value="-0.0038187801837921143" office:value-type="float"/>
          <table:table-cell office:value="0.009796321392059328" office:value-type="float"/>
          <table:table-cell office:value="-0.0061257493495941165" office:value-type="float"/>
          <table:table-cell office:value="0.0028601717948913575" office:value-type="float"/>
          <table:table-cell office:value="0.00317228078842163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3614110350608832" office:value-type="float"/>
          <table:table-cell office:value="0.05" office:value-type="float"/>
          <table:table-cell office:value="0.07051137673893239" office:value-type="float"/>
          <table:table-cell office:value="29" office:value-type="float"/>
          <table:table-cell office:value="-0.00791982352733612" office:value-type="float"/>
          <table:table-cell office:value="-0.0034817469120025637" office:value-type="float"/>
          <table:table-cell office:value="0.009788982868194579" office:value-type="float"/>
          <table:table-cell office:value="-0.006140399575233459" office:value-type="float"/>
          <table:table-cell office:value="0.003282397985458374" office:value-type="float"/>
          <table:table-cell office:value="0.002960109710693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0329658389091499" office:value-type="float"/>
          <table:table-cell office:value="0.05" office:value-type="float"/>
          <table:table-cell office:value="0.0705114288005393" office:value-type="float"/>
          <table:table-cell office:value="30" office:value-type="float"/>
          <table:table-cell office:value="-0.007923007607460023" office:value-type="float"/>
          <table:table-cell office:value="-0.0034839802980422977" office:value-type="float"/>
          <table:table-cell office:value="0.00978965997695923" office:value-type="float"/>
          <table:table-cell office:value="-0.006144523620605469" office:value-type="float"/>
          <table:table-cell office:value="0.0032844519615173335" office:value-type="float"/>
          <table:table-cell office:value="0.0029635524749755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6666653752326973" office:value-type="float"/>
          <table:table-cell office:value="0.05" office:value-type="float"/>
          <table:table-cell office:value="0.07051133873989748" office:value-type="float"/>
          <table:table-cell office:value="31" office:value-type="float"/>
          <table:table-cell office:value="-0.007688382863998413" office:value-type="float"/>
          <table:table-cell office:value="-0.0030637836456298825" office:value-type="float"/>
          <table:table-cell office:value="0.009780113697052001" office:value-type="float"/>
          <table:table-cell office:value="-0.006159866452217102" office:value-type="float"/>
          <table:table-cell office:value="0.0036630046367645257" office:value-type="float"/>
          <table:table-cell office:value="0.00272051215171813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3001067042350777" office:value-type="float"/>
          <table:table-cell office:value="0.05" office:value-type="float"/>
          <table:table-cell office:value="0.07051137619734943" office:value-type="float"/>
          <table:table-cell office:value="32" office:value-type="float"/>
          <table:table-cell office:value="-0.007692053914070129" office:value-type="float"/>
          <table:table-cell office:value="-0.0030659425258636472" office:value-type="float"/>
          <table:table-cell office:value="0.009780892133712768" office:value-type="float"/>
          <table:table-cell office:value="-0.00616446852684021" office:value-type="float"/>
          <table:table-cell office:value="0.003665586709976196" office:value-type="float"/>
          <table:table-cell office:value="0.0027241992950439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10032945871353074" office:value-type="float"/>
          <table:table-cell office:value="0.05" office:value-type="float"/>
          <table:table-cell office:value="0.0705114141953232" office:value-type="float"/>
          <table:table-cell office:value="33" office:value-type="float"/>
          <table:table-cell office:value="-0.0074210274219512935" office:value-type="float"/>
          <table:table-cell office:value="-0.0025606220960617066" office:value-type="float"/>
          <table:table-cell office:value="0.009768331050872802" office:value-type="float"/>
          <table:table-cell office:value="-0.006179476976394654" office:value-type="float"/>
          <table:table-cell office:value="0.0040043616294860845" office:value-type="float"/>
          <table:table-cell office:value="0.0024578833580017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5010738968849175" office:value-type="float"/>
          <table:table-cell office:value="0.05" office:value-type="float"/>
          <table:table-cell office:value="0.07051139960611472" office:value-type="float"/>
          <table:table-cell office:value="34" office:value-type="float"/>
          <table:table-cell office:value="-0.007425148487091065" office:value-type="float"/>
          <table:table-cell office:value="-0.002562520503997803" office:value-type="float"/>
          <table:table-cell office:value="0.009769213199615477" office:value-type="float"/>
          <table:table-cell office:value="-0.006184501647949219" office:value-type="float"/>
          <table:table-cell office:value="0.004007444381713868" office:value-type="float"/>
          <table:table-cell office:value="0.00246171832084655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931715548038482" office:value-type="float"/>
          <table:table-cell office:value="0.05" office:value-type="float"/>
          <table:table-cell office:value="0.07051140926047174" office:value-type="float"/>
          <table:table-cell office:value="35" office:value-type="float"/>
          <table:table-cell office:value="-0.00713134765625" office:value-type="float"/>
          <table:table-cell office:value="-0.0020010906457901007" office:value-type="float"/>
          <table:table-cell office:value="0.009754692316055297" office:value-type="float"/>
          <table:table-cell office:value="-0.006196668148040771" office:value-type="float"/>
          <table:table-cell office:value="0.004306416511535644" office:value-type="float"/>
          <table:table-cell office:value="0.00217039108276367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3627491593360894" office:value-type="float"/>
          <table:table-cell office:value="0.05" office:value-type="float"/>
          <table:table-cell office:value="0.07051140964154727" office:value-type="float"/>
          <table:table-cell office:value="36" office:value-type="float"/>
          <table:table-cell office:value="-0.007135971784591675" office:value-type="float"/>
          <table:table-cell office:value="-0.0020024842023849496" office:value-type="float"/>
          <table:table-cell office:value="0.009755721092224121" office:value-type="float"/>
          <table:table-cell office:value="-0.006202089190483094" office:value-type="float"/>
          <table:table-cell office:value="0.004310336112976074" office:value-type="float"/>
          <table:table-cell office:value="0.00217435240745544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8199141621589653" office:value-type="float"/>
          <table:table-cell office:value="0.05" office:value-type="float"/>
          <table:table-cell office:value="0.07051145804751298" office:value-type="float"/>
          <table:table-cell office:value="37" office:value-type="float"/>
          <table:table-cell office:value="-0.006816824078559876" office:value-type="float"/>
          <table:table-cell office:value="-0.001408820152282714" office:value-type="float"/>
          <table:table-cell office:value="0.009740569591522216" office:value-type="float"/>
          <table:table-cell office:value="-0.006202688217163086" office:value-type="float"/>
          <table:table-cell office:value="0.00457165002822876" office:value-type="float"/>
          <table:table-cell office:value="0.00186750173568725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2775596976280205" office:value-type="float"/>
          <table:table-cell office:value="0.05" office:value-type="float"/>
          <table:table-cell office:value="0.07051139437045538" office:value-type="float"/>
          <table:table-cell office:value="38" office:value-type="float"/>
          <table:table-cell office:value="-0.006822367906570434" office:value-type="float"/>
          <table:table-cell office:value="-0.0014096987247467045" office:value-type="float"/>
          <table:table-cell office:value="0.009741826057434082" office:value-type="float"/>
          <table:table-cell office:value="-0.0062088298797607425" office:value-type="float"/>
          <table:table-cell office:value="0.004576455354690551" office:value-type="float"/>
          <table:table-cell office:value="0.00187166452407836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7578646540641776" office:value-type="float"/>
          <table:table-cell office:value="0.05" office:value-type="float"/>
          <table:table-cell office:value="0.0705113550743934" office:value-type="float"/>
          <table:table-cell office:value="39" office:value-type="float"/>
          <table:table-cell office:value="-0.0064719319343566895" office:value-type="float"/>
          <table:table-cell office:value="-0.0007814371585845945" office:value-type="float"/>
          <table:table-cell office:value="0.009724555015563964" office:value-type="float"/>
          <table:table-cell office:value="-0.006199530363082886" office:value-type="float"/>
          <table:table-cell office:value="0.004803049564361572" office:value-type="float"/>
          <table:table-cell office:value="0.0015488934516906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238717377185821" office:value-type="float"/>
          <table:table-cell office:value="0.05" office:value-type="float"/>
          <table:table-cell office:value="0.07051137472190319" office:value-type="float"/>
          <table:table-cell office:value="40" office:value-type="float"/>
          <table:table-cell office:value="-0.0064780998229980475" office:value-type="float"/>
          <table:table-cell office:value="-0.0007814872264862056" office:value-type="float"/>
          <table:table-cell office:value="0.00972599744796753" office:value-type="float"/>
          <table:table-cell office:value="-0.006206198930740357" office:value-type="float"/>
          <table:table-cell office:value="0.004808527231216431" office:value-type="float"/>
          <table:table-cell office:value="0.0015530645847320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738244116306304" office:value-type="float"/>
          <table:table-cell office:value="0.05" office:value-type="float"/>
          <table:table-cell office:value="0.07051135518914524" office:value-type="float"/>
          <table:table-cell office:value="41" office:value-type="float"/>
          <table:table-cell office:value="-0.006093728542327881" office:value-type="float"/>
          <table:table-cell office:value="-0.0001404345035552982" office:value-type="float"/>
          <table:table-cell office:value="0.00970611333847046" office:value-type="float"/>
          <table:table-cell office:value="-0.006185675859451295" office:value-type="float"/>
          <table:table-cell office:value="0.004995267391204834" office:value-type="float"/>
          <table:table-cell office:value="0.00121367812156677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2383590340614306" office:value-type="float"/>
          <table:table-cell office:value="0.05" office:value-type="float"/>
          <table:table-cell office:value="0.07051140914225643" office:value-type="float"/>
          <table:table-cell office:value="42" office:value-type="float"/>
          <table:table-cell office:value="-0.006100312471389771" office:value-type="float"/>
          <table:table-cell office:value="-0.00013974130153656013" office:value-type="float"/>
          <table:table-cell office:value="0.009707748889923097" office:value-type="float"/>
          <table:table-cell office:value="-0.006192635297775268" office:value-type="float"/>
          <table:table-cell office:value="0.00500114917755127" office:value-type="float"/>
          <table:table-cell office:value="0.0012175297737121588" office:value-type="float"/>
        </table:table-row>
        <table:table-row>
          <table:table-cell office:value="-0.05" office:value-type="float"/>
          <table:table-cell office:value="-0.04951265692710877" office:value-type="float"/>
          <table:table-cell office:value="0.05" office:value-type="float"/>
          <table:table-cell office:value="-0.05" office:value-type="float"/>
          <table:table-cell office:value="0.0475315886735916" office:value-type="float"/>
          <table:table-cell office:value="0.05" office:value-type="float"/>
          <table:table-cell office:value="0.07060908614290184" office:value-type="float"/>
          <table:table-cell office:value="43" office:value-type="float"/>
          <table:table-cell office:value="-0.0056925535202026365" office:value-type="float"/>
          <table:table-cell office:value="0.0004873430728912359" office:value-type="float"/>
          <table:table-cell office:value="0.009687099456787111" office:value-type="float"/>
          <table:table-cell office:value="-0.006165899038314819" office:value-type="float"/>
          <table:table-cell office:value="0.005147998332977296" office:value-type="float"/>
          <table:table-cell office:value="0.0008572518825530999" office:value-type="float"/>
        </table:table-row>
        <table:table-row>
          <table:table-cell office:value="-0.05" office:value-type="float"/>
          <table:table-cell office:value="-0.04902332544326782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7070524169201123" office:value-type="float"/>
          <table:table-cell office:value="44" office:value-type="float"/>
          <table:table-cell office:value="-0.005698925256729126" office:value-type="float"/>
          <table:table-cell office:value="0.0004893314838409421" office:value-type="float"/>
          <table:table-cell office:value="0.009688732624053955" office:value-type="float"/>
          <table:table-cell office:value="-0.006172714233398437" office:value-type="float"/>
          <table:table-cell office:value="0.005153810977935791" office:value-type="float"/>
          <table:table-cell office:value="0.0008606338500976567" office:value-type="float"/>
        </table:table-row>
        <table:table-row>
          <table:table-cell office:value="-0.05" office:value-type="float"/>
          <table:table-cell office:value="-0.0479280626773834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709130622766543" office:value-type="float"/>
          <table:table-cell office:value="45" office:value-type="float"/>
          <table:table-cell office:value="-0.00526060163974762" office:value-type="float"/>
          <table:table-cell office:value="0.001095262765884399" office:value-type="float"/>
          <table:table-cell office:value="0.009665100574493409" office:value-type="float"/>
          <table:table-cell office:value="-0.006139732599258423" office:value-type="float"/>
          <table:table-cell office:value="0.0052592134475708" office:value-type="float"/>
          <table:table-cell office:value="0.0004867136478424079" office:value-type="float"/>
        </table:table-row>
        <table:table-row>
          <table:table-cell office:value="-0.05" office:value-type="float"/>
          <table:table-cell office:value="-0.0468329739570617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711105427846223" office:value-type="float"/>
          <table:table-cell office:value="46" office:value-type="float"/>
          <table:table-cell office:value="-0.0052605241537094114" office:value-type="float"/>
          <table:table-cell office:value="0.0010950887203216558" office:value-type="float"/>
          <table:table-cell office:value="0.009664874076843263" office:value-type="float"/>
          <table:table-cell office:value="-0.006139082908630371" office:value-type="float"/>
          <table:table-cell office:value="0.00525792121887207" office:value-type="float"/>
          <table:table-cell office:value="0.0004867804050445561" office:value-type="float"/>
        </table:table-row>
        <table:table-row>
          <table:table-cell office:value="-0.05" office:value-type="float"/>
          <table:table-cell office:value="-0.045154976844787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7139256820908545" office:value-type="float"/>
          <table:table-cell office:value="47" office:value-type="float"/>
          <table:table-cell office:value="-0.00477726697921753" office:value-type="float"/>
          <table:table-cell office:value="0.0016779971122741696" office:value-type="float"/>
          <table:table-cell office:value="0.009636607170104982" office:value-type="float"/>
          <table:table-cell office:value="-0.006092539429664612" office:value-type="float"/>
          <table:table-cell office:value="0.005323669910430909" office:value-type="float"/>
          <table:table-cell office:value="0.00010737538337707471" office:value-type="float"/>
        </table:table-row>
        <table:table-row>
          <table:table-cell office:value="-0.05" office:value-type="float"/>
          <table:table-cell office:value="-0.04347750186920166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7164848135386444" office:value-type="float"/>
          <table:table-cell office:value="48" office:value-type="float"/>
          <table:table-cell office:value="-0.004777219295501709" office:value-type="float"/>
          <table:table-cell office:value="0.0016774749755859384" office:value-type="float"/>
          <table:table-cell office:value="0.009636234045028688" office:value-type="float"/>
          <table:table-cell office:value="-0.0060914504528045655" office:value-type="float"/>
          <table:table-cell office:value="0.005321611166000367" office:value-type="float"/>
          <table:table-cell office:value="0.00010761022567748989" office:value-type="float"/>
        </table:table-row>
        <table:table-row>
          <table:table-cell office:value="-0.05" office:value-type="float"/>
          <table:table-cell office:value="-0.04124001622200012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9722938537597655" office:value-type="float"/>
          <table:table-cell office:value="0.07194772414898178" office:value-type="float"/>
          <table:table-cell office:value="49" office:value-type="float"/>
          <table:table-cell office:value="-0.00424960732460022" office:value-type="float"/>
          <table:table-cell office:value="0.002237485647201538" office:value-type="float"/>
          <table:table-cell office:value="0.009603137969970704" office:value-type="float"/>
          <table:table-cell office:value="-0.006028834581375122" office:value-type="float"/>
          <table:table-cell office:value="0.0053550052642822275" office:value-type="float"/>
          <table:table-cell office:value="-0.00027706146240234417" office:value-type="float"/>
        </table:table-row>
        <table:table-row>
          <table:table-cell office:value="-0.05" office:value-type="float"/>
          <table:table-cell office:value="-0.0390036034584045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9446351528167724" office:value-type="float"/>
          <table:table-cell office:value="0.07219649235472357" office:value-type="float"/>
          <table:table-cell office:value="50" office:value-type="float"/>
          <table:table-cell office:value="-0.004249737858772278" office:value-type="float"/>
          <table:table-cell office:value="0.002236412763595581" office:value-type="float"/>
          <table:table-cell office:value="0.009602563381195068" office:value-type="float"/>
          <table:table-cell office:value="-0.0060272663831710815" office:value-type="float"/>
          <table:table-cell office:value="0.005352203845977784" office:value-type="float"/>
          <table:table-cell office:value="-0.0002765870094299308" office:value-type="float"/>
        </table:table-row>
        <table:table-row>
          <table:table-cell office:value="-0.05" office:value-type="float"/>
          <table:table-cell office:value="-0.03623943209648132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8779122829437256" office:value-type="float"/>
          <table:table-cell office:value="0.0724314474235452" office:value-type="float"/>
          <table:table-cell office:value="51" office:value-type="float"/>
          <table:table-cell office:value="-0.003689919710159302" office:value-type="float"/>
          <table:table-cell office:value="0.002764171361923218" office:value-type="float"/>
          <table:table-cell office:value="0.009565739631652833" office:value-type="float"/>
          <table:table-cell office:value="-0.00595541775226593" office:value-type="float"/>
          <table:table-cell office:value="0.005363404750823975" office:value-type="float"/>
          <table:table-cell office:value="-0.0006672286987304682" office:value-type="float"/>
        </table:table-row>
        <table:table-row>
          <table:table-cell office:value="-0.05" office:value-type="float"/>
          <table:table-cell office:value="-0.03347663521766662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811269283294678" office:value-type="float"/>
          <table:table-cell office:value="0.07258292868217071" office:value-type="float"/>
          <table:table-cell office:value="52" office:value-type="float"/>
          <table:table-cell office:value="-0.003689857721328736" office:value-type="float"/>
          <table:table-cell office:value="0.0027627968788146978" office:value-type="float"/>
          <table:table-cell office:value="0.009564783573150637" office:value-type="float"/>
          <table:table-cell office:value="-0.005952949523925781" office:value-type="float"/>
          <table:table-cell office:value="0.0053597474098205575" office:value-type="float"/>
          <table:table-cell office:value="-0.0006664299964904783" office:value-type="float"/>
        </table:table-row>
        <table:table-row>
          <table:table-cell office:value="-0.05" office:value-type="float"/>
          <table:table-cell office:value="-0.0302332389354705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05075025558472" office:value-type="float"/>
          <table:table-cell office:value="0.07265086879754461" office:value-type="float"/>
          <table:table-cell office:value="53" office:value-type="float"/>
          <table:table-cell office:value="-0.0031056380271911625" office:value-type="float"/>
          <table:table-cell office:value="0.003243396282196045" office:value-type="float"/>
          <table:table-cell office:value="0.009524328708648682" office:value-type="float"/>
          <table:table-cell office:value="-0.005867860913276672" office:value-type="float"/>
          <table:table-cell office:value="0.005351548194885255" office:value-type="float"/>
          <table:table-cell office:value="-0.0010619425773620607" office:value-type="float"/>
        </table:table-row>
        <table:table-row>
          <table:table-cell office:value="-0.05" office:value-type="float"/>
          <table:table-cell office:value="-0.02699210762977599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5990053415298465" office:value-type="float"/>
          <table:table-cell office:value="0.07259764779710755" office:value-type="float"/>
          <table:table-cell office:value="54" office:value-type="float"/>
          <table:table-cell office:value="-0.003105708360671997" office:value-type="float"/>
          <table:table-cell office:value="0.0032411313056945803" office:value-type="float"/>
          <table:table-cell office:value="0.009522935152053833" office:value-type="float"/>
          <table:table-cell office:value="-0.0058644700050354" office:value-type="float"/>
          <table:table-cell office:value="0.00534678339958191" office:value-type="float"/>
          <table:table-cell office:value="-0.0010606968402862554" office:value-type="float"/>
        </table:table-row>
        <table:table-row>
          <table:table-cell office:value="-0.05" office:value-type="float"/>
          <table:table-cell office:value="-0.023312747478485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453188538551331" office:value-type="float"/>
          <table:table-cell office:value="0.07238972370164196" office:value-type="float"/>
          <table:table-cell office:value="55" office:value-type="float"/>
          <table:table-cell office:value="-0.0025079953670501713" office:value-type="float"/>
          <table:table-cell office:value="0.0036793601512908943" office:value-type="float"/>
          <table:table-cell office:value="0.009479469060897827" office:value-type="float"/>
          <table:table-cell office:value="-0.005765368938446045" office:value-type="float"/>
          <table:table-cell office:value="0.00531829595565796" office:value-type="float"/>
          <table:table-cell office:value="-0.0014581680297851562" office:value-type="float"/>
        </table:table-row>
        <table:table-row>
          <table:table-cell office:value="-0.05" office:value-type="float"/>
          <table:table-cell office:value="-0.0196361589431762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307541728019715" office:value-type="float"/>
          <table:table-cell office:value="0.07202738655462484" office:value-type="float"/>
          <table:table-cell office:value="56" office:value-type="float"/>
          <table:table-cell office:value="-0.0025091379880905155" office:value-type="float"/>
          <table:table-cell office:value="0.0036765885353088387" office:value-type="float"/>
          <table:table-cell office:value="0.009477837085723877" office:value-type="float"/>
          <table:table-cell office:value="-0.0057615888118743895" office:value-type="float"/>
          <table:table-cell office:value="0.005312596559524537" office:value-type="float"/>
          <table:table-cell office:value="-0.0014564681053161627" office:value-type="float"/>
        </table:table-row>
        <table:table-row>
          <table:table-cell office:value="-0.05" office:value-type="float"/>
          <table:table-cell office:value="-0.0155649495124816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1222613453865055" office:value-type="float"/>
          <table:table-cell office:value="0.07145214712470681" office:value-type="float"/>
          <table:table-cell office:value="57" office:value-type="float"/>
          <table:table-cell office:value="-0.0019018363952636713" office:value-type="float"/>
          <table:table-cell office:value="0.00407120943069458" office:value-type="float"/>
          <table:table-cell office:value="0.009430398941040039" office:value-type="float"/>
          <table:table-cell office:value="-0.005643823146820068" office:value-type="float"/>
          <table:table-cell office:value="0.005261142253875733" office:value-type="float"/>
          <table:table-cell office:value="-0.0018528038263320931" office:value-type="float"/>
        </table:table-row>
        <table:table-row>
          <table:table-cell office:value="-0.05" office:value-type="float"/>
          <table:table-cell office:value="-0.01149702787399291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9372223615646365" office:value-type="float"/>
          <table:table-cell office:value="0.07070513588532151" office:value-type="float"/>
          <table:table-cell office:value="58" office:value-type="float"/>
          <table:table-cell office:value="-0.0019041192531585698" office:value-type="float"/>
          <table:table-cell office:value="0.004067921638488769" office:value-type="float"/>
          <table:table-cell office:value="0.009428523778915404" office:value-type="float"/>
          <table:table-cell office:value="-0.0056397604942321775" office:value-type="float"/>
          <table:table-cell office:value="0.0052549314498901364" office:value-type="float"/>
          <table:table-cell office:value="-0.0018503898382186898" office:value-type="float"/>
        </table:table-row>
        <table:table-row>
          <table:table-cell office:value="-0.05" office:value-type="float"/>
          <table:table-cell office:value="-0.00707342147827147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7131919264793395" office:value-type="float"/>
          <table:table-cell office:value="0.0697131298153595" office:value-type="float"/>
          <table:table-cell office:value="59" office:value-type="float"/>
          <table:table-cell office:value="-0.0013135397434234624" office:value-type="float"/>
          <table:table-cell office:value="0.004423606395721435" office:value-type="float"/>
          <table:table-cell office:value="0.009380005598068236" office:value-type="float"/>
          <table:table-cell office:value="-0.005501341819763183" office:value-type="float"/>
          <table:table-cell office:value="0.005181057453155518" office:value-type="float"/>
          <table:table-cell office:value="-0.0022403043508529667" office:value-type="float"/>
        </table:table-row>
        <table:table-row>
          <table:table-cell office:value="-0.05" office:value-type="float"/>
          <table:table-cell office:value="-0.002653720378875724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489470064640045" office:value-type="float"/>
          <table:table-cell office:value="0.06855371091119909" office:value-type="float"/>
          <table:table-cell office:value="60" office:value-type="float"/>
          <table:table-cell office:value="-0.0013173645734786982" office:value-type="float"/>
          <table:table-cell office:value="0.004419701099395752" office:value-type="float"/>
          <table:table-cell office:value="0.009377949237823485" office:value-type="float"/>
          <table:table-cell office:value="-0.005497124195098877" office:value-type="float"/>
          <table:table-cell office:value="0.005174458026885986" office:value-type="float"/>
          <table:table-cell office:value="-0.0022372186183929445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0674923658370965" office:value-type="float"/>
          <table:table-cell office:value="0.004920306205749512" office:value-type="float"/>
          <table:table-cell office:value="0.009486122131347656" office:value-type="float"/>
          <table:table-cell office:value="-0.005646604299545288" office:value-type="float"/>
          <table:table-cell office:value="0.005375809669494629" office:value-type="float"/>
          <table:table-cell office:value="-0.0027322697639465335" office:value-type="float"/>
          <table:table-cell office:value="0.08956972071415896" office:value-type="float"/>
          <table:table-cell office:value="1" office:value-type="float"/>
          <table:table-cell office:value="-0.0010674923658370965" office:value-type="float"/>
          <table:table-cell office:value="0.004920306205749512" office:value-type="float"/>
          <table:table-cell office:value="0.009486122131347656" office:value-type="float"/>
          <table:table-cell office:value="-0.005646604299545288" office:value-type="float"/>
          <table:table-cell office:value="0.005375809669494629" office:value-type="float"/>
          <table:table-cell office:value="-0.0027322697639465335" office:value-type="float"/>
        </table:table-row>
        <table:table-row>
          <table:table-cell office:value="-0.0020477455854415894" office:value-type="float"/>
          <table:table-cell office:value="0.009776705503463747" office:value-type="float"/>
          <table:table-cell office:value="0.01895373821258545" office:value-type="float"/>
          <table:table-cell office:value="-0.01126270890235901" office:value-type="float"/>
          <table:table-cell office:value="0.010715322494506836" office:value-type="float"/>
          <table:table-cell office:value="-0.0054481178522109985" office:value-type="float"/>
          <table:table-cell office:value="0.08693636034899542" office:value-type="float"/>
          <table:table-cell office:value="2" office:value-type="float"/>
          <table:table-cell office:value="-0.000980253219604493" office:value-type="float"/>
          <table:table-cell office:value="0.004856399297714234" office:value-type="float"/>
          <table:table-cell office:value="0.009467616081237794" office:value-type="float"/>
          <table:table-cell office:value="-0.005616104602813721" office:value-type="float"/>
          <table:table-cell office:value="0.005339512825012207" office:value-type="float"/>
          <table:table-cell office:value="-0.002715848088264465" office:value-type="float"/>
        </table:table-row>
        <table:table-row>
          <table:table-cell office:value="-0.0025153499841690068" office:value-type="float"/>
          <table:table-cell office:value="0.01491289258003235" office:value-type="float"/>
          <table:table-cell office:value="0.028377425670623783" office:value-type="float"/>
          <table:table-cell office:value="-0.016710609197616577" office:value-type="float"/>
          <table:table-cell office:value="0.01593626618385315" office:value-type="float"/>
          <table:table-cell office:value="-0.008534345626831055" office:value-type="float"/>
          <table:table-cell office:value="0.08419979071112565" office:value-type="float"/>
          <table:table-cell office:value="3" office:value-type="float"/>
          <table:table-cell office:value="-0.00046760439872741734" office:value-type="float"/>
          <table:table-cell office:value="0.005136187076568604" office:value-type="float"/>
          <table:table-cell office:value="0.009423687458038331" office:value-type="float"/>
          <table:table-cell office:value="-0.005447900295257569" office:value-type="float"/>
          <table:table-cell office:value="0.005220943689346313" office:value-type="float"/>
          <table:table-cell office:value="-0.003086227774620056" office:value-type="float"/>
        </table:table-row>
        <table:table-row>
          <table:table-cell office:value="-0.0029817718267440806" office:value-type="float"/>
          <table:table-cell office:value="0.020017126798629763" office:value-type="float"/>
          <table:table-cell office:value="0.03778440952301026" office:value-type="float"/>
          <table:table-cell office:value="-0.022123438119888306" office:value-type="float"/>
          <table:table-cell office:value="0.02111855149269104" office:value-type="float"/>
          <table:table-cell office:value="-0.011602160930633544" office:value-type="float"/>
          <table:table-cell office:value="0.08147377586156782" office:value-type="float"/>
          <table:table-cell office:value="4" office:value-type="float"/>
          <table:table-cell office:value="-0.0004664218425750738" office:value-type="float"/>
          <table:table-cell office:value="0.005104234218597412" office:value-type="float"/>
          <table:table-cell office:value="0.009406983852386476" office:value-type="float"/>
          <table:table-cell office:value="-0.005412828922271728" office:value-type="float"/>
          <table:table-cell office:value="0.005182285308837891" office:value-type="float"/>
          <table:table-cell office:value="-0.00306781530380249" office:value-type="float"/>
        </table:table-row>
        <table:table-row>
          <table:table-cell office:value="-0.003006818294525147" office:value-type="float"/>
          <table:table-cell office:value="0.02536882281303406" office:value-type="float"/>
          <table:table-cell office:value="0.047148929834365846" office:value-type="float"/>
          <table:table-cell office:value="-0.027372068762779235" office:value-type="float"/>
          <table:table-cell office:value="0.02617146134376526" office:value-type="float"/>
          <table:table-cell office:value="-0.015006400346755981" office:value-type="float"/>
          <table:table-cell office:value="0.07864359614041408" office:value-type="float"/>
          <table:table-cell office:value="5" office:value-type="float"/>
          <table:table-cell office:value="-2.504646778106641e-05" office:value-type="float"/>
          <table:table-cell office:value="0.005351696014404297" office:value-type="float"/>
          <table:table-cell office:value="0.00936452031135559" office:value-type="float"/>
          <table:table-cell office:value="-0.00524863064289093" office:value-type="float"/>
          <table:table-cell office:value="0.005052909851074219" office:value-type="float"/>
          <table:table-cell office:value="-0.0034042394161224367" office:value-type="float"/>
        </table:table-row>
        <table:table-row>
          <table:table-cell office:value="-0.003032802939414979" office:value-type="float"/>
          <table:table-cell office:value="0.030693124532699588" office:value-type="float"/>
          <table:table-cell office:value="0.05" office:value-type="float"/>
          <table:table-cell office:value="-0.032590256333351136" office:value-type="float"/>
          <table:table-cell office:value="0.0311894690990448" office:value-type="float"/>
          <table:table-cell office:value="-0.018392193913459778" office:value-type="float"/>
          <table:table-cell office:value="0.07581919752880495" office:value-type="float"/>
          <table:table-cell office:value="6" office:value-type="float"/>
          <table:table-cell office:value="-2.5984644889832237e-05" office:value-type="float"/>
          <table:table-cell office:value="0.005324301719665527" office:value-type="float"/>
          <table:table-cell office:value="0.00934806227684021" office:value-type="float"/>
          <table:table-cell office:value="-0.0052181875705719" office:value-type="float"/>
          <table:table-cell office:value="0.005018007755279542" office:value-type="float"/>
          <table:table-cell office:value="-0.0033857935667037965" office:value-type="float"/>
        </table:table-row>
        <table:table-row>
          <table:table-cell office:value="-0.0027115505933761608" office:value-type="float"/>
          <table:table-cell office:value="0.03626936793327332" office:value-type="float"/>
          <table:table-cell office:value="0.05" office:value-type="float"/>
          <table:table-cell office:value="-0.03767016530036926" office:value-type="float"/>
          <table:table-cell office:value="0.036082421541213994" office:value-type="float"/>
          <table:table-cell office:value="-0.022087294459342956" office:value-type="float"/>
          <table:table-cell office:value="0.07287204219195516" office:value-type="float"/>
          <table:table-cell office:value="7" office:value-type="float"/>
          <table:table-cell office:value="0.00032125234603881843" office:value-type="float"/>
          <table:table-cell office:value="0.00557624340057373" office:value-type="float"/>
          <table:table-cell office:value="0.009320714473724364" office:value-type="float"/>
          <table:table-cell office:value="-0.005079908967018127" office:value-type="float"/>
          <table:table-cell office:value="0.004892952442169189" office:value-type="float"/>
          <table:table-cell office:value="-0.0036951005458831787" office:value-type="float"/>
        </table:table-row>
        <table:table-row>
          <table:table-cell office:value="-0.0023947459459304817" office:value-type="float"/>
          <table:table-cell office:value="0.041852009296417234" office:value-type="float"/>
          <table:table-cell office:value="0.05" office:value-type="float"/>
          <table:table-cell office:value="-0.04275619149208069" office:value-type="float"/>
          <table:table-cell office:value="0.040980845689773567" office:value-type="float"/>
          <table:table-cell office:value="-0.025787693858146665" office:value-type="float"/>
          <table:table-cell office:value="0.06991204446075555" office:value-type="float"/>
          <table:table-cell office:value="8" office:value-type="float"/>
          <table:table-cell office:value="0.00031680464744567906" office:value-type="float"/>
          <table:table-cell office:value="0.0055826413631439205" office:value-type="float"/>
          <table:table-cell office:value="0.009324121475219728" office:value-type="float"/>
          <table:table-cell office:value="-0.005086026191711426" office:value-type="float"/>
          <table:table-cell office:value="0.004898424148559571" office:value-type="float"/>
          <table:table-cell office:value="-0.0037003993988037106" office:value-type="float"/>
        </table:table-row>
        <table:table-row>
          <table:table-cell office:value="-0.001796640753746033" office:value-type="float"/>
          <table:table-cell office:value="0.04765233993530273" office:value-type="float"/>
          <table:table-cell office:value="0.05" office:value-type="float"/>
          <table:table-cell office:value="-0.047713275551795956" office:value-type="float"/>
          <table:table-cell office:value="0.04574507713317872" office:value-type="float"/>
          <table:table-cell office:value="-0.029773080945014952" office:value-type="float"/>
          <table:table-cell office:value="0.06683787581522123" office:value-type="float"/>
          <table:table-cell office:value="9" office:value-type="float"/>
          <table:table-cell office:value="0.0005981051921844487" office:value-type="float"/>
          <table:table-cell office:value="0.005800330638885498" office:value-type="float"/>
          <table:table-cell office:value="0.009305224418640136" office:value-type="float"/>
          <table:table-cell office:value="-0.004957084059715271" office:value-type="float"/>
          <table:table-cell office:value="0.004764231443405152" office:value-type="float"/>
          <table:table-cell office:value="-0.003985387086868286" office:value-type="float"/>
        </table:table-row>
        <table:table-row>
          <table:table-cell office:value="-0.001201092600822448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376666665077209" office:value-type="float"/>
          <table:table-cell office:value="0.06559966001510234" office:value-type="float"/>
          <table:table-cell office:value="10" office:value-type="float"/>
          <table:table-cell office:value="0.0005955481529235848" office:value-type="float"/>
          <table:table-cell office:value="0.00580891728401184" office:value-type="float"/>
          <table:table-cell office:value="0.009309980869293214" office:value-type="float"/>
          <table:table-cell office:value="-0.004965237975120544" office:value-type="float"/>
          <table:table-cell office:value="0.004773254394531251" office:value-type="float"/>
          <table:table-cell office:value="-0.003993585705757141" office:value-type="float"/>
        </table:table-row>
        <table:table-row>
          <table:table-cell office:value="-0.00039635241031646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802086234092712" office:value-type="float"/>
          <table:table-cell office:value="0.06561551441902301" office:value-type="float"/>
          <table:table-cell office:value="11" office:value-type="float"/>
          <table:table-cell office:value="0.0008047401905059808" office:value-type="float"/>
          <table:table-cell office:value="0.005985152721405028" office:value-type="float"/>
          <table:table-cell office:value="0.009284343719482424" office:value-type="float"/>
          <table:table-cell office:value="-0.0048156785964965825" office:value-type="float"/>
          <table:table-cell office:value="0.00461820125579834" office:value-type="float"/>
          <table:table-cell office:value="-0.004254195690155029" office:value-type="float"/>
        </table:table-row>
        <table:table-row>
          <table:table-cell office:value="0.000406635403633117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2273038029670716" office:value-type="float"/>
          <table:table-cell office:value="0.0656258445371306" office:value-type="float"/>
          <table:table-cell office:value="12" office:value-type="float"/>
          <table:table-cell office:value="0.0008029878139495846" office:value-type="float"/>
          <table:table-cell office:value="0.005981398820877075" office:value-type="float"/>
          <table:table-cell office:value="0.009282879829406737" office:value-type="float"/>
          <table:table-cell office:value="-0.004813071489334107" office:value-type="float"/>
          <table:table-cell office:value="0.004615721702575683" office:value-type="float"/>
          <table:table-cell office:value="-0.004252175688743591" office:value-type="float"/>
        </table:table-row>
        <table:table-row>
          <table:table-cell office:value="0.0013463836908340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67486709356308" office:value-type="float"/>
          <table:table-cell office:value="0.06563096015504953" office:value-type="float"/>
          <table:table-cell office:value="13" office:value-type="float"/>
          <table:table-cell office:value="0.0009397482872009269" office:value-type="float"/>
          <table:table-cell office:value="0.0061218500137329105" office:value-type="float"/>
          <table:table-cell office:value="0.009243550300598145" office:value-type="float"/>
          <table:table-cell office:value="-0.004634630084037781" office:value-type="float"/>
          <table:table-cell office:value="0.0044247150421142575" office:value-type="float"/>
          <table:table-cell office:value="-0.004475632905960083" office:value-type="float"/>
        </table:table-row>
        <table:table-row>
          <table:table-cell office:value="0.002284576296806334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6285581028801" office:value-type="float"/>
          <table:table-cell office:value="14" office:value-type="float"/>
          <table:table-cell office:value="0.0009381926059722906" office:value-type="float"/>
          <table:table-cell office:value="0.006118428707122802" office:value-type="float"/>
          <table:table-cell office:value="0.009242098331451417" office:value-type="float"/>
          <table:table-cell office:value="-0.0046320641040802" office:value-type="float"/>
          <table:table-cell office:value="0.00442287564277649" office:value-type="float"/>
          <table:table-cell office:value="-0.004473904371261597" office:value-type="float"/>
        </table:table-row>
        <table:table-row>
          <table:table-cell office:value="0.00328090369701385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61779073249667" office:value-type="float"/>
          <table:table-cell office:value="15" office:value-type="float"/>
          <table:table-cell office:value="0.0009963274002075199" office:value-type="float"/>
          <table:table-cell office:value="0.0062279713153839105" office:value-type="float"/>
          <table:table-cell office:value="0.009191824197769165" office:value-type="float"/>
          <table:table-cell office:value="-0.0044366252422332764" office:value-type="float"/>
          <table:table-cell office:value="0.004206390380859374" office:value-type="float"/>
          <table:table-cell office:value="-0.004660888314247131" office:value-type="float"/>
        </table:table-row>
        <table:table-row>
          <table:table-cell office:value="0.00427681624889373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9857145541884" office:value-type="float"/>
          <table:table-cell office:value="16" office:value-type="float"/>
          <table:table-cell office:value="0.0009959125518798836" office:value-type="float"/>
          <table:table-cell office:value="0.006230342388153077" office:value-type="float"/>
          <table:table-cell office:value="0.009193646907806398" office:value-type="float"/>
          <table:table-cell office:value="-0.004439533948898316" office:value-type="float"/>
          <table:table-cell office:value="0.004209086894989014" office:value-type="float"/>
          <table:table-cell office:value="-0.004662926197052002" office:value-type="float"/>
        </table:table-row>
        <table:table-row>
          <table:table-cell office:value="0.00526943624019622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7102119679128" office:value-type="float"/>
          <table:table-cell office:value="17" office:value-type="float"/>
          <table:table-cell office:value="0.0009926199913024899" office:value-type="float"/>
          <table:table-cell office:value="0.0063164782524108894" office:value-type="float"/>
          <table:table-cell office:value="0.00913416862487793" office:value-type="float"/>
          <table:table-cell office:value="-0.004231021404266357" office:value-type="float"/>
          <table:table-cell office:value="0.003974430561065674" office:value-type="float"/>
          <table:table-cell office:value="-0.004822848439216614" office:value-type="float"/>
        </table:table-row>
        <table:table-row>
          <table:table-cell office:value="0.00626187264919281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3510774577598" office:value-type="float"/>
          <table:table-cell office:value="18" office:value-type="float"/>
          <table:table-cell office:value="0.0009924364089965824" office:value-type="float"/>
          <table:table-cell office:value="0.006318919658660887" office:value-type="float"/>
          <table:table-cell office:value="0.00913606882095337" office:value-type="float"/>
          <table:table-cell office:value="-0.0042339289188385015" office:value-type="float"/>
          <table:table-cell office:value="0.003977167606353759" office:value-type="float"/>
          <table:table-cell office:value="-0.0048250329494476316" office:value-type="float"/>
        </table:table-row>
        <table:table-row>
          <table:table-cell office:value="0.00718590676784515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4941701608625" office:value-type="float"/>
          <table:table-cell office:value="19" office:value-type="float"/>
          <table:table-cell office:value="0.0009240341186523438" office:value-type="float"/>
          <table:table-cell office:value="0.006383354663848878" office:value-type="float"/>
          <table:table-cell office:value="0.009068219661712647" office:value-type="float"/>
          <table:table-cell office:value="-0.004015142321586609" office:value-type="float"/>
          <table:table-cell office:value="0.00372553825378418" office:value-type="float"/>
          <table:table-cell office:value="-0.004957914352416992" office:value-type="float"/>
        </table:table-row>
        <table:table-row>
          <table:table-cell office:value="0.0081097906827926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44603373267208" office:value-type="float"/>
          <table:table-cell office:value="20" office:value-type="float"/>
          <table:table-cell office:value="0.0009238839149475105" office:value-type="float"/>
          <table:table-cell office:value="0.006385746002197266" office:value-type="float"/>
          <table:table-cell office:value="0.009070167541503906" office:value-type="float"/>
          <table:table-cell office:value="-0.004017912149429322" office:value-type="float"/>
          <table:table-cell office:value="0.003728159666061402" office:value-type="float"/>
          <table:table-cell office:value="-0.0049601089954376225" office:value-type="float"/>
        </table:table-row>
        <table:table-row>
          <table:table-cell office:value="0.00892707526683807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9746836386674" office:value-type="float"/>
          <table:table-cell office:value="21" office:value-type="float"/>
          <table:table-cell office:value="0.0008172845840454107" office:value-type="float"/>
          <table:table-cell office:value="0.0064250528812408465" office:value-type="float"/>
          <table:table-cell office:value="0.008993632793426515" office:value-type="float"/>
          <table:table-cell office:value="-0.003806657791137695" office:value-type="float"/>
          <table:table-cell office:value="0.003476858139038086" office:value-type="float"/>
          <table:table-cell office:value="-0.005075597763061524" office:value-type="float"/>
        </table:table-row>
        <table:table-row>
          <table:table-cell office:value="0.00974417388439178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4332293324037" office:value-type="float"/>
          <table:table-cell office:value="22" office:value-type="float"/>
          <table:table-cell office:value="0.0008170986175537118" office:value-type="float"/>
          <table:table-cell office:value="0.006427242755889894" office:value-type="float"/>
          <table:table-cell office:value="0.008995457887649537" office:value-type="float"/>
          <table:table-cell office:value="-0.003808956146240235" office:value-type="float"/>
          <table:table-cell office:value="0.003479076623916626" office:value-type="float"/>
          <table:table-cell office:value="-0.005077587962150574" office:value-type="float"/>
        </table:table-row>
        <table:table-row>
          <table:table-cell office:value="0.01041311919689178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29485083432648" office:value-type="float"/>
          <table:table-cell office:value="23" office:value-type="float"/>
          <table:table-cell office:value="0.0006689453125000005" office:value-type="float"/>
          <table:table-cell office:value="0.006442610025405885" office:value-type="float"/>
          <table:table-cell office:value="0.0089071524143219" office:value-type="float"/>
          <table:table-cell office:value="-0.0035863339900970457" office:value-type="float"/>
          <table:table-cell office:value="0.0032236528396606453" office:value-type="float"/>
          <table:table-cell office:value="-0.005174727439880371" office:value-type="float"/>
        </table:table-row>
        <table:table-row>
          <table:table-cell office:value="0.01108187496662140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24267953261537" office:value-type="float"/>
          <table:table-cell office:value="24" office:value-type="float"/>
          <table:table-cell office:value="0.0006687557697296134" office:value-type="float"/>
          <table:table-cell office:value="0.006444472074508668" office:value-type="float"/>
          <table:table-cell office:value="0.00890878200531006" office:value-type="float"/>
          <table:table-cell office:value="-0.003588215112686157" office:value-type="float"/>
          <table:table-cell office:value="0.0032254707813262947" office:value-type="float"/>
          <table:table-cell office:value="-0.005176444053649903" office:value-type="float"/>
        </table:table-row>
        <table:table-row>
          <table:table-cell office:value="0.01157657563686371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20170757661234" office:value-type="float"/>
          <table:table-cell office:value="25" office:value-type="float"/>
          <table:table-cell office:value="0.0004947006702423103" office:value-type="float"/>
          <table:table-cell office:value="0.006434001922607421" office:value-type="float"/>
          <table:table-cell office:value="0.008806283473968507" office:value-type="float"/>
          <table:table-cell office:value="-0.003345103859901428" office:value-type="float"/>
          <table:table-cell office:value="0.0029649901390075683" office:value-type="float"/>
          <table:table-cell office:value="-0.005253608822822571" office:value-type="float"/>
        </table:table-row>
        <table:table-row>
          <table:table-cell office:value="0.01207112014293670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58734257574" office:value-type="float"/>
          <table:table-cell office:value="26" office:value-type="float"/>
          <table:table-cell office:value="0.0004945445060729973" office:value-type="float"/>
          <table:table-cell office:value="0.006435456275939942" office:value-type="float"/>
          <table:table-cell office:value="0.008807630538940429" office:value-type="float"/>
          <table:table-cell office:value="-0.0033465158939361573" office:value-type="float"/>
          <table:table-cell office:value="0.002966428995132447" office:value-type="float"/>
          <table:table-cell office:value="-0.005255025029182434" office:value-type="float"/>
        </table:table-row>
        <table:table-row>
          <table:table-cell office:value="0.0123676687479019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320027574521" office:value-type="float"/>
          <table:table-cell office:value="27" office:value-type="float"/>
          <table:table-cell office:value="0.0002965486049652105" office:value-type="float"/>
          <table:table-cell office:value="0.006400120258331298" office:value-type="float"/>
          <table:table-cell office:value="0.008692291975021362" office:value-type="float"/>
          <table:table-cell office:value="-0.0030893170833587646" office:value-type="float"/>
          <table:table-cell office:value="0.0027092194557189943" office:value-type="float"/>
          <table:table-cell office:value="-0.005317602753639222" office:value-type="float"/>
        </table:table-row>
        <table:table-row>
          <table:table-cell office:value="0.01266409456729889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0456306795033" office:value-type="float"/>
          <table:table-cell office:value="28" office:value-type="float"/>
          <table:table-cell office:value="0.00029642581939697335" office:value-type="float"/>
          <table:table-cell office:value="0.00640103816986084" office:value-type="float"/>
          <table:table-cell office:value="0.00869318127632141" office:value-type="float"/>
          <table:table-cell office:value="-0.003090157508850098" office:value-type="float"/>
          <table:table-cell office:value="0.002710080146789551" office:value-type="float"/>
          <table:table-cell office:value="-0.0053184968233108525" office:value-type="float"/>
        </table:table-row>
        <table:table-row>
          <table:table-cell office:value="0.01274697482585907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09676238658346" office:value-type="float"/>
          <table:table-cell office:value="29" office:value-type="float"/>
          <table:table-cell office:value="8.288025856018066e-05" office:value-type="float"/>
          <table:table-cell office:value="0.006337370872497557" office:value-type="float"/>
          <table:table-cell office:value="0.008577733039855958" office:value-type="float"/>
          <table:table-cell office:value="-0.0028507995605468748" office:value-type="float"/>
          <table:table-cell office:value="0.0024957346916198737" office:value-type="float"/>
          <table:table-cell office:value="-0.0053840184211730955" office:value-type="float"/>
        </table:table-row>
        <table:table-row>
          <table:table-cell office:value="0.0128298085927963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08891012377419" office:value-type="float"/>
          <table:table-cell office:value="30" office:value-type="float"/>
          <table:table-cell office:value="8.283376693725593e-05" office:value-type="float"/>
          <table:table-cell office:value="0.006337628364562987" office:value-type="float"/>
          <table:table-cell office:value="0.008577996492385864" office:value-type="float"/>
          <table:table-cell office:value="-0.0028510260581970214" office:value-type="float"/>
          <table:table-cell office:value="0.0024959659576416025" office:value-type="float"/>
          <table:table-cell office:value="-0.005384272336959839" office:value-type="float"/>
        </table:table-row>
        <table:table-row>
          <table:table-cell office:value="0.0126888453960418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0223940402757" office:value-type="float"/>
          <table:table-cell office:value="31" office:value-type="float"/>
          <table:table-cell office:value="-0.00014096319675445564" office:value-type="float"/>
          <table:table-cell office:value="0.006258795261383057" office:value-type="float"/>
          <table:table-cell office:value="0.008466116189956666" office:value-type="float"/>
          <table:table-cell office:value="-0.0026340836286544798" office:value-type="float"/>
          <table:table-cell office:value="0.002317049503326417" office:value-type="float"/>
          <table:table-cell office:value="-0.005448646545410156" office:value-type="float"/>
        </table:table-row>
        <table:table-row>
          <table:table-cell office:value="0.0125479799509048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1539708157855" office:value-type="float"/>
          <table:table-cell office:value="32" office:value-type="float"/>
          <table:table-cell office:value="-0.00014086544513702316" office:value-type="float"/>
          <table:table-cell office:value="0.006258335113525389" office:value-type="float"/>
          <table:table-cell office:value="0.008465633392333983" office:value-type="float"/>
          <table:table-cell office:value="-0.0026337051391601566" office:value-type="float"/>
          <table:table-cell office:value="0.002316662073135377" office:value-type="float"/>
          <table:table-cell office:value="-0.0054481965303421025" office:value-type="float"/>
        </table:table-row>
        <table:table-row>
          <table:table-cell office:value="0.0121817892789840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4884054081188" office:value-type="float"/>
          <table:table-cell office:value="33" office:value-type="float"/>
          <table:table-cell office:value="-0.0003661906719207766" office:value-type="float"/>
          <table:table-cell office:value="0.006172930002212524" office:value-type="float"/>
          <table:table-cell office:value="0.008358839750289919" office:value-type="float"/>
          <table:table-cell office:value="-0.0024375152587890626" office:value-type="float"/>
          <table:table-cell office:value="0.002167630195617675" office:value-type="float"/>
          <table:table-cell office:value="-0.005509028434753418" office:value-type="float"/>
        </table:table-row>
        <table:table-row>
          <table:table-cell office:value="0.0118159085512161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18116182394658" office:value-type="float"/>
          <table:table-cell office:value="34" office:value-type="float"/>
          <table:table-cell office:value="-0.00036588072776794385" office:value-type="float"/>
          <table:table-cell office:value="0.0061716830730438235" office:value-type="float"/>
          <table:table-cell office:value="0.008357517719268797" office:value-type="float"/>
          <table:table-cell office:value="-0.0024365890026092534" office:value-type="float"/>
          <table:table-cell office:value="0.0021666777133941655" office:value-type="float"/>
          <table:table-cell office:value="-0.005507837533950806" office:value-type="float"/>
        </table:table-row>
        <table:table-row>
          <table:table-cell office:value="0.01121817708015442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23159231637624" office:value-type="float"/>
          <table:table-cell office:value="35" office:value-type="float"/>
          <table:table-cell office:value="-0.0005977314710617059" office:value-type="float"/>
          <table:table-cell office:value="0.006084156036376952" office:value-type="float"/>
          <table:table-cell office:value="0.008257960081100463" office:value-type="float"/>
          <table:table-cell office:value="-0.0022612458467483523" office:value-type="float"/>
          <table:table-cell office:value="0.0020396339893341067" office:value-type="float"/>
          <table:table-cell office:value="-0.005566703081130981" office:value-type="float"/>
        </table:table-row>
        <table:table-row>
          <table:table-cell office:value="0.010621050000190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2790266123626" office:value-type="float"/>
          <table:table-cell office:value="36" office:value-type="float"/>
          <table:table-cell office:value="-0.0005971270799636844" office:value-type="float"/>
          <table:table-cell office:value="0.006082069873809813" office:value-type="float"/>
          <table:table-cell office:value="0.008255696296691895" office:value-type="float"/>
          <table:table-cell office:value="-0.0022597861289978026" office:value-type="float"/>
          <table:table-cell office:value="0.0020381069183349615" office:value-type="float"/>
          <table:table-cell office:value="-0.005564708709716797" office:value-type="float"/>
        </table:table-row>
        <table:table-row>
          <table:table-cell office:value="0.00978859305381775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4021976649738" office:value-type="float"/>
          <table:table-cell office:value="37" office:value-type="float"/>
          <table:table-cell office:value="-0.0008324569463729857" office:value-type="float"/>
          <table:table-cell office:value="0.005983933210372926" office:value-type="float"/>
          <table:table-cell office:value="0.008160202503204346" office:value-type="float"/>
          <table:table-cell office:value="-0.0021075022220611566" office:value-type="float"/>
          <table:table-cell office:value="0.0019248044490814218" office:value-type="float"/>
          <table:table-cell office:value="-0.005621201395988464" office:value-type="float"/>
        </table:table-row>
        <table:table-row>
          <table:table-cell office:value="0.00895711183547974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9557690329674" office:value-type="float"/>
          <table:table-cell office:value="38" office:value-type="float"/>
          <table:table-cell office:value="-0.0008314812183380128" office:value-type="float"/>
          <table:table-cell office:value="0.005980830192565919" office:value-type="float"/>
          <table:table-cell office:value="0.008156900405883788" office:value-type="float"/>
          <table:table-cell office:value="-0.0021055608987808234" office:value-type="float"/>
          <table:table-cell office:value="0.001922781467437745" office:value-type="float"/>
          <table:table-cell office:value="-0.0056182628870010375" office:value-type="float"/>
        </table:table-row>
        <table:table-row>
          <table:table-cell office:value="0.00789354085922241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45794540252128" office:value-type="float"/>
          <table:table-cell office:value="39" office:value-type="float"/>
          <table:table-cell office:value="-0.0010635709762573248" office:value-type="float"/>
          <table:table-cell office:value="0.0058660840988159196" office:value-type="float"/>
          <table:table-cell office:value="0.008058428764343263" office:value-type="float"/>
          <table:table-cell office:value="-0.001974580287933349" office:value-type="float"/>
          <table:table-cell office:value="0.0018138039112091057" office:value-type="float"/>
          <table:table-cell office:value="-0.005667959451675415" office:value-type="float"/>
        </table:table-row>
        <table:table-row>
          <table:table-cell office:value="0.0068314409255981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1072759375551" office:value-type="float"/>
          <table:table-cell office:value="40" office:value-type="float"/>
          <table:table-cell office:value="-0.0010620999336242668" office:value-type="float"/>
          <table:table-cell office:value="0.005862188339233397" office:value-type="float"/>
          <table:table-cell office:value="0.008054182529449462" office:value-type="float"/>
          <table:table-cell office:value="-0.001972252726554871" office:value-type="float"/>
          <table:table-cell office:value="0.0018113470077514657" office:value-type="float"/>
          <table:table-cell office:value="-0.005664244890213012" office:value-type="float"/>
        </table:table-row>
        <table:table-row>
          <table:table-cell office:value="0.00553820133209229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6212042143252" office:value-type="float"/>
          <table:table-cell office:value="41" office:value-type="float"/>
          <table:table-cell office:value="-0.0012932395935058589" office:value-type="float"/>
          <table:table-cell office:value="0.005734196901321412" office:value-type="float"/>
          <table:table-cell office:value="0.007955613136291504" office:value-type="float"/>
          <table:table-cell office:value="-0.001859555244445801" office:value-type="float"/>
          <table:table-cell office:value="0.0017130124568939201" office:value-type="float"/>
          <table:table-cell office:value="-0.0057095116376876835" office:value-type="float"/>
        </table:table-row>
        <table:table-row>
          <table:table-cell office:value="0.0042469984292984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992719011114" office:value-type="float"/>
          <table:table-cell office:value="42" office:value-type="float"/>
          <table:table-cell office:value="-0.0012912029027938848" office:value-type="float"/>
          <table:table-cell office:value="0.005729355812072753" office:value-type="float"/>
          <table:table-cell office:value="0.007950220108032228" office:value-type="float"/>
          <table:table-cell office:value="-0.0018568015098571772" office:value-type="float"/>
          <table:table-cell office:value="0.0017100727558135992" office:value-type="float"/>
          <table:table-cell office:value="-0.005704871416091919" office:value-type="float"/>
        </table:table-row>
        <table:table-row>
          <table:table-cell office:value="0.00273100793361664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62477990514644" office:value-type="float"/>
          <table:table-cell office:value="43" office:value-type="float"/>
          <table:table-cell office:value="-0.001515990495681763" office:value-type="float"/>
          <table:table-cell office:value="0.005590060949325562" office:value-type="float"/>
          <table:table-cell office:value="0.007852940559387208" office:value-type="float"/>
          <table:table-cell office:value="-0.0017671900987625121" office:value-type="float"/>
          <table:table-cell office:value="0.0016277182102203362" office:value-type="float"/>
          <table:table-cell office:value="-0.005746594667434692" office:value-type="float"/>
        </table:table-row>
        <table:table-row>
          <table:table-cell office:value="0.001217634081840519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6307041943832" office:value-type="float"/>
          <table:table-cell office:value="44" office:value-type="float"/>
          <table:table-cell office:value="-0.0015133738517761237" office:value-type="float"/>
          <table:table-cell office:value="0.0055843830108642575" office:value-type="float"/>
          <table:table-cell office:value="0.007846486568450927" office:value-type="float"/>
          <table:table-cell office:value="-0.0017641186714172363" office:value-type="float"/>
          <table:table-cell office:value="0.0016243994235992428" office:value-type="float"/>
          <table:table-cell office:value="-0.005741106271743774" office:value-type="float"/>
        </table:table-row>
        <table:table-row>
          <table:table-cell office:value="-0.000515971779823298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61350603780107" office:value-type="float"/>
          <table:table-cell office:value="45" office:value-type="float"/>
          <table:table-cell office:value="-0.0017336058616638176" office:value-type="float"/>
          <table:table-cell office:value="0.005441014766693116" office:value-type="float"/>
          <table:table-cell office:value="0.007761574983596803" office:value-type="float"/>
          <table:table-cell office:value="-0.0017003196477890017" office:value-type="float"/>
          <table:table-cell office:value="0.0015672039985656742" office:value-type="float"/>
          <table:table-cell office:value="-0.005786561965942383" office:value-type="float"/>
        </table:table-row>
        <table:table-row>
          <table:table-cell office:value="-0.00224630177021026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57086265479432" office:value-type="float"/>
          <table:table-cell office:value="46" office:value-type="float"/>
          <table:table-cell office:value="-0.0017303299903869626" office:value-type="float"/>
          <table:table-cell office:value="0.005434507131576538" office:value-type="float"/>
          <table:table-cell office:value="0.007754051685333252" office:value-type="float"/>
          <table:table-cell office:value="-0.0016969132423400885" office:value-type="float"/>
          <table:table-cell office:value="0.001563485860824585" office:value-type="float"/>
          <table:table-cell office:value="-0.005780198574066162" office:value-type="float"/>
        </table:table-row>
        <table:table-row>
          <table:table-cell office:value="-0.00418933868408202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49278987992393" office:value-type="float"/>
          <table:table-cell office:value="47" office:value-type="float"/>
          <table:table-cell office:value="-0.0019430369138717651" office:value-type="float"/>
          <table:table-cell office:value="0.005281286239624023" office:value-type="float"/>
          <table:table-cell office:value="0.007683960199356079" office:value-type="float"/>
          <table:table-cell office:value="-0.0016575384140014651" office:value-type="float"/>
          <table:table-cell office:value="0.0015267288684844976" office:value-type="float"/>
          <table:table-cell office:value="-0.00582664966583252" office:value-type="float"/>
        </table:table-row>
        <table:table-row>
          <table:table-cell office:value="-0.00612836122512816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8329207386236" office:value-type="float"/>
          <table:table-cell office:value="48" office:value-type="float"/>
          <table:table-cell office:value="-0.0019390225410461422" office:value-type="float"/>
          <table:table-cell office:value="0.005273981094360352" office:value-type="float"/>
          <table:table-cell office:value="0.007675325870513916" office:value-type="float"/>
          <table:table-cell office:value="-0.00165378987789154" office:value-type="float"/>
          <table:table-cell office:value="0.0015226113796234127" office:value-type="float"/>
          <table:table-cell office:value="-0.005819413661956787" office:value-type="float"/>
        </table:table-row>
        <table:table-row>
          <table:table-cell office:value="-0.00826821029186248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22624306496828" office:value-type="float"/>
          <table:table-cell office:value="49" office:value-type="float"/>
          <table:table-cell office:value="-0.0021398490667343135" office:value-type="float"/>
          <table:table-cell office:value="0.005106629133224487" office:value-type="float"/>
          <table:table-cell office:value="0.007607293128967284" office:value-type="float"/>
          <table:table-cell office:value="-0.0016337680816650383" office:value-type="float"/>
          <table:table-cell office:value="0.0014962196350097653" office:value-type="float"/>
          <table:table-cell office:value="-0.005862087607383729" office:value-type="float"/>
        </table:table-row>
        <table:table-row>
          <table:table-cell office:value="-0.01040325045585631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03224053489545" office:value-type="float"/>
          <table:table-cell office:value="50" office:value-type="float"/>
          <table:table-cell office:value="-0.0021350401639938354" office:value-type="float"/>
          <table:table-cell office:value="0.005098519325256347" office:value-type="float"/>
          <table:table-cell office:value="0.00759751558303833" office:value-type="float"/>
          <table:table-cell office:value="-0.0016296553611755363" office:value-type="float"/>
          <table:table-cell office:value="0.0014916777610778816" office:value-type="float"/>
          <table:table-cell office:value="-0.005853948593139649" office:value-type="float"/>
        </table:table-row>
        <table:table-row>
          <table:table-cell office:value="-0.01272302448749541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78000880202839" office:value-type="float"/>
          <table:table-cell office:value="51" office:value-type="float"/>
          <table:table-cell office:value="-0.0023197740316390995" office:value-type="float"/>
          <table:table-cell office:value="0.004916014671325684" office:value-type="float"/>
          <table:table-cell office:value="0.007534701824188231" office:value-type="float"/>
          <table:table-cell office:value="-0.001633713245391846" office:value-type="float"/>
          <table:table-cell office:value="0.0014762759208679192" office:value-type="float"/>
          <table:table-cell office:value="-0.005893453359603882" office:value-type="float"/>
        </table:table-row>
        <table:table-row>
          <table:table-cell office:value="-0.01503734588623046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8634945755027" office:value-type="float"/>
          <table:table-cell office:value="52" office:value-type="float"/>
          <table:table-cell office:value="-0.002314321398735046" office:value-type="float"/>
          <table:table-cell office:value="0.004907305240631104" office:value-type="float"/>
          <table:table-cell office:value="0.007523968219757081" office:value-type="float"/>
          <table:table-cell office:value="-0.0016292864084243783" office:value-type="float"/>
          <table:table-cell office:value="0.0014713811874389644" office:value-type="float"/>
          <table:table-cell office:value="-0.005884522199630738" office:value-type="float"/>
        </table:table-row>
        <table:table-row>
          <table:table-cell office:value="-0.0175221359729766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12560908582383" office:value-type="float"/>
          <table:table-cell office:value="53" office:value-type="float"/>
          <table:table-cell office:value="-0.002484790086746216" office:value-type="float"/>
          <table:table-cell office:value="0.004712424278259278" office:value-type="float"/>
          <table:table-cell office:value="0.007468233108520508" office:value-type="float"/>
          <table:table-cell office:value="-0.0016555613279342647" office:value-type="float"/>
          <table:table-cell office:value="0.0014619123935699467" office:value-type="float"/>
          <table:table-cell office:value="-0.005922268629074097" office:value-type="float"/>
        </table:table-row>
        <table:table-row>
          <table:table-cell office:value="-0.02000092387199401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72032357143975" office:value-type="float"/>
          <table:table-cell office:value="54" office:value-type="float"/>
          <table:table-cell office:value="-0.002478787899017334" office:value-type="float"/>
          <table:table-cell office:value="0.004703590869903565" office:value-type="float"/>
          <table:table-cell office:value="0.007457103729248049" office:value-type="float"/>
          <table:table-cell office:value="-0.0016511487960815426" office:value-type="float"/>
          <table:table-cell office:value="0.0014569425582885744" office:value-type="float"/>
          <table:table-cell office:value="-0.005912922620773316" office:value-type="float"/>
        </table:table-row>
        <table:table-row>
          <table:table-cell office:value="-0.0226311862468719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24246338327012" office:value-type="float"/>
          <table:table-cell office:value="55" office:value-type="float"/>
          <table:table-cell office:value="-0.0026302623748779294" office:value-type="float"/>
          <table:table-cell office:value="0.004495320320129394" office:value-type="float"/>
          <table:table-cell office:value="0.007402174472808836" office:value-type="float"/>
          <table:table-cell office:value="-0.0016956961154937743" office:value-type="float"/>
          <table:table-cell office:value="0.0014553678035736078" office:value-type="float"/>
          <table:table-cell office:value="-0.005947819352149964" office:value-type="float"/>
        </table:table-row>
        <table:table-row>
          <table:table-cell office:value="-0.02525483250617980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71873285828641" office:value-type="float"/>
          <table:table-cell office:value="56" office:value-type="float"/>
          <table:table-cell office:value="-0.002623646259307861" office:value-type="float"/>
          <table:table-cell office:value="0.004486306905746459" office:value-type="float"/>
          <table:table-cell office:value="0.007390526533126831" office:value-type="float"/>
          <table:table-cell office:value="-0.0016911011934280396" office:value-type="float"/>
          <table:table-cell office:value="0.0014501762390136726" office:value-type="float"/>
          <table:table-cell office:value="-0.0059380042552948" office:value-type="float"/>
        </table:table-row>
        <table:table-row>
          <table:table-cell office:value="-0.0280106222629547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12026001057555" office:value-type="float"/>
          <table:table-cell office:value="57" office:value-type="float"/>
          <table:table-cell office:value="-0.002755789756774902" office:value-type="float"/>
          <table:table-cell office:value="0.004265005588531495" office:value-type="float"/>
          <table:table-cell office:value="0.00733553647994995" office:value-type="float"/>
          <table:table-cell office:value="-0.0017483794689178468" office:value-type="float"/>
          <table:table-cell office:value="0.0014567160606384286" office:value-type="float"/>
          <table:table-cell office:value="-0.005970829129219055" office:value-type="float"/>
        </table:table-row>
        <table:table-row>
          <table:table-cell office:value="-0.03075925648212432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476361093956135" office:value-type="float"/>
          <table:table-cell office:value="58" office:value-type="float"/>
          <table:table-cell office:value="-0.002748634219169617" office:value-type="float"/>
          <table:table-cell office:value="0.004255930185317993" office:value-type="float"/>
          <table:table-cell office:value="0.007323443889617922" office:value-type="float"/>
          <table:table-cell office:value="-0.001743583083152771" office:value-type="float"/>
          <table:table-cell office:value="0.0014513564109802247" office:value-type="float"/>
          <table:table-cell office:value="-0.005960648655891418" office:value-type="float"/>
        </table:table-row>
        <table:table-row>
          <table:table-cell office:value="-0.0336232334375381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75813588420827" office:value-type="float"/>
          <table:table-cell office:value="59" office:value-type="float"/>
          <table:table-cell office:value="-0.0028639769554138182" office:value-type="float"/>
          <table:table-cell office:value="0.004024825096130372" office:value-type="float"/>
          <table:table-cell office:value="0.0072676587104797356" office:value-type="float"/>
          <table:table-cell office:value="-0.001808930635452271" office:value-type="float"/>
          <table:table-cell office:value="0.0014655053615570072" office:value-type="float"/>
          <table:table-cell office:value="-0.005992522239685058" office:value-type="float"/>
        </table:table-row>
        <table:table-row>
          <table:table-cell office:value="-0.03647962510585784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999638227275337" office:value-type="float"/>
          <table:table-cell office:value="60" office:value-type="float"/>
          <table:table-cell office:value="-0.0028563916683197023" office:value-type="float"/>
          <table:table-cell office:value="0.004015784263610839" office:value-type="float"/>
          <table:table-cell office:value="0.007255083322525025" office:value-type="float"/>
          <table:table-cell office:value="-0.0018037474155426034" office:value-type="float"/>
          <table:table-cell office:value="0.0014601171016693122" office:value-type="float"/>
          <table:table-cell office:value="-0.005981991291046143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0614006519317626" office:value-type="float"/>
          <table:table-cell office:value="0.0039031398296356205" office:value-type="float"/>
          <table:table-cell office:value="0.007164453268051147" office:value-type="float"/>
          <table:table-cell office:value="-0.0018392503261566162" office:value-type="float"/>
          <table:table-cell office:value="0.0014305067062377937" office:value-type="float"/>
          <table:table-cell office:value="-0.006036761999130249" office:value-type="float"/>
          <table:table-cell office:value="0.7798003404466098" office:value-type="float"/>
          <table:table-cell office:value="1" office:value-type="float"/>
          <table:table-cell office:value="-0.0030614006519317626" office:value-type="float"/>
          <table:table-cell office:value="0.0039031398296356205" office:value-type="float"/>
          <table:table-cell office:value="0.007164453268051147" office:value-type="float"/>
          <table:table-cell office:value="-0.0018392503261566162" office:value-type="float"/>
          <table:table-cell office:value="0.0014305067062377937" office:value-type="float"/>
          <table:table-cell office:value="-0.006036761999130249" office:value-type="float"/>
        </table:table-row>
        <table:table-row>
          <table:table-cell office:value="-0.007015653848648071" office:value-type="float"/>
          <table:table-cell office:value="0.00864820957183838" office:value-type="float"/>
          <table:table-cell office:value="0.01543987512588501" office:value-type="float"/>
          <table:table-cell office:value="-0.00417904794216156" office:value-type="float"/>
          <table:table-cell office:value="0.0035314798355102553" office:value-type="float"/>
          <table:table-cell office:value="-0.013001148700714112" office:value-type="float"/>
          <table:table-cell office:value="0.6289401519319459" office:value-type="float"/>
          <table:table-cell office:value="2" office:value-type="float"/>
          <table:table-cell office:value="-0.003954253196716309" office:value-type="float"/>
          <table:table-cell office:value="0.004745069742202759" office:value-type="float"/>
          <table:table-cell office:value="0.008275421857833863" office:value-type="float"/>
          <table:table-cell office:value="-0.0023397976160049435" office:value-type="float"/>
          <table:table-cell office:value="0.0021009731292724616" office:value-type="float"/>
          <table:table-cell office:value="-0.0069643867015838625" office:value-type="float"/>
        </table:table-row>
        <table:table-row>
          <table:table-cell office:value="-0.0110954749584198" office:value-type="float"/>
          <table:table-cell office:value="0.013115555047988892" office:value-type="float"/>
          <table:table-cell office:value="0.02366727232933044" office:value-type="float"/>
          <table:table-cell office:value="-0.006606490015983581" office:value-type="float"/>
          <table:table-cell office:value="0.005670163631439211" office:value-type="float"/>
          <table:table-cell office:value="-0.02000429153442383" office:value-type="float"/>
          <table:table-cell office:value="0.09687663940298079" office:value-type="float"/>
          <table:table-cell office:value="3" office:value-type="float"/>
          <table:table-cell office:value="-0.004079821109771729" office:value-type="float"/>
          <table:table-cell office:value="0.004467345476150512" office:value-type="float"/>
          <table:table-cell office:value="0.008227397203445433" office:value-type="float"/>
          <table:table-cell office:value="-0.0024274420738220216" office:value-type="float"/>
          <table:table-cell office:value="0.0021386837959289553" office:value-type="float"/>
          <table:table-cell office:value="-0.007003142833709717" office:value-type="float"/>
        </table:table-row>
        <table:table-row>
          <table:table-cell office:value="-0.014351195096969603" office:value-type="float"/>
          <table:table-cell office:value="0.016895598173141478" office:value-type="float"/>
          <table:table-cell office:value="0.031146048307418822" office:value-type="float"/>
          <table:table-cell office:value="-0.00870902955532074" office:value-type="float"/>
          <table:table-cell office:value="0.007340989112854005" office:value-type="float"/>
          <table:table-cell office:value="-0.026363056302070618" office:value-type="float"/>
          <table:table-cell office:value="0.0960603363948026" office:value-type="float"/>
          <table:table-cell office:value="4" office:value-type="float"/>
          <table:table-cell office:value="-0.0032557201385498046" office:value-type="float"/>
          <table:table-cell office:value="0.0037800431251525882" office:value-type="float"/>
          <table:table-cell office:value="0.007478775978088379" office:value-type="float"/>
          <table:table-cell office:value="-0.0021025395393371588" office:value-type="float"/>
          <table:table-cell office:value="0.0016708254814147942" office:value-type="float"/>
          <table:table-cell office:value="-0.006358764767646789" office:value-type="float"/>
        </table:table-row>
        <table:table-row>
          <table:table-cell office:value="-0.017663323283195496" office:value-type="float"/>
          <table:table-cell office:value="0.020368701219558714" office:value-type="float"/>
          <table:table-cell office:value="0.03850671768188477" office:value-type="float"/>
          <table:table-cell office:value="-0.010878381729125978" office:value-type="float"/>
          <table:table-cell office:value="0.009017295837402345" office:value-type="float"/>
          <table:table-cell office:value="-0.03270417213439941" office:value-type="float"/>
          <table:table-cell office:value="0.08989090818213112" office:value-type="float"/>
          <table:table-cell office:value="5" office:value-type="float"/>
          <table:table-cell office:value="-0.0033121281862258916" office:value-type="float"/>
          <table:table-cell office:value="0.0034731030464172363" office:value-type="float"/>
          <table:table-cell office:value="0.007360669374465943" office:value-type="float"/>
          <table:table-cell office:value="-0.002169352173805237" office:value-type="float"/>
          <table:table-cell office:value="0.0016763067245483404" office:value-type="float"/>
          <table:table-cell office:value="-0.006341115832328797" office:value-type="float"/>
        </table:table-row>
        <table:table-row>
          <table:table-cell office:value="-0.020924155116081238" office:value-type="float"/>
          <table:table-cell office:value="0.023786200284957884" office:value-type="float"/>
          <table:table-cell office:value="0.04579032897949219" office:value-type="float"/>
          <table:table-cell office:value="-0.013014169335365297" office:value-type="float"/>
          <table:table-cell office:value="0.010658477544784547" office:value-type="float"/>
          <table:table-cell office:value="-0.038972879052162165" office:value-type="float"/>
          <table:table-cell office:value="0.08736878187644902" office:value-type="float"/>
          <table:table-cell office:value="6" office:value-type="float"/>
          <table:table-cell office:value="-0.0032608318328857426" office:value-type="float"/>
          <table:table-cell office:value="0.0034174990653991696" office:value-type="float"/>
          <table:table-cell office:value="0.007283611297607422" office:value-type="float"/>
          <table:table-cell office:value="-0.0021357876062393193" office:value-type="float"/>
          <table:table-cell office:value="0.0016411817073822017" office:value-type="float"/>
          <table:table-cell office:value="-0.006268706917762757" office:value-type="float"/>
        </table:table-row>
        <table:table-row>
          <table:table-cell office:value="-0.024253376126289368" office:value-type="float"/>
          <table:table-cell office:value="0.026915508508682247" office:value-type="float"/>
          <table:table-cell office:value="0.05" office:value-type="float"/>
          <table:table-cell office:value="-0.015231139063835147" office:value-type="float"/>
          <table:table-cell office:value="0.012321385145187378" office:value-type="float"/>
          <table:table-cell office:value="-0.04523927271366119" office:value-type="float"/>
          <table:table-cell office:value="0.08492230722982214" office:value-type="float"/>
          <table:table-cell office:value="7" office:value-type="float"/>
          <table:table-cell office:value="-0.0033292210102081297" office:value-type="float"/>
          <table:table-cell office:value="0.0031293082237243645" office:value-type="float"/>
          <table:table-cell office:value="0.0071832680702209484" office:value-type="float"/>
          <table:table-cell office:value="-0.0022169697284698487" office:value-type="float"/>
          <table:table-cell office:value="0.0016629076004028315" office:value-type="float"/>
          <table:table-cell office:value="-0.006266393661499023" office:value-type="float"/>
        </table:table-row>
        <table:table-row>
          <table:table-cell office:value="-0.02754743754863739" office:value-type="float"/>
          <table:table-cell office:value="0.030010994672775265" office:value-type="float"/>
          <table:table-cell office:value="0.05" office:value-type="float"/>
          <table:table-cell office:value="-0.017425254583358765" office:value-type="float"/>
          <table:table-cell office:value="0.013961595296859742" office:value-type="float"/>
          <table:table-cell office:value="-0.05" office:value-type="float"/>
          <table:table-cell office:value="0.08250161094743935" office:value-type="float"/>
          <table:table-cell office:value="8" office:value-type="float"/>
          <table:table-cell office:value="-0.003294061422348023" office:value-type="float"/>
          <table:table-cell office:value="0.0030954861640930184" office:value-type="float"/>
          <table:table-cell office:value="0.007130365371704103" office:value-type="float"/>
          <table:table-cell office:value="-0.0021941155195236203" office:value-type="float"/>
          <table:table-cell office:value="0.0016402101516723635" office:value-type="float"/>
          <table:table-cell office:value="-0.006218587160110474" office:value-type="float"/>
        </table:table-row>
        <table:table-row>
          <table:table-cell office:value="-0.03094781279563904" office:value-type="float"/>
          <table:table-cell office:value="0.032857077121734614" office:value-type="float"/>
          <table:table-cell office:value="0.05" office:value-type="float"/>
          <table:table-cell office:value="-0.019733177423477175" office:value-type="float"/>
          <table:table-cell office:value="0.015658756494522096" office:value-type="float"/>
          <table:table-cell office:value="-0.05" office:value-type="float"/>
          <table:table-cell office:value="0.0801293208201352" office:value-type="float"/>
          <table:table-cell office:value="9" office:value-type="float"/>
          <table:table-cell office:value="-0.003400375247001648" office:value-type="float"/>
          <table:table-cell office:value="0.0028460824489593504" office:value-type="float"/>
          <table:table-cell office:value="0.007094466686248779" office:value-type="float"/>
          <table:table-cell office:value="-0.0023079228401184084" office:value-type="float"/>
          <table:table-cell office:value="0.0016971611976623543" office:value-type="float"/>
          <table:table-cell office:value="-0.0062735420465469365" office:value-type="float"/>
        </table:table-row>
        <table:table-row>
          <table:table-cell office:value="-0.03433942198753357" office:value-type="float"/>
          <table:table-cell office:value="0.03569471478462219" office:value-type="float"/>
          <table:table-cell office:value="0.05" office:value-type="float"/>
          <table:table-cell office:value="-0.022035856246948243" office:value-type="float"/>
          <table:table-cell office:value="0.01734927535057068" office:value-type="float"/>
          <table:table-cell office:value="-0.05" office:value-type="float"/>
          <table:table-cell office:value="0.07776286167318078" office:value-type="float"/>
          <table:table-cell office:value="10" office:value-type="float"/>
          <table:table-cell office:value="-0.003391609191894531" office:value-type="float"/>
          <table:table-cell office:value="0.0028376376628875735" office:value-type="float"/>
          <table:table-cell office:value="0.0070821833610534655" office:value-type="float"/>
          <table:table-cell office:value="-0.002302678823471069" office:value-type="float"/>
          <table:table-cell office:value="0.0016905188560485847" office:value-type="float"/>
          <table:table-cell office:value="-0.006260694861412048" office:value-type="float"/>
        </table:table-row>
        <table:table-row>
          <table:table-cell office:value="-0.03785540699958802" office:value-type="float"/>
          <table:table-cell office:value="0.03830341815948486" office:value-type="float"/>
          <table:table-cell office:value="0.05" office:value-type="float"/>
          <table:table-cell office:value="-0.02447589337825775" office:value-type="float"/>
          <table:table-cell office:value="0.01911901116371155" office:value-type="float"/>
          <table:table-cell office:value="-0.05" office:value-type="float"/>
          <table:table-cell office:value="0.07542799923654789" office:value-type="float"/>
          <table:table-cell office:value="11" office:value-type="float"/>
          <table:table-cell office:value="-0.0035159850120544435" office:value-type="float"/>
          <table:table-cell office:value="0.002608703374862671" office:value-type="float"/>
          <table:table-cell office:value="0.007081127166748047" office:value-type="float"/>
          <table:table-cell office:value="-0.002440037131309509" office:value-type="float"/>
          <table:table-cell office:value="0.0017697358131408686" office:value-type="float"/>
          <table:table-cell office:value="-0.006343008279800415" office:value-type="float"/>
        </table:table-row>
        <table:table-row>
          <table:table-cell office:value="-0.04136296629905701" office:value-type="float"/>
          <table:table-cell office:value="0.04090465903282165" office:value-type="float"/>
          <table:table-cell office:value="0.05" office:value-type="float"/>
          <table:table-cell office:value="-0.026910563111305234" office:value-type="float"/>
          <table:table-cell office:value="0.020882118940353397" office:value-type="float"/>
          <table:table-cell office:value="-0.05" office:value-type="float"/>
          <table:table-cell office:value="0.07309733439031108" office:value-type="float"/>
          <table:table-cell office:value="12" office:value-type="float"/>
          <table:table-cell office:value="-0.0035075592994689942" office:value-type="float"/>
          <table:table-cell office:value="0.0026012408733367912" office:value-type="float"/>
          <table:table-cell office:value="0.007069587707519533" office:value-type="float"/>
          <table:table-cell office:value="-0.002434669733047485" office:value-type="float"/>
          <table:table-cell office:value="0.0017631077766418462" office:value-type="float"/>
          <table:table-cell office:value="-0.006330799460411072" office:value-type="float"/>
        </table:table-row>
        <table:table-row>
          <table:table-cell office:value="-0.04500362634658814" office:value-type="float"/>
          <table:table-cell office:value="0.043280519247055046" office:value-type="float"/>
          <table:table-cell office:value="0.05" office:value-type="float"/>
          <table:table-cell office:value="-0.02949943125247955" office:value-type="float"/>
          <table:table-cell office:value="0.022740207910537723" office:value-type="float"/>
          <table:table-cell office:value="-0.05" office:value-type="float"/>
          <table:table-cell office:value="0.07078994941413634" office:value-type="float"/>
          <table:table-cell office:value="13" office:value-type="float"/>
          <table:table-cell office:value="-0.003640660047531128" office:value-type="float"/>
          <table:table-cell office:value="0.002375860214233399" office:value-type="float"/>
          <table:table-cell office:value="0.0070837664604187" office:value-type="float"/>
          <table:table-cell office:value="-0.0025888681411743164" office:value-type="float"/>
          <table:table-cell office:value="0.001858088970184326" office:value-type="float"/>
          <table:table-cell office:value="-0.006432946920394898" office:value-type="float"/>
        </table:table-row>
        <table:table-row>
          <table:table-cell office:value="-0.04863632202148438" office:value-type="float"/>
          <table:table-cell office:value="0.045649691820144646" office:value-type="float"/>
          <table:table-cell office:value="0.05" office:value-type="float"/>
          <table:table-cell office:value="-0.032083377838134766" office:value-type="float"/>
          <table:table-cell office:value="0.024592218399047856" office:value-type="float"/>
          <table:table-cell office:value="-0.05" office:value-type="float"/>
          <table:table-cell office:value="0.06848496850491163" office:value-type="float"/>
          <table:table-cell office:value="14" office:value-type="float"/>
          <table:table-cell office:value="-0.0036326956748962405" office:value-type="float"/>
          <table:table-cell office:value="0.0023691725730895993" office:value-type="float"/>
          <table:table-cell office:value="0.007073464393615723" office:value-type="float"/>
          <table:table-cell office:value="-0.002583946585655213" office:value-type="float"/>
          <table:table-cell office:value="0.001852010488510131" office:value-type="float"/>
          <table:table-cell office:value="-0.00642177700996399" office:value-type="float"/>
        </table:table-row>
        <table:table-row>
          <table:table-cell office:value="-0.05" office:value-type="float"/>
          <table:table-cell office:value="0.04778792738914489" office:value-type="float"/>
          <table:table-cell office:value="0.05" office:value-type="float"/>
          <table:table-cell office:value="-0.03484521627426147" office:value-type="float"/>
          <table:table-cell office:value="0.026560487747192385" office:value-type="float"/>
          <table:table-cell office:value="-0.05" office:value-type="float"/>
          <table:table-cell office:value="0.06718650025998735" office:value-type="float"/>
          <table:table-cell office:value="15" office:value-type="float"/>
          <table:table-cell office:value="-0.003778493404388428" office:value-type="float"/>
          <table:table-cell office:value="0.002138235569000245" office:value-type="float"/>
          <table:table-cell office:value="0.00709842324256897" office:value-type="float"/>
          <table:table-cell office:value="-0.0027618384361267094" office:value-type="float"/>
          <table:table-cell office:value="0.0019682693481445305" office:value-type="float"/>
          <table:table-cell office:value="-0.006546952724456787" office:value-type="float"/>
        </table:table-row>
        <table:table-row>
          <table:table-cell office:value="-0.05" office:value-type="float"/>
          <table:table-cell office:value="0.04992510676383972" office:value-type="float"/>
          <table:table-cell office:value="0.05" office:value-type="float"/>
          <table:table-cell office:value="-0.037607218027114864" office:value-type="float"/>
          <table:table-cell office:value="0.02852779030799866" office:value-type="float"/>
          <table:table-cell office:value="-0.05" office:value-type="float"/>
          <table:table-cell office:value="0.06642832372406306" office:value-type="float"/>
          <table:table-cell office:value="16" office:value-type="float"/>
          <table:table-cell office:value="-0.003778951764106751" office:value-type="float"/>
          <table:table-cell office:value="0.002137179374694825" office:value-type="float"/>
          <table:table-cell office:value="0.0070985519886016864" office:value-type="float"/>
          <table:table-cell office:value="-0.0027620017528533934" office:value-type="float"/>
          <table:table-cell office:value="0.0019673025608062753" office:value-type="float"/>
          <table:table-cell office:value="-0.0065460193157196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057160317897796" office:value-type="float"/>
          <table:table-cell office:value="0.03063634753227234" office:value-type="float"/>
          <table:table-cell office:value="-0.05" office:value-type="float"/>
          <table:table-cell office:value="0.06640135767214943" office:value-type="float"/>
          <table:table-cell office:value="17" office:value-type="float"/>
          <table:table-cell office:value="-0.003949428796768188" office:value-type="float"/>
          <table:table-cell office:value="0.0019152569770812984" office:value-type="float"/>
          <table:table-cell office:value="0.007154300212860109" office:value-type="float"/>
          <table:table-cell office:value="-0.0029643851518630984" office:value-type="float"/>
          <table:table-cell office:value="0.0021085572242736817" office:value-type="float"/>
          <table:table-cell office:value="-0.0067072045803070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353954493999481" office:value-type="float"/>
          <table:table-cell office:value="0.032747631072998044" office:value-type="float"/>
          <table:table-cell office:value="-0.05" office:value-type="float"/>
          <table:table-cell office:value="0.06640135769177706" office:value-type="float"/>
          <table:table-cell office:value="18" office:value-type="float"/>
          <table:table-cell office:value="-0.0039551836252212525" office:value-type="float"/>
          <table:table-cell office:value="0.0019173026084899902" office:value-type="float"/>
          <table:table-cell office:value="0.0071606504917144775" office:value-type="float"/>
          <table:table-cell office:value="-0.002967941761016846" office:value-type="float"/>
          <table:table-cell office:value="0.0021112835407257075" office:value-type="float"/>
          <table:table-cell office:value="-0.00671327650547027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67232620716095" office:value-type="float"/>
          <table:table-cell office:value="0.035012229681015014" office:value-type="float"/>
          <table:table-cell office:value="-0.05" office:value-type="float"/>
          <table:table-cell office:value="0.06640135777868285" office:value-type="float"/>
          <table:table-cell office:value="19" office:value-type="float"/>
          <table:table-cell office:value="-0.004134346246719361" office:value-type="float"/>
          <table:table-cell office:value="0.0016918873786926272" office:value-type="float"/>
          <table:table-cell office:value="0.007228620052337648" office:value-type="float"/>
          <table:table-cell office:value="-0.0031837171316146853" office:value-type="float"/>
          <table:table-cell office:value="0.002264598608016968" office:value-type="float"/>
          <table:table-cell office:value="-0.00689147233963012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991195201873779" office:value-type="float"/>
          <table:table-cell office:value="0.037280739545822145" office:value-type="float"/>
          <table:table-cell office:value="-0.05" office:value-type="float"/>
          <table:table-cell office:value="0.0664013576525218" office:value-type="float"/>
          <table:table-cell office:value="20" office:value-type="float"/>
          <table:table-cell office:value="-0.0041419720649719235" office:value-type="float"/>
          <table:table-cell office:value="0.0016942441463470466" office:value-type="float"/>
          <table:table-cell office:value="0.007236647605895997" office:value-type="float"/>
          <table:table-cell office:value="-0.0031886899471282957" office:value-type="float"/>
          <table:table-cell office:value="0.002268509864807129" office:value-type="float"/>
          <table:table-cell office:value="-0.006899156570434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9716457128524785" office:value-type="float"/>
          <table:table-cell office:value="-0.05" office:value-type="float"/>
          <table:table-cell office:value="0.06640135764270792" office:value-type="float"/>
          <table:table-cell office:value="21" office:value-type="float"/>
          <table:table-cell office:value="-0.004331390261650085" office:value-type="float"/>
          <table:table-cell office:value="0.001459792852401734" office:value-type="float"/>
          <table:table-cell office:value="0.007315770387649535" office:value-type="float"/>
          <table:table-cell office:value="-0.0034174501895904543" office:value-type="float"/>
          <table:table-cell office:value="0.0024357175827026366" office:value-type="float"/>
          <table:table-cell office:value="-0.0070892965793609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15261101722718" office:value-type="float"/>
          <table:table-cell office:value="-0.05" office:value-type="float"/>
          <table:table-cell office:value="0.0664013578291702" office:value-type="float"/>
          <table:table-cell office:value="22" office:value-type="float"/>
          <table:table-cell office:value="-0.004333293437957764" office:value-type="float"/>
          <table:table-cell office:value="0.0014600527286529538" office:value-type="float"/>
          <table:table-cell office:value="0.007316963672637939" office:value-type="float"/>
          <table:table-cell office:value="-0.0034188807010650637" office:value-type="float"/>
          <table:table-cell office:value="0.002436153888702393" office:value-type="float"/>
          <table:table-cell office:value="-0.0070907533168792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64729738235476" office:value-type="float"/>
          <table:table-cell office:value="-0.05" office:value-type="float"/>
          <table:table-cell office:value="0.06640135782908697" office:value-type="float"/>
          <table:table-cell office:value="23" office:value-type="float"/>
          <table:table-cell office:value="-0.004518635272979736" office:value-type="float"/>
          <table:table-cell office:value="0.0012325489521026606" office:value-type="float"/>
          <table:table-cell office:value="0.00739536762237549" office:value-type="float"/>
          <table:table-cell office:value="-0.003654805421829224" office:value-type="float"/>
          <table:table-cell office:value="0.0026121187210083" office:value-type="float"/>
          <table:table-cell office:value="-0.00728080570697784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737707614898682" office:value-type="float"/>
          <table:table-cell office:value="-0.05" office:value-type="float"/>
          <table:table-cell office:value="0.06640135770273016" office:value-type="float"/>
          <table:table-cell office:value="24" office:value-type="float"/>
          <table:table-cell office:value="-0.004520497918128967" office:value-type="float"/>
          <table:table-cell office:value="0.0012326228618621832" office:value-type="float"/>
          <table:table-cell office:value="0.007396435737609864" office:value-type="float"/>
          <table:table-cell office:value="-0.003656457662582398" office:value-type="float"/>
          <table:table-cell office:value="0.0026123464107513424" office:value-type="float"/>
          <table:table-cell office:value="-0.0072821617126464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414899032" office:value-type="float"/>
          <table:table-cell office:value="25" office:value-type="float"/>
          <table:table-cell office:value="-0.004711635112762451" office:value-type="float"/>
          <table:table-cell office:value="0.0010308921337127686" office:value-type="float"/>
          <table:table-cell office:value="0.007459385395050049" office:value-type="float"/>
          <table:table-cell office:value="-0.003895400762557983" office:value-type="float"/>
          <table:table-cell office:value="0.0027839064598083503" office:value-type="float"/>
          <table:table-cell office:value="-0.007468051910400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6842571" office:value-type="float"/>
          <table:table-cell office:value="26" office:value-type="float"/>
          <table:table-cell office:value="-0.004713796377182007" office:value-type="float"/>
          <table:table-cell office:value="0.0010309398174285882" office:value-type="float"/>
          <table:table-cell office:value="0.007460663318634033" office:value-type="float"/>
          <table:table-cell office:value="-0.0038972914218902586" office:value-type="float"/>
          <table:table-cell office:value="0.00278434157371521" office:value-type="float"/>
          <table:table-cell office:value="-0.00746961593627929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0159082" office:value-type="float"/>
          <table:table-cell office:value="27" office:value-type="float"/>
          <table:table-cell office:value="-0.004902733564376831" office:value-type="float"/>
          <table:table-cell office:value="0.0008760917186737063" office:value-type="float"/>
          <table:table-cell office:value="0.007502249479293824" office:value-type="float"/>
          <table:table-cell office:value="-0.004127301573753357" office:value-type="float"/>
          <table:table-cell office:value="0.0029458260536193853" office:value-type="float"/>
          <table:table-cell office:value="-0.00764479875564575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525218" office:value-type="float"/>
          <table:table-cell office:value="28" office:value-type="float"/>
          <table:table-cell office:value="-0.004902733564376831" office:value-type="float"/>
          <table:table-cell office:value="0.0008760917186737063" office:value-type="float"/>
          <table:table-cell office:value="0.007502249479293824" office:value-type="float"/>
          <table:table-cell office:value="-0.004127301573753357" office:value-type="float"/>
          <table:table-cell office:value="0.0029458260536193853" office:value-type="float"/>
          <table:table-cell office:value="-0.00764479875564575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5997302" office:value-type="float"/>
          <table:table-cell office:value="29" office:value-type="float"/>
          <table:table-cell office:value="-0.005085524916648865" office:value-type="float"/>
          <table:table-cell office:value="0.0007855319976806645" office:value-type="float"/>
          <table:table-cell office:value="0.007522754669189452" office:value-type="float"/>
          <table:table-cell office:value="-0.004336803555488587" office:value-type="float"/>
          <table:table-cell office:value="0.0030965757369995125" office:value-type="float"/>
          <table:table-cell office:value="-0.0078080403804779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2308035" office:value-type="float"/>
          <table:table-cell office:value="30" office:value-type="float"/>
          <table:table-cell office:value="-0.005085524916648865" office:value-type="float"/>
          <table:table-cell office:value="0.0007855319976806645" office:value-type="float"/>
          <table:table-cell office:value="0.007522754669189452" office:value-type="float"/>
          <table:table-cell office:value="-0.004336803555488587" office:value-type="float"/>
          <table:table-cell office:value="0.0030965757369995125" office:value-type="float"/>
          <table:table-cell office:value="-0.0078080403804779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0159085" office:value-type="float"/>
          <table:table-cell office:value="31" office:value-type="float"/>
          <table:table-cell office:value="-0.005261817574501038" office:value-type="float"/>
          <table:table-cell office:value="0.0007727980613708493" office:value-type="float"/>
          <table:table-cell office:value="0.007524385452270509" office:value-type="float"/>
          <table:table-cell office:value="-0.004521714448928833" office:value-type="float"/>
          <table:table-cell office:value="0.003238660097122193" office:value-type="float"/>
          <table:table-cell office:value="-0.00795991778373718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9972901" office:value-type="float"/>
          <table:table-cell office:value="32" office:value-type="float"/>
          <table:table-cell office:value="-0.005261817574501038" office:value-type="float"/>
          <table:table-cell office:value="0.0007727980613708493" office:value-type="float"/>
          <table:table-cell office:value="0.007524385452270509" office:value-type="float"/>
          <table:table-cell office:value="-0.004521714448928833" office:value-type="float"/>
          <table:table-cell office:value="0.003238660097122193" office:value-type="float"/>
          <table:table-cell office:value="-0.00795991778373718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5252175" office:value-type="float"/>
          <table:table-cell office:value="33" office:value-type="float"/>
          <table:table-cell office:value="-0.005427799820899963" office:value-type="float"/>
          <table:table-cell office:value="0.0008308577537536627" office:value-type="float"/>
          <table:table-cell office:value="0.007503819465637206" office:value-type="float"/>
          <table:table-cell office:value="-0.004679167866706848" office:value-type="float"/>
          <table:table-cell office:value="0.0033667242527008062" office:value-type="float"/>
          <table:table-cell office:value="-0.008098847866058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0597291" office:value-type="float"/>
          <table:table-cell office:value="34" office:value-type="float"/>
          <table:table-cell office:value="-0.005427799820899963" office:value-type="float"/>
          <table:table-cell office:value="0.0008308577537536627" office:value-type="float"/>
          <table:table-cell office:value="0.007503819465637206" office:value-type="float"/>
          <table:table-cell office:value="-0.004679167866706848" office:value-type="float"/>
          <table:table-cell office:value="0.0033667242527008062" office:value-type="float"/>
          <table:table-cell office:value="-0.008098847866058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3307988" office:value-type="float"/>
          <table:table-cell office:value="35" office:value-type="float"/>
          <table:table-cell office:value="-0.005588961839675903" office:value-type="float"/>
          <table:table-cell office:value="0.0009531164169311532" office:value-type="float"/>
          <table:table-cell office:value="0.007464981079101563" office:value-type="float"/>
          <table:table-cell office:value="-0.004814704656600952" office:value-type="float"/>
          <table:table-cell office:value="0.003483735322952271" office:value-type="float"/>
          <table:table-cell office:value="-0.0082293033599853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993952" office:value-type="float"/>
          <table:table-cell office:value="36" office:value-type="float"/>
          <table:table-cell office:value="-0.005588961839675903" office:value-type="float"/>
          <table:table-cell office:value="0.0009531164169311532" office:value-type="float"/>
          <table:table-cell office:value="0.007464981079101563" office:value-type="float"/>
          <table:table-cell office:value="-0.004814704656600952" office:value-type="float"/>
          <table:table-cell office:value="0.003483735322952271" office:value-type="float"/>
          <table:table-cell office:value="-0.0082293033599853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2917041" office:value-type="float"/>
          <table:table-cell office:value="37" office:value-type="float"/>
          <table:table-cell office:value="-0.005744175910949707" office:value-type="float"/>
          <table:table-cell office:value="0.0011368560791015624" office:value-type="float"/>
          <table:table-cell office:value="0.0074067449569702164" office:value-type="float"/>
          <table:table-cell office:value="-0.004927178025245667" office:value-type="float"/>
          <table:table-cell office:value="0.003580701351165772" office:value-type="float"/>
          <table:table-cell office:value="-0.0083500963449478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3762594" office:value-type="float"/>
          <table:table-cell office:value="38" office:value-type="float"/>
          <table:table-cell office:value="-0.005744175910949707" office:value-type="float"/>
          <table:table-cell office:value="0.0011368560791015624" office:value-type="float"/>
          <table:table-cell office:value="0.0074067449569702164" office:value-type="float"/>
          <table:table-cell office:value="-0.004927178025245667" office:value-type="float"/>
          <table:table-cell office:value="0.003580701351165772" office:value-type="float"/>
          <table:table-cell office:value="-0.0083500963449478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4879808" office:value-type="float"/>
          <table:table-cell office:value="39" office:value-type="float"/>
          <table:table-cell office:value="-0.005890449285507202" office:value-type="float"/>
          <table:table-cell office:value="0.0013808989524841317" office:value-type="float"/>
          <table:table-cell office:value="0.007326526641845703" office:value-type="float"/>
          <table:table-cell office:value="-0.005017853379249573" office:value-type="float"/>
          <table:table-cell office:value="0.00365687370300293" office:value-type="float"/>
          <table:table-cell office:value="-0.0084631550312042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8010126" office:value-type="float"/>
          <table:table-cell office:value="40" office:value-type="float"/>
          <table:table-cell office:value="-0.005890449285507202" office:value-type="float"/>
          <table:table-cell office:value="0.0013808989524841317" office:value-type="float"/>
          <table:table-cell office:value="0.007326526641845703" office:value-type="float"/>
          <table:table-cell office:value="-0.005017853379249573" office:value-type="float"/>
          <table:table-cell office:value="0.00365687370300293" office:value-type="float"/>
          <table:table-cell office:value="-0.0084631550312042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3898418" office:value-type="float"/>
          <table:table-cell office:value="41" office:value-type="float"/>
          <table:table-cell office:value="-0.0060317242145538335" office:value-type="float"/>
          <table:table-cell office:value="0.0016854512691497799" office:value-type="float"/>
          <table:table-cell office:value="0.0072215831279754655" office:value-type="float"/>
          <table:table-cell office:value="-0.005086539983749389" office:value-type="float"/>
          <table:table-cell office:value="0.0037026584148406975" office:value-type="float"/>
          <table:table-cell office:value="-0.0085688734054565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3898417" office:value-type="float"/>
          <table:table-cell office:value="42" office:value-type="float"/>
          <table:table-cell office:value="-0.0060317242145538335" office:value-type="float"/>
          <table:table-cell office:value="0.0016854512691497799" office:value-type="float"/>
          <table:table-cell office:value="0.0072215831279754655" office:value-type="float"/>
          <table:table-cell office:value="-0.005086539983749389" office:value-type="float"/>
          <table:table-cell office:value="0.0037026584148406975" office:value-type="float"/>
          <table:table-cell office:value="-0.0085688734054565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9177695" office:value-type="float"/>
          <table:table-cell office:value="43" office:value-type="float"/>
          <table:table-cell office:value="-0.006166824698448181" office:value-type="float"/>
          <table:table-cell office:value="0.0020344793796539303" office:value-type="float"/>
          <table:table-cell office:value="0.007087039947509767" office:value-type="float"/>
          <table:table-cell office:value="-0.005132483839988709" office:value-type="float"/>
          <table:table-cell office:value="0.0037202823162078864" office:value-type="float"/>
          <table:table-cell office:value="-0.0086673092842102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3899313" office:value-type="float"/>
          <table:table-cell office:value="44" office:value-type="float"/>
          <table:table-cell office:value="-0.006166824698448181" office:value-type="float"/>
          <table:table-cell office:value="0.0020344793796539303" office:value-type="float"/>
          <table:table-cell office:value="0.007087039947509767" office:value-type="float"/>
          <table:table-cell office:value="-0.005132483839988709" office:value-type="float"/>
          <table:table-cell office:value="0.0037202823162078864" office:value-type="float"/>
          <table:table-cell office:value="-0.0086673092842102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3898417" office:value-type="float"/>
          <table:table-cell office:value="45" office:value-type="float"/>
          <table:table-cell office:value="-0.006285839080810547" office:value-type="float"/>
          <table:table-cell office:value="0.00241640567779541" office:value-type="float"/>
          <table:table-cell office:value="0.006925296783447265" office:value-type="float"/>
          <table:table-cell office:value="-0.0051530438661575315" office:value-type="float"/>
          <table:table-cell office:value="0.0037339520454406742" office:value-type="float"/>
          <table:table-cell office:value="-0.0087632185220718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1220203" office:value-type="float"/>
          <table:table-cell office:value="46" office:value-type="float"/>
          <table:table-cell office:value="-0.006285839080810547" office:value-type="float"/>
          <table:table-cell office:value="0.00241640567779541" office:value-type="float"/>
          <table:table-cell office:value="0.006925296783447265" office:value-type="float"/>
          <table:table-cell office:value="-0.0051530438661575315" office:value-type="float"/>
          <table:table-cell office:value="0.0037339520454406742" office:value-type="float"/>
          <table:table-cell office:value="-0.0087632185220718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4957526" office:value-type="float"/>
          <table:table-cell office:value="47" office:value-type="float"/>
          <table:table-cell office:value="-0.0063758784532547" office:value-type="float"/>
          <table:table-cell office:value="0.0028118062019348144" office:value-type="float"/>
          <table:table-cell office:value="0.00673320174217224" office:value-type="float"/>
          <table:table-cell office:value="-0.005142682194709778" office:value-type="float"/>
          <table:table-cell office:value="0.0037422060966491692" office:value-type="float"/>
          <table:table-cell office:value="-0.0088528436422348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6903591" office:value-type="float"/>
          <table:table-cell office:value="48" office:value-type="float"/>
          <table:table-cell office:value="-0.0063758784532547" office:value-type="float"/>
          <table:table-cell office:value="0.0028118062019348144" office:value-type="float"/>
          <table:table-cell office:value="0.00673320174217224" office:value-type="float"/>
          <table:table-cell office:value="-0.005142682194709778" office:value-type="float"/>
          <table:table-cell office:value="0.0037422060966491692" office:value-type="float"/>
          <table:table-cell office:value="-0.0088528436422348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8991525" office:value-type="float"/>
          <table:table-cell office:value="49" office:value-type="float"/>
          <table:table-cell office:value="-0.006445008516311646" office:value-type="float"/>
          <table:table-cell office:value="0.003220553398132325" office:value-type="float"/>
          <table:table-cell office:value="0.006509699821472167" office:value-type="float"/>
          <table:table-cell office:value="-0.005103592872619629" office:value-type="float"/>
          <table:table-cell office:value="0.003737471103668214" office:value-type="float"/>
          <table:table-cell office:value="-0.008938019871711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8949796" office:value-type="float"/>
          <table:table-cell office:value="50" office:value-type="float"/>
          <table:table-cell office:value="-0.006445008516311646" office:value-type="float"/>
          <table:table-cell office:value="0.003220553398132325" office:value-type="float"/>
          <table:table-cell office:value="0.006509698629379274" office:value-type="float"/>
          <table:table-cell office:value="-0.005103592872619629" office:value-type="float"/>
          <table:table-cell office:value="0.003737471103668214" office:value-type="float"/>
          <table:table-cell office:value="-0.0089380192756652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70915655" office:value-type="float"/>
          <table:table-cell office:value="51" office:value-type="float"/>
          <table:table-cell office:value="-0.006495885848999024" office:value-type="float"/>
          <table:table-cell office:value="0.003641215562820434" office:value-type="float"/>
          <table:table-cell office:value="0.006254973411560059" office:value-type="float"/>
          <table:table-cell office:value="-0.005037549138069153" office:value-type="float"/>
          <table:table-cell office:value="0.003713369369506836" office:value-type="float"/>
          <table:table-cell office:value="-0.009018987417221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3898421" office:value-type="float"/>
          <table:table-cell office:value="52" office:value-type="float"/>
          <table:table-cell office:value="-0.006495885848999024" office:value-type="float"/>
          <table:table-cell office:value="0.003641215562820434" office:value-type="float"/>
          <table:table-cell office:value="0.006254973411560059" office:value-type="float"/>
          <table:table-cell office:value="-0.005037549138069153" office:value-type="float"/>
          <table:table-cell office:value="0.003713369369506836" office:value-type="float"/>
          <table:table-cell office:value="-0.009018987417221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0945942" office:value-type="float"/>
          <table:table-cell office:value="53" office:value-type="float"/>
          <table:table-cell office:value="-0.006521057486534119" office:value-type="float"/>
          <table:table-cell office:value="0.004054660797119141" office:value-type="float"/>
          <table:table-cell office:value="0.0059604430198669425" office:value-type="float"/>
          <table:table-cell office:value="-0.004951866269111633" office:value-type="float"/>
          <table:table-cell office:value="0.0036559164524078373" office:value-type="float"/>
          <table:table-cell office:value="-0.0090927696228027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3898646" office:value-type="float"/>
          <table:table-cell office:value="54" office:value-type="float"/>
          <table:table-cell office:value="-0.006521057486534119" office:value-type="float"/>
          <table:table-cell office:value="0.004054661989212036" office:value-type="float"/>
          <table:table-cell office:value="0.0059604430198669425" office:value-type="float"/>
          <table:table-cell office:value="-0.004951866269111633" office:value-type="float"/>
          <table:table-cell office:value="0.0036559164524078373" office:value-type="float"/>
          <table:table-cell office:value="-0.0090927696228027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2308025" office:value-type="float"/>
          <table:table-cell office:value="55" office:value-type="float"/>
          <table:table-cell office:value="-0.006535667181015015" office:value-type="float"/>
          <table:table-cell office:value="0.004443713426589967" office:value-type="float"/>
          <table:table-cell office:value="0.005625171661376953" office:value-type="float"/>
          <table:table-cell office:value="-0.004852639436721802" office:value-type="float"/>
          <table:table-cell office:value="0.0035613453388214106" office:value-type="float"/>
          <table:table-cell office:value="-0.0091596430540084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623355" office:value-type="float"/>
          <table:table-cell office:value="56" office:value-type="float"/>
          <table:table-cell office:value="-0.006535667181015015" office:value-type="float"/>
          <table:table-cell office:value="0.004443713426589967" office:value-type="float"/>
          <table:table-cell office:value="0.005625171661376953" office:value-type="float"/>
          <table:table-cell office:value="-0.004852639436721802" office:value-type="float"/>
          <table:table-cell office:value="0.0035613453388214106" office:value-type="float"/>
          <table:table-cell office:value="-0.0091596430540084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1935656" office:value-type="float"/>
          <table:table-cell office:value="57" office:value-type="float"/>
          <table:table-cell office:value="-0.006556278467178345" office:value-type="float"/>
          <table:table-cell office:value="0.004786319732666015" office:value-type="float"/>
          <table:table-cell office:value="0.005238349437713624" office:value-type="float"/>
          <table:table-cell office:value="-0.004744682312011719" office:value-type="float"/>
          <table:table-cell office:value="0.0034572243690490726" office:value-type="float"/>
          <table:table-cell office:value="-0.0092208695411682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6842563" office:value-type="float"/>
          <table:table-cell office:value="58" office:value-type="float"/>
          <table:table-cell office:value="-0.006556278467178345" office:value-type="float"/>
          <table:table-cell office:value="0.004786319732666015" office:value-type="float"/>
          <table:table-cell office:value="0.005238349437713624" office:value-type="float"/>
          <table:table-cell office:value="-0.004744682312011719" office:value-type="float"/>
          <table:table-cell office:value="0.0034572243690490726" office:value-type="float"/>
          <table:table-cell office:value="-0.0092208695411682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61326649" office:value-type="float"/>
          <table:table-cell office:value="59" office:value-type="float"/>
          <table:table-cell office:value="-0.006589611768722534" office:value-type="float"/>
          <table:table-cell office:value="0.005071772336959839" office:value-type="float"/>
          <table:table-cell office:value="0.004812203645706177" office:value-type="float"/>
          <table:table-cell office:value="-0.004635999202728272" office:value-type="float"/>
          <table:table-cell office:value="0.003355681896209717" office:value-type="float"/>
          <table:table-cell office:value="-0.00927587926387786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40135789611479" office:value-type="float"/>
          <table:table-cell office:value="60" office:value-type="float"/>
          <table:table-cell office:value="-0.006589611768722534" office:value-type="float"/>
          <table:table-cell office:value="0.005071772336959839" office:value-type="float"/>
          <table:table-cell office:value="0.004812203645706177" office:value-type="float"/>
          <table:table-cell office:value="-0.004635999202728272" office:value-type="float"/>
          <table:table-cell office:value="0.003355681896209717" office:value-type="float"/>
          <table:table-cell office:value="-0.009275879263877868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6905179619789124" office:value-type="float"/>
          <table:table-cell office:value="0.005541114807128907" office:value-type="float"/>
          <table:table-cell office:value="0.0047814083099365235" office:value-type="float"/>
          <table:table-cell office:value="-0.004795960187911987" office:value-type="float"/>
          <table:table-cell office:value="0.0035996329784393315" office:value-type="float"/>
          <table:table-cell office:value="-0.00945543646812439" office:value-type="float"/>
          <table:table-cell office:value="0.08219390684145986" office:value-type="float"/>
          <table:table-cell office:value="1" office:value-type="float"/>
          <table:table-cell office:value="-0.006905179619789124" office:value-type="float"/>
          <table:table-cell office:value="0.005541114807128907" office:value-type="float"/>
          <table:table-cell office:value="0.0047814083099365235" office:value-type="float"/>
          <table:table-cell office:value="-0.004795960187911987" office:value-type="float"/>
          <table:table-cell office:value="0.0035996329784393315" office:value-type="float"/>
          <table:table-cell office:value="-0.00945543646812439" office:value-type="float"/>
        </table:table-row>
        <table:table-row>
          <table:table-cell office:value="-0.01378586232662201" office:value-type="float"/>
          <table:table-cell office:value="0.011054524183273316" office:value-type="float"/>
          <table:table-cell office:value="0.009524675607681275" office:value-type="float"/>
          <table:table-cell office:value="-0.009593231678009033" office:value-type="float"/>
          <table:table-cell office:value="0.007155647277832031" office:value-type="float"/>
          <table:table-cell office:value="-0.01890015959739685" office:value-type="float"/>
          <table:table-cell office:value="0.0807451057686154" office:value-type="float"/>
          <table:table-cell office:value="2" office:value-type="float"/>
          <table:table-cell office:value="-0.0068806827068328864" office:value-type="float"/>
          <table:table-cell office:value="0.005513409376144409" office:value-type="float"/>
          <table:table-cell office:value="0.004743267297744751" office:value-type="float"/>
          <table:table-cell office:value="-0.004797271490097046" office:value-type="float"/>
          <table:table-cell office:value="0.0035560142993926996" office:value-type="float"/>
          <table:table-cell office:value="-0.009444723129272461" office:value-type="float"/>
        </table:table-row>
        <table:table-row>
          <table:table-cell office:value="-0.020654804110527038" office:value-type="float"/>
          <table:table-cell office:value="0.01669131398200989" office:value-type="float"/>
          <table:table-cell office:value="0.013807855844497681" office:value-type="float"/>
          <table:table-cell office:value="-0.014245071411132813" office:value-type="float"/>
          <table:table-cell office:value="0.010668023824691772" office:value-type="float"/>
          <table:table-cell office:value="-0.02836853325366974" office:value-type="float"/>
          <table:table-cell office:value="0.07828017679098934" office:value-type="float"/>
          <table:table-cell office:value="3" office:value-type="float"/>
          <table:table-cell office:value="-0.006868941783905029" office:value-type="float"/>
          <table:table-cell office:value="0.005636789798736571" office:value-type="float"/>
          <table:table-cell office:value="0.004283180236816406" office:value-type="float"/>
          <table:table-cell office:value="-0.004651839733123779" office:value-type="float"/>
          <table:table-cell office:value="0.003512376546859741" office:value-type="float"/>
          <table:table-cell office:value="-0.009468373656272889" office:value-type="float"/>
        </table:table-row>
        <table:table-row>
          <table:table-cell office:value="-0.027490132451057435" office:value-type="float"/>
          <table:table-cell office:value="0.022295855283737183" office:value-type="float"/>
          <table:table-cell office:value="0.01805301904678345" office:value-type="float"/>
          <table:table-cell office:value="-0.018864819407463075" office:value-type="float"/>
          <table:table-cell office:value="0.014151339530944823" office:value-type="float"/>
          <table:table-cell office:value="-0.03782225251197815" office:value-type="float"/>
          <table:table-cell office:value="0.07517250642589572" office:value-type="float"/>
          <table:table-cell office:value="4" office:value-type="float"/>
          <table:table-cell office:value="-0.0068353283405303954" office:value-type="float"/>
          <table:table-cell office:value="0.005604541301727295" office:value-type="float"/>
          <table:table-cell office:value="0.004245163202285766" office:value-type="float"/>
          <table:table-cell office:value="-0.004619747996330261" office:value-type="float"/>
          <table:table-cell office:value="0.0034833157062530515" office:value-type="float"/>
          <table:table-cell office:value="-0.00945371925830841" office:value-type="float"/>
        </table:table-row>
        <table:table-row>
          <table:table-cell office:value="-0.034309751987457275" office:value-type="float"/>
          <table:table-cell office:value="0.027967358827590945" office:value-type="float"/>
          <table:table-cell office:value="0.021888231039047242" office:value-type="float"/>
          <table:table-cell office:value="-0.023340880870819092" office:value-type="float"/>
          <table:table-cell office:value="0.01762911081314087" office:value-type="float"/>
          <table:table-cell office:value="-0.047298321127891535" office:value-type="float"/>
          <table:table-cell office:value="0.07159193056937121" office:value-type="float"/>
          <table:table-cell office:value="5" office:value-type="float"/>
          <table:table-cell office:value="-0.006819619536399842" office:value-type="float"/>
          <table:table-cell office:value="0.00567150354385376" office:value-type="float"/>
          <table:table-cell office:value="0.0038352119922637935" office:value-type="float"/>
          <table:table-cell office:value="-0.004476061463356018" office:value-type="float"/>
          <table:table-cell office:value="0.0034777712821960453" office:value-type="float"/>
          <table:table-cell office:value="-0.00947606861591339" office:value-type="float"/>
        </table:table-row>
        <table:table-row>
          <table:table-cell office:value="-0.04110043525695801" office:value-type="float"/>
          <table:table-cell office:value="0.033611021041870116" office:value-type="float"/>
          <table:table-cell office:value="0.025690033435821533" office:value-type="float"/>
          <table:table-cell office:value="-0.027787968516349792" office:value-type="float"/>
          <table:table-cell office:value="0.021082111597061158" office:value-type="float"/>
          <table:table-cell office:value="-0.05" office:value-type="float"/>
          <table:table-cell office:value="0.06773596079417413" office:value-type="float"/>
          <table:table-cell office:value="6" office:value-type="float"/>
          <table:table-cell office:value="-0.006790683269500733" office:value-type="float"/>
          <table:table-cell office:value="0.005643662214279173" office:value-type="float"/>
          <table:table-cell office:value="0.003801802396774292" office:value-type="float"/>
          <table:table-cell office:value="-0.004447087645530701" office:value-type="float"/>
          <table:table-cell office:value="0.0034530007839202875" office:value-type="float"/>
          <table:table-cell office:value="-0.00946331262588501" office:value-type="float"/>
        </table:table-row>
        <table:table-row>
          <table:table-cell office:value="-0.04787855982780456" office:value-type="float"/>
          <table:table-cell office:value="0.03928608536720276" office:value-type="float"/>
          <table:table-cell office:value="0.029213485717773435" office:value-type="float"/>
          <table:table-cell office:value="-0.03209405601024628" office:value-type="float"/>
          <table:table-cell office:value="0.024560889005661012" office:value-type="float"/>
          <table:table-cell office:value="-0.05" office:value-type="float"/>
          <table:table-cell office:value="0.06366567186907846" office:value-type="float"/>
          <table:table-cell office:value="7" office:value-type="float"/>
          <table:table-cell office:value="-0.0067781245708465575" office:value-type="float"/>
          <table:table-cell office:value="0.0056750643253326415" office:value-type="float"/>
          <table:table-cell office:value="0.0035234522819519044" office:value-type="float"/>
          <table:table-cell office:value="-0.004306087493896485" office:value-type="float"/>
          <table:table-cell office:value="0.003478777408599854" office:value-type="float"/>
          <table:table-cell office:value="-0.009486613869667053" office:value-type="float"/>
        </table:table-row>
        <table:table-row>
          <table:table-cell office:value="-0.05" office:value-type="float"/>
          <table:table-cell office:value="0.044955044984817505" office:value-type="float"/>
          <table:table-cell office:value="0.03271771430969238" office:value-type="float"/>
          <table:table-cell office:value="-0.03638487875461578" office:value-type="float"/>
          <table:table-cell office:value="0.02802392840385437" office:value-type="float"/>
          <table:table-cell office:value="-0.05" office:value-type="float"/>
          <table:table-cell office:value="0.060441567624025916" office:value-type="float"/>
          <table:table-cell office:value="8" office:value-type="float"/>
          <table:table-cell office:value="-0.006769427061080933" office:value-type="float"/>
          <table:table-cell office:value="0.005668959617614747" office:value-type="float"/>
          <table:table-cell office:value="0.003504228591918946" office:value-type="float"/>
          <table:table-cell office:value="-0.004290822744369507" office:value-type="float"/>
          <table:table-cell office:value="0.0034630393981933596" office:value-type="float"/>
          <table:table-cell office:value="-0.0094814825057983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36079030036926266" office:value-type="float"/>
          <table:table-cell office:value="-0.04054322779178619" office:value-type="float"/>
          <table:table-cell office:value="0.031539511680603025" office:value-type="float"/>
          <table:table-cell office:value="-0.05" office:value-type="float"/>
          <table:table-cell office:value="0.057930866847523396" office:value-type="float"/>
          <table:table-cell office:value="9" office:value-type="float"/>
          <table:table-cell office:value="-0.006751567125320435" office:value-type="float"/>
          <table:table-cell office:value="0.00566607713699341" office:value-type="float"/>
          <table:table-cell office:value="0.003361315727233886" office:value-type="float"/>
          <table:table-cell office:value="-0.00415834903717041" office:value-type="float"/>
          <table:table-cell office:value="0.003515583276748658" office:value-type="float"/>
          <table:table-cell office:value="-0.0095053136348724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3944228887557983" office:value-type="float"/>
          <table:table-cell office:value="-0.04470309674739838" office:value-type="float"/>
          <table:table-cell office:value="0.035058904886245724" office:value-type="float"/>
          <table:table-cell office:value="-0.05" office:value-type="float"/>
          <table:table-cell office:value="0.05793089930847813" office:value-type="float"/>
          <table:table-cell office:value="10" office:value-type="float"/>
          <table:table-cell office:value="-0.006759971380233765" office:value-type="float"/>
          <table:table-cell office:value="0.005673941373825072" office:value-type="float"/>
          <table:table-cell office:value="0.003363258838653564" office:value-type="float"/>
          <table:table-cell office:value="-0.004159868955612183" office:value-type="float"/>
          <table:table-cell office:value="0.0035193932056427" office:value-type="float"/>
          <table:table-cell office:value="-0.0095072716474533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42805612087249756" office:value-type="float"/>
          <table:table-cell office:value="-0.04873093783855438" office:value-type="float"/>
          <table:table-cell office:value="0.03863367557525635" office:value-type="float"/>
          <table:table-cell office:value="-0.05" office:value-type="float"/>
          <table:table-cell office:value="0.05793088305678066" office:value-type="float"/>
          <table:table-cell office:value="11" office:value-type="float"/>
          <table:table-cell office:value="-0.006712512969970703" office:value-type="float"/>
          <table:table-cell office:value="0.005624573230743408" office:value-type="float"/>
          <table:table-cell office:value="0.0033633232116699226" office:value-type="float"/>
          <table:table-cell office:value="-0.004027841091156006" office:value-type="float"/>
          <table:table-cell office:value="0.003574770689010621" office:value-type="float"/>
          <table:table-cell office:value="-0.00952434360980987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4616472601890564" office:value-type="float"/>
          <table:table-cell office:value="-0.05" office:value-type="float"/>
          <table:table-cell office:value="0.04220533609390259" office:value-type="float"/>
          <table:table-cell office:value="-0.05" office:value-type="float"/>
          <table:table-cell office:value="0.05793093820315203" office:value-type="float"/>
          <table:table-cell office:value="12" office:value-type="float"/>
          <table:table-cell office:value="-0.006714297533035278" office:value-type="float"/>
          <table:table-cell office:value="0.005627706050872804" office:value-type="float"/>
          <table:table-cell office:value="0.003359113931655883" office:value-type="float"/>
          <table:table-cell office:value="-0.004026064872741699" office:value-type="float"/>
          <table:table-cell office:value="0.0035716605186462396" office:value-type="float"/>
          <table:table-cell office:value="-0.00952453970909118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4965768814086914" office:value-type="float"/>
          <table:table-cell office:value="-0.05" office:value-type="float"/>
          <table:table-cell office:value="0.04583395481109619" office:value-type="float"/>
          <table:table-cell office:value="-0.05" office:value-type="float"/>
          <table:table-cell office:value="0.057932141529822026" office:value-type="float"/>
          <table:table-cell office:value="13" office:value-type="float"/>
          <table:table-cell office:value="-0.006629114151000977" office:value-type="float"/>
          <table:table-cell office:value="0.00553687334060669" office:value-type="float"/>
          <table:table-cell office:value="0.0034929621219635006" office:value-type="float"/>
          <table:table-cell office:value="-0.0038968145847320555" office:value-type="float"/>
          <table:table-cell office:value="0.0036286187171936032" office:value-type="float"/>
          <table:table-cell office:value="-0.0095337247848510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9452356100082404" office:value-type="float"/>
          <table:table-cell office:value="-0.05" office:value-type="float"/>
          <table:table-cell office:value="0.0579309576621887" office:value-type="float"/>
          <table:table-cell office:value="14" office:value-type="float"/>
          <table:table-cell office:value="-0.006619973182678223" office:value-type="float"/>
          <table:table-cell office:value="0.005529545545578003" office:value-type="float"/>
          <table:table-cell office:value="0.0034822869300842278" office:value-type="float"/>
          <table:table-cell office:value="-0.0038890230655670164" office:value-type="float"/>
          <table:table-cell office:value="0.0036184012889862067" office:value-type="float"/>
          <table:table-cell office:value="-0.0095301741361618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818238199" office:value-type="float"/>
          <table:table-cell office:value="15" office:value-type="float"/>
          <table:table-cell office:value="-0.006504276990890503" office:value-type="float"/>
          <table:table-cell office:value="0.005406450033187866" office:value-type="float"/>
          <table:table-cell office:value="0.0037102293968200688" office:value-type="float"/>
          <table:table-cell office:value="-0.0037516319751739503" office:value-type="float"/>
          <table:table-cell office:value="0.0036893022060394288" office:value-type="float"/>
          <table:table-cell office:value="-0.0095360106229782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250143419" office:value-type="float"/>
          <table:table-cell office:value="16" office:value-type="float"/>
          <table:table-cell office:value="-0.006504890322685242" office:value-type="float"/>
          <table:table-cell office:value="0.005407069921493531" office:value-type="float"/>
          <table:table-cell office:value="0.003710274696350097" office:value-type="float"/>
          <table:table-cell office:value="-0.0037520921230316164" office:value-type="float"/>
          <table:table-cell office:value="0.0036894786357879635" office:value-type="float"/>
          <table:table-cell office:value="-0.0095362263917922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4408984214" office:value-type="float"/>
          <table:table-cell office:value="17" office:value-type="float"/>
          <table:table-cell office:value="-0.006356050968170166" office:value-type="float"/>
          <table:table-cell office:value="0.005252684354782105" office:value-type="float"/>
          <table:table-cell office:value="0.004019217491149902" office:value-type="float"/>
          <table:table-cell office:value="-0.003586394786834717" office:value-type="float"/>
          <table:table-cell office:value="0.003772623538970947" office:value-type="float"/>
          <table:table-cell office:value="-0.009537624120712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209611938689" office:value-type="float"/>
          <table:table-cell office:value="18" office:value-type="float"/>
          <table:table-cell office:value="-0.006356050372123718" office:value-type="float"/>
          <table:table-cell office:value="0.005252683162689209" office:value-type="float"/>
          <table:table-cell office:value="0.004019216299057007" office:value-type="float"/>
          <table:table-cell office:value="-0.0035863941907882694" office:value-type="float"/>
          <table:table-cell office:value="0.003772623538970947" office:value-type="float"/>
          <table:table-cell office:value="-0.009537624120712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1874130176" office:value-type="float"/>
          <table:table-cell office:value="19" office:value-type="float"/>
          <table:table-cell office:value="-0.006189202070236206" office:value-type="float"/>
          <table:table-cell office:value="0.00507190465927124" office:value-type="float"/>
          <table:table-cell office:value="0.00436935544013977" office:value-type="float"/>
          <table:table-cell office:value="-0.003394209146499634" office:value-type="float"/>
          <table:table-cell office:value="0.003867659568786621" office:value-type="float"/>
          <table:table-cell office:value="-0.0095357584953308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898730904" office:value-type="float"/>
          <table:table-cell office:value="20" office:value-type="float"/>
          <table:table-cell office:value="-0.00618920087814331" office:value-type="float"/>
          <table:table-cell office:value="0.00507190465927124" office:value-type="float"/>
          <table:table-cell office:value="0.004369354248046875" office:value-type="float"/>
          <table:table-cell office:value="-0.003394209146499634" office:value-type="float"/>
          <table:table-cell office:value="0.003867659568786621" office:value-type="float"/>
          <table:table-cell office:value="-0.0095357584953308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973409423" office:value-type="float"/>
          <table:table-cell office:value="21" office:value-type="float"/>
          <table:table-cell office:value="-0.00601005494594574" office:value-type="float"/>
          <table:table-cell office:value="0.004867148399353028" office:value-type="float"/>
          <table:table-cell office:value="0.004727796316146851" office:value-type="float"/>
          <table:table-cell office:value="-0.0031776893138885497" office:value-type="float"/>
          <table:table-cell office:value="0.0039644515514373774" office:value-type="float"/>
          <table:table-cell office:value="-0.0095312726497650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6751810118" office:value-type="float"/>
          <table:table-cell office:value="22" office:value-type="float"/>
          <table:table-cell office:value="-0.00601005494594574" office:value-type="float"/>
          <table:table-cell office:value="0.004867148399353028" office:value-type="float"/>
          <table:table-cell office:value="0.0047277951240539545" office:value-type="float"/>
          <table:table-cell office:value="-0.0031776893138885497" office:value-type="float"/>
          <table:table-cell office:value="0.0039644515514373774" office:value-type="float"/>
          <table:table-cell office:value="-0.0095312726497650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87007300536" office:value-type="float"/>
          <table:table-cell office:value="23" office:value-type="float"/>
          <table:table-cell office:value="-0.005836687684059143" office:value-type="float"/>
          <table:table-cell office:value="0.0046535181999206535" office:value-type="float"/>
          <table:table-cell office:value="0.00509037971496582" office:value-type="float"/>
          <table:table-cell office:value="-0.002961491346359253" office:value-type="float"/>
          <table:table-cell office:value="0.004067336320877074" office:value-type="float"/>
          <table:table-cell office:value="-0.00952720344066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60885344565" office:value-type="float"/>
          <table:table-cell office:value="24" office:value-type="float"/>
          <table:table-cell office:value="-0.005836688280105591" office:value-type="float"/>
          <table:table-cell office:value="0.0046535181999206535" office:value-type="float"/>
          <table:table-cell office:value="0.005090380907058717" office:value-type="float"/>
          <table:table-cell office:value="-0.002961491346359253" office:value-type="float"/>
          <table:table-cell office:value="0.004067337512969971" office:value-type="float"/>
          <table:table-cell office:value="-0.00952720403671264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86358794165" office:value-type="float"/>
          <table:table-cell office:value="25" office:value-type="float"/>
          <table:table-cell office:value="-0.005659968852996826" office:value-type="float"/>
          <table:table-cell office:value="0.0044329345226287835" office:value-type="float"/>
          <table:table-cell office:value="0.005453438758850097" office:value-type="float"/>
          <table:table-cell office:value="-0.0027536010742187497" office:value-type="float"/>
          <table:table-cell office:value="0.004167730808258057" office:value-type="float"/>
          <table:table-cell office:value="-0.0095229452848434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1164458754" office:value-type="float"/>
          <table:table-cell office:value="26" office:value-type="float"/>
          <table:table-cell office:value="-0.005659978985786438" office:value-type="float"/>
          <table:table-cell office:value="0.004432944059371948" office:value-type="float"/>
          <table:table-cell office:value="0.005453453063964844" office:value-type="float"/>
          <table:table-cell office:value="-0.0027536022663116454" office:value-type="float"/>
          <table:table-cell office:value="0.0041677427291870114" office:value-type="float"/>
          <table:table-cell office:value="-0.00952294886112213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89277901258" office:value-type="float"/>
          <table:table-cell office:value="27" office:value-type="float"/>
          <table:table-cell office:value="-0.0054756921529769895" office:value-type="float"/>
          <table:table-cell office:value="0.004202525615692138" office:value-type="float"/>
          <table:table-cell office:value="0.005800721645355224" office:value-type="float"/>
          <table:table-cell office:value="-0.0025461184978485107" office:value-type="float"/>
          <table:table-cell office:value="0.0042685151100158684" office:value-type="float"/>
          <table:table-cell office:value="-0.0095187312364578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4407028265" office:value-type="float"/>
          <table:table-cell office:value="28" office:value-type="float"/>
          <table:table-cell office:value="-0.005475692749023438" office:value-type="float"/>
          <table:table-cell office:value="0.004202526807785035" office:value-type="float"/>
          <table:table-cell office:value="0.005800721645355224" office:value-type="float"/>
          <table:table-cell office:value="-0.0025461184978485107" office:value-type="float"/>
          <table:table-cell office:value="0.0042685151100158684" office:value-type="float"/>
          <table:table-cell office:value="-0.0095187312364578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45796411434" office:value-type="float"/>
          <table:table-cell office:value="29" office:value-type="float"/>
          <table:table-cell office:value="-0.005303955078125" office:value-type="float"/>
          <table:table-cell office:value="0.0039785969257354736" office:value-type="float"/>
          <table:table-cell office:value="0.006142438650131225" office:value-type="float"/>
          <table:table-cell office:value="-0.0023434430360794066" office:value-type="float"/>
          <table:table-cell office:value="0.004380215406417847" office:value-type="float"/>
          <table:table-cell office:value="-0.0095189976692199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6739341329" office:value-type="float"/>
          <table:table-cell office:value="30" office:value-type="float"/>
          <table:table-cell office:value="-0.005303954482078552" office:value-type="float"/>
          <table:table-cell office:value="0.0039785969257354736" office:value-type="float"/>
          <table:table-cell office:value="0.006142438650131225" office:value-type="float"/>
          <table:table-cell office:value="-0.0023434430360794066" office:value-type="float"/>
          <table:table-cell office:value="0.004380215406417847" office:value-type="float"/>
          <table:table-cell office:value="-0.0095189976692199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2521816506" office:value-type="float"/>
          <table:table-cell office:value="31" office:value-type="float"/>
          <table:table-cell office:value="-0.0051375263929367065" office:value-type="float"/>
          <table:table-cell office:value="0.0037525868415832515" office:value-type="float"/>
          <table:table-cell office:value="0.006456432342529296" office:value-type="float"/>
          <table:table-cell office:value="-0.0021408641338348383" office:value-type="float"/>
          <table:table-cell office:value="0.00449278712272644" office:value-type="float"/>
          <table:table-cell office:value="-0.0095222109556198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754230907" office:value-type="float"/>
          <table:table-cell office:value="32" office:value-type="float"/>
          <table:table-cell office:value="-0.005137515068054199" office:value-type="float"/>
          <table:table-cell office:value="0.0037525796890258787" office:value-type="float"/>
          <table:table-cell office:value="0.006456418037414551" office:value-type="float"/>
          <table:table-cell office:value="-0.0021408629417419434" office:value-type="float"/>
          <table:table-cell office:value="0.004492775201797486" office:value-type="float"/>
          <table:table-cell office:value="-0.00952220737934112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28466924936" office:value-type="float"/>
          <table:table-cell office:value="33" office:value-type="float"/>
          <table:table-cell office:value="-0.004991431832313538" office:value-type="float"/>
          <table:table-cell office:value="0.003544077873229981" office:value-type="float"/>
          <table:table-cell office:value="0.006726001501083373" office:value-type="float"/>
          <table:table-cell office:value="-0.00195306122303009" office:value-type="float"/>
          <table:table-cell office:value="0.004556307792663574" office:value-type="float"/>
          <table:table-cell office:value="-0.00952496230602264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439914896" office:value-type="float"/>
          <table:table-cell office:value="34" office:value-type="float"/>
          <table:table-cell office:value="-0.004991431832313538" office:value-type="float"/>
          <table:table-cell office:value="0.003544077873229981" office:value-type="float"/>
          <table:table-cell office:value="0.00672600269317627" office:value-type="float"/>
          <table:table-cell office:value="-0.0019530618190765382" office:value-type="float"/>
          <table:table-cell office:value="0.004556307792663574" office:value-type="float"/>
          <table:table-cell office:value="-0.00952496230602264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698700182" office:value-type="float"/>
          <table:table-cell office:value="35" office:value-type="float"/>
          <table:table-cell office:value="-0.004872339963912964" office:value-type="float"/>
          <table:table-cell office:value="0.003357585668563843" office:value-type="float"/>
          <table:table-cell office:value="0.006947648525238036" office:value-type="float"/>
          <table:table-cell office:value="-0.0017875021696090697" office:value-type="float"/>
          <table:table-cell office:value="0.004580386877059937" office:value-type="float"/>
          <table:table-cell office:value="-0.009526924490928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116720785" office:value-type="float"/>
          <table:table-cell office:value="36" office:value-type="float"/>
          <table:table-cell office:value="-0.004872339963912964" office:value-type="float"/>
          <table:table-cell office:value="0.003357585668563843" office:value-type="float"/>
          <table:table-cell office:value="0.006947650909423829" office:value-type="float"/>
          <table:table-cell office:value="-0.0017875021696090697" office:value-type="float"/>
          <table:table-cell office:value="0.004580388069152832" office:value-type="float"/>
          <table:table-cell office:value="-0.0095269250869750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641477974" office:value-type="float"/>
          <table:table-cell office:value="37" office:value-type="float"/>
          <table:table-cell office:value="-0.004774703979492188" office:value-type="float"/>
          <table:table-cell office:value="0.0031891810894012444" office:value-type="float"/>
          <table:table-cell office:value="0.007111353874206543" office:value-type="float"/>
          <table:table-cell office:value="-0.0016427618265151978" office:value-type="float"/>
          <table:table-cell office:value="0.004552956819534302" office:value-type="float"/>
          <table:table-cell office:value="-0.0095255279541015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88305357548" office:value-type="float"/>
          <table:table-cell office:value="38" office:value-type="float"/>
          <table:table-cell office:value="-0.004774703979492188" office:value-type="float"/>
          <table:table-cell office:value="0.0031891798973083495" office:value-type="float"/>
          <table:table-cell office:value="0.007111353874206543" office:value-type="float"/>
          <table:table-cell office:value="-0.0016427612304687495" office:value-type="float"/>
          <table:table-cell office:value="0.004552956819534302" office:value-type="float"/>
          <table:table-cell office:value="-0.0095255279541015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6738655315" office:value-type="float"/>
          <table:table-cell office:value="39" office:value-type="float"/>
          <table:table-cell office:value="-0.0047008502483367924" office:value-type="float"/>
          <table:table-cell office:value="0.0030475759506225584" office:value-type="float"/>
          <table:table-cell office:value="0.007229435443878175" office:value-type="float"/>
          <table:table-cell office:value="-0.001516814827919006" office:value-type="float"/>
          <table:table-cell office:value="0.00448498010635376" office:value-type="float"/>
          <table:table-cell office:value="-0.0095219731330871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900753148" office:value-type="float"/>
          <table:table-cell office:value="40" office:value-type="float"/>
          <table:table-cell office:value="-0.004700849056243897" office:value-type="float"/>
          <table:table-cell office:value="0.0030475747585296635" office:value-type="float"/>
          <table:table-cell office:value="0.007229435443878175" office:value-type="float"/>
          <table:table-cell office:value="-0.0015168154239654542" office:value-type="float"/>
          <table:table-cell office:value="0.00448498010635376" office:value-type="float"/>
          <table:table-cell office:value="-0.0095219731330871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70633757566" office:value-type="float"/>
          <table:table-cell office:value="41" office:value-type="float"/>
          <table:table-cell office:value="-0.004654824733734131" office:value-type="float"/>
          <table:table-cell office:value="0.0029368484020233163" office:value-type="float"/>
          <table:table-cell office:value="0.00730579733848572" office:value-type="float"/>
          <table:table-cell office:value="-0.0014223271608352663" office:value-type="float"/>
          <table:table-cell office:value="0.004384993314743043" office:value-type="float"/>
          <table:table-cell office:value="-0.0095167917013168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4416401996" office:value-type="float"/>
          <table:table-cell office:value="42" office:value-type="float"/>
          <table:table-cell office:value="-0.004654836654663086" office:value-type="float"/>
          <table:table-cell office:value="0.002936855554580689" office:value-type="float"/>
          <table:table-cell office:value="0.007305809259414672" office:value-type="float"/>
          <table:table-cell office:value="-0.001422325372695923" office:value-type="float"/>
          <table:table-cell office:value="0.004385006427764893" office:value-type="float"/>
          <table:table-cell office:value="-0.00951679587364196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49828853" office:value-type="float"/>
          <table:table-cell office:value="43" office:value-type="float"/>
          <table:table-cell office:value="-0.004633879661560059" office:value-type="float"/>
          <table:table-cell office:value="0.0028597962856292732" office:value-type="float"/>
          <table:table-cell office:value="0.0073470997810363755" office:value-type="float"/>
          <table:table-cell office:value="-0.0013613903522491453" office:value-type="float"/>
          <table:table-cell office:value="0.0042467951774597164" office:value-type="float"/>
          <table:table-cell office:value="-0.0095090699195861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073625268" office:value-type="float"/>
          <table:table-cell office:value="44" office:value-type="float"/>
          <table:table-cell office:value="-0.004633879661560059" office:value-type="float"/>
          <table:table-cell office:value="0.0028597962856292732" office:value-type="float"/>
          <table:table-cell office:value="0.0073470997810363755" office:value-type="float"/>
          <table:table-cell office:value="-0.0013613903522491453" office:value-type="float"/>
          <table:table-cell office:value="0.0042467951774597164" office:value-type="float"/>
          <table:table-cell office:value="-0.0095090699195861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574774325" office:value-type="float"/>
          <table:table-cell office:value="45" office:value-type="float"/>
          <table:table-cell office:value="-0.004642409086227417" office:value-type="float"/>
          <table:table-cell office:value="0.002813442945480346" office:value-type="float"/>
          <table:table-cell office:value="0.007362635135650634" office:value-type="float"/>
          <table:table-cell office:value="-0.001353678703308105" office:value-type="float"/>
          <table:table-cell office:value="0.004086177349090576" office:value-type="float"/>
          <table:table-cell office:value="-0.0095002186298370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1173351376" office:value-type="float"/>
          <table:table-cell office:value="46" office:value-type="float"/>
          <table:table-cell office:value="-0.004642409086227417" office:value-type="float"/>
          <table:table-cell office:value="0.002813442945480346" office:value-type="float"/>
          <table:table-cell office:value="0.007362635135650634" office:value-type="float"/>
          <table:table-cell office:value="-0.001353678703308105" office:value-type="float"/>
          <table:table-cell office:value="0.004086177349090576" office:value-type="float"/>
          <table:table-cell office:value="-0.0095002186298370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4143345743" office:value-type="float"/>
          <table:table-cell office:value="47" office:value-type="float"/>
          <table:table-cell office:value="-0.004669969081878662" office:value-type="float"/>
          <table:table-cell office:value="0.002786672115325928" office:value-type="float"/>
          <table:table-cell office:value="0.007352781295776366" office:value-type="float"/>
          <table:table-cell office:value="-0.0013775926828384407" office:value-type="float"/>
          <table:table-cell office:value="0.003900823593139648" office:value-type="float"/>
          <table:table-cell office:value="-0.0094889342784881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818577781" office:value-type="float"/>
          <table:table-cell office:value="48" office:value-type="float"/>
          <table:table-cell office:value="-0.004669969081878662" office:value-type="float"/>
          <table:table-cell office:value="0.002786672115325928" office:value-type="float"/>
          <table:table-cell office:value="0.007352781295776366" office:value-type="float"/>
          <table:table-cell office:value="-0.0013775932788848873" office:value-type="float"/>
          <table:table-cell office:value="0.003900823593139648" office:value-type="float"/>
          <table:table-cell office:value="-0.0094889342784881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4467831727" office:value-type="float"/>
          <table:table-cell office:value="49" office:value-type="float"/>
          <table:table-cell office:value="-0.004714590311050415" office:value-type="float"/>
          <table:table-cell office:value="0.002776695489883423" office:value-type="float"/>
          <table:table-cell office:value="0.007325438261032104" office:value-type="float"/>
          <table:table-cell office:value="-0.0014222353696823117" office:value-type="float"/>
          <table:table-cell office:value="0.0036966288089752206" office:value-type="float"/>
          <table:table-cell office:value="-0.0094764578342437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0252198461" office:value-type="float"/>
          <table:table-cell office:value="50" office:value-type="float"/>
          <table:table-cell office:value="-0.004714590311050415" office:value-type="float"/>
          <table:table-cell office:value="0.002776695489883423" office:value-type="float"/>
          <table:table-cell office:value="0.007325438261032104" office:value-type="float"/>
          <table:table-cell office:value="-0.0014222353696823117" office:value-type="float"/>
          <table:table-cell office:value="0.0036966288089752206" office:value-type="float"/>
          <table:table-cell office:value="-0.0094764578342437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89927504187" office:value-type="float"/>
          <table:table-cell office:value="51" office:value-type="float"/>
          <table:table-cell office:value="-0.00477975070476532" office:value-type="float"/>
          <table:table-cell office:value="0.002786455154418945" office:value-type="float"/>
          <table:table-cell office:value="0.00728992462158203" office:value-type="float"/>
          <table:table-cell office:value="-0.0014940458536148067" office:value-type="float"/>
          <table:table-cell office:value="0.003479323387145997" office:value-type="float"/>
          <table:table-cell office:value="-0.0094639182090759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608906413" office:value-type="float"/>
          <table:table-cell office:value="52" office:value-type="float"/>
          <table:table-cell office:value="-0.00477975070476532" office:value-type="float"/>
          <table:table-cell office:value="0.002786455154418945" office:value-type="float"/>
          <table:table-cell office:value="0.00728992462158203" office:value-type="float"/>
          <table:table-cell office:value="-0.0014940458536148067" office:value-type="float"/>
          <table:table-cell office:value="0.003479323387145997" office:value-type="float"/>
          <table:table-cell office:value="-0.0094639182090759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657969562" office:value-type="float"/>
          <table:table-cell office:value="53" office:value-type="float"/>
          <table:table-cell office:value="-0.004857380390167237" office:value-type="float"/>
          <table:table-cell office:value="0.0028066039085388184" office:value-type="float"/>
          <table:table-cell office:value="0.007243403196334838" office:value-type="float"/>
          <table:table-cell office:value="-0.0015798771381378175" office:value-type="float"/>
          <table:table-cell office:value="0.00324904203414917" office:value-type="float"/>
          <table:table-cell office:value="-0.0094505280256271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495272667" office:value-type="float"/>
          <table:table-cell office:value="54" office:value-type="float"/>
          <table:table-cell office:value="-0.004857380986213684" office:value-type="float"/>
          <table:table-cell office:value="0.0028066039085388184" office:value-type="float"/>
          <table:table-cell office:value="0.007243403196334838" office:value-type="float"/>
          <table:table-cell office:value="-0.0015798771381378175" office:value-type="float"/>
          <table:table-cell office:value="0.00324904203414917" office:value-type="float"/>
          <table:table-cell office:value="-0.0094505280256271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896034053554" office:value-type="float"/>
          <table:table-cell office:value="55" office:value-type="float"/>
          <table:table-cell office:value="-0.00493914008140564" office:value-type="float"/>
          <table:table-cell office:value="0.0028311526775360116" office:value-type="float"/>
          <table:table-cell office:value="0.007184569835662841" office:value-type="float"/>
          <table:table-cell office:value="-0.0016725569963455204" office:value-type="float"/>
          <table:table-cell office:value="0.003003392219543457" office:value-type="float"/>
          <table:table-cell office:value="-0.0094351851940155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215450430923" office:value-type="float"/>
          <table:table-cell office:value="56" office:value-type="float"/>
          <table:table-cell office:value="-0.00493914008140564" office:value-type="float"/>
          <table:table-cell office:value="0.0028311538696289065" office:value-type="float"/>
          <table:table-cell office:value="0.007184569835662841" office:value-type="float"/>
          <table:table-cell office:value="-0.001672556400299072" office:value-type="float"/>
          <table:table-cell office:value="0.0030033934116363518" office:value-type="float"/>
          <table:table-cell office:value="-0.0094351851940155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511770705" office:value-type="float"/>
          <table:table-cell office:value="57" office:value-type="float"/>
          <table:table-cell office:value="-0.0050046306848526" office:value-type="float"/>
          <table:table-cell office:value="0.0028547036647796637" office:value-type="float"/>
          <table:table-cell office:value="0.007107337713241577" office:value-type="float"/>
          <table:table-cell office:value="-0.0017582738399505617" office:value-type="float"/>
          <table:table-cell office:value="0.002746282815933228" office:value-type="float"/>
          <table:table-cell office:value="-0.00942005991935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8198067675" office:value-type="float"/>
          <table:table-cell office:value="58" office:value-type="float"/>
          <table:table-cell office:value="-0.005004642605781555" office:value-type="float"/>
          <table:table-cell office:value="0.00285470962524414" office:value-type="float"/>
          <table:table-cell office:value="0.007107349634170533" office:value-type="float"/>
          <table:table-cell office:value="-0.0017582726478576668" office:value-type="float"/>
          <table:table-cell office:value="0.0027462935447692873" office:value-type="float"/>
          <table:table-cell office:value="-0.00942006468772888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21975735974" office:value-type="float"/>
          <table:table-cell office:value="59" office:value-type="float"/>
          <table:table-cell office:value="-0.005054012537002563" office:value-type="float"/>
          <table:table-cell office:value="0.002856917381286621" office:value-type="float"/>
          <table:table-cell office:value="0.007002251148223877" office:value-type="float"/>
          <table:table-cell office:value="-0.001822910904884338" office:value-type="float"/>
          <table:table-cell office:value="0.002481226921081542" office:value-type="float"/>
          <table:table-cell office:value="-0.0094027358293533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93093818891724" office:value-type="float"/>
          <table:table-cell office:value="60" office:value-type="float"/>
          <table:table-cell office:value="-0.0050540131330490115" office:value-type="float"/>
          <table:table-cell office:value="0.002856917381286621" office:value-type="float"/>
          <table:table-cell office:value="0.007002251148223877" office:value-type="float"/>
          <table:table-cell office:value="-0.001822910904884338" office:value-type="float"/>
          <table:table-cell office:value="0.002481226921081542" office:value-type="float"/>
          <table:table-cell office:value="-0.009402735829353333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947703123092652" office:value-type="float"/>
          <table:table-cell office:value="0.003403029441833497" office:value-type="float"/>
          <table:table-cell office:value="0.00783855676651001" office:value-type="float"/>
          <table:table-cell office:value="-0.0019338029623031609" office:value-type="float"/>
          <table:table-cell office:value="0.003077832460403442" office:value-type="float"/>
          <table:table-cell office:value="-0.00971436083316803" office:value-type="float"/>
          <table:table-cell office:value="0.08493427567643436" office:value-type="float"/>
          <table:table-cell office:value="1" office:value-type="float"/>
          <table:table-cell office:value="-0.005947703123092652" office:value-type="float"/>
          <table:table-cell office:value="0.003403029441833497" office:value-type="float"/>
          <table:table-cell office:value="0.00783855676651001" office:value-type="float"/>
          <table:table-cell office:value="-0.0019338029623031609" office:value-type="float"/>
          <table:table-cell office:value="0.003077832460403442" office:value-type="float"/>
          <table:table-cell office:value="-0.00971436083316803" office:value-type="float"/>
        </table:table-row>
        <table:table-row>
          <table:table-cell office:value="-0.011989043951034548" office:value-type="float"/>
          <table:table-cell office:value="0.006759576797485352" office:value-type="float"/>
          <table:table-cell office:value="0.015667794942855834" office:value-type="float"/>
          <table:table-cell office:value="-0.003746220469474792" office:value-type="float"/>
          <table:table-cell office:value="0.00618916630744934" office:value-type="float"/>
          <table:table-cell office:value="-0.01944406270980835" office:value-type="float"/>
          <table:table-cell office:value="0.08480051919137044" office:value-type="float"/>
          <table:table-cell office:value="2" office:value-type="float"/>
          <table:table-cell office:value="-0.006041340827941895" office:value-type="float"/>
          <table:table-cell office:value="0.003356547355651855" office:value-type="float"/>
          <table:table-cell office:value="0.007829238176345824" office:value-type="float"/>
          <table:table-cell office:value="-0.0018124175071716313" office:value-type="float"/>
          <table:table-cell office:value="0.003111333847045898" office:value-type="float"/>
          <table:table-cell office:value="-0.00972970187664032" office:value-type="float"/>
        </table:table-row>
        <table:table-row>
          <table:table-cell office:value="-0.01800355672836304" office:value-type="float"/>
          <table:table-cell office:value="0.010039809942245483" office:value-type="float"/>
          <table:table-cell office:value="0.02334304571151733" office:value-type="float"/>
          <table:table-cell office:value="-0.005663040280342101" office:value-type="float"/>
          <table:table-cell office:value="0.008979482650756834" office:value-type="float"/>
          <table:table-cell office:value="-0.029151028990745544" office:value-type="float"/>
          <table:table-cell office:value="0.08302141027354824" office:value-type="float"/>
          <table:table-cell office:value="3" office:value-type="float"/>
          <table:table-cell office:value="-0.006014512777328491" office:value-type="float"/>
          <table:table-cell office:value="0.0032802331447601314" office:value-type="float"/>
          <table:table-cell office:value="0.007675250768661499" office:value-type="float"/>
          <table:table-cell office:value="-0.0019168198108673092" office:value-type="float"/>
          <table:table-cell office:value="0.0027903163433074946" office:value-type="float"/>
          <table:table-cell office:value="-0.009706966280937195" office:value-type="float"/>
        </table:table-row>
        <table:table-row>
          <table:table-cell office:value="-0.023950013518333438" office:value-type="float"/>
          <table:table-cell office:value="0.013265142440795899" office:value-type="float"/>
          <table:table-cell office:value="0.03094927191734314" office:value-type="float"/>
          <table:table-cell office:value="-0.0075527018308639525" office:value-type="float"/>
          <table:table-cell office:value="0.011728407144546506" office:value-type="float"/>
          <table:table-cell office:value="-0.03883927404880524" office:value-type="float"/>
          <table:table-cell office:value="0.08064510017940488" office:value-type="float"/>
          <table:table-cell office:value="4" office:value-type="float"/>
          <table:table-cell office:value="-0.005946456789970398" office:value-type="float"/>
          <table:table-cell office:value="0.0032253324985504154" office:value-type="float"/>
          <table:table-cell office:value="0.007606226205825807" office:value-type="float"/>
          <table:table-cell office:value="-0.0018896615505218511" office:value-type="float"/>
          <table:table-cell office:value="0.002748924493789672" office:value-type="float"/>
          <table:table-cell office:value="-0.009688245058059692" office:value-type="float"/>
        </table:table-row>
        <table:table-row>
          <table:table-cell office:value="-0.029834424853324895" office:value-type="float"/>
          <table:table-cell office:value="0.01637321710586548" office:value-type="float"/>
          <table:table-cell office:value="0.038375254869461056" office:value-type="float"/>
          <table:table-cell office:value="-0.00948892891407013" office:value-type="float"/>
          <table:table-cell office:value="0.014185568094253538" office:value-type="float"/>
          <table:table-cell office:value="-0.048498529791831974" office:value-type="float"/>
          <table:table-cell office:value="0.0780083278064385" office:value-type="float"/>
          <table:table-cell office:value="5" office:value-type="float"/>
          <table:table-cell office:value="-0.0058844113349914556" office:value-type="float"/>
          <table:table-cell office:value="0.00310807466506958" office:value-type="float"/>
          <table:table-cell office:value="0.007425982952117919" office:value-type="float"/>
          <table:table-cell office:value="-0.0019362270832061768" office:value-type="float"/>
          <table:table-cell office:value="0.0024571609497070317" office:value-type="float"/>
          <table:table-cell office:value="-0.009659255743026734" office:value-type="float"/>
        </table:table-row>
        <table:table-row>
          <table:table-cell office:value="-0.03565645039081574" office:value-type="float"/>
          <table:table-cell office:value="0.01943366527557373" office:value-type="float"/>
          <table:table-cell office:value="0.04573678374290466" office:value-type="float"/>
          <table:table-cell office:value="-0.011398191452026368" office:value-type="float"/>
          <table:table-cell office:value="0.016606961488723752" office:value-type="float"/>
          <table:table-cell office:value="-0.05" office:value-type="float"/>
          <table:table-cell office:value="0.07522931276037251" office:value-type="float"/>
          <table:table-cell office:value="6" office:value-type="float"/>
          <table:table-cell office:value="-0.005822025537490845" office:value-type="float"/>
          <table:table-cell office:value="0.0030604481697082513" office:value-type="float"/>
          <table:table-cell office:value="0.007361528873443603" office:value-type="float"/>
          <table:table-cell office:value="-0.0019092625379562387" office:value-type="float"/>
          <table:table-cell office:value="0.0024213933944702143" office:value-type="float"/>
          <table:table-cell office:value="-0.009639800786972045" office:value-type="float"/>
        </table:table-row>
        <table:table-row>
          <table:table-cell office:value="-0.04140293419361115" office:value-type="float"/>
          <table:table-cell office:value="0.022371679544448853" office:value-type="float"/>
          <table:table-cell office:value="0.05" office:value-type="float"/>
          <table:table-cell office:value="-0.01336255669593811" office:value-type="float"/>
          <table:table-cell office:value="0.01877179384231567" office:value-type="float"/>
          <table:table-cell office:value="-0.05" office:value-type="float"/>
          <table:table-cell office:value="0.07241065361095825" office:value-type="float"/>
          <table:table-cell office:value="7" office:value-type="float"/>
          <table:table-cell office:value="-0.00574648380279541" office:value-type="float"/>
          <table:table-cell office:value="0.0029380142688751228" office:value-type="float"/>
          <table:table-cell office:value="0.007196630239486695" office:value-type="float"/>
          <table:table-cell office:value="-0.0019643652439117424" office:value-type="float"/>
          <table:table-cell office:value="0.00216483235359192" office:value-type="float"/>
          <table:table-cell office:value="-0.009611364006996154" office:value-type="float"/>
        </table:table-row>
        <table:table-row>
          <table:table-cell office:value="-0.047113578319549564" office:value-type="float"/>
          <table:table-cell office:value="0.02528728365898132" office:value-type="float"/>
          <table:table-cell office:value="0.05" office:value-type="float"/>
          <table:table-cell office:value="-0.01531367063522339" office:value-type="float"/>
          <table:table-cell office:value="0.020914967060089107" office:value-type="float"/>
          <table:table-cell office:value="-0.05" office:value-type="float"/>
          <table:table-cell office:value="0.06954147365357402" office:value-type="float"/>
          <table:table-cell office:value="8" office:value-type="float"/>
          <table:table-cell office:value="-0.005710644125938416" office:value-type="float"/>
          <table:table-cell office:value="0.0029156041145324708" office:value-type="float"/>
          <table:table-cell office:value="0.007160322666168213" office:value-type="float"/>
          <table:table-cell office:value="-0.0019511139392852789" office:value-type="float"/>
          <table:table-cell office:value="0.002143173217773438" office:value-type="float"/>
          <table:table-cell office:value="-0.009599217176437379" office:value-type="float"/>
        </table:table-row>
        <table:table-row>
          <table:table-cell office:value="-0.05" office:value-type="float"/>
          <table:table-cell office:value="0.028084241151809693" office:value-type="float"/>
          <table:table-cell office:value="0.05" office:value-type="float"/>
          <table:table-cell office:value="-0.017335100173950194" office:value-type="float"/>
          <table:table-cell office:value="0.022835886478424067" office:value-type="float"/>
          <table:table-cell office:value="-0.05" office:value-type="float"/>
          <table:table-cell office:value="0.06765044105438046" office:value-type="float"/>
          <table:table-cell office:value="9" office:value-type="float"/>
          <table:table-cell office:value="-0.0056403279304504395" office:value-type="float"/>
          <table:table-cell office:value="0.0027969574928283693" office:value-type="float"/>
          <table:table-cell office:value="0.007021538019180299" office:value-type="float"/>
          <table:table-cell office:value="-0.002021429538726806" office:value-type="float"/>
          <table:table-cell office:value="0.0019209194183349605" office:value-type="float"/>
          <table:table-cell office:value="-0.009577547311782838" office:value-type="float"/>
        </table:table-row>
        <table:table-row>
          <table:table-cell office:value="-0.05" office:value-type="float"/>
          <table:table-cell office:value="0.030874429941177367" office:value-type="float"/>
          <table:table-cell office:value="0.05" office:value-type="float"/>
          <table:table-cell office:value="-0.019355608224868773" office:value-type="float"/>
          <table:table-cell office:value="0.02475100994110107" office:value-type="float"/>
          <table:table-cell office:value="-0.05" office:value-type="float"/>
          <table:table-cell office:value="0.06673578041946697" office:value-type="float"/>
          <table:table-cell office:value="10" office:value-type="float"/>
          <table:table-cell office:value="-0.0056302809715271" office:value-type="float"/>
          <table:table-cell office:value="0.002790188789367676" office:value-type="float"/>
          <table:table-cell office:value="0.007011427879333497" office:value-type="float"/>
          <table:table-cell office:value="-0.002020508050918579" office:value-type="float"/>
          <table:table-cell office:value="0.001915123462677002" office:value-type="float"/>
          <table:table-cell office:value="-0.009573983550071717" office:value-type="float"/>
        </table:table-row>
        <table:table-row>
          <table:table-cell office:value="-0.05" office:value-type="float"/>
          <table:table-cell office:value="0.033536735773086544" office:value-type="float"/>
          <table:table-cell office:value="0.05" office:value-type="float"/>
          <table:table-cell office:value="-0.021448894739151" office:value-type="float"/>
          <table:table-cell office:value="0.026477169990539548" office:value-type="float"/>
          <table:table-cell office:value="-0.05" office:value-type="float"/>
          <table:table-cell office:value="0.06583286678039743" office:value-type="float"/>
          <table:table-cell office:value="11" office:value-type="float"/>
          <table:table-cell office:value="-0.0055676794052124026" office:value-type="float"/>
          <table:table-cell office:value="0.002662305831909179" office:value-type="float"/>
          <table:table-cell office:value="0.006897715330123901" office:value-type="float"/>
          <table:table-cell office:value="-0.002093286514282226" office:value-type="float"/>
          <table:table-cell office:value="0.0017261600494384768" office:value-type="float"/>
          <table:table-cell office:value="-0.009559033513069153" office:value-type="float"/>
        </table:table-row>
        <table:table-row>
          <table:table-cell office:value="-0.05" office:value-type="float"/>
          <table:table-cell office:value="0.03619851350784301" office:value-type="float"/>
          <table:table-cell office:value="0.05" office:value-type="float"/>
          <table:table-cell office:value="-0.023543331027030944" office:value-type="float"/>
          <table:table-cell office:value="0.028205888271331782" office:value-type="float"/>
          <table:table-cell office:value="-0.05" office:value-type="float"/>
          <table:table-cell office:value="0.06490366288856236" office:value-type="float"/>
          <table:table-cell office:value="12" office:value-type="float"/>
          <table:table-cell office:value="-0.005570082664489746" office:value-type="float"/>
          <table:table-cell office:value="0.00266177773475647" office:value-type="float"/>
          <table:table-cell office:value="0.006900439262390137" office:value-type="float"/>
          <table:table-cell office:value="-0.0020944362878799437" office:value-type="float"/>
          <table:table-cell office:value="0.0017287182807922356" office:value-type="float"/>
          <table:table-cell office:value="-0.009559721350669861" office:value-type="float"/>
        </table:table-row>
        <table:table-row>
          <table:table-cell office:value="-0.05" office:value-type="float"/>
          <table:table-cell office:value="0.03872218370437622" office:value-type="float"/>
          <table:table-cell office:value="0.05" office:value-type="float"/>
          <table:table-cell office:value="-0.025719671845436096" office:value-type="float"/>
          <table:table-cell office:value="0.029762852191925045" office:value-type="float"/>
          <table:table-cell office:value="-0.05" office:value-type="float"/>
          <table:table-cell office:value="0.06400068772965742" office:value-type="float"/>
          <table:table-cell office:value="13" office:value-type="float"/>
          <table:table-cell office:value="-0.005492581129074097" office:value-type="float"/>
          <table:table-cell office:value="0.0025236701965332033" office:value-type="float"/>
          <table:table-cell office:value="0.006794288158416749" office:value-type="float"/>
          <table:table-cell office:value="-0.0021763408184051515" office:value-type="float"/>
          <table:table-cell office:value="0.001556963920593261" office:value-type="float"/>
          <table:table-cell office:value="-0.009544515013694764" office:value-type="float"/>
        </table:table-row>
        <table:table-row>
          <table:table-cell office:value="-0.05" office:value-type="float"/>
          <table:table-cell office:value="0.04124568700790405" office:value-type="float"/>
          <table:table-cell office:value="0.05" office:value-type="float"/>
          <table:table-cell office:value="-0.027896975874900816" office:value-type="float"/>
          <table:table-cell office:value="0.03132228374481201" office:value-type="float"/>
          <table:table-cell office:value="-0.05" office:value-type="float"/>
          <table:table-cell office:value="0.06307839963140921" office:value-type="float"/>
          <table:table-cell office:value="14" office:value-type="float"/>
          <table:table-cell office:value="-0.005496217608451843" office:value-type="float"/>
          <table:table-cell office:value="0.002523503303527833" office:value-type="float"/>
          <table:table-cell office:value="0.006798200607299803" office:value-type="float"/>
          <table:table-cell office:value="-0.002177304029464722" office:value-type="float"/>
          <table:table-cell office:value="0.0015594315528869637" office:value-type="float"/>
          <table:table-cell office:value="-0.009545518755912781" office:value-type="float"/>
        </table:table-row>
        <table:table-row>
          <table:table-cell office:value="-0.05" office:value-type="float"/>
          <table:table-cell office:value="0.04363204956054687" office:value-type="float"/>
          <table:table-cell office:value="0.05" office:value-type="float"/>
          <table:table-cell office:value="-0.03015229284763336" office:value-type="float"/>
          <table:table-cell office:value="0.03272998690605163" office:value-type="float"/>
          <table:table-cell office:value="-0.05" office:value-type="float"/>
          <table:table-cell office:value="0.0621900103618323" office:value-type="float"/>
          <table:table-cell office:value="15" office:value-type="float"/>
          <table:table-cell office:value="-0.005395962595939636" office:value-type="float"/>
          <table:table-cell office:value="0.0023863625526428216" office:value-type="float"/>
          <table:table-cell office:value="0.00669388771057129" office:value-type="float"/>
          <table:table-cell office:value="-0.002255316972732544" office:value-type="float"/>
          <table:table-cell office:value="0.0014077031612396238" office:value-type="float"/>
          <table:table-cell office:value="-0.009528917074203492" office:value-type="float"/>
        </table:table-row>
        <table:table-row>
          <table:table-cell office:value="-0.05" office:value-type="float"/>
          <table:table-cell office:value="0.04601844787597656" office:value-type="float"/>
          <table:table-cell office:value="0.05" office:value-type="float"/>
          <table:table-cell office:value="-0.03240875363349914" office:value-type="float"/>
          <table:table-cell office:value="0.03414015531539917" office:value-type="float"/>
          <table:table-cell office:value="-0.05" office:value-type="float"/>
          <table:table-cell office:value="0.061287237578311136" office:value-type="float"/>
          <table:table-cell office:value="16" office:value-type="float"/>
          <table:table-cell office:value="-0.005399907231330872" office:value-type="float"/>
          <table:table-cell office:value="0.0023863983154296872" office:value-type="float"/>
          <table:table-cell office:value="0.006698071956634523" office:value-type="float"/>
          <table:table-cell office:value="-0.002256460785865784" office:value-type="float"/>
          <table:table-cell office:value="0.0014101684093475349" office:value-type="float"/>
          <table:table-cell office:value="-0.009530082941055298" office:value-type="float"/>
        </table:table-row>
        <table:table-row>
          <table:table-cell office:value="-0.05" office:value-type="float"/>
          <table:table-cell office:value="0.048258664608001704" office:value-type="float"/>
          <table:table-cell office:value="0.05" office:value-type="float"/>
          <table:table-cell office:value="-0.0347390329837799" office:value-type="float"/>
          <table:table-cell office:value="0.03540403962135315" office:value-type="float"/>
          <table:table-cell office:value="-0.05" office:value-type="float"/>
          <table:table-cell office:value="0.060427835016693396" office:value-type="float"/>
          <table:table-cell office:value="17" office:value-type="float"/>
          <table:table-cell office:value="-0.005272259712219238" office:value-type="float"/>
          <table:table-cell office:value="0.002240216732025147" office:value-type="float"/>
          <table:table-cell office:value="0.00657862901687622" office:value-type="float"/>
          <table:table-cell office:value="-0.002330279350280762" office:value-type="float"/>
          <table:table-cell office:value="0.001263884305953979" office:value-type="float"/>
          <table:table-cell office:value="-0.0095104831457138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707056105136871" office:value-type="float"/>
          <table:table-cell office:value="0.036670260429382324" office:value-type="float"/>
          <table:table-cell office:value="-0.05" office:value-type="float"/>
          <table:table-cell office:value="0.05975236378877323" office:value-type="float"/>
          <table:table-cell office:value="18" office:value-type="float"/>
          <table:table-cell office:value="-0.005276228785514832" office:value-type="float"/>
          <table:table-cell office:value="0.0022402060031890877" office:value-type="float"/>
          <table:table-cell office:value="0.006582860946655273" office:value-type="float"/>
          <table:table-cell office:value="-0.0023315280675888063" office:value-type="float"/>
          <table:table-cell office:value="0.001266220808029175" office:value-type="float"/>
          <table:table-cell office:value="-0.0095117038488388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94599837064743" office:value-type="float"/>
          <table:table-cell office:value="0.03779565215110779" office:value-type="float"/>
          <table:table-cell office:value="-0.05" office:value-type="float"/>
          <table:table-cell office:value="0.05975231657869476" office:value-type="float"/>
          <table:table-cell office:value="19" office:value-type="float"/>
          <table:table-cell office:value="-0.005116413235664368" office:value-type="float"/>
          <table:table-cell office:value="0.0020840573310852047" office:value-type="float"/>
          <table:table-cell office:value="0.006437119245529173" office:value-type="float"/>
          <table:table-cell office:value="-0.002389422655105591" office:value-type="float"/>
          <table:table-cell office:value="0.001125391721725464" office:value-type="float"/>
          <table:table-cell office:value="-0.0094873154163360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185167849063873" office:value-type="float"/>
          <table:table-cell office:value="0.038921829462051395" office:value-type="float"/>
          <table:table-cell office:value="-0.05" office:value-type="float"/>
          <table:table-cell office:value="0.05975234691060752" office:value-type="float"/>
          <table:table-cell office:value="20" office:value-type="float"/>
          <table:table-cell office:value="-0.005119885802268982" office:value-type="float"/>
          <table:table-cell office:value="0.002084882259368896" office:value-type="float"/>
          <table:table-cell office:value="0.006440529823303223" office:value-type="float"/>
          <table:table-cell office:value="-0.0023916947841644285" office:value-type="float"/>
          <table:table-cell office:value="0.0011261773109436032" office:value-type="float"/>
          <table:table-cell office:value="-0.009488660693168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428098142147063" office:value-type="float"/>
          <table:table-cell office:value="0.039911267757415776" office:value-type="float"/>
          <table:table-cell office:value="-0.05" office:value-type="float"/>
          <table:table-cell office:value="0.059752382662639485" office:value-type="float"/>
          <table:table-cell office:value="21" office:value-type="float"/>
          <table:table-cell office:value="-0.004924023151397706" office:value-type="float"/>
          <table:table-cell office:value="0.001919888257980347" office:value-type="float"/>
          <table:table-cell office:value="0.006259434223175047" office:value-type="float"/>
          <table:table-cell office:value="-0.0024293029308319093" office:value-type="float"/>
          <table:table-cell office:value="0.0009894382953643793" office:value-type="float"/>
          <table:table-cell office:value="-0.0094578784704208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6712584495544426" office:value-type="float"/>
          <table:table-cell office:value="0.040901460647583016" office:value-type="float"/>
          <table:table-cell office:value="-0.05" office:value-type="float"/>
          <table:table-cell office:value="0.059752338778141734" office:value-type="float"/>
          <table:table-cell office:value="22" office:value-type="float"/>
          <table:table-cell office:value="-0.004927511215209961" office:value-type="float"/>
          <table:table-cell office:value="0.0019206154346466057" office:value-type="float"/>
          <table:table-cell office:value="0.006262943744659423" office:value-type="float"/>
          <table:table-cell office:value="-0.0024316030740737914" office:value-type="float"/>
          <table:table-cell office:value="0.000990192890167236" office:value-type="float"/>
          <table:table-cell office:value="-0.0094592976570129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916022658348083" office:value-type="float"/>
          <table:table-cell office:value="0.04176879882812501" office:value-type="float"/>
          <table:table-cell office:value="-0.05" office:value-type="float"/>
          <table:table-cell office:value="0.05975236623775187" office:value-type="float"/>
          <table:table-cell office:value="23" office:value-type="float"/>
          <table:table-cell office:value="-0.0047003948688507085" office:value-type="float"/>
          <table:table-cell office:value="0.0017458486557006842" office:value-type="float"/>
          <table:table-cell office:value="0.006037395000457765" office:value-type="float"/>
          <table:table-cell office:value="-0.002447642087936401" office:value-type="float"/>
          <table:table-cell office:value="0.0008673381805419916" office:value-type="float"/>
          <table:table-cell office:value="-0.0094208139181137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63683080673219" office:value-type="float"/>
          <table:table-cell office:value="-0.05" office:value-type="float"/>
          <table:table-cell office:value="0.05975233012454791" office:value-type="float"/>
          <table:table-cell office:value="24" office:value-type="float"/>
          <table:table-cell office:value="-0.004703800082206726" office:value-type="float"/>
          <table:table-cell office:value="0.0017464303970336909" office:value-type="float"/>
          <table:table-cell office:value="0.006040914058685303" office:value-type="float"/>
          <table:table-cell office:value="-0.0024499243497848513" office:value-type="float"/>
          <table:table-cell office:value="0.0008680319786071779" office:value-type="float"/>
          <table:table-cell office:value="-0.0094222909212112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373045921325695" office:value-type="float"/>
          <table:table-cell office:value="-0.05" office:value-type="float"/>
          <table:table-cell office:value="0.05975237618016905" office:value-type="float"/>
          <table:table-cell office:value="25" office:value-type="float"/>
          <table:table-cell office:value="-0.004441730380058288" office:value-type="float"/>
          <table:table-cell office:value="0.001563363075256348" office:value-type="float"/>
          <table:table-cell office:value="0.0057712805271148675" office:value-type="float"/>
          <table:table-cell office:value="-0.002439743280410767" office:value-type="float"/>
          <table:table-cell office:value="0.0007362151145935067" office:value-type="float"/>
          <table:table-cell office:value="-0.0093738788366317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108967781066905" office:value-type="float"/>
          <table:table-cell office:value="-0.05" office:value-type="float"/>
          <table:table-cell office:value="0.0597523348229879" office:value-type="float"/>
          <table:table-cell office:value="26" office:value-type="float"/>
          <table:table-cell office:value="-0.004441399574279786" office:value-type="float"/>
          <table:table-cell office:value="0.0015631735324859626" office:value-type="float"/>
          <table:table-cell office:value="0.005770759582519531" office:value-type="float"/>
          <table:table-cell office:value="-0.0024398124217987057" office:value-type="float"/>
          <table:table-cell office:value="0.000735921859741211" office:value-type="float"/>
          <table:table-cell office:value="-0.0093737375736236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0455646514894" office:value-type="float"/>
          <table:table-cell office:value="-0.05" office:value-type="float"/>
          <table:table-cell office:value="0.05975236310398814" office:value-type="float"/>
          <table:table-cell office:value="27" office:value-type="float"/>
          <table:table-cell office:value="-0.004155784845352173" office:value-type="float"/>
          <table:table-cell office:value="0.0013714480400085442" office:value-type="float"/>
          <table:table-cell office:value="0.005444526672363281" office:value-type="float"/>
          <table:table-cell office:value="-0.0024052971601486207" office:value-type="float"/>
          <table:table-cell office:value="0.0005955886840820317" office:value-type="float"/>
          <table:table-cell office:value="-0.00931423723697662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29989600181581" office:value-type="float"/>
          <table:table-cell office:value="-0.05" office:value-type="float"/>
          <table:table-cell office:value="0.059752374437651974" office:value-type="float"/>
          <table:table-cell office:value="28" office:value-type="float"/>
          <table:table-cell office:value="-0.004155517816543579" office:value-type="float"/>
          <table:table-cell office:value="0.0013713049888610836" office:value-type="float"/>
          <table:table-cell office:value="0.00544408917427063" office:value-type="float"/>
          <table:table-cell office:value="-0.00240536093711853" office:value-type="float"/>
          <table:table-cell office:value="0.000595339536666871" office:value-type="float"/>
          <table:table-cell office:value="-0.009314116239547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74520587921144" office:value-type="float"/>
          <table:table-cell office:value="-0.05" office:value-type="float"/>
          <table:table-cell office:value="0.059752327512717536" office:value-type="float"/>
          <table:table-cell office:value="29" office:value-type="float"/>
          <table:table-cell office:value="-0.0038546049594879155" office:value-type="float"/>
          <table:table-cell office:value="0.0011867535114288338" office:value-type="float"/>
          <table:table-cell office:value="0.005075441598892212" office:value-type="float"/>
          <table:table-cell office:value="-0.002356457114219665" office:value-type="float"/>
          <table:table-cell office:value="0.00044530987739562974" office:value-type="float"/>
          <table:table-cell office:value="-0.0092448431253433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19034051895143" office:value-type="float"/>
          <table:table-cell office:value="-0.05" office:value-type="float"/>
          <table:table-cell office:value="0.05975237599803104" office:value-type="float"/>
          <table:table-cell office:value="30" office:value-type="float"/>
          <table:table-cell office:value="-0.003854401111602783" office:value-type="float"/>
          <table:table-cell office:value="0.0011866545677185064" office:value-type="float"/>
          <table:table-cell office:value="0.005075107812881469" office:value-type="float"/>
          <table:table-cell office:value="-0.0023565107583999635" office:value-type="float"/>
          <table:table-cell office:value="0.00044513463973998996" office:value-type="float"/>
          <table:table-cell office:value="-0.00924473881721496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477636098861706" office:value-type="float"/>
          <table:table-cell office:value="-0.05" office:value-type="float"/>
          <table:table-cell office:value="0.05975309182103003" office:value-type="float"/>
          <table:table-cell office:value="31" office:value-type="float"/>
          <table:table-cell office:value="-0.0035473304986953736" office:value-type="float"/>
          <table:table-cell office:value="0.0010087549686431888" office:value-type="float"/>
          <table:table-cell office:value="0.0046791875362396235" office:value-type="float"/>
          <table:table-cell office:value="-0.002300111055374146" office:value-type="float"/>
          <table:table-cell office:value="0.0002872955799102777" office:value-type="float"/>
          <table:table-cell office:value="-0.0091659826040267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7648220062256" office:value-type="float"/>
          <table:table-cell office:value="-0.05" office:value-type="float"/>
          <table:table-cell office:value="0.05975237185546182" office:value-type="float"/>
          <table:table-cell office:value="32" office:value-type="float"/>
          <table:table-cell office:value="-0.003547196388244629" office:value-type="float"/>
          <table:table-cell office:value="0.0010086905956268304" office:value-type="float"/>
          <table:table-cell office:value="0.004678961038589478" office:value-type="float"/>
          <table:table-cell office:value="-0.002300136685371399" office:value-type="float"/>
          <table:table-cell office:value="0.0002871859073638912" office:value-type="float"/>
          <table:table-cell office:value="-0.00916590392589569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883856058120746" office:value-type="float"/>
          <table:table-cell office:value="-0.05" office:value-type="float"/>
          <table:table-cell office:value="0.05975236624962384" office:value-type="float"/>
          <table:table-cell office:value="33" office:value-type="float"/>
          <table:table-cell office:value="-0.0032428807020187375" office:value-type="float"/>
          <table:table-cell office:value="0.000839548110961914" office:value-type="float"/>
          <table:table-cell office:value="0.004265056848526001" office:value-type="float"/>
          <table:table-cell office:value="-0.0022383469343185422" office:value-type="float"/>
          <table:table-cell office:value="0.00011903405189514146" office:value-type="float"/>
          <table:table-cell office:value="-0.0090776371955871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700284481048586" office:value-type="float"/>
          <table:table-cell office:value="-0.05" office:value-type="float"/>
          <table:table-cell office:value="0.05975238264470321" office:value-type="float"/>
          <table:table-cell office:value="34" office:value-type="float"/>
          <table:table-cell office:value="-0.003242831826210022" office:value-type="float"/>
          <table:table-cell office:value="0.0008395242691040042" office:value-type="float"/>
          <table:table-cell office:value="0.0042649638652801514" office:value-type="float"/>
          <table:table-cell office:value="-0.0022383493185043337" office:value-type="float"/>
          <table:table-cell office:value="0.00011898875236511161" office:value-type="float"/>
          <table:table-cell office:value="-0.00907760143280029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947668790817285" office:value-type="float"/>
          <table:table-cell office:value="-0.05" office:value-type="float"/>
          <table:table-cell office:value="0.05975232906044124" office:value-type="float"/>
          <table:table-cell office:value="35" office:value-type="float"/>
          <table:table-cell office:value="-0.0029473209381103514" office:value-type="float"/>
          <table:table-cell office:value="0.0006900620460510258" office:value-type="float"/>
          <table:table-cell office:value="0.0038479375839233394" office:value-type="float"/>
          <table:table-cell office:value="-0.002176533937454223" office:value-type="float"/>
          <table:table-cell office:value="-5.5176019668579795e-05" office:value-type="float"/>
          <table:table-cell office:value="-0.0089789330959320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89251303672793" office:value-type="float"/>
          <table:table-cell office:value="-0.05" office:value-type="float"/>
          <table:table-cell office:value="0.05975234797294312" office:value-type="float"/>
          <table:table-cell office:value="36" office:value-type="float"/>
          <table:table-cell office:value="-0.002947344779968262" office:value-type="float"/>
          <table:table-cell office:value="0.0006900739669799798" office:value-type="float"/>
          <table:table-cell office:value="0.0038479828834533693" office:value-type="float"/>
          <table:table-cell office:value="-0.002176533937454223" office:value-type="float"/>
          <table:table-cell office:value="-5.5155754089354636e-05" office:value-type="float"/>
          <table:table-cell office:value="-0.008978953361511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5728330612185" office:value-type="float"/>
          <table:table-cell office:value="-0.05" office:value-type="float"/>
          <table:table-cell office:value="0.05975233526483693" office:value-type="float"/>
          <table:table-cell office:value="37" office:value-type="float"/>
          <table:table-cell office:value="-0.0026630562543869018" office:value-type="float"/>
          <table:table-cell office:value="0.000562350749969482" office:value-type="float"/>
          <table:table-cell office:value="0.0034485721588134767" office:value-type="float"/>
          <table:table-cell office:value="-0.002122684717178344" office:value-type="float"/>
          <table:table-cell office:value="-0.0002352297306060791" office:value-type="float"/>
          <table:table-cell office:value="-0.0088706898689270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422138810157804" office:value-type="float"/>
          <table:table-cell office:value="-0.05" office:value-type="float"/>
          <table:table-cell office:value="0.0597523551736681" office:value-type="float"/>
          <table:table-cell office:value="38" office:value-type="float"/>
          <table:table-cell office:value="-0.002663164138793945" office:value-type="float"/>
          <table:table-cell office:value="0.0005624020099639897" office:value-type="float"/>
          <table:table-cell office:value="0.0034487819671630855" office:value-type="float"/>
          <table:table-cell office:value="-0.0021226900815963737" office:value-type="float"/>
          <table:table-cell office:value="-0.0002351444959640507" office:value-type="float"/>
          <table:table-cell office:value="-0.0088707947731018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01477861404422" office:value-type="float"/>
          <table:table-cell office:value="-0.05" office:value-type="float"/>
          <table:table-cell office:value="0.05975235507265853" office:value-type="float"/>
          <table:table-cell office:value="39" office:value-type="float"/>
          <table:table-cell office:value="-0.0024075955152511597" office:value-type="float"/>
          <table:table-cell office:value="0.00046871185302734333" office:value-type="float"/>
          <table:table-cell office:value="0.0031161451339721674" office:value-type="float"/>
          <table:table-cell office:value="-0.00209812581539154" office:value-type="float"/>
          <table:table-cell office:value="-0.00040736019611358615" office:value-type="float"/>
          <table:table-cell office:value="-0.0087567949295043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60754597187045" office:value-type="float"/>
          <table:table-cell office:value="-0.05" office:value-type="float"/>
          <table:table-cell office:value="0.05975236874779453" office:value-type="float"/>
          <table:table-cell office:value="40" office:value-type="float"/>
          <table:table-cell office:value="-0.0024077582359313962" office:value-type="float"/>
          <table:table-cell office:value="0.00046877264976501534" office:value-type="float"/>
          <table:table-cell office:value="0.0031164908409118657" office:value-type="float"/>
          <table:table-cell office:value="-0.0020981222391128537" office:value-type="float"/>
          <table:table-cell office:value="-0.0004072326421737677" office:value-type="float"/>
          <table:table-cell office:value="-0.0087569689750671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0391632318497" office:value-type="float"/>
          <table:table-cell office:value="-0.05" office:value-type="float"/>
          <table:table-cell office:value="0.0597523800086274" office:value-type="float"/>
          <table:table-cell office:value="41" office:value-type="float"/>
          <table:table-cell office:value="-0.0021835279464721673" office:value-type="float"/>
          <table:table-cell office:value="0.00041783809661865255" office:value-type="float"/>
          <table:table-cell office:value="0.002876725196838379" office:value-type="float"/>
          <table:table-cell office:value="-0.0021235400438308714" office:value-type="float"/>
          <table:table-cell office:value="-0.0005683827400207522" office:value-type="float"/>
          <table:table-cell office:value="-0.008641335964202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4709533452988" office:value-type="float"/>
          <table:table-cell office:value="-0.05" office:value-type="float"/>
          <table:table-cell office:value="0.05975236818235364" office:value-type="float"/>
          <table:table-cell office:value="42" office:value-type="float"/>
          <table:table-cell office:value="-0.0021837568283081064" office:value-type="float"/>
          <table:table-cell office:value="0.00041792035102844287" office:value-type="float"/>
          <table:table-cell office:value="0.0028772270679473886" office:value-type="float"/>
          <table:table-cell office:value="-0.002123538255691528" office:value-type="float"/>
          <table:table-cell office:value="-0.0005682098865509039" office:value-type="float"/>
          <table:table-cell office:value="-0.00864161372184753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754524588584934" office:value-type="float"/>
          <table:table-cell office:value="-0.05" office:value-type="float"/>
          <table:table-cell office:value="0.059752324444958684" office:value-type="float"/>
          <table:table-cell office:value="43" office:value-type="float"/>
          <table:table-cell office:value="-0.0019976657629013055" office:value-type="float"/>
          <table:table-cell office:value="0.00040166854858398465" office:value-type="float"/>
          <table:table-cell office:value="0.002734475135803223" office:value-type="float"/>
          <table:table-cell office:value="-0.0021857345104217534" office:value-type="float"/>
          <table:table-cell office:value="-0.0007164287567138668" office:value-type="float"/>
          <table:table-cell office:value="-0.0085281062126159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03830623626712" office:value-type="float"/>
          <table:table-cell office:value="-0.05" office:value-type="float"/>
          <table:table-cell office:value="0.05975236612116122" office:value-type="float"/>
          <table:table-cell office:value="44" office:value-type="float"/>
          <table:table-cell office:value="-0.0019979596138000495" office:value-type="float"/>
          <table:table-cell office:value="0.00040179967880248947" office:value-type="float"/>
          <table:table-cell office:value="0.0027351069450378424" office:value-type="float"/>
          <table:table-cell office:value="-0.0021857708692550656" office:value-type="float"/>
          <table:table-cell office:value="-0.0007162183523178097" office:value-type="float"/>
          <table:table-cell office:value="-0.0085285151004791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19721078872684" office:value-type="float"/>
          <table:table-cell office:value="-0.05" office:value-type="float"/>
          <table:table-cell office:value="0.05975237445822354" office:value-type="float"/>
          <table:table-cell office:value="45" office:value-type="float"/>
          <table:table-cell office:value="-0.0018602716922760006" office:value-type="float"/>
          <table:table-cell office:value="0.0004193603992462165" office:value-type="float"/>
          <table:table-cell office:value="0.002693006992340088" office:value-type="float"/>
          <table:table-cell office:value="-0.0022876173257827762" office:value-type="float"/>
          <table:table-cell office:value="-0.0008410954475402826" office:value-type="float"/>
          <table:table-cell office:value="-0.0084189122915267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135635852813724" office:value-type="float"/>
          <table:table-cell office:value="-0.05" office:value-type="float"/>
          <table:table-cell office:value="0.05975232113765237" office:value-type="float"/>
          <table:table-cell office:value="46" office:value-type="float"/>
          <table:table-cell office:value="-0.001860606670379638" office:value-type="float"/>
          <table:table-cell office:value="0.000419509410858155" office:value-type="float"/>
          <table:table-cell office:value="0.0026937413215637213" office:value-type="float"/>
          <table:table-cell office:value="-0.0022876662015914916" office:value-type="float"/>
          <table:table-cell office:value="-0.0008408522605895998" office:value-type="float"/>
          <table:table-cell office:value="-0.0084194159507751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04329860210419" office:value-type="float"/>
          <table:table-cell office:value="-0.05" office:value-type="float"/>
          <table:table-cell office:value="0.059752347781507474" office:value-type="float"/>
          <table:table-cell office:value="47" office:value-type="float"/>
          <table:table-cell office:value="-0.0017769229412078862" office:value-type="float"/>
          <table:table-cell office:value="0.0004662477970123289" office:value-type="float"/>
          <table:table-cell office:value="0.002738401889801026" office:value-type="float"/>
          <table:table-cell office:value="-0.002423765659332275" office:value-type="float"/>
          <table:table-cell office:value="-0.0009233725070953366" office:value-type="float"/>
          <table:table-cell office:value="-0.0083126121759414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950983822345737" office:value-type="float"/>
          <table:table-cell office:value="-0.05" office:value-type="float"/>
          <table:table-cell office:value="0.059752358445239094" office:value-type="float"/>
          <table:table-cell office:value="48" office:value-type="float"/>
          <table:table-cell office:value="-0.001777291893959046" office:value-type="float"/>
          <table:table-cell office:value="0.0004664230346679687" office:value-type="float"/>
          <table:table-cell office:value="0.0027391862869262703" office:value-type="float"/>
          <table:table-cell office:value="-0.002423815727233887" office:value-type="float"/>
          <table:table-cell office:value="-0.000923147797584534" office:value-type="float"/>
          <table:table-cell office:value="-0.00831321597099304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854051768779758" office:value-type="float"/>
          <table:table-cell office:value="-0.05" office:value-type="float"/>
          <table:table-cell office:value="0.05975237590451604" office:value-type="float"/>
          <table:table-cell office:value="49" office:value-type="float"/>
          <table:table-cell office:value="-0.001731367111206054" office:value-type="float"/>
          <table:table-cell office:value="0.0005269098281860344" office:value-type="float"/>
          <table:table-cell office:value="0.0028438615798950188" office:value-type="float"/>
          <table:table-cell office:value="-0.0025851988792419435" office:value-type="float"/>
          <table:table-cell office:value="-0.00096932053565979" office:value-type="float"/>
          <table:table-cell office:value="-0.008204616308212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7571429610252415" office:value-type="float"/>
          <table:table-cell office:value="-0.05" office:value-type="float"/>
          <table:table-cell office:value="0.05975231667626662" office:value-type="float"/>
          <table:table-cell office:value="50" office:value-type="float"/>
          <table:table-cell office:value="-0.0017318189144134525" office:value-type="float"/>
          <table:table-cell office:value="0.0005271291732788091" office:value-type="float"/>
          <table:table-cell office:value="0.002844736576080323" office:value-type="float"/>
          <table:table-cell office:value="-0.002585268020629883" office:value-type="float"/>
          <table:table-cell office:value="-0.0009690880775451664" office:value-type="float"/>
          <table:table-cell office:value="-0.00820538222789764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656912803649906" office:value-type="float"/>
          <table:table-cell office:value="-0.05" office:value-type="float"/>
          <table:table-cell office:value="0.059752367547986775" office:value-type="float"/>
          <table:table-cell office:value="51" office:value-type="float"/>
          <table:table-cell office:value="-0.001706908345222474" office:value-type="float"/>
          <table:table-cell office:value="0.0005918550491333004" office:value-type="float"/>
          <table:table-cell office:value="0.0029647171497344978" office:value-type="float"/>
          <table:table-cell office:value="-0.0027461165189743043" office:value-type="float"/>
          <table:table-cell office:value="-0.0010023015737533562" office:value-type="float"/>
          <table:table-cell office:value="-0.0080924403667449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556706130504612" office:value-type="float"/>
          <table:table-cell office:value="-0.05" office:value-type="float"/>
          <table:table-cell office:value="0.05975235997284511" office:value-type="float"/>
          <table:table-cell office:value="52" office:value-type="float"/>
          <table:table-cell office:value="-0.001707372665405273" office:value-type="float"/>
          <table:table-cell office:value="0.0005920839309692377" office:value-type="float"/>
          <table:table-cell office:value="0.0029656136035919184" office:value-type="float"/>
          <table:table-cell office:value="-0.002746206521987915" office:value-type="float"/>
          <table:table-cell office:value="-0.0010020667314529427" office:value-type="float"/>
          <table:table-cell office:value="-0.00809326589107513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454126656055454" office:value-type="float"/>
          <table:table-cell office:value="-0.05" office:value-type="float"/>
          <table:table-cell office:value="0.05975233830962004" office:value-type="float"/>
          <table:table-cell office:value="53" office:value-type="float"/>
          <table:table-cell office:value="-0.0016953843832015984" office:value-type="float"/>
          <table:table-cell office:value="0.0006568551063537605" office:value-type="float"/>
          <table:table-cell office:value="0.0030860781669616692" office:value-type="float"/>
          <table:table-cell office:value="-0.00290333092212677" office:value-type="float"/>
          <table:table-cell office:value="-0.0010257947444915778" office:value-type="float"/>
          <table:table-cell office:value="-0.00797118306159973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35157018899918" office:value-type="float"/>
          <table:table-cell office:value="-0.05" office:value-type="float"/>
          <table:table-cell office:value="0.0597523661525859" office:value-type="float"/>
          <table:table-cell office:value="54" office:value-type="float"/>
          <table:table-cell office:value="-0.0016958564519882202" office:value-type="float"/>
          <table:table-cell office:value="0.0006570959091186518" office:value-type="float"/>
          <table:table-cell office:value="0.0030870079994201657" office:value-type="float"/>
          <table:table-cell office:value="-0.0029034650325775145" office:value-type="float"/>
          <table:table-cell office:value="-0.0010255646705627439" office:value-type="float"/>
          <table:table-cell office:value="-0.0079720830917358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244436621665958" office:value-type="float"/>
          <table:table-cell office:value="-0.05" office:value-type="float"/>
          <table:table-cell office:value="0.059752345576594486" office:value-type="float"/>
          <table:table-cell office:value="55" office:value-type="float"/>
          <table:table-cell office:value="-0.0016768217086791989" office:value-type="float"/>
          <table:table-cell office:value="0.0007011616230010991" office:value-type="float"/>
          <table:table-cell office:value="0.0031682753562927244" office:value-type="float"/>
          <table:table-cell office:value="-0.0030424523353576663" office:value-type="float"/>
          <table:table-cell office:value="-0.0010713356733322143" office:value-type="float"/>
          <table:table-cell office:value="-0.007836943268775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137326776981357" office:value-type="float"/>
          <table:table-cell office:value="-0.05" office:value-type="float"/>
          <table:table-cell office:value="0.05975237442469975" office:value-type="float"/>
          <table:table-cell office:value="56" office:value-type="float"/>
          <table:table-cell office:value="-0.0016772961616516122" office:value-type="float"/>
          <table:table-cell office:value="0.0007013690471649164" office:value-type="float"/>
          <table:table-cell office:value="0.0031691789627075195" office:value-type="float"/>
          <table:table-cell office:value="-0.0030426025390624997" office:value-type="float"/>
          <table:table-cell office:value="-0.0010710984468460076" office:value-type="float"/>
          <table:table-cell office:value="-0.0078378570079803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023733258247379" office:value-type="float"/>
          <table:table-cell office:value="-0.05" office:value-type="float"/>
          <table:table-cell office:value="0.05975234309794334" office:value-type="float"/>
          <table:table-cell office:value="57" office:value-type="float"/>
          <table:table-cell office:value="-0.001653502583503724" office:value-type="float"/>
          <table:table-cell office:value="0.0007325088977813716" office:value-type="float"/>
          <table:table-cell office:value="0.003213273286819458" office:value-type="float"/>
          <table:table-cell office:value="-0.003156579732894897" office:value-type="float"/>
          <table:table-cell office:value="-0.001135935187339782" office:value-type="float"/>
          <table:table-cell office:value="-0.00768965303897857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9101638197898898" office:value-type="float"/>
          <table:table-cell office:value="-0.05" office:value-type="float"/>
          <table:table-cell office:value="0.059752357765922054" office:value-type="float"/>
          <table:table-cell office:value="58" office:value-type="float"/>
          <table:table-cell office:value="-0.0016539919376373294" office:value-type="float"/>
          <table:table-cell office:value="0.0007327044010162348" office:value-type="float"/>
          <table:table-cell office:value="0.0032142066955566408" office:value-type="float"/>
          <table:table-cell office:value="-0.003156782388687134" office:value-type="float"/>
          <table:table-cell office:value="-0.0011356943845748906" office:value-type="float"/>
          <table:table-cell office:value="-0.00769064188003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7859669327735932" office:value-type="float"/>
          <table:table-cell office:value="-0.05" office:value-type="float"/>
          <table:table-cell office:value="0.05975233651468926" office:value-type="float"/>
          <table:table-cell office:value="59" office:value-type="float"/>
          <table:table-cell office:value="-0.0015916234254837042" office:value-type="float"/>
          <table:table-cell office:value="0.0007261025905609137" office:value-type="float"/>
          <table:table-cell office:value="0.0032292318344116205" office:value-type="float"/>
          <table:table-cell office:value="-0.003274567127227783" office:value-type="float"/>
          <table:table-cell office:value="-0.0012419688701629638" office:value-type="float"/>
          <table:table-cell office:value="-0.0075315481424331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6617947220802338" office:value-type="float"/>
          <table:table-cell office:value="-0.05" office:value-type="float"/>
          <table:table-cell office:value="0.05975236824763446" office:value-type="float"/>
          <table:table-cell office:value="60" office:value-type="float"/>
          <table:table-cell office:value="-0.0015921610593795776" office:value-type="float"/>
          <table:table-cell office:value="0.0007263207435607918" office:value-type="float"/>
          <table:table-cell office:value="0.0032302713394165034" office:value-type="float"/>
          <table:table-cell office:value="-0.003274809718132019" office:value-type="float"/>
          <table:table-cell office:value="-0.0012417221069335946" office:value-type="float"/>
          <table:table-cell office:value="-0.007532691359519958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4583423137664795" office:value-type="float"/>
          <table:table-cell office:value="0.0023933565616607675" office:value-type="float"/>
          <table:table-cell office:value="0.005654263496398927" office:value-type="float"/>
          <table:table-cell office:value="-0.003861484527587891" office:value-type="float"/>
          <table:table-cell office:value="-0.0014508509635925287" office:value-type="float"/>
          <table:table-cell office:value="-0.00801829755306244" office:value-type="float"/>
          <table:table-cell office:value="0.0774637065295204" office:value-type="float"/>
          <table:table-cell office:value="1" office:value-type="float"/>
          <table:table-cell office:value="-0.0024583423137664795" office:value-type="float"/>
          <table:table-cell office:value="0.0023933565616607675" office:value-type="float"/>
          <table:table-cell office:value="0.005654263496398927" office:value-type="float"/>
          <table:table-cell office:value="-0.003861484527587891" office:value-type="float"/>
          <table:table-cell office:value="-0.0014508509635925287" office:value-type="float"/>
          <table:table-cell office:value="-0.00801829755306244" office:value-type="float"/>
        </table:table-row>
        <table:table-row>
          <table:table-cell office:value="-0.00456762433052063" office:value-type="float"/>
          <table:table-cell office:value="0.004193785190582276" office:value-type="float"/>
          <table:table-cell office:value="0.010357986688613893" office:value-type="float"/>
          <table:table-cell office:value="-0.007476087808609009" office:value-type="float"/>
          <table:table-cell office:value="-0.0030641120672225946" office:value-type="float"/>
          <table:table-cell office:value="-0.016437584161758424" office:value-type="float"/>
          <table:table-cell office:value="0.08864398210681054" office:value-type="float"/>
          <table:table-cell office:value="2" office:value-type="float"/>
          <table:table-cell office:value="-0.0021092820167541507" office:value-type="float"/>
          <table:table-cell office:value="0.0018004286289215084" office:value-type="float"/>
          <table:table-cell office:value="0.004703723192214966" office:value-type="float"/>
          <table:table-cell office:value="-0.003614603281021118" office:value-type="float"/>
          <table:table-cell office:value="-0.0016132611036300658" office:value-type="float"/>
          <table:table-cell office:value="-0.008419286608695984" office:value-type="float"/>
        </table:table-row>
        <table:table-row>
          <table:table-cell office:value="-0.005816222429275513" office:value-type="float"/>
          <table:table-cell office:value="0.005154355764389039" office:value-type="float"/>
          <table:table-cell office:value="0.013681452274322511" office:value-type="float"/>
          <table:table-cell office:value="-0.011068342924118043" office:value-type="float"/>
          <table:table-cell office:value="-0.004654644727706908" office:value-type="float"/>
          <table:table-cell office:value="-0.023407415747642518" office:value-type="float"/>
          <table:table-cell office:value="0.08864427590329194" office:value-type="float"/>
          <table:table-cell office:value="3" office:value-type="float"/>
          <table:table-cell office:value="-0.0012485980987548828" office:value-type="float"/>
          <table:table-cell office:value="0.0009605705738067634" office:value-type="float"/>
          <table:table-cell office:value="0.003323465585708618" office:value-type="float"/>
          <table:table-cell office:value="-0.0035922551155090337" office:value-type="float"/>
          <table:table-cell office:value="-0.0015905326604843135" office:value-type="float"/>
          <table:table-cell office:value="-0.006969831585884094" office:value-type="float"/>
        </table:table-row>
        <table:table-row>
          <table:table-cell office:value="-0.007047266960144043" office:value-type="float"/>
          <table:table-cell office:value="0.006098170280456543" office:value-type="float"/>
          <table:table-cell office:value="0.016959502696990966" office:value-type="float"/>
          <table:table-cell office:value="-0.014626928567886353" office:value-type="float"/>
          <table:table-cell office:value="-0.006231939196586607" office:value-type="float"/>
          <table:table-cell office:value="-0.030317967534065248" office:value-type="float"/>
          <table:table-cell office:value="0.08858496936660833" office:value-type="float"/>
          <table:table-cell office:value="4" office:value-type="float"/>
          <table:table-cell office:value="-0.0012310445308685303" office:value-type="float"/>
          <table:table-cell office:value="0.0009438145160675041" office:value-type="float"/>
          <table:table-cell office:value="0.003278050422668457" office:value-type="float"/>
          <table:table-cell office:value="-0.0035585856437683108" office:value-type="float"/>
          <table:table-cell office:value="-0.0015772944688796989" office:value-type="float"/>
          <table:table-cell office:value="-0.00691055178642273" office:value-type="float"/>
        </table:table-row>
        <table:table-row>
          <table:table-cell office:value="-0.00817335307598114" office:value-type="float"/>
          <table:table-cell office:value="0.00698594331741333" office:value-type="float"/>
          <table:table-cell office:value="0.020150201320648195" office:value-type="float"/>
          <table:table-cell office:value="-0.018194150924682618" office:value-type="float"/>
          <table:table-cell office:value="-0.007915807962417601" office:value-type="float"/>
          <table:table-cell office:value="-0.03697215557098389" office:value-type="float"/>
          <table:table-cell office:value="0.08846708817102675" office:value-type="float"/>
          <table:table-cell office:value="5" office:value-type="float"/>
          <table:table-cell office:value="-0.001126086115837097" office:value-type="float"/>
          <table:table-cell office:value="0.0008877730369567863" office:value-type="float"/>
          <table:table-cell office:value="0.003190698623657227" office:value-type="float"/>
          <table:table-cell office:value="-0.0035672223567962645" office:value-type="float"/>
          <table:table-cell office:value="-0.001683868765830994" office:value-type="float"/>
          <table:table-cell office:value="-0.00665418803691864" office:value-type="float"/>
        </table:table-row>
        <table:table-row>
          <table:table-cell office:value="-0.009285265207290649" office:value-type="float"/>
          <table:table-cell office:value="0.007858563661575318" office:value-type="float"/>
          <table:table-cell office:value="0.02330051898956299" office:value-type="float"/>
          <table:table-cell office:value="-0.02173141360282898" office:value-type="float"/>
          <table:table-cell office:value="-0.009587016105651854" office:value-type="float"/>
          <table:table-cell office:value="-0.04357352197170258" office:value-type="float"/>
          <table:table-cell office:value="0.08830416453048127" office:value-type="float"/>
          <table:table-cell office:value="6" office:value-type="float"/>
          <table:table-cell office:value="-0.0011119121313095098" office:value-type="float"/>
          <table:table-cell office:value="0.0008726203441619881" office:value-type="float"/>
          <table:table-cell office:value="0.0031503176689147948" office:value-type="float"/>
          <table:table-cell office:value="-0.003537262678146362" office:value-type="float"/>
          <table:table-cell office:value="-0.001671208143234253" office:value-type="float"/>
          <table:table-cell office:value="-0.006601366400718689" office:value-type="float"/>
        </table:table-row>
        <table:table-row>
          <table:table-cell office:value="-0.010292924046516418" office:value-type="float"/>
          <table:table-cell office:value="0.008663281202316285" office:value-type="float"/>
          <table:table-cell office:value="0.026364123821258547" office:value-type="float"/>
          <table:table-cell office:value="-0.025274233222007753" office:value-type="float"/>
          <table:table-cell office:value="-0.011370850205421446" office:value-type="float"/>
          <table:table-cell office:value="-0.049914352297782905" office:value-type="float"/>
          <table:table-cell office:value="0.08811006789306475" office:value-type="float"/>
          <table:table-cell office:value="7" office:value-type="float"/>
          <table:table-cell office:value="-0.0010076588392257686" office:value-type="float"/>
          <table:table-cell office:value="0.0008047175407409676" office:value-type="float"/>
          <table:table-cell office:value="0.003063604831695557" office:value-type="float"/>
          <table:table-cell office:value="-0.0035428196191787716" office:value-type="float"/>
          <table:table-cell office:value="-0.0017838340997695917" office:value-type="float"/>
          <table:table-cell office:value="-0.006340830326080323" office:value-type="float"/>
        </table:table-row>
        <table:table-row>
          <table:table-cell office:value="-0.011288670301437377" office:value-type="float"/>
          <table:table-cell office:value="0.009454926252365114" office:value-type="float"/>
          <table:table-cell office:value="0.02939219951629639" office:value-type="float"/>
          <table:table-cell office:value="-0.02878929972648621" office:value-type="float"/>
          <table:table-cell office:value="-0.013141599297523496" office:value-type="float"/>
          <table:table-cell office:value="-0.05" office:value-type="float"/>
          <table:table-cell office:value="0.0878841748915726" office:value-type="float"/>
          <table:table-cell office:value="8" office:value-type="float"/>
          <table:table-cell office:value="-0.0009957462549209598" office:value-type="float"/>
          <table:table-cell office:value="0.0007916450500488285" office:value-type="float"/>
          <table:table-cell office:value="0.0030280756950378414" office:value-type="float"/>
          <table:table-cell office:value="-0.0035150665044784545" office:value-type="float"/>
          <table:table-cell office:value="-0.0017707490921020502" office:value-type="float"/>
          <table:table-cell office:value="-0.006292309761047363" office:value-type="float"/>
        </table:table-row>
        <table:table-row>
          <table:table-cell office:value="-0.012185373902320861" office:value-type="float"/>
          <table:table-cell office:value="0.010174405574798585" office:value-type="float"/>
          <table:table-cell office:value="0.032351156473159795" office:value-type="float"/>
          <table:table-cell office:value="-0.03230703115463257" office:value-type="float"/>
          <table:table-cell office:value="-0.01502449810504913" office:value-type="float"/>
          <table:table-cell office:value="-0.05" office:value-type="float"/>
          <table:table-cell office:value="0.08764887672590647" office:value-type="float"/>
          <table:table-cell office:value="9" office:value-type="float"/>
          <table:table-cell office:value="-0.000896703600883484" office:value-type="float"/>
          <table:table-cell office:value="0.0007194793224334708" office:value-type="float"/>
          <table:table-cell office:value="0.002958956956863403" office:value-type="float"/>
          <table:table-cell office:value="-0.0035177314281463626" office:value-type="float"/>
          <table:table-cell office:value="-0.001882898807525634" office:value-type="float"/>
          <table:table-cell office:value="-0.0060391402244567875" office:value-type="float"/>
        </table:table-row>
        <table:table-row>
          <table:table-cell office:value="-0.013076413869857789" office:value-type="float"/>
          <table:table-cell office:value="0.010888453722000122" office:value-type="float"/>
          <table:table-cell office:value="0.03529350876808167" office:value-type="float"/>
          <table:table-cell office:value="-0.03580980062484741" office:value-type="float"/>
          <table:table-cell office:value="-0.0168999296426773" office:value-type="float"/>
          <table:table-cell office:value="-0.05" office:value-type="float"/>
          <table:table-cell office:value="0.08739004436594329" office:value-type="float"/>
          <table:table-cell office:value="10" office:value-type="float"/>
          <table:table-cell office:value="-0.000891039967536927" office:value-type="float"/>
          <table:table-cell office:value="0.0007140481472015375" office:value-type="float"/>
          <table:table-cell office:value="0.0029423522949218756" office:value-type="float"/>
          <table:table-cell office:value="-0.003502769470214844" office:value-type="float"/>
          <table:table-cell office:value="-0.0018754315376281732" office:value-type="float"/>
          <table:table-cell office:value="-0.0060137403011322026" office:value-type="float"/>
        </table:table-row>
        <table:table-row>
          <table:table-cell office:value="-0.01387162744998932" office:value-type="float"/>
          <table:table-cell office:value="0.011525715589523316" office:value-type="float"/>
          <table:table-cell office:value="0.038167846202850346" office:value-type="float"/>
          <table:table-cell office:value="-0.039295209646224974" office:value-type="float"/>
          <table:table-cell office:value="-0.018873320221900934" office:value-type="float"/>
          <table:table-cell office:value="-0.05" office:value-type="float"/>
          <table:table-cell office:value="0.08713896955807036" office:value-type="float"/>
          <table:table-cell office:value="11" office:value-type="float"/>
          <table:table-cell office:value="-0.0007952135801315308" office:value-type="float"/>
          <table:table-cell office:value="0.000637261867523194" office:value-type="float"/>
          <table:table-cell office:value="0.002874337434768677" office:value-type="float"/>
          <table:table-cell office:value="-0.003485409021377564" office:value-type="float"/>
          <table:table-cell office:value="-0.001973390579223633" office:value-type="float"/>
          <table:table-cell office:value="-0.005742017030715942" office:value-type="float"/>
        </table:table-row>
        <table:table-row>
          <table:table-cell office:value="-0.014662044048309326" office:value-type="float"/>
          <table:table-cell office:value="0.012158350944519043" office:value-type="float"/>
          <table:table-cell office:value="0.04102721571922303" office:value-type="float"/>
          <table:table-cell office:value="-0.04276680707931518" office:value-type="float"/>
          <table:table-cell office:value="-0.020839120149612422" office:value-type="float"/>
          <table:table-cell office:value="-0.05" office:value-type="float"/>
          <table:table-cell office:value="0.08687209277314148" office:value-type="float"/>
          <table:table-cell office:value="12" office:value-type="float"/>
          <table:table-cell office:value="-0.0007904165983200068" office:value-type="float"/>
          <table:table-cell office:value="0.0006326353549957267" office:value-type="float"/>
          <table:table-cell office:value="0.0028593695163726812" office:value-type="float"/>
          <table:table-cell office:value="-0.0034715974330902103" office:value-type="float"/>
          <table:table-cell office:value="-0.0019657999277114865" office:value-type="float"/>
          <table:table-cell office:value="-0.005718823075294495" office:value-type="float"/>
        </table:table-row>
        <table:table-row>
          <table:table-cell office:value="-0.015360310077667236" office:value-type="float"/>
          <table:table-cell office:value="0.012710602283477783" office:value-type="float"/>
          <table:table-cell office:value="0.04383679270744324" office:value-type="float"/>
          <table:table-cell office:value="-0.046209270954132076" office:value-type="float"/>
          <table:table-cell office:value="-0.02288309812545776" office:value-type="float"/>
          <table:table-cell office:value="-0.05" office:value-type="float"/>
          <table:table-cell office:value="0.08662591611384055" office:value-type="float"/>
          <table:table-cell office:value="13" office:value-type="float"/>
          <table:table-cell office:value="-0.0006982660293579097" office:value-type="float"/>
          <table:table-cell office:value="0.0005522513389587397" office:value-type="float"/>
          <table:table-cell office:value="0.002809576988220215" office:value-type="float"/>
          <table:table-cell office:value="-0.003442463874816895" office:value-type="float"/>
          <table:table-cell office:value="-0.0020439779758453375" office:value-type="float"/>
          <table:table-cell office:value="-0.005436872839927673" office:value-type="float"/>
        </table:table-row>
        <table:table-row>
          <table:table-cell office:value="-0.01605465590953827" office:value-type="float"/>
          <table:table-cell office:value="0.01325903058052063" office:value-type="float"/>
          <table:table-cell office:value="0.046632776260375985" office:value-type="float"/>
          <table:table-cell office:value="-0.04963872075080871" office:value-type="float"/>
          <table:table-cell office:value="-0.02491924405097961" office:value-type="float"/>
          <table:table-cell office:value="-0.05" office:value-type="float"/>
          <table:table-cell office:value="0.08636934328399494" office:value-type="float"/>
          <table:table-cell office:value="14" office:value-type="float"/>
          <table:table-cell office:value="-0.0006943458318710329" office:value-type="float"/>
          <table:table-cell office:value="0.000548428297042847" office:value-type="float"/>
          <table:table-cell office:value="0.0027959835529327397" office:value-type="float"/>
          <table:table-cell office:value="-0.0034294497966766355" office:value-type="float"/>
          <table:table-cell office:value="-0.0020361459255218515" office:value-type="float"/>
          <table:table-cell office:value="-0.005415691137313843" office:value-type="float"/>
        </table:table-row>
        <table:table-row>
          <table:table-cell office:value="-0.016661481857299806" office:value-type="float"/>
          <table:table-cell office:value="0.013720920085906982" office:value-type="float"/>
          <table:table-cell office:value="0.049404505491256724" office:value-type="float"/>
          <table:table-cell office:value="-0.05" office:value-type="float"/>
          <table:table-cell office:value="-0.02702076852321624" office:value-type="float"/>
          <table:table-cell office:value="-0.05" office:value-type="float"/>
          <table:table-cell office:value="0.08614511545760829" office:value-type="float"/>
          <table:table-cell office:value="15" office:value-type="float"/>
          <table:table-cell office:value="-0.000606825947761536" office:value-type="float"/>
          <table:table-cell office:value="0.0004618895053863526" office:value-type="float"/>
          <table:table-cell office:value="0.002771729230880737" office:value-type="float"/>
          <table:table-cell office:value="-0.003394823670387268" office:value-type="float"/>
          <table:table-cell office:value="-0.002101524472236634" office:value-type="float"/>
          <table:table-cell office:value="-0.0051293885707855225" office:value-type="float"/>
        </table:table-row>
        <table:table-row>
          <table:table-cell office:value="-0.017264711260795595" office:value-type="float"/>
          <table:table-cell office:value="0.014180924892425537" office:value-type="float"/>
          <table:table-cell office:value="0.05" office:value-type="float"/>
          <table:table-cell office:value="-0.05" office:value-type="float"/>
          <table:table-cell office:value="-0.029113816618919368" office:value-type="float"/>
          <table:table-cell office:value="-0.05" office:value-type="float"/>
          <table:table-cell office:value="0.08591351909627394" office:value-type="float"/>
          <table:table-cell office:value="16" office:value-type="float"/>
          <table:table-cell office:value="-0.0006032294034957891" office:value-type="float"/>
          <table:table-cell office:value="0.00046000480651855503" office:value-type="float"/>
          <table:table-cell office:value="0.002759912014007569" office:value-type="float"/>
          <table:table-cell office:value="-0.0033819288015365604" office:value-type="float"/>
          <table:table-cell office:value="-0.0020930480957031244" office:value-type="float"/>
          <table:table-cell office:value="-0.005108814239501954" office:value-type="float"/>
        </table:table-row>
        <table:table-row>
          <table:table-cell office:value="-0.01779826045036316" office:value-type="float"/>
          <table:table-cell office:value="0.014561089277267457" office:value-type="float"/>
          <table:table-cell office:value="0.05" office:value-type="float"/>
          <table:table-cell office:value="-0.05" office:value-type="float"/>
          <table:table-cell office:value="-0.03125278651714324" office:value-type="float"/>
          <table:table-cell office:value="-0.05" office:value-type="float"/>
          <table:table-cell office:value="0.08571659538369154" office:value-type="float"/>
          <table:table-cell office:value="17" office:value-type="float"/>
          <table:table-cell office:value="-0.000533549189567566" office:value-type="float"/>
          <table:table-cell office:value="0.0003801643848419193" office:value-type="float"/>
          <table:table-cell office:value="0.0027796602249145503" office:value-type="float"/>
          <table:table-cell office:value="-0.0033458507061004637" office:value-type="float"/>
          <table:table-cell office:value="-0.0021389698982238765" office:value-type="float"/>
          <table:table-cell office:value="-0.004834079742431641" office:value-type="float"/>
        </table:table-row>
        <table:table-row>
          <table:table-cell office:value="-0.018331661224365234" office:value-type="float"/>
          <table:table-cell office:value="0.014941636323928833" office:value-type="float"/>
          <table:table-cell office:value="0.05" office:value-type="float"/>
          <table:table-cell office:value="-0.05" office:value-type="float"/>
          <table:table-cell office:value="-0.033390268683433526" office:value-type="float"/>
          <table:table-cell office:value="-0.05" office:value-type="float"/>
          <table:table-cell office:value="0.08551343380164099" office:value-type="float"/>
          <table:table-cell office:value="18" office:value-type="float"/>
          <table:table-cell office:value="-0.0005334007740020758" office:value-type="float"/>
          <table:table-cell office:value="0.00038054704666137633" office:value-type="float"/>
          <table:table-cell office:value="0.0027802777290344242" office:value-type="float"/>
          <table:table-cell office:value="-0.0033448469638824464" office:value-type="float"/>
          <table:table-cell office:value="-0.002137482166290283" office:value-type="float"/>
          <table:table-cell office:value="-0.004833110570907593" office:value-type="float"/>
        </table:table-row>
        <table:table-row>
          <table:table-cell office:value="-0.018806596398353574" office:value-type="float"/>
          <table:table-cell office:value="0.015228126049041748" office:value-type="float"/>
          <table:table-cell office:value="0.05" office:value-type="float"/>
          <table:table-cell office:value="-0.05" office:value-type="float"/>
          <table:table-cell office:value="-0.03556081175804138" office:value-type="float"/>
          <table:table-cell office:value="-0.05" office:value-type="float"/>
          <table:table-cell office:value="0.08535593643183662" office:value-type="float"/>
          <table:table-cell office:value="19" office:value-type="float"/>
          <table:table-cell office:value="-0.0004749351739883421" office:value-type="float"/>
          <table:table-cell office:value="0.00028648972511291504" office:value-type="float"/>
          <table:table-cell office:value="0.0028456592559814448" office:value-type="float"/>
          <table:table-cell office:value="-0.003304891586303711" office:value-type="float"/>
          <table:table-cell office:value="-0.00217054307460785" office:value-type="float"/>
          <table:table-cell office:value="-0.004566372632980347" office:value-type="float"/>
        </table:table-row>
        <table:table-row>
          <table:table-cell office:value="-0.01928163647651672" office:value-type="float"/>
          <table:table-cell office:value="0.015515062808990478" office:value-type="float"/>
          <table:table-cell office:value="0.05" office:value-type="float"/>
          <table:table-cell office:value="-0.05" office:value-type="float"/>
          <table:table-cell office:value="-0.03773025035858154" office:value-type="float"/>
          <table:table-cell office:value="-0.05" office:value-type="float"/>
          <table:table-cell office:value="0.08519393638651028" office:value-type="float"/>
          <table:table-cell office:value="20" office:value-type="float"/>
          <table:table-cell office:value="-0.0004750400781631473" office:value-type="float"/>
          <table:table-cell office:value="0.00028693675994873047" office:value-type="float"/>
          <table:table-cell office:value="0.002846702337265014" office:value-type="float"/>
          <table:table-cell office:value="-0.0033044397830963137" office:value-type="float"/>
          <table:table-cell office:value="-0.002169438600540162" office:value-type="float"/>
          <table:table-cell office:value="-0.004566438198089599" office:value-type="float"/>
        </table:table-row>
        <table:table-row>
          <table:table-cell office:value="-0.01971644818782806" office:value-type="float"/>
          <table:table-cell office:value="0.015705672502517698" office:value-type="float"/>
          <table:table-cell office:value="0.05" office:value-type="float"/>
          <table:table-cell office:value="-0.05" office:value-type="float"/>
          <table:table-cell office:value="-0.03991883277893066" office:value-type="float"/>
          <table:table-cell office:value="-0.05" office:value-type="float"/>
          <table:table-cell office:value="0.08508056698076163" office:value-type="float"/>
          <table:table-cell office:value="21" office:value-type="float"/>
          <table:table-cell office:value="-0.0004348117113113399" office:value-type="float"/>
          <table:table-cell office:value="0.00019060969352722133" office:value-type="float"/>
          <table:table-cell office:value="0.002956069707870483" office:value-type="float"/>
          <table:table-cell office:value="-0.0032687711715698245" office:value-type="float"/>
          <table:table-cell office:value="-0.0021885824203491215" office:value-type="float"/>
          <table:table-cell office:value="-0.004310814142227173" office:value-type="float"/>
        </table:table-row>
        <table:table-row>
          <table:table-cell office:value="-0.020151520967483516" office:value-type="float"/>
          <table:table-cell office:value="0.015897045135498045" office:value-type="float"/>
          <table:table-cell office:value="0.05" office:value-type="float"/>
          <table:table-cell office:value="-0.05" office:value-type="float"/>
          <table:table-cell office:value="-0.04210652291774749" office:value-type="float"/>
          <table:table-cell office:value="-0.05" office:value-type="float"/>
          <table:table-cell office:value="0.08496320840918846" office:value-type="float"/>
          <table:table-cell office:value="22" office:value-type="float"/>
          <table:table-cell office:value="-0.0004350727796554564" office:value-type="float"/>
          <table:table-cell office:value="0.00019137263298034737" office:value-type="float"/>
          <table:table-cell office:value="0.0029576694965362544" office:value-type="float"/>
          <table:table-cell office:value="-0.0032684445381164547" office:value-type="float"/>
          <table:table-cell office:value="-0.002187690138816834" office:value-type="float"/>
          <table:table-cell office:value="-0.004311496615409851" office:value-type="float"/>
        </table:table-row>
        <table:table-row>
          <table:table-cell office:value="-0.02056590557098388" office:value-type="float"/>
          <table:table-cell office:value="0.01598994731903076" office:value-type="float"/>
          <table:table-cell office:value="0.05" office:value-type="float"/>
          <table:table-cell office:value="-0.05" office:value-type="float"/>
          <table:table-cell office:value="-0.044306980967521656" office:value-type="float"/>
          <table:table-cell office:value="-0.05" office:value-type="float"/>
          <table:table-cell office:value="0.0848960724733892" office:value-type="float"/>
          <table:table-cell office:value="23" office:value-type="float"/>
          <table:table-cell office:value="-0.0004143846035003663" office:value-type="float"/>
          <table:table-cell office:value="9.290218353271568e-05" office:value-type="float"/>
          <table:table-cell office:value="0.003101140260696411" office:value-type="float"/>
          <table:table-cell office:value="-0.003236750364303589" office:value-type="float"/>
          <table:table-cell office:value="-0.0022004580497741698" office:value-type="float"/>
          <table:table-cell office:value="-0.004065713882446289" office:value-type="float"/>
        </table:table-row>
        <table:table-row>
          <table:table-cell office:value="-0.020980641245841973" office:value-type="float"/>
          <table:table-cell office:value="0.016083759069442746" office:value-type="float"/>
          <table:table-cell office:value="0.05" office:value-type="float"/>
          <table:table-cell office:value="-0.05" office:value-type="float"/>
          <table:table-cell office:value="-0.04650656938552855" office:value-type="float"/>
          <table:table-cell office:value="-0.05" office:value-type="float"/>
          <table:table-cell office:value="0.08482522479079407" office:value-type="float"/>
          <table:table-cell office:value="24" office:value-type="float"/>
          <table:table-cell office:value="-0.00041473567485809243" office:value-type="float"/>
          <table:table-cell office:value="9.381175041198696e-05" office:value-type="float"/>
          <table:table-cell office:value="0.003102972507476806" office:value-type="float"/>
          <table:table-cell office:value="-0.003236420154571533" office:value-type="float"/>
          <table:table-cell office:value="-0.002199588418006897" office:value-type="float"/>
          <table:table-cell office:value="-0.0040666264295578" office:value-type="float"/>
        </table:table-row>
        <table:table-row>
          <table:table-cell office:value="-0.021406915783882135" office:value-type="float"/>
          <table:table-cell office:value="0.016069607138633726" office:value-type="float"/>
          <table:table-cell office:value="0.05" office:value-type="float"/>
          <table:table-cell office:value="-0.05" office:value-type="float"/>
          <table:table-cell office:value="-0.048707856535911545" office:value-type="float"/>
          <table:table-cell office:value="-0.05" office:value-type="float"/>
          <table:table-cell office:value="0.08480812643131938" office:value-type="float"/>
          <table:table-cell office:value="25" office:value-type="float"/>
          <table:table-cell office:value="-0.0004262745380401618" office:value-type="float"/>
          <table:table-cell office:value="-1.415193080902058e-05" office:value-type="float"/>
          <table:table-cell office:value="0.003291624784469604" office:value-type="float"/>
          <table:table-cell office:value="-0.003197521567344665" office:value-type="float"/>
          <table:table-cell office:value="-0.0022012871503829957" office:value-type="float"/>
          <table:table-cell office:value="-0.0038228166103363038" office:value-type="float"/>
        </table:table-row>
        <table:table-row>
          <table:table-cell office:value="-0.0218338531255722" office:value-type="float"/>
          <table:table-cell office:value="0.0160565519332885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78684537022953" office:value-type="float"/>
          <table:table-cell office:value="26" office:value-type="float"/>
          <table:table-cell office:value="-0.0004269373416900639" office:value-type="float"/>
          <table:table-cell office:value="-1.305520534515374e-05" office:value-type="float"/>
          <table:table-cell office:value="0.003293769359588623" office:value-type="float"/>
          <table:table-cell office:value="-0.003196840286254883" office:value-type="float"/>
          <table:table-cell office:value="-0.0022002565860748296" office:value-type="float"/>
          <table:table-cell office:value="-0.003823783993721008" office:value-type="float"/>
        </table:table-row>
        <table:table-row>
          <table:table-cell office:value="-0.022299197316169733" office:value-type="float"/>
          <table:table-cell office:value="0.015923527479171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82287505929424" office:value-type="float"/>
          <table:table-cell office:value="27" office:value-type="float"/>
          <table:table-cell office:value="-0.00046534419059753376" office:value-type="float"/>
          <table:table-cell office:value="-0.00013302445411682122" office:value-type="float"/>
          <table:table-cell office:value="0.0035212922096252448" office:value-type="float"/>
          <table:table-cell office:value="-0.0031562447547912598" office:value-type="float"/>
          <table:table-cell office:value="-0.002198833227157593" office:value-type="float"/>
          <table:table-cell office:value="-0.003583778738975525" office:value-type="float"/>
        </table:table-row>
        <table:table-row>
          <table:table-cell office:value="-0.022764071822166436" office:value-type="float"/>
          <table:table-cell office:value="0.01579108476638793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85417315135757" office:value-type="float"/>
          <table:table-cell office:value="28" office:value-type="float"/>
          <table:table-cell office:value="-0.0004648745059967034" office:value-type="float"/>
          <table:table-cell office:value="-0.00013244271278381285" office:value-type="float"/>
          <table:table-cell office:value="0.0035192990303039556" office:value-type="float"/>
          <table:table-cell office:value="-0.003154342770576477" office:value-type="float"/>
          <table:table-cell office:value="-0.002197428941726685" office:value-type="float"/>
          <table:table-cell office:value="-0.0035809266567230222" office:value-type="float"/>
        </table:table-row>
        <table:table-row>
          <table:table-cell office:value="-0.02327941715717315" office:value-type="float"/>
          <table:table-cell office:value="0.0155313330888748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94319978467729" office:value-type="float"/>
          <table:table-cell office:value="29" office:value-type="float"/>
          <table:table-cell office:value="-0.0005153453350067137" office:value-type="float"/>
          <table:table-cell office:value="-0.00025975167751312277" office:value-type="float"/>
          <table:table-cell office:value="0.00376126766204834" office:value-type="float"/>
          <table:table-cell office:value="-0.003119971752166748" office:value-type="float"/>
          <table:table-cell office:value="-0.0021946096420288087" office:value-type="float"/>
          <table:table-cell office:value="-0.0033406966924667356" office:value-type="float"/>
        </table:table-row>
        <table:table-row>
          <table:table-cell office:value="-0.02379432320594787" office:value-type="float"/>
          <table:table-cell office:value="0.0152725464105606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02597233195963" office:value-type="float"/>
          <table:table-cell office:value="30" office:value-type="float"/>
          <table:table-cell office:value="-0.0005149060487747194" office:value-type="float"/>
          <table:table-cell office:value="-0.00025878667831420905" office:value-type="float"/>
          <table:table-cell office:value="0.0037591099739074704" office:value-type="float"/>
          <table:table-cell office:value="-0.003117809295654297" office:value-type="float"/>
          <table:table-cell office:value="-0.0021929675340652465" office:value-type="float"/>
          <table:table-cell office:value="-0.0033377474546432495" office:value-type="float"/>
        </table:table-row>
        <table:table-row>
          <table:table-cell office:value="-0.02436041891574859" office:value-type="float"/>
          <table:table-cell office:value="0.0148730385303497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17012294132302" office:value-type="float"/>
          <table:table-cell office:value="31" office:value-type="float"/>
          <table:table-cell office:value="-0.0005660957098007208" office:value-type="float"/>
          <table:table-cell office:value="-0.00039950788021087674" office:value-type="float"/>
          <table:table-cell office:value="0.004015851020812988" office:value-type="float"/>
          <table:table-cell office:value="-0.0031024062633514407" office:value-type="float"/>
          <table:table-cell office:value="-0.002207812666893005" office:value-type="float"/>
          <table:table-cell office:value="-0.0031039690971374516" office:value-type="float"/>
        </table:table-row>
        <table:table-row>
          <table:table-cell office:value="-0.02492602050304412" office:value-type="float"/>
          <table:table-cell office:value="0.0144748121500015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30569257348762" office:value-type="float"/>
          <table:table-cell office:value="32" office:value-type="float"/>
          <table:table-cell office:value="-0.0005656015872955323" office:value-type="float"/>
          <table:table-cell office:value="-0.00039822638034820584" office:value-type="float"/>
          <table:table-cell office:value="0.004013347625732421" office:value-type="float"/>
          <table:table-cell office:value="-0.0030999243259429935" office:value-type="float"/>
          <table:table-cell office:value="-0.00220595121383667" office:value-type="float"/>
          <table:table-cell office:value="-0.0031008613109588627" office:value-type="float"/>
        </table:table-row>
        <table:table-row>
          <table:table-cell office:value="-0.025529380440711968" office:value-type="float"/>
          <table:table-cell office:value="0.01392431676387786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50605852075119" office:value-type="float"/>
          <table:table-cell office:value="33" office:value-type="float"/>
          <table:table-cell office:value="-0.0006033599376678474" office:value-type="float"/>
          <table:table-cell office:value="-0.0005504953861236572" office:value-type="float"/>
          <table:table-cell office:value="0.004267874956130981" office:value-type="float"/>
          <table:table-cell office:value="-0.0031078213453292845" office:value-type="float"/>
          <table:table-cell office:value="-0.002247120141983032" office:value-type="float"/>
          <table:table-cell office:value="-0.0028715491294860843" office:value-type="float"/>
        </table:table-row>
        <table:table-row>
          <table:table-cell office:value="-0.026132307648658745" office:value-type="float"/>
          <table:table-cell office:value="0.0133754831552505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69509261523021" office:value-type="float"/>
          <table:table-cell office:value="34" office:value-type="float"/>
          <table:table-cell office:value="-0.0006029272079467775" office:value-type="float"/>
          <table:table-cell office:value="-0.000548833608627319" office:value-type="float"/>
          <table:table-cell office:value="0.004265320301055909" office:value-type="float"/>
          <table:table-cell office:value="-0.0031050324440002443" office:value-type="float"/>
          <table:table-cell office:value="-0.0022449976205825804" office:value-type="float"/>
          <table:table-cell office:value="-0.0028683948516845708" office:value-type="float"/>
        </table:table-row>
        <table:table-row>
          <table:table-cell office:value="-0.02674971938133239" office:value-type="float"/>
          <table:table-cell office:value="0.01266300976276397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95340663895334" office:value-type="float"/>
          <table:table-cell office:value="35" office:value-type="float"/>
          <table:table-cell office:value="-0.0006174117326736457" office:value-type="float"/>
          <table:table-cell office:value="-0.0007124733924865727" office:value-type="float"/>
          <table:table-cell office:value="0.004511412382125855" office:value-type="float"/>
          <table:table-cell office:value="-0.00313775897026062" office:value-type="float"/>
          <table:table-cell office:value="-0.0023120844364166258" office:value-type="float"/>
          <table:table-cell office:value="-0.0026454395055770874" office:value-type="float"/>
        </table:table-row>
        <table:table-row>
          <table:table-cell office:value="-0.02736670076847076" office:value-type="float"/>
          <table:table-cell office:value="0.011952478885650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19718534100747" office:value-type="float"/>
          <table:table-cell office:value="36" office:value-type="float"/>
          <table:table-cell office:value="-0.0006169813871383673" office:value-type="float"/>
          <table:table-cell office:value="-0.0007105308771133429" office:value-type="float"/>
          <table:table-cell office:value="0.004508850574493408" office:value-type="float"/>
          <table:table-cell office:value="-0.0031346875429153443" office:value-type="float"/>
          <table:table-cell office:value="-0.002309889197349548" office:value-type="float"/>
          <table:table-cell office:value="-0.002642117142677307" office:value-type="float"/>
        </table:table-row>
        <table:table-row>
          <table:table-cell office:value="-0.027974304556846616" office:value-type="float"/>
          <table:table-cell office:value="0.01106804788112639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51432471293667" office:value-type="float"/>
          <table:table-cell office:value="37" office:value-type="float"/>
          <table:table-cell office:value="-0.0006076037883758541" office:value-type="float"/>
          <table:table-cell office:value="-0.0008844310045242314" office:value-type="float"/>
          <table:table-cell office:value="0.004747960567474365" office:value-type="float"/>
          <table:table-cell office:value="-0.003184295892715454" office:value-type="float"/>
          <table:table-cell office:value="-0.002388644814491272" office:value-type="float"/>
          <table:table-cell office:value="-0.0024167245626449587" office:value-type="float"/>
        </table:table-row>
        <table:table-row>
          <table:table-cell office:value="-0.028581615090370174" office:value-type="float"/>
          <table:table-cell office:value="0.01018587648868560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81302759712328" office:value-type="float"/>
          <table:table-cell office:value="38" office:value-type="float"/>
          <table:table-cell office:value="-0.0006073105335235602" office:value-type="float"/>
          <table:table-cell office:value="-0.0008821713924407962" office:value-type="float"/>
          <table:table-cell office:value="0.004745527505874633" office:value-type="float"/>
          <table:table-cell office:value="-0.0031809228658676147" office:value-type="float"/>
          <table:table-cell office:value="-0.002386263608932495" office:value-type="float"/>
          <table:table-cell office:value="-0.002413321733474732" office:value-type="float"/>
        </table:table-row>
        <table:table-row>
          <table:table-cell office:value="-0.029153957962989804" office:value-type="float"/>
          <table:table-cell office:value="0.0091197353601455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18922401346392" office:value-type="float"/>
          <table:table-cell office:value="39" office:value-type="float"/>
          <table:table-cell office:value="-0.0005723428726196293" office:value-type="float"/>
          <table:table-cell office:value="-0.0010661411285400393" office:value-type="float"/>
          <table:table-cell office:value="0.004968434572219849" office:value-type="float"/>
          <table:table-cell office:value="-0.0032311594486236573" office:value-type="float"/>
          <table:table-cell office:value="-0.0024670207500457767" office:value-type="float"/>
          <table:table-cell office:value="-0.0021754616498947145" office:value-type="float"/>
        </table:table-row>
        <table:table-row>
          <table:table-cell office:value="-0.029726241827011106" office:value-type="float"/>
          <table:table-cell office:value="0.0080561071634292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541918573411" office:value-type="float"/>
          <table:table-cell office:value="40" office:value-type="float"/>
          <table:table-cell office:value="-0.0005722838640213005" office:value-type="float"/>
          <table:table-cell office:value="-0.0010636281967163087" office:value-type="float"/>
          <table:table-cell office:value="0.004966400861740113" office:value-type="float"/>
          <table:table-cell office:value="-0.0032275176048278805" office:value-type="float"/>
          <table:table-cell office:value="-0.0024644887447357175" office:value-type="float"/>
          <table:table-cell office:value="-0.0021720248460769653" office:value-type="float"/>
        </table:table-row>
        <table:table-row>
          <table:table-cell office:value="-0.0302420961856842" office:value-type="float"/>
          <table:table-cell office:value="0.0067999714612960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97339706981405" office:value-type="float"/>
          <table:table-cell office:value="41" office:value-type="float"/>
          <table:table-cell office:value="-0.000515854358673096" office:value-type="float"/>
          <table:table-cell office:value="-0.0012561357021331782" office:value-type="float"/>
          <table:table-cell office:value="0.005175106525421143" office:value-type="float"/>
          <table:table-cell office:value="-0.003257802724838257" office:value-type="float"/>
          <table:table-cell office:value="-0.0025359678268432615" office:value-type="float"/>
          <table:table-cell office:value="-0.0019054478406906137" office:value-type="float"/>
        </table:table-row>
        <table:table-row>
          <table:table-cell office:value="-0.030758119821548458" office:value-type="float"/>
          <table:table-cell office:value="0.00554661929607390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37281891899881" office:value-type="float"/>
          <table:table-cell office:value="42" office:value-type="float"/>
          <table:table-cell office:value="-0.000516023635864258" office:value-type="float"/>
          <table:table-cell office:value="-0.0012533521652221685" office:value-type="float"/>
          <table:table-cell office:value="0.00517357349395752" office:value-type="float"/>
          <table:table-cell office:value="-0.003253980875015259" office:value-type="float"/>
          <table:table-cell office:value="-0.0025334608554840087" office:value-type="float"/>
          <table:table-cell office:value="-0.0019020795822143558" office:value-type="float"/>
        </table:table-row>
        <table:table-row>
          <table:table-cell office:value="-0.031195540428161618" office:value-type="float"/>
          <table:table-cell office:value="0.0040903055667877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85339233151879" office:value-type="float"/>
          <table:table-cell office:value="43" office:value-type="float"/>
          <table:table-cell office:value="-0.0004374206066131599" office:value-type="float"/>
          <table:table-cell office:value="-0.0014563137292861947" office:value-type="float"/>
          <table:table-cell office:value="0.005358951091766357" office:value-type="float"/>
          <table:table-cell office:value="-0.0032525408267974855" office:value-type="float"/>
          <table:table-cell office:value="-0.0025949996709823606" office:value-type="float"/>
          <table:table-cell office:value="-0.0016034758090972892" office:value-type="float"/>
        </table:table-row>
        <table:table-row>
          <table:table-cell office:value="-0.03163338184356689" office:value-type="float"/>
          <table:table-cell office:value="0.002636805772781365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2907314489513" office:value-type="float"/>
          <table:table-cell office:value="44" office:value-type="float"/>
          <table:table-cell office:value="-0.000437841415405274" office:value-type="float"/>
          <table:table-cell office:value="-0.0014534997940063472" office:value-type="float"/>
          <table:table-cell office:value="0.0053579831123352056" office:value-type="float"/>
          <table:table-cell office:value="-0.003248459100723267" office:value-type="float"/>
          <table:table-cell office:value="-0.002592453956604004" office:value-type="float"/>
          <table:table-cell office:value="-0.00159993052482605" office:value-type="float"/>
        </table:table-row>
        <table:table-row>
          <table:table-cell office:value="-0.0319721919298172" office:value-type="float"/>
          <table:table-cell office:value="0.00097322225570678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79826136300184" office:value-type="float"/>
          <table:table-cell office:value="45" office:value-type="float"/>
          <table:table-cell office:value="-0.00033881008625030566" office:value-type="float"/>
          <table:table-cell office:value="-0.0016635835170745843" office:value-type="float"/>
          <table:table-cell office:value="0.0055194258689880375" office:value-type="float"/>
          <table:table-cell office:value="-0.003204828500747681" office:value-type="float"/>
          <table:table-cell office:value="-0.0026299554109573365" office:value-type="float"/>
          <table:table-cell office:value="-0.001258836388587951" office:value-type="float"/>
        </table:table-row>
        <table:table-row>
          <table:table-cell office:value="-0.03231171309947967" office:value-type="float"/>
          <table:table-cell office:value="-0.000687619447708134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24590355560633" office:value-type="float"/>
          <table:table-cell office:value="46" office:value-type="float"/>
          <table:table-cell office:value="-0.00033952116966247566" office:value-type="float"/>
          <table:table-cell office:value="-0.0016608417034149163" office:value-type="float"/>
          <table:table-cell office:value="0.00551913857460022" office:value-type="float"/>
          <table:table-cell office:value="-0.003200432658195496" office:value-type="float"/>
          <table:table-cell office:value="-0.002627516984939575" office:value-type="float"/>
          <table:table-cell office:value="-0.0012551784515380856" office:value-type="float"/>
        </table:table-row>
        <table:table-row>
          <table:table-cell office:value="-0.0325325745344162" office:value-type="float"/>
          <table:table-cell office:value="-0.00256208181381226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74269570026582" office:value-type="float"/>
          <table:table-cell office:value="47" office:value-type="float"/>
          <table:table-cell office:value="-0.00022086143493652358" office:value-type="float"/>
          <table:table-cell office:value="-0.0018744623661041265" office:value-type="float"/>
          <table:table-cell office:value="0.005659625530242919" office:value-type="float"/>
          <table:table-cell office:value="-0.0031162405014038084" office:value-type="float"/>
          <table:table-cell office:value="-0.00264387845993042" office:value-type="float"/>
          <table:table-cell office:value="-0.0008840274810791009" office:value-type="float"/>
        </table:table-row>
        <table:table-row>
          <table:table-cell office:value="-0.0327550083398819" office:value-type="float"/>
          <table:table-cell office:value="-0.0044337838888168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14965626128345" office:value-type="float"/>
          <table:table-cell office:value="48" office:value-type="float"/>
          <table:table-cell office:value="-0.00022243380546569866" office:value-type="float"/>
          <table:table-cell office:value="-0.0018717020750045783" office:value-type="float"/>
          <table:table-cell office:value="0.005660393238067626" office:value-type="float"/>
          <table:table-cell office:value="-0.0031108510494232177" office:value-type="float"/>
          <table:table-cell office:value="-0.002640548348426819" office:value-type="float"/>
          <table:table-cell office:value="-0.0008796107769012459" office:value-type="float"/>
        </table:table-row>
        <table:table-row>
          <table:table-cell office:value="-0.03284719288349152" office:value-type="float"/>
          <table:table-cell office:value="-0.006519214510917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56180595458693" office:value-type="float"/>
          <table:table-cell office:value="49" office:value-type="float"/>
          <table:table-cell office:value="-9.218454360961949e-05" office:value-type="float"/>
          <table:table-cell office:value="-0.00208543062210083" office:value-type="float"/>
          <table:table-cell office:value="0.005781365633010864" office:value-type="float"/>
          <table:table-cell office:value="-0.0029819500446319584" office:value-type="float"/>
          <table:table-cell office:value="-0.0026272225379943845" office:value-type="float"/>
          <table:table-cell office:value="-0.0004897862672805786" office:value-type="float"/>
        </table:table-row>
        <table:table-row>
          <table:table-cell office:value="-0.03294111967086792" office:value-type="float"/>
          <table:table-cell office:value="-0.0086026233434677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83753878539928" office:value-type="float"/>
          <table:table-cell office:value="50" office:value-type="float"/>
          <table:table-cell office:value="-9.392678737640305e-05" office:value-type="float"/>
          <table:table-cell office:value="-0.002083408832550048" office:value-type="float"/>
          <table:table-cell office:value="0.005783149003982543" office:value-type="float"/>
          <table:table-cell office:value="-0.002976088523864746" office:value-type="float"/>
          <table:table-cell office:value="-0.002624006271362305" office:value-type="float"/>
          <table:table-cell office:value="-0.00048493027687072747" office:value-type="float"/>
        </table:table-row>
        <table:table-row>
          <table:table-cell office:value="-0.03289003491401672" office:value-type="float"/>
          <table:table-cell office:value="-0.01089907109737396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204940340552799" office:value-type="float"/>
          <table:table-cell office:value="51" office:value-type="float"/>
          <table:table-cell office:value="5.108475685119615e-05" office:value-type="float"/>
          <table:table-cell office:value="-0.00229644775390625" office:value-type="float"/>
          <table:table-cell office:value="0.005885554552078247" office:value-type="float"/>
          <table:table-cell office:value="-0.0028064048290252688" office:value-type="float"/>
          <table:table-cell office:value="-0.002582371234893799" office:value-type="float"/>
          <table:table-cell office:value="-7.500171661376995e-05" office:value-type="float"/>
        </table:table-row>
        <table:table-row>
          <table:table-cell office:value="-0.032840431928634645" office:value-type="float"/>
          <table:table-cell office:value="-0.0131942158937454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208068673881274" office:value-type="float"/>
          <table:table-cell office:value="52" office:value-type="float"/>
          <table:table-cell office:value="4.960298538208077e-05" office:value-type="float"/>
          <table:table-cell office:value="-0.00229514479637146" office:value-type="float"/>
          <table:table-cell office:value="0.005889089107513427" office:value-type="float"/>
          <table:table-cell office:value="-0.0028004777431488038" office:value-type="float"/>
          <table:table-cell office:value="-0.002579694986343384" office:value-type="float"/>
          <table:table-cell office:value="-7.037162780761802e-05" office:value-type="float"/>
        </table:table-row>
        <table:table-row>
          <table:table-cell office:value="-0.03264110565185547" office:value-type="float"/>
          <table:table-cell office:value="-0.0156989210844039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96533739566803" office:value-type="float"/>
          <table:table-cell office:value="0.09196923681937469" office:value-type="float"/>
          <table:table-cell office:value="53" office:value-type="float"/>
          <table:table-cell office:value="0.00019932627677917564" office:value-type="float"/>
          <table:table-cell office:value="-0.002504705190658569" office:value-type="float"/>
          <table:table-cell office:value="0.005986446142196655" office:value-type="float"/>
          <table:table-cell office:value="-0.002589298486709595" office:value-type="float"/>
          <table:table-cell office:value="-0.002505762577056885" office:value-type="float"/>
          <table:table-cell office:value="0.0003466260433197029" office:value-type="float"/>
        </table:table-row>
        <table:table-row>
          <table:table-cell office:value="-0.03244342803955078" office:value-type="float"/>
          <table:table-cell office:value="-0.0182034325599670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9300671815872193" office:value-type="float"/>
          <table:table-cell office:value="0.09163891121412693" office:value-type="float"/>
          <table:table-cell office:value="54" office:value-type="float"/>
          <table:table-cell office:value="0.00019767761230468812" office:value-type="float"/>
          <table:table-cell office:value="-0.002504511475563049" office:value-type="float"/>
          <table:table-cell office:value="0.0059934937953948966" office:value-type="float"/>
          <table:table-cell office:value="-0.0025827765464782717" office:value-type="float"/>
          <table:table-cell office:value="-0.0025032323598861697" office:value-type="float"/>
          <table:table-cell office:value="0.00035270214080810464" office:value-type="float"/>
        </table:table-row>
        <table:table-row>
          <table:table-cell office:value="-0.03209109306335449" office:value-type="float"/>
          <table:table-cell office:value="-0.0209119653701782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8524369001388554" office:value-type="float"/>
          <table:table-cell office:value="0.0911285809369359" office:value-type="float"/>
          <table:table-cell office:value="55" office:value-type="float"/>
          <table:table-cell office:value="0.00035233497619628976" office:value-type="float"/>
          <table:table-cell office:value="-0.0027085328102111816" office:value-type="float"/>
          <table:table-cell office:value="0.00609663724899292" office:value-type="float"/>
          <table:table-cell office:value="-0.0023313057422637944" office:value-type="float"/>
          <table:table-cell office:value="-0.0023966675996780398" office:value-type="float"/>
          <table:table-cell office:value="0.0007763028144836433" office:value-type="float"/>
        </table:table-row>
        <table:table-row>
          <table:table-cell office:value="-0.031740378141403194" office:value-type="float"/>
          <table:table-cell office:value="-0.0236217296123504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773988604545594" office:value-type="float"/>
          <table:table-cell office:value="0.0904196360228082" office:value-type="float"/>
          <table:table-cell office:value="56" office:value-type="float"/>
          <table:table-cell office:value="0.0003507149219512933" office:value-type="float"/>
          <table:table-cell office:value="-0.0027097642421722414" office:value-type="float"/>
          <table:table-cell office:value="0.006106990575790406" office:value-type="float"/>
          <table:table-cell office:value="-0.002323618531227112" office:value-type="float"/>
          <table:table-cell office:value="-0.0023939990997314453" office:value-type="float"/>
          <table:table-cell office:value="0.0007844829559326173" office:value-type="float"/>
        </table:table-row>
        <table:table-row>
          <table:table-cell office:value="-0.03122701287269592" office:value-type="float"/>
          <table:table-cell office:value="-0.0265143346786499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55432462692261" office:value-type="float"/>
          <table:table-cell office:value="0.08953965215342224" office:value-type="float"/>
          <table:table-cell office:value="57" office:value-type="float"/>
          <table:table-cell office:value="0.0005133652687072752" office:value-type="float"/>
          <table:table-cell office:value="-0.0028926050662994385" office:value-type="float"/>
          <table:table-cell office:value="0.0062104463577270525" office:value-type="float"/>
          <table:table-cell office:value="-0.0020348340272903446" office:value-type="float"/>
          <table:table-cell office:value="-0.00226319432258606" office:value-type="float"/>
          <table:table-cell office:value="0.001185561418533326" office:value-type="float"/>
        </table:table-row>
        <table:table-row>
          <table:table-cell office:value="-0.03071546912193298" office:value-type="float"/>
          <table:table-cell office:value="-0.0294091951847076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53576683998108" office:value-type="float"/>
          <table:table-cell office:value="0.08850928020018074" office:value-type="float"/>
          <table:table-cell office:value="58" office:value-type="float"/>
          <table:table-cell office:value="0.0005115437507629394" office:value-type="float"/>
          <table:table-cell office:value="-0.002894860506057739" office:value-type="float"/>
          <table:table-cell office:value="0.0062246179580688465" office:value-type="float"/>
          <table:table-cell office:value="-0.0020246791839599616" office:value-type="float"/>
          <table:table-cell office:value="-0.002259631156921387" office:value-type="float"/>
          <table:table-cell office:value="0.0011966562271118163" office:value-type="float"/>
        </table:table-row>
        <table:table-row>
          <table:table-cell office:value="-0.03002106666564941" office:value-type="float"/>
          <table:table-cell office:value="-0.032469127178192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378867864608765" office:value-type="float"/>
          <table:table-cell office:value="0.08734049339799249" office:value-type="float"/>
          <table:table-cell office:value="59" office:value-type="float"/>
          <table:table-cell office:value="0.0006944024562835702" office:value-type="float"/>
          <table:table-cell office:value="-0.003059931993484497" office:value-type="float"/>
          <table:table-cell office:value="0.006327385902404786" office:value-type="float"/>
          <table:table-cell office:value="-0.0017193919420242319" office:value-type="float"/>
          <table:table-cell office:value="-0.00214808166027069" office:value-type="float"/>
          <table:table-cell office:value="0.0015689897537231445" office:value-type="float"/>
        </table:table-row>
        <table:table-row>
          <table:table-cell office:value="-0.029328289031982417" office:value-type="float"/>
          <table:table-cell office:value="-0.0355323302745819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2203812599182135" office:value-type="float"/>
          <table:table-cell office:value="0.08606455353932327" office:value-type="float"/>
          <table:table-cell office:value="60" office:value-type="float"/>
          <table:table-cell office:value="0.0006927776336669925" office:value-type="float"/>
          <table:table-cell office:value="-0.0030632030963897708" office:value-type="float"/>
          <table:table-cell office:value="0.006345500946044922" office:value-type="float"/>
          <table:table-cell office:value="-0.0017046368122100829" office:value-type="float"/>
          <table:table-cell office:value="-0.002142441868782043" office:value-type="float"/>
          <table:table-cell office:value="0.0015848660469055184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5508804321289057" office:value-type="float"/>
          <table:table-cell office:value="-0.006912977695465088" office:value-type="float"/>
          <table:table-cell office:value="0.009006638526916503" office:value-type="float"/>
          <table:table-cell office:value="0.0015760326385498048" office:value-type="float"/>
          <table:table-cell office:value="-0.0017698585987091058" office:value-type="float"/>
          <table:table-cell office:value="0.004072024822235107" office:value-type="float"/>
          <table:table-cell office:value="0.07183761276497999" office:value-type="float"/>
          <table:table-cell office:value="1" office:value-type="float"/>
          <table:table-cell office:value="0.0005508804321289057" office:value-type="float"/>
          <table:table-cell office:value="-0.006912977695465088" office:value-type="float"/>
          <table:table-cell office:value="0.009006638526916503" office:value-type="float"/>
          <table:table-cell office:value="0.0015760326385498048" office:value-type="float"/>
          <table:table-cell office:value="-0.0017698585987091058" office:value-type="float"/>
          <table:table-cell office:value="0.004072024822235107" office:value-type="float"/>
        </table:table-row>
        <table:table-row>
          <table:table-cell office:value="0.0012114524841308587" office:value-type="float"/>
          <table:table-cell office:value="-0.0136220121383667" office:value-type="float"/>
          <table:table-cell office:value="0.017934486865997315" office:value-type="float"/>
          <table:table-cell office:value="0.0024790835380554196" office:value-type="float"/>
          <table:table-cell office:value="-0.003596141338348388" office:value-type="float"/>
          <table:table-cell office:value="0.008278520107269286" office:value-type="float"/>
          <table:table-cell office:value="0.07906110116794081" office:value-type="float"/>
          <table:table-cell office:value="2" office:value-type="float"/>
          <table:table-cell office:value="0.000660572052001953" office:value-type="float"/>
          <table:table-cell office:value="-0.006709034442901612" office:value-type="float"/>
          <table:table-cell office:value="0.008927848339080812" office:value-type="float"/>
          <table:table-cell office:value="0.0009030508995056148" office:value-type="float"/>
          <table:table-cell office:value="-0.0018262827396392824" office:value-type="float"/>
          <table:table-cell office:value="0.00420649528503418" office:value-type="float"/>
        </table:table-row>
        <table:table-row>
          <table:table-cell office:value="0.001858954429626464" office:value-type="float"/>
          <table:table-cell office:value="-0.01708668649196625" office:value-type="float"/>
          <table:table-cell office:value="0.02620496273040772" office:value-type="float"/>
          <table:table-cell office:value="0.0014966005086898809" office:value-type="float"/>
          <table:table-cell office:value="-0.005136488676071166" office:value-type="float"/>
          <table:table-cell office:value="0.011546378135681152" office:value-type="float"/>
          <table:table-cell office:value="0.09488603972034781" office:value-type="float"/>
          <table:table-cell office:value="3" office:value-type="float"/>
          <table:table-cell office:value="0.0006475019454956054" office:value-type="float"/>
          <table:table-cell office:value="-0.003464674353599548" office:value-type="float"/>
          <table:table-cell office:value="0.008270475864410402" office:value-type="float"/>
          <table:table-cell office:value="-0.0009824830293655388" office:value-type="float"/>
          <table:table-cell office:value="-0.0015403473377227778" office:value-type="float"/>
          <table:table-cell office:value="0.003267858028411865" office:value-type="float"/>
        </table:table-row>
        <table:table-row>
          <table:table-cell office:value="0.0030886340141296383" office:value-type="float"/>
          <table:table-cell office:value="-0.020702927708625796" office:value-type="float"/>
          <table:table-cell office:value="0.03313223242759705" office:value-type="float"/>
          <table:table-cell office:value="0.0002575027942657484" office:value-type="float"/>
          <table:table-cell office:value="-0.007399834394454955" office:value-type="float"/>
          <table:table-cell office:value="0.013879512548446655" office:value-type="float"/>
          <table:table-cell office:value="0.09652371053257984" office:value-type="float"/>
          <table:table-cell office:value="4" office:value-type="float"/>
          <table:table-cell office:value="0.0012296795845031742" office:value-type="float"/>
          <table:table-cell office:value="-0.0036162412166595463" office:value-type="float"/>
          <table:table-cell office:value="0.006927269697189332" office:value-type="float"/>
          <table:table-cell office:value="-0.0012390977144241325" office:value-type="float"/>
          <table:table-cell office:value="-0.002263345718383789" office:value-type="float"/>
          <table:table-cell office:value="0.002333134412765503" office:value-type="float"/>
        </table:table-row>
        <table:table-row>
          <table:table-cell office:value="0.004551314115524292" office:value-type="float"/>
          <table:table-cell office:value="-0.024445224404335025" office:value-type="float"/>
          <table:table-cell office:value="0.04015906929969788" office:value-type="float"/>
          <table:table-cell office:value="-0.0006487715244293205" office:value-type="float"/>
          <table:table-cell office:value="-0.009677135944366453" office:value-type="float"/>
          <table:table-cell office:value="0.016487652063369752" office:value-type="float"/>
          <table:table-cell office:value="0.09733546059878996" office:value-type="float"/>
          <table:table-cell office:value="5" office:value-type="float"/>
          <table:table-cell office:value="0.001462680101394654" office:value-type="float"/>
          <table:table-cell office:value="-0.003742296695709229" office:value-type="float"/>
          <table:table-cell office:value="0.007026836872100829" office:value-type="float"/>
          <table:table-cell office:value="-0.0009062743186950689" office:value-type="float"/>
          <table:table-cell office:value="-0.002277301549911499" office:value-type="float"/>
          <table:table-cell office:value="0.002608139514923096" office:value-type="float"/>
        </table:table-row>
        <table:table-row>
          <table:table-cell office:value="0.006000815629959107" office:value-type="float"/>
          <table:table-cell office:value="-0.028161915540695193" office:value-type="float"/>
          <table:table-cell office:value="0.04716417431831361" office:value-type="float"/>
          <table:table-cell office:value="-0.0015297687053680408" office:value-type="float"/>
          <table:table-cell office:value="-0.011932681798934934" office:value-type="float"/>
          <table:table-cell office:value="0.019091402292251588" office:value-type="float"/>
          <table:table-cell office:value="0.0965035872987056" office:value-type="float"/>
          <table:table-cell office:value="6" office:value-type="float"/>
          <table:table-cell office:value="0.0014495015144348148" office:value-type="float"/>
          <table:table-cell office:value="-0.003716691136360168" office:value-type="float"/>
          <table:table-cell office:value="0.007005105018615723" office:value-type="float"/>
          <table:table-cell office:value="-0.0008809971809387203" office:value-type="float"/>
          <table:table-cell office:value="-0.0022555458545684814" office:value-type="float"/>
          <table:table-cell office:value="0.0026037502288818355" office:value-type="float"/>
        </table:table-row>
        <table:table-row>
          <table:table-cell office:value="0.007669147253036499" office:value-type="float"/>
          <table:table-cell office:value="-0.031956209540367125" office:value-type="float"/>
          <table:table-cell office:value="0.05" office:value-type="float"/>
          <table:table-cell office:value="-0.0020949214696884145" office:value-type="float"/>
          <table:table-cell office:value="-0.014228056669235227" office:value-type="float"/>
          <table:table-cell office:value="0.0218822979927063" office:value-type="float"/>
          <table:table-cell office:value="0.0949016686494602" office:value-type="float"/>
          <table:table-cell office:value="7" office:value-type="float"/>
          <table:table-cell office:value="0.001668331623077392" office:value-type="float"/>
          <table:table-cell office:value="-0.003794293999671936" office:value-type="float"/>
          <table:table-cell office:value="0.0070963513851165765" office:value-type="float"/>
          <table:table-cell office:value="-0.0005651527643203737" office:value-type="float"/>
          <table:table-cell office:value="-0.002295374870300293" office:value-type="float"/>
          <table:table-cell office:value="0.0027908957004547114" office:value-type="float"/>
        </table:table-row>
        <table:table-row>
          <table:table-cell office:value="0.009331156015396119" office:value-type="float"/>
          <table:table-cell office:value="-0.035747639536857605" office:value-type="float"/>
          <table:table-cell office:value="0.05" office:value-type="float"/>
          <table:table-cell office:value="-0.0026192754507064816" office:value-type="float"/>
          <table:table-cell office:value="-0.01650545835494995" office:value-type="float"/>
          <table:table-cell office:value="0.024691952466964723" office:value-type="float"/>
          <table:table-cell office:value="0.09304188734758925" office:value-type="float"/>
          <table:table-cell office:value="8" office:value-type="float"/>
          <table:table-cell office:value="0.0016620087623596194" office:value-type="float"/>
          <table:table-cell office:value="-0.0037914299964904785" office:value-type="float"/>
          <table:table-cell office:value="0.007110100984573363" office:value-type="float"/>
          <table:table-cell office:value="-0.0005243539810180671" office:value-type="float"/>
          <table:table-cell office:value="-0.002277401685714722" office:value-type="float"/>
          <table:table-cell office:value="0.0028096544742584224" office:value-type="float"/>
        </table:table-row>
        <table:table-row>
          <table:table-cell office:value="0.011206710338592529" office:value-type="float"/>
          <table:table-cell office:value="-0.03959706962108612" office:value-type="float"/>
          <table:table-cell office:value="0.05" office:value-type="float"/>
          <table:table-cell office:value="-0.002891266942024231" office:value-type="float"/>
          <table:table-cell office:value="-0.018874377608299252" office:value-type="float"/>
          <table:table-cell office:value="0.027615041732788087" office:value-type="float"/>
          <table:table-cell office:value="0.09101200531798923" office:value-type="float"/>
          <table:table-cell office:value="9" office:value-type="float"/>
          <table:table-cell office:value="0.0018755543231964104" office:value-type="float"/>
          <table:table-cell office:value="-0.0038494300842285157" office:value-type="float"/>
          <table:table-cell office:value="0.007245680093765259" office:value-type="float"/>
          <table:table-cell office:value="-0.0002719914913177496" office:value-type="float"/>
          <table:table-cell office:value="-0.002368919253349304" office:value-type="float"/>
          <table:table-cell office:value="0.0029230892658233636" office:value-type="float"/>
        </table:table-row>
        <table:table-row>
          <table:table-cell office:value="0.013084275722503662" office:value-type="float"/>
          <table:table-cell office:value="-0.04345854818820953" office:value-type="float"/>
          <table:table-cell office:value="0.05" office:value-type="float"/>
          <table:table-cell office:value="-0.003116477727890015" office:value-type="float"/>
          <table:table-cell office:value="-0.02123321115970611" office:value-type="float"/>
          <table:table-cell office:value="0.030570422410964967" office:value-type="float"/>
          <table:table-cell office:value="0.08887459379961796" office:value-type="float"/>
          <table:table-cell office:value="10" office:value-type="float"/>
          <table:table-cell office:value="0.0018775653839111332" office:value-type="float"/>
          <table:table-cell office:value="-0.003861478567123413" office:value-type="float"/>
          <table:table-cell office:value="0.007282141447067262" office:value-type="float"/>
          <table:table-cell office:value="-0.0002252107858657839" office:value-type="float"/>
          <table:table-cell office:value="-0.0023588335514068606" office:value-type="float"/>
          <table:table-cell office:value="0.0029553806781768797" office:value-type="float"/>
        </table:table-row>
        <table:table-row>
          <table:table-cell office:value="0.015135090351104736" office:value-type="float"/>
          <table:table-cell office:value="-0.04731207311153412" office:value-type="float"/>
          <table:table-cell office:value="0.05" office:value-type="float"/>
          <table:table-cell office:value="-0.003149498105049133" office:value-type="float"/>
          <table:table-cell office:value="-0.02370459973812103" office:value-type="float"/>
          <table:table-cell office:value="0.03354782581329346" office:value-type="float"/>
          <table:table-cell office:value="0.08665806054192088" office:value-type="float"/>
          <table:table-cell office:value="11" office:value-type="float"/>
          <table:table-cell office:value="0.0020508146286010737" office:value-type="float"/>
          <table:table-cell office:value="-0.003853524923324585" office:value-type="float"/>
          <table:table-cell office:value="0.007408313751220702" office:value-type="float"/>
          <table:table-cell office:value="-3.30203771591181e-05" office:value-type="float"/>
          <table:table-cell office:value="-0.0024713885784149172" office:value-type="float"/>
          <table:table-cell office:value="0.0029774034023284917" office:value-type="float"/>
        </table:table-row>
        <table:table-row>
          <table:table-cell office:value="0.017187058925628662" office:value-type="float"/>
          <table:table-cell office:value="-0.05" office:value-type="float"/>
          <table:table-cell office:value="0.05" office:value-type="float"/>
          <table:table-cell office:value="-0.0031299561262130744" office:value-type="float"/>
          <table:table-cell office:value="-0.02616623759269714" office:value-type="float"/>
          <table:table-cell office:value="0.036556758880615235" office:value-type="float"/>
          <table:table-cell office:value="0.08499565193846038" office:value-type="float"/>
          <table:table-cell office:value="12" office:value-type="float"/>
          <table:table-cell office:value="0.002051968574523926" office:value-type="float"/>
          <table:table-cell office:value="-0.0038651347160339354" office:value-type="float"/>
          <table:table-cell office:value="0.007448580265045168" office:value-type="float"/>
          <table:table-cell office:value="1.9541978836058738e-05" office:value-type="float"/>
          <table:table-cell office:value="-0.0024616378545761113" office:value-type="float"/>
          <table:table-cell office:value="0.0030089330673217767" office:value-type="float"/>
        </table:table-row>
        <table:table-row>
          <table:table-cell office:value="0.019343994855880738" office:value-type="float"/>
          <table:table-cell office:value="-0.05" office:value-type="float"/>
          <table:table-cell office:value="0.05" office:value-type="float"/>
          <table:table-cell office:value="-0.00302313506603241" office:value-type="float"/>
          <table:table-cell office:value="-0.028779153823852537" office:value-type="float"/>
          <table:table-cell office:value="0.039484232664108276" office:value-type="float"/>
          <table:table-cell office:value="0.08462983878810337" office:value-type="float"/>
          <table:table-cell office:value="13" office:value-type="float"/>
          <table:table-cell office:value="0.0021569359302520755" office:value-type="float"/>
          <table:table-cell office:value="-0.0037697386741638184" office:value-type="float"/>
          <table:table-cell office:value="0.007529726028442383" office:value-type="float"/>
          <table:table-cell office:value="0.00010682106018066427" office:value-type="float"/>
          <table:table-cell office:value="-0.002612916231155396" office:value-type="float"/>
          <table:table-cell office:value="0.002927473783493043" office:value-type="float"/>
        </table:table-row>
        <table:table-row>
          <table:table-cell office:value="0.021506651639938354" office:value-type="float"/>
          <table:table-cell office:value="-0.05" office:value-type="float"/>
          <table:table-cell office:value="0.05" office:value-type="float"/>
          <table:table-cell office:value="-0.0028925639390945442" office:value-type="float"/>
          <table:table-cell office:value="-0.0313938295841217" office:value-type="float"/>
          <table:table-cell office:value="0.0424336302280426" office:value-type="float"/>
          <table:table-cell office:value="0.0841853116038984" office:value-type="float"/>
          <table:table-cell office:value="14" office:value-type="float"/>
          <table:table-cell office:value="0.002162656784057618" office:value-type="float"/>
          <table:table-cell office:value="-0.0037873780727386477" office:value-type="float"/>
          <table:table-cell office:value="0.007563436031341552" office:value-type="float"/>
          <table:table-cell office:value="0.00013057112693786593" office:value-type="float"/>
          <table:table-cell office:value="-0.002614675760269165" office:value-type="float"/>
          <table:table-cell office:value="0.0029493975639343258" office:value-type="float"/>
        </table:table-row>
        <table:table-row>
          <table:table-cell office:value="0.023711767196655274" office:value-type="float"/>
          <table:table-cell office:value="-0.05" office:value-type="float"/>
          <table:table-cell office:value="0.05" office:value-type="float"/>
          <table:table-cell office:value="-0.0027757900953292846" office:value-type="float"/>
          <table:table-cell office:value="-0.03419102787971496" office:value-type="float"/>
          <table:table-cell office:value="0.04520484447479248" office:value-type="float"/>
          <table:table-cell office:value="0.08365802114317068" office:value-type="float"/>
          <table:table-cell office:value="15" office:value-type="float"/>
          <table:table-cell office:value="0.0022051155567169196" office:value-type="float"/>
          <table:table-cell office:value="-0.003629591464996338" office:value-type="float"/>
          <table:table-cell office:value="0.007595911026000978" office:value-type="float"/>
          <table:table-cell office:value="0.00011677384376525962" office:value-type="float"/>
          <table:table-cell office:value="-0.0027971982955932615" office:value-type="float"/>
          <table:table-cell office:value="0.0027712142467498785" office:value-type="float"/>
        </table:table-row>
        <table:table-row>
          <table:table-cell office:value="0.025921127796173095" office:value-type="float"/>
          <table:table-cell office:value="-0.05" office:value-type="float"/>
          <table:table-cell office:value="0.05" office:value-type="float"/>
          <table:table-cell office:value="-0.002635317444801331" office:value-type="float"/>
          <table:table-cell office:value="-0.03699129879474639" office:value-type="float"/>
          <table:table-cell office:value="0.04799695253372192" office:value-type="float"/>
          <table:table-cell office:value="0.08306150794139296" office:value-type="float"/>
          <table:table-cell office:value="16" office:value-type="float"/>
          <table:table-cell office:value="0.002209360599517823" office:value-type="float"/>
          <table:table-cell office:value="-0.0036451804637908933" office:value-type="float"/>
          <table:table-cell office:value="0.007631475925445557" office:value-type="float"/>
          <table:table-cell office:value="0.00014047265052795355" office:value-type="float"/>
          <table:table-cell office:value="-0.002800270915031433" office:value-type="float"/>
          <table:table-cell office:value="0.0027921080589294427" office:value-type="float"/>
        </table:table-row>
        <table:table-row>
          <table:table-cell office:value="0.028109029531478882" office:value-type="float"/>
          <table:table-cell office:value="-0.05" office:value-type="float"/>
          <table:table-cell office:value="0.05" office:value-type="float"/>
          <table:table-cell office:value="-0.002534298300743103" office:value-type="float"/>
          <table:table-cell office:value="-0.03997983396053314" office:value-type="float"/>
          <table:table-cell office:value="0.05" office:value-type="float"/>
          <table:table-cell office:value="0.08241035451233343" office:value-type="float"/>
          <table:table-cell office:value="17" office:value-type="float"/>
          <table:table-cell office:value="0.002187901735305786" office:value-type="float"/>
          <table:table-cell office:value="-0.003450289964675903" office:value-type="float"/>
          <table:table-cell office:value="0.007634456157684327" office:value-type="float"/>
          <table:table-cell office:value="0.00010101914405822796" office:value-type="float"/>
          <table:table-cell office:value="-0.0029885351657867433" office:value-type="float"/>
          <table:table-cell office:value="0.0025390172004699715" office:value-type="float"/>
        </table:table-row>
        <table:table-row>
          <table:table-cell office:value="0.03030077695846558" office:value-type="float"/>
          <table:table-cell office:value="-0.05" office:value-type="float"/>
          <table:table-cell office:value="0.05" office:value-type="float"/>
          <table:table-cell office:value="-0.0024117940664291383" office:value-type="float"/>
          <table:table-cell office:value="-0.04297233760356903" office:value-type="float"/>
          <table:table-cell office:value="0.05" office:value-type="float"/>
          <table:table-cell office:value="0.08170439653546778" office:value-type="float"/>
          <table:table-cell office:value="18" office:value-type="float"/>
          <table:table-cell office:value="0.002191747426986695" office:value-type="float"/>
          <table:table-cell office:value="-0.003463913202285767" office:value-type="float"/>
          <table:table-cell office:value="0.0076661777496337905" office:value-type="float"/>
          <table:table-cell office:value="0.00012250423431396477" office:value-type="float"/>
          <table:table-cell office:value="-0.002992503643035889" office:value-type="float"/>
          <table:table-cell office:value="0.0025570464134216306" office:value-type="float"/>
        </table:table-row>
        <table:table-row>
          <table:table-cell office:value="0.032438242435455324" office:value-type="float"/>
          <table:table-cell office:value="-0.05" office:value-type="float"/>
          <table:table-cell office:value="0.05" office:value-type="float"/>
          <table:table-cell office:value="-0.0023737591505050663" office:value-type="float"/>
          <table:table-cell office:value="-0.04614815235137939" office:value-type="float"/>
          <table:table-cell office:value="0.05" office:value-type="float"/>
          <table:table-cell office:value="0.08097012402977281" office:value-type="float"/>
          <table:table-cell office:value="19" office:value-type="float"/>
          <table:table-cell office:value="0.002137465476989746" office:value-type="float"/>
          <table:table-cell office:value="-0.003239127397537232" office:value-type="float"/>
          <table:table-cell office:value="0.007630943059921265" office:value-type="float"/>
          <table:table-cell office:value="3.803491592407199e-05" office:value-type="float"/>
          <table:table-cell office:value="-0.003175814747810364" office:value-type="float"/>
          <table:table-cell office:value="0.0022177779674530038" office:value-type="float"/>
        </table:table-row>
        <table:table-row>
          <table:table-cell office:value="0.03457810878753662" office:value-type="float"/>
          <table:table-cell office:value="-0.05" office:value-type="float"/>
          <table:table-cell office:value="0.05" office:value-type="float"/>
          <table:table-cell office:value="-0.002321786284446717" office:value-type="float"/>
          <table:table-cell office:value="-0.04932745218276977" office:value-type="float"/>
          <table:table-cell office:value="0.05" office:value-type="float"/>
          <table:table-cell office:value="0.08019503219309655" office:value-type="float"/>
          <table:table-cell office:value="20" office:value-type="float"/>
          <table:table-cell office:value="0.002139866352081299" office:value-type="float"/>
          <table:table-cell office:value="-0.003248976469039917" office:value-type="float"/>
          <table:table-cell office:value="0.007652978897094728" office:value-type="float"/>
          <table:table-cell office:value="5.1972866058349124e-05" office:value-type="float"/>
          <table:table-cell office:value="-0.003179299831390381" office:value-type="float"/>
          <table:table-cell office:value="0.0022289562225341793" office:value-type="float"/>
        </table:table-row>
        <table:table-row>
          <table:table-cell office:value="0.03662991046905518" office:value-type="float"/>
          <table:table-cell office:value="-0.05" office:value-type="float"/>
          <table:table-cell office:value="0.05" office:value-type="float"/>
          <table:table-cell office:value="-0.002379176020622254" office:value-type="float"/>
          <table:table-cell office:value="-0.05" office:value-type="float"/>
          <table:table-cell office:value="0.05" office:value-type="float"/>
          <table:table-cell office:value="0.07941862525642573" office:value-type="float"/>
          <table:table-cell office:value="21" office:value-type="float"/>
          <table:table-cell office:value="0.002051801681518554" office:value-type="float"/>
          <table:table-cell office:value="-0.0030025279521942137" office:value-type="float"/>
          <table:table-cell office:value="0.007598712444305421" office:value-type="float"/>
          <table:table-cell office:value="-5.73897361755369e-05" office:value-type="float"/>
          <table:table-cell office:value="-0.003350707292556763" office:value-type="float"/>
          <table:table-cell office:value="0.001825480461120606" office:value-type="float"/>
        </table:table-row>
        <table:table-row>
          <table:table-cell office:value="0.038684861660003664" office:value-type="float"/>
          <table:table-cell office:value="-0.05" office:value-type="float"/>
          <table:table-cell office:value="0.05" office:value-type="float"/>
          <table:table-cell office:value="-0.002427597045898438" office:value-type="float"/>
          <table:table-cell office:value="-0.05" office:value-type="float"/>
          <table:table-cell office:value="0.05" office:value-type="float"/>
          <table:table-cell office:value="0.07861218252420062" office:value-type="float"/>
          <table:table-cell office:value="22" office:value-type="float"/>
          <table:table-cell office:value="0.0020549511909484872" office:value-type="float"/>
          <table:table-cell office:value="-0.0030121350288391116" office:value-type="float"/>
          <table:table-cell office:value="0.0076166844367980945" office:value-type="float"/>
          <table:table-cell office:value="-4.8421025276183804e-05" office:value-type="float"/>
          <table:table-cell office:value="-0.003356478214263916" office:value-type="float"/>
          <table:table-cell office:value="0.0018324744701385502" office:value-type="float"/>
        </table:table-row>
        <table:table-row>
          <table:table-cell office:value="0.04063509225845337" office:value-type="float"/>
          <table:table-cell office:value="-0.05" office:value-type="float"/>
          <table:table-cell office:value="0.05" office:value-type="float"/>
          <table:table-cell office:value="-0.0026325958967208865" office:value-type="float"/>
          <table:table-cell office:value="-0.05" office:value-type="float"/>
          <table:table-cell office:value="0.05" office:value-type="float"/>
          <table:table-cell office:value="0.07782310283958636" office:value-type="float"/>
          <table:table-cell office:value="23" office:value-type="float"/>
          <table:table-cell office:value="0.0019502305984497072" office:value-type="float"/>
          <table:table-cell office:value="-0.002758233547210693" office:value-type="float"/>
          <table:table-cell office:value="0.007542887926101685" office:value-type="float"/>
          <table:table-cell office:value="-0.0002049988508224486" office:value-type="float"/>
          <table:table-cell office:value="-0.0035235762596130373" office:value-type="float"/>
          <table:table-cell office:value="0.001375954151153564" office:value-type="float"/>
        </table:table-row>
        <table:table-row>
          <table:table-cell office:value="0.04258866429328918" office:value-type="float"/>
          <table:table-cell office:value="-0.05" office:value-type="float"/>
          <table:table-cell office:value="0.05" office:value-type="float"/>
          <table:table-cell office:value="-0.0028296995162963873" office:value-type="float"/>
          <table:table-cell office:value="-0.05" office:value-type="float"/>
          <table:table-cell office:value="0.05" office:value-type="float"/>
          <table:table-cell office:value="0.07701200505189275" office:value-type="float"/>
          <table:table-cell office:value="24" office:value-type="float"/>
          <table:table-cell office:value="0.0019535720348358154" office:value-type="float"/>
          <table:table-cell office:value="-0.0027675688266754154" office:value-type="float"/>
          <table:table-cell office:value="0.007560164928436279" office:value-type="float"/>
          <table:table-cell office:value="-0.00019710361957550084" office:value-type="float"/>
          <table:table-cell office:value="-0.0035301530361175537" office:value-type="float"/>
          <table:table-cell office:value="0.0013811886310577393" office:value-type="float"/>
        </table:table-row>
        <table:table-row>
          <table:table-cell office:value="0.04443819761276245" office:value-type="float"/>
          <table:table-cell office:value="-0.05" office:value-type="float"/>
          <table:table-cell office:value="0.05" office:value-type="float"/>
          <table:table-cell office:value="-0.003221279978752137" office:value-type="float"/>
          <table:table-cell office:value="-0.05" office:value-type="float"/>
          <table:table-cell office:value="0.05" office:value-type="float"/>
          <table:table-cell office:value="0.07622700835172044" office:value-type="float"/>
          <table:table-cell office:value="25" office:value-type="float"/>
          <table:table-cell office:value="0.001849533319473266" office:value-type="float"/>
          <table:table-cell office:value="-0.0025189661979675296" office:value-type="float"/>
          <table:table-cell office:value="0.007478371858596801" office:value-type="float"/>
          <table:table-cell office:value="-0.0003915804624557498" office:value-type="float"/>
          <table:table-cell office:value="-0.0036922299861907957" office:value-type="float"/>
          <table:table-cell office:value="0.0008912634849548347" office:value-type="float"/>
        </table:table-row>
        <table:table-row>
          <table:table-cell office:value="0.04629044532775879" office:value-type="float"/>
          <table:table-cell office:value="-0.05" office:value-type="float"/>
          <table:table-cell office:value="0.05" office:value-type="float"/>
          <table:table-cell office:value="-0.0036055254936218275" office:value-type="float"/>
          <table:table-cell office:value="-0.05" office:value-type="float"/>
          <table:table-cell office:value="0.05" office:value-type="float"/>
          <table:table-cell office:value="0.07542586084496292" office:value-type="float"/>
          <table:table-cell office:value="26" office:value-type="float"/>
          <table:table-cell office:value="0.0018522477149963378" office:value-type="float"/>
          <table:table-cell office:value="-0.002527329921722412" office:value-type="float"/>
          <table:table-cell office:value="0.007495484352111817" office:value-type="float"/>
          <table:table-cell office:value="-0.00038424551486969036" office:value-type="float"/>
          <table:table-cell office:value="-0.0036992645263671875" office:value-type="float"/>
          <table:table-cell office:value="0.0008949089050292961" office:value-type="float"/>
        </table:table-row>
        <table:table-row>
          <table:table-cell office:value="0.04804383516311646" office:value-type="float"/>
          <table:table-cell office:value="-0.05" office:value-type="float"/>
          <table:table-cell office:value="0.05" office:value-type="float"/>
          <table:table-cell office:value="-0.0042119717597961445" office:value-type="float"/>
          <table:table-cell office:value="-0.05" office:value-type="float"/>
          <table:table-cell office:value="0.05" office:value-type="float"/>
          <table:table-cell office:value="0.0746549549071692" office:value-type="float"/>
          <table:table-cell office:value="27" office:value-type="float"/>
          <table:table-cell office:value="0.001753389835357666" office:value-type="float"/>
          <table:table-cell office:value="-0.0022927212715148923" office:value-type="float"/>
          <table:table-cell office:value="0.0074067962169647224" office:value-type="float"/>
          <table:table-cell office:value="-0.000606446266174317" office:value-type="float"/>
          <table:table-cell office:value="-0.0038529586791992186" office:value-type="float"/>
          <table:table-cell office:value="0.0003932869434356695" office:value-type="float"/>
        </table:table-row>
        <table:table-row>
          <table:table-cell office:value="0.04979934930801392" office:value-type="float"/>
          <table:table-cell office:value="-0.05" office:value-type="float"/>
          <table:table-cell office:value="0.05" office:value-type="float"/>
          <table:table-cell office:value="-0.004811480641365053" office:value-type="float"/>
          <table:table-cell office:value="-0.05" office:value-type="float"/>
          <table:table-cell office:value="0.05" office:value-type="float"/>
          <table:table-cell office:value="0.07387203708046682" office:value-type="float"/>
          <table:table-cell office:value="28" office:value-type="float"/>
          <table:table-cell office:value="0.0017555141448974618" office:value-type="float"/>
          <table:table-cell office:value="-0.002299814820289612" office:value-type="float"/>
          <table:table-cell office:value="0.007423471212387086" office:value-type="float"/>
          <table:table-cell office:value="-0.0005995088815689085" office:value-type="float"/>
          <table:table-cell office:value="-0.003860039114952088" office:value-type="float"/>
          <table:table-cell office:value="0.000395513772964477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0563320815563202" office:value-type="float"/>
          <table:table-cell office:value="-0.05" office:value-type="float"/>
          <table:table-cell office:value="0.04990387260913849" office:value-type="float"/>
          <table:table-cell office:value="0.07378189076976086" office:value-type="float"/>
          <table:table-cell office:value="29" office:value-type="float"/>
          <table:table-cell office:value="0.0016615915298461917" office:value-type="float"/>
          <table:table-cell office:value="-0.0020773595571517943" office:value-type="float"/>
          <table:table-cell office:value="0.007318716049194337" office:value-type="float"/>
          <table:table-cell office:value="-0.0008217275142669671" office:value-type="float"/>
          <table:table-cell office:value="-0.0039941704273223876" office:value-type="float"/>
          <table:table-cell office:value="-9.612739086151123e-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06453473567962647" office:value-type="float"/>
          <table:table-cell office:value="-0.05" office:value-type="float"/>
          <table:table-cell office:value="0.04980851709842682" office:value-type="float"/>
          <table:table-cell office:value="0.07378189077125036" office:value-type="float"/>
          <table:table-cell office:value="30" office:value-type="float"/>
          <table:table-cell office:value="0.0016615581512451176" office:value-type="float"/>
          <table:table-cell office:value="-0.0020781540870666512" office:value-type="float"/>
          <table:table-cell office:value="0.007320239543914796" office:value-type="float"/>
          <table:table-cell office:value="-0.0008202654123306268" office:value-type="float"/>
          <table:table-cell office:value="-0.003994450569152832" office:value-type="float"/>
          <table:table-cell office:value="-9.535551071166923e-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07496378421783448" office:value-type="float"/>
          <table:table-cell office:value="-0.05" office:value-type="float"/>
          <table:table-cell office:value="0.049240913987159726" office:value-type="float"/>
          <table:table-cell office:value="0.07378189076185915" office:value-type="float"/>
          <table:table-cell office:value="31" office:value-type="float"/>
          <table:table-cell office:value="0.0015759015083312983" office:value-type="float"/>
          <table:table-cell office:value="-0.0018693292140960702" office:value-type="float"/>
          <table:table-cell office:value="0.0071858096122741685" office:value-type="float"/>
          <table:table-cell office:value="-0.0010429048538208013" office:value-type="float"/>
          <table:table-cell office:value="-0.00409375548362732" office:value-type="float"/>
          <table:table-cell office:value="-0.00056760311126708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08539152145385743" office:value-type="float"/>
          <table:table-cell office:value="-0.05" office:value-type="float"/>
          <table:table-cell office:value="0.04867434680461883" office:value-type="float"/>
          <table:table-cell office:value="0.07378189077658417" office:value-type="float"/>
          <table:table-cell office:value="32" office:value-type="float"/>
          <table:table-cell office:value="0.0015757310390472415" office:value-type="float"/>
          <table:table-cell office:value="-0.0018696397542953495" office:value-type="float"/>
          <table:table-cell office:value="0.007182737588882446" office:value-type="float"/>
          <table:table-cell office:value="-0.0010427737236022947" office:value-type="float"/>
          <table:table-cell office:value="-0.004092119932174683" office:value-type="float"/>
          <table:table-cell office:value="-0.00056656718254089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09780993461608888" office:value-type="float"/>
          <table:table-cell office:value="-0.05" office:value-type="float"/>
          <table:table-cell office:value="0.0476738291978836" office:value-type="float"/>
          <table:table-cell office:value="0.07378189076324944" office:value-type="float"/>
          <table:table-cell office:value="33" office:value-type="float"/>
          <table:table-cell office:value="0.0015067970752716056" office:value-type="float"/>
          <table:table-cell office:value="-0.0016858536005020137" office:value-type="float"/>
          <table:table-cell office:value="0.007030537128448486" office:value-type="float"/>
          <table:table-cell office:value="-0.0012418413162231454" office:value-type="float"/>
          <table:table-cell office:value="-0.004167736768722534" office:value-type="float"/>
          <table:table-cell office:value="-0.00100051760673522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11023212075233461" office:value-type="float"/>
          <table:table-cell office:value="-0.05" office:value-type="float"/>
          <table:table-cell office:value="0.046674939990043636" office:value-type="float"/>
          <table:table-cell office:value="0.07378189078167709" office:value-type="float"/>
          <table:table-cell office:value="34" office:value-type="float"/>
          <table:table-cell office:value="0.0015067613124847418" office:value-type="float"/>
          <table:table-cell office:value="-0.0016865348815917978" office:value-type="float"/>
          <table:table-cell office:value="0.0070247304439544685" office:value-type="float"/>
          <table:table-cell office:value="-0.0012422186136245728" office:value-type="float"/>
          <table:table-cell office:value="-0.004165098071098328" office:value-type="float"/>
          <table:table-cell office:value="-0.0009988892078399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12428849935531618" office:value-type="float"/>
          <table:table-cell office:value="-0.05" office:value-type="float"/>
          <table:table-cell office:value="0.04529839217662811" office:value-type="float"/>
          <table:table-cell office:value="0.07378189075124815" office:value-type="float"/>
          <table:table-cell office:value="35" office:value-type="float"/>
          <table:table-cell office:value="0.0014608228206634526" office:value-type="float"/>
          <table:table-cell office:value="-0.0015387946367263795" office:value-type="float"/>
          <table:table-cell office:value="0.006860766410827638" office:value-type="float"/>
          <table:table-cell office:value="-0.0014056378602981569" office:value-type="float"/>
          <table:table-cell office:value="-0.00421133041381836" office:value-type="float"/>
          <table:table-cell office:value="-0.00137654781341552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1383528232574463" office:value-type="float"/>
          <table:table-cell office:value="-0.05" office:value-type="float"/>
          <table:table-cell office:value="0.04392438650131225" office:value-type="float"/>
          <table:table-cell office:value="0.073781890789919" office:value-type="float"/>
          <table:table-cell office:value="36" office:value-type="float"/>
          <table:table-cell office:value="0.0014608252048492424" office:value-type="float"/>
          <table:table-cell office:value="-0.0015398764610290525" office:value-type="float"/>
          <table:table-cell office:value="0.006852653026580812" office:value-type="float"/>
          <table:table-cell office:value="-0.001406432390213012" office:value-type="float"/>
          <table:table-cell office:value="-0.00420777440071106" office:value-type="float"/>
          <table:table-cell office:value="-0.00137400567531585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15375662446022035" office:value-type="float"/>
          <table:table-cell office:value="-0.05" office:value-type="float"/>
          <table:table-cell office:value="0.042214888930320736" office:value-type="float"/>
          <table:table-cell office:value="0.07378189077341143" office:value-type="float"/>
          <table:table-cell office:value="37" office:value-type="float"/>
          <table:table-cell office:value="0.001427364349365235" office:value-type="float"/>
          <table:table-cell office:value="-0.0014146614074707024" office:value-type="float"/>
          <table:table-cell office:value="0.006667990684509276" office:value-type="float"/>
          <table:table-cell office:value="-0.0015403801202774053" office:value-type="float"/>
          <table:table-cell office:value="-0.004230448007583618" office:value-type="float"/>
          <table:table-cell office:value="-0.0017094975709915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16916501522064212" office:value-type="float"/>
          <table:table-cell office:value="-0.05" office:value-type="float"/>
          <table:table-cell office:value="0.04050869286060333" office:value-type="float"/>
          <table:table-cell office:value="0.07378189077760569" office:value-type="float"/>
          <table:table-cell office:value="38" office:value-type="float"/>
          <table:table-cell office:value="0.001427438259124756" office:value-type="float"/>
          <table:table-cell office:value="-0.0014162117242813108" office:value-type="float"/>
          <table:table-cell office:value="0.006657965183258058" office:value-type="float"/>
          <table:table-cell office:value="-0.0015408390760421747" office:value-type="float"/>
          <table:table-cell office:value="-0.004226068258285523" office:value-type="float"/>
          <table:table-cell office:value="-0.00170619606971740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1856446146965027" office:value-type="float"/>
          <table:table-cell office:value="-0.05" office:value-type="float"/>
          <table:table-cell office:value="0.038500803112983706" office:value-type="float"/>
          <table:table-cell office:value="0.0737818907299124" office:value-type="float"/>
          <table:table-cell office:value="39" office:value-type="float"/>
          <table:table-cell office:value="0.001403359174728393" office:value-type="float"/>
          <table:table-cell office:value="-0.0013184291124343876" office:value-type="float"/>
          <table:table-cell office:value="0.006460405588150026" office:value-type="float"/>
          <table:table-cell office:value="-0.0016479599475860592" office:value-type="float"/>
          <table:table-cell office:value="-0.004232602119445801" office:value-type="float"/>
          <table:table-cell office:value="-0.0020078897476196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20212950706481936" office:value-type="float"/>
          <table:table-cell office:value="-0.05" office:value-type="float"/>
          <table:table-cell office:value="0.03649641394615173" office:value-type="float"/>
          <table:table-cell office:value="0.07378189076324938" office:value-type="float"/>
          <table:table-cell office:value="40" office:value-type="float"/>
          <table:table-cell office:value="0.0014033365249633781" office:value-type="float"/>
          <table:table-cell office:value="-0.0013203114271163937" office:value-type="float"/>
          <table:table-cell office:value="0.00644845485687256" office:value-type="float"/>
          <table:table-cell office:value="-0.001648489236831665" office:value-type="float"/>
          <table:table-cell office:value="-0.004227105379104614" office:value-type="float"/>
          <table:table-cell office:value="-0.002004389166831970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2193494200706482" office:value-type="float"/>
          <table:table-cell office:value="-0.05" office:value-type="float"/>
          <table:table-cell office:value="0.034228022098541255" office:value-type="float"/>
          <table:table-cell office:value="0.07378189077258379" office:value-type="float"/>
          <table:table-cell office:value="41" office:value-type="float"/>
          <table:table-cell office:value="0.001380796432495118" office:value-type="float"/>
          <table:table-cell office:value="-0.0012478375434875483" office:value-type="float"/>
          <table:table-cell office:value="0.006238700151443481" office:value-type="float"/>
          <table:table-cell office:value="-0.0017219913005828858" office:value-type="float"/>
          <table:table-cell office:value="-0.004214549064636231" office:value-type="float"/>
          <table:table-cell office:value="-0.0022683918476104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2365652680397034" office:value-type="float"/>
          <table:table-cell office:value="-0.05" office:value-type="float"/>
          <table:table-cell office:value="0.03196435272693633" office:value-type="float"/>
          <table:table-cell office:value="0.07378189078725211" office:value-type="float"/>
          <table:table-cell office:value="42" office:value-type="float"/>
          <table:table-cell office:value="0.001380442380905152" office:value-type="float"/>
          <table:table-cell office:value="-0.0012492746114730838" office:value-type="float"/>
          <table:table-cell office:value="0.0062261438369750986" office:value-type="float"/>
          <table:table-cell office:value="-0.0017215847969055172" office:value-type="float"/>
          <table:table-cell office:value="-0.004208177328109741" office:value-type="float"/>
          <table:table-cell office:value="-0.002263669371604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25423951148986816" office:value-type="float"/>
          <table:table-cell office:value="-0.05" office:value-type="float"/>
          <table:table-cell office:value="0.02949847400188445" office:value-type="float"/>
          <table:table-cell office:value="0.0737818907923024" office:value-type="float"/>
          <table:table-cell office:value="43" office:value-type="float"/>
          <table:table-cell office:value="0.001344279050827027" office:value-type="float"/>
          <table:table-cell office:value="-0.0011773830652236934" office:value-type="float"/>
          <table:table-cell office:value="0.006009154319763182" office:value-type="float"/>
          <table:table-cell office:value="-0.001767424345016479" office:value-type="float"/>
          <table:table-cell office:value="-0.004167264103889465" office:value-type="float"/>
          <table:table-cell office:value="-0.002465878725051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27190057039260862" office:value-type="float"/>
          <table:table-cell office:value="-0.05" office:value-type="float"/>
          <table:table-cell office:value="0.027037583589553823" office:value-type="float"/>
          <table:table-cell office:value="0.07378189076724988" office:value-type="float"/>
          <table:table-cell office:value="44" office:value-type="float"/>
          <table:table-cell office:value="0.0013439357280731201" office:value-type="float"/>
          <table:table-cell office:value="-0.0011784023046493529" office:value-type="float"/>
          <table:table-cell office:value="0.0059961557388305674" office:value-type="float"/>
          <table:table-cell office:value="-0.0017661058902740476" office:value-type="float"/>
          <table:table-cell office:value="-0.0041598653793334965" office:value-type="float"/>
          <table:table-cell office:value="-0.00246089041233062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28994257450103755" office:value-type="float"/>
          <table:table-cell office:value="-0.05" office:value-type="float"/>
          <table:table-cell office:value="0.02442783534526824" office:value-type="float"/>
          <table:table-cell office:value="0.07378189077258379" office:value-type="float"/>
          <table:table-cell office:value="45" office:value-type="float"/>
          <table:table-cell office:value="0.0013019108772277833" office:value-type="float"/>
          <table:table-cell office:value="-0.0011094468832015987" office:value-type="float"/>
          <table:table-cell office:value="0.00577021837234497" office:value-type="float"/>
          <table:table-cell office:value="-0.001804200410842895" office:value-type="float"/>
          <table:table-cell office:value="-0.004100042581558228" office:value-type="float"/>
          <table:table-cell office:value="-0.002609748244285583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079689800739288" office:value-type="float"/>
          <table:table-cell office:value="-0.05" office:value-type="float"/>
          <table:table-cell office:value="0.02182311475276946" office:value-type="float"/>
          <table:table-cell office:value="0.07378189078058467" office:value-type="float"/>
          <table:table-cell office:value="46" office:value-type="float"/>
          <table:table-cell office:value="0.0013010203838348389" office:value-type="float"/>
          <table:table-cell office:value="-0.001110273599624633" office:value-type="float"/>
          <table:table-cell office:value="0.005757158994674683" office:value-type="float"/>
          <table:table-cell office:value="-0.001802640557289124" office:value-type="float"/>
          <table:table-cell office:value="-0.004092386960983276" office:value-type="float"/>
          <table:table-cell office:value="-0.00260472059249877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261192739009857" office:value-type="float"/>
          <table:table-cell office:value="-0.05" office:value-type="float"/>
          <table:table-cell office:value="0.019133816361427296" office:value-type="float"/>
          <table:table-cell office:value="0.07378189075791547" office:value-type="float"/>
          <table:table-cell office:value="47" office:value-type="float"/>
          <table:table-cell office:value="0.0012378931045532223" office:value-type="float"/>
          <table:table-cell office:value="-0.0010390722751617426" office:value-type="float"/>
          <table:table-cell office:value="0.00550726056098938" office:value-type="float"/>
          <table:table-cell office:value="-0.0018150293827056893" office:value-type="float"/>
          <table:table-cell office:value="-0.004010412096977234" office:value-type="float"/>
          <table:table-cell office:value="-0.00268929839134216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442518830299377" office:value-type="float"/>
          <table:table-cell office:value="-0.05" office:value-type="float"/>
          <table:table-cell office:value="0.016449337005615225" office:value-type="float"/>
          <table:table-cell office:value="0.0737818907819182" office:value-type="float"/>
          <table:table-cell office:value="48" office:value-type="float"/>
          <table:table-cell office:value="0.0012366712093353268" office:value-type="float"/>
          <table:table-cell office:value="-0.001040307879447937" office:value-type="float"/>
          <table:table-cell office:value="0.00549491286277771" office:value-type="float"/>
          <table:table-cell office:value="-0.0018132609128952027" office:value-type="float"/>
          <table:table-cell office:value="-0.004002915620803833" office:value-type="float"/>
          <table:table-cell office:value="-0.00268447935581207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623672008514404" office:value-type="float"/>
          <table:table-cell office:value="-0.05" office:value-type="float"/>
          <table:table-cell office:value="0.01372422218322753" office:value-type="float"/>
          <table:table-cell office:value="0.07378189078421313" office:value-type="float"/>
          <table:table-cell office:value="49" office:value-type="float"/>
          <table:table-cell office:value="0.0011627149581909177" office:value-type="float"/>
          <table:table-cell office:value="-0.0009719127416610712" office:value-type="float"/>
          <table:table-cell office:value="0.0052210426330566405" office:value-type="float"/>
          <table:table-cell office:value="-0.001811531782150268" office:value-type="float"/>
          <table:table-cell office:value="-0.0039060294628143312" office:value-type="float"/>
          <table:table-cell office:value="-0.0027251148223876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804648637771606" office:value-type="float"/>
          <table:table-cell office:value="-0.05" office:value-type="float"/>
          <table:table-cell office:value="0.011004062891006462" office:value-type="float"/>
          <table:table-cell office:value="0.0737818907579155" office:value-type="float"/>
          <table:table-cell office:value="50" office:value-type="float"/>
          <table:table-cell office:value="0.0011615359783172605" office:value-type="float"/>
          <table:table-cell office:value="-0.0009733319282531731" office:value-type="float"/>
          <table:table-cell office:value="0.005208373069763184" office:value-type="float"/>
          <table:table-cell office:value="-0.0018097662925720213" office:value-type="float"/>
          <table:table-cell office:value="-0.0038984411954879764" office:value-type="float"/>
          <table:table-cell office:value="-0.0027201592922210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982574462890624" office:value-type="float"/>
          <table:table-cell office:value="-0.05" office:value-type="float"/>
          <table:table-cell office:value="0.008284313082694998" office:value-type="float"/>
          <table:table-cell office:value="0.07378189076058246" office:value-type="float"/>
          <table:table-cell office:value="51" office:value-type="float"/>
          <table:table-cell office:value="0.001070946455001831" office:value-type="float"/>
          <table:table-cell office:value="-0.000899436473846436" office:value-type="float"/>
          <table:table-cell office:value="0.004906600713729859" office:value-type="float"/>
          <table:table-cell office:value="-0.0017792582511901855" office:value-type="float"/>
          <table:table-cell office:value="-0.0037778586149215697" office:value-type="float"/>
          <table:table-cell office:value="-0.00271974980831146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4160346508026122" office:value-type="float"/>
          <table:table-cell office:value="-0.05" office:value-type="float"/>
          <table:table-cell office:value="0.005569316744804373" office:value-type="float"/>
          <table:table-cell office:value="0.07378189079525294" office:value-type="float"/>
          <table:table-cell office:value="52" office:value-type="float"/>
          <table:table-cell office:value="0.0010696852207183836" office:value-type="float"/>
          <table:table-cell office:value="-0.0009005331993103029" office:value-type="float"/>
          <table:table-cell office:value="0.004894177913665771" office:value-type="float"/>
          <table:table-cell office:value="-0.0017777204513549812" office:value-type="float"/>
          <table:table-cell office:value="-0.003770291805267334" office:value-type="float"/>
          <table:table-cell office:value="-0.0027149963378906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4334053516387938" office:value-type="float"/>
          <table:table-cell office:value="-0.05" office:value-type="float"/>
          <table:table-cell office:value="0.0028797024488449" office:value-type="float"/>
          <table:table-cell office:value="0.07378189078722303" office:value-type="float"/>
          <table:table-cell office:value="53" office:value-type="float"/>
          <table:table-cell office:value="0.0009665179252624518" office:value-type="float"/>
          <table:table-cell office:value="-0.0008294290304183966" office:value-type="float"/>
          <table:table-cell office:value="0.004568758010864258" office:value-type="float"/>
          <table:table-cell office:value="-0.0017370700836181648" office:value-type="float"/>
          <table:table-cell office:value="-0.003635529279708862" office:value-type="float"/>
          <table:table-cell office:value="-0.0026896142959594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4507618069648742" office:value-type="float"/>
          <table:table-cell office:value="-0.05" office:value-type="float"/>
          <table:table-cell office:value="0.00019474267959593804" office:value-type="float"/>
          <table:table-cell office:value="0.07378189078709606" office:value-type="float"/>
          <table:table-cell office:value="54" office:value-type="float"/>
          <table:table-cell office:value="0.0009655928611755366" office:value-type="float"/>
          <table:table-cell office:value="-0.0008305954933166496" office:value-type="float"/>
          <table:table-cell office:value="0.004557175636291504" office:value-type="float"/>
          <table:table-cell office:value="-0.0017356455326080315" office:value-type="float"/>
          <table:table-cell office:value="-0.003628588318824768" office:value-type="float"/>
          <table:table-cell office:value="-0.0026849597692489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4678526699542998" office:value-type="float"/>
          <table:table-cell office:value="-0.05" office:value-type="float"/>
          <table:table-cell office:value="-0.0024696922302246188" office:value-type="float"/>
          <table:table-cell office:value="0.07378189074724766" office:value-type="float"/>
          <table:table-cell office:value="55" office:value-type="float"/>
          <table:table-cell office:value="0.0008458328247070313" office:value-type="float"/>
          <table:table-cell office:value="-0.0007743966579437257" office:value-type="float"/>
          <table:table-cell office:value="0.004243245124816894" office:value-type="float"/>
          <table:table-cell office:value="-0.0017090862989425654" office:value-type="float"/>
          <table:table-cell office:value="-0.0034967470169067387" office:value-type="float"/>
          <table:table-cell office:value="-0.0026644349098205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48493012785911546" office:value-type="float"/>
          <table:table-cell office:value="-0.05" office:value-type="float"/>
          <table:table-cell office:value="-0.005129777193069468" office:value-type="float"/>
          <table:table-cell office:value="0.07378189079258587" office:value-type="float"/>
          <table:table-cell office:value="56" office:value-type="float"/>
          <table:table-cell office:value="0.0008450603485107427" office:value-type="float"/>
          <table:table-cell office:value="-0.0007747399806976325" office:value-type="float"/>
          <table:table-cell office:value="0.004232538938522339" office:value-type="float"/>
          <table:table-cell office:value="-0.0017077457904815675" office:value-type="float"/>
          <table:table-cell office:value="-0.0034902834892272952" office:value-type="float"/>
          <table:table-cell office:value="-0.0026600849628448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0777598500251771" office:value-type="float"/>
          <table:table-cell office:value="0.0737818907432472" office:value-type="float"/>
          <table:table-cell office:value="57" office:value-type="float"/>
          <table:table-cell office:value="0.0007283139228820793" office:value-type="float"/>
          <table:table-cell office:value="-0.0007431745529174801" office:value-type="float"/>
          <table:table-cell office:value="0.003949826955795288" office:value-type="float"/>
          <table:table-cell office:value="-0.001699475646018982" office:value-type="float"/>
          <table:table-cell office:value="-0.0033744096755981444" office:value-type="float"/>
          <table:table-cell office:value="-0.0026462078094482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10418695211410534" office:value-type="float"/>
          <table:table-cell office:value="0.07378189076591636" office:value-type="float"/>
          <table:table-cell office:value="58" office:value-type="float"/>
          <table:table-cell office:value="0.000727499723434449" office:value-type="float"/>
          <table:table-cell office:value="-0.0007434821128845213" office:value-type="float"/>
          <table:table-cell office:value="0.003940114974975586" office:value-type="float"/>
          <table:table-cell office:value="-0.0016979801654815677" office:value-type="float"/>
          <table:table-cell office:value="-0.003368265628814697" office:value-type="float"/>
          <table:table-cell office:value="-0.00264271020889282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13049620389938366" office:value-type="float"/>
          <table:table-cell office:value="0.073781890792586" office:value-type="float"/>
          <table:table-cell office:value="59" office:value-type="float"/>
          <table:table-cell office:value="0.0006203579902648929" office:value-type="float"/>
          <table:table-cell office:value="-0.0007316476106643682" office:value-type="float"/>
          <table:table-cell office:value="0.0037078905105590813" office:value-type="float"/>
          <table:table-cell office:value="-0.0017147731781005857" office:value-type="float"/>
          <table:table-cell office:value="-0.0032707983255386352" office:value-type="float"/>
          <table:table-cell office:value="-0.00263092517852783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1567673683166505" office:value-type="float"/>
          <table:table-cell office:value="0.0737818907564544" office:value-type="float"/>
          <table:table-cell office:value="60" office:value-type="float"/>
          <table:table-cell office:value="0.0006199550628662107" office:value-type="float"/>
          <table:table-cell office:value="-0.0007312124967575068" office:value-type="float"/>
          <table:table-cell office:value="0.003697721958160401" office:value-type="float"/>
          <table:table-cell office:value="-0.0017144381999969482" office:value-type="float"/>
          <table:table-cell office:value="-0.003264943361282349" office:value-type="float"/>
          <table:table-cell office:value="-0.0026271164417266844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5973327159881584" office:value-type="float"/>
          <table:table-cell office:value="0.00037086844444274986" office:value-type="float"/>
          <table:table-cell office:value="0.0035554289817810066" office:value-type="float"/>
          <table:table-cell office:value="-0.0005198770761489866" office:value-type="float"/>
          <table:table-cell office:value="-0.0020831662416458136" office:value-type="float"/>
          <table:table-cell office:value="-0.002980625629425049" office:value-type="float"/>
          <table:table-cell office:value="0.07709498586325708" office:value-type="float"/>
          <table:table-cell office:value="1" office:value-type="float"/>
          <table:table-cell office:value="-0.0005973327159881584" office:value-type="float"/>
          <table:table-cell office:value="0.00037086844444274986" office:value-type="float"/>
          <table:table-cell office:value="0.0035554289817810066" office:value-type="float"/>
          <table:table-cell office:value="-0.0005198770761489866" office:value-type="float"/>
          <table:table-cell office:value="-0.0020831662416458136" office:value-type="float"/>
          <table:table-cell office:value="-0.002980625629425049" office:value-type="float"/>
        </table:table-row>
        <table:table-row>
          <table:table-cell office:value="-0.00037479281425475963" office:value-type="float"/>
          <table:table-cell office:value="0.00013696014881134193" office:value-type="float"/>
          <table:table-cell office:value="0.006650156974792482" office:value-type="float"/>
          <table:table-cell office:value="-0.0021693485975265506" office:value-type="float"/>
          <table:table-cell office:value="-0.004693989157676697" office:value-type="float"/>
          <table:table-cell office:value="-0.005200453400611878" office:value-type="float"/>
          <table:table-cell office:value="0.07716803862060576" office:value-type="float"/>
          <table:table-cell office:value="2" office:value-type="float"/>
          <table:table-cell office:value="0.00022253990173339878" office:value-type="float"/>
          <table:table-cell office:value="-0.00023390829563140793" office:value-type="float"/>
          <table:table-cell office:value="0.0030947279930114754" office:value-type="float"/>
          <table:table-cell office:value="-0.001649471521377564" office:value-type="float"/>
          <table:table-cell office:value="-0.0026108229160308836" office:value-type="float"/>
          <table:table-cell office:value="-0.0022198277711868285" office:value-type="float"/>
        </table:table-row>
        <table:table-row>
          <table:table-cell office:value="-0.00019399762153625433" office:value-type="float"/>
          <table:table-cell office:value="-0.00014030635356902972" office:value-type="float"/>
          <table:table-cell office:value="0.009680647850036623" office:value-type="float"/>
          <table:table-cell office:value="-0.0038459634780883788" office:value-type="float"/>
          <table:table-cell office:value="-0.007246213555335999" office:value-type="float"/>
          <table:table-cell office:value="-0.007392546534538269" office:value-type="float"/>
          <table:table-cell office:value="0.07726933908815037" office:value-type="float"/>
          <table:table-cell office:value="3" office:value-type="float"/>
          <table:table-cell office:value="0.0001807951927185053" office:value-type="float"/>
          <table:table-cell office:value="-0.00027726650238037165" office:value-type="float"/>
          <table:table-cell office:value="0.0030304908752441413" office:value-type="float"/>
          <table:table-cell office:value="-0.0016766148805618282" office:value-type="float"/>
          <table:table-cell office:value="-0.002552224397659302" office:value-type="float"/>
          <table:table-cell office:value="-0.0021920931339263917" office:value-type="float"/>
        </table:table-row>
        <table:table-row>
          <table:table-cell office:value="-1.591324806213268e-05" office:value-type="float"/>
          <table:table-cell office:value="-0.0004148942232131952" office:value-type="float"/>
          <table:table-cell office:value="0.012696685791015627" office:value-type="float"/>
          <table:table-cell office:value="-0.005518281459808349" office:value-type="float"/>
          <table:table-cell office:value="-0.00978389084339142" office:value-type="float"/>
          <table:table-cell office:value="-0.009575120210647584" office:value-type="float"/>
          <table:table-cell office:value="0.07736851431654704" office:value-type="float"/>
          <table:table-cell office:value="4" office:value-type="float"/>
          <table:table-cell office:value="0.00017808437347412165" office:value-type="float"/>
          <table:table-cell office:value="-0.00027458786964416546" office:value-type="float"/>
          <table:table-cell office:value="0.003016037940979004" office:value-type="float"/>
          <table:table-cell office:value="-0.0016723179817199705" office:value-type="float"/>
          <table:table-cell office:value="-0.00253767728805542" office:value-type="float"/>
          <table:table-cell office:value="-0.0021825736761093145" office:value-type="float"/>
        </table:table-row>
        <table:table-row>
          <table:table-cell office:value="0.0001330947875976575" office:value-type="float"/>
          <table:table-cell office:value="-0.00073509395122528" office:value-type="float"/>
          <table:table-cell office:value="0.015707561969757082" office:value-type="float"/>
          <table:table-cell office:value="-0.00723044753074646" office:value-type="float"/>
          <table:table-cell office:value="-0.012267197966575622" office:value-type="float"/>
          <table:table-cell office:value="-0.011738277673721315" office:value-type="float"/>
          <table:table-cell office:value="0.07749468476198881" office:value-type="float"/>
          <table:table-cell office:value="5" office:value-type="float"/>
          <table:table-cell office:value="0.00014900803565979018" office:value-type="float"/>
          <table:table-cell office:value="-0.0003201997280120848" office:value-type="float"/>
          <table:table-cell office:value="0.003010876178741455" office:value-type="float"/>
          <table:table-cell office:value="-0.0017121660709381106" office:value-type="float"/>
          <table:table-cell office:value="-0.002483307123184204" office:value-type="float"/>
          <table:table-cell office:value="-0.002163157463073731" office:value-type="float"/>
        </table:table-row>
        <table:table-row>
          <table:table-cell office:value="0.00027846336364746246" office:value-type="float"/>
          <table:table-cell office:value="-0.0010509097576141355" office:value-type="float"/>
          <table:table-cell office:value="0.01870731592178345" office:value-type="float"/>
          <table:table-cell office:value="-0.008938772678375244" office:value-type="float"/>
          <table:table-cell office:value="-0.014736695885658263" office:value-type="float"/>
          <table:table-cell office:value="-0.013893007040023806" office:value-type="float"/>
          <table:table-cell office:value="0.0776181941346452" office:value-type="float"/>
          <table:table-cell office:value="6" office:value-type="float"/>
          <table:table-cell office:value="0.00014536857604980497" office:value-type="float"/>
          <table:table-cell office:value="-0.00031581580638885554" office:value-type="float"/>
          <table:table-cell office:value="0.0029997539520263666" office:value-type="float"/>
          <table:table-cell office:value="-0.0017083251476287843" office:value-type="float"/>
          <table:table-cell office:value="-0.0024694979190826418" office:value-type="float"/>
          <table:table-cell office:value="-0.002154729366302491" office:value-type="float"/>
        </table:table-row>
        <table:table-row>
          <table:table-cell office:value="0.0004029619693756113" office:value-type="float"/>
          <table:table-cell office:value="-0.00141383171081543" office:value-type="float"/>
          <table:table-cell office:value="0.021747839450836186" office:value-type="float"/>
          <table:table-cell office:value="-0.010704482793807984" office:value-type="float"/>
          <table:table-cell office:value="-0.017166152596473694" office:value-type="float"/>
          <table:table-cell office:value="-0.01604636430740357" office:value-type="float"/>
          <table:table-cell office:value="0.07776778939383569" office:value-type="float"/>
          <table:table-cell office:value="7" office:value-type="float"/>
          <table:table-cell office:value="0.00012449860572814886" office:value-type="float"/>
          <table:table-cell office:value="-0.00036292195320129436" office:value-type="float"/>
          <table:table-cell office:value="0.0030405235290527338" office:value-type="float"/>
          <table:table-cell office:value="-0.00176571011543274" office:value-type="float"/>
          <table:table-cell office:value="-0.00242945671081543" office:value-type="float"/>
          <table:table-cell office:value="-0.0021533572673797605" office:value-type="float"/>
        </table:table-row>
        <table:table-row>
          <table:table-cell office:value="0.0005238687992095963" office:value-type="float"/>
          <table:table-cell office:value="-0.0017717653512954717" office:value-type="float"/>
          <table:table-cell office:value="0.024777569770812993" office:value-type="float"/>
          <table:table-cell office:value="-0.012465718984603883" office:value-type="float"/>
          <table:table-cell office:value="-0.019581815004348753" office:value-type="float"/>
          <table:table-cell office:value="-0.01819161653518677" office:value-type="float"/>
          <table:table-cell office:value="0.07791440434978623" office:value-type="float"/>
          <table:table-cell office:value="8" office:value-type="float"/>
          <table:table-cell office:value="0.000120906829833985" office:value-type="float"/>
          <table:table-cell office:value="-0.0003579336404800418" office:value-type="float"/>
          <table:table-cell office:value="0.0030297303199768068" office:value-type="float"/>
          <table:table-cell office:value="-0.0017612361907958993" office:value-type="float"/>
          <table:table-cell office:value="-0.002415662407875061" office:value-type="float"/>
          <table:table-cell office:value="-0.002145252227783204" office:value-type="float"/>
        </table:table-row>
        <table:table-row>
          <table:table-cell office:value="0.0006317579746246346" office:value-type="float"/>
          <table:table-cell office:value="-0.002178388833999635" office:value-type="float"/>
          <table:table-cell office:value="0.02787974357604981" office:value-type="float"/>
          <table:table-cell office:value="-0.014293143749237062" office:value-type="float"/>
          <table:table-cell office:value="-0.021967085003852842" office:value-type="float"/>
          <table:table-cell office:value="-0.020346241593360903" office:value-type="float"/>
          <table:table-cell office:value="0.07808671502028135" office:value-type="float"/>
          <table:table-cell office:value="9" office:value-type="float"/>
          <table:table-cell office:value="0.0001078891754150383" office:value-type="float"/>
          <table:table-cell office:value="-0.00040662348270416315" office:value-type="float"/>
          <table:table-cell office:value="0.003102173805236816" office:value-type="float"/>
          <table:table-cell office:value="-0.001827424764633179" office:value-type="float"/>
          <table:table-cell office:value="-0.0023852699995040895" office:value-type="float"/>
          <table:table-cell office:value="-0.002154625058174134" office:value-type="float"/>
        </table:table-row>
        <table:table-row>
          <table:table-cell office:value="0.0007349014282226566" office:value-type="float"/>
          <table:table-cell office:value="-0.002578771710395814" office:value-type="float"/>
          <table:table-cell office:value="0.030971975326538094" office:value-type="float"/>
          <table:table-cell office:value="-0.01611492991447449" office:value-type="float"/>
          <table:table-cell office:value="-0.024338652491569517" office:value-type="float"/>
          <table:table-cell office:value="-0.022493322491645817" office:value-type="float"/>
          <table:table-cell office:value="0.0782543433047671" office:value-type="float"/>
          <table:table-cell office:value="10" office:value-type="float"/>
          <table:table-cell office:value="0.00010314345359802198" office:value-type="float"/>
          <table:table-cell office:value="-0.00040038287639617906" office:value-type="float"/>
          <table:table-cell office:value="0.0030922317504882817" office:value-type="float"/>
          <table:table-cell office:value="-0.0018217861652374268" office:value-type="float"/>
          <table:table-cell office:value="-0.002371567487716675" office:value-type="float"/>
          <table:table-cell office:value="-0.0021470808982849126" office:value-type="float"/>
        </table:table-row>
        <table:table-row>
          <table:table-cell office:value="0.0008374130725860591" office:value-type="float"/>
          <table:table-cell office:value="-0.003033686280250551" office:value-type="float"/>
          <table:table-cell office:value="0.034166008234024055" office:value-type="float"/>
          <table:table-cell office:value="-0.018010678291320803" office:value-type="float"/>
          <table:table-cell office:value="-0.02669403612613678" office:value-type="float"/>
          <table:table-cell office:value="-0.024668527841568" office:value-type="float"/>
          <table:table-cell office:value="0.07844718019795074" office:value-type="float"/>
          <table:table-cell office:value="11" office:value-type="float"/>
          <table:table-cell office:value="0.00010251164436340249" office:value-type="float"/>
          <table:table-cell office:value="-0.000454914569854737" office:value-type="float"/>
          <table:table-cell office:value="0.0031940329074859625" office:value-type="float"/>
          <table:table-cell office:value="-0.0018957483768463138" office:value-type="float"/>
          <table:table-cell office:value="-0.0023553836345672607" office:value-type="float"/>
          <table:table-cell office:value="-0.002175205349922181" office:value-type="float"/>
        </table:table-row>
        <table:table-row>
          <table:table-cell office:value="0.0009344565868377678" office:value-type="float"/>
          <table:table-cell office:value="-0.0034823054075241097" office:value-type="float"/>
          <table:table-cell office:value="0.03735197186470032" office:value-type="float"/>
          <table:table-cell office:value="-0.019900286197662355" office:value-type="float"/>
          <table:table-cell office:value="-0.02903818070888519" office:value-type="float"/>
          <table:table-cell office:value="-0.026839055418968208" office:value-type="float"/>
          <table:table-cell office:value="0.07863655588987667" office:value-type="float"/>
          <table:table-cell office:value="12" office:value-type="float"/>
          <table:table-cell office:value="9.704351425170871e-05" office:value-type="float"/>
          <table:table-cell office:value="-0.0004486191272735588" office:value-type="float"/>
          <table:table-cell office:value="0.00318596363067627" office:value-type="float"/>
          <table:table-cell office:value="-0.0018896079063415536" office:value-type="float"/>
          <table:table-cell office:value="-0.002344144582748413" office:value-type="float"/>
          <table:table-cell office:value="-0.0021705275774002077" office:value-type="float"/>
        </table:table-row>
        <table:table-row>
          <table:table-cell office:value="0.0010429155826568604" office:value-type="float"/>
          <table:table-cell office:value="-0.0039940994977951064" office:value-type="float"/>
          <table:table-cell office:value="0.04066321134567261" office:value-type="float"/>
          <table:table-cell office:value="-0.02186971485614777" office:value-type="float"/>
          <table:table-cell office:value="-0.031380398869514464" office:value-type="float"/>
          <table:table-cell office:value="-0.029054396748542793" office:value-type="float"/>
          <table:table-cell office:value="0.07885088248436167" office:value-type="float"/>
          <table:table-cell office:value="13" office:value-type="float"/>
          <table:table-cell office:value="0.00010845899581909263" office:value-type="float"/>
          <table:table-cell office:value="-0.0005117940902709967" office:value-type="float"/>
          <table:table-cell office:value="0.0033112394809722903" office:value-type="float"/>
          <table:table-cell office:value="-0.0019694286584854125" office:value-type="float"/>
          <table:table-cell office:value="-0.002342218160629272" office:value-type="float"/>
          <table:table-cell office:value="-0.0022153413295745846" office:value-type="float"/>
        </table:table-row>
        <table:table-row>
          <table:table-cell office:value="0.0011458897590637205" office:value-type="float"/>
          <table:table-cell office:value="-0.004499196410179139" office:value-type="float"/>
          <table:table-cell office:value="0.043966727256774904" office:value-type="float"/>
          <table:table-cell office:value="-0.023832174539566042" office:value-type="float"/>
          <table:table-cell office:value="-0.033711453080177305" office:value-type="float"/>
          <table:table-cell office:value="-0.03126550376415253" office:value-type="float"/>
          <table:table-cell office:value="0.0790610910826857" office:value-type="float"/>
          <table:table-cell office:value="14" office:value-type="float"/>
          <table:table-cell office:value="0.00010297417640686007" office:value-type="float"/>
          <table:table-cell office:value="-0.0005050969123840329" office:value-type="float"/>
          <table:table-cell office:value="0.0033035159111022942" office:value-type="float"/>
          <table:table-cell office:value="-0.001962459683418275" office:value-type="float"/>
          <table:table-cell office:value="-0.002331054210662842" office:value-type="float"/>
          <table:table-cell office:value="-0.0022111070156097413" office:value-type="float"/>
        </table:table-row>
        <table:table-row>
          <table:table-cell office:value="0.001263844966888427" office:value-type="float"/>
          <table:table-cell office:value="-0.0050693523883819595" office:value-type="float"/>
          <table:table-cell office:value="0.047405571937561036" office:value-type="float"/>
          <table:table-cell office:value="-0.02588111162185669" office:value-type="float"/>
          <table:table-cell office:value="-0.03604784190654754" office:value-type="float"/>
          <table:table-cell office:value="-0.03352796375751496" office:value-type="float"/>
          <table:table-cell office:value="0.07929487831412782" office:value-type="float"/>
          <table:table-cell office:value="15" office:value-type="float"/>
          <table:table-cell office:value="0.00011795520782470655" office:value-type="float"/>
          <table:table-cell office:value="-0.0005701559782028201" office:value-type="float"/>
          <table:table-cell office:value="0.0034388446807861323" office:value-type="float"/>
          <table:table-cell office:value="-0.002048937082290649" office:value-type="float"/>
          <table:table-cell office:value="-0.0023363888263702396" office:value-type="float"/>
          <table:table-cell office:value="-0.0022624599933624267" office:value-type="float"/>
        </table:table-row>
        <table:table-row>
          <table:table-cell office:value="0.0013765513896942128" office:value-type="float"/>
          <table:table-cell office:value="-0.005632514953613282" office:value-type="float"/>
          <table:table-cell office:value="0.05" office:value-type="float"/>
          <table:table-cell office:value="-0.02792209267616272" office:value-type="float"/>
          <table:table-cell office:value="-0.0383730947971344" office:value-type="float"/>
          <table:table-cell office:value="-0.03578595876693726" office:value-type="float"/>
          <table:table-cell office:value="0.07952361998402796" office:value-type="float"/>
          <table:table-cell office:value="16" office:value-type="float"/>
          <table:table-cell office:value="0.00011270642280578579" office:value-type="float"/>
          <table:table-cell office:value="-0.0005631625652313225" office:value-type="float"/>
          <table:table-cell office:value="0.0034311962127685555" office:value-type="float"/>
          <table:table-cell office:value="-0.002040981054306031" office:value-type="float"/>
          <table:table-cell office:value="-0.0023252528905868533" office:value-type="float"/>
          <table:table-cell office:value="-0.002257995009422302" office:value-type="float"/>
        </table:table-row>
        <table:table-row>
          <table:table-cell office:value="0.0015114796161651602" office:value-type="float"/>
          <table:table-cell office:value="-0.006264708042144776" office:value-type="float"/>
          <table:table-cell office:value="0.05" office:value-type="float"/>
          <table:table-cell office:value="-0.030051558017730712" office:value-type="float"/>
          <table:table-cell office:value="-0.0407115751504898" office:value-type="float"/>
          <table:table-cell office:value="-0.03809735298156739" office:value-type="float"/>
          <table:table-cell office:value="0.079773990738238" office:value-type="float"/>
          <table:table-cell office:value="17" office:value-type="float"/>
          <table:table-cell office:value="0.00013492822647094734" office:value-type="float"/>
          <table:table-cell office:value="-0.0006321930885314943" office:value-type="float"/>
          <table:table-cell office:value="0.00356029748916626" office:value-type="float"/>
          <table:table-cell office:value="-0.002129465341567993" office:value-type="float"/>
          <table:table-cell office:value="-0.002338480353355408" office:value-type="float"/>
          <table:table-cell office:value="-0.0023113942146301266" office:value-type="float"/>
        </table:table-row>
        <table:table-row>
          <table:table-cell office:value="0.0016446089744567866" office:value-type="float"/>
          <table:table-cell office:value="-0.006894243955612183" office:value-type="float"/>
          <table:table-cell office:value="0.05" office:value-type="float"/>
          <table:table-cell office:value="-0.032176765203475954" office:value-type="float"/>
          <table:table-cell office:value="-0.04304722964763641" office:value-type="float"/>
          <table:table-cell office:value="-0.04040815472602845" office:value-type="float"/>
          <table:table-cell office:value="0.08001905703682193" office:value-type="float"/>
          <table:table-cell office:value="18" office:value-type="float"/>
          <table:table-cell office:value="0.00013312935829162646" office:value-type="float"/>
          <table:table-cell office:value="-0.0006295359134674064" office:value-type="float"/>
          <table:table-cell office:value="0.0035612952709197995" office:value-type="float"/>
          <table:table-cell office:value="-0.002125207185745239" office:value-type="float"/>
          <table:table-cell office:value="-0.0023356544971466064" office:value-type="float"/>
          <table:table-cell office:value="-0.00231080174446106" office:value-type="float"/>
        </table:table-row>
        <table:table-row>
          <table:table-cell office:value="0.001809812784194946" office:value-type="float"/>
          <table:table-cell office:value="-0.007602443099021911" office:value-type="float"/>
          <table:table-cell office:value="0.05" office:value-type="float"/>
          <table:table-cell office:value="-0.034391736984252935" office:value-type="float"/>
          <table:table-cell office:value="-0.04540897667407989" office:value-type="float"/>
          <table:table-cell office:value="-0.0427718186378479" office:value-type="float"/>
          <table:table-cell office:value="0.08028429652611714" office:value-type="float"/>
          <table:table-cell office:value="19" office:value-type="float"/>
          <table:table-cell office:value="0.0001652038097381594" office:value-type="float"/>
          <table:table-cell office:value="-0.0007081991434097282" office:value-type="float"/>
          <table:table-cell office:value="0.0036757361888885495" office:value-type="float"/>
          <table:table-cell office:value="-0.0022149717807769774" office:value-type="float"/>
          <table:table-cell office:value="-0.002361747026443481" office:value-type="float"/>
          <table:table-cell office:value="-0.002363663911819458" office:value-type="float"/>
        </table:table-row>
        <table:table-row>
          <table:table-cell office:value="0.0019729781150817863" office:value-type="float"/>
          <table:table-cell office:value="-0.00830760359764099" office:value-type="float"/>
          <table:table-cell office:value="0.05" office:value-type="float"/>
          <table:table-cell office:value="-0.036602860093116765" office:value-type="float"/>
          <table:table-cell office:value="-0.047768267989158626" office:value-type="float"/>
          <table:table-cell office:value="-0.04513515949249268" office:value-type="float"/>
          <table:table-cell office:value="0.0805419712272238" office:value-type="float"/>
          <table:table-cell office:value="20" office:value-type="float"/>
          <table:table-cell office:value="0.00016316533088684033" office:value-type="float"/>
          <table:table-cell office:value="-0.0007051604986190799" office:value-type="float"/>
          <table:table-cell office:value="0.003677434921264648" office:value-type="float"/>
          <table:table-cell office:value="-0.002211123108863831" office:value-type="float"/>
          <table:table-cell office:value="-0.002359291315078735" office:value-type="float"/>
          <table:table-cell office:value="-0.0023633408546447753" office:value-type="float"/>
        </table:table-row>
        <table:table-row>
          <table:table-cell office:value="0.002160135507583618" office:value-type="float"/>
          <table:table-cell office:value="-0.009070319533348083" office:value-type="float"/>
          <table:table-cell office:value="0.05" office:value-type="float"/>
          <table:table-cell office:value="-0.03889777600765229" office:value-type="float"/>
          <table:table-cell office:value="-0.05" office:value-type="float"/>
          <table:table-cell office:value="-0.04751715540885926" office:value-type="float"/>
          <table:table-cell office:value="0.08080907225703414" office:value-type="float"/>
          <table:table-cell office:value="21" office:value-type="float"/>
          <table:table-cell office:value="0.00018715739250183168" office:value-type="float"/>
          <table:table-cell office:value="-0.0007627159357070923" office:value-type="float"/>
          <table:table-cell office:value="0.003760347366333008" office:value-type="float"/>
          <table:table-cell office:value="-0.0022949159145355226" office:value-type="float"/>
          <table:table-cell office:value="-0.0023650389909744265" office:value-type="float"/>
          <table:table-cell office:value="-0.002381995916366577" office:value-type="float"/>
        </table:table-row>
        <table:table-row>
          <table:table-cell office:value="0.002344101667404175" office:value-type="float"/>
          <table:table-cell office:value="-0.00982873797416687" office:value-type="float"/>
          <table:table-cell office:value="0.05" office:value-type="float"/>
          <table:table-cell office:value="-0.04118850767612458" office:value-type="float"/>
          <table:table-cell office:value="-0.05" office:value-type="float"/>
          <table:table-cell office:value="-0.049898875355720525" office:value-type="float"/>
          <table:table-cell office:value="0.08106614465303008" office:value-type="float"/>
          <table:table-cell office:value="22" office:value-type="float"/>
          <table:table-cell office:value="0.00018396615982055678" office:value-type="float"/>
          <table:table-cell office:value="-0.0007584184408187863" office:value-type="float"/>
          <table:table-cell office:value="0.0037622892856597895" office:value-type="float"/>
          <table:table-cell office:value="-0.0022907316684722904" office:value-type="float"/>
          <table:table-cell office:value="-0.0023614919185638425" office:value-type="float"/>
          <table:table-cell office:value="-0.0023817199468612674" office:value-type="float"/>
        </table:table-row>
        <table:table-row>
          <table:table-cell office:value="0.0025491023063659666" office:value-type="float"/>
          <table:table-cell office:value="-0.010611892342567443" office:value-type="float"/>
          <table:table-cell office:value="0.05" office:value-type="float"/>
          <table:table-cell office:value="-0.04354364454746247" office:value-type="float"/>
          <table:table-cell office:value="-0.05" office:value-type="float"/>
          <table:table-cell office:value="-0.05" office:value-type="float"/>
          <table:table-cell office:value="0.08131613003032288" office:value-type="float"/>
          <table:table-cell office:value="23" office:value-type="float"/>
          <table:table-cell office:value="0.00020500063896179178" office:value-type="float"/>
          <table:table-cell office:value="-0.0007831543684005734" office:value-type="float"/>
          <table:table-cell office:value="0.0037948179244995123" office:value-type="float"/>
          <table:table-cell office:value="-0.0023551368713378906" office:value-type="float"/>
          <table:table-cell office:value="-0.002337469458580017" office:value-type="float"/>
          <table:table-cell office:value="-0.0023540580272674557" office:value-type="float"/>
        </table:table-row>
        <table:table-row>
          <table:table-cell office:value="0.0027527260780334465" office:value-type="float"/>
          <table:table-cell office:value="-0.011393337845802307" office:value-type="float"/>
          <table:table-cell office:value="0.05" office:value-type="float"/>
          <table:table-cell office:value="-0.04589607894420625" office:value-type="float"/>
          <table:table-cell office:value="-0.05" office:value-type="float"/>
          <table:table-cell office:value="-0.05" office:value-type="float"/>
          <table:table-cell office:value="0.08155439200309482" office:value-type="float"/>
          <table:table-cell office:value="24" office:value-type="float"/>
          <table:table-cell office:value="0.00020362377166747991" office:value-type="float"/>
          <table:table-cell office:value="-0.0007814455032348639" office:value-type="float"/>
          <table:table-cell office:value="0.003795993328094483" office:value-type="float"/>
          <table:table-cell office:value="-0.0023524343967437746" office:value-type="float"/>
          <table:table-cell office:value="-0.0023358815908432005" office:value-type="float"/>
          <table:table-cell office:value="-0.0023547506332397463" office:value-type="float"/>
        </table:table-row>
        <table:table-row>
          <table:table-cell office:value="0.0029752135276794427" office:value-type="float"/>
          <table:table-cell office:value="-0.012175566554069518" office:value-type="float"/>
          <table:table-cell office:value="0.05" office:value-type="float"/>
          <table:table-cell office:value="-0.048296313881874095" office:value-type="float"/>
          <table:table-cell office:value="-0.05" office:value-type="float"/>
          <table:table-cell office:value="-0.05" office:value-type="float"/>
          <table:table-cell office:value="0.0817738107804662" office:value-type="float"/>
          <table:table-cell office:value="25" office:value-type="float"/>
          <table:table-cell office:value="0.00022248744964599616" office:value-type="float"/>
          <table:table-cell office:value="-0.0007822287082672116" office:value-type="float"/>
          <table:table-cell office:value="0.003801168203353881" office:value-type="float"/>
          <table:table-cell office:value="-0.0024002349376678464" office:value-type="float"/>
          <table:table-cell office:value="-0.0022934174537658693" office:value-type="float"/>
          <table:table-cell office:value="-0.002301021814346314" office:value-type="float"/>
        </table:table-row>
        <table:table-row>
          <table:table-cell office:value="0.0031959378719329835" office:value-type="float"/>
          <table:table-cell office:value="-0.0129556900262832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97964669523349" office:value-type="float"/>
          <table:table-cell office:value="26" office:value-type="float"/>
          <table:table-cell office:value="0.00022072434425354087" office:value-type="float"/>
          <table:table-cell office:value="-0.0007801234722137444" office:value-type="float"/>
          <table:table-cell office:value="0.003802881240844727" office:value-type="float"/>
          <table:table-cell office:value="-0.0023974025249481204" office:value-type="float"/>
          <table:table-cell office:value="-0.00229155421257019" office:value-type="float"/>
          <table:table-cell office:value="-0.00230211615562439" office:value-type="float"/>
        </table:table-row>
        <table:table-row>
          <table:table-cell office:value="0.0034242975711822506" office:value-type="float"/>
          <table:table-cell office:value="-0.0137163227796554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16156230171301" office:value-type="float"/>
          <table:table-cell office:value="27" office:value-type="float"/>
          <table:table-cell office:value="0.00022835969924926702" office:value-type="float"/>
          <table:table-cell office:value="-0.0007606327533721917" office:value-type="float"/>
          <table:table-cell office:value="0.003794641494750976" office:value-type="float"/>
          <table:table-cell office:value="-0.0024232339859008786" office:value-type="float"/>
          <table:table-cell office:value="-0.0022290217876434325" office:value-type="float"/>
          <table:table-cell office:value="-0.002230263352394104" office:value-type="float"/>
        </table:table-row>
        <table:table-row>
          <table:table-cell office:value="0.0036519312858581537" office:value-type="float"/>
          <table:table-cell office:value="-0.01447627604007720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32909579254755" office:value-type="float"/>
          <table:table-cell office:value="28" office:value-type="float"/>
          <table:table-cell office:value="0.00022763371467590318" office:value-type="float"/>
          <table:table-cell office:value="-0.0007599532604217526" office:value-type="float"/>
          <table:table-cell office:value="0.003795658349990844" office:value-type="float"/>
          <table:table-cell office:value="-0.0024219262599945073" office:value-type="float"/>
          <table:table-cell office:value="-0.002228545546531677" office:value-type="float"/>
          <table:table-cell office:value="-0.002230468988418579" office:value-type="float"/>
        </table:table-row>
        <table:table-row>
          <table:table-cell office:value="0.0038756573200225825" office:value-type="float"/>
          <table:table-cell office:value="-0.01520389258861541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47295154649939" office:value-type="float"/>
          <table:table-cell office:value="29" office:value-type="float"/>
          <table:table-cell office:value="0.0002237260341644287" office:value-type="float"/>
          <table:table-cell office:value="-0.0007276165485382083" office:value-type="float"/>
          <table:table-cell office:value="0.0037669968605041505" office:value-type="float"/>
          <table:table-cell office:value="-0.0024221622943878173" office:value-type="float"/>
          <table:table-cell office:value="-0.002145689725875855" office:value-type="float"/>
          <table:table-cell office:value="-0.0021366882324218746" office:value-type="float"/>
        </table:table-row>
        <table:table-row>
          <table:table-cell office:value="0.004098485708236694" office:value-type="float"/>
          <table:table-cell office:value="-0.015930909514427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60249775129597" office:value-type="float"/>
          <table:table-cell office:value="30" office:value-type="float"/>
          <table:table-cell office:value="0.00022282838821411147" office:value-type="float"/>
          <table:table-cell office:value="-0.000727016925811768" office:value-type="float"/>
          <table:table-cell office:value="0.0037680077552795406" office:value-type="float"/>
          <table:table-cell office:value="-0.0024208915233612065" office:value-type="float"/>
          <table:table-cell office:value="-0.0021451050043106087" office:value-type="float"/>
          <table:table-cell office:value="-0.00213696300983429" office:value-type="float"/>
        </table:table-row>
        <table:table-row>
          <table:table-cell office:value="0.004290060997009277" office:value-type="float"/>
          <table:table-cell office:value="-0.0166123634576797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71786448522787" office:value-type="float"/>
          <table:table-cell office:value="31" office:value-type="float"/>
          <table:table-cell office:value="0.00019157528877258335" office:value-type="float"/>
          <table:table-cell office:value="-0.0006814539432525631" office:value-type="float"/>
          <table:table-cell office:value="0.003724828958511353" office:value-type="float"/>
          <table:table-cell office:value="-0.002388231754302979" office:value-type="float"/>
          <table:table-cell office:value="-0.0020390605926513677" office:value-type="float"/>
          <table:table-cell office:value="-0.002030384540557862" office:value-type="float"/>
        </table:table-row>
        <table:table-row>
          <table:table-cell office:value="0.004480397701263428" office:value-type="float"/>
          <table:table-cell office:value="-0.01729308366775512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82037828514996" office:value-type="float"/>
          <table:table-cell office:value="32" office:value-type="float"/>
          <table:table-cell office:value="0.0001903367042541508" office:value-type="float"/>
          <table:table-cell office:value="-0.0006807202100753782" office:value-type="float"/>
          <table:table-cell office:value="0.0037255620956420897" office:value-type="float"/>
          <table:table-cell office:value="-0.002386516332626343" office:value-type="float"/>
          <table:table-cell office:value="-0.0020380854606628414" office:value-type="float"/>
          <table:table-cell office:value="-0.0020305269956588743" office:value-type="float"/>
        </table:table-row>
        <table:table-row>
          <table:table-cell office:value="0.0046279883384704595" office:value-type="float"/>
          <table:table-cell office:value="-0.0179319489002227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9183700434003" office:value-type="float"/>
          <table:table-cell office:value="33" office:value-type="float"/>
          <table:table-cell office:value="0.00014759063720703146" office:value-type="float"/>
          <table:table-cell office:value="-0.0006388652324676516" office:value-type="float"/>
          <table:table-cell office:value="0.0036732351779937746" office:value-type="float"/>
          <table:table-cell office:value="-0.002346173524856567" office:value-type="float"/>
          <table:table-cell office:value="-0.0019240772724151613" office:value-type="float"/>
          <table:table-cell office:value="-0.001921584606170654" office:value-type="float"/>
        </table:table-row>
        <table:table-row>
          <table:table-cell office:value="0.004774645566940308" office:value-type="float"/>
          <table:table-cell office:value="-0.018570451736450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00502474705644" office:value-type="float"/>
          <table:table-cell office:value="34" office:value-type="float"/>
          <table:table-cell office:value="0.00014665722846984863" office:value-type="float"/>
          <table:table-cell office:value="-0.0006385028362274163" office:value-type="float"/>
          <table:table-cell office:value="0.0036737513542175297" office:value-type="float"/>
          <table:table-cell office:value="-0.0023445010185241697" office:value-type="float"/>
          <table:table-cell office:value="-0.0019232654571533208" office:value-type="float"/>
          <table:table-cell office:value="-0.0019218701124191287" office:value-type="float"/>
        </table:table-row>
        <table:table-row>
          <table:table-cell office:value="0.0048596119880676275" office:value-type="float"/>
          <table:table-cell office:value="-0.01916764378547668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09968608426425" office:value-type="float"/>
          <table:table-cell office:value="35" office:value-type="float"/>
          <table:table-cell office:value="8.496642112731934e-05" office:value-type="float"/>
          <table:table-cell office:value="-0.0005971920490264893" office:value-type="float"/>
          <table:table-cell office:value="0.0036343383789062492" office:value-type="float"/>
          <table:table-cell office:value="-0.00230843186378479" office:value-type="float"/>
          <table:table-cell office:value="-0.0017968201637268075" office:value-type="float"/>
          <table:table-cell office:value="-0.0018274253606796274" office:value-type="float"/>
        </table:table-row>
        <table:table-row>
          <table:table-cell office:value="0.004943627119064332" office:value-type="float"/>
          <table:table-cell office:value="-0.0197645044326782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1847513738046" office:value-type="float"/>
          <table:table-cell office:value="36" office:value-type="float"/>
          <table:table-cell office:value="8.401513099670459e-05" office:value-type="float"/>
          <table:table-cell office:value="-0.0005968606472015383" office:value-type="float"/>
          <table:table-cell office:value="0.0036345660686492916" office:value-type="float"/>
          <table:table-cell office:value="-0.0023065745830535885" office:value-type="float"/>
          <table:table-cell office:value="-0.0017959225177764885" office:value-type="float"/>
          <table:table-cell office:value="-0.0018277281522750856" office:value-type="float"/>
        </table:table-row>
        <table:table-row>
          <table:table-cell office:value="0.0049657380580902105" office:value-type="float"/>
          <table:table-cell office:value="-0.0203270107507705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28290838732605" office:value-type="float"/>
          <table:table-cell office:value="37" office:value-type="float"/>
          <table:table-cell office:value="2.211093902587842e-05" office:value-type="float"/>
          <table:table-cell office:value="-0.0005625063180923467" office:value-type="float"/>
          <table:table-cell office:value="0.0036046779155731196" office:value-type="float"/>
          <table:table-cell office:value="-0.002277907133102417" office:value-type="float"/>
          <table:table-cell office:value="-0.001674216389656067" office:value-type="float"/>
          <table:table-cell office:value="-0.001756891012191772" office:value-type="float"/>
        </table:table-row>
        <table:table-row>
          <table:table-cell office:value="0.004987009763717652" office:value-type="float"/>
          <table:table-cell office:value="-0.0208892136812210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37274155600014" office:value-type="float"/>
          <table:table-cell office:value="38" office:value-type="float"/>
          <table:table-cell office:value="2.1271705627441684e-05" office:value-type="float"/>
          <table:table-cell office:value="-0.0005622029304504401" office:value-type="float"/>
          <table:table-cell office:value="0.003604669570922852" office:value-type="float"/>
          <table:table-cell office:value="-0.002276104688644409" office:value-type="float"/>
          <table:table-cell office:value="-0.0016733735799789422" office:value-type="float"/>
          <table:table-cell office:value="-0.001757186651229859" office:value-type="float"/>
        </table:table-row>
        <table:table-row>
          <table:table-cell office:value="0.004942097067832947" office:value-type="float"/>
          <table:table-cell office:value="-0.02141881167888641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48085802610443" office:value-type="float"/>
          <table:table-cell office:value="39" office:value-type="float"/>
          <table:table-cell office:value="-4.4912695884705145e-05" office:value-type="float"/>
          <table:table-cell office:value="-0.0005295979976654049" office:value-type="float"/>
          <table:table-cell office:value="0.0035961604118347167" office:value-type="float"/>
          <table:table-cell office:value="-0.0022614473104476925" office:value-type="float"/>
          <table:table-cell office:value="-0.0015547776222229002" office:value-type="float"/>
          <table:table-cell office:value="-0.0017080575227737434" office:value-type="float"/>
        </table:table-row>
        <table:table-row>
          <table:table-cell office:value="0.0048966044187545785" office:value-type="float"/>
          <table:table-cell office:value="-0.0219483411312103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58166196121344" office:value-type="float"/>
          <table:table-cell office:value="40" office:value-type="float"/>
          <table:table-cell office:value="-4.5492649078368586e-05" office:value-type="float"/>
          <table:table-cell office:value="-0.0005295294523239135" office:value-type="float"/>
          <table:table-cell office:value="0.0035957109928131097" office:value-type="float"/>
          <table:table-cell office:value="-0.0022596848011016846" office:value-type="float"/>
          <table:table-cell office:value="-0.0015541356801986698" office:value-type="float"/>
          <table:table-cell office:value="-0.0017084330320358276" office:value-type="float"/>
        </table:table-row>
        <table:table-row>
          <table:table-cell office:value="0.004799852967262269" office:value-type="float"/>
          <table:table-cell office:value="-0.0224545663595199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69697574070431" office:value-type="float"/>
          <table:table-cell office:value="41" office:value-type="float"/>
          <table:table-cell office:value="-9.675145149230964e-05" office:value-type="float"/>
          <table:table-cell office:value="-0.0005062252283096307" office:value-type="float"/>
          <table:table-cell office:value="0.0036134600639343255" office:value-type="float"/>
          <table:table-cell office:value="-0.0022687166929244995" office:value-type="float"/>
          <table:table-cell office:value="-0.0014472639560699462" office:value-type="float"/>
          <table:table-cell office:value="-0.0016931724548339844" office:value-type="float"/>
        </table:table-row>
        <table:table-row>
          <table:table-cell office:value="0.004702631235122682" office:value-type="float"/>
          <table:table-cell office:value="-0.022960799932479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80548339033823" office:value-type="float"/>
          <table:table-cell office:value="42" office:value-type="float"/>
          <table:table-cell office:value="-9.722173213958657e-05" office:value-type="float"/>
          <table:table-cell office:value="-0.0005062335729599" office:value-type="float"/>
          <table:table-cell office:value="0.003612861633300782" office:value-type="float"/>
          <table:table-cell office:value="-0.002266968488693237" office:value-type="float"/>
          <table:table-cell office:value="-0.0014467126131057738" office:value-type="float"/>
          <table:table-cell office:value="-0.001693528890609742" office:value-type="float"/>
        </table:table-row>
        <table:table-row>
          <table:table-cell office:value="0.0045442646741867074" office:value-type="float"/>
          <table:table-cell office:value="-0.02343781113624573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93422308408675" office:value-type="float"/>
          <table:table-cell office:value="43" office:value-type="float"/>
          <table:table-cell office:value="-0.00015836656093597481" office:value-type="float"/>
          <table:table-cell office:value="-0.0004770112037658699" office:value-type="float"/>
          <table:table-cell office:value="0.0036666536331176752" office:value-type="float"/>
          <table:table-cell office:value="-0.00227634072303772" office:value-type="float"/>
          <table:table-cell office:value="-0.0013307005167007453" office:value-type="float"/>
          <table:table-cell office:value="-0.0016948813199996957" office:value-type="float"/>
        </table:table-row>
        <table:table-row>
          <table:table-cell office:value="0.0043853700160980235" office:value-type="float"/>
          <table:table-cell office:value="-0.02391487658023834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05678758919116" office:value-type="float"/>
          <table:table-cell office:value="44" office:value-type="float"/>
          <table:table-cell office:value="-0.00015889465808868394" office:value-type="float"/>
          <table:table-cell office:value="-0.000477065443992614" office:value-type="float"/>
          <table:table-cell office:value="0.0036662352085113526" office:value-type="float"/>
          <table:table-cell office:value="-0.0022745680809020995" office:value-type="float"/>
          <table:table-cell office:value="-0.001330291032791137" office:value-type="float"/>
          <table:table-cell office:value="-0.001695480942726136" office:value-type="float"/>
        </table:table-row>
        <table:table-row>
          <table:table-cell office:value="0.004158107042312623" office:value-type="float"/>
          <table:table-cell office:value="-0.02435447573661804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2042013296954" office:value-type="float"/>
          <table:table-cell office:value="45" office:value-type="float"/>
          <table:table-cell office:value="-0.00022726297378540018" office:value-type="float"/>
          <table:table-cell office:value="-0.0004395991563796997" office:value-type="float"/>
          <table:table-cell office:value="0.0037578678131103514" office:value-type="float"/>
          <table:table-cell office:value="-0.0023048043251037596" office:value-type="float"/>
          <table:table-cell office:value="-0.0011921912431716915" office:value-type="float"/>
          <table:table-cell office:value="-0.0017248916625976565" office:value-type="float"/>
        </table:table-row>
        <table:table-row>
          <table:table-cell office:value="0.003930594325065614" office:value-type="float"/>
          <table:table-cell office:value="-0.024794299006462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34595955902177" office:value-type="float"/>
          <table:table-cell office:value="46" office:value-type="float"/>
          <table:table-cell office:value="-0.0002275127172470092" office:value-type="float"/>
          <table:table-cell office:value="-0.00043982326984405573" office:value-type="float"/>
          <table:table-cell office:value="0.0037572216987609864" office:value-type="float"/>
          <table:table-cell office:value="-0.002303242087364197" office:value-type="float"/>
          <table:table-cell office:value="-0.0011920130252838137" office:value-type="float"/>
          <table:table-cell office:value="-0.0017255705595016473" office:value-type="float"/>
        </table:table-row>
        <table:table-row>
          <table:table-cell office:value="0.003610406517982485" office:value-type="float"/>
          <table:table-cell office:value="-0.0251706993579864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52531361154804" office:value-type="float"/>
          <table:table-cell office:value="47" office:value-type="float"/>
          <table:table-cell office:value="-0.00032018780708312905" office:value-type="float"/>
          <table:table-cell office:value="-0.0003764003515243537" office:value-type="float"/>
          <table:table-cell office:value="0.003887238502502442" office:value-type="float"/>
          <table:table-cell office:value="-0.002343356013298035" office:value-type="float"/>
          <table:table-cell office:value="-0.001039119958877564" office:value-type="float"/>
          <table:table-cell office:value="-0.0017728543281555174" office:value-type="float"/>
        </table:table-row>
        <table:table-row>
          <table:table-cell office:value="0.0032904142141342192" office:value-type="float"/>
          <table:table-cell office:value="-0.0255476099252700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69941899622278" office:value-type="float"/>
          <table:table-cell office:value="48" office:value-type="float"/>
          <table:table-cell office:value="-0.00031999230384826584" office:value-type="float"/>
          <table:table-cell office:value="-0.0003769105672836309" office:value-type="float"/>
          <table:table-cell office:value="0.003886282444000244" office:value-type="float"/>
          <table:table-cell office:value="-0.0023421448469161986" office:value-type="float"/>
          <table:table-cell office:value="-0.001039395332336426" office:value-type="float"/>
          <table:table-cell office:value="-0.0017736262083053594" office:value-type="float"/>
        </table:table-row>
        <table:table-row>
          <table:table-cell office:value="0.002867438197135929" office:value-type="float"/>
          <table:table-cell office:value="-0.0258482402563095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91967799898616" office:value-type="float"/>
          <table:table-cell office:value="49" office:value-type="float"/>
          <table:table-cell office:value="-0.0004229760169982902" office:value-type="float"/>
          <table:table-cell office:value="-0.00030063033103942816" office:value-type="float"/>
          <table:table-cell office:value="0.004047298431396484" office:value-type="float"/>
          <table:table-cell office:value="-0.0023950207233428954" office:value-type="float"/>
          <table:table-cell office:value="-0.000885406136512756" office:value-type="float"/>
          <table:table-cell office:value="-0.0018416178226470948" office:value-type="float"/>
        </table:table-row>
        <table:table-row>
          <table:table-cell office:value="0.002445164322853093" office:value-type="float"/>
          <table:table-cell office:value="-0.02614969789981842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13551246509168" office:value-type="float"/>
          <table:table-cell office:value="50" office:value-type="float"/>
          <table:table-cell office:value="-0.00042227387428283615" office:value-type="float"/>
          <table:table-cell office:value="-0.00030145764350891086" office:value-type="float"/>
          <table:table-cell office:value="0.004046019315719605" office:value-type="float"/>
          <table:table-cell office:value="-0.002394453883171082" office:value-type="float"/>
          <table:table-cell office:value="-0.000886212587356567" office:value-type="float"/>
          <table:table-cell office:value="-0.001842668056488037" office:value-type="float"/>
        </table:table-row>
        <table:table-row>
          <table:table-cell office:value="0.0019067281484603932" office:value-type="float"/>
          <table:table-cell office:value="-0.02635993361473083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40569449546138" office:value-type="float"/>
          <table:table-cell office:value="51" office:value-type="float"/>
          <table:table-cell office:value="-0.0005384361743926997" office:value-type="float"/>
          <table:table-cell office:value="-0.00021023571491241531" office:value-type="float"/>
          <table:table-cell office:value="0.004241886138916016" office:value-type="float"/>
          <table:table-cell office:value="-0.0024632120132446287" office:value-type="float"/>
          <table:table-cell office:value="-0.0007168364524841302" office:value-type="float"/>
          <table:table-cell office:value="-0.0019383317232131957" office:value-type="float"/>
        </table:table-row>
        <table:table-row>
          <table:table-cell office:value="0.0013695323467254692" office:value-type="float"/>
          <table:table-cell office:value="-0.026571295261383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67281386039745" office:value-type="float"/>
          <table:table-cell office:value="52" office:value-type="float"/>
          <table:table-cell office:value="-0.000537195801734924" office:value-type="float"/>
          <table:table-cell office:value="-0.00021136164665222154" office:value-type="float"/>
          <table:table-cell office:value="0.004240384101867676" office:value-type="float"/>
          <table:table-cell office:value="-0.0024631661176681523" office:value-type="float"/>
          <table:table-cell office:value="-0.0007182621955871583" office:value-type="float"/>
          <table:table-cell office:value="-0.0019397509098052976" office:value-type="float"/>
        </table:table-row>
        <table:table-row>
          <table:table-cell office:value="0.000704613924026494" office:value-type="float"/>
          <table:table-cell office:value="-0.0266810184717178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00270484036446" office:value-type="float"/>
          <table:table-cell office:value="53" office:value-type="float"/>
          <table:table-cell office:value="-0.0006649184226989752" office:value-type="float"/>
          <table:table-cell office:value="-0.00010972321033477818" office:value-type="float"/>
          <table:table-cell office:value="0.004468218088150025" office:value-type="float"/>
          <table:table-cell office:value="-0.002537808418273926" office:value-type="float"/>
          <table:table-cell office:value="-0.0005270379781723029" office:value-type="float"/>
          <table:table-cell office:value="-0.002052906155586242" office:value-type="float"/>
        </table:table-row>
        <table:table-row>
          <table:table-cell office:value="4.177629947662784e-05" office:value-type="float"/>
          <table:table-cell office:value="-0.0267922031879425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33006371067509" office:value-type="float"/>
          <table:table-cell office:value="54" office:value-type="float"/>
          <table:table-cell office:value="-0.0006628376245498661" office:value-type="float"/>
          <table:table-cell office:value="-0.00011118471622467013" office:value-type="float"/>
          <table:table-cell office:value="0.004466062784194947" office:value-type="float"/>
          <table:table-cell office:value="-0.0025383198261260988" office:value-type="float"/>
          <table:table-cell office:value="-0.0005292165279388427" office:value-type="float"/>
          <table:table-cell office:value="-0.0020545864105224604" office:value-type="float"/>
        </table:table-row>
        <table:table-row>
          <table:table-cell office:value="-0.0007533401250839188" office:value-type="float"/>
          <table:table-cell office:value="-0.02679375946521759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72475219293731" office:value-type="float"/>
          <table:table-cell office:value="55" office:value-type="float"/>
          <table:table-cell office:value="-0.0007951164245605467" office:value-type="float"/>
          <table:table-cell office:value="-1.5562772750846166e-06" office:value-type="float"/>
          <table:table-cell office:value="0.004710102081298828" office:value-type="float"/>
          <table:table-cell office:value="-0.0026197463274002077" office:value-type="float"/>
          <table:table-cell office:value="-0.00032255411148071275" office:value-type="float"/>
          <table:table-cell office:value="-0.0021910321712493895" office:value-type="float"/>
        </table:table-row>
        <table:table-row>
          <table:table-cell office:value="-0.0015454500913619947" office:value-type="float"/>
          <table:table-cell office:value="-0.02679727137088776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11665986748623" office:value-type="float"/>
          <table:table-cell office:value="56" office:value-type="float"/>
          <table:table-cell office:value="-0.0007921099662780758" office:value-type="float"/>
          <table:table-cell office:value="-3.511905670166779e-06" office:value-type="float"/>
          <table:table-cell office:value="0.004707458019256592" office:value-type="float"/>
          <table:table-cell office:value="-0.0026209962368011477" office:value-type="float"/>
          <table:table-cell office:value="-0.00032567918300628607" office:value-type="float"/>
          <table:table-cell office:value="-0.0021928852796554562" office:value-type="float"/>
        </table:table-row>
        <table:table-row>
          <table:table-cell office:value="-0.0025021249055862376" office:value-type="float"/>
          <table:table-cell office:value="-0.02665410816669464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5958871522148" office:value-type="float"/>
          <table:table-cell office:value="57" office:value-type="float"/>
          <table:table-cell office:value="-0.000956674814224243" office:value-type="float"/>
          <table:table-cell office:value="0.0001431632041931155" office:value-type="float"/>
          <table:table-cell office:value="0.0049680495262146" office:value-type="float"/>
          <table:table-cell office:value="-0.0026859831809997563" office:value-type="float"/>
          <table:table-cell office:value="-9.35477018356324e-05" office:value-type="float"/>
          <table:table-cell office:value="-0.0023510646820068364" office:value-type="float"/>
        </table:table-row>
        <table:table-row>
          <table:table-cell office:value="-0.003454757332801813" office:value-type="float"/>
          <table:table-cell office:value="-0.0265132600069046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07220833693206" office:value-type="float"/>
          <table:table-cell office:value="58" office:value-type="float"/>
          <table:table-cell office:value="-0.0009526324272155755" office:value-type="float"/>
          <table:table-cell office:value="0.00014084815979003955" office:value-type="float"/>
          <table:table-cell office:value="0.0049648118019104005" office:value-type="float"/>
          <table:table-cell office:value="-0.002688120603561402" office:value-type="float"/>
          <table:table-cell office:value="-9.797871112823472e-05" office:value-type="float"/>
          <table:table-cell office:value="-0.002353219985961914" office:value-type="float"/>
        </table:table-row>
        <table:table-row>
          <table:table-cell office:value="-0.004625173807144159" office:value-type="float"/>
          <table:table-cell office:value="-0.026181021332740785" office:value-type="float"/>
          <table:table-cell office:value="0.05" office:value-type="float"/>
          <table:table-cell office:value="-0.05" office:value-type="float"/>
          <table:table-cell office:value="-0.049829638004302984" office:value-type="float"/>
          <table:table-cell office:value="-0.05" office:value-type="float"/>
          <table:table-cell office:value="0.08866146414113107" office:value-type="float"/>
          <table:table-cell office:value="59" office:value-type="float"/>
          <table:table-cell office:value="-0.0011704164743423454" office:value-type="float"/>
          <table:table-cell office:value="0.00033223867416381885" office:value-type="float"/>
          <table:table-cell office:value="0.005226389169692994" office:value-type="float"/>
          <table:table-cell office:value="-0.0027199220657348634" office:value-type="float"/>
          <table:table-cell office:value="0.00017036199569702218" office:value-type="float"/>
          <table:table-cell office:value="-0.002523031234741211" office:value-type="float"/>
        </table:table-row>
        <table:table-row>
          <table:table-cell office:value="-0.0057897609472274715" office:value-type="float"/>
          <table:table-cell office:value="-0.02585211217403412" office:value-type="float"/>
          <table:table-cell office:value="0.05" office:value-type="float"/>
          <table:table-cell office:value="-0.05" office:value-type="float"/>
          <table:table-cell office:value="-0.04966585755348206" office:value-type="float"/>
          <table:table-cell office:value="-0.05" office:value-type="float"/>
          <table:table-cell office:value="0.08924454012503646" office:value-type="float"/>
          <table:table-cell office:value="60" office:value-type="float"/>
          <table:table-cell office:value="-0.001164587140083313" office:value-type="float"/>
          <table:table-cell office:value="0.0003289091587066646" office:value-type="float"/>
          <table:table-cell office:value="0.005222239494323731" office:value-type="float"/>
          <table:table-cell office:value="-0.0027235221862792966" office:value-type="float"/>
          <table:table-cell office:value="0.00016378045082092278" office:value-type="float"/>
          <table:table-cell office:value="-0.0025257194042205815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3821353912353502" office:value-type="float"/>
          <table:table-cell office:value="-0.0005987262725830073" office:value-type="float"/>
          <table:table-cell office:value="0.005167311429977417" office:value-type="float"/>
          <table:table-cell office:value="-0.003958839178085327" office:value-type="float"/>
          <table:table-cell office:value="-0.0012304979562759392" office:value-type="float"/>
          <table:table-cell office:value="-0.003358181715011597" office:value-type="float"/>
          <table:table-cell office:value="0.07458859299590943" office:value-type="float"/>
          <table:table-cell office:value="1" office:value-type="float"/>
          <table:table-cell office:value="0.00023821353912353502" office:value-type="float"/>
          <table:table-cell office:value="-0.0005987262725830073" office:value-type="float"/>
          <table:table-cell office:value="0.005167311429977417" office:value-type="float"/>
          <table:table-cell office:value="-0.003958839178085327" office:value-type="float"/>
          <table:table-cell office:value="-0.0012304979562759392" office:value-type="float"/>
          <table:table-cell office:value="-0.003358181715011597" office:value-type="float"/>
        </table:table-row>
        <table:table-row>
          <table:table-cell office:value="-0.0020007574558258056" office:value-type="float"/>
          <table:table-cell office:value="0.001011338233947754" office:value-type="float"/>
          <table:table-cell office:value="0.012602093219757082" office:value-type="float"/>
          <table:table-cell office:value="-0.0072461748123168945" office:value-type="float"/>
          <table:table-cell office:value="-0.0006653422117233274" office:value-type="float"/>
          <table:table-cell office:value="-0.0064021551609039305" office:value-type="float"/>
          <table:table-cell office:value="0.08789410443153485" office:value-type="float"/>
          <table:table-cell office:value="2" office:value-type="float"/>
          <table:table-cell office:value="-0.0022389709949493406" office:value-type="float"/>
          <table:table-cell office:value="0.0016100645065307614" office:value-type="float"/>
          <table:table-cell office:value="0.007434781789779665" office:value-type="float"/>
          <table:table-cell office:value="-0.003287335634231567" office:value-type="float"/>
          <table:table-cell office:value="0.0005651557445526117" office:value-type="float"/>
          <table:table-cell office:value="-0.0030439734458923336" office:value-type="float"/>
        </table:table-row>
        <table:table-row>
          <table:table-cell office:value="-0.001370285749435425" office:value-type="float"/>
          <table:table-cell office:value="-0.00043516933917999226" office:value-type="float"/>
          <table:table-cell office:value="0.016127357482910158" office:value-type="float"/>
          <table:table-cell office:value="-0.010497734546661378" office:value-type="float"/>
          <table:table-cell office:value="-0.0021711069345474246" office:value-type="float"/>
          <table:table-cell office:value="-0.009472547769546508" office:value-type="float"/>
          <table:table-cell office:value="0.08777662552634242" office:value-type="float"/>
          <table:table-cell office:value="3" office:value-type="float"/>
          <table:table-cell office:value="0.0006304717063903807" office:value-type="float"/>
          <table:table-cell office:value="-0.0014465075731277463" office:value-type="float"/>
          <table:table-cell office:value="0.003525264263153076" office:value-type="float"/>
          <table:table-cell office:value="-0.003251559734344482" office:value-type="float"/>
          <table:table-cell office:value="-0.0015057647228240972" office:value-type="float"/>
          <table:table-cell office:value="-0.003070392608642578" office:value-type="float"/>
        </table:table-row>
        <table:table-row>
          <table:table-cell office:value="-0.0008298385143280023" office:value-type="float"/>
          <table:table-cell office:value="-0.001897452473640442" office:value-type="float"/>
          <table:table-cell office:value="0.019621604681015016" office:value-type="float"/>
          <table:table-cell office:value="-0.013606499433517456" office:value-type="float"/>
          <table:table-cell office:value="-0.0035748183727264404" office:value-type="float"/>
          <table:table-cell office:value="-0.012491074204444884" office:value-type="float"/>
          <table:table-cell office:value="0.07224795868097557" office:value-type="float"/>
          <table:table-cell office:value="4" office:value-type="float"/>
          <table:table-cell office:value="0.0005404472351074226" office:value-type="float"/>
          <table:table-cell office:value="-0.0014622831344604497" office:value-type="float"/>
          <table:table-cell office:value="0.003494247198104858" office:value-type="float"/>
          <table:table-cell office:value="-0.003108764886856079" office:value-type="float"/>
          <table:table-cell office:value="-0.0014037114381790158" office:value-type="float"/>
          <table:table-cell office:value="-0.0030185264348983765" office:value-type="float"/>
        </table:table-row>
        <table:table-row>
          <table:table-cell office:value="-0.004146335721015929" office:value-type="float"/>
          <table:table-cell office:value="-0.0012567776441574103" office:value-type="float"/>
          <table:table-cell office:value="0.026924833059310913" office:value-type="float"/>
          <table:table-cell office:value="-0.014453200101852417" office:value-type="float"/>
          <table:table-cell office:value="-0.0015766918659210205" office:value-type="float"/>
          <table:table-cell office:value="-0.016713021397590636" office:value-type="float"/>
          <table:table-cell office:value="0.08955967742112518" office:value-type="float"/>
          <table:table-cell office:value="5" office:value-type="float"/>
          <table:table-cell office:value="-0.003316497206687927" office:value-type="float"/>
          <table:table-cell office:value="0.0006406748294830317" office:value-type="float"/>
          <table:table-cell office:value="0.007303228378295898" office:value-type="float"/>
          <table:table-cell office:value="-0.0008467006683349609" office:value-type="float"/>
          <table:table-cell office:value="0.00199812650680542" office:value-type="float"/>
          <table:table-cell office:value="-0.004221947193145752" office:value-type="float"/>
        </table:table-row>
        <table:table-row>
          <table:table-cell office:value="-0.003476811051368712" office:value-type="float"/>
          <table:table-cell office:value="-0.0026916563510894775" office:value-type="float"/>
          <table:table-cell office:value="0.03035436511039734" office:value-type="float"/>
          <table:table-cell office:value="-0.017671808004379272" office:value-type="float"/>
          <table:table-cell office:value="-0.003080797195434571" office:value-type="float"/>
          <table:table-cell office:value="-0.01985161483287811" office:value-type="float"/>
          <table:table-cell office:value="0.08985330546974715" office:value-type="float"/>
          <table:table-cell office:value="6" office:value-type="float"/>
          <table:table-cell office:value="0.0006695246696472174" office:value-type="float"/>
          <table:table-cell office:value="-0.0014348787069320672" office:value-type="float"/>
          <table:table-cell office:value="0.0034295320510864258" office:value-type="float"/>
          <table:table-cell office:value="-0.0032186079025268554" office:value-type="float"/>
          <table:table-cell office:value="-0.0015041053295135505" office:value-type="float"/>
          <table:table-cell office:value="-0.0031385934352874756" office:value-type="float"/>
        </table:table-row>
        <table:table-row>
          <table:table-cell office:value="-0.002765778899192808" office:value-type="float"/>
          <table:table-cell office:value="-0.004134725332260131" office:value-type="float"/>
          <table:table-cell office:value="0.03373698592185974" office:value-type="float"/>
          <table:table-cell office:value="-0.020843198299407957" office:value-type="float"/>
          <table:table-cell office:value="-0.004593191742897034" office:value-type="float"/>
          <table:table-cell office:value="-0.02304231286048889" office:value-type="float"/>
          <table:table-cell office:value="0.09006894507665665" office:value-type="float"/>
          <table:table-cell office:value="7" office:value-type="float"/>
          <table:table-cell office:value="0.0007110321521759042" office:value-type="float"/>
          <table:table-cell office:value="-0.0014430689811706539" office:value-type="float"/>
          <table:table-cell office:value="0.003382620811462402" office:value-type="float"/>
          <table:table-cell office:value="-0.003171390295028687" office:value-type="float"/>
          <table:table-cell office:value="-0.0015123945474624628" office:value-type="float"/>
          <table:table-cell office:value="-0.0031906980276107787" office:value-type="float"/>
        </table:table-row>
        <table:table-row>
          <table:table-cell office:value="-0.0020646625757217386" office:value-type="float"/>
          <table:table-cell office:value="-0.005572474002838135" office:value-type="float"/>
          <table:table-cell office:value="0.037109674215316774" office:value-type="float"/>
          <table:table-cell office:value="-0.02399985432624817" office:value-type="float"/>
          <table:table-cell office:value="-0.006089277863502503" office:value-type="float"/>
          <table:table-cell office:value="-0.026224087476730346" office:value-type="float"/>
          <table:table-cell office:value="0.09021678966600484" office:value-type="float"/>
          <table:table-cell office:value="8" office:value-type="float"/>
          <table:table-cell office:value="0.0007011163234710693" office:value-type="float"/>
          <table:table-cell office:value="-0.0014377486705780037" office:value-type="float"/>
          <table:table-cell office:value="0.0033726882934570317" office:value-type="float"/>
          <table:table-cell office:value="-0.0031566560268402096" office:value-type="float"/>
          <table:table-cell office:value="-0.001496086120605469" office:value-type="float"/>
          <table:table-cell office:value="-0.0031817746162414555" office:value-type="float"/>
        </table:table-row>
        <table:table-row>
          <table:table-cell office:value="-0.0013039666414260851" office:value-type="float"/>
          <table:table-cell office:value="-0.007024587392807008" office:value-type="float"/>
          <table:table-cell office:value="0.04040481925010681" office:value-type="float"/>
          <table:table-cell office:value="-0.02709447979927063" office:value-type="float"/>
          <table:table-cell office:value="-0.007625852227210999" office:value-type="float"/>
          <table:table-cell office:value="-0.029437909126281737" office:value-type="float"/>
          <table:table-cell office:value="0.09026743124926136" office:value-type="float"/>
          <table:table-cell office:value="9" office:value-type="float"/>
          <table:table-cell office:value="0.0007606959342956535" office:value-type="float"/>
          <table:table-cell office:value="-0.0014521133899688728" office:value-type="float"/>
          <table:table-cell office:value="0.00329514503479004" office:value-type="float"/>
          <table:table-cell office:value="-0.0030946254730224608" office:value-type="float"/>
          <table:table-cell office:value="-0.0015365743637084962" office:value-type="float"/>
          <table:table-cell office:value="-0.0032138216495513914" office:value-type="float"/>
        </table:table-row>
        <table:table-row>
          <table:table-cell office:value="-0.000555645823478698" office:value-type="float"/>
          <table:table-cell office:value="-0.0084689199924469" office:value-type="float"/>
          <table:table-cell office:value="0.04369307160377502" office:value-type="float"/>
          <table:table-cell office:value="-0.03017394185066223" office:value-type="float"/>
          <table:table-cell office:value="-0.009143502116203309" office:value-type="float"/>
          <table:table-cell office:value="-0.03264237105846405" office:value-type="float"/>
          <table:table-cell office:value="0.09024403888861143" office:value-type="float"/>
          <table:table-cell office:value="10" office:value-type="float"/>
          <table:table-cell office:value="0.0007483208179473871" office:value-type="float"/>
          <table:table-cell office:value="-0.0014443325996398929" office:value-type="float"/>
          <table:table-cell office:value="0.003288252353668213" office:value-type="float"/>
          <table:table-cell office:value="-0.0030794620513916017" office:value-type="float"/>
          <table:table-cell office:value="-0.0015176498889923097" office:value-type="float"/>
          <table:table-cell office:value="-0.003204461932182312" office:value-type="float"/>
        </table:table-row>
        <table:table-row>
          <table:table-cell office:value="0.00025003373622894346" office:value-type="float"/>
          <table:table-cell office:value="-0.009911675453186037" office:value-type="float"/>
          <table:table-cell office:value="0.046891443729400635" office:value-type="float"/>
          <table:table-cell office:value="-0.033179786205291745" office:value-type="float"/>
          <table:table-cell office:value="-0.010722389817237854" office:value-type="float"/>
          <table:table-cell office:value="-0.03586538910865784" office:value-type="float"/>
          <table:table-cell office:value="0.09011436868051706" office:value-type="float"/>
          <table:table-cell office:value="11" office:value-type="float"/>
          <table:table-cell office:value="0.0008056795597076415" office:value-type="float"/>
          <table:table-cell office:value="-0.0014427554607391365" office:value-type="float"/>
          <table:table-cell office:value="0.0031983721256256103" office:value-type="float"/>
          <table:table-cell office:value="-0.0030058443546295164" office:value-type="float"/>
          <table:table-cell office:value="-0.0015788877010345457" office:value-type="float"/>
          <table:table-cell office:value="-0.003223018050193787" office:value-type="float"/>
        </table:table-row>
        <table:table-row>
          <table:table-cell office:value="0.0010375243425369265" office:value-type="float"/>
          <table:table-cell office:value="-0.011341920495033266" office:value-type="float"/>
          <table:table-cell office:value="0.05" office:value-type="float"/>
          <table:table-cell office:value="-0.036166819930076595" office:value-type="float"/>
          <table:table-cell office:value="-0.012275314331054688" office:value-type="float"/>
          <table:table-cell office:value="-0.03907841682434082" office:value-type="float"/>
          <table:table-cell office:value="0.08991637002329651" office:value-type="float"/>
          <table:table-cell office:value="12" office:value-type="float"/>
          <table:table-cell office:value="0.000787490606307983" office:value-type="float"/>
          <table:table-cell office:value="-0.001430245041847229" office:value-type="float"/>
          <table:table-cell office:value="0.003199800252914428" office:value-type="float"/>
          <table:table-cell office:value="-0.002987033724784851" office:value-type="float"/>
          <table:table-cell office:value="-0.0015529245138168335" office:value-type="float"/>
          <table:table-cell office:value="-0.0032130277156829836" office:value-type="float"/>
        </table:table-row>
        <table:table-row>
          <table:table-cell office:value="0.001884418129920959" office:value-type="float"/>
          <table:table-cell office:value="-0.0127517968416214" office:value-type="float"/>
          <table:table-cell office:value="0.05" office:value-type="float"/>
          <table:table-cell office:value="-0.03908710300922393" office:value-type="float"/>
          <table:table-cell office:value="-0.013902780413627625" office:value-type="float"/>
          <table:table-cell office:value="-0.04229057788848877" office:value-type="float"/>
          <table:table-cell office:value="0.08961472613203963" office:value-type="float"/>
          <table:table-cell office:value="13" office:value-type="float"/>
          <table:table-cell office:value="0.0008468937873840326" office:value-type="float"/>
          <table:table-cell office:value="-0.001409876346588134" office:value-type="float"/>
          <table:table-cell office:value="0.003107129335403443" office:value-type="float"/>
          <table:table-cell office:value="-0.002920283079147339" office:value-type="float"/>
          <table:table-cell office:value="-0.0016274660825729374" office:value-type="float"/>
          <table:table-cell office:value="-0.003212161064147949" office:value-type="float"/>
        </table:table-row>
        <table:table-row>
          <table:table-cell office:value="0.0027165478467941285" office:value-type="float"/>
          <table:table-cell office:value="-0.014154769182205202" office:value-type="float"/>
          <table:table-cell office:value="0.05" office:value-type="float"/>
          <table:table-cell office:value="-0.04199084937572479" office:value-type="float"/>
          <table:table-cell office:value="-0.015507510304450989" office:value-type="float"/>
          <table:table-cell office:value="-0.045497111082077026" office:value-type="float"/>
          <table:table-cell office:value="0.08925623864569415" office:value-type="float"/>
          <table:table-cell office:value="14" office:value-type="float"/>
          <table:table-cell office:value="0.0008321297168731694" office:value-type="float"/>
          <table:table-cell office:value="-0.0014029723405838013" office:value-type="float"/>
          <table:table-cell office:value="0.0031144917011260986" office:value-type="float"/>
          <table:table-cell office:value="-0.0029037463665008544" office:value-type="float"/>
          <table:table-cell office:value="-0.001604729890823364" office:value-type="float"/>
          <table:table-cell office:value="-0.0032065331935882567" office:value-type="float"/>
        </table:table-row>
        <table:table-row>
          <table:table-cell office:value="0.0035722297430038448" office:value-type="float"/>
          <table:table-cell office:value="-0.015498384833335878" office:value-type="float"/>
          <table:table-cell office:value="0.05" office:value-type="float"/>
          <table:table-cell office:value="-0.04482066571712494" office:value-type="float"/>
          <table:table-cell office:value="-0.017168963551521303" office:value-type="float"/>
          <table:table-cell office:value="-0.04867972433567047" office:value-type="float"/>
          <table:table-cell office:value="0.08882733844260118" office:value-type="float"/>
          <table:table-cell office:value="15" office:value-type="float"/>
          <table:table-cell office:value="0.0008556818962097163" office:value-type="float"/>
          <table:table-cell office:value="-0.0013436156511306765" office:value-type="float"/>
          <table:table-cell office:value="0.003042981624603272" office:value-type="float"/>
          <table:table-cell office:value="-0.0028298163414001466" office:value-type="float"/>
          <table:table-cell office:value="-0.0016614532470703124" office:value-type="float"/>
          <table:table-cell office:value="-0.003182613253593445" office:value-type="float"/>
        </table:table-row>
        <table:table-row>
          <table:table-cell office:value="0.0044118636846542355" office:value-type="float"/>
          <table:table-cell office:value="-0.016834303140640258" office:value-type="float"/>
          <table:table-cell office:value="0.05" office:value-type="float"/>
          <table:table-cell office:value="-0.04763374388217926" office:value-type="float"/>
          <table:table-cell office:value="-0.018806869983673098" office:value-type="float"/>
          <table:table-cell office:value="-0.05" office:value-type="float"/>
          <table:table-cell office:value="0.08835985185178447" office:value-type="float"/>
          <table:table-cell office:value="16" office:value-type="float"/>
          <table:table-cell office:value="0.0008396339416503907" office:value-type="float"/>
          <table:table-cell office:value="-0.0013359183073043818" office:value-type="float"/>
          <table:table-cell office:value="0.003053104877471924" office:value-type="float"/>
          <table:table-cell office:value="-0.002813078165054321" office:value-type="float"/>
          <table:table-cell office:value="-0.001637906432151795" office:value-type="float"/>
          <table:table-cell office:value="-0.003178199529647827" office:value-type="float"/>
        </table:table-row>
        <table:table-row>
          <table:table-cell office:value="0.00523797333240509" office:value-type="float"/>
          <table:table-cell office:value="-0.01807811141014099" office:value-type="float"/>
          <table:table-cell office:value="0.05" office:value-type="float"/>
          <table:table-cell office:value="-0.05" office:value-type="float"/>
          <table:table-cell office:value="-0.02047133266925812" office:value-type="float"/>
          <table:table-cell office:value="-0.05" office:value-type="float"/>
          <table:table-cell office:value="0.08786365273829783" office:value-type="float"/>
          <table:table-cell office:value="17" office:value-type="float"/>
          <table:table-cell office:value="0.0008261096477508549" office:value-type="float"/>
          <table:table-cell office:value="-0.0012438082695007333" office:value-type="float"/>
          <table:table-cell office:value="0.0030141854286193856" office:value-type="float"/>
          <table:table-cell office:value="-0.002732261419296265" office:value-type="float"/>
          <table:table-cell office:value="-0.0016644626855850213" office:value-type="float"/>
          <table:table-cell office:value="-0.0031295275688171384" office:value-type="float"/>
        </table:table-row>
        <table:table-row>
          <table:table-cell office:value="0.006041879057884216" office:value-type="float"/>
          <table:table-cell office:value="-0.019310044050216676" office:value-type="float"/>
          <table:table-cell office:value="0.05" office:value-type="float"/>
          <table:table-cell office:value="-0.05" office:value-type="float"/>
          <table:table-cell office:value="-0.02210701882839203" office:value-type="float"/>
          <table:table-cell office:value="-0.05" office:value-type="float"/>
          <table:table-cell office:value="0.08734869030616153" office:value-type="float"/>
          <table:table-cell office:value="18" office:value-type="float"/>
          <table:table-cell office:value="0.0008039057254791253" office:value-type="float"/>
          <table:table-cell office:value="-0.0012319326400756832" office:value-type="float"/>
          <table:table-cell office:value="0.0030307877063751217" office:value-type="float"/>
          <table:table-cell office:value="-0.0027118206024169924" office:value-type="float"/>
          <table:table-cell office:value="-0.0016356861591339117" office:value-type="float"/>
          <table:table-cell office:value="-0.003122843503952026" office:value-type="float"/>
        </table:table-row>
        <table:table-row>
          <table:table-cell office:value="0.006786306500434876" office:value-type="float"/>
          <table:table-cell office:value="-0.020409443378448487" office:value-type="float"/>
          <table:table-cell office:value="0.05" office:value-type="float"/>
          <table:table-cell office:value="-0.05" office:value-type="float"/>
          <table:table-cell office:value="-0.023739606738090516" office:value-type="float"/>
          <table:table-cell office:value="-0.05" office:value-type="float"/>
          <table:table-cell office:value="0.08685179716746136" office:value-type="float"/>
          <table:table-cell office:value="19" office:value-type="float"/>
          <table:table-cell office:value="0.0007444274425506599" office:value-type="float"/>
          <table:table-cell office:value="-0.0010993993282318107" office:value-type="float"/>
          <table:table-cell office:value="0.003035538196563721" office:value-type="float"/>
          <table:table-cell office:value="-0.0026277220249176026" office:value-type="float"/>
          <table:table-cell office:value="-0.0016325879096984863" office:value-type="float"/>
          <table:table-cell office:value="-0.003061320781707764" office:value-type="float"/>
        </table:table-row>
        <table:table-row>
          <table:table-cell office:value="0.007509639859199523" office:value-type="float"/>
          <table:table-cell office:value="-0.02149542033672333" office:value-type="float"/>
          <table:table-cell office:value="0.05" office:value-type="float"/>
          <table:table-cell office:value="-0.05" office:value-type="float"/>
          <table:table-cell office:value="-0.025347490310668946" office:value-type="float"/>
          <table:table-cell office:value="-0.05" office:value-type="float"/>
          <table:table-cell office:value="0.08634839462811134" office:value-type="float"/>
          <table:table-cell office:value="20" office:value-type="float"/>
          <table:table-cell office:value="0.0007233333587646478" office:value-type="float"/>
          <table:table-cell office:value="-0.001085976958274842" office:value-type="float"/>
          <table:table-cell office:value="0.0030495965480804438" office:value-type="float"/>
          <table:table-cell office:value="-0.0026088953018188477" office:value-type="float"/>
          <table:table-cell office:value="-0.00160788357257843" office:value-type="float"/>
          <table:table-cell office:value="-0.0030533123016357423" office:value-type="float"/>
        </table:table-row>
        <table:table-row>
          <table:table-cell office:value="0.008134748339653015" office:value-type="float"/>
          <table:table-cell office:value="-0.02242245197296143" office:value-type="float"/>
          <table:table-cell office:value="0.05" office:value-type="float"/>
          <table:table-cell office:value="-0.05" office:value-type="float"/>
          <table:table-cell office:value="-0.026933657526969912" office:value-type="float"/>
          <table:table-cell office:value="-0.05" office:value-type="float"/>
          <table:table-cell office:value="0.08590138679466083" office:value-type="float"/>
          <table:table-cell office:value="21" office:value-type="float"/>
          <table:table-cell office:value="0.0006251084804534904" office:value-type="float"/>
          <table:table-cell office:value="-0.0009270316362380987" office:value-type="float"/>
          <table:table-cell office:value="0.0030978059768676756" office:value-type="float"/>
          <table:table-cell office:value="-0.0025184404850006102" office:value-type="float"/>
          <table:table-cell office:value="-0.0015861672163009644" office:value-type="float"/>
          <table:table-cell office:value="-0.0029963362216949467" office:value-type="float"/>
        </table:table-row>
        <table:table-row>
          <table:table-cell office:value="0.008738141655921936" office:value-type="float"/>
          <table:table-cell office:value="-0.023336747884750368" office:value-type="float"/>
          <table:table-cell office:value="0.05" office:value-type="float"/>
          <table:table-cell office:value="-0.05" office:value-type="float"/>
          <table:table-cell office:value="-0.028495384454727175" office:value-type="float"/>
          <table:table-cell office:value="-0.05" office:value-type="float"/>
          <table:table-cell office:value="0.08545646381307732" office:value-type="float"/>
          <table:table-cell office:value="22" office:value-type="float"/>
          <table:table-cell office:value="0.0006033933162689215" office:value-type="float"/>
          <table:table-cell office:value="-0.0009142959117889402" office:value-type="float"/>
          <table:table-cell office:value="0.0031111717224121087" office:value-type="float"/>
          <table:table-cell office:value="-0.002502154111862183" office:value-type="float"/>
          <table:table-cell office:value="-0.0015617269277572628" office:value-type="float"/>
          <table:table-cell office:value="-0.0029901677370071413" office:value-type="float"/>
        </table:table-row>
        <table:table-row>
          <table:table-cell office:value="0.009191357493400575" office:value-type="float"/>
          <table:table-cell office:value="-0.02404635488986969" office:value-type="float"/>
          <table:table-cell office:value="0.05" office:value-type="float"/>
          <table:table-cell office:value="-0.05" office:value-type="float"/>
          <table:table-cell office:value="-0.029999470710754397" office:value-type="float"/>
          <table:table-cell office:value="-0.05" office:value-type="float"/>
          <table:table-cell office:value="0.0851120192150937" office:value-type="float"/>
          <table:table-cell office:value="23" office:value-type="float"/>
          <table:table-cell office:value="0.0004532158374786384" office:value-type="float"/>
          <table:table-cell office:value="-0.0007096070051193244" office:value-type="float"/>
          <table:table-cell office:value="0.0032240557670593258" office:value-type="float"/>
          <table:table-cell office:value="-0.002415883541107178" office:value-type="float"/>
          <table:table-cell office:value="-0.001504086256027222" office:value-type="float"/>
          <table:table-cell office:value="-0.0029602360725402834" office:value-type="float"/>
        </table:table-row>
        <table:table-row>
          <table:table-cell office:value="0.00962390959262848" office:value-type="float"/>
          <table:table-cell office:value="-0.024743285775184632" office:value-type="float"/>
          <table:table-cell office:value="0.05" office:value-type="float"/>
          <table:table-cell office:value="-0.05" office:value-type="float"/>
          <table:table-cell office:value="-0.03148233056068421" office:value-type="float"/>
          <table:table-cell office:value="-0.05" office:value-type="float"/>
          <table:table-cell office:value="0.08477464135597863" office:value-type="float"/>
          <table:table-cell office:value="24" office:value-type="float"/>
          <table:table-cell office:value="0.00043255209922790465" office:value-type="float"/>
          <table:table-cell office:value="-0.0006969308853149413" office:value-type="float"/>
          <table:table-cell office:value="0.003237133026123046" office:value-type="float"/>
          <table:table-cell office:value="-0.0024018633365631105" office:value-type="float"/>
          <table:table-cell office:value="-0.0014828598499298101" office:value-type="float"/>
          <table:table-cell office:value="-0.0029561853408813475" office:value-type="float"/>
        </table:table-row>
        <table:table-row>
          <table:table-cell office:value="0.009850628972053528" office:value-type="float"/>
          <table:table-cell office:value="-0.025176345705986022" office:value-type="float"/>
          <table:table-cell office:value="0.05" office:value-type="float"/>
          <table:table-cell office:value="-0.05" office:value-type="float"/>
          <table:table-cell office:value="-0.03287499904632569" office:value-type="float"/>
          <table:table-cell office:value="-0.05" office:value-type="float"/>
          <table:table-cell office:value="0.08458363501409588" office:value-type="float"/>
          <table:table-cell office:value="25" office:value-type="float"/>
          <table:table-cell office:value="0.0002267193794250489" office:value-type="float"/>
          <table:table-cell office:value="-0.0004330599308013921" office:value-type="float"/>
          <table:table-cell office:value="0.003424767255783081" office:value-type="float"/>
          <table:table-cell office:value="-0.0023194998502731323" office:value-type="float"/>
          <table:table-cell office:value="-0.0013926684856414798" office:value-type="float"/>
          <table:table-cell office:value="-0.0029537081718444824" office:value-type="float"/>
        </table:table-row>
        <table:table-row>
          <table:table-cell office:value="0.01006002962589264" office:value-type="float"/>
          <table:table-cell office:value="-0.02559688150882721" office:value-type="float"/>
          <table:table-cell office:value="0.05" office:value-type="float"/>
          <table:table-cell office:value="-0.05" office:value-type="float"/>
          <table:table-cell office:value="-0.034250236153602606" office:value-type="float"/>
          <table:table-cell office:value="-0.05" office:value-type="float"/>
          <table:table-cell office:value="0.08440158448335894" office:value-type="float"/>
          <table:table-cell office:value="26" office:value-type="float"/>
          <table:table-cell office:value="0.00020940065383911154" office:value-type="float"/>
          <table:table-cell office:value="-0.0004205358028411873" office:value-type="float"/>
          <table:table-cell office:value="0.003436452150344849" office:value-type="float"/>
          <table:table-cell office:value="-0.0023068708181381223" office:value-type="float"/>
          <table:table-cell office:value="-0.0013752371072769162" office:value-type="float"/>
          <table:table-cell office:value="-0.0029503262042999264" office:value-type="float"/>
        </table:table-row>
        <table:table-row>
          <table:table-cell office:value="0.01004340410232544" office:value-type="float"/>
          <table:table-cell office:value="-0.025724844932556154" office:value-type="float"/>
          <table:table-cell office:value="0.05" office:value-type="float"/>
          <table:table-cell office:value="-0.05" office:value-type="float"/>
          <table:table-cell office:value="-0.03553279280662537" office:value-type="float"/>
          <table:table-cell office:value="-0.05" office:value-type="float"/>
          <table:table-cell office:value="0.08438613906961724" office:value-type="float"/>
          <table:table-cell office:value="27" office:value-type="float"/>
          <table:table-cell office:value="-1.662552356719929e-05" office:value-type="float"/>
          <table:table-cell office:value="-0.0001279634237289426" office:value-type="float"/>
          <table:table-cell office:value="0.0036794710159301757" office:value-type="float"/>
          <table:table-cell office:value="-0.0022210049629211425" office:value-type="float"/>
          <table:table-cell office:value="-0.0012825566530227667" office:value-type="float"/>
          <table:table-cell office:value="-0.002978712320327759" office:value-type="float"/>
        </table:table-row>
        <table:table-row>
          <table:table-cell office:value="0.010014477372169496" office:value-type="float"/>
          <table:table-cell office:value="-0.025842925906181338" office:value-type="float"/>
          <table:table-cell office:value="0.05" office:value-type="float"/>
          <table:table-cell office:value="-0.05" office:value-type="float"/>
          <table:table-cell office:value="-0.03680325448513032" office:value-type="float"/>
          <table:table-cell office:value="-0.05" office:value-type="float"/>
          <table:table-cell office:value="0.08437844629215983" office:value-type="float"/>
          <table:table-cell office:value="28" office:value-type="float"/>
          <table:table-cell office:value="-2.8926730155944685e-05" office:value-type="float"/>
          <table:table-cell office:value="-0.00011808097362518352" office:value-type="float"/>
          <table:table-cell office:value="0.003688497543334961" office:value-type="float"/>
          <table:table-cell office:value="-0.00221279501914978" office:value-type="float"/>
          <table:table-cell office:value="-0.0012704616785049437" office:value-type="float"/>
          <table:table-cell office:value="-0.0029768776893615723" office:value-type="float"/>
        </table:table-row>
        <table:table-row>
          <table:table-cell office:value="0.009782595038414003" office:value-type="float"/>
          <table:table-cell office:value="-0.02567777216434479" office:value-type="float"/>
          <table:table-cell office:value="0.05" office:value-type="float"/>
          <table:table-cell office:value="-0.05" office:value-type="float"/>
          <table:table-cell office:value="-0.03801211655139924" office:value-type="float"/>
          <table:table-cell office:value="-0.05" office:value-type="float"/>
          <table:table-cell office:value="0.08452585521545082" office:value-type="float"/>
          <table:table-cell office:value="29" office:value-type="float"/>
          <table:table-cell office:value="-0.00023188233375549296" office:value-type="float"/>
          <table:table-cell office:value="0.00016515374183654827" office:value-type="float"/>
          <table:table-cell office:value="0.003952510356903076" office:value-type="float"/>
          <table:table-cell office:value="-0.0021464681625366216" office:value-type="float"/>
          <table:table-cell office:value="-0.0012088620662689207" office:value-type="float"/>
          <table:table-cell office:value="-0.0030377209186553955" office:value-type="float"/>
        </table:table-row>
        <table:table-row>
          <table:table-cell office:value="0.009543251991271973" office:value-type="float"/>
          <table:table-cell office:value="-0.025505037903785707" office:value-type="float"/>
          <table:table-cell office:value="0.05" office:value-type="float"/>
          <table:table-cell office:value="-0.05" office:value-type="float"/>
          <table:table-cell office:value="-0.03921393156051636" office:value-type="float"/>
          <table:table-cell office:value="-0.05" office:value-type="float"/>
          <table:table-cell office:value="0.08467831937341337" office:value-type="float"/>
          <table:table-cell office:value="30" office:value-type="float"/>
          <table:table-cell office:value="-0.00023934304714202936" office:value-type="float"/>
          <table:table-cell office:value="0.00017273426055908203" office:value-type="float"/>
          <table:table-cell office:value="0.003959039449691773" office:value-type="float"/>
          <table:table-cell office:value="-0.002143325805664063" office:value-type="float"/>
          <table:table-cell office:value="-0.0012018150091171256" office:value-type="float"/>
          <table:table-cell office:value="-0.003037538528442383" office:value-type="float"/>
        </table:table-row>
        <table:table-row>
          <table:table-cell office:value="0.00913991153240204" office:value-type="float"/>
          <table:table-cell office:value="-0.025067018866539004" office:value-type="float"/>
          <table:table-cell office:value="0.05" office:value-type="float"/>
          <table:table-cell office:value="-0.05" office:value-type="float"/>
          <table:table-cell office:value="-0.040405068993568424" office:value-type="float"/>
          <table:table-cell office:value="-0.05" office:value-type="float"/>
          <table:table-cell office:value="0.08496186449775774" office:value-type="float"/>
          <table:table-cell office:value="31" office:value-type="float"/>
          <table:table-cell office:value="-0.00040334045886993367" office:value-type="float"/>
          <table:table-cell office:value="0.00043801903724670355" office:value-type="float"/>
          <table:table-cell office:value="0.004242218732833862" office:value-type="float"/>
          <table:table-cell office:value="-0.002123109698295593" office:value-type="float"/>
          <table:table-cell office:value="-0.001191137433052063" office:value-type="float"/>
          <table:table-cell office:value="-0.0031428319215774537" office:value-type="float"/>
        </table:table-row>
        <table:table-row>
          <table:table-cell office:value="0.008732858300209046" office:value-type="float"/>
          <table:table-cell office:value="-0.02462285697460175" office:value-type="float"/>
          <table:table-cell office:value="0.05" office:value-type="float"/>
          <table:table-cell office:value="-0.05" office:value-type="float"/>
          <table:table-cell office:value="-0.041593367457389833" office:value-type="float"/>
          <table:table-cell office:value="-0.05" office:value-type="float"/>
          <table:table-cell office:value="0.08524691087389778" office:value-type="float"/>
          <table:table-cell office:value="32" office:value-type="float"/>
          <table:table-cell office:value="-0.00040705323219299323" office:value-type="float"/>
          <table:table-cell office:value="0.00044416189193725517" office:value-type="float"/>
          <table:table-cell office:value="0.004247127771377564" office:value-type="float"/>
          <table:table-cell office:value="-0.0021243512630462653" office:value-type="float"/>
          <table:table-cell office:value="-0.001188298463821411" office:value-type="float"/>
          <table:table-cell office:value="-0.003143820762634277" office:value-type="float"/>
        </table:table-row>
        <table:table-row>
          <table:table-cell office:value="0.008164860606193543" office:value-type="float"/>
          <table:table-cell office:value="-0.023903554081916814" office:value-type="float"/>
          <table:table-cell office:value="0.05" office:value-type="float"/>
          <table:table-cell office:value="-0.05" office:value-type="float"/>
          <table:table-cell office:value="-0.04278516113758087" office:value-type="float"/>
          <table:table-cell office:value="-0.05" office:value-type="float"/>
          <table:table-cell office:value="0.08565868920895504" office:value-type="float"/>
          <table:table-cell office:value="33" office:value-type="float"/>
          <table:table-cell office:value="-0.0005679976940155037" office:value-type="float"/>
          <table:table-cell office:value="0.0007193028926849362" office:value-type="float"/>
          <table:table-cell office:value="0.004555327892303467" office:value-type="float"/>
          <table:table-cell office:value="-0.002118978500366211" office:value-type="float"/>
          <table:table-cell office:value="-0.0011917936801910407" office:value-type="float"/>
          <table:table-cell office:value="-0.0032890987396240233" office:value-type="float"/>
        </table:table-row>
        <table:table-row>
          <table:table-cell office:value="0.007598015069961548" office:value-type="float"/>
          <table:table-cell office:value="-0.023180324435234073" office:value-type="float"/>
          <table:table-cell office:value="0.05" office:value-type="float"/>
          <table:table-cell office:value="-0.05" office:value-type="float"/>
          <table:table-cell office:value="-0.04397901117801666" office:value-type="float"/>
          <table:table-cell office:value="-0.05" office:value-type="float"/>
          <table:table-cell office:value="0.08606532107837662" office:value-type="float"/>
          <table:table-cell office:value="34" office:value-type="float"/>
          <table:table-cell office:value="-0.0005668455362319944" office:value-type="float"/>
          <table:table-cell office:value="0.0007232296466827392" office:value-type="float"/>
          <table:table-cell office:value="0.004557774066925049" office:value-type="float"/>
          <table:table-cell office:value="-0.0021254819631576546" office:value-type="float"/>
          <table:table-cell office:value="-0.0011938500404357916" office:value-type="float"/>
          <table:table-cell office:value="-0.0032908689975738523" office:value-type="float"/>
        </table:table-row>
        <table:table-row>
          <table:table-cell office:value="0.006852338314056397" office:value-type="float"/>
          <table:table-cell office:value="-0.02215876996517182" office:value-type="float"/>
          <table:table-cell office:value="0.05" office:value-type="float"/>
          <table:table-cell office:value="-0.05" office:value-type="float"/>
          <table:table-cell office:value="-0.04515533149242401" office:value-type="float"/>
          <table:table-cell office:value="-0.05" office:value-type="float"/>
          <table:table-cell office:value="0.08660137073350588" office:value-type="float"/>
          <table:table-cell office:value="35" office:value-type="float"/>
          <table:table-cell office:value="-0.0007456767559051516" office:value-type="float"/>
          <table:table-cell office:value="0.0010215544700622557" office:value-type="float"/>
          <table:table-cell office:value="0.004898957014083863" office:value-type="float"/>
          <table:table-cell office:value="-0.002122000455856324" office:value-type="float"/>
          <table:table-cell office:value="-0.001176320314407349" office:value-type="float"/>
          <table:table-cell office:value="-0.0034785139560699462" office:value-type="float"/>
        </table:table-row>
        <table:table-row>
          <table:table-cell office:value="0.006113229990005494" office:value-type="float"/>
          <table:table-cell office:value="-0.021135912537574773" office:value-type="float"/>
          <table:table-cell office:value="0.05" office:value-type="float"/>
          <table:table-cell office:value="-0.05" office:value-type="float"/>
          <table:table-cell office:value="-0.0463391774892807" office:value-type="float"/>
          <table:table-cell office:value="-0.05" office:value-type="float"/>
          <table:table-cell office:value="0.08712067895251022" office:value-type="float"/>
          <table:table-cell office:value="36" office:value-type="float"/>
          <table:table-cell office:value="-0.0007391083240509029" office:value-type="float"/>
          <table:table-cell office:value="0.0010228574275970466" office:value-type="float"/>
          <table:table-cell office:value="0.00489839792251587" office:value-type="float"/>
          <table:table-cell office:value="-0.0021341925859451293" office:value-type="float"/>
          <table:table-cell office:value="-0.0011838459968566903" office:value-type="float"/>
          <table:table-cell office:value="-0.0034807586669921876" office:value-type="float"/>
        </table:table-row>
        <table:table-row>
          <table:table-cell office:value="0.005190694928169251" office:value-type="float"/>
          <table:table-cell office:value="-0.019814177155494696" office:value-type="float"/>
          <table:table-cell office:value="0.05" office:value-type="float"/>
          <table:table-cell office:value="-0.05" office:value-type="float"/>
          <table:table-cell office:value="-0.047500941157341006" office:value-type="float"/>
          <table:table-cell office:value="-0.05" office:value-type="float"/>
          <table:table-cell office:value="0.08775162086696404" office:value-type="float"/>
          <table:table-cell office:value="37" office:value-type="float"/>
          <table:table-cell office:value="-0.0009225350618362431" office:value-type="float"/>
          <table:table-cell office:value="0.0013217353820800786" office:value-type="float"/>
          <table:table-cell office:value="0.005245201587677002" office:value-type="float"/>
          <table:table-cell office:value="-0.0021403759717941277" office:value-type="float"/>
          <table:table-cell office:value="-0.001161763668060303" office:value-type="float"/>
          <table:table-cell office:value="-0.0036936902999877928" office:value-type="float"/>
        </table:table-row>
        <table:table-row>
          <table:table-cell office:value="0.004280722737312318" office:value-type="float"/>
          <table:table-cell office:value="-0.018494845032691963" office:value-type="float"/>
          <table:table-cell office:value="0.05" office:value-type="float"/>
          <table:table-cell office:value="-0.05" office:value-type="float"/>
          <table:table-cell office:value="-0.04867636561393738" office:value-type="float"/>
          <table:table-cell office:value="-0.05" office:value-type="float"/>
          <table:table-cell office:value="0.08834543788640249" office:value-type="float"/>
          <table:table-cell office:value="38" office:value-type="float"/>
          <table:table-cell office:value="-0.0009099721908569329" office:value-type="float"/>
          <table:table-cell office:value="0.0013193321228027344" office:value-type="float"/>
          <table:table-cell office:value="0.005241243839263917" office:value-type="float"/>
          <table:table-cell office:value="-0.0021584463119506837" office:value-type="float"/>
          <table:table-cell office:value="-0.0011754244565963749" office:value-type="float"/>
          <table:table-cell office:value="-0.0036950004100799565" office:value-type="float"/>
        </table:table-row>
        <table:table-row>
          <table:table-cell office:value="0.003184537291526795" office:value-type="float"/>
          <table:table-cell office:value="-0.016891005635261545" office:value-type="float"/>
          <table:table-cell office:value="0.05" office:value-type="float"/>
          <table:table-cell office:value="-0.05" office:value-type="float"/>
          <table:table-cell office:value="-0.04982473075389862" office:value-type="float"/>
          <table:table-cell office:value="-0.05" office:value-type="float"/>
          <table:table-cell office:value="0.08901394893521676" office:value-type="float"/>
          <table:table-cell office:value="39" office:value-type="float"/>
          <table:table-cell office:value="-0.0010961854457855226" office:value-type="float"/>
          <table:table-cell office:value="0.0016038393974304194" office:value-type="float"/>
          <table:table-cell office:value="0.005588915348052979" office:value-type="float"/>
          <table:table-cell office:value="-0.0021790313720703117" office:value-type="float"/>
          <table:table-cell office:value="-0.0011483651399612424" office:value-type="float"/>
          <table:table-cell office:value="-0.003929523229598999" office:value-type="float"/>
        </table:table-row>
        <table:table-row>
          <table:table-cell office:value="0.0021075069904327396" office:value-type="float"/>
          <table:table-cell office:value="-0.0152925699949264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60976364915109" office:value-type="float"/>
          <table:table-cell office:value="40" office:value-type="float"/>
          <table:table-cell office:value="-0.0010770303010940556" office:value-type="float"/>
          <table:table-cell office:value="0.0015984356403350823" office:value-type="float"/>
          <table:table-cell office:value="0.005583105087280273" office:value-type="float"/>
          <table:table-cell office:value="-0.00220431387424469" office:value-type="float"/>
          <table:table-cell office:value="-0.0011697143316268914" office:value-type="float"/>
          <table:table-cell office:value="-0.003931067585945129" office:value-type="float"/>
        </table:table-row>
        <table:table-row>
          <table:table-cell office:value="0.0008640015125274663" office:value-type="float"/>
          <table:table-cell office:value="-0.013446859717369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20546780736315" office:value-type="float"/>
          <table:table-cell office:value="41" office:value-type="float"/>
          <table:table-cell office:value="-0.0012435054779052733" office:value-type="float"/>
          <table:table-cell office:value="0.0018457102775573733" office:value-type="float"/>
          <table:table-cell office:value="0.005912766456604003" office:value-type="float"/>
          <table:table-cell office:value="-0.0022436767816543576" office:value-type="float"/>
          <table:table-cell office:value="-0.0011381411552429197" office:value-type="float"/>
          <table:table-cell office:value="-0.004173091650009155" office:value-type="float"/>
        </table:table-row>
        <table:table-row>
          <table:table-cell office:value="-0.00034455478191375635" office:value-type="float"/>
          <table:table-cell office:value="-0.0116214209794998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66891523811661" office:value-type="float"/>
          <table:table-cell office:value="42" office:value-type="float"/>
          <table:table-cell office:value="-0.0012085562944412227" office:value-type="float"/>
          <table:table-cell office:value="0.0018254387378692626" office:value-type="float"/>
          <table:table-cell office:value="0.005895119905471801" office:value-type="float"/>
          <table:table-cell office:value="-0.0022830158472061154" office:value-type="float"/>
          <table:table-cell office:value="-0.0011751192808151251" office:value-type="float"/>
          <table:table-cell office:value="-0.004169830083847046" office:value-type="float"/>
        </table:table-row>
        <table:table-row>
          <table:table-cell office:value="-0.0016469281911849973" office:value-type="float"/>
          <table:table-cell office:value="-0.0096295565366745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01691653152004" office:value-type="float"/>
          <table:table-cell office:value="43" office:value-type="float"/>
          <table:table-cell office:value="-0.001302373409271241" office:value-type="float"/>
          <table:table-cell office:value="0.0019918644428253175" office:value-type="float"/>
          <table:table-cell office:value="0.006161751747131348" office:value-type="float"/>
          <table:table-cell office:value="-0.0023429590463638307" office:value-type="float"/>
          <table:table-cell office:value="-0.0011810719966888431" office:value-type="float"/>
          <table:table-cell office:value="-0.0043916630744934085" office:value-type="float"/>
        </table:table-row>
        <table:table-row>
          <table:table-cell office:value="-0.0029124408960342404" office:value-type="float"/>
          <table:table-cell office:value="-0.0076595228910446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18152549935678" office:value-type="float"/>
          <table:table-cell office:value="44" office:value-type="float"/>
          <table:table-cell office:value="-0.001265512704849243" office:value-type="float"/>
          <table:table-cell office:value="0.0019700336456298824" office:value-type="float"/>
          <table:table-cell office:value="0.006143616437911987" office:value-type="float"/>
          <table:table-cell office:value="-0.0023856616020202634" office:value-type="float"/>
          <table:table-cell office:value="-0.0012210261821746834" office:value-type="float"/>
          <table:table-cell office:value="-0.004388095736503601" office:value-type="float"/>
        </table:table-row>
        <table:table-row>
          <table:table-cell office:value="-0.004240938425064086" office:value-type="float"/>
          <table:table-cell office:value="-0.00556444108486176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15706174004036" office:value-type="float"/>
          <table:table-cell office:value="45" office:value-type="float"/>
          <table:table-cell office:value="-0.0013284975290298456" office:value-type="float"/>
          <table:table-cell office:value="0.002095081806182862" office:value-type="float"/>
          <table:table-cell office:value="0.006366782188415526" office:value-type="float"/>
          <table:table-cell office:value="-0.0024282789230346677" office:value-type="float"/>
          <table:table-cell office:value="-0.0012275445461273193" office:value-type="float"/>
          <table:table-cell office:value="-0.004591898918151855" office:value-type="float"/>
        </table:table-row>
        <table:table-row>
          <table:table-cell office:value="-0.005531116127967833" office:value-type="float"/>
          <table:table-cell office:value="-0.0034928137063980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93295631188775" office:value-type="float"/>
          <table:table-cell office:value="46" office:value-type="float"/>
          <table:table-cell office:value="-0.0012901777029037474" office:value-type="float"/>
          <table:table-cell office:value="0.002071627378463746" office:value-type="float"/>
          <table:table-cell office:value="0.006347151994705201" office:value-type="float"/>
          <table:table-cell office:value="-0.0024724727869033817" office:value-type="float"/>
          <table:table-cell office:value="-0.0012707483768463132" office:value-type="float"/>
          <table:table-cell office:value="-0.004586424827575684" office:value-type="float"/>
        </table:table-row>
        <table:table-row>
          <table:table-cell office:value="-0.006865792274475096" office:value-type="float"/>
          <table:table-cell office:value="-0.001312275528907783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50134869301386" office:value-type="float"/>
          <table:table-cell office:value="47" office:value-type="float"/>
          <table:table-cell office:value="-0.0013346761465072628" office:value-type="float"/>
          <table:table-cell office:value="0.0021805381774902353" office:value-type="float"/>
          <table:table-cell office:value="0.0065386402606964125" office:value-type="float"/>
          <table:table-cell office:value="-0.002478230595588684" office:value-type="float"/>
          <table:table-cell office:value="-0.0012559366226196286" office:value-type="float"/>
          <table:table-cell office:value="-0.004771850109100342" office:value-type="float"/>
        </table:table-row>
        <table:table-row>
          <table:table-cell office:value="-0.008161591887474059" office:value-type="float"/>
          <table:table-cell office:value="0.000842948555946342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90442819610238" office:value-type="float"/>
          <table:table-cell office:value="48" office:value-type="float"/>
          <table:table-cell office:value="-0.0012957996129989626" office:value-type="float"/>
          <table:table-cell office:value="0.002155224084854126" office:value-type="float"/>
          <table:table-cell office:value="0.006517717838287354" office:value-type="float"/>
          <table:table-cell office:value="-0.0025225722789764407" office:value-type="float"/>
          <table:table-cell office:value="-0.0013005900382995605" office:value-type="float"/>
          <table:table-cell office:value="-0.004763792753219605" office:value-type="float"/>
        </table:table-row>
        <table:table-row>
          <table:table-cell office:value="-0.009495707154273985" office:value-type="float"/>
          <table:table-cell office:value="0.00311286151409148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12438348657917" office:value-type="float"/>
          <table:table-cell office:value="49" office:value-type="float"/>
          <table:table-cell office:value="-0.0013341152667999262" office:value-type="float"/>
          <table:table-cell office:value="0.002269912958145142" office:value-type="float"/>
          <table:table-cell office:value="0.006699814796447755" office:value-type="float"/>
          <table:table-cell office:value="-0.002526006102561951" office:value-type="float"/>
          <table:table-cell office:value="-0.0012716436386108407" office:value-type="float"/>
          <table:table-cell office:value="-0.004947478771209717" office:value-type="float"/>
        </table:table-row>
        <table:table-row>
          <table:table-cell office:value="-0.010788580179214476" office:value-type="float"/>
          <table:table-cell office:value="0.00535483777523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23466500891411" office:value-type="float"/>
          <table:table-cell office:value="50" office:value-type="float"/>
          <table:table-cell office:value="-0.0012928730249404906" office:value-type="float"/>
          <table:table-cell office:value="0.0022419762611389157" office:value-type="float"/>
          <table:table-cell office:value="0.006678266525268555" office:value-type="float"/>
          <table:table-cell office:value="-0.002572168111801148" office:value-type="float"/>
          <table:table-cell office:value="-0.0013197314739227303" office:value-type="float"/>
          <table:table-cell office:value="-0.00493752658367157" office:value-type="float"/>
        </table:table-row>
        <table:table-row>
          <table:table-cell office:value="-0.012136952280998228" office:value-type="float"/>
          <table:table-cell office:value="0.0077404826879501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18767609304587" office:value-type="float"/>
          <table:table-cell office:value="51" office:value-type="float"/>
          <table:table-cell office:value="-0.001348372101783752" office:value-type="float"/>
          <table:table-cell office:value="0.002385644912719727" office:value-type="float"/>
          <table:table-cell office:value="0.006861768960952757" office:value-type="float"/>
          <table:table-cell office:value="-0.0025578057765960694" office:value-type="float"/>
          <table:table-cell office:value="-0.0012517148256301885" office:value-type="float"/>
          <table:table-cell office:value="-0.0051254892349243165" office:value-type="float"/>
        </table:table-row>
        <table:table-row>
          <table:table-cell office:value="-0.013440234661102293" office:value-type="float"/>
          <table:table-cell office:value="0.01009477674961089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07753146410772" office:value-type="float"/>
          <table:table-cell office:value="52" office:value-type="float"/>
          <table:table-cell office:value="-0.0013032823801040656" office:value-type="float"/>
          <table:table-cell office:value="0.0023542940616607666" office:value-type="float"/>
          <table:table-cell office:value="0.0068384623527526864" office:value-type="float"/>
          <table:table-cell office:value="-0.002608511447906494" office:value-type="float"/>
          <table:table-cell office:value="-0.0013055276870727536" office:value-type="float"/>
          <table:table-cell office:value="-0.005113416314125061" office:value-type="float"/>
        </table:table-row>
        <table:table-row>
          <table:table-cell office:value="-0.014847335219383239" office:value-type="float"/>
          <table:table-cell office:value="0.0126388353109359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81506671477738" office:value-type="float"/>
          <table:table-cell office:value="53" office:value-type="float"/>
          <table:table-cell office:value="-0.0014071005582809454" office:value-type="float"/>
          <table:table-cell office:value="0.0025440585613250733" office:value-type="float"/>
          <table:table-cell office:value="0.007042183876037599" office:value-type="float"/>
          <table:table-cell office:value="-0.002553539276123047" office:value-type="float"/>
          <table:table-cell office:value="-0.0011684513092041007" office:value-type="float"/>
          <table:table-cell office:value="-0.005311366319656372" office:value-type="float"/>
        </table:table-row>
        <table:table-row>
          <table:table-cell office:value="-0.016204041838645933" office:value-type="float"/>
          <table:table-cell office:value="0.0151471799612045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352017751018223" office:value-type="float"/>
          <table:table-cell office:value="54" office:value-type="float"/>
          <table:table-cell office:value="-0.0013567066192626959" office:value-type="float"/>
          <table:table-cell office:value="0.002508344650268555" office:value-type="float"/>
          <table:table-cell office:value="0.007016401290893556" office:value-type="float"/>
          <table:table-cell office:value="-0.0026102280616760254" office:value-type="float"/>
          <table:table-cell office:value="-0.0012297451496124275" office:value-type="float"/>
          <table:table-cell office:value="-0.0052965694665908815" office:value-type="float"/>
        </table:table-row>
        <table:table-row>
          <table:table-cell office:value="-0.017680654525756834" office:value-type="float"/>
          <table:table-cell office:value="0.017851857542991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08262782660916" office:value-type="float"/>
          <table:table-cell office:value="55" office:value-type="float"/>
          <table:table-cell office:value="-0.0014766126871109016" office:value-type="float"/>
          <table:table-cell office:value="0.002704677581787109" office:value-type="float"/>
          <table:table-cell office:value="0.007213501930236817" office:value-type="float"/>
          <table:table-cell office:value="-0.0025355756282806393" office:value-type="float"/>
          <table:table-cell office:value="-0.0010600829124450678" office:value-type="float"/>
          <table:table-cell office:value="-0.0054846668243408205" office:value-type="float"/>
        </table:table-row>
        <table:table-row>
          <table:table-cell office:value="-0.01910114347934723" office:value-type="float"/>
          <table:table-cell office:value="0.0205158370733261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63427119452332" office:value-type="float"/>
          <table:table-cell office:value="56" office:value-type="float"/>
          <table:table-cell office:value="-0.0014204889535903934" office:value-type="float"/>
          <table:table-cell office:value="0.002663979530334473" office:value-type="float"/>
          <table:table-cell office:value="0.007185422182083128" office:value-type="float"/>
          <table:table-cell office:value="-0.0025986748933792114" office:value-type="float"/>
          <table:table-cell office:value="-0.0011301308870315559" office:value-type="float"/>
          <table:table-cell office:value="-0.005466676354408264" office:value-type="float"/>
        </table:table-row>
        <table:table-row>
          <table:table-cell office:value="-0.020580674409866336" office:value-type="float"/>
          <table:table-cell office:value="0.0232956594228744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0965484925387" office:value-type="float"/>
          <table:table-cell office:value="57" office:value-type="float"/>
          <table:table-cell office:value="-0.0014795309305191042" office:value-type="float"/>
          <table:table-cell office:value="0.0027798223495483394" office:value-type="float"/>
          <table:table-cell office:value="0.007319691181182862" office:value-type="float"/>
          <table:table-cell office:value="-0.002557414770126343" office:value-type="float"/>
          <table:table-cell office:value="-0.0010481786727905267" office:value-type="float"/>
          <table:table-cell office:value="-0.005593128204345703" office:value-type="float"/>
        </table:table-row>
        <table:table-row>
          <table:table-cell office:value="-0.022001608014106753" office:value-type="float"/>
          <table:table-cell office:value="0.0260319656133651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5640198094119" office:value-type="float"/>
          <table:table-cell office:value="58" office:value-type="float"/>
          <table:table-cell office:value="-0.0014209336042404173" office:value-type="float"/>
          <table:table-cell office:value="0.002736306190490723" office:value-type="float"/>
          <table:table-cell office:value="0.007291879653930666" office:value-type="float"/>
          <table:table-cell office:value="-0.002625377178192139" office:value-type="float"/>
          <table:table-cell office:value="-0.0011244875192642206" office:value-type="float"/>
          <table:table-cell office:value="-0.005573471784591675" office:value-type="float"/>
        </table:table-row>
        <table:table-row>
          <table:table-cell office:value="-0.0234450101852417" office:value-type="float"/>
          <table:table-cell office:value="0.0288061708211898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99386702347719" office:value-type="float"/>
          <table:table-cell office:value="59" office:value-type="float"/>
          <table:table-cell office:value="-0.001443402171134948" office:value-type="float"/>
          <table:table-cell office:value="0.002774205207824707" office:value-type="float"/>
          <table:table-cell office:value="0.007367832660675049" office:value-type="float"/>
          <table:table-cell office:value="-0.0026028466224670413" office:value-type="float"/>
          <table:table-cell office:value="-0.0011101186275482185" office:value-type="float"/>
          <table:table-cell office:value="-0.005651469826698304" office:value-type="float"/>
        </table:table-row>
        <table:table-row>
          <table:table-cell office:value="-0.024829096794128418" office:value-type="float"/>
          <table:table-cell office:value="0.0315354293584823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43913117347024" office:value-type="float"/>
          <table:table-cell office:value="60" office:value-type="float"/>
          <table:table-cell office:value="-0.0013840866088867185" office:value-type="float"/>
          <table:table-cell office:value="0.0027292585372924814" office:value-type="float"/>
          <table:table-cell office:value="0.007339167594909669" office:value-type="float"/>
          <table:table-cell office:value="-0.002671486735343933" office:value-type="float"/>
          <table:table-cell office:value="-0.0011885654926300053" office:value-type="float"/>
          <table:table-cell office:value="-0.005631155967712402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942179083824157" office:value-type="float"/>
          <table:table-cell office:value="0.009552943706512452" office:value-type="float"/>
          <table:table-cell office:value="0.009983441829681397" office:value-type="float"/>
          <table:table-cell office:value="0.004269191026687623" office:value-type="float"/>
          <table:table-cell office:value="0.008436081409454345" office:value-type="float"/>
          <table:table-cell office:value="-0.009549970626831055" office:value-type="float"/>
          <table:table-cell office:value="0.06633297329750332" office:value-type="float"/>
          <table:table-cell office:value="1" office:value-type="float"/>
          <table:table-cell office:value="-0.008942179083824157" office:value-type="float"/>
          <table:table-cell office:value="0.009552943706512452" office:value-type="float"/>
          <table:table-cell office:value="0.009983441829681397" office:value-type="float"/>
          <table:table-cell office:value="0.004269191026687623" office:value-type="float"/>
          <table:table-cell office:value="0.008436081409454345" office:value-type="float"/>
          <table:table-cell office:value="-0.009549970626831055" office:value-type="float"/>
        </table:table-row>
        <table:table-row>
          <table:table-cell office:value="-0.017622707486152647" office:value-type="float"/>
          <table:table-cell office:value="0.01885680675506592" office:value-type="float"/>
          <table:table-cell office:value="0.019949991703033448" office:value-type="float"/>
          <table:table-cell office:value="0.008741228580474854" office:value-type="float"/>
          <table:table-cell office:value="0.0165483820438385" office:value-type="float"/>
          <table:table-cell office:value="-0.01910946309566498" office:value-type="float"/>
          <table:table-cell office:value="0.06313644618230535" office:value-type="float"/>
          <table:table-cell office:value="2" office:value-type="float"/>
          <table:table-cell office:value="-0.008680528402328492" office:value-type="float"/>
          <table:table-cell office:value="0.009303863048553468" office:value-type="float"/>
          <table:table-cell office:value="0.00996654987335205" office:value-type="float"/>
          <table:table-cell office:value="0.004472037553787231" office:value-type="float"/>
          <table:table-cell office:value="0.008112300634384154" office:value-type="float"/>
          <table:table-cell office:value="-0.009559492468833924" office:value-type="float"/>
        </table:table-row>
        <table:table-row>
          <table:table-cell office:value="-0.02629967927932739" office:value-type="float"/>
          <table:table-cell office:value="0.028147614002227782" office:value-type="float"/>
          <table:table-cell office:value="0.02991549491882324" office:value-type="float"/>
          <table:table-cell office:value="0.013316925764083862" office:value-type="float"/>
          <table:table-cell office:value="0.024618436098098752" office:value-type="float"/>
          <table:table-cell office:value="-0.028668498396873476" office:value-type="float"/>
          <table:table-cell office:value="0.058544447666385446" office:value-type="float"/>
          <table:table-cell office:value="3" office:value-type="float"/>
          <table:table-cell office:value="-0.008676971793174743" office:value-type="float"/>
          <table:table-cell office:value="0.009290807247161864" office:value-type="float"/>
          <table:table-cell office:value="0.009965503215789795" office:value-type="float"/>
          <table:table-cell office:value="0.004575697183609008" office:value-type="float"/>
          <table:table-cell office:value="0.008070054054260254" office:value-type="float"/>
          <table:table-cell office:value="-0.009559035301208496" office:value-type="float"/>
        </table:table-row>
        <table:table-row>
          <table:table-cell office:value="-0.03486148536205291" office:value-type="float"/>
          <table:table-cell office:value="0.037366896867752075" office:value-type="float"/>
          <table:table-cell office:value="0.03987441778182983" office:value-type="float"/>
          <table:table-cell office:value="0.017619522809982302" office:value-type="float"/>
          <table:table-cell office:value="0.03251070261001587" office:value-type="float"/>
          <table:table-cell office:value="-0.038178575038909916" office:value-type="float"/>
          <table:table-cell office:value="0.053222181343180186" office:value-type="float"/>
          <table:table-cell office:value="4" office:value-type="float"/>
          <table:table-cell office:value="-0.008561806082725526" office:value-type="float"/>
          <table:table-cell office:value="0.009219282865524292" office:value-type="float"/>
          <table:table-cell office:value="0.009958922863006594" office:value-type="float"/>
          <table:table-cell office:value="0.004302597045898438" office:value-type="float"/>
          <table:table-cell office:value="0.007892266511917113" office:value-type="float"/>
          <table:table-cell office:value="-0.009510076642036439" office:value-type="float"/>
        </table:table-row>
        <table:table-row>
          <table:table-cell office:value="-0.043442302942275995" office:value-type="float"/>
          <table:table-cell office:value="0.046578053236007694" office:value-type="float"/>
          <table:table-cell office:value="0.04983234643936157" office:value-type="float"/>
          <table:table-cell office:value="0.021965922117233277" office:value-type="float"/>
          <table:table-cell office:value="0.04037647128105163" office:value-type="float"/>
          <table:table-cell office:value="-0.04768932104110718" office:value-type="float"/>
          <table:table-cell office:value="0.04747646603835335" office:value-type="float"/>
          <table:table-cell office:value="5" office:value-type="float"/>
          <table:table-cell office:value="-0.008580817580223084" office:value-type="float"/>
          <table:table-cell office:value="0.009211156368255617" office:value-type="float"/>
          <table:table-cell office:value="0.009957928657531737" office:value-type="float"/>
          <table:table-cell office:value="0.004346399307250977" office:value-type="float"/>
          <table:table-cell office:value="0.007865768671035766" office:value-type="float"/>
          <table:table-cell office:value="-0.0095107460021972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6050182580947878" office:value-type="float"/>
          <table:table-cell office:value="0.04806529402732849" office:value-type="float"/>
          <table:table-cell office:value="-0.05" office:value-type="float"/>
          <table:table-cell office:value="0.0447409000012043" office:value-type="float"/>
          <table:table-cell office:value="6" office:value-type="float"/>
          <table:table-cell office:value="-0.008467631340026855" office:value-type="float"/>
          <table:table-cell office:value="0.009135229587554932" office:value-type="float"/>
          <table:table-cell office:value="0.009950389862060547" office:value-type="float"/>
          <table:table-cell office:value="0.004084260463714599" office:value-type="float"/>
          <table:table-cell office:value="0.007688822746276856" office:value-type="float"/>
          <table:table-cell office:value="-0.0094584977626800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006359696388245" office:value-type="float"/>
          <table:table-cell office:value="0.05" office:value-type="float"/>
          <table:table-cell office:value="-0.05" office:value-type="float"/>
          <table:table-cell office:value="0.04474061994150947" office:value-type="float"/>
          <table:table-cell office:value="7" office:value-type="float"/>
          <table:table-cell office:value="-0.008515360355377198" office:value-type="float"/>
          <table:table-cell office:value="0.009151617288589478" office:value-type="float"/>
          <table:table-cell office:value="0.009951758384704591" office:value-type="float"/>
          <table:table-cell office:value="0.004013414382934571" office:value-type="float"/>
          <table:table-cell office:value="0.007674109935760497" office:value-type="float"/>
          <table:table-cell office:value="-0.0094807302951812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405361771583558" office:value-type="float"/>
          <table:table-cell office:value="0.05" office:value-type="float"/>
          <table:table-cell office:value="-0.05" office:value-type="float"/>
          <table:table-cell office:value="0.044740906284884766" office:value-type="float"/>
          <table:table-cell office:value="8" office:value-type="float"/>
          <table:table-cell office:value="-0.008500317335128784" office:value-type="float"/>
          <table:table-cell office:value="0.009141545295715333" office:value-type="float"/>
          <table:table-cell office:value="0.009950635433197021" office:value-type="float"/>
          <table:table-cell office:value="0.003990020751953125" office:value-type="float"/>
          <table:table-cell office:value="0.007654396295547485" office:value-type="float"/>
          <table:table-cell office:value="-0.00947342753410339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786845326423646" office:value-type="float"/>
          <table:table-cell office:value="0.05" office:value-type="float"/>
          <table:table-cell office:value="-0.05" office:value-type="float"/>
          <table:table-cell office:value="0.04474091433186254" office:value-type="float"/>
          <table:table-cell office:value="9" office:value-type="float"/>
          <table:table-cell office:value="-0.00854921579360962" office:value-type="float"/>
          <table:table-cell office:value="0.009170558452606203" office:value-type="float"/>
          <table:table-cell office:value="0.009954206943511961" office:value-type="float"/>
          <table:table-cell office:value="0.0038148355484008793" office:value-type="float"/>
          <table:table-cell office:value="0.007626945972442628" office:value-type="float"/>
          <table:table-cell office:value="-0.0095068562030792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167323946952821" office:value-type="float"/>
          <table:table-cell office:value="0.05" office:value-type="float"/>
          <table:table-cell office:value="-0.05" office:value-type="float"/>
          <table:table-cell office:value="0.04474092676717797" office:value-type="float"/>
          <table:table-cell office:value="10" office:value-type="float"/>
          <table:table-cell office:value="-0.00854115903377533" office:value-type="float"/>
          <table:table-cell office:value="0.00916541576385498" office:value-type="float"/>
          <table:table-cell office:value="0.00995361328125" office:value-type="float"/>
          <table:table-cell office:value="0.003804786205291748" office:value-type="float"/>
          <table:table-cell office:value="0.007617959976196289" office:value-type="float"/>
          <table:table-cell office:value="-0.0095025604963302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50966513156891" office:value-type="float"/>
          <table:table-cell office:value="0.05" office:value-type="float"/>
          <table:table-cell office:value="-0.05" office:value-type="float"/>
          <table:table-cell office:value="0.04474090961517413" office:value-type="float"/>
          <table:table-cell office:value="11" office:value-type="float"/>
          <table:table-cell office:value="-0.008531588912010193" office:value-type="float"/>
          <table:table-cell office:value="0.00916487455368042" office:value-type="float"/>
          <table:table-cell office:value="0.009955198764801025" office:value-type="float"/>
          <table:table-cell office:value="0.003423411846160889" office:value-type="float"/>
          <table:table-cell office:value="0.007493083477020263" office:value-type="float"/>
          <table:table-cell office:value="-0.00952160239219665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851179599761964" office:value-type="float"/>
          <table:table-cell office:value="0.05" office:value-type="float"/>
          <table:table-cell office:value="-0.05" office:value-type="float"/>
          <table:table-cell office:value="0.04474063331745551" office:value-type="float"/>
          <table:table-cell office:value="12" office:value-type="float"/>
          <table:table-cell office:value="-0.008524302244186401" office:value-type="float"/>
          <table:table-cell office:value="0.009160192012786865" office:value-type="float"/>
          <table:table-cell office:value="0.009954669475555419" office:value-type="float"/>
          <table:table-cell office:value="0.0034151446819305417" office:value-type="float"/>
          <table:table-cell office:value="0.007484945058822632" office:value-type="float"/>
          <table:table-cell office:value="-0.0095177859067916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89064939504" office:value-type="float"/>
          <table:table-cell office:value="13" office:value-type="float"/>
          <table:table-cell office:value="-0.00847426950931549" office:value-type="float"/>
          <table:table-cell office:value="0.009136067628860474" office:value-type="float"/>
          <table:table-cell office:value="0.009955334663391114" office:value-type="float"/>
          <table:table-cell office:value="0.0028771317005157476" office:value-type="float"/>
          <table:table-cell office:value="0.007249268293380738" office:value-type="float"/>
          <table:table-cell office:value="-0.0095303809642791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898437254185" office:value-type="float"/>
          <table:table-cell office:value="14" office:value-type="float"/>
          <table:table-cell office:value="-0.008471023440361023" office:value-type="float"/>
          <table:table-cell office:value="0.009133970737457276" office:value-type="float"/>
          <table:table-cell office:value="0.009955103397369386" office:value-type="float"/>
          <table:table-cell office:value="0.0028739404678344727" office:value-type="float"/>
          <table:table-cell office:value="0.007245671749114989" office:value-type="float"/>
          <table:table-cell office:value="-0.0095287245512008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894544229956" office:value-type="float"/>
          <table:table-cell office:value="15" office:value-type="float"/>
          <table:table-cell office:value="-0.008411340117454529" office:value-type="float"/>
          <table:table-cell office:value="0.009103262424468994" office:value-type="float"/>
          <table:table-cell office:value="0.009955923557281495" office:value-type="float"/>
          <table:table-cell office:value="0.0022937893867492672" office:value-type="float"/>
          <table:table-cell office:value="0.006950578689575196" office:value-type="float"/>
          <table:table-cell office:value="-0.00954006791114807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896875370674" office:value-type="float"/>
          <table:table-cell office:value="16" office:value-type="float"/>
          <table:table-cell office:value="-0.008411339521408082" office:value-type="float"/>
          <table:table-cell office:value="0.009103262424468994" office:value-type="float"/>
          <table:table-cell office:value="0.009955923557281495" office:value-type="float"/>
          <table:table-cell office:value="0.0022937881946563723" office:value-type="float"/>
          <table:table-cell office:value="0.0069505774974823" office:value-type="float"/>
          <table:table-cell office:value="-0.00954006791114807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912769822415" office:value-type="float"/>
          <table:table-cell office:value="17" office:value-type="float"/>
          <table:table-cell office:value="-0.008338006138801575" office:value-type="float"/>
          <table:table-cell office:value="0.009062640666961668" office:value-type="float"/>
          <table:table-cell office:value="0.009956384897232056" office:value-type="float"/>
          <table:table-cell office:value="0.0016574335098266599" office:value-type="float"/>
          <table:table-cell office:value="0.006588127613067625" office:value-type="float"/>
          <table:table-cell office:value="-0.00954624295234680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88731908557" office:value-type="float"/>
          <table:table-cell office:value="18" office:value-type="float"/>
          <table:table-cell office:value="-0.008338006138801575" office:value-type="float"/>
          <table:table-cell office:value="0.009062640666961668" office:value-type="float"/>
          <table:table-cell office:value="0.009956384897232056" office:value-type="float"/>
          <table:table-cell office:value="0.0016574335098266599" office:value-type="float"/>
          <table:table-cell office:value="0.006588126420974732" office:value-type="float"/>
          <table:table-cell office:value="-0.00954624295234680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61973609479" office:value-type="float"/>
          <table:table-cell office:value="19" office:value-type="float"/>
          <table:table-cell office:value="-0.008256508708000184" office:value-type="float"/>
          <table:table-cell office:value="0.00901629090309143" office:value-type="float"/>
          <table:table-cell office:value="0.009956481456756592" office:value-type="float"/>
          <table:table-cell office:value="0.0009793710708618161" office:value-type="float"/>
          <table:table-cell office:value="0.00618112087249756" office:value-type="float"/>
          <table:table-cell office:value="-0.0095467418432235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917455000674" office:value-type="float"/>
          <table:table-cell office:value="20" office:value-type="float"/>
          <table:table-cell office:value="-0.008256504535675049" office:value-type="float"/>
          <table:table-cell office:value="0.009016287326812743" office:value-type="float"/>
          <table:table-cell office:value="0.009956480264663696" office:value-type="float"/>
          <table:table-cell office:value="0.0009793615341186519" office:value-type="float"/>
          <table:table-cell office:value="0.006181107759475708" office:value-type="float"/>
          <table:table-cell office:value="-0.0095467436313629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90031996898" office:value-type="float"/>
          <table:table-cell office:value="21" office:value-type="float"/>
          <table:table-cell office:value="-0.008171011209487915" office:value-type="float"/>
          <table:table-cell office:value="0.008965539932250978" office:value-type="float"/>
          <table:table-cell office:value="0.009956260919570923" office:value-type="float"/>
          <table:table-cell office:value="0.0002900886535644534" office:value-type="float"/>
          <table:table-cell office:value="0.0057235777378082265" office:value-type="float"/>
          <table:table-cell office:value="-0.0095408225059509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74089670060627" office:value-type="float"/>
          <table:table-cell office:value="22" office:value-type="float"/>
          <table:table-cell office:value="-0.008171011209487915" office:value-type="float"/>
          <table:table-cell office:value="0.00896554112434387" office:value-type="float"/>
          <table:table-cell office:value="0.009956260919570923" office:value-type="float"/>
          <table:table-cell office:value="0.0002900874614715568" office:value-type="float"/>
          <table:table-cell office:value="0.005723578929901123" office:value-type="float"/>
          <table:table-cell office:value="-0.0095408225059509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9550321698188786" office:value-type="float"/>
          <table:table-cell office:value="0.05" office:value-type="float"/>
          <table:table-cell office:value="-0.05" office:value-type="float"/>
          <table:table-cell office:value="0.044740624804087054" office:value-type="float"/>
          <table:table-cell office:value="23" office:value-type="float"/>
          <table:table-cell office:value="-0.008080538511276245" office:value-type="float"/>
          <table:table-cell office:value="0.00890650510787964" office:value-type="float"/>
          <table:table-cell office:value="0.009955198764801025" office:value-type="float"/>
          <table:table-cell office:value="-0.0004496783018112186" office:value-type="float"/>
          <table:table-cell office:value="0.0051876878738403315" office:value-type="float"/>
          <table:table-cell office:value="-0.00952597796916961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910069406032563" office:value-type="float"/>
          <table:table-cell office:value="0.05" office:value-type="float"/>
          <table:table-cell office:value="-0.05" office:value-type="float"/>
          <table:table-cell office:value="0.044740911714332254" office:value-type="float"/>
          <table:table-cell office:value="24" office:value-type="float"/>
          <table:table-cell office:value="-0.008081644773483276" office:value-type="float"/>
          <table:table-cell office:value="0.008907289505004882" office:value-type="float"/>
          <table:table-cell office:value="0.009955272674560546" office:value-type="float"/>
          <table:table-cell office:value="-0.0004496276378631592" office:value-type="float"/>
          <table:table-cell office:value="0.00518870234489441" office:value-type="float"/>
          <table:table-cell office:value="-0.0095264983177185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795387268066407" office:value-type="float"/>
          <table:table-cell office:value="0.05" office:value-type="float"/>
          <table:table-cell office:value="-0.05" office:value-type="float"/>
          <table:table-cell office:value="0.04474090156900304" office:value-type="float"/>
          <table:table-cell office:value="25" office:value-type="float"/>
          <table:table-cell office:value="-0.007996113300323487" office:value-type="float"/>
          <table:table-cell office:value="0.008850086927413939" office:value-type="float"/>
          <table:table-cell office:value="0.009953837394714357" office:value-type="float"/>
          <table:table-cell office:value="-0.0011468213796615601" office:value-type="float"/>
          <table:table-cell office:value="0.0046354663372039796" office:value-type="float"/>
          <table:table-cell office:value="-0.0095063292980194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680673360824586" office:value-type="float"/>
          <table:table-cell office:value="0.05" office:value-type="float"/>
          <table:table-cell office:value="-0.05" office:value-type="float"/>
          <table:table-cell office:value="0.04474091161705118" office:value-type="float"/>
          <table:table-cell office:value="26" office:value-type="float"/>
          <table:table-cell office:value="-0.00799902856349945" office:value-type="float"/>
          <table:table-cell office:value="0.008852182626724244" office:value-type="float"/>
          <table:table-cell office:value="0.009954032897949218" office:value-type="float"/>
          <table:table-cell office:value="-0.0011471390724182122" office:value-type="float"/>
          <table:table-cell office:value="0.004637886285781861" office:value-type="float"/>
          <table:table-cell office:value="-0.0095077079534530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507294058799745" office:value-type="float"/>
          <table:table-cell office:value="0.05" office:value-type="float"/>
          <table:table-cell office:value="-0.05" office:value-type="float"/>
          <table:table-cell office:value="0.04474087947668948" office:value-type="float"/>
          <table:table-cell office:value="27" office:value-type="float"/>
          <table:table-cell office:value="-0.007935551404953004" office:value-type="float"/>
          <table:table-cell office:value="0.008805811405181887" office:value-type="float"/>
          <table:table-cell office:value="0.009952576160430908" office:value-type="float"/>
          <table:table-cell office:value="-0.0017337930202484132" office:value-type="float"/>
          <table:table-cell office:value="0.004113872051239014" office:value-type="float"/>
          <table:table-cell office:value="-0.009485616683959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33380424976349" office:value-type="float"/>
          <table:table-cell office:value="0.05" office:value-type="float"/>
          <table:table-cell office:value="-0.05" office:value-type="float"/>
          <table:table-cell office:value="0.04474088888603668" office:value-type="float"/>
          <table:table-cell office:value="28" office:value-type="float"/>
          <table:table-cell office:value="-0.0079400235414505" office:value-type="float"/>
          <table:table-cell office:value="0.008809070587158204" office:value-type="float"/>
          <table:table-cell office:value="0.009952881336212157" office:value-type="float"/>
          <table:table-cell office:value="-0.0017348980903625494" office:value-type="float"/>
          <table:table-cell office:value="0.004117162227630615" office:value-type="float"/>
          <table:table-cell office:value="-0.0094877785444259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111660361289979" office:value-type="float"/>
          <table:table-cell office:value="0.05" office:value-type="float"/>
          <table:table-cell office:value="-0.05" office:value-type="float"/>
          <table:table-cell office:value="0.04474090936992886" office:value-type="float"/>
          <table:table-cell office:value="29" office:value-type="float"/>
          <table:table-cell office:value="-0.007895426750183105" office:value-type="float"/>
          <table:table-cell office:value="0.008769991397857667" office:value-type="float"/>
          <table:table-cell office:value="0.009951159954071044" office:value-type="float"/>
          <table:table-cell office:value="-0.0022214388847351073" office:value-type="float"/>
          <table:table-cell office:value="0.0036200821399688717" office:value-type="float"/>
          <table:table-cell office:value="-0.009463203549385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889337360858918" office:value-type="float"/>
          <table:table-cell office:value="0.05" office:value-type="float"/>
          <table:table-cell office:value="-0.05" office:value-type="float"/>
          <table:table-cell office:value="0.04474090327418115" office:value-type="float"/>
          <table:table-cell office:value="30" office:value-type="float"/>
          <table:table-cell office:value="-0.007901120781898498" office:value-type="float"/>
          <table:table-cell office:value="0.008774271011352539" office:value-type="float"/>
          <table:table-cell office:value="0.009951558113098146" office:value-type="float"/>
          <table:table-cell office:value="-0.002223230004310608" office:value-type="float"/>
          <table:table-cell office:value="0.003623614311218262" office:value-type="float"/>
          <table:table-cell office:value="-0.00946606457233428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62636286020279" office:value-type="float"/>
          <table:table-cell office:value="0.05" office:value-type="float"/>
          <table:table-cell office:value="-0.05" office:value-type="float"/>
          <table:table-cell office:value="0.04474091247504479" office:value-type="float"/>
          <table:table-cell office:value="31" office:value-type="float"/>
          <table:table-cell office:value="-0.007880254983901977" office:value-type="float"/>
          <table:table-cell office:value="0.008742082118988038" office:value-type="float"/>
          <table:table-cell office:value="0.009950113296508788" office:value-type="float"/>
          <table:table-cell office:value="-0.0026297450065612795" office:value-type="float"/>
          <table:table-cell office:value="0.0031453192234039314" office:value-type="float"/>
          <table:table-cell office:value="-0.00944090008735656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363061130046845" office:value-type="float"/>
          <table:table-cell office:value="0.05" office:value-type="float"/>
          <table:table-cell office:value="-0.05" office:value-type="float"/>
          <table:table-cell office:value="0.04474089067637052" office:value-type="float"/>
          <table:table-cell office:value="32" office:value-type="float"/>
          <table:table-cell office:value="-0.0078873348236084" office:value-type="float"/>
          <table:table-cell office:value="0.008747427463531495" office:value-type="float"/>
          <table:table-cell office:value="0.009950616359710692" office:value-type="float"/>
          <table:table-cell office:value="-0.002633017301559448" office:value-type="float"/>
          <table:table-cell office:value="0.0031486439704895026" office:value-type="float"/>
          <table:table-cell office:value="-0.0094445675611495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0685600638389595" office:value-type="float"/>
          <table:table-cell office:value="0.05" office:value-type="float"/>
          <table:table-cell office:value="-0.05" office:value-type="float"/>
          <table:table-cell office:value="0.044740915835282814" office:value-type="float"/>
          <table:table-cell office:value="33" office:value-type="float"/>
          <table:table-cell office:value="-0.007893723249435425" office:value-type="float"/>
          <table:table-cell office:value="0.008719635009765624" office:value-type="float"/>
          <table:table-cell office:value="0.009949555397033691" office:value-type="float"/>
          <table:table-cell office:value="-0.0029450106620788575" office:value-type="float"/>
          <table:table-cell office:value="0.0027435350418090823" office:value-type="float"/>
          <table:table-cell office:value="-0.0094175755977630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7736185789108282" office:value-type="float"/>
          <table:table-cell office:value="0.05" office:value-type="float"/>
          <table:table-cell office:value="-0.05" office:value-type="float"/>
          <table:table-cell office:value="0.04474062318386514" office:value-type="float"/>
          <table:table-cell office:value="34" office:value-type="float"/>
          <table:table-cell office:value="-0.007901642322540283" office:value-type="float"/>
          <table:table-cell office:value="0.008725702762603762" office:value-type="float"/>
          <table:table-cell office:value="0.009950127601623537" office:value-type="float"/>
          <table:table-cell office:value="-0.002949414849281311" office:value-type="float"/>
          <table:table-cell office:value="0.002746396064758301" office:value-type="float"/>
          <table:table-cell office:value="-0.0094218373298645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4536957740783696" office:value-type="float"/>
          <table:table-cell office:value="0.05" office:value-type="float"/>
          <table:table-cell office:value="-0.05" office:value-type="float"/>
          <table:table-cell office:value="0.04474091902732484" office:value-type="float"/>
          <table:table-cell office:value="35" office:value-type="float"/>
          <table:table-cell office:value="-0.00792283058166504" office:value-type="float"/>
          <table:table-cell office:value="0.008696744441986084" office:value-type="float"/>
          <table:table-cell office:value="0.009949264526367187" office:value-type="float"/>
          <table:table-cell office:value="-0.003199228048324585" office:value-type="float"/>
          <table:table-cell office:value="0.002450923919677734" office:value-type="float"/>
          <table:table-cell office:value="-0.00939063072204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1331863403320318" office:value-type="float"/>
          <table:table-cell office:value="0.05" office:value-type="float"/>
          <table:table-cell office:value="-0.05" office:value-type="float"/>
          <table:table-cell office:value="0.04474063487740455" office:value-type="float"/>
          <table:table-cell office:value="36" office:value-type="float"/>
          <table:table-cell office:value="-0.007931358814239502" office:value-type="float"/>
          <table:table-cell office:value="0.008703423738479614" office:value-type="float"/>
          <table:table-cell office:value="0.009949902296066284" office:value-type="float"/>
          <table:table-cell office:value="-0.0032050943374633788" office:value-type="float"/>
          <table:table-cell office:value="0.0024529480934143075" office:value-type="float"/>
          <table:table-cell office:value="-0.00939548254013061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17938823699951176" office:value-type="float"/>
          <table:table-cell office:value="0.05" office:value-type="float"/>
          <table:table-cell office:value="-0.05" office:value-type="float"/>
          <table:table-cell office:value="0.04474091092666355" office:value-type="float"/>
          <table:table-cell office:value="37" office:value-type="float"/>
          <table:table-cell office:value="-0.007948359847068787" office:value-type="float"/>
          <table:table-cell office:value="0.008661630153656006" office:value-type="float"/>
          <table:table-cell office:value="0.009948294162750245" office:value-type="float"/>
          <table:table-cell office:value="-0.0033930397033691403" office:value-type="float"/>
          <table:table-cell office:value="0.002235604524612427" office:value-type="float"/>
          <table:table-cell office:value="-0.0093529778718948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14539183378219609" office:value-type="float"/>
          <table:table-cell office:value="0.05" office:value-type="float"/>
          <table:table-cell office:value="-0.05" office:value-type="float"/>
          <table:table-cell office:value="0.04474091090827967" office:value-type="float"/>
          <table:table-cell office:value="38" office:value-type="float"/>
          <table:table-cell office:value="-0.007957506775856018" office:value-type="float"/>
          <table:table-cell office:value="0.008668923377990722" office:value-type="float"/>
          <table:table-cell office:value="0.009948992729187011" office:value-type="float"/>
          <table:table-cell office:value="-0.0033996403217315674" office:value-type="float"/>
          <table:table-cell office:value="0.002237367630004882" office:value-type="float"/>
          <table:table-cell office:value="-0.00935840964317321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11006928682327275" office:value-type="float"/>
          <table:table-cell office:value="0.05" office:value-type="float"/>
          <table:table-cell office:value="-0.05" office:value-type="float"/>
          <table:table-cell office:value="0.04474063603174848" office:value-type="float"/>
          <table:table-cell office:value="39" office:value-type="float"/>
          <table:table-cell office:value="-0.00796733021736145" office:value-type="float"/>
          <table:table-cell office:value="0.008620426654815673" office:value-type="float"/>
          <table:table-cell office:value="0.009947133064270018" office:value-type="float"/>
          <table:table-cell office:value="-0.0035322546958923336" office:value-type="float"/>
          <table:table-cell office:value="0.0021324789524078368" office:value-type="float"/>
          <table:table-cell office:value="-0.0093061929941177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0746744573116303" office:value-type="float"/>
          <table:table-cell office:value="0.05" office:value-type="float"/>
          <table:table-cell office:value="-0.05" office:value-type="float"/>
          <table:table-cell office:value="0.044740926854250046" office:value-type="float"/>
          <table:table-cell office:value="40" office:value-type="float"/>
          <table:table-cell office:value="-0.00797688364982605" office:value-type="float"/>
          <table:table-cell office:value="0.008628201484680175" office:value-type="float"/>
          <table:table-cell office:value="0.009947879314422607" office:value-type="float"/>
          <table:table-cell office:value="-0.0035394829511642455" office:value-type="float"/>
          <table:table-cell office:value="0.0021340036392211922" office:value-type="float"/>
          <table:table-cell office:value="-0.0093121743202209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03831936717033391" office:value-type="float"/>
          <table:table-cell office:value="0.05" office:value-type="float"/>
          <table:table-cell office:value="-0.05" office:value-type="float"/>
          <table:table-cell office:value="0.04474092213210701" office:value-type="float"/>
          <table:table-cell office:value="41" office:value-type="float"/>
          <table:table-cell office:value="-0.007969797849655152" office:value-type="float"/>
          <table:table-cell office:value="0.008573169708251954" office:value-type="float"/>
          <table:table-cell office:value="0.009945406913757325" office:value-type="float"/>
          <table:table-cell office:value="-0.0036355090141296387" office:value-type="float"/>
          <table:table-cell office:value="0.0020955741405487057" office:value-type="float"/>
          <table:table-cell office:value="-0.0092499649524688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001887953281402635" office:value-type="float"/>
          <table:table-cell office:value="0.05" office:value-type="float"/>
          <table:table-cell office:value="-0.05" office:value-type="float"/>
          <table:table-cell office:value="0.0447409039554288" office:value-type="float"/>
          <table:table-cell office:value="42" office:value-type="float"/>
          <table:table-cell office:value="-0.007979840636253357" office:value-type="float"/>
          <table:table-cell office:value="0.008581476211547851" office:value-type="float"/>
          <table:table-cell office:value="0.009946212768554686" office:value-type="float"/>
          <table:table-cell office:value="-0.0036431413888931277" office:value-type="float"/>
          <table:table-cell office:value="0.002097049951553345" office:value-type="float"/>
          <table:table-cell office:value="-0.0092565590143203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35272765159606884" office:value-type="float"/>
          <table:table-cell office:value="0.05" office:value-type="float"/>
          <table:table-cell office:value="-0.05" office:value-type="float"/>
          <table:table-cell office:value="0.04474090937404643" office:value-type="float"/>
          <table:table-cell office:value="43" office:value-type="float"/>
          <table:table-cell office:value="-0.007951238155364991" office:value-type="float"/>
          <table:table-cell office:value="0.008514893054962157" office:value-type="float"/>
          <table:table-cell office:value="0.009942848682403563" office:value-type="float"/>
          <table:table-cell office:value="-0.003716071844100952" office:value-type="float"/>
          <table:table-cell office:value="0.0021097934246063228" office:value-type="float"/>
          <table:table-cell office:value="-0.0091825985908508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72514319419860794" office:value-type="float"/>
          <table:table-cell office:value="0.05" office:value-type="float"/>
          <table:table-cell office:value="-0.05" office:value-type="float"/>
          <table:table-cell office:value="0.04474089069155762" office:value-type="float"/>
          <table:table-cell office:value="44" office:value-type="float"/>
          <table:table-cell office:value="-0.007961640357971192" office:value-type="float"/>
          <table:table-cell office:value="0.00852365016937256" office:value-type="float"/>
          <table:table-cell office:value="0.009943711757659913" office:value-type="float"/>
          <table:table-cell office:value="-0.003724155426025391" office:value-type="float"/>
          <table:table-cell office:value="0.002111201286315917" office:value-type="float"/>
          <table:table-cell office:value="-0.0091898047924041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1015197038650507" office:value-type="float"/>
          <table:table-cell office:value="0.05" office:value-type="float"/>
          <table:table-cell office:value="-0.05" office:value-type="float"/>
          <table:table-cell office:value="0.04474089687849795" office:value-type="float"/>
          <table:table-cell office:value="45" office:value-type="float"/>
          <table:table-cell office:value="-0.007910233736038209" office:value-type="float"/>
          <table:table-cell office:value="0.00843447208404541" office:value-type="float"/>
          <table:table-cell office:value="0.009938958883285524" office:value-type="float"/>
          <table:table-cell office:value="-0.0037637650966644287" office:value-type="float"/>
          <table:table-cell office:value="0.002191822528839111" office:value-type="float"/>
          <table:table-cell office:value="-0.00909832835197448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4787381887435908" office:value-type="float"/>
          <table:table-cell office:value="0.05" office:value-type="float"/>
          <table:table-cell office:value="-0.05" office:value-type="float"/>
          <table:table-cell office:value="0.04474063332598954" office:value-type="float"/>
          <table:table-cell office:value="46" office:value-type="float"/>
          <table:table-cell office:value="-0.007920929789543152" office:value-type="float"/>
          <table:table-cell office:value="0.008443682193756104" office:value-type="float"/>
          <table:table-cell office:value="0.009939892292022705" office:value-type="float"/>
          <table:table-cell office:value="-0.0037721848487854" office:value-type="float"/>
          <table:table-cell office:value="0.0021933698654174813" office:value-type="float"/>
          <table:table-cell office:value="-0.00910618782043457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8517925739288326" office:value-type="float"/>
          <table:table-cell office:value="0.05" office:value-type="float"/>
          <table:table-cell office:value="-0.05" office:value-type="float"/>
          <table:table-cell office:value="0.044740620597408506" office:value-type="float"/>
          <table:table-cell office:value="47" office:value-type="float"/>
          <table:table-cell office:value="-0.007871239185333253" office:value-type="float"/>
          <table:table-cell office:value="0.008348836898803712" office:value-type="float"/>
          <table:table-cell office:value="0.009934883117675783" office:value-type="float"/>
          <table:table-cell office:value="-0.003730543851852417" office:value-type="float"/>
          <table:table-cell office:value="0.0023627543449401857" office:value-type="float"/>
          <table:table-cell office:value="-0.00900472283363342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2257791161537165" office:value-type="float"/>
          <table:table-cell office:value="0.05" office:value-type="float"/>
          <table:table-cell office:value="-0.05" office:value-type="float"/>
          <table:table-cell office:value="0.04474088343038747" office:value-type="float"/>
          <table:table-cell office:value="48" office:value-type="float"/>
          <table:table-cell office:value="-0.007881689071655273" office:value-type="float"/>
          <table:table-cell office:value="0.008358032703399658" office:value-type="float"/>
          <table:table-cell office:value="0.00993586540222168" office:value-type="float"/>
          <table:table-cell office:value="-0.0037398654222488403" office:value-type="float"/>
          <table:table-cell office:value="0.0023636269569396965" office:value-type="float"/>
          <table:table-cell office:value="-0.00901298284530639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592336237430572" office:value-type="float"/>
          <table:table-cell office:value="0.05" office:value-type="float"/>
          <table:table-cell office:value="-0.05" office:value-type="float"/>
          <table:table-cell office:value="0.044740633320454554" office:value-type="float"/>
          <table:table-cell office:value="49" office:value-type="float"/>
          <table:table-cell office:value="-0.00783092737197876" office:value-type="float"/>
          <table:table-cell office:value="0.008251333236694336" office:value-type="float"/>
          <table:table-cell office:value="0.009930258989334107" office:value-type="float"/>
          <table:table-cell office:value="-0.003665571212768555" office:value-type="float"/>
          <table:table-cell office:value="0.0025750374794006343" office:value-type="float"/>
          <table:table-cell office:value="-0.0088994204998016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9598755240440363" office:value-type="float"/>
          <table:table-cell office:value="0.05" office:value-type="float"/>
          <table:table-cell office:value="-0.05" office:value-type="float"/>
          <table:table-cell office:value="0.04474090499906841" office:value-type="float"/>
          <table:table-cell office:value="50" office:value-type="float"/>
          <table:table-cell office:value="-0.007841343879699708" office:value-type="float"/>
          <table:table-cell office:value="0.0082606303691864" office:value-type="float"/>
          <table:table-cell office:value="0.009931308031082152" office:value-type="float"/>
          <table:table-cell office:value="-0.0036753928661346436" office:value-type="float"/>
          <table:table-cell office:value="0.0025763785839080806" office:value-type="float"/>
          <table:table-cell office:value="-0.00890819609165191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314216136932373" office:value-type="float"/>
          <table:table-cell office:value="0.05" office:value-type="float"/>
          <table:table-cell office:value="-0.05" office:value-type="float"/>
          <table:table-cell office:value="0.04474091685156402" office:value-type="float"/>
          <table:table-cell office:value="51" office:value-type="float"/>
          <table:table-cell office:value="-0.007780784368515014" office:value-type="float"/>
          <table:table-cell office:value="0.008131661415100097" office:value-type="float"/>
          <table:table-cell office:value="0.009923614263534547" office:value-type="float"/>
          <table:table-cell office:value="-0.003543406128883362" office:value-type="float"/>
          <table:table-cell office:value="0.0027915477752685543" office:value-type="float"/>
          <table:table-cell office:value="-0.0087752604484558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669512510299682" office:value-type="float"/>
          <table:table-cell office:value="0.05" office:value-type="float"/>
          <table:table-cell office:value="-0.05" office:value-type="float"/>
          <table:table-cell office:value="0.044740876412613026" office:value-type="float"/>
          <table:table-cell office:value="52" office:value-type="float"/>
          <table:table-cell office:value="-0.00779100775718689" office:value-type="float"/>
          <table:table-cell office:value="0.008141001462936401" office:value-type="float"/>
          <table:table-cell office:value="0.009924721717834472" office:value-type="float"/>
          <table:table-cell office:value="-0.0035529637336730955" office:value-type="float"/>
          <table:table-cell office:value="0.0027934610843658447" office:value-type="float"/>
          <table:table-cell office:value="-0.0087844043970108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006470918655395" office:value-type="float"/>
          <table:table-cell office:value="0.05" office:value-type="float"/>
          <table:table-cell office:value="-0.05" office:value-type="float"/>
          <table:table-cell office:value="0.04474088415491249" office:value-type="float"/>
          <table:table-cell office:value="53" office:value-type="float"/>
          <table:table-cell office:value="-0.007715761661529541" office:value-type="float"/>
          <table:table-cell office:value="0.007990704774856567" office:value-type="float"/>
          <table:table-cell office:value="0.009914371967315675" office:value-type="float"/>
          <table:table-cell office:value="-0.0033695840835571292" office:value-type="float"/>
          <table:table-cell office:value="0.002987678050994874" office:value-type="float"/>
          <table:table-cell office:value="-0.008630716204643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3443245887756346" office:value-type="float"/>
          <table:table-cell office:value="0.05" office:value-type="float"/>
          <table:table-cell office:value="-0.05" office:value-type="float"/>
          <table:table-cell office:value="0.044740917469183974" office:value-type="float"/>
          <table:table-cell office:value="54" office:value-type="float"/>
          <table:table-cell office:value="-0.007725754380226135" office:value-type="float"/>
          <table:table-cell office:value="0.008000001907348632" office:value-type="float"/>
          <table:table-cell office:value="0.009915547370910644" office:value-type="float"/>
          <table:table-cell office:value="-0.0033785367012023927" office:value-type="float"/>
          <table:table-cell office:value="0.002989941835403442" office:value-type="float"/>
          <table:table-cell office:value="-0.0086401498317718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6573739051818844" office:value-type="float"/>
          <table:table-cell office:value="0.05" office:value-type="float"/>
          <table:table-cell office:value="-0.05" office:value-type="float"/>
          <table:table-cell office:value="0.04474089849769954" office:value-type="float"/>
          <table:table-cell office:value="55" office:value-type="float"/>
          <table:table-cell office:value="-0.0076266503334045405" office:value-type="float"/>
          <table:table-cell office:value="0.007831774950027464" office:value-type="float"/>
          <table:table-cell office:value="0.009902065992355347" office:value-type="float"/>
          <table:table-cell office:value="-0.0031304931640625004" office:value-type="float"/>
          <table:table-cell office:value="0.003170356750488282" office:value-type="float"/>
          <table:table-cell office:value="-0.0084678125381469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9712721705436703" office:value-type="float"/>
          <table:table-cell office:value="0.05" office:value-type="float"/>
          <table:table-cell office:value="-0.05" office:value-type="float"/>
          <table:table-cell office:value="0.04474092208873034" office:value-type="float"/>
          <table:table-cell office:value="56" office:value-type="float"/>
          <table:table-cell office:value="-0.00763614296913147" office:value-type="float"/>
          <table:table-cell office:value="0.007840950489044188" office:value-type="float"/>
          <table:table-cell office:value="0.009903312921524047" office:value-type="float"/>
          <table:table-cell office:value="-0.003138982653617859" office:value-type="float"/>
          <table:table-cell office:value="0.0031733250617980956" office:value-type="float"/>
          <table:table-cell office:value="-0.0084771084785461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74089740788176" office:value-type="float"/>
          <table:table-cell office:value="57" office:value-type="float"/>
          <table:table-cell office:value="-0.00751141369342804" office:value-type="float"/>
          <table:table-cell office:value="0.007652692794799803" office:value-type="float"/>
          <table:table-cell office:value="0.009886043071746826" office:value-type="float"/>
          <table:table-cell office:value="-0.002856642007827759" office:value-type="float"/>
          <table:table-cell office:value="0.0033323478698730463" office:value-type="float"/>
          <table:table-cell office:value="-0.0082843911647796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74089508229749" office:value-type="float"/>
          <table:table-cell office:value="58" office:value-type="float"/>
          <table:table-cell office:value="-0.00751228928565979" office:value-type="float"/>
          <table:table-cell office:value="0.0076535487174987805" office:value-type="float"/>
          <table:table-cell office:value="0.009886173009872436" office:value-type="float"/>
          <table:table-cell office:value="-0.00285743236541748" office:value-type="float"/>
          <table:table-cell office:value="0.0033325541019439704" office:value-type="float"/>
          <table:table-cell office:value="-0.0082853096723556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740882589319825" office:value-type="float"/>
          <table:table-cell office:value="59" office:value-type="float"/>
          <table:table-cell office:value="-0.007360674142837524" office:value-type="float"/>
          <table:table-cell office:value="0.0074384760856628426" office:value-type="float"/>
          <table:table-cell office:value="0.009863141775131227" office:value-type="float"/>
          <table:table-cell office:value="-0.002531380653381348" office:value-type="float"/>
          <table:table-cell office:value="0.003491756916046142" office:value-type="float"/>
          <table:table-cell office:value="-0.00805905103683471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74090394434278" office:value-type="float"/>
          <table:table-cell office:value="60" office:value-type="float"/>
          <table:table-cell office:value="-0.007360672950744629" office:value-type="float"/>
          <table:table-cell office:value="0.0074384760856628426" office:value-type="float"/>
          <table:table-cell office:value="0.009863141775131227" office:value-type="float"/>
          <table:table-cell office:value="-0.0025313818454742436" office:value-type="float"/>
          <table:table-cell office:value="0.0034917545318603523" office:value-type="float"/>
          <table:table-cell office:value="-0.008059051036834717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90516090393067" office:value-type="float"/>
          <table:table-cell office:value="0.008779104948043825" office:value-type="float"/>
          <table:table-cell office:value="0.009990659952163696" office:value-type="float"/>
          <table:table-cell office:value="0.002351242303848266" office:value-type="float"/>
          <table:table-cell office:value="0.005605847835540771" office:value-type="float"/>
          <table:table-cell office:value="-0.009588180184364319" office:value-type="float"/>
          <table:table-cell office:value="0.7336639829969128" office:value-type="float"/>
          <table:table-cell office:value="1" office:value-type="float"/>
          <table:table-cell office:value="-0.009590516090393067" office:value-type="float"/>
          <table:table-cell office:value="0.008779104948043825" office:value-type="float"/>
          <table:table-cell office:value="0.009990659952163696" office:value-type="float"/>
          <table:table-cell office:value="0.002351242303848266" office:value-type="float"/>
          <table:table-cell office:value="0.005605847835540771" office:value-type="float"/>
          <table:table-cell office:value="-0.009588180184364319" office:value-type="float"/>
        </table:table-row>
        <table:table-row>
          <table:table-cell office:value="-0.014966864585876465" office:value-type="float"/>
          <table:table-cell office:value="0.014371951818466188" office:value-type="float"/>
          <table:table-cell office:value="0.01935179829597473" office:value-type="float"/>
          <table:table-cell office:value="0.0010138130187988276" office:value-type="float"/>
          <table:table-cell office:value="0.008279634714126587" office:value-type="float"/>
          <table:table-cell office:value="-0.015083966851234436" office:value-type="float"/>
          <table:table-cell office:value="0.09052070222534919" office:value-type="float"/>
          <table:table-cell office:value="2" office:value-type="float"/>
          <table:table-cell office:value="-0.005376348495483399" office:value-type="float"/>
          <table:table-cell office:value="0.005592846870422363" office:value-type="float"/>
          <table:table-cell office:value="0.009361138343811035" office:value-type="float"/>
          <table:table-cell office:value="-0.0013374292850494383" office:value-type="float"/>
          <table:table-cell office:value="0.002673786878585816" office:value-type="float"/>
          <table:table-cell office:value="-0.005495786666870117" office:value-type="float"/>
        </table:table-row>
        <table:table-row>
          <table:table-cell office:value="-0.013915668725967407" office:value-type="float"/>
          <table:table-cell office:value="0.014290892481803895" office:value-type="float"/>
          <table:table-cell office:value="0.022134804725646974" office:value-type="float"/>
          <table:table-cell office:value="-0.001570727825164795" office:value-type="float"/>
          <table:table-cell office:value="0.004522595405578613" office:value-type="float"/>
          <table:table-cell office:value="-0.01740929901599884" office:value-type="float"/>
          <table:table-cell office:value="0.09099158872524694" office:value-type="float"/>
          <table:table-cell office:value="3" office:value-type="float"/>
          <table:table-cell office:value="0.0010511958599090584" office:value-type="float"/>
          <table:table-cell office:value="-8.105933666229317e-05" office:value-type="float"/>
          <table:table-cell office:value="0.0027830064296722416" office:value-type="float"/>
          <table:table-cell office:value="-0.0025845408439636227" office:value-type="float"/>
          <table:table-cell office:value="-0.003757039308547974" office:value-type="float"/>
          <table:table-cell office:value="-0.0023253321647644046" office:value-type="float"/>
        </table:table-row>
        <table:table-row>
          <table:table-cell office:value="-0.012883831262588501" office:value-type="float"/>
          <table:table-cell office:value="0.014225766062736511" office:value-type="float"/>
          <table:table-cell office:value="0.02493317842483521" office:value-type="float"/>
          <table:table-cell office:value="-0.004142780900001526" office:value-type="float"/>
          <table:table-cell office:value="0.0007871663570404048" office:value-type="float"/>
          <table:table-cell office:value="-0.019741870760917664" office:value-type="float"/>
          <table:table-cell office:value="0.09148934984771379" office:value-type="float"/>
          <table:table-cell office:value="4" office:value-type="float"/>
          <table:table-cell office:value="0.0010318374633789054" office:value-type="float"/>
          <table:table-cell office:value="-6.512641906738365e-05" office:value-type="float"/>
          <table:table-cell office:value="0.002798373699188233" office:value-type="float"/>
          <table:table-cell office:value="-0.002572053074836731" office:value-type="float"/>
          <table:table-cell office:value="-0.0037354290485382084" office:value-type="float"/>
          <table:table-cell office:value="-0.002332571744918823" office:value-type="float"/>
        </table:table-row>
        <table:table-row>
          <table:table-cell office:value="-0.011824851036071778" office:value-type="float"/>
          <table:table-cell office:value="0.01408971607685089" office:value-type="float"/>
          <table:table-cell office:value="0.027620742321014406" office:value-type="float"/>
          <table:table-cell office:value="-0.006630548238754272" office:value-type="float"/>
          <table:table-cell office:value="-0.002879692316055299" office:value-type="float"/>
          <table:table-cell office:value="-0.021992608308792114" office:value-type="float"/>
          <table:table-cell office:value="0.09545338303620977" office:value-type="float"/>
          <table:table-cell office:value="5" office:value-type="float"/>
          <table:table-cell office:value="0.001058980226516723" office:value-type="float"/>
          <table:table-cell office:value="-0.0001360499858856206" office:value-type="float"/>
          <table:table-cell office:value="0.002687563896179199" office:value-type="float"/>
          <table:table-cell office:value="-0.0024877673387527464" office:value-type="float"/>
          <table:table-cell office:value="-0.0036668586730957036" office:value-type="float"/>
          <table:table-cell office:value="-0.0022507375478744507" office:value-type="float"/>
        </table:table-row>
        <table:table-row>
          <table:table-cell office:value="-0.010720360279083253" office:value-type="float"/>
          <table:table-cell office:value="0.013918582797050475" office:value-type="float"/>
          <table:table-cell office:value="0.03026891946792603" office:value-type="float"/>
          <table:table-cell office:value="-0.009138338565826416" office:value-type="float"/>
          <table:table-cell office:value="-0.006574705243110658" office:value-type="float"/>
          <table:table-cell office:value="-0.02422875463962555" office:value-type="float"/>
          <table:table-cell office:value="0.09006398444510604" office:value-type="float"/>
          <table:table-cell office:value="6" office:value-type="float"/>
          <table:table-cell office:value="0.0011044907569885253" office:value-type="float"/>
          <table:table-cell office:value="-0.00017113327980041587" office:value-type="float"/>
          <table:table-cell office:value="0.0026481771469116216" office:value-type="float"/>
          <table:table-cell office:value="-0.002507790327072144" office:value-type="float"/>
          <table:table-cell office:value="-0.003695012927055359" office:value-type="float"/>
          <table:table-cell office:value="-0.002236146330833435" office:value-type="float"/>
        </table:table-row>
        <table:table-row>
          <table:table-cell office:value="-0.012461740374565126" office:value-type="float"/>
          <table:table-cell office:value="0.015593108534812926" office:value-type="float"/>
          <table:table-cell office:value="0.0367850935459137" office:value-type="float"/>
          <table:table-cell office:value="-0.01045860767364502" office:value-type="float"/>
          <table:table-cell office:value="-0.007682486772537232" office:value-type="float"/>
          <table:table-cell office:value="-0.027422000765800474" office:value-type="float"/>
          <table:table-cell office:value="0.09121699881602131" office:value-type="float"/>
          <table:table-cell office:value="7" office:value-type="float"/>
          <table:table-cell office:value="-0.0017413800954818731" office:value-type="float"/>
          <table:table-cell office:value="0.0016745257377624514" office:value-type="float"/>
          <table:table-cell office:value="0.00651617407798767" office:value-type="float"/>
          <table:table-cell office:value="-0.0013202691078186037" office:value-type="float"/>
          <table:table-cell office:value="-0.0011077815294265742" office:value-type="float"/>
          <table:table-cell office:value="-0.0031932461261749267" office:value-type="float"/>
        </table:table-row>
        <table:table-row>
          <table:table-cell office:value="-0.011259739995002748" office:value-type="float"/>
          <table:table-cell office:value="0.015332375764846801" office:value-type="float"/>
          <table:table-cell office:value="0.03927681207656861" office:value-type="float"/>
          <table:table-cell office:value="-0.012978448867797851" office:value-type="float"/>
          <table:table-cell office:value="-0.011357635259628296" office:value-type="float"/>
          <table:table-cell office:value="-0.029537193775177" office:value-type="float"/>
          <table:table-cell office:value="0.09183503314836018" office:value-type="float"/>
          <table:table-cell office:value="8" office:value-type="float"/>
          <table:table-cell office:value="0.001202000379562378" office:value-type="float"/>
          <table:table-cell office:value="-0.0002607327699661252" office:value-type="float"/>
          <table:table-cell office:value="0.0024917185306549076" office:value-type="float"/>
          <table:table-cell office:value="-0.002519841194152832" office:value-type="float"/>
          <table:table-cell office:value="-0.003675148487091064" office:value-type="float"/>
          <table:table-cell office:value="-0.002115193009376525" office:value-type="float"/>
        </table:table-row>
        <table:table-row>
          <table:table-cell office:value="-0.010052319169044496" office:value-type="float"/>
          <table:table-cell office:value="0.01503642976284027" office:value-type="float"/>
          <table:table-cell office:value="0.04175286054611206" office:value-type="float"/>
          <table:table-cell office:value="-0.015452245473861693" office:value-type="float"/>
          <table:table-cell office:value="-0.01499213457107544" office:value-type="float"/>
          <table:table-cell office:value="-0.03161766111850738" office:value-type="float"/>
          <table:table-cell office:value="0.09245887220372885" office:value-type="float"/>
          <table:table-cell office:value="9" office:value-type="float"/>
          <table:table-cell office:value="0.0012074208259582522" office:value-type="float"/>
          <table:table-cell office:value="-0.0002959460020065304" office:value-type="float"/>
          <table:table-cell office:value="0.0024760484695434577" office:value-type="float"/>
          <table:table-cell office:value="-0.0024737966060638427" office:value-type="float"/>
          <table:table-cell office:value="-0.0036344993114471435" office:value-type="float"/>
          <table:table-cell office:value="-0.002080467343330384" office:value-type="float"/>
        </table:table-row>
        <table:table-row>
          <table:table-cell office:value="-0.008854532837867739" office:value-type="float"/>
          <table:table-cell office:value="0.01474691867828369" office:value-type="float"/>
          <table:table-cell office:value="0.044238059520721434" office:value-type="float"/>
          <table:table-cell office:value="-0.017917828559875486" office:value-type="float"/>
          <table:table-cell office:value="-0.018611094951629638" office:value-type="float"/>
          <table:table-cell office:value="-0.03369966387748718" office:value-type="float"/>
          <table:table-cell office:value="0.09306811542432622" office:value-type="float"/>
          <table:table-cell office:value="10" office:value-type="float"/>
          <table:table-cell office:value="0.0011977863311767572" office:value-type="float"/>
          <table:table-cell office:value="-0.00028951108455657973" office:value-type="float"/>
          <table:table-cell office:value="0.002485198974609375" office:value-type="float"/>
          <table:table-cell office:value="-0.0024655830860137937" office:value-type="float"/>
          <table:table-cell office:value="-0.0036189603805541993" office:value-type="float"/>
          <table:table-cell office:value="-0.002082002758979797" office:value-type="float"/>
        </table:table-row>
        <table:table-row>
          <table:table-cell office:value="-0.007636824250221254" office:value-type="float"/>
          <table:table-cell office:value="0.014425201416015625" office:value-type="float"/>
          <table:table-cell office:value="0.04674211382865906" office:value-type="float"/>
          <table:table-cell office:value="-0.02036587357521057" office:value-type="float"/>
          <table:table-cell office:value="-0.022227251529693605" office:value-type="float"/>
          <table:table-cell office:value="-0.03577968418598175" office:value-type="float"/>
          <table:table-cell office:value="0.0936853738781317" office:value-type="float"/>
          <table:table-cell office:value="11" office:value-type="float"/>
          <table:table-cell office:value="0.001217708587646485" office:value-type="float"/>
          <table:table-cell office:value="-0.0003217172622680658" office:value-type="float"/>
          <table:table-cell office:value="0.002504054307937622" office:value-type="float"/>
          <table:table-cell office:value="-0.0024480450153350833" office:value-type="float"/>
          <table:table-cell office:value="-0.0036161565780639653" office:value-type="float"/>
          <table:table-cell office:value="-0.0020800203084945686" office:value-type="float"/>
        </table:table-row>
        <table:table-row>
          <table:table-cell office:value="-0.006430373787879945" office:value-type="float"/>
          <table:table-cell office:value="0.014109945297241211" office:value-type="float"/>
          <table:table-cell office:value="0.049256564378738404" office:value-type="float"/>
          <table:table-cell office:value="-0.022803410291671752" office:value-type="float"/>
          <table:table-cell office:value="-0.02582638382911682" office:value-type="float"/>
          <table:table-cell office:value="-0.03786111533641815" office:value-type="float"/>
          <table:table-cell office:value="0.09428159044335196" office:value-type="float"/>
          <table:table-cell office:value="12" office:value-type="float"/>
          <table:table-cell office:value="0.0012064504623413089" office:value-type="float"/>
          <table:table-cell office:value="-0.0003152561187744138" office:value-type="float"/>
          <table:table-cell office:value="0.0025144505500793463" office:value-type="float"/>
          <table:table-cell office:value="-0.0024375367164611817" office:value-type="float"/>
          <table:table-cell office:value="-0.0035991322994232177" office:value-type="float"/>
          <table:table-cell office:value="-0.002081431150436401" office:value-type="float"/>
        </table:table-row>
        <table:table-row>
          <table:table-cell office:value="-0.005205031037330629" office:value-type="float"/>
          <table:table-cell office:value="0.01376880943775177" office:value-type="float"/>
          <table:table-cell office:value="0.05" office:value-type="float"/>
          <table:table-cell office:value="-0.02523592412471771" office:value-type="float"/>
          <table:table-cell office:value="-0.029442847967147828" office:value-type="float"/>
          <table:table-cell office:value="-0.03996785342693329" office:value-type="float"/>
          <table:table-cell office:value="0.0948752317476347" office:value-type="float"/>
          <table:table-cell office:value="13" office:value-type="float"/>
          <table:table-cell office:value="0.0012253427505493162" office:value-type="float"/>
          <table:table-cell office:value="-0.0003411358594894408" office:value-type="float"/>
          <table:table-cell office:value="0.002559469938278198" office:value-type="float"/>
          <table:table-cell office:value="-0.0024325138330459593" office:value-type="float"/>
          <table:table-cell office:value="-0.0036164641380310057" office:value-type="float"/>
          <table:table-cell office:value="-0.0021067380905151374" office:value-type="float"/>
        </table:table-row>
        <table:table-row>
          <table:table-cell office:value="-0.003989102244377138" office:value-type="float"/>
          <table:table-cell office:value="0.01343195915222168" office:value-type="float"/>
          <table:table-cell office:value="0.05" office:value-type="float"/>
          <table:table-cell office:value="-0.02765955090522766" office:value-type="float"/>
          <table:table-cell office:value="-0.03304771244525909" office:value-type="float"/>
          <table:table-cell office:value="-0.04207872867584229" office:value-type="float"/>
          <table:table-cell office:value="0.09543636925256711" office:value-type="float"/>
          <table:table-cell office:value="14" office:value-type="float"/>
          <table:table-cell office:value="0.0012159287929534909" office:value-type="float"/>
          <table:table-cell office:value="-0.00033685028553009054" office:value-type="float"/>
          <table:table-cell office:value="0.002572629451751709" office:value-type="float"/>
          <table:table-cell office:value="-0.002423626780509949" office:value-type="float"/>
          <table:table-cell office:value="-0.003604864478111267" office:value-type="float"/>
          <table:table-cell office:value="-0.0021108752489089975" office:value-type="float"/>
        </table:table-row>
        <table:table-row>
          <table:table-cell office:value="-0.0027495533227920553" office:value-type="float"/>
          <table:table-cell office:value="0.01307738721370697" office:value-type="float"/>
          <table:table-cell office:value="0.05" office:value-type="float"/>
          <table:table-cell office:value="-0.03009226739406586" office:value-type="float"/>
          <table:table-cell office:value="-0.036699842810630795" office:value-type="float"/>
          <table:table-cell office:value="-0.04424045264720917" office:value-type="float"/>
          <table:table-cell office:value="0.09597209897439535" office:value-type="float"/>
          <table:table-cell office:value="15" office:value-type="float"/>
          <table:table-cell office:value="0.0012395489215850826" office:value-type="float"/>
          <table:table-cell office:value="-0.0003545719385147101" office:value-type="float"/>
          <table:table-cell office:value="0.00264438271522522" office:value-type="float"/>
          <table:table-cell office:value="-0.002432716488838196" office:value-type="float"/>
          <table:table-cell office:value="-0.003652130365371704" office:value-type="float"/>
          <table:table-cell office:value="-0.002161723971366882" office:value-type="float"/>
        </table:table-row>
        <table:table-row>
          <table:table-cell office:value="-0.0015212100744247462" office:value-type="float"/>
          <table:table-cell office:value="0.01272845149040222" office:value-type="float"/>
          <table:table-cell office:value="0.05" office:value-type="float"/>
          <table:table-cell office:value="-0.032517789006233214" office:value-type="float"/>
          <table:table-cell office:value="-0.04034006416797638" office:value-type="float"/>
          <table:table-cell office:value="-0.046411435008049014" office:value-type="float"/>
          <table:table-cell office:value="0.09644086527154853" office:value-type="float"/>
          <table:table-cell office:value="16" office:value-type="float"/>
          <table:table-cell office:value="0.0012283432483673092" office:value-type="float"/>
          <table:table-cell office:value="-0.0003489357233047493" office:value-type="float"/>
          <table:table-cell office:value="0.0026630926132202148" office:value-type="float"/>
          <table:table-cell office:value="-0.0024255216121673584" office:value-type="float"/>
          <table:table-cell office:value="-0.003640221357345581" office:value-type="float"/>
          <table:table-cell office:value="-0.0021709823608398442" office:value-type="float"/>
        </table:table-row>
        <table:table-row>
          <table:table-cell office:value="-0.000273995995521548" office:value-type="float"/>
          <table:table-cell office:value="0.012371206283569336" office:value-type="float"/>
          <table:table-cell office:value="0.05" office:value-type="float"/>
          <table:table-cell office:value="-0.03495809912681579" office:value-type="float"/>
          <table:table-cell office:value="-0.044028900265693664" office:value-type="float"/>
          <table:table-cell office:value="-0.04864902555942536" office:value-type="float"/>
          <table:table-cell office:value="0.09682425663164107" office:value-type="float"/>
          <table:table-cell office:value="17" office:value-type="float"/>
          <table:table-cell office:value="0.0012472140789031982" office:value-type="float"/>
          <table:table-cell office:value="-0.000357245206832885" office:value-type="float"/>
          <table:table-cell office:value="0.002757372856140137" office:value-type="float"/>
          <table:table-cell office:value="-0.0024403101205825806" office:value-type="float"/>
          <table:table-cell office:value="-0.003688836097717285" office:value-type="float"/>
          <table:table-cell office:value="-0.0022375905513763424" office:value-type="float"/>
        </table:table-row>
        <table:table-row>
          <table:table-cell office:value="0.0009599977731704692" office:value-type="float"/>
          <table:table-cell office:value="0.012020009756088256" office:value-type="float"/>
          <table:table-cell office:value="0.05" office:value-type="float"/>
          <table:table-cell office:value="-0.037390307784080506" office:value-type="float"/>
          <table:table-cell office:value="-0.0477044278383255" office:value-type="float"/>
          <table:table-cell office:value="-0.05" office:value-type="float"/>
          <table:table-cell office:value="0.09706900285125766" office:value-type="float"/>
          <table:table-cell office:value="18" office:value-type="float"/>
          <table:table-cell office:value="0.0012339937686920172" office:value-type="float"/>
          <table:table-cell office:value="-0.00035119652748107945" office:value-type="float"/>
          <table:table-cell office:value="0.0027786803245544427" office:value-type="float"/>
          <table:table-cell office:value="-0.0024322086572647096" office:value-type="float"/>
          <table:table-cell office:value="-0.0036755275726318357" office:value-type="float"/>
          <table:table-cell office:value="-0.002248721122741699" office:value-type="float"/>
        </table:table-row>
        <table:table-row>
          <table:table-cell office:value="0.0021969753503799424" office:value-type="float"/>
          <table:table-cell office:value="0.011673915982246399" office:value-type="float"/>
          <table:table-cell office:value="0.05" office:value-type="float"/>
          <table:table-cell office:value="-0.03984179377555847" office:value-type="float"/>
          <table:table-cell office:value="-0.05" office:value-type="float"/>
          <table:table-cell office:value="-0.05" office:value-type="float"/>
          <table:table-cell office:value="0.09714329191655499" office:value-type="float"/>
          <table:table-cell office:value="19" office:value-type="float"/>
          <table:table-cell office:value="0.0012369775772094731" office:value-type="float"/>
          <table:table-cell office:value="-0.00034609377384185736" office:value-type="float"/>
          <table:table-cell office:value="0.0029028868675231943" office:value-type="float"/>
          <table:table-cell office:value="-0.0024514859914779663" office:value-type="float"/>
          <table:table-cell office:value="-0.0037125897407531737" office:value-type="float"/>
          <table:table-cell office:value="-0.00233065128326416" office:value-type="float"/>
        </table:table-row>
        <table:table-row>
          <table:table-cell office:value="0.0034069937467575053" office:value-type="float"/>
          <table:table-cell office:value="0.01134319543838501" office:value-type="float"/>
          <table:table-cell office:value="0.05" office:value-type="float"/>
          <table:table-cell office:value="-0.042269625663757325" office:value-type="float"/>
          <table:table-cell office:value="-0.05" office:value-type="float"/>
          <table:table-cell office:value="-0.05" office:value-type="float"/>
          <table:table-cell office:value="0.09704347788453321" office:value-type="float"/>
          <table:table-cell office:value="20" office:value-type="float"/>
          <table:table-cell office:value="0.001210018396377563" office:value-type="float"/>
          <table:table-cell office:value="-0.0003307205438613896" office:value-type="float"/>
          <table:table-cell office:value="0.002937332391738892" office:value-type="float"/>
          <table:table-cell office:value="-0.0024278318881988522" office:value-type="float"/>
          <table:table-cell office:value="-0.003688279390335083" office:value-type="float"/>
          <table:table-cell office:value="-0.0023478072881698607" office:value-type="float"/>
        </table:table-row>
        <table:table-row>
          <table:table-cell office:value="0.004608494639396665" office:value-type="float"/>
          <table:table-cell office:value="0.011029184460639952" office:value-type="float"/>
          <table:table-cell office:value="0.05" office:value-type="float"/>
          <table:table-cell office:value="-0.04472378790378571" office:value-type="float"/>
          <table:table-cell office:value="-0.05" office:value-type="float"/>
          <table:table-cell office:value="-0.05" office:value-type="float"/>
          <table:table-cell office:value="0.09680072257887805" office:value-type="float"/>
          <table:table-cell office:value="21" office:value-type="float"/>
          <table:table-cell office:value="0.00120150089263916" office:value-type="float"/>
          <table:table-cell office:value="-0.0003140109777450568" office:value-type="float"/>
          <table:table-cell office:value="0.003072259426116943" office:value-type="float"/>
          <table:table-cell office:value="-0.002454162240028381" office:value-type="float"/>
          <table:table-cell office:value="-0.003726990818977356" office:value-type="float"/>
          <table:table-cell office:value="-0.0024319845438003545" office:value-type="float"/>
        </table:table-row>
        <table:table-row>
          <table:table-cell office:value="0.005796845555305479" office:value-type="float"/>
          <table:table-cell office:value="0.010721579194068907" office:value-type="float"/>
          <table:table-cell office:value="0.05" office:value-type="float"/>
          <table:table-cell office:value="-0.04716525375843048" office:value-type="float"/>
          <table:table-cell office:value="-0.05" office:value-type="float"/>
          <table:table-cell office:value="-0.05" office:value-type="float"/>
          <table:table-cell office:value="0.09646218455822332" office:value-type="float"/>
          <table:table-cell office:value="22" office:value-type="float"/>
          <table:table-cell office:value="0.0011883509159088135" office:value-type="float"/>
          <table:table-cell office:value="-0.0003076052665710455" office:value-type="float"/>
          <table:table-cell office:value="0.00309410572052002" office:value-type="float"/>
          <table:table-cell office:value="-0.0024414658546447754" office:value-type="float"/>
          <table:table-cell office:value="-0.003717813491821289" office:value-type="float"/>
          <table:table-cell office:value="-0.0024449586868286136" office:value-type="float"/>
        </table:table-row>
        <table:table-row>
          <table:table-cell office:value="0.006963649392127989" office:value-type="float"/>
          <table:table-cell office:value="0.010433710813522337" office:value-type="float"/>
          <table:table-cell office:value="0.05" office:value-type="float"/>
          <table:table-cell office:value="-0.049641311168670654" office:value-type="float"/>
          <table:table-cell office:value="-0.05" office:value-type="float"/>
          <table:table-cell office:value="-0.05" office:value-type="float"/>
          <table:table-cell office:value="0.09606236323190663" office:value-type="float"/>
          <table:table-cell office:value="23" office:value-type="float"/>
          <table:table-cell office:value="0.0011668038368225098" office:value-type="float"/>
          <table:table-cell office:value="-0.0002878683805465701" office:value-type="float"/>
          <table:table-cell office:value="0.003242015838623047" office:value-type="float"/>
          <table:table-cell office:value="-0.0024760574102401737" office:value-type="float"/>
          <table:table-cell office:value="-0.0037525463104248046" office:value-type="float"/>
          <table:table-cell office:value="-0.0025281161069869995" office:value-type="float"/>
        </table:table-row>
        <table:table-row>
          <table:table-cell office:value="0.008114942908287046" office:value-type="float"/>
          <table:table-cell office:value="0.0101545703411102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562595230790685" office:value-type="float"/>
          <table:table-cell office:value="24" office:value-type="float"/>
          <table:table-cell office:value="0.0011512935161590576" office:value-type="float"/>
          <table:table-cell office:value="-0.00027914047241211007" office:value-type="float"/>
          <table:table-cell office:value="0.003267133235931396" office:value-type="float"/>
          <table:table-cell office:value="-0.00246087908744812" office:value-type="float"/>
          <table:table-cell office:value="-0.003740800023078919" office:value-type="float"/>
          <table:table-cell office:value="-0.0025427031517028806" office:value-type="float"/>
        </table:table-row>
        <table:table-row>
          <table:table-cell office:value="0.009221768975257871" office:value-type="float"/>
          <table:table-cell office:value="0.0099084150791168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517660226105527" office:value-type="float"/>
          <table:table-cell office:value="25" office:value-type="float"/>
          <table:table-cell office:value="0.0011068260669708247" office:value-type="float"/>
          <table:table-cell office:value="-0.0002461552619934075" office:value-type="float"/>
          <table:table-cell office:value="0.0034312152862548823" office:value-type="float"/>
          <table:table-cell office:value="-0.0024875026941299436" office:value-type="float"/>
          <table:table-cell office:value="-0.003750560283660889" office:value-type="float"/>
          <table:table-cell office:value="-0.0026277607679367062" office:value-type="float"/>
        </table:table-row>
        <table:table-row>
          <table:table-cell office:value="0.010307381749153135" office:value-type="float"/>
          <table:table-cell office:value="0.0096755534410476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471770739118807" office:value-type="float"/>
          <table:table-cell office:value="26" office:value-type="float"/>
          <table:table-cell office:value="0.0010856127738952635" office:value-type="float"/>
          <table:table-cell office:value="-0.0002328616380691522" office:value-type="float"/>
          <table:table-cell office:value="0.0034565961360931395" office:value-type="float"/>
          <table:table-cell office:value="-0.002465193271636963" office:value-type="float"/>
          <table:table-cell office:value="-0.003729761838912964" office:value-type="float"/>
          <table:table-cell office:value="-0.002636258602142334" office:value-type="float"/>
        </table:table-row>
        <table:table-row>
          <table:table-cell office:value="0.011323478817939756" office:value-type="float"/>
          <table:table-cell office:value="0.00949190258979797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427276956487149" office:value-type="float"/>
          <table:table-cell office:value="27" office:value-type="float"/>
          <table:table-cell office:value="0.001016097068786621" office:value-type="float"/>
          <table:table-cell office:value="-0.00018365085124969448" office:value-type="float"/>
          <table:table-cell office:value="0.0036392641067504884" office:value-type="float"/>
          <table:table-cell office:value="-0.002483289241790772" office:value-type="float"/>
          <table:table-cell office:value="-0.003711443543434143" office:value-type="float"/>
          <table:table-cell office:value="-0.0027432465553283696" office:value-type="float"/>
        </table:table-row>
        <table:table-row>
          <table:table-cell office:value="0.012318518757820127" office:value-type="float"/>
          <table:table-cell office:value="0.00932288169860839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382815401353814" office:value-type="float"/>
          <table:table-cell office:value="28" office:value-type="float"/>
          <table:table-cell office:value="0.000995039939880371" office:value-type="float"/>
          <table:table-cell office:value="-0.0001690208911895759" office:value-type="float"/>
          <table:table-cell office:value="0.0036677408218383795" office:value-type="float"/>
          <table:table-cell office:value="-0.0024629497528076173" office:value-type="float"/>
          <table:table-cell office:value="-0.003689334392547607" office:value-type="float"/>
          <table:table-cell office:value="-0.002757689952850342" office:value-type="float"/>
        </table:table-row>
        <table:table-row>
          <table:table-cell office:value="0.013203354477882382" office:value-type="float"/>
          <table:table-cell office:value="0.0092229169607162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342193707376763" office:value-type="float"/>
          <table:table-cell office:value="29" office:value-type="float"/>
          <table:table-cell office:value="0.0008848357200622551" office:value-type="float"/>
          <table:table-cell office:value="-9.996473789215116e-05" office:value-type="float"/>
          <table:table-cell office:value="0.0038857424259185792" office:value-type="float"/>
          <table:table-cell office:value="-0.002476149797439575" office:value-type="float"/>
          <table:table-cell office:value="-0.003631600737571716" office:value-type="float"/>
          <table:table-cell office:value="-0.0028905713558197025" office:value-type="float"/>
        </table:table-row>
        <table:table-row>
          <table:table-cell office:value="0.014059491753578183" office:value-type="float"/>
          <table:table-cell office:value="0.0091388958692550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302295286353775" office:value-type="float"/>
          <table:table-cell office:value="30" office:value-type="float"/>
          <table:table-cell office:value="0.0008561372756958011" office:value-type="float"/>
          <table:table-cell office:value="-8.402109146118247e-05" office:value-type="float"/>
          <table:table-cell office:value="0.003923659324645995" office:value-type="float"/>
          <table:table-cell office:value="-0.0024581336975097656" office:value-type="float"/>
          <table:table-cell office:value="-0.003602826595306396" office:value-type="float"/>
          <table:table-cell office:value="-0.0029083907604217528" office:value-type="float"/>
        </table:table-row>
        <table:table-row>
          <table:table-cell office:value="0.014740367531776426" office:value-type="float"/>
          <table:table-cell office:value="0.00914734303951263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269486200146239" office:value-type="float"/>
          <table:table-cell office:value="31" office:value-type="float"/>
          <table:table-cell office:value="0.0006808757781982429" office:value-type="float"/>
          <table:table-cell office:value="8.447170257568429e-06" office:value-type="float"/>
          <table:table-cell office:value="0.0041754102706909185" office:value-type="float"/>
          <table:table-cell office:value="-0.0024334132671356198" office:value-type="float"/>
          <table:table-cell office:value="-0.003476575016975403" office:value-type="float"/>
          <table:table-cell office:value="-0.0030639469623565674" office:value-type="float"/>
        </table:table-row>
        <table:table-row>
          <table:table-cell office:value="0.015399133563041685" office:value-type="float"/>
          <table:table-cell office:value="0.0091695338487625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237255212782862" office:value-type="float"/>
          <table:table-cell office:value="32" office:value-type="float"/>
          <table:table-cell office:value="0.0006587660312652593" office:value-type="float"/>
          <table:table-cell office:value="2.2190809249877236e-05" office:value-type="float"/>
          <table:table-cell office:value="0.0042052090167999275" office:value-type="float"/>
          <table:table-cell office:value="-0.002417437434196472" office:value-type="float"/>
          <table:table-cell office:value="-0.003454446792602539" office:value-type="float"/>
          <table:table-cell office:value="-0.003076431751251221" office:value-type="float"/>
        </table:table-row>
        <table:table-row>
          <table:table-cell office:value="0.01586302816867828" office:value-type="float"/>
          <table:table-cell office:value="0.009297829270362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213258065439694" office:value-type="float"/>
          <table:table-cell office:value="33" office:value-type="float"/>
          <table:table-cell office:value="0.00046389460563659585" office:value-type="float"/>
          <table:table-cell office:value="0.00012829542160034194" office:value-type="float"/>
          <table:table-cell office:value="0.004444777965545654" office:value-type="float"/>
          <table:table-cell office:value="-0.002373897433280945" office:value-type="float"/>
          <table:table-cell office:value="-0.0033014357089996334" office:value-type="float"/>
          <table:table-cell office:value="-0.003233436346054077" office:value-type="float"/>
        </table:table-row>
        <table:table-row>
          <table:table-cell office:value="0.016315276026725764" office:value-type="float"/>
          <table:table-cell office:value="0.0094335442781448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89546900633107" office:value-type="float"/>
          <table:table-cell office:value="34" office:value-type="float"/>
          <table:table-cell office:value="0.00045224785804748487" office:value-type="float"/>
          <table:table-cell office:value="0.00013571500778198319" office:value-type="float"/>
          <table:table-cell office:value="0.004461045265197755" office:value-type="float"/>
          <table:table-cell office:value="-0.002366056442260742" office:value-type="float"/>
          <table:table-cell office:value="-0.0032901215553283692" office:value-type="float"/>
          <table:table-cell office:value="-0.0032403826713562015" office:value-type="float"/>
        </table:table-row>
        <table:table-row>
          <table:table-cell office:value="0.016572725176811215" office:value-type="float"/>
          <table:table-cell office:value="0.0096680897474288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74325632486333" office:value-type="float"/>
          <table:table-cell office:value="35" office:value-type="float"/>
          <table:table-cell office:value="0.00025744915008544915" office:value-type="float"/>
          <table:table-cell office:value="0.000234545469284057" office:value-type="float"/>
          <table:table-cell office:value="0.0046640789508819586" office:value-type="float"/>
          <table:table-cell office:value="-0.0023194408416748044" office:value-type="float"/>
          <table:table-cell office:value="-0.003133641481399536" office:value-type="float"/>
          <table:table-cell office:value="-0.0033874446153640747" office:value-type="float"/>
        </table:table-row>
        <table:table-row>
          <table:table-cell office:value="0.016829804778099054" office:value-type="float"/>
          <table:table-cell office:value="0.00990282356739043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58959484293913" office:value-type="float"/>
          <table:table-cell office:value="36" office:value-type="float"/>
          <table:table-cell office:value="0.00025707960128784103" office:value-type="float"/>
          <table:table-cell office:value="0.00023473381996154744" office:value-type="float"/>
          <table:table-cell office:value="0.004666378498077392" office:value-type="float"/>
          <table:table-cell office:value="-0.0023195958137512207" office:value-type="float"/>
          <table:table-cell office:value="-0.0031339824199676514" office:value-type="float"/>
          <table:table-cell office:value="-0.0033879166841506957" office:value-type="float"/>
        </table:table-row>
        <table:table-row>
          <table:table-cell office:value="0.016931917071342464" office:value-type="float"/>
          <table:table-cell office:value="0.01021194636821746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50271482254438" office:value-type="float"/>
          <table:table-cell office:value="37" office:value-type="float"/>
          <table:table-cell office:value="0.00010211229324340841" office:value-type="float"/>
          <table:table-cell office:value="0.00030912280082702644" office:value-type="float"/>
          <table:table-cell office:value="0.004809714555740356" office:value-type="float"/>
          <table:table-cell office:value="-0.002298514842987061" office:value-type="float"/>
          <table:table-cell office:value="-0.0030173897743225094" office:value-type="float"/>
          <table:table-cell office:value="-0.003508653044700623" office:value-type="float"/>
        </table:table-row>
        <table:table-row>
          <table:table-cell office:value="0.017042751908302303" office:value-type="float"/>
          <table:table-cell office:value="0.01051523864269256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40984479347998" office:value-type="float"/>
          <table:table-cell office:value="38" office:value-type="float"/>
          <table:table-cell office:value="0.00011083483695983887" office:value-type="float"/>
          <table:table-cell office:value="0.0003032922744750973" office:value-type="float"/>
          <table:table-cell office:value="0.004801207780838012" office:value-type="float"/>
          <table:table-cell office:value="-0.0023047286272048955" office:value-type="float"/>
          <table:table-cell office:value="-0.0030272674560546872" office:value-type="float"/>
          <table:table-cell office:value="-0.003503591418266296" office:value-type="float"/>
        </table:table-row>
        <table:table-row>
          <table:table-cell office:value="0.017027258872985836" office:value-type="float"/>
          <table:table-cell office:value="0.01087713062763213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6894142722739" office:value-type="float"/>
          <table:table-cell office:value="39" office:value-type="float"/>
          <table:table-cell office:value="-1.549303531646687e-05" office:value-type="float"/>
          <table:table-cell office:value="0.0003618919849395757" office:value-type="float"/>
          <table:table-cell office:value="0.004904741048812866" office:value-type="float"/>
          <table:table-cell office:value="-0.002302822470664978" office:value-type="float"/>
          <table:table-cell office:value="-0.0029428768157958984" office:value-type="float"/>
          <table:table-cell office:value="-0.0035968565940856937" office:value-type="float"/>
        </table:table-row>
        <table:table-row>
          <table:table-cell office:value="0.01702782034873962" office:value-type="float"/>
          <table:table-cell office:value="0.0112282317876815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1800575743085" office:value-type="float"/>
          <table:table-cell office:value="40" office:value-type="float"/>
          <table:table-cell office:value="5.61475753784943e-07" office:value-type="float"/>
          <table:table-cell office:value="0.0003511011600494385" office:value-type="float"/>
          <table:table-cell office:value="0.004888060092926026" office:value-type="float"/>
          <table:table-cell office:value="-0.0023136258125305174" office:value-type="float"/>
          <table:table-cell office:value="-0.0029603767395019534" office:value-type="float"/>
          <table:table-cell office:value="-0.0035871750116348265" office:value-type="float"/>
        </table:table-row>
        <table:table-row>
          <table:table-cell office:value="0.016901534795761106" office:value-type="float"/>
          <table:table-cell office:value="0.0116311556100845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1718058368374" office:value-type="float"/>
          <table:table-cell office:value="41" office:value-type="float"/>
          <table:table-cell office:value="-0.0001262855529785157" office:value-type="float"/>
          <table:table-cell office:value="0.00040292382240295424" office:value-type="float"/>
          <table:table-cell office:value="0.0049831092357635505" office:value-type="float"/>
          <table:table-cell office:value="-0.0022989106178283696" office:value-type="float"/>
          <table:table-cell office:value="-0.0028801697492599485" office:value-type="float"/>
          <table:table-cell office:value="-0.0036776280403137207" office:value-type="float"/>
        </table:table-row>
        <table:table-row>
          <table:table-cell office:value="0.016797835230827327" office:value-type="float"/>
          <table:table-cell office:value="0.0120188587903976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0273849153143" office:value-type="float"/>
          <table:table-cell office:value="42" office:value-type="float"/>
          <table:table-cell office:value="-0.00010369956493377734" office:value-type="float"/>
          <table:table-cell office:value="0.0003877031803131096" office:value-type="float"/>
          <table:table-cell office:value="0.004959244728088379" office:value-type="float"/>
          <table:table-cell office:value="-0.0023135381937026975" office:value-type="float"/>
          <table:table-cell office:value="-0.002904323935508728" office:value-type="float"/>
          <table:table-cell office:value="-0.003663757443428039" office:value-type="float"/>
        </table:table-row>
        <table:table-row>
          <table:table-cell office:value="0.016613058447837822" office:value-type="float"/>
          <table:table-cell office:value="0.0124197584390640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1978409973421" office:value-type="float"/>
          <table:table-cell office:value="43" office:value-type="float"/>
          <table:table-cell office:value="-0.00018477678298950244" office:value-type="float"/>
          <table:table-cell office:value="0.00040089964866638246" office:value-type="float"/>
          <table:table-cell office:value="0.0049983513355255135" office:value-type="float"/>
          <table:table-cell office:value="-0.002295370101928711" office:value-type="float"/>
          <table:table-cell office:value="-0.0028706204891204836" office:value-type="float"/>
          <table:table-cell office:value="-0.0037255239486694335" office:value-type="float"/>
        </table:table-row>
        <table:table-row>
          <table:table-cell office:value="0.016453367471694937" office:value-type="float"/>
          <table:table-cell office:value="0.01280362546443938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2237754138188" office:value-type="float"/>
          <table:table-cell office:value="44" office:value-type="float"/>
          <table:table-cell office:value="-0.00015969097614288406" office:value-type="float"/>
          <table:table-cell office:value="0.0003838670253753663" office:value-type="float"/>
          <table:table-cell office:value="0.004971773624420165" office:value-type="float"/>
          <table:table-cell office:value="-0.002311190366744995" office:value-type="float"/>
          <table:table-cell office:value="-0.002896990776062012" office:value-type="float"/>
          <table:table-cell office:value="-0.003709954619407654" office:value-type="float"/>
        </table:table-row>
        <table:table-row>
          <table:table-cell office:value="0.0162494134902954" office:value-type="float"/>
          <table:table-cell office:value="0.0131753462553024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4308283816805" office:value-type="float"/>
          <table:table-cell office:value="45" office:value-type="float"/>
          <table:table-cell office:value="-0.00020395398139953606" office:value-type="float"/>
          <table:table-cell office:value="0.00037172079086303725" office:value-type="float"/>
          <table:table-cell office:value="0.004968113899230957" office:value-type="float"/>
          <table:table-cell office:value="-0.0022871154546737675" office:value-type="float"/>
          <table:table-cell office:value="-0.00288457989692688" office:value-type="float"/>
          <table:table-cell office:value="-0.0037462288141250615" office:value-type="float"/>
        </table:table-row>
        <table:table-row>
          <table:table-cell office:value="0.016070410609245286" office:value-type="float"/>
          <table:table-cell office:value="0.0135277026891708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5107089145612" office:value-type="float"/>
          <table:table-cell office:value="46" office:value-type="float"/>
          <table:table-cell office:value="-0.00017900288105011063" office:value-type="float"/>
          <table:table-cell office:value="0.00035235643386840806" office:value-type="float"/>
          <table:table-cell office:value="0.004941051006317138" office:value-type="float"/>
          <table:table-cell office:value="-0.0023035001754760746" office:value-type="float"/>
          <table:table-cell office:value="-0.0029125559329986573" office:value-type="float"/>
          <table:table-cell office:value="-0.0037281525135040286" office:value-type="float"/>
        </table:table-row>
        <table:table-row>
          <table:table-cell office:value="0.015853317379951465" office:value-type="float"/>
          <table:table-cell office:value="0.01387499392032622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7283139433716" office:value-type="float"/>
          <table:table-cell office:value="47" office:value-type="float"/>
          <table:table-cell office:value="-0.0002170932292938233" office:value-type="float"/>
          <table:table-cell office:value="0.00034729123115539474" office:value-type="float"/>
          <table:table-cell office:value="0.0049243843555450435" office:value-type="float"/>
          <table:table-cell office:value="-0.0022754031419754033" office:value-type="float"/>
          <table:table-cell office:value="-0.0028826558589935304" office:value-type="float"/>
          <table:table-cell office:value="-0.00374270498752594" office:value-type="float"/>
        </table:table-row>
        <table:table-row>
          <table:table-cell office:value="0.015661048293113697" office:value-type="float"/>
          <table:table-cell office:value="0.0142030590772628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8300436745196" office:value-type="float"/>
          <table:table-cell office:value="48" office:value-type="float"/>
          <table:table-cell office:value="-0.000192269086837768" office:value-type="float"/>
          <table:table-cell office:value="0.0003280651569366449" office:value-type="float"/>
          <table:table-cell office:value="0.004897502660751342" office:value-type="float"/>
          <table:table-cell office:value="-0.002291386127471924" office:value-type="float"/>
          <table:table-cell office:value="-0.0029101610183715817" office:value-type="float"/>
          <table:table-cell office:value="-0.003724660873413086" office:value-type="float"/>
        </table:table-row>
        <table:table-row>
          <table:table-cell office:value="0.015402560234069813" office:value-type="float"/>
          <table:table-cell office:value="0.01455290496349334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41283404426122" office:value-type="float"/>
          <table:table-cell office:value="49" office:value-type="float"/>
          <table:table-cell office:value="-0.0002584880590438838" office:value-type="float"/>
          <table:table-cell office:value="0.0003498458862304689" office:value-type="float"/>
          <table:table-cell office:value="0.00489910364151001" office:value-type="float"/>
          <table:table-cell office:value="-0.002238511443138123" office:value-type="float"/>
          <table:table-cell office:value="-0.002824443578720093" office:value-type="float"/>
          <table:table-cell office:value="-0.0037278318405151367" office:value-type="float"/>
        </table:table-row>
        <table:table-row>
          <table:table-cell office:value="0.015171175599098195" office:value-type="float"/>
          <table:table-cell office:value="0.01488185942173003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43053841125202" office:value-type="float"/>
          <table:table-cell office:value="50" office:value-type="float"/>
          <table:table-cell office:value="-0.0002313846349716181" office:value-type="float"/>
          <table:table-cell office:value="0.0003289544582366945" office:value-type="float"/>
          <table:table-cell office:value="0.004869807958602906" office:value-type="float"/>
          <table:table-cell office:value="-0.002255704402923584" office:value-type="float"/>
          <table:table-cell office:value="-0.002854219675064087" office:value-type="float"/>
          <table:table-cell office:value="-0.0037080729007720947" office:value-type="float"/>
        </table:table-row>
        <table:table-row>
          <table:table-cell office:value="0.014861848950386036" office:value-type="float"/>
          <table:table-cell office:value="0.0152481549978256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46677796678668" office:value-type="float"/>
          <table:table-cell office:value="51" office:value-type="float"/>
          <table:table-cell office:value="-0.00030932664871215904" office:value-type="float"/>
          <table:table-cell office:value="0.0003662955760955818" office:value-type="float"/>
          <table:table-cell office:value="0.004880943298339845" office:value-type="float"/>
          <table:table-cell office:value="-0.002193588614463806" office:value-type="float"/>
          <table:table-cell office:value="-0.002733266353607178" office:value-type="float"/>
          <table:table-cell office:value="-0.0036977481842041015" office:value-type="float"/>
        </table:table-row>
        <table:table-row>
          <table:table-cell office:value="0.014583361148834217" office:value-type="float"/>
          <table:table-cell office:value="0.01559092462062835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48973285846979" office:value-type="float"/>
          <table:table-cell office:value="52" office:value-type="float"/>
          <table:table-cell office:value="-0.00027848780155181885" office:value-type="float"/>
          <table:table-cell office:value="0.00034276962280273444" office:value-type="float"/>
          <table:table-cell office:value="0.0048477017879486085" office:value-type="float"/>
          <table:table-cell office:value="-0.0022129458189010624" office:value-type="float"/>
          <table:table-cell office:value="-0.002766735553741455" office:value-type="float"/>
          <table:table-cell office:value="-0.003674620389938354" office:value-type="float"/>
        </table:table-row>
        <table:table-row>
          <table:table-cell office:value="0.014233903884887683" office:value-type="float"/>
          <table:table-cell office:value="0.0159604591131210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52889293231625" office:value-type="float"/>
          <table:table-cell office:value="53" office:value-type="float"/>
          <table:table-cell office:value="-0.00034945726394653397" office:value-type="float"/>
          <table:table-cell office:value="0.00036953449249267634" office:value-type="float"/>
          <table:table-cell office:value="0.00485643744468689" office:value-type="float"/>
          <table:table-cell office:value="-0.0021464848518371587" office:value-type="float"/>
          <table:table-cell office:value="-0.002644977569580078" office:value-type="float"/>
          <table:table-cell office:value="-0.0036671507358551026" office:value-type="float"/>
        </table:table-row>
        <table:table-row>
          <table:table-cell office:value="0.013917298316955554" office:value-type="float"/>
          <table:table-cell office:value="0.0163051921129226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55318815951398" office:value-type="float"/>
          <table:table-cell office:value="54" office:value-type="float"/>
          <table:table-cell office:value="-0.00031660556793212946" office:value-type="float"/>
          <table:table-cell office:value="0.00034473299980163595" office:value-type="float"/>
          <table:table-cell office:value="0.004821097850799561" office:value-type="float"/>
          <table:table-cell office:value="-0.0021669620275497434" office:value-type="float"/>
          <table:table-cell office:value="-0.0026805257797241208" office:value-type="float"/>
          <table:table-cell office:value="-0.0036423969268798827" office:value-type="float"/>
        </table:table-row>
        <table:table-row>
          <table:table-cell office:value="0.0135826539993286" office:value-type="float"/>
          <table:table-cell office:value="0.0166282576322555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58613145644723" office:value-type="float"/>
          <table:table-cell office:value="55" office:value-type="float"/>
          <table:table-cell office:value="-0.0003346443176269528" office:value-type="float"/>
          <table:table-cell office:value="0.0003230655193328866" office:value-type="float"/>
          <table:table-cell office:value="0.004789769649505615" office:value-type="float"/>
          <table:table-cell office:value="-0.0021222269535064696" office:value-type="float"/>
          <table:table-cell office:value="-0.0026195979118347167" office:value-type="float"/>
          <table:table-cell office:value="-0.003613934516906738" office:value-type="float"/>
        </table:table-row>
        <table:table-row>
          <table:table-cell office:value="0.013278372287750232" office:value-type="float"/>
          <table:table-cell office:value="0.0169285863637924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6069140765124" office:value-type="float"/>
          <table:table-cell office:value="56" office:value-type="float"/>
          <table:table-cell office:value="-0.00030428171157836914" office:value-type="float"/>
          <table:table-cell office:value="0.0003003287315368648" office:value-type="float"/>
          <table:table-cell office:value="0.004756989479064942" office:value-type="float"/>
          <table:table-cell office:value="-0.0021409493684768684" office:value-type="float"/>
          <table:table-cell office:value="-0.0026522171497344975" office:value-type="float"/>
          <table:table-cell office:value="-0.0035910439491271973" office:value-type="float"/>
        </table:table-row>
        <table:table-row>
          <table:table-cell office:value="0.013012706041336046" office:value-type="float"/>
          <table:table-cell office:value="0.017156175971031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63273625861655" office:value-type="float"/>
          <table:table-cell office:value="57" office:value-type="float"/>
          <table:table-cell office:value="-0.0002656662464141854" office:value-type="float"/>
          <table:table-cell office:value="0.00022758960723876995" office:value-type="float"/>
          <table:table-cell office:value="0.004677828550338745" office:value-type="float"/>
          <table:table-cell office:value="-0.0021212536096572882" office:value-type="float"/>
          <table:table-cell office:value="-0.0026603066921234136" office:value-type="float"/>
          <table:table-cell office:value="-0.0035383182764053348" office:value-type="float"/>
        </table:table-row>
        <table:table-row>
          <table:table-cell office:value="0.01276993095874785" office:value-type="float"/>
          <table:table-cell office:value="0.0173667484521865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65212165123612" office:value-type="float"/>
          <table:table-cell office:value="58" office:value-type="float"/>
          <table:table-cell office:value="-0.0002427750825881956" office:value-type="float"/>
          <table:table-cell office:value="0.00021057248115539592" office:value-type="float"/>
          <table:table-cell office:value="0.004652736186981201" office:value-type="float"/>
          <table:table-cell office:value="-0.0021351218223571774" office:value-type="float"/>
          <table:table-cell office:value="-0.002684625387191773" office:value-type="float"/>
          <table:table-cell office:value="-0.003520961403846741" office:value-type="float"/>
        </table:table-row>
        <table:table-row>
          <table:table-cell office:value="0.012601490616798388" office:value-type="float"/>
          <table:table-cell office:value="0.01748089730739593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67499109422349" office:value-type="float"/>
          <table:table-cell office:value="59" office:value-type="float"/>
          <table:table-cell office:value="-0.0001684403419494624" office:value-type="float"/>
          <table:table-cell office:value="0.00011414885520935093" office:value-type="float"/>
          <table:table-cell office:value="0.0045571613311767584" office:value-type="float"/>
          <table:table-cell office:value="-0.0021327906847000127" office:value-type="float"/>
          <table:table-cell office:value="-0.002740741372108459" office:value-type="float"/>
          <table:table-cell office:value="-0.0034665226936340336" office:value-type="float"/>
        </table:table-row>
        <table:table-row>
          <table:table-cell office:value="0.012446156740188586" office:value-type="float"/>
          <table:table-cell office:value="0.01758562266826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69518926341455" office:value-type="float"/>
          <table:table-cell office:value="60" office:value-type="float"/>
          <table:table-cell office:value="-0.00015533387660980266" office:value-type="float"/>
          <table:table-cell office:value="0.00010472536087036133" office:value-type="float"/>
          <table:table-cell office:value="0.004542828798294067" office:value-type="float"/>
          <table:table-cell office:value="-0.0021407401561737063" office:value-type="float"/>
          <table:table-cell office:value="-0.0027544546127319337" office:value-type="float"/>
          <table:table-cell office:value="-0.003456583619117737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023497819900513" office:value-type="float"/>
          <table:table-cell office:value="0.0075236201286315914" office:value-type="float"/>
          <table:table-cell office:value="0.009763622283935547" office:value-type="float"/>
          <table:table-cell office:value="-0.00041323423385620194" office:value-type="float"/>
          <table:table-cell office:value="0.005308520793914796" office:value-type="float"/>
          <table:table-cell office:value="-0.007864187955856323" office:value-type="float"/>
          <table:table-cell office:value="0.07019745370758151" office:value-type="float"/>
          <table:table-cell office:value="1" office:value-type="float"/>
          <table:table-cell office:value="-0.007023497819900513" office:value-type="float"/>
          <table:table-cell office:value="0.0075236201286315914" office:value-type="float"/>
          <table:table-cell office:value="0.009763622283935547" office:value-type="float"/>
          <table:table-cell office:value="-0.00041323423385620194" office:value-type="float"/>
          <table:table-cell office:value="0.005308520793914796" office:value-type="float"/>
          <table:table-cell office:value="-0.007864187955856323" office:value-type="float"/>
        </table:table-row>
        <table:table-row>
          <table:table-cell office:value="-0.013961067199707033" office:value-type="float"/>
          <table:table-cell office:value="0.014611740112304688" office:value-type="float"/>
          <table:table-cell office:value="0.019455761909484864" office:value-type="float"/>
          <table:table-cell office:value="4.564523696899345e-05" office:value-type="float"/>
          <table:table-cell office:value="0.009909785985946657" office:value-type="float"/>
          <table:table-cell office:value="-0.01609929621219635" office:value-type="float"/>
          <table:table-cell office:value="0.06631412768918202" office:value-type="float"/>
          <table:table-cell office:value="2" office:value-type="float"/>
          <table:table-cell office:value="-0.006937569379806519" office:value-type="float"/>
          <table:table-cell office:value="0.0070881199836730965" office:value-type="float"/>
          <table:table-cell office:value="0.009692139625549318" office:value-type="float"/>
          <table:table-cell office:value="0.0004588794708251954" office:value-type="float"/>
          <table:table-cell office:value="0.004601265192031861" office:value-type="float"/>
          <table:table-cell office:value="-0.008235108256340027" office:value-type="float"/>
        </table:table-row>
        <table:table-row>
          <table:table-cell office:value="-0.020525941252708436" office:value-type="float"/>
          <table:table-cell office:value="0.02131142973899841" office:value-type="float"/>
          <table:table-cell office:value="0.029041228294372563" office:value-type="float"/>
          <table:table-cell office:value="0.00023911476135253865" office:value-type="float"/>
          <table:table-cell office:value="0.01400777339935303" office:value-type="float"/>
          <table:table-cell office:value="-0.024046037793159485" office:value-type="float"/>
          <table:table-cell office:value="0.062126869027348416" office:value-type="float"/>
          <table:table-cell office:value="3" office:value-type="float"/>
          <table:table-cell office:value="-0.006564874053001404" office:value-type="float"/>
          <table:table-cell office:value="0.006699689626693725" office:value-type="float"/>
          <table:table-cell office:value="0.009585466384887697" office:value-type="float"/>
          <table:table-cell office:value="0.0001934695243835452" office:value-type="float"/>
          <table:table-cell office:value="0.0040979874134063725" office:value-type="float"/>
          <table:table-cell office:value="-0.007946741580963135" office:value-type="float"/>
        </table:table-row>
        <table:table-row>
          <table:table-cell office:value="-0.026755407452583313" office:value-type="float"/>
          <table:table-cell office:value="0.027698696851730348" office:value-type="float"/>
          <table:table-cell office:value="0.03852280616760254" office:value-type="float"/>
          <table:table-cell office:value="0.0002287083864212034" office:value-type="float"/>
          <table:table-cell office:value="0.01773658633232117" office:value-type="float"/>
          <table:table-cell office:value="-0.03172972738742828" office:value-type="float"/>
          <table:table-cell office:value="0.057896451621462966" office:value-type="float"/>
          <table:table-cell office:value="4" office:value-type="float"/>
          <table:table-cell office:value="-0.006229466199874878" office:value-type="float"/>
          <table:table-cell office:value="0.006387267112731935" office:value-type="float"/>
          <table:table-cell office:value="0.009481577873229981" office:value-type="float"/>
          <table:table-cell office:value="-1.0406374931335241e-05" office:value-type="float"/>
          <table:table-cell office:value="0.00372881293296814" office:value-type="float"/>
          <table:table-cell office:value="-0.0076836895942688" office:value-type="float"/>
        </table:table-row>
        <table:table-row>
          <table:table-cell office:value="-0.03263885915279388" office:value-type="float"/>
          <table:table-cell office:value="0.03372696399688721" office:value-type="float"/>
          <table:table-cell office:value="0.047867568731307986" office:value-type="float"/>
          <table:table-cell office:value="8.207559585565044e-07" office:value-type="float"/>
          <table:table-cell office:value="0.02102383255958557" office:value-type="float"/>
          <table:table-cell office:value="-0.03912579894065857" office:value-type="float"/>
          <table:table-cell office:value="0.05377725608733932" office:value-type="float"/>
          <table:table-cell office:value="5" office:value-type="float"/>
          <table:table-cell office:value="-0.005883451700210571" office:value-type="float"/>
          <table:table-cell office:value="0.006028267145156861" office:value-type="float"/>
          <table:table-cell office:value="0.009344762563705445" office:value-type="float"/>
          <table:table-cell office:value="-0.0002278876304626469" office:value-type="float"/>
          <table:table-cell office:value="0.003287246227264404" office:value-type="float"/>
          <table:table-cell office:value="-0.007396071553230286" office:value-type="float"/>
        </table:table-row>
        <table:table-row>
          <table:table-cell office:value="-0.03821933329105377" office:value-type="float"/>
          <table:table-cell office:value="0.03946608424186707" office:value-type="float"/>
          <table:table-cell office:value="0.05" office:value-type="float"/>
          <table:table-cell office:value="-0.00038638412952423165" office:value-type="float"/>
          <table:table-cell office:value="0.023998087644577025" office:value-type="float"/>
          <table:table-cell office:value="-0.0462613308429718" office:value-type="float"/>
          <table:table-cell office:value="0.04978724746941968" office:value-type="float"/>
          <table:table-cell office:value="6" office:value-type="float"/>
          <table:table-cell office:value="-0.005580474138259888" office:value-type="float"/>
          <table:table-cell office:value="0.005739120244979858" office:value-type="float"/>
          <table:table-cell office:value="0.009218077659606935" office:value-type="float"/>
          <table:table-cell office:value="-0.00038720488548278816" office:value-type="float"/>
          <table:table-cell office:value="0.002974255084991455" office:value-type="float"/>
          <table:table-cell office:value="-0.0071355319023132325" office:value-type="float"/>
        </table:table-row>
        <table:table-row>
          <table:table-cell office:value="-0.04338931858539581" office:value-type="float"/>
          <table:table-cell office:value="0.04480317831039429" office:value-type="float"/>
          <table:table-cell office:value="0.05" office:value-type="float"/>
          <table:table-cell office:value="-0.0009780043363571168" office:value-type="float"/>
          <table:table-cell office:value="0.02649978995323181" office:value-type="float"/>
          <table:table-cell office:value="-0.05" office:value-type="float"/>
          <table:table-cell office:value="0.04603761551933967" office:value-type="float"/>
          <table:table-cell office:value="7" office:value-type="float"/>
          <table:table-cell office:value="-0.005169985294342041" office:value-type="float"/>
          <table:table-cell office:value="0.005337094068527223" office:value-type="float"/>
          <table:table-cell office:value="0.009016374349594116" office:value-type="float"/>
          <table:table-cell office:value="-0.0005916202068328852" office:value-type="float"/>
          <table:table-cell office:value="0.0025017023086547855" office:value-type="float"/>
          <table:table-cell office:value="-0.006811783909797669" office:value-type="float"/>
        </table:table-row>
        <table:table-row>
          <table:table-cell office:value="-0.048289036750793456" office:value-type="float"/>
          <table:table-cell office:value="0.04988771796226502" office:value-type="float"/>
          <table:table-cell office:value="0.05" office:value-type="float"/>
          <table:table-cell office:value="-0.001675482988357544" office:value-type="float"/>
          <table:table-cell office:value="0.028749204874038696" office:value-type="float"/>
          <table:table-cell office:value="-0.05" office:value-type="float"/>
          <table:table-cell office:value="0.0424433216578174" office:value-type="float"/>
          <table:table-cell office:value="8" office:value-type="float"/>
          <table:table-cell office:value="-0.004899718165397644" office:value-type="float"/>
          <table:table-cell office:value="0.005084539651870728" office:value-type="float"/>
          <table:table-cell office:value="0.008870999813079835" office:value-type="float"/>
          <table:table-cell office:value="-0.0006974786520004272" office:value-type="float"/>
          <table:table-cell office:value="0.0022494149208068855" office:value-type="float"/>
          <table:table-cell office:value="-0.0065842700004577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252287209033966" office:value-type="float"/>
          <table:table-cell office:value="0.030672783851623534" office:value-type="float"/>
          <table:table-cell office:value="-0.05" office:value-type="float"/>
          <table:table-cell office:value="0.04195906745294577" office:value-type="float"/>
          <table:table-cell office:value="9" office:value-type="float"/>
          <table:table-cell office:value="-0.004611555337905884" office:value-type="float"/>
          <table:table-cell office:value="0.004807124137878418" office:value-type="float"/>
          <table:table-cell office:value="0.008701103925704957" office:value-type="float"/>
          <table:table-cell office:value="-0.0008473891019821159" office:value-type="float"/>
          <table:table-cell office:value="0.0019235789775848382" office:value-type="float"/>
          <table:table-cell office:value="-0.0063658833503723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33861970901489253" office:value-type="float"/>
          <table:table-cell office:value="0.032554508447647096" office:value-type="float"/>
          <table:table-cell office:value="-0.05" office:value-type="float"/>
          <table:table-cell office:value="0.041959068591592236" office:value-type="float"/>
          <table:table-cell office:value="10" office:value-type="float"/>
          <table:table-cell office:value="-0.0045670211315155035" office:value-type="float"/>
          <table:table-cell office:value="0.0047646498680114745" office:value-type="float"/>
          <table:table-cell office:value="0.008671538829803467" office:value-type="float"/>
          <table:table-cell office:value="-0.0008633249998092653" office:value-type="float"/>
          <table:table-cell office:value="0.00188172459602356" office:value-type="float"/>
          <table:table-cell office:value="-0.00633205890655517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4342129230499267" office:value-type="float"/>
          <table:table-cell office:value="0.034238597154617315" office:value-type="float"/>
          <table:table-cell office:value="-0.05" office:value-type="float"/>
          <table:table-cell office:value="0.041959068598784316" office:value-type="float"/>
          <table:table-cell office:value="11" office:value-type="float"/>
          <table:table-cell office:value="-0.004411360025405884" office:value-type="float"/>
          <table:table-cell office:value="0.004611592292785644" office:value-type="float"/>
          <table:table-cell office:value="0.00857950210571289" office:value-type="float"/>
          <table:table-cell office:value="-0.0009559321403503421" office:value-type="float"/>
          <table:table-cell office:value="0.0016840887069702153" office:value-type="float"/>
          <table:table-cell office:value="-0.0062321764230728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5303566455841064" office:value-type="float"/>
          <table:table-cell office:value="0.03590566754341126" office:value-type="float"/>
          <table:table-cell office:value="-0.05" office:value-type="float"/>
          <table:table-cell office:value="0.04195906865067783" office:value-type="float"/>
          <table:table-cell office:value="12" office:value-type="float"/>
          <table:table-cell office:value="-0.004392805695533753" office:value-type="float"/>
          <table:table-cell office:value="0.004593647718429565" office:value-type="float"/>
          <table:table-cell office:value="0.008566546440124513" office:value-type="float"/>
          <table:table-cell office:value="-0.0009614372253417963" office:value-type="float"/>
          <table:table-cell office:value="0.0016670703887939446" office:value-type="float"/>
          <table:table-cell office:value="-0.0062186300754547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6359117627143859" office:value-type="float"/>
          <table:table-cell office:value="0.03738223910331727" office:value-type="float"/>
          <table:table-cell office:value="-0.05" office:value-type="float"/>
          <table:table-cell office:value="0.04195906859518829" office:value-type="float"/>
          <table:table-cell office:value="13" office:value-type="float"/>
          <table:table-cell office:value="-0.004233778715133667" office:value-type="float"/>
          <table:table-cell office:value="0.0044284784793853765" office:value-type="float"/>
          <table:table-cell office:value="0.008471047878265381" office:value-type="float"/>
          <table:table-cell office:value="-0.001055551171302795" office:value-type="float"/>
          <table:table-cell office:value="0.0014765715599060064" office:value-type="float"/>
          <table:table-cell office:value="-0.0061139154434204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741990566253662" office:value-type="float"/>
          <table:table-cell office:value="0.03884439706802369" office:value-type="float"/>
          <table:table-cell office:value="-0.05" office:value-type="float"/>
          <table:table-cell office:value="0.04195906864553204" office:value-type="float"/>
          <table:table-cell office:value="14" office:value-type="float"/>
          <table:table-cell office:value="-0.004218834638595581" office:value-type="float"/>
          <table:table-cell office:value="0.004413573741912842" office:value-type="float"/>
          <table:table-cell office:value="0.008459966182708742" office:value-type="float"/>
          <table:table-cell office:value="-0.0010607880353927616" office:value-type="float"/>
          <table:table-cell office:value="0.001462157964706421" office:value-type="float"/>
          <table:table-cell office:value="-0.00610362529754638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8565706610679626" office:value-type="float"/>
          <table:table-cell office:value="0.04015067458152771" office:value-type="float"/>
          <table:table-cell office:value="-0.05" office:value-type="float"/>
          <table:table-cell office:value="0.041959068598784205" office:value-type="float"/>
          <table:table-cell office:value="15" office:value-type="float"/>
          <table:table-cell office:value="-0.004079500436782837" office:value-type="float"/>
          <table:table-cell office:value="0.004262493848800659" office:value-type="float"/>
          <table:table-cell office:value="0.008371809720993042" office:value-type="float"/>
          <table:table-cell office:value="-0.0011458009481430057" office:value-type="float"/>
          <table:table-cell office:value="0.001306277513504029" office:value-type="float"/>
          <table:table-cell office:value="-0.0060075974464416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9715904593467712" office:value-type="float"/>
          <table:table-cell office:value="0.04144496560096741" office:value-type="float"/>
          <table:table-cell office:value="-0.05" office:value-type="float"/>
          <table:table-cell office:value="0.041959068623955986" office:value-type="float"/>
          <table:table-cell office:value="16" office:value-type="float"/>
          <table:table-cell office:value="-0.00406726598739624" office:value-type="float"/>
          <table:table-cell office:value="0.004250376224517823" office:value-type="float"/>
          <table:table-cell office:value="0.0083624005317688" office:value-type="float"/>
          <table:table-cell office:value="-0.0011501979827880857" office:value-type="float"/>
          <table:table-cell office:value="0.0012942910194396976" office:value-type="float"/>
          <table:table-cell office:value="-0.0059997141361236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0941250920295714" office:value-type="float"/>
          <table:table-cell office:value="0.04261681914329529" office:value-type="float"/>
          <table:table-cell office:value="-0.05" office:value-type="float"/>
          <table:table-cell office:value="0.0419590686336393" office:value-type="float"/>
          <table:table-cell office:value="17" office:value-type="float"/>
          <table:table-cell office:value="-0.003940858840942383" office:value-type="float"/>
          <table:table-cell office:value="0.004108498096466065" office:value-type="float"/>
          <table:table-cell office:value="0.008277504444122315" office:value-type="float"/>
          <table:table-cell office:value="-0.0012253463268280026" office:value-type="float"/>
          <table:table-cell office:value="0.001171853542327881" office:value-type="float"/>
          <table:table-cell office:value="-0.00590088486671447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2170233726501464" office:value-type="float"/>
          <table:table-cell office:value="0.04377863287925721" office:value-type="float"/>
          <table:table-cell office:value="-0.05" office:value-type="float"/>
          <table:table-cell office:value="0.04195906867070376" office:value-type="float"/>
          <table:table-cell office:value="18" office:value-type="float"/>
          <table:table-cell office:value="-0.003930832743644715" office:value-type="float"/>
          <table:table-cell office:value="0.004098695516586304" office:value-type="float"/>
          <table:table-cell office:value="0.008269529342651369" office:value-type="float"/>
          <table:table-cell office:value="-0.0012289828062057497" office:value-type="float"/>
          <table:table-cell office:value="0.001161813735961914" office:value-type="float"/>
          <table:table-cell office:value="-0.00589495182037353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3459877967834473" office:value-type="float"/>
          <table:table-cell office:value="0.044855870008468635" office:value-type="float"/>
          <table:table-cell office:value="-0.05" office:value-type="float"/>
          <table:table-cell office:value="0.04195906861231208" office:value-type="float"/>
          <table:table-cell office:value="19" office:value-type="float"/>
          <table:table-cell office:value="-0.003827793598175049" office:value-type="float"/>
          <table:table-cell office:value="0.003970936536788941" office:value-type="float"/>
          <table:table-cell office:value="0.00819322466850281" office:value-type="float"/>
          <table:table-cell office:value="-0.0012896442413330086" office:value-type="float"/>
          <table:table-cell office:value="0.0010772371292114263" office:value-type="float"/>
          <table:table-cell office:value="-0.00579519629478454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4752719402313232" office:value-type="float"/>
          <table:table-cell office:value="0.04592432618141175" office:value-type="float"/>
          <table:table-cell office:value="-0.05" office:value-type="float"/>
          <table:table-cell office:value="0.041959068641935944" office:value-type="float"/>
          <table:table-cell office:value="20" office:value-type="float"/>
          <table:table-cell office:value="-0.0038192826509475713" office:value-type="float"/>
          <table:table-cell office:value="0.003962756395339965" office:value-type="float"/>
          <table:table-cell office:value="0.008186289072036742" office:value-type="float"/>
          <table:table-cell office:value="-0.0012928414344787597" office:value-type="float"/>
          <table:table-cell office:value="0.0010684561729431153" office:value-type="float"/>
          <table:table-cell office:value="-0.00579065680503845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609499216079712" office:value-type="float"/>
          <table:table-cell office:value="0.046934853792190555" office:value-type="float"/>
          <table:table-cell office:value="-0.05" office:value-type="float"/>
          <table:table-cell office:value="0.04195906864193605" office:value-type="float"/>
          <table:table-cell office:value="21" office:value-type="float"/>
          <table:table-cell office:value="-0.0037379974126815797" office:value-type="float"/>
          <table:table-cell office:value="0.003859995603561402" office:value-type="float"/>
          <table:table-cell office:value="0.008122763633728028" office:value-type="float"/>
          <table:table-cell office:value="-0.001342272758483887" office:value-type="float"/>
          <table:table-cell office:value="0.0010105276107788084" office:value-type="float"/>
          <table:table-cell office:value="-0.00570427894592285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7440036535263062" office:value-type="float"/>
          <table:table-cell office:value="0.04793762564659119" office:value-type="float"/>
          <table:table-cell office:value="-0.05" office:value-type="float"/>
          <table:table-cell office:value="0.04195906866083879" office:value-type="float"/>
          <table:table-cell office:value="22" office:value-type="float"/>
          <table:table-cell office:value="-0.003730952739715576" office:value-type="float"/>
          <table:table-cell office:value="0.0038533568382263187" office:value-type="float"/>
          <table:table-cell office:value="0.008116965293884277" office:value-type="float"/>
          <table:table-cell office:value="-0.0013450443744659427" office:value-type="float"/>
          <table:table-cell office:value="0.0010027718544006348" office:value-type="float"/>
          <table:table-cell office:value="-0.00570130705833435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8829519748687747" office:value-type="float"/>
          <table:table-cell office:value="0.048901724815368655" office:value-type="float"/>
          <table:table-cell office:value="-0.05" office:value-type="float"/>
          <table:table-cell office:value="0.04195906861316813" office:value-type="float"/>
          <table:table-cell office:value="23" office:value-type="float"/>
          <table:table-cell office:value="-0.003666356801986694" office:value-type="float"/>
          <table:table-cell office:value="0.003774421215057373" office:value-type="float"/>
          <table:table-cell office:value="0.008063464164733887" office:value-type="float"/>
          <table:table-cell office:value="-0.0013894832134246828" office:value-type="float"/>
          <table:table-cell office:value="0.0009640991687774655" office:value-type="float"/>
          <table:table-cell office:value="-0.00562989115715026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0221152901649476" office:value-type="float"/>
          <table:table-cell office:value="0.04985924720764161" office:value-type="float"/>
          <table:table-cell office:value="-0.05" office:value-type="float"/>
          <table:table-cell office:value="0.041959068664650274" office:value-type="float"/>
          <table:table-cell office:value="24" office:value-type="float"/>
          <table:table-cell office:value="-0.0036612129211425785" office:value-type="float"/>
          <table:table-cell office:value="0.003769791126251221" office:value-type="float"/>
          <table:table-cell office:value="0.008059091567993166" office:value-type="float"/>
          <table:table-cell office:value="-0.0013916331529617316" office:value-type="float"/>
          <table:table-cell office:value="0.0009575223922729491" office:value-type="float"/>
          <table:table-cell office:value="-0.0056289708614349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1647273898124694" office:value-type="float"/>
          <table:table-cell office:value="0.05" office:value-type="float"/>
          <table:table-cell office:value="-0.05" office:value-type="float"/>
          <table:table-cell office:value="0.04195906865991596" office:value-type="float"/>
          <table:table-cell office:value="25" office:value-type="float"/>
          <table:table-cell office:value="-0.0036059868335723876" office:value-type="float"/>
          <table:table-cell office:value="0.0037049841880798344" office:value-type="float"/>
          <table:table-cell office:value="0.008006376028060912" office:value-type="float"/>
          <table:table-cell office:value="-0.0014261209964752195" office:value-type="float"/>
          <table:table-cell office:value="0.0009294080734252932" office:value-type="float"/>
          <table:table-cell office:value="-0.00556303143501281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3072773814201357" office:value-type="float"/>
          <table:table-cell office:value="0.05" office:value-type="float"/>
          <table:table-cell office:value="-0.05" office:value-type="float"/>
          <table:table-cell office:value="0.04195906867221055" office:value-type="float"/>
          <table:table-cell office:value="26" office:value-type="float"/>
          <table:table-cell office:value="-0.0036114525794982907" office:value-type="float"/>
          <table:table-cell office:value="0.00371105432510376" office:value-type="float"/>
          <table:table-cell office:value="0.008011589050292969" office:value-type="float"/>
          <table:table-cell office:value="-0.001425499916076661" office:value-type="float"/>
          <table:table-cell office:value="0.0009312748908996589" office:value-type="float"/>
          <table:table-cell office:value="-0.0055713069438934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4524276256561284" office:value-type="float"/>
          <table:table-cell office:value="0.05" office:value-type="float"/>
          <table:table-cell office:value="-0.05" office:value-type="float"/>
          <table:table-cell office:value="0.041959067408514183" office:value-type="float"/>
          <table:table-cell office:value="27" office:value-type="float"/>
          <table:table-cell office:value="-0.0035751199722290038" office:value-type="float"/>
          <table:table-cell office:value="0.0036631870269775383" office:value-type="float"/>
          <table:table-cell office:value="0.007970582246780397" office:value-type="float"/>
          <table:table-cell office:value="-0.001451502442359925" office:value-type="float"/>
          <table:table-cell office:value="0.0009186410903930659" office:value-type="float"/>
          <table:table-cell office:value="-0.00551962137222290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5974673032760624" office:value-type="float"/>
          <table:table-cell office:value="0.05" office:value-type="float"/>
          <table:table-cell office:value="-0.05" office:value-type="float"/>
          <table:table-cell office:value="0.04195906862350558" office:value-type="float"/>
          <table:table-cell office:value="28" office:value-type="float"/>
          <table:table-cell office:value="-0.0035825264453887944" office:value-type="float"/>
          <table:table-cell office:value="0.003671245574951172" office:value-type="float"/>
          <table:table-cell office:value="0.007977626323699952" office:value-type="float"/>
          <table:table-cell office:value="-0.0014503967761993405" office:value-type="float"/>
          <table:table-cell office:value="0.0009219920635223384" office:value-type="float"/>
          <table:table-cell office:value="-0.0055296909809112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744295656681061" office:value-type="float"/>
          <table:table-cell office:value="0.05" office:value-type="float"/>
          <table:table-cell office:value="-0.05" office:value-type="float"/>
          <table:table-cell office:value="0.04195906868868378" office:value-type="float"/>
          <table:table-cell office:value="29" office:value-type="float"/>
          <table:table-cell office:value="-0.0035666477680206298" office:value-type="float"/>
          <table:table-cell office:value="0.0036433696746826175" office:value-type="float"/>
          <table:table-cell office:value="0.007946128845214845" office:value-type="float"/>
          <table:table-cell office:value="-0.0014682835340499873" office:value-type="float"/>
          <table:table-cell office:value="0.0009155774116516111" office:value-type="float"/>
          <table:table-cell office:value="-0.0054963052272796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8910111188888553" office:value-type="float"/>
          <table:table-cell office:value="0.05" office:value-type="float"/>
          <table:table-cell office:value="-0.05" office:value-type="float"/>
          <table:table-cell office:value="0.04195906866591029" office:value-type="float"/>
          <table:table-cell office:value="30" office:value-type="float"/>
          <table:table-cell office:value="-0.0035741817951202397" office:value-type="float"/>
          <table:table-cell office:value="0.0036515903472900384" office:value-type="float"/>
          <table:table-cell office:value="0.007953312397003176" office:value-type="float"/>
          <table:table-cell office:value="-0.0014671546220779413" office:value-type="float"/>
          <table:table-cell office:value="0.0009189784526824948" office:value-type="float"/>
          <table:table-cell office:value="-0.0055065619945526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0382199287414556" office:value-type="float"/>
          <table:table-cell office:value="0.05" office:value-type="float"/>
          <table:table-cell office:value="-0.05" office:value-type="float"/>
          <table:table-cell office:value="0.041959068659915943" office:value-type="float"/>
          <table:table-cell office:value="31" office:value-type="float"/>
          <table:table-cell office:value="-0.0035680770874023434" office:value-type="float"/>
          <table:table-cell office:value="0.0036370599269866938" office:value-type="float"/>
          <table:table-cell office:value="0.007921729087829591" office:value-type="float"/>
          <table:table-cell office:value="-0.0014720880985260015" office:value-type="float"/>
          <table:table-cell office:value="0.0009140670299530029" office:value-type="float"/>
          <table:table-cell office:value="-0.00548207402229309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185312390327454" office:value-type="float"/>
          <table:table-cell office:value="0.05" office:value-type="float"/>
          <table:table-cell office:value="-0.05" office:value-type="float"/>
          <table:table-cell office:value="0.04195906862395597" office:value-type="float"/>
          <table:table-cell office:value="32" office:value-type="float"/>
          <table:table-cell office:value="-0.0035756826400756836" office:value-type="float"/>
          <table:table-cell office:value="0.003645384311676025" office:value-type="float"/>
          <table:table-cell office:value="0.007928990125656126" office:value-type="float"/>
          <table:table-cell office:value="-0.0014709246158599847" office:value-type="float"/>
          <table:table-cell office:value="0.0009174966812133794" office:value-type="float"/>
          <table:table-cell office:value="-0.0054924178123474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3318263888359075" office:value-type="float"/>
          <table:table-cell office:value="0.05" office:value-type="float"/>
          <table:table-cell office:value="-0.05" office:value-type="float"/>
          <table:table-cell office:value="0.04195906863251414" office:value-type="float"/>
          <table:table-cell office:value="33" office:value-type="float"/>
          <table:table-cell office:value="-0.0035774737596511843" office:value-type="float"/>
          <table:table-cell office:value="0.003645977973937989" office:value-type="float"/>
          <table:table-cell office:value="0.00789463758468628" office:value-type="float"/>
          <table:table-cell office:value="-0.0014651399850845338" office:value-type="float"/>
          <table:table-cell office:value="0.0009158158302307127" office:value-type="float"/>
          <table:table-cell office:value="-0.0054735767841339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47821992635727" office:value-type="float"/>
          <table:table-cell office:value="0.05" office:value-type="float"/>
          <table:table-cell office:value="-0.05" office:value-type="float"/>
          <table:table-cell office:value="0.04195906864131051" office:value-type="float"/>
          <table:table-cell office:value="34" office:value-type="float"/>
          <table:table-cell office:value="-0.0035851049423217774" office:value-type="float"/>
          <table:table-cell office:value="0.0036543536186218264" office:value-type="float"/>
          <table:table-cell office:value="0.007901923656463623" office:value-type="float"/>
          <table:table-cell office:value="-0.0014639353752136236" office:value-type="float"/>
          <table:table-cell office:value="0.0009192550182342534" office:value-type="float"/>
          <table:table-cell office:value="-0.00548392057418823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622783541679383" office:value-type="float"/>
          <table:table-cell office:value="0.05" office:value-type="float"/>
          <table:table-cell office:value="-0.05" office:value-type="float"/>
          <table:table-cell office:value="0.041959068598784316" office:value-type="float"/>
          <table:table-cell office:value="35" office:value-type="float"/>
          <table:table-cell office:value="-0.0036008828878402715" office:value-type="float"/>
          <table:table-cell office:value="0.0036738371849060064" office:value-type="float"/>
          <table:table-cell office:value="0.00787179946899414" office:value-type="float"/>
          <table:table-cell office:value="-0.0014456361532211304" office:value-type="float"/>
          <table:table-cell office:value="0.0009229636192321783" office:value-type="float"/>
          <table:table-cell office:value="-0.0054764395952224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767215251922608" office:value-type="float"/>
          <table:table-cell office:value="0.05" office:value-type="float"/>
          <table:table-cell office:value="-0.05" office:value-type="float"/>
          <table:table-cell office:value="0.041959068613168005" office:value-type="float"/>
          <table:table-cell office:value="36" office:value-type="float"/>
          <table:table-cell office:value="-0.0036086118221282963" office:value-type="float"/>
          <table:table-cell office:value="0.0036823713779449464" office:value-type="float"/>
          <table:table-cell office:value="0.007879173755645752" office:value-type="float"/>
          <table:table-cell office:value="-0.0014443171024322507" office:value-type="float"/>
          <table:table-cell office:value="0.0009265637397766115" office:value-type="float"/>
          <table:table-cell office:value="-0.005486803054809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909556031227113" office:value-type="float"/>
          <table:table-cell office:value="0.05" office:value-type="float"/>
          <table:table-cell office:value="-0.05" office:value-type="float"/>
          <table:table-cell office:value="0.04195906868149195" office:value-type="float"/>
          <table:table-cell office:value="37" office:value-type="float"/>
          <table:table-cell office:value="-0.003647587299346924" office:value-type="float"/>
          <table:table-cell office:value="0.003727385997772217" office:value-type="float"/>
          <table:table-cell office:value="0.007862131595611574" office:value-type="float"/>
          <table:table-cell office:value="-0.0014234077930450444" office:value-type="float"/>
          <table:table-cell office:value="0.0009442186355590812" office:value-type="float"/>
          <table:table-cell office:value="-0.00550480008125305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051741719245912" office:value-type="float"/>
          <table:table-cell office:value="0.05" office:value-type="float"/>
          <table:table-cell office:value="-0.05" office:value-type="float"/>
          <table:table-cell office:value="0.04195906860238029" office:value-type="float"/>
          <table:table-cell office:value="38" office:value-type="float"/>
          <table:table-cell office:value="-0.0036557078361511234" office:value-type="float"/>
          <table:table-cell office:value="0.003736362457275391" office:value-type="float"/>
          <table:table-cell office:value="0.007869731187820436" office:value-type="float"/>
          <table:table-cell office:value="-0.0014218568801879876" office:value-type="float"/>
          <table:table-cell office:value="0.000948045253753662" office:value-type="float"/>
          <table:table-cell office:value="-0.0055155569314956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1927607059478775" office:value-type="float"/>
          <table:table-cell office:value="0.05" office:value-type="float"/>
          <table:table-cell office:value="-0.05" office:value-type="float"/>
          <table:table-cell office:value="0.04195906865683815" office:value-type="float"/>
          <table:table-cell office:value="39" office:value-type="float"/>
          <table:table-cell office:value="-0.003699564933776855" office:value-type="float"/>
          <table:table-cell office:value="0.003784841299057007" office:value-type="float"/>
          <table:table-cell office:value="0.00785459041595459" office:value-type="float"/>
          <table:table-cell office:value="-0.0014101898670196532" office:value-type="float"/>
          <table:table-cell office:value="0.0009654486179351811" office:value-type="float"/>
          <table:table-cell office:value="-0.0055411148071289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3336197137832655" office:value-type="float"/>
          <table:table-cell office:value="0.05" office:value-type="float"/>
          <table:table-cell office:value="-0.05" office:value-type="float"/>
          <table:table-cell office:value="0.04195906867155377" office:value-type="float"/>
          <table:table-cell office:value="40" office:value-type="float"/>
          <table:table-cell office:value="-0.0037077307701110836" office:value-type="float"/>
          <table:table-cell office:value="0.0037938857078552244" office:value-type="float"/>
          <table:table-cell office:value="0.007862157821655275" office:value-type="float"/>
          <table:table-cell office:value="-0.001408590078353882" office:value-type="float"/>
          <table:table-cell office:value="0.0009693074226379394" office:value-type="float"/>
          <table:table-cell office:value="-0.0055518221855163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473561882972719" office:value-type="float"/>
          <table:table-cell office:value="0.05" office:value-type="float"/>
          <table:table-cell office:value="-0.05" office:value-type="float"/>
          <table:table-cell office:value="0.041959068658478725" office:value-type="float"/>
          <table:table-cell office:value="41" office:value-type="float"/>
          <table:table-cell office:value="-0.003758839964866638" office:value-type="float"/>
          <table:table-cell office:value="0.0038529193401336675" office:value-type="float"/>
          <table:table-cell office:value="0.007848062515258788" office:value-type="float"/>
          <table:table-cell office:value="-0.001399421691894531" office:value-type="float"/>
          <table:table-cell office:value="0.000990545749664307" office:value-type="float"/>
          <table:table-cell office:value="-0.0055891251564025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613347113132478" office:value-type="float"/>
          <table:table-cell office:value="0.05" office:value-type="float"/>
          <table:table-cell office:value="-0.05" office:value-type="float"/>
          <table:table-cell office:value="0.04195906862755215" office:value-type="float"/>
          <table:table-cell office:value="42" office:value-type="float"/>
          <table:table-cell office:value="-0.0037671136856079106" office:value-type="float"/>
          <table:table-cell office:value="0.003862142562866211" office:value-type="float"/>
          <table:table-cell office:value="0.007855730056762695" office:value-type="float"/>
          <table:table-cell office:value="-0.0013978523015975956" office:value-type="float"/>
          <table:table-cell office:value="0.0009944045543670652" office:value-type="float"/>
          <table:table-cell office:value="-0.0055999886989593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753300607204439" office:value-type="float"/>
          <table:table-cell office:value="0.05" office:value-type="float"/>
          <table:table-cell office:value="-0.05" office:value-type="float"/>
          <table:table-cell office:value="0.04195906862395618" office:value-type="float"/>
          <table:table-cell office:value="43" office:value-type="float"/>
          <table:table-cell office:value="-0.003825783133506775" office:value-type="float"/>
          <table:table-cell office:value="0.003928515911102295" office:value-type="float"/>
          <table:table-cell office:value="0.00784898281097412" office:value-type="float"/>
          <table:table-cell office:value="-0.0013995349407196038" office:value-type="float"/>
          <table:table-cell office:value="0.0010212707519531242" office:value-type="float"/>
          <table:table-cell office:value="-0.005650446414947509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89308536052704" office:value-type="float"/>
          <table:table-cell office:value="0.05" office:value-type="float"/>
          <table:table-cell office:value="-0.05" office:value-type="float"/>
          <table:table-cell office:value="0.04195906866986725" office:value-type="float"/>
          <table:table-cell office:value="44" office:value-type="float"/>
          <table:table-cell office:value="-0.0038344037532806394" office:value-type="float"/>
          <table:table-cell office:value="0.00393810510635376" office:value-type="float"/>
          <table:table-cell office:value="0.007856791019439697" office:value-type="float"/>
          <table:table-cell office:value="-0.0013978475332260126" office:value-type="float"/>
          <table:table-cell office:value="0.0010254621505737301" office:value-type="float"/>
          <table:table-cell office:value="-0.00566163539886474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7789577" office:value-type="float"/>
          <table:table-cell office:value="45" office:value-type="float"/>
          <table:table-cell office:value="-0.003907005786895752" office:value-type="float"/>
          <table:table-cell office:value="0.004023457765579224" office:value-type="float"/>
          <table:table-cell office:value="0.007859361171722411" office:value-type="float"/>
          <table:table-cell office:value="-0.001409420967102051" office:value-type="float"/>
          <table:table-cell office:value="0.001057226657867432" office:value-type="float"/>
          <table:table-cell office:value="-0.00573127746582031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6070805" office:value-type="float"/>
          <table:table-cell office:value="46" office:value-type="float"/>
          <table:table-cell office:value="-0.003913648128509521" office:value-type="float"/>
          <table:table-cell office:value="0.004030869007110596" office:value-type="float"/>
          <table:table-cell office:value="0.007865294218063356" office:value-type="float"/>
          <table:table-cell office:value="-0.001408123970031738" office:value-type="float"/>
          <table:table-cell office:value="0.0010604727268218993" office:value-type="float"/>
          <table:table-cell office:value="-0.00573978722095489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595188276" office:value-type="float"/>
          <table:table-cell office:value="47" office:value-type="float"/>
          <table:table-cell office:value="-0.004001365900039673" office:value-type="float"/>
          <table:table-cell office:value="0.004131311178207397" office:value-type="float"/>
          <table:table-cell office:value="0.007875102758407594" office:value-type="float"/>
          <table:table-cell office:value="-0.0014217281341552743" office:value-type="float"/>
          <table:table-cell office:value="0.0011116087436676032" office:value-type="float"/>
          <table:table-cell office:value="-0.0058203995227813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49127934" office:value-type="float"/>
          <table:table-cell office:value="48" office:value-type="float"/>
          <table:table-cell office:value="-0.004001365900039673" office:value-type="float"/>
          <table:table-cell office:value="0.004131311178207397" office:value-type="float"/>
          <table:table-cell office:value="0.007875102758407594" office:value-type="float"/>
          <table:table-cell office:value="-0.0014217281341552743" office:value-type="float"/>
          <table:table-cell office:value="0.0011116087436676032" office:value-type="float"/>
          <table:table-cell office:value="-0.0058203995227813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38339966" office:value-type="float"/>
          <table:table-cell office:value="49" office:value-type="float"/>
          <table:table-cell office:value="-0.004109841585159302" office:value-type="float"/>
          <table:table-cell office:value="0.004247475862503052" office:value-type="float"/>
          <table:table-cell office:value="0.007894736528396605" office:value-type="float"/>
          <table:table-cell office:value="-0.0014280533790588384" office:value-type="float"/>
          <table:table-cell office:value="0.001181852817535401" office:value-type="float"/>
          <table:table-cell office:value="-0.0059110331535339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58080424" office:value-type="float"/>
          <table:table-cell office:value="50" office:value-type="float"/>
          <table:table-cell office:value="-0.004109841585159302" office:value-type="float"/>
          <table:table-cell office:value="0.004247475862503052" office:value-type="float"/>
          <table:table-cell office:value="0.007894736528396605" office:value-type="float"/>
          <table:table-cell office:value="-0.0014280533790588384" office:value-type="float"/>
          <table:table-cell office:value="0.001181852817535401" office:value-type="float"/>
          <table:table-cell office:value="-0.0059110331535339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3318312" office:value-type="float"/>
          <table:table-cell office:value="51" office:value-type="float"/>
          <table:table-cell office:value="-0.0042376935482025145" office:value-type="float"/>
          <table:table-cell office:value="0.004377483129501343" office:value-type="float"/>
          <table:table-cell office:value="0.00792628288269043" office:value-type="float"/>
          <table:table-cell office:value="-0.001423508524894715" office:value-type="float"/>
          <table:table-cell office:value="0.0012715148925781256" office:value-type="float"/>
          <table:table-cell office:value="-0.0060122048854827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7789578" office:value-type="float"/>
          <table:table-cell office:value="52" office:value-type="float"/>
          <table:table-cell office:value="-0.0042376935482025145" office:value-type="float"/>
          <table:table-cell office:value="0.004377483129501343" office:value-type="float"/>
          <table:table-cell office:value="0.00792628288269043" office:value-type="float"/>
          <table:table-cell office:value="-0.001423508524894715" office:value-type="float"/>
          <table:table-cell office:value="0.0012715148925781256" office:value-type="float"/>
          <table:table-cell office:value="-0.0060122048854827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2036015" office:value-type="float"/>
          <table:table-cell office:value="53" office:value-type="float"/>
          <table:table-cell office:value="-0.004383435249328613" office:value-type="float"/>
          <table:table-cell office:value="0.004525542259216309" office:value-type="float"/>
          <table:table-cell office:value="0.007971572875976564" office:value-type="float"/>
          <table:table-cell office:value="-0.0014110845327377323" office:value-type="float"/>
          <table:table-cell office:value="0.0013739240169525144" office:value-type="float"/>
          <table:table-cell office:value="-0.0061311042308807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3474409" office:value-type="float"/>
          <table:table-cell office:value="54" office:value-type="float"/>
          <table:table-cell office:value="-0.004383434653282166" office:value-type="float"/>
          <table:table-cell office:value="0.004525542259216309" office:value-type="float"/>
          <table:table-cell office:value="0.007971572875976564" office:value-type="float"/>
          <table:table-cell office:value="-0.0014110845327377323" office:value-type="float"/>
          <table:table-cell office:value="0.0013739240169525144" office:value-type="float"/>
          <table:table-cell office:value="-0.0061311042308807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69725166" office:value-type="float"/>
          <table:table-cell office:value="55" office:value-type="float"/>
          <table:table-cell office:value="-0.004536452293395997" office:value-type="float"/>
          <table:table-cell office:value="0.00466927170753479" office:value-type="float"/>
          <table:table-cell office:value="0.008024859428405763" office:value-type="float"/>
          <table:table-cell office:value="-0.0014040994644165042" office:value-type="float"/>
          <table:table-cell office:value="0.0014821708202362067" office:value-type="float"/>
          <table:table-cell office:value="-0.00624552428722381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4494964" office:value-type="float"/>
          <table:table-cell office:value="56" office:value-type="float"/>
          <table:table-cell office:value="-0.004536452293395997" office:value-type="float"/>
          <table:table-cell office:value="0.00466927170753479" office:value-type="float"/>
          <table:table-cell office:value="0.008024859428405763" office:value-type="float"/>
          <table:table-cell office:value="-0.0014040994644165042" office:value-type="float"/>
          <table:table-cell office:value="0.0014821708202362067" office:value-type="float"/>
          <table:table-cell office:value="-0.00624552428722381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591592125" office:value-type="float"/>
          <table:table-cell office:value="57" office:value-type="float"/>
          <table:table-cell office:value="-0.004671953916549683" office:value-type="float"/>
          <table:table-cell office:value="0.004782478809356689" office:value-type="float"/>
          <table:table-cell office:value="0.00806903600692749" office:value-type="float"/>
          <table:table-cell office:value="-0.0014099812507629393" office:value-type="float"/>
          <table:table-cell office:value="0.0015807533264160165" office:value-type="float"/>
          <table:table-cell office:value="-0.00635140120983123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8149188" office:value-type="float"/>
          <table:table-cell office:value="58" office:value-type="float"/>
          <table:table-cell office:value="-0.004671953916549683" office:value-type="float"/>
          <table:table-cell office:value="0.004782478809356689" office:value-type="float"/>
          <table:table-cell office:value="0.00806903600692749" office:value-type="float"/>
          <table:table-cell office:value="-0.0014099812507629393" office:value-type="float"/>
          <table:table-cell office:value="0.0015807533264160165" office:value-type="float"/>
          <table:table-cell office:value="-0.00635140120983123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7808537" office:value-type="float"/>
          <table:table-cell office:value="59" office:value-type="float"/>
          <table:table-cell office:value="-0.004739145040512085" office:value-type="float"/>
          <table:table-cell office:value="0.004832580089569091" office:value-type="float"/>
          <table:table-cell office:value="0.008082103729248046" office:value-type="float"/>
          <table:table-cell office:value="-0.0014399755001068115" office:value-type="float"/>
          <table:table-cell office:value="0.0016230142116546633" office:value-type="float"/>
          <table:table-cell office:value="-0.0064261490106582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959068638551505" office:value-type="float"/>
          <table:table-cell office:value="60" office:value-type="float"/>
          <table:table-cell office:value="-0.004739145040512085" office:value-type="float"/>
          <table:table-cell office:value="0.004832580089569091" office:value-type="float"/>
          <table:table-cell office:value="0.008082103729248046" office:value-type="float"/>
          <table:table-cell office:value="-0.0014399755001068115" office:value-type="float"/>
          <table:table-cell office:value="0.0016230142116546633" office:value-type="float"/>
          <table:table-cell office:value="-0.006426149010658264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176135063171387" office:value-type="float"/>
          <table:table-cell office:value="0.008939915895462036" office:value-type="float"/>
          <table:table-cell office:value="0.009896579980850221" office:value-type="float"/>
          <table:table-cell office:value="0.000991916656494141" office:value-type="float"/>
          <table:table-cell office:value="0.005309911966323853" office:value-type="float"/>
          <table:table-cell office:value="-0.00971529483795166" office:value-type="float"/>
          <table:table-cell office:value="0.07303010146413672" office:value-type="float"/>
          <table:table-cell office:value="1" office:value-type="float"/>
          <table:table-cell office:value="-0.009176135063171387" office:value-type="float"/>
          <table:table-cell office:value="0.008939915895462036" office:value-type="float"/>
          <table:table-cell office:value="0.009896579980850221" office:value-type="float"/>
          <table:table-cell office:value="0.000991916656494141" office:value-type="float"/>
          <table:table-cell office:value="0.005309911966323853" office:value-type="float"/>
          <table:table-cell office:value="-0.00971529483795166" office:value-type="float"/>
        </table:table-row>
        <table:table-row>
          <table:table-cell office:value="-0.015444519519805909" office:value-type="float"/>
          <table:table-cell office:value="0.015342612266540528" office:value-type="float"/>
          <table:table-cell office:value="0.018789876699447632" office:value-type="float"/>
          <table:table-cell office:value="0.00040613293647766106" office:value-type="float"/>
          <table:table-cell office:value="0.008256484270095826" office:value-type="float"/>
          <table:table-cell office:value="-0.01758359730243683" office:value-type="float"/>
          <table:table-cell office:value="0.06905731043308674" office:value-type="float"/>
          <table:table-cell office:value="2" office:value-type="float"/>
          <table:table-cell office:value="-0.006268384456634522" office:value-type="float"/>
          <table:table-cell office:value="0.006402696371078492" office:value-type="float"/>
          <table:table-cell office:value="0.008893296718597411" office:value-type="float"/>
          <table:table-cell office:value="-0.0005857837200164799" office:value-type="float"/>
          <table:table-cell office:value="0.0029465723037719726" office:value-type="float"/>
          <table:table-cell office:value="-0.007868302464485168" office:value-type="float"/>
        </table:table-row>
        <table:table-row>
          <table:table-cell office:value="-0.021315832734107972" office:value-type="float"/>
          <table:table-cell office:value="0.02136975646018982" office:value-type="float"/>
          <table:table-cell office:value="0.027466353178024296" office:value-type="float"/>
          <table:table-cell office:value="-0.0003890216350555427" office:value-type="float"/>
          <table:table-cell office:value="0.010818679332733155" office:value-type="float"/>
          <table:table-cell office:value="-0.025205222964286803" office:value-type="float"/>
          <table:table-cell office:value="0.06504681011371531" office:value-type="float"/>
          <table:table-cell office:value="3" office:value-type="float"/>
          <table:table-cell office:value="-0.0058713132143020635" office:value-type="float"/>
          <table:table-cell office:value="0.006027144193649291" office:value-type="float"/>
          <table:table-cell office:value="0.008676476478576662" office:value-type="float"/>
          <table:table-cell office:value="-0.0007951545715332037" office:value-type="float"/>
          <table:table-cell office:value="0.002562195062637329" office:value-type="float"/>
          <table:table-cell office:value="-0.007621625661849976" office:value-type="float"/>
        </table:table-row>
        <table:table-row>
          <table:table-cell office:value="-0.02678671777248383" office:value-type="float"/>
          <table:table-cell office:value="0.027018725872039795" office:value-type="float"/>
          <table:table-cell office:value="0.03590217709541321" office:value-type="float"/>
          <table:table-cell office:value="-0.0013458597660064697" office:value-type="float"/>
          <table:table-cell office:value="0.013061779737472535" office:value-type="float"/>
          <table:table-cell office:value="-0.03250375688076019" office:value-type="float"/>
          <table:table-cell office:value="0.06115895088577073" office:value-type="float"/>
          <table:table-cell office:value="4" office:value-type="float"/>
          <table:table-cell office:value="-0.0054708850383758546" office:value-type="float"/>
          <table:table-cell office:value="0.005648969411849976" office:value-type="float"/>
          <table:table-cell office:value="0.008435823917388915" office:value-type="float"/>
          <table:table-cell office:value="-0.000956838130950927" office:value-type="float"/>
          <table:table-cell office:value="0.0022431004047393805" office:value-type="float"/>
          <table:table-cell office:value="-0.007298533916473389" office:value-type="float"/>
        </table:table-row>
        <table:table-row>
          <table:table-cell office:value="-0.03183257520198822" office:value-type="float"/>
          <table:table-cell office:value="0.03226998805999756" office:value-type="float"/>
          <table:table-cell office:value="0.044072846174240114" office:value-type="float"/>
          <table:table-cell office:value="-0.002503547072410583" office:value-type="float"/>
          <table:table-cell office:value="0.014949893951416016" office:value-type="float"/>
          <table:table-cell office:value="-0.03952808260917663" office:value-type="float"/>
          <table:table-cell office:value="0.05748134033528682" office:value-type="float"/>
          <table:table-cell office:value="5" office:value-type="float"/>
          <table:table-cell office:value="-0.005045857429504395" office:value-type="float"/>
          <table:table-cell office:value="0.0052512621879577635" office:value-type="float"/>
          <table:table-cell office:value="0.008170669078826904" office:value-type="float"/>
          <table:table-cell office:value="-0.0011576873064041131" office:value-type="float"/>
          <table:table-cell office:value="0.0018881142139434808" office:value-type="float"/>
          <table:table-cell office:value="-0.007024325728416443" office:value-type="float"/>
        </table:table-row>
        <table:table-row>
          <table:table-cell office:value="-0.036546294093132016" office:value-type="float"/>
          <table:table-cell office:value="0.03720389962196351" office:value-type="float"/>
          <table:table-cell office:value="0.05" office:value-type="float"/>
          <table:table-cell office:value="-0.003770913481712341" office:value-type="float"/>
          <table:table-cell office:value="0.01660585641860962" office:value-type="float"/>
          <table:table-cell office:value="-0.046255117058753965" office:value-type="float"/>
          <table:table-cell office:value="0.053990363256045545" office:value-type="float"/>
          <table:table-cell office:value="6" office:value-type="float"/>
          <table:table-cell office:value="-0.004713718891143799" office:value-type="float"/>
          <table:table-cell office:value="0.004933911561965942" office:value-type="float"/>
          <table:table-cell office:value="0.007934759855270387" office:value-type="float"/>
          <table:table-cell office:value="-0.001267366409301758" office:value-type="float"/>
          <table:table-cell office:value="0.0016559624671936037" office:value-type="float"/>
          <table:table-cell office:value="-0.006727034449577332" office:value-type="float"/>
        </table:table-row>
        <table:table-row>
          <table:table-cell office:value="-0.0408836555480957" office:value-type="float"/>
          <table:table-cell office:value="0.041784588098526004" office:value-type="float"/>
          <table:table-cell office:value="0.05" office:value-type="float"/>
          <table:table-cell office:value="-0.005173984169960021" office:value-type="float"/>
          <table:table-cell office:value="0.017977563142776494" office:value-type="float"/>
          <table:table-cell office:value="-0.05" office:value-type="float"/>
          <table:table-cell office:value="0.05073324813409494" office:value-type="float"/>
          <table:table-cell office:value="7" office:value-type="float"/>
          <table:table-cell office:value="-0.004337361454963684" office:value-type="float"/>
          <table:table-cell office:value="0.004580688476562501" office:value-type="float"/>
          <table:table-cell office:value="0.007668286561965944" office:value-type="float"/>
          <table:table-cell office:value="-0.0014030706882476804" office:value-type="float"/>
          <table:table-cell office:value="0.0013717067241668709" office:value-type="float"/>
          <table:table-cell office:value="-0.00648242712020874" office:value-type="float"/>
        </table:table-row>
        <table:table-row>
          <table:table-cell office:value="-0.04494973063468933" office:value-type="float"/>
          <table:table-cell office:value="0.046103068590164185" office:value-type="float"/>
          <table:table-cell office:value="0.05" office:value-type="float"/>
          <table:table-cell office:value="-0.0066530460119247434" office:value-type="float"/>
          <table:table-cell office:value="0.01916199684143067" office:value-type="float"/>
          <table:table-cell office:value="-0.05" office:value-type="float"/>
          <table:table-cell office:value="0.047651843360130314" office:value-type="float"/>
          <table:table-cell office:value="8" office:value-type="float"/>
          <table:table-cell office:value="-0.004066075086593628" office:value-type="float"/>
          <table:table-cell office:value="0.004318480491638183" office:value-type="float"/>
          <table:table-cell office:value="0.0074472188949584964" office:value-type="float"/>
          <table:table-cell office:value="-0.0014790618419647222" office:value-type="float"/>
          <table:table-cell office:value="0.0011844336986541748" office:value-type="float"/>
          <table:table-cell office:value="-0.006243849992752076" office:value-type="float"/>
        </table:table-row>
        <table:table-row>
          <table:table-cell office:value="-0.04874871969223022" office:value-type="float"/>
          <table:table-cell office:value="0.05" office:value-type="float"/>
          <table:table-cell office:value="0.05" office:value-type="float"/>
          <table:table-cell office:value="-0.008225871920585633" office:value-type="float"/>
          <table:table-cell office:value="0.02014615416526795" office:value-type="float"/>
          <table:table-cell office:value="-0.05" office:value-type="float"/>
          <table:table-cell office:value="0.044825043274560605" office:value-type="float"/>
          <table:table-cell office:value="9" office:value-type="float"/>
          <table:table-cell office:value="-0.003798989057540894" office:value-type="float"/>
          <table:table-cell office:value="0.004055837392807007" office:value-type="float"/>
          <table:table-cell office:value="0.0072369956970214835" office:value-type="float"/>
          <table:table-cell office:value="-0.0015728259086608895" office:value-type="float"/>
          <table:table-cell office:value="0.000984157323837281" office:value-type="float"/>
          <table:table-cell office:value="-0.00609930992126464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9834886193275452" office:value-type="float"/>
          <table:table-cell office:value="0.021039682626724253" office:value-type="float"/>
          <table:table-cell office:value="-0.05" office:value-type="float"/>
          <table:table-cell office:value="0.044480469772587766" office:value-type="float"/>
          <table:table-cell office:value="10" office:value-type="float"/>
          <table:table-cell office:value="-0.003660959601402283" office:value-type="float"/>
          <table:table-cell office:value="0.0039213991165161135" office:value-type="float"/>
          <table:table-cell office:value="0.007110172510147094" office:value-type="float"/>
          <table:table-cell office:value="-0.0016090142726898193" office:value-type="float"/>
          <table:table-cell office:value="0.0008935284614562996" office:value-type="float"/>
          <table:table-cell office:value="-0.00597094058990478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1495584249496461" office:value-type="float"/>
          <table:table-cell office:value="0.02182846426963807" office:value-type="float"/>
          <table:table-cell office:value="-0.05" office:value-type="float"/>
          <table:table-cell office:value="0.04448046977335832" office:value-type="float"/>
          <table:table-cell office:value="11" office:value-type="float"/>
          <table:table-cell office:value="-0.003527918457984924" office:value-type="float"/>
          <table:table-cell office:value="0.003794794082641601" office:value-type="float"/>
          <table:table-cell office:value="0.007005646228790284" office:value-type="float"/>
          <table:table-cell office:value="-0.0016606980562210091" office:value-type="float"/>
          <table:table-cell office:value="0.0007887816429138182" office:value-type="float"/>
          <table:table-cell office:value="-0.0059553313255310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315599322319031" office:value-type="float"/>
          <table:table-cell office:value="0.022614961862564096" office:value-type="float"/>
          <table:table-cell office:value="-0.05" office:value-type="float"/>
          <table:table-cell office:value="0.04448046973741545" office:value-type="float"/>
          <table:table-cell office:value="12" office:value-type="float"/>
          <table:table-cell office:value="-0.0035280537605285643" office:value-type="float"/>
          <table:table-cell office:value="0.0037960541248321534" office:value-type="float"/>
          <table:table-cell office:value="0.007004950046539308" office:value-type="float"/>
          <table:table-cell office:value="-0.0016604089736938481" office:value-type="float"/>
          <table:table-cell office:value="0.0007864975929260248" office:value-type="float"/>
          <table:table-cell office:value="-0.0059600144624710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4862166047096254" office:value-type="float"/>
          <table:table-cell office:value="0.023316422700881967" office:value-type="float"/>
          <table:table-cell office:value="-0.05" office:value-type="float"/>
          <table:table-cell office:value="0.04448046979499976" office:value-type="float"/>
          <table:table-cell office:value="13" office:value-type="float"/>
          <table:table-cell office:value="-0.003411392569541931" office:value-type="float"/>
          <table:table-cell office:value="0.0036814594268798836" office:value-type="float"/>
          <table:table-cell office:value="0.006905374526977539" office:value-type="float"/>
          <table:table-cell office:value="-0.001706172823905944" office:value-type="float"/>
          <table:table-cell office:value="0.000701460838317871" office:value-type="float"/>
          <table:table-cell office:value="-0.0059458434581756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6567715406417848" office:value-type="float"/>
          <table:table-cell office:value="0.02401657462120057" office:value-type="float"/>
          <table:table-cell office:value="-0.05" office:value-type="float"/>
          <table:table-cell office:value="0.04448046975388431" office:value-type="float"/>
          <table:table-cell office:value="14" office:value-type="float"/>
          <table:table-cell office:value="-0.0034130591154098514" office:value-type="float"/>
          <table:table-cell office:value="0.003684368133544922" office:value-type="float"/>
          <table:table-cell office:value="0.006906216144561767" office:value-type="float"/>
          <table:table-cell office:value="-0.001705549359321594" office:value-type="float"/>
          <table:table-cell office:value="0.0007001519203186039" office:value-type="float"/>
          <table:table-cell office:value="-0.00595206141471862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8318430185317994" office:value-type="float"/>
          <table:table-cell office:value="0.024639879465103157" office:value-type="float"/>
          <table:table-cell office:value="-0.05" office:value-type="float"/>
          <table:table-cell office:value="0.04448046978005848" office:value-type="float"/>
          <table:table-cell office:value="15" office:value-type="float"/>
          <table:table-cell office:value="-0.0032953798770904543" office:value-type="float"/>
          <table:table-cell office:value="0.0035604810714721675" office:value-type="float"/>
          <table:table-cell office:value="0.006796131134033203" office:value-type="float"/>
          <table:table-cell office:value="-0.0017507147789001462" office:value-type="float"/>
          <table:table-cell office:value="0.0006233048439025883" office:value-type="float"/>
          <table:table-cell office:value="-0.00591639757156372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006848096847534" office:value-type="float"/>
          <table:table-cell office:value="0.02526268124580384" office:value-type="float"/>
          <table:table-cell office:value="-0.05" office:value-type="float"/>
          <table:table-cell office:value="0.044480469738931036" office:value-type="float"/>
          <table:table-cell office:value="16" office:value-type="float"/>
          <table:table-cell office:value="-0.003298357129096985" office:value-type="float"/>
          <table:table-cell office:value="0.0035645484924316413" office:value-type="float"/>
          <table:table-cell office:value="0.006798328161239623" office:value-type="float"/>
          <table:table-cell office:value="-0.0017500507831573493" office:value-type="float"/>
          <table:table-cell office:value="0.0006228017807006839" office:value-type="float"/>
          <table:table-cell office:value="-0.0059243249893188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186070740222931" office:value-type="float"/>
          <table:table-cell office:value="0.02582894444465638" office:value-type="float"/>
          <table:table-cell office:value="-0.05" office:value-type="float"/>
          <table:table-cell office:value="0.04448046976874538" office:value-type="float"/>
          <table:table-cell office:value="17" office:value-type="float"/>
          <table:table-cell office:value="-0.003198918104171753" office:value-type="float"/>
          <table:table-cell office:value="0.0034473931789398195" office:value-type="float"/>
          <table:table-cell office:value="0.0066979527473449724" office:value-type="float"/>
          <table:table-cell office:value="-0.0017922264337539677" office:value-type="float"/>
          <table:table-cell office:value="0.0005662631988525395" office:value-type="float"/>
          <table:table-cell office:value="-0.00588193595409393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365199863910675" office:value-type="float"/>
          <table:table-cell office:value="0.026395491361618048" office:value-type="float"/>
          <table:table-cell office:value="-0.05" office:value-type="float"/>
          <table:table-cell office:value="0.04448046978752901" office:value-type="float"/>
          <table:table-cell office:value="18" office:value-type="float"/>
          <table:table-cell office:value="-0.0032031285762786866" office:value-type="float"/>
          <table:table-cell office:value="0.0034527015686035157" office:value-type="float"/>
          <table:table-cell office:value="0.006701463460922241" office:value-type="float"/>
          <table:table-cell office:value="-0.0017912912368774417" office:value-type="float"/>
          <table:table-cell office:value="0.0005665469169616692" office:value-type="float"/>
          <table:table-cell office:value="-0.00589122176170349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5481253266334533" office:value-type="float"/>
          <table:table-cell office:value="0.026948257684707648" office:value-type="float"/>
          <table:table-cell office:value="-0.05" office:value-type="float"/>
          <table:table-cell office:value="0.04448046978752911" office:value-type="float"/>
          <table:table-cell office:value="19" office:value-type="float"/>
          <table:table-cell office:value="-0.00315410852432251" office:value-type="float"/>
          <table:table-cell office:value="0.0033746242523193352" office:value-type="float"/>
          <table:table-cell office:value="0.006645785570144653" office:value-type="float"/>
          <table:table-cell office:value="-0.0018292546272277825" office:value-type="float"/>
          <table:table-cell office:value="0.0005527663230895999" office:value-type="float"/>
          <table:table-cell office:value="-0.0058758294582366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7309067845344544" office:value-type="float"/>
          <table:table-cell office:value="0.027502584457397467" office:value-type="float"/>
          <table:table-cell office:value="-0.05" office:value-type="float"/>
          <table:table-cell office:value="0.044480469776495155" office:value-type="float"/>
          <table:table-cell office:value="20" office:value-type="float"/>
          <table:table-cell office:value="-0.0031602025032043454" office:value-type="float"/>
          <table:table-cell office:value="0.003381716012954712" office:value-type="float"/>
          <table:table-cell office:value="0.00665116786956787" office:value-type="float"/>
          <table:table-cell office:value="-0.0018278145790100106" office:value-type="float"/>
          <table:table-cell office:value="0.0005543267726898192" office:value-type="float"/>
          <table:table-cell office:value="-0.005886933803558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9180355668067932" office:value-type="float"/>
          <table:table-cell office:value="0.028070938587188725" office:value-type="float"/>
          <table:table-cell office:value="-0.05" office:value-type="float"/>
          <table:table-cell office:value="0.044480469756864975" office:value-type="float"/>
          <table:table-cell office:value="21" office:value-type="float"/>
          <table:table-cell office:value="-0.003140872716903687" office:value-type="float"/>
          <table:table-cell office:value="0.0033299362659454344" office:value-type="float"/>
          <table:table-cell office:value="0.006627769470214843" office:value-type="float"/>
          <table:table-cell office:value="-0.0018712878227233887" office:value-type="float"/>
          <table:table-cell office:value="0.0005683541297912594" office:value-type="float"/>
          <table:table-cell office:value="-0.00588567972183227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105014204978943" office:value-type="float"/>
          <table:table-cell office:value="0.028640877008438113" office:value-type="float"/>
          <table:table-cell office:value="-0.05" office:value-type="float"/>
          <table:table-cell office:value="0.04448046974830802" office:value-type="float"/>
          <table:table-cell office:value="22" office:value-type="float"/>
          <table:table-cell office:value="-0.003147052526473999" office:value-type="float"/>
          <table:table-cell office:value="0.0033371484279632567" office:value-type="float"/>
          <table:table-cell office:value="0.006633224487304688" office:value-type="float"/>
          <table:table-cell office:value="-0.0018697863817214964" office:value-type="float"/>
          <table:table-cell office:value="0.0005699384212493903" office:value-type="float"/>
          <table:table-cell office:value="-0.00589705944061279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29626739025116" office:value-type="float"/>
          <table:table-cell office:value="0.02924327850341797" office:value-type="float"/>
          <table:table-cell office:value="-0.05" office:value-type="float"/>
          <table:table-cell office:value="0.04448046977072016" office:value-type="float"/>
          <table:table-cell office:value="23" office:value-type="float"/>
          <table:table-cell office:value="-0.0031481492519378667" office:value-type="float"/>
          <table:table-cell office:value="0.003296184539794921" office:value-type="float"/>
          <table:table-cell office:value="0.006625375747680665" office:value-type="float"/>
          <table:table-cell office:value="-0.0019125318527221675" office:value-type="float"/>
          <table:table-cell office:value="0.0006024014949798581" office:value-type="float"/>
          <table:table-cell office:value="-0.00589650273323059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4873699545860296" office:value-type="float"/>
          <table:table-cell office:value="0.029847131967544557" office:value-type="float"/>
          <table:table-cell office:value="-0.05" office:value-type="float"/>
          <table:table-cell office:value="0.044480469794999825" office:value-type="float"/>
          <table:table-cell office:value="24" office:value-type="float"/>
          <table:table-cell office:value="-0.003154176473617554" office:value-type="float"/>
          <table:table-cell office:value="0.0033032560348510744" office:value-type="float"/>
          <table:table-cell office:value="0.0066306269168853755" office:value-type="float"/>
          <table:table-cell office:value="-0.001911025643348694" office:value-type="float"/>
          <table:table-cell office:value="0.0006038534641265875" office:value-type="float"/>
          <table:table-cell office:value="-0.0059079217910766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682284414768219" office:value-type="float"/>
          <table:table-cell office:value="0.03049306154251099" office:value-type="float"/>
          <table:table-cell office:value="-0.05" office:value-type="float"/>
          <table:table-cell office:value="0.04448046976490158" office:value-type="float"/>
          <table:table-cell office:value="25" office:value-type="float"/>
          <table:table-cell office:value="-0.0031600964069366452" office:value-type="float"/>
          <table:table-cell office:value="0.0032674407958984374" office:value-type="float"/>
          <table:table-cell office:value="0.006629061698913573" office:value-type="float"/>
          <table:table-cell office:value="-0.0019491446018218995" office:value-type="float"/>
          <table:table-cell office:value="0.0006459295749664303" office:value-type="float"/>
          <table:table-cell office:value="-0.0059017920494079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877057135105133" office:value-type="float"/>
          <table:table-cell office:value="0.03114004731178284" office:value-type="float"/>
          <table:table-cell office:value="-0.05" office:value-type="float"/>
          <table:table-cell office:value="0.04448046975998534" office:value-type="float"/>
          <table:table-cell office:value="26" office:value-type="float"/>
          <table:table-cell office:value="-0.003165737390518188" office:value-type="float"/>
          <table:table-cell office:value="0.003274157047271728" office:value-type="float"/>
          <table:table-cell office:value="0.006633960008621214" office:value-type="float"/>
          <table:table-cell office:value="-0.0019477272033691408" office:value-type="float"/>
          <table:table-cell office:value="0.0006469857692718503" office:value-type="float"/>
          <table:table-cell office:value="-0.00591320335865020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076576769351959" office:value-type="float"/>
          <table:table-cell office:value="0.031829006671905524" office:value-type="float"/>
          <table:table-cell office:value="-0.05" office:value-type="float"/>
          <table:table-cell office:value="0.04448046978192614" office:value-type="float"/>
          <table:table-cell office:value="27" office:value-type="float"/>
          <table:table-cell office:value="-0.0031603932380676273" office:value-type="float"/>
          <table:table-cell office:value="0.003236300945281982" office:value-type="float"/>
          <table:table-cell office:value="0.006632372140884401" office:value-type="float"/>
          <table:table-cell office:value="-0.0019951963424682615" office:value-type="float"/>
          <table:table-cell office:value="0.0006889593601226811" office:value-type="float"/>
          <table:table-cell office:value="-0.00589418172836303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2759581208229064" office:value-type="float"/>
          <table:table-cell office:value="0.03251881361007691" office:value-type="float"/>
          <table:table-cell office:value="-0.05" office:value-type="float"/>
          <table:table-cell office:value="0.044480469789396834" office:value-type="float"/>
          <table:table-cell office:value="28" office:value-type="float"/>
          <table:table-cell office:value="-0.003165794610977173" office:value-type="float"/>
          <table:table-cell office:value="0.0032427978515624997" office:value-type="float"/>
          <table:table-cell office:value="0.006636996269226073" office:value-type="float"/>
          <table:table-cell office:value="-0.0019938135147094735" office:value-type="float"/>
          <table:table-cell office:value="0.0006898069381713872" office:value-type="float"/>
          <table:table-cell office:value="-0.00590561866760253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479541063308716" office:value-type="float"/>
          <table:table-cell office:value="0.03325745940208436" office:value-type="float"/>
          <table:table-cell office:value="-0.05" office:value-type="float"/>
          <table:table-cell office:value="0.04448046978192615" office:value-type="float"/>
          <table:table-cell office:value="29" office:value-type="float"/>
          <table:table-cell office:value="-0.003169800043106079" office:value-type="float"/>
          <table:table-cell office:value="0.00322042465209961" office:value-type="float"/>
          <table:table-cell office:value="0.006649452447891236" office:value-type="float"/>
          <table:table-cell office:value="-0.0020358294248580926" office:value-type="float"/>
          <table:table-cell office:value="0.000738645792007447" office:value-type="float"/>
          <table:table-cell office:value="-0.00589433550834655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6829910278320314" office:value-type="float"/>
          <table:table-cell office:value="0.033996710777282724" office:value-type="float"/>
          <table:table-cell office:value="-0.05" office:value-type="float"/>
          <table:table-cell office:value="0.044480469765289285" office:value-type="float"/>
          <table:table-cell office:value="30" office:value-type="float"/>
          <table:table-cell office:value="-0.0031748634576797483" office:value-type="float"/>
          <table:table-cell office:value="0.0032265913486480714" office:value-type="float"/>
          <table:table-cell office:value="0.006653670072555544" office:value-type="float"/>
          <table:table-cell office:value="-0.0020344996452331537" office:value-type="float"/>
          <table:table-cell office:value="0.0007392513751983635" office:value-type="float"/>
          <table:table-cell office:value="-0.00590562283992767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8919391632080075" office:value-type="float"/>
          <table:table-cell office:value="0.034780160188674934" office:value-type="float"/>
          <table:table-cell office:value="-0.05" office:value-type="float"/>
          <table:table-cell office:value="0.04448046977632304" office:value-type="float"/>
          <table:table-cell office:value="31" office:value-type="float"/>
          <table:table-cell office:value="-0.00315555214881897" office:value-type="float"/>
          <table:table-cell office:value="0.003190312385559082" office:value-type="float"/>
          <table:table-cell office:value="0.0066551053524017325" office:value-type="float"/>
          <table:table-cell office:value="-0.002089481353759765" office:value-type="float"/>
          <table:table-cell office:value="0.0007834494113922123" office:value-type="float"/>
          <table:table-cell office:value="-0.0058739906549453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556394457817078" office:value-type="float"/>
          <table:table-cell office:value="-0.05" office:value-type="float"/>
          <table:table-cell office:value="0.04448046978752922" office:value-type="float"/>
          <table:table-cell office:value="32" office:value-type="float"/>
          <table:table-cell office:value="-0.0031602722406387333" office:value-type="float"/>
          <table:table-cell office:value="0.0031961238384246825" office:value-type="float"/>
          <table:table-cell office:value="0.006659016609191893" office:value-type="float"/>
          <table:table-cell office:value="-0.00208838403224945" office:value-type="float"/>
          <table:table-cell office:value="0.0007837843894958497" office:value-type="float"/>
          <table:table-cell office:value="-0.0058852094411849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638047099113465" office:value-type="float"/>
          <table:table-cell office:value="-0.05" office:value-type="float"/>
          <table:table-cell office:value="0.04448046977226124" office:value-type="float"/>
          <table:table-cell office:value="33" office:value-type="float"/>
          <table:table-cell office:value="-0.0031095695495605468" office:value-type="float"/>
          <table:table-cell office:value="0.003134760856628418" office:value-type="float"/>
          <table:table-cell office:value="0.006641308069229126" office:value-type="float"/>
          <table:table-cell office:value="-0.0021552503108978275" office:value-type="float"/>
          <table:table-cell office:value="0.0008165264129638677" office:value-type="float"/>
          <table:table-cell office:value="-0.00582083702087402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718934774398805" office:value-type="float"/>
          <table:table-cell office:value="-0.05" office:value-type="float"/>
          <table:table-cell office:value="0.04448046971369261" office:value-type="float"/>
          <table:table-cell office:value="34" office:value-type="float"/>
          <table:table-cell office:value="-0.003098870515823364" office:value-type="float"/>
          <table:table-cell office:value="0.0031235563755035393" office:value-type="float"/>
          <table:table-cell office:value="0.0066296994686126706" office:value-type="float"/>
          <table:table-cell office:value="-0.002157582640647889" office:value-type="float"/>
          <table:table-cell office:value="0.0008088767528533942" office:value-type="float"/>
          <table:table-cell office:value="-0.0058107399940490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8023521900177014" office:value-type="float"/>
          <table:table-cell office:value="-0.05" office:value-type="float"/>
          <table:table-cell office:value="0.044480469733242024" office:value-type="float"/>
          <table:table-cell office:value="35" office:value-type="float"/>
          <table:table-cell office:value="-0.0030305361747741703" office:value-type="float"/>
          <table:table-cell office:value="0.003045746088027955" office:value-type="float"/>
          <table:table-cell office:value="0.006601309776306153" office:value-type="float"/>
          <table:table-cell office:value="-0.0022263097763061523" office:value-type="float"/>
          <table:table-cell office:value="0.0008341741561889646" office:value-type="float"/>
          <table:table-cell office:value="-0.0057190275192260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88497829437256" office:value-type="float"/>
          <table:table-cell office:value="-0.05" office:value-type="float"/>
          <table:table-cell office:value="0.04448046972410079" office:value-type="float"/>
          <table:table-cell office:value="36" office:value-type="float"/>
          <table:table-cell office:value="-0.0030195629596710205" office:value-type="float"/>
          <table:table-cell office:value="0.003034250736236572" office:value-type="float"/>
          <table:table-cell office:value="0.006589307785034181" office:value-type="float"/>
          <table:table-cell office:value="-0.0022286844253540036" office:value-type="float"/>
          <table:table-cell office:value="0.0008262610435485832" office:value-type="float"/>
          <table:table-cell office:value="-0.00570852279663085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970548868179322" office:value-type="float"/>
          <table:table-cell office:value="-0.05" office:value-type="float"/>
          <table:table-cell office:value="0.04448046979499974" office:value-type="float"/>
          <table:table-cell office:value="37" office:value-type="float"/>
          <table:table-cell office:value="-0.002942119836807251" office:value-type="float"/>
          <table:table-cell office:value="0.002948389053344727" office:value-type="float"/>
          <table:table-cell office:value="0.006566612720489503" office:value-type="float"/>
          <table:table-cell office:value="-0.002302713990211487" office:value-type="float"/>
          <table:table-cell office:value="0.0008557057380676261" office:value-type="float"/>
          <table:table-cell office:value="-0.0056013917922973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055309295654298" office:value-type="float"/>
          <table:table-cell office:value="-0.05" office:value-type="float"/>
          <table:table-cell office:value="0.04448047039452187" office:value-type="float"/>
          <table:table-cell office:value="38" office:value-type="float"/>
          <table:table-cell office:value="-0.0029309684038162235" office:value-type="float"/>
          <table:table-cell office:value="0.0029367017745971676" office:value-type="float"/>
          <table:table-cell office:value="0.006554274559020997" office:value-type="float"/>
          <table:table-cell office:value="-0.002304993867874146" office:value-type="float"/>
          <table:table-cell office:value="0.000847604274749756" office:value-type="float"/>
          <table:table-cell office:value="-0.005590597391128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1420534849166885" office:value-type="float"/>
          <table:table-cell office:value="-0.05" office:value-type="float"/>
          <table:table-cell office:value="0.044480469735234285" office:value-type="float"/>
          <table:table-cell office:value="39" office:value-type="float"/>
          <table:table-cell office:value="-0.002835326194763184" office:value-type="float"/>
          <table:table-cell office:value="0.0028328728675842286" office:value-type="float"/>
          <table:table-cell office:value="0.006522053480148315" office:value-type="float"/>
          <table:table-cell office:value="-0.0023840409517288212" office:value-type="float"/>
          <table:table-cell office:value="0.0008674418926239019" office:value-type="float"/>
          <table:table-cell office:value="-0.00546031236648559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27961659431459" office:value-type="float"/>
          <table:table-cell office:value="-0.05" office:value-type="float"/>
          <table:table-cell office:value="0.04448046976952598" office:value-type="float"/>
          <table:table-cell office:value="40" office:value-type="float"/>
          <table:table-cell office:value="-0.0028244400024414066" office:value-type="float"/>
          <table:table-cell office:value="0.002821106910705567" office:value-type="float"/>
          <table:table-cell office:value="0.006509459018707276" office:value-type="float"/>
          <table:table-cell office:value="-0.0023860353231430053" office:value-type="float"/>
          <table:table-cell office:value="0.0008590817451477051" office:value-type="float"/>
          <table:table-cell office:value="-0.00544945955276489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1578052043915" office:value-type="float"/>
          <table:table-cell office:value="-0.05" office:value-type="float"/>
          <table:table-cell office:value="0.04448046979313215" office:value-type="float"/>
          <table:table-cell office:value="41" office:value-type="float"/>
          <table:table-cell office:value="-0.002736436128616333" office:value-type="float"/>
          <table:table-cell office:value="0.0027141976356506343" office:value-type="float"/>
          <table:table-cell office:value="0.00648621678352356" office:value-type="float"/>
          <table:table-cell office:value="-0.0024640995264053342" office:value-type="float"/>
          <table:table-cell office:value="0.0008781886100769042" office:value-type="float"/>
          <table:table-cell office:value="-0.0053149110078811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02734875679018" office:value-type="float"/>
          <table:table-cell office:value="-0.05" office:value-type="float"/>
          <table:table-cell office:value="0.04448046976235173" office:value-type="float"/>
          <table:table-cell office:value="42" office:value-type="float"/>
          <table:table-cell office:value="-0.002725346088409424" office:value-type="float"/>
          <table:table-cell office:value="0.0027022361755371094" office:value-type="float"/>
          <table:table-cell office:value="0.006473264694213868" office:value-type="float"/>
          <table:table-cell office:value="-0.0024661111831665037" office:value-type="float"/>
          <table:table-cell office:value="0.000869543552398681" office:value-type="float"/>
          <table:table-cell office:value="-0.00530370891094207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90486502647402" office:value-type="float"/>
          <table:table-cell office:value="-0.05" office:value-type="float"/>
          <table:table-cell office:value="0.04448046976324937" office:value-type="float"/>
          <table:table-cell office:value="43" office:value-type="float"/>
          <table:table-cell office:value="-0.0026195162534713747" office:value-type="float"/>
          <table:table-cell office:value="0.0025809848308563227" office:value-type="float"/>
          <table:table-cell office:value="0.006445066928863525" office:value-type="float"/>
          <table:table-cell office:value="-0.002554545998573303" office:value-type="float"/>
          <table:table-cell office:value="0.0008775162696838378" office:value-type="float"/>
          <table:table-cell office:value="-0.00514625668525695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773624181747456" office:value-type="float"/>
          <table:table-cell office:value="-0.05" office:value-type="float"/>
          <table:table-cell office:value="0.04448046973896973" office:value-type="float"/>
          <table:table-cell office:value="44" office:value-type="float"/>
          <table:table-cell office:value="-0.0026083922386169432" office:value-type="float"/>
          <table:table-cell office:value="0.0025689685344696053" office:value-type="float"/>
          <table:table-cell office:value="0.006431893110275267" office:value-type="float"/>
          <table:table-cell office:value="-0.0025565505027770998" office:value-type="float"/>
          <table:table-cell office:value="0.0008687591552734367" office:value-type="float"/>
          <table:table-cell office:value="-0.0051348119974136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5151834487917" office:value-type="float"/>
          <table:table-cell office:value="-0.05" office:value-type="float"/>
          <table:table-cell office:value="0.044480469780058526" office:value-type="float"/>
          <table:table-cell office:value="45" office:value-type="float"/>
          <table:table-cell office:value="-0.0025076931715011597" office:value-type="float"/>
          <table:table-cell office:value="0.0024483871459960935" office:value-type="float"/>
          <table:table-cell office:value="0.006411634683609007" office:value-type="float"/>
          <table:table-cell office:value="-0.002647298574447632" office:value-type="float"/>
          <table:table-cell office:value="0.0008778941631317136" office:value-type="float"/>
          <table:table-cell office:value="-0.0049716722965240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7520430088043235" office:value-type="float"/>
          <table:table-cell office:value="-0.05" office:value-type="float"/>
          <table:table-cell office:value="0.04448046974270501" office:value-type="float"/>
          <table:table-cell office:value="46" office:value-type="float"/>
          <table:table-cell office:value="-0.0024965560436248776" office:value-type="float"/>
          <table:table-cell office:value="0.002436226606369019" office:value-type="float"/>
          <table:table-cell office:value="0.006398426294326782" office:value-type="float"/>
          <table:table-cell office:value="-0.0026492846012115476" office:value-type="float"/>
          <table:table-cell office:value="0.0008689117431640633" office:value-type="float"/>
          <table:table-cell office:value="-0.004960491657257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84029817581177" office:value-type="float"/>
          <table:table-cell office:value="-0.05" office:value-type="float"/>
          <table:table-cell office:value="0.04448046975204345" office:value-type="float"/>
          <table:table-cell office:value="47" office:value-type="float"/>
          <table:table-cell office:value="-0.002404056787490845" office:value-type="float"/>
          <table:table-cell office:value="0.002328493595123292" office:value-type="float"/>
          <table:table-cell office:value="0.006390700340270996" office:value-type="float"/>
          <table:table-cell office:value="-0.0027432858943939207" office:value-type="float"/>
          <table:table-cell office:value="0.0008825516700744634" office:value-type="float"/>
          <table:table-cell office:value="-0.004806906580924987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927693367004397" office:value-type="float"/>
          <table:table-cell office:value="-0.05" office:value-type="float"/>
          <table:table-cell office:value="0.04448046973523441" office:value-type="float"/>
          <table:table-cell office:value="48" office:value-type="float"/>
          <table:table-cell office:value="-0.0023935723304748533" office:value-type="float"/>
          <table:table-cell office:value="0.0023169970512390142" office:value-type="float"/>
          <table:table-cell office:value="0.006377825736999512" office:value-type="float"/>
          <table:table-cell office:value="-0.0027449423074722293" office:value-type="float"/>
          <table:table-cell office:value="0.0008739519119262702" office:value-type="float"/>
          <table:table-cell office:value="-0.00479650437831878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4270499" office:value-type="float"/>
          <table:table-cell office:value="49" office:value-type="float"/>
          <table:table-cell office:value="-0.002315975427627563" office:value-type="float"/>
          <table:table-cell office:value="0.0022205126285552972" office:value-type="float"/>
          <table:table-cell office:value="0.006380892992019655" office:value-type="float"/>
          <table:table-cell office:value="-0.002833813428878784" office:value-type="float"/>
          <table:table-cell office:value="0.0008875691890716554" office:value-type="float"/>
          <table:table-cell office:value="-0.004662312865257263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6735637" office:value-type="float"/>
          <table:table-cell office:value="50" office:value-type="float"/>
          <table:table-cell office:value="-0.0023070502281188968" office:value-type="float"/>
          <table:table-cell office:value="0.002210893630981446" office:value-type="float"/>
          <table:table-cell office:value="0.006370767354965211" office:value-type="float"/>
          <table:table-cell office:value="-0.0028352844715118413" office:value-type="float"/>
          <table:table-cell office:value="0.0008803427219390876" office:value-type="float"/>
          <table:table-cell office:value="-0.0046531683206558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7826331" office:value-type="float"/>
          <table:table-cell office:value="51" office:value-type="float"/>
          <table:table-cell office:value="-0.002229372262954712" office:value-type="float"/>
          <table:table-cell office:value="0.0021197569370269773" office:value-type="float"/>
          <table:table-cell office:value="0.0063825464248657236" office:value-type="float"/>
          <table:table-cell office:value="-0.002920623421669007" office:value-type="float"/>
          <table:table-cell office:value="0.0008888018131256101" office:value-type="float"/>
          <table:table-cell office:value="-0.00452717781066894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70398257255" office:value-type="float"/>
          <table:table-cell office:value="52" office:value-type="float"/>
          <table:table-cell office:value="-0.002229372262954712" office:value-type="float"/>
          <table:table-cell office:value="0.0021197569370269773" office:value-type="float"/>
          <table:table-cell office:value="0.0063825464248657236" office:value-type="float"/>
          <table:table-cell office:value="-0.002920623421669007" office:value-type="float"/>
          <table:table-cell office:value="0.0008888018131256101" office:value-type="float"/>
          <table:table-cell office:value="-0.00452717781066894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4457279" office:value-type="float"/>
          <table:table-cell office:value="53" office:value-type="float"/>
          <table:table-cell office:value="-0.002137464880943298" office:value-type="float"/>
          <table:table-cell office:value="0.00203295111656189" office:value-type="float"/>
          <table:table-cell office:value="0.006385242938995362" office:value-type="float"/>
          <table:table-cell office:value="-0.002996088266372681" office:value-type="float"/>
          <table:table-cell office:value="0.0008800518512725834" office:value-type="float"/>
          <table:table-cell office:value="-0.00440934181213378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72394886" office:value-type="float"/>
          <table:table-cell office:value="54" office:value-type="float"/>
          <table:table-cell office:value="-0.002137464880943298" office:value-type="float"/>
          <table:table-cell office:value="0.00203295111656189" office:value-type="float"/>
          <table:table-cell office:value="0.006385242938995362" office:value-type="float"/>
          <table:table-cell office:value="-0.002996088266372681" office:value-type="float"/>
          <table:table-cell office:value="0.0008800518512725834" office:value-type="float"/>
          <table:table-cell office:value="-0.00440934181213378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4270501" office:value-type="float"/>
          <table:table-cell office:value="55" office:value-type="float"/>
          <table:table-cell office:value="-0.0020388114452362053" office:value-type="float"/>
          <table:table-cell office:value="0.0019490373134613045" office:value-type="float"/>
          <table:table-cell office:value="0.006380887031555175" office:value-type="float"/>
          <table:table-cell office:value="-0.0030595135688781736" office:value-type="float"/>
          <table:table-cell office:value="0.0008529162406921385" office:value-type="float"/>
          <table:table-cell office:value="-0.00429941177368164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2029297" office:value-type="float"/>
          <table:table-cell office:value="56" office:value-type="float"/>
          <table:table-cell office:value="-0.0020388114452362053" office:value-type="float"/>
          <table:table-cell office:value="0.0019490373134613045" office:value-type="float"/>
          <table:table-cell office:value="0.006380887031555175" office:value-type="float"/>
          <table:table-cell office:value="-0.0030595135688781736" office:value-type="float"/>
          <table:table-cell office:value="0.0008529162406921385" office:value-type="float"/>
          <table:table-cell office:value="-0.00429941177368164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50175895" office:value-type="float"/>
          <table:table-cell office:value="57" office:value-type="float"/>
          <table:table-cell office:value="-0.001955499053001403" office:value-type="float"/>
          <table:table-cell office:value="0.0018979859352111824" office:value-type="float"/>
          <table:table-cell office:value="0.006385716199874878" office:value-type="float"/>
          <table:table-cell office:value="-0.003092163801193237" office:value-type="float"/>
          <table:table-cell office:value="0.0008136463165283204" office:value-type="float"/>
          <table:table-cell office:value="-0.0042228728532791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220055" office:value-type="float"/>
          <table:table-cell office:value="58" office:value-type="float"/>
          <table:table-cell office:value="-0.001955499053001403" office:value-type="float"/>
          <table:table-cell office:value="0.0018979859352111824" office:value-type="float"/>
          <table:table-cell office:value="0.006385716199874878" office:value-type="float"/>
          <table:table-cell office:value="-0.003092163801193237" office:value-type="float"/>
          <table:table-cell office:value="0.0008136463165283204" office:value-type="float"/>
          <table:table-cell office:value="-0.0042228728532791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6975577866" office:value-type="float"/>
          <table:table-cell office:value="59" office:value-type="float"/>
          <table:table-cell office:value="-0.001867675185203553" office:value-type="float"/>
          <table:table-cell office:value="0.0018577492237091073" office:value-type="float"/>
          <table:table-cell office:value="0.00637660026550293" office:value-type="float"/>
          <table:table-cell office:value="-0.0031049770116806027" office:value-type="float"/>
          <table:table-cell office:value="0.0007508552074432379" office:value-type="float"/>
          <table:table-cell office:value="-0.00417143046855926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8047037671546" office:value-type="float"/>
          <table:table-cell office:value="60" office:value-type="float"/>
          <table:table-cell office:value="-0.001867675185203553" office:value-type="float"/>
          <table:table-cell office:value="0.0018577492237091073" office:value-type="float"/>
          <table:table-cell office:value="0.00637660026550293" office:value-type="float"/>
          <table:table-cell office:value="-0.0031049770116806027" office:value-type="float"/>
          <table:table-cell office:value="0.0007508552074432379" office:value-type="float"/>
          <table:table-cell office:value="-0.0041714304685592654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962821841239929" office:value-type="float"/>
          <table:table-cell office:value="0.0058842563629150375" office:value-type="float"/>
          <table:table-cell office:value="0.00965031147003174" office:value-type="float"/>
          <table:table-cell office:value="-0.0037290346622467045" office:value-type="float"/>
          <table:table-cell office:value="0.004647963047027588" office:value-type="float"/>
          <table:table-cell office:value="-0.007278041839599609" office:value-type="float"/>
          <table:table-cell office:value="0.38859664787930165" office:value-type="float"/>
          <table:table-cell office:value="1" office:value-type="float"/>
          <table:table-cell office:value="-0.005962821841239929" office:value-type="float"/>
          <table:table-cell office:value="0.0058842563629150375" office:value-type="float"/>
          <table:table-cell office:value="0.00965031147003174" office:value-type="float"/>
          <table:table-cell office:value="-0.0037290346622467045" office:value-type="float"/>
          <table:table-cell office:value="0.004647963047027588" office:value-type="float"/>
          <table:table-cell office:value="-0.007278041839599609" office:value-type="float"/>
        </table:table-row>
        <table:table-row>
          <table:table-cell office:value="-0.015786798000335694" office:value-type="float"/>
          <table:table-cell office:value="0.01524771213531494" office:value-type="float"/>
          <table:table-cell office:value="0.019643673896789553" office:value-type="float"/>
          <table:table-cell office:value="0.0032771027088165285" office:value-type="float"/>
          <table:table-cell office:value="0.011840848922729493" office:value-type="float"/>
          <table:table-cell office:value="-0.01724791169166565" office:value-type="float"/>
          <table:table-cell office:value="0.07503433545454222" office:value-type="float"/>
          <table:table-cell office:value="2" office:value-type="float"/>
          <table:table-cell office:value="-0.009823976159095764" office:value-type="float"/>
          <table:table-cell office:value="0.009363455772399902" office:value-type="float"/>
          <table:table-cell office:value="0.009993362426757814" office:value-type="float"/>
          <table:table-cell office:value="0.007006137371063233" office:value-type="float"/>
          <table:table-cell office:value="0.007192885875701905" office:value-type="float"/>
          <table:table-cell office:value="-0.00996986985206604" office:value-type="float"/>
        </table:table-row>
        <table:table-row>
          <table:table-cell office:value="-0.02528096854686737" office:value-type="float"/>
          <table:table-cell office:value="0.02387076020240784" office:value-type="float"/>
          <table:table-cell office:value="0.029606661796569823" office:value-type="float"/>
          <table:table-cell office:value="0.008600846529006959" office:value-type="float"/>
          <table:table-cell office:value="0.016915746927261353" office:value-type="float"/>
          <table:table-cell office:value="-0.027136909365653994" office:value-type="float"/>
          <table:table-cell office:value="0.08469742520005448" office:value-type="float"/>
          <table:table-cell office:value="3" office:value-type="float"/>
          <table:table-cell office:value="-0.009494170546531677" office:value-type="float"/>
          <table:table-cell office:value="0.008623048067092897" office:value-type="float"/>
          <table:table-cell office:value="0.009962987899780272" office:value-type="float"/>
          <table:table-cell office:value="0.00532374382019043" office:value-type="float"/>
          <table:table-cell office:value="0.0050748980045318606" office:value-type="float"/>
          <table:table-cell office:value="-0.009888997673988343" office:value-type="float"/>
        </table:table-row>
        <table:table-row>
          <table:table-cell office:value="-0.02378482520580292" office:value-type="float"/>
          <table:table-cell office:value="0.022635099291801453" office:value-type="float"/>
          <table:table-cell office:value="0.03280276536941528" office:value-type="float"/>
          <table:table-cell office:value="0.005900285243988038" office:value-type="float"/>
          <table:table-cell office:value="0.013327947854995728" office:value-type="float"/>
          <table:table-cell office:value="-0.029007751345634464" office:value-type="float"/>
          <table:table-cell office:value="0.08569730467750027" office:value-type="float"/>
          <table:table-cell office:value="4" office:value-type="float"/>
          <table:table-cell office:value="0.0014961433410644528" office:value-type="float"/>
          <table:table-cell office:value="-0.001235660910606385" office:value-type="float"/>
          <table:table-cell office:value="0.003196103572845459" office:value-type="float"/>
          <table:table-cell office:value="-0.0027005612850189206" office:value-type="float"/>
          <table:table-cell office:value="-0.003587799072265625" office:value-type="float"/>
          <table:table-cell office:value="-0.0018708419799804681" office:value-type="float"/>
        </table:table-row>
        <table:table-row>
          <table:table-cell office:value="-0.02228182137012482" office:value-type="float"/>
          <table:table-cell office:value="0.021375954747200013" office:value-type="float"/>
          <table:table-cell office:value="0.03602473497390747" office:value-type="float"/>
          <table:table-cell office:value="0.003193741440773011" office:value-type="float"/>
          <table:table-cell office:value="0.009710339307785035" office:value-type="float"/>
          <table:table-cell office:value="-0.030884119868278506" office:value-type="float"/>
          <table:table-cell office:value="0.08670340409269192" office:value-type="float"/>
          <table:table-cell office:value="5" office:value-type="float"/>
          <table:table-cell office:value="0.0015030038356781007" office:value-type="float"/>
          <table:table-cell office:value="-0.0012591445446014406" office:value-type="float"/>
          <table:table-cell office:value="0.003221969604492187" office:value-type="float"/>
          <table:table-cell office:value="-0.002706543803215027" office:value-type="float"/>
          <table:table-cell office:value="-0.003617608547210693" office:value-type="float"/>
          <table:table-cell office:value="-0.0018763685226440424" office:value-type="float"/>
        </table:table-row>
        <table:table-row>
          <table:table-cell office:value="-0.02078036010265351" office:value-type="float"/>
          <table:table-cell office:value="0.02011846601963043" office:value-type="float"/>
          <table:table-cell office:value="0.03923840045928955" office:value-type="float"/>
          <table:table-cell office:value="0.0004906892776489263" office:value-type="float"/>
          <table:table-cell office:value="0.00610164761543274" office:value-type="float"/>
          <table:table-cell office:value="-0.03275419116020203" office:value-type="float"/>
          <table:table-cell office:value="0.08770107515205804" office:value-type="float"/>
          <table:table-cell office:value="6" office:value-type="float"/>
          <table:table-cell office:value="0.0015014612674713133" office:value-type="float"/>
          <table:table-cell office:value="-0.0012574887275695803" office:value-type="float"/>
          <table:table-cell office:value="0.003213665485382081" office:value-type="float"/>
          <table:table-cell office:value="-0.0027030521631240846" office:value-type="float"/>
          <table:table-cell office:value="-0.003608691692352295" office:value-type="float"/>
          <table:table-cell office:value="-0.0018700712919235227" office:value-type="float"/>
        </table:table-row>
        <table:table-row>
          <table:table-cell office:value="-0.019275496602058413" office:value-type="float"/>
          <table:table-cell office:value="0.018841077685356138" office:value-type="float"/>
          <table:table-cell office:value="0.04248392581939697" office:value-type="float"/>
          <table:table-cell office:value="-0.0022259002923965448" office:value-type="float"/>
          <table:table-cell office:value="0.00246994972229004" office:value-type="float"/>
          <table:table-cell office:value="-0.03463189423084259" office:value-type="float"/>
          <table:table-cell office:value="0.08869934251091874" office:value-type="float"/>
          <table:table-cell office:value="7" office:value-type="float"/>
          <table:table-cell office:value="0.0015048635005950935" office:value-type="float"/>
          <table:table-cell office:value="-0.0012773883342742914" office:value-type="float"/>
          <table:table-cell office:value="0.003245525360107422" office:value-type="float"/>
          <table:table-cell office:value="-0.002716589570045471" office:value-type="float"/>
          <table:table-cell office:value="-0.0036316978931427" office:value-type="float"/>
          <table:table-cell office:value="-0.0018777030706405642" office:value-type="float"/>
        </table:table-row>
        <table:table-row>
          <table:table-cell office:value="-0.01777244865894318" office:value-type="float"/>
          <table:table-cell office:value="0.01756527483463287" office:value-type="float"/>
          <table:table-cell office:value="0.0457217001914978" office:value-type="float"/>
          <table:table-cell office:value="-0.00493725836277008" office:value-type="float"/>
          <table:table-cell office:value="-0.0011514472961425774" office:value-type="float"/>
          <table:table-cell office:value="-0.036502866744995116" office:value-type="float"/>
          <table:table-cell office:value="0.08968416038713568" office:value-type="float"/>
          <table:table-cell office:value="8" office:value-type="float"/>
          <table:table-cell office:value="0.0015030479431152339" office:value-type="float"/>
          <table:table-cell office:value="-0.0012758028507232674" office:value-type="float"/>
          <table:table-cell office:value="0.00323777437210083" office:value-type="float"/>
          <table:table-cell office:value="-0.0027113580703735356" office:value-type="float"/>
          <table:table-cell office:value="-0.0036213970184326176" office:value-type="float"/>
          <table:table-cell office:value="-0.0018709725141525264" office:value-type="float"/>
        </table:table-row>
        <table:table-row>
          <table:table-cell office:value="-0.016278325915336615" office:value-type="float"/>
          <table:table-cell office:value="0.016276478767395013" office:value-type="float"/>
          <table:table-cell office:value="0.04898665308952331" office:value-type="float"/>
          <table:table-cell office:value="-0.007655034065246582" office:value-type="float"/>
          <table:table-cell office:value="-0.00478810429573059" office:value-type="float"/>
          <table:table-cell office:value="-0.038382673263549806" office:value-type="float"/>
          <table:table-cell office:value="0.09065913872854452" office:value-type="float"/>
          <table:table-cell office:value="9" office:value-type="float"/>
          <table:table-cell office:value="0.0014941227436065675" office:value-type="float"/>
          <table:table-cell office:value="-0.0012887960672378542" office:value-type="float"/>
          <table:table-cell office:value="0.003264952898025513" office:value-type="float"/>
          <table:table-cell office:value="-0.002717775702476502" office:value-type="float"/>
          <table:table-cell office:value="-0.0036366569995880125" office:value-type="float"/>
          <table:table-cell office:value="-0.0018798065185546883" office:value-type="float"/>
        </table:table-row>
        <table:table-row>
          <table:table-cell office:value="-0.01478809297084809" office:value-type="float"/>
          <table:table-cell office:value="0.014989669322967523" office:value-type="float"/>
          <table:table-cell office:value="0.05" office:value-type="float"/>
          <table:table-cell office:value="-0.010364972352981568" office:value-type="float"/>
          <table:table-cell office:value="-0.008412917852401731" office:value-type="float"/>
          <table:table-cell office:value="-0.040255506634712224" office:value-type="float"/>
          <table:table-cell office:value="0.09161193958556187" office:value-type="float"/>
          <table:table-cell office:value="10" office:value-type="float"/>
          <table:table-cell office:value="0.001490232944488525" office:value-type="float"/>
          <table:table-cell office:value="-0.0012868094444274895" office:value-type="float"/>
          <table:table-cell office:value="0.0032577323913574215" office:value-type="float"/>
          <table:table-cell office:value="-0.0027099382877349854" office:value-type="float"/>
          <table:table-cell office:value="-0.0036248135566711425" office:value-type="float"/>
          <table:table-cell office:value="-0.0018728333711624141" office:value-type="float"/>
        </table:table-row>
        <table:table-row>
          <table:table-cell office:value="-0.013315822482109076" office:value-type="float"/>
          <table:table-cell office:value="0.013694478273391717" office:value-type="float"/>
          <table:table-cell office:value="0.05" office:value-type="float"/>
          <table:table-cell office:value="-0.013082212209701538" office:value-type="float"/>
          <table:table-cell office:value="-0.012052198648452757" office:value-type="float"/>
          <table:table-cell office:value="-0.042142683863639833" office:value-type="float"/>
          <table:table-cell office:value="0.09253814826444672" office:value-type="float"/>
          <table:table-cell office:value="11" office:value-type="float"/>
          <table:table-cell office:value="0.001472270488739014" office:value-type="float"/>
          <table:table-cell office:value="-0.0012951910495758064" office:value-type="float"/>
          <table:table-cell office:value="0.0032905375957489012" office:value-type="float"/>
          <table:table-cell office:value="-0.0027172398567199708" office:value-type="float"/>
          <table:table-cell office:value="-0.0036392807960510254" office:value-type="float"/>
          <table:table-cell office:value="-0.0018871772289276115" office:value-type="float"/>
        </table:table-row>
        <table:table-row>
          <table:table-cell office:value="-0.011836877465248115" office:value-type="float"/>
          <table:table-cell office:value="0.012394378781318658" office:value-type="float"/>
          <table:table-cell office:value="0.05" office:value-type="float"/>
          <table:table-cell office:value="-0.01580439805984497" office:value-type="float"/>
          <table:table-cell office:value="-0.015702438354492185" office:value-type="float"/>
          <table:table-cell office:value="-0.044027708768844605" office:value-type="float"/>
          <table:table-cell office:value="0.09343082780853337" office:value-type="float"/>
          <table:table-cell office:value="12" office:value-type="float"/>
          <table:table-cell office:value="0.0014789450168609612" office:value-type="float"/>
          <table:table-cell office:value="-0.0013000994920730584" office:value-type="float"/>
          <table:table-cell office:value="0.003295116424560547" office:value-type="float"/>
          <table:table-cell office:value="-0.0027221858501434324" office:value-type="float"/>
          <table:table-cell office:value="-0.0036502397060394287" office:value-type="float"/>
          <table:table-cell office:value="-0.001885024905204773" office:value-type="float"/>
        </table:table-row>
        <table:table-row>
          <table:table-cell office:value="-0.010387529730796822" office:value-type="float"/>
          <table:table-cell office:value="0.011090793013572686" office:value-type="float"/>
          <table:table-cell office:value="0.05" office:value-type="float"/>
          <table:table-cell office:value="-0.018529735803604126" office:value-type="float"/>
          <table:table-cell office:value="-0.019359802603721617" office:value-type="float"/>
          <table:table-cell office:value="-0.045927778482437134" office:value-type="float"/>
          <table:table-cell office:value="0.09426671838376684" office:value-type="float"/>
          <table:table-cell office:value="13" office:value-type="float"/>
          <table:table-cell office:value="0.0014493477344512933" office:value-type="float"/>
          <table:table-cell office:value="-0.0013035857677459722" office:value-type="float"/>
          <table:table-cell office:value="0.003330600261688233" office:value-type="float"/>
          <table:table-cell office:value="-0.0027253377437591554" office:value-type="float"/>
          <table:table-cell office:value="-0.003657364249229431" office:value-type="float"/>
          <table:table-cell office:value="-0.0019000697135925296" office:value-type="float"/>
        </table:table-row>
        <table:table-row>
          <table:table-cell office:value="-0.008933454155921944" office:value-type="float"/>
          <table:table-cell office:value="0.009783710241317743" office:value-type="float"/>
          <table:table-cell office:value="0.05" office:value-type="float"/>
          <table:table-cell office:value="-0.02125887632369995" office:value-type="float"/>
          <table:table-cell office:value="-0.02302516996860504" office:value-type="float"/>
          <table:table-cell office:value="-0.047825927734375" office:value-type="float"/>
          <table:table-cell office:value="0.09502412551945863" office:value-type="float"/>
          <table:table-cell office:value="14" office:value-type="float"/>
          <table:table-cell office:value="0.0014540755748748777" office:value-type="float"/>
          <table:table-cell office:value="-0.0013070827722549434" office:value-type="float"/>
          <table:table-cell office:value="0.0033378124237060554" office:value-type="float"/>
          <table:table-cell office:value="-0.0027291405200958255" office:value-type="float"/>
          <table:table-cell office:value="-0.003665367364883423" office:value-type="float"/>
          <table:table-cell office:value="-0.0018981492519378664" office:value-type="float"/>
        </table:table-row>
        <table:table-row>
          <table:table-cell office:value="-0.00752045691013337" office:value-type="float"/>
          <table:table-cell office:value="0.008479921817779535" office:value-type="float"/>
          <table:table-cell office:value="0.05" office:value-type="float"/>
          <table:table-cell office:value="-0.02398327589035034" office:value-type="float"/>
          <table:table-cell office:value="-0.026683476567268372" office:value-type="float"/>
          <table:table-cell office:value="-0.049738031029701237" office:value-type="float"/>
          <table:table-cell office:value="0.09565552443947943" office:value-type="float"/>
          <table:table-cell office:value="15" office:value-type="float"/>
          <table:table-cell office:value="0.0014129972457885744" office:value-type="float"/>
          <table:table-cell office:value="-0.0013037884235382081" office:value-type="float"/>
          <table:table-cell office:value="0.0033736443519592294" office:value-type="float"/>
          <table:table-cell office:value="-0.0027243995666503904" office:value-type="float"/>
          <table:table-cell office:value="-0.00365830659866333" office:value-type="float"/>
          <table:table-cell office:value="-0.0019121032953262323" office:value-type="float"/>
        </table:table-row>
        <table:table-row>
          <table:table-cell office:value="-0.006109499335289009" office:value-type="float"/>
          <table:table-cell office:value="0.007174165248870844" office:value-type="float"/>
          <table:table-cell office:value="0.05" office:value-type="float"/>
          <table:table-cell office:value="-0.026706148386001584" office:value-type="float"/>
          <table:table-cell office:value="-0.030341736674308777" office:value-type="float"/>
          <table:table-cell office:value="-0.05" office:value-type="float"/>
          <table:table-cell office:value="0.09610392976486191" office:value-type="float"/>
          <table:table-cell office:value="16" office:value-type="float"/>
          <table:table-cell office:value="0.0014109575748443605" office:value-type="float"/>
          <table:table-cell office:value="-0.001305756568908691" office:value-type="float"/>
          <table:table-cell office:value="0.0033832907676696784" office:value-type="float"/>
          <table:table-cell office:value="-0.002722872495651245" office:value-type="float"/>
          <table:table-cell office:value="-0.003658260107040405" office:value-type="float"/>
          <table:table-cell office:value="-0.0019133716821670525" office:value-type="float"/>
        </table:table-row>
        <table:table-row>
          <table:table-cell office:value="-0.004763991236686714" office:value-type="float"/>
          <table:table-cell office:value="0.005874666571617121" office:value-type="float"/>
          <table:table-cell office:value="0.05" office:value-type="float"/>
          <table:table-cell office:value="-0.029394791126251218" office:value-type="float"/>
          <table:table-cell office:value="-0.033966490626335145" office:value-type="float"/>
          <table:table-cell office:value="-0.05" office:value-type="float"/>
          <table:table-cell office:value="0.09631152821012444" office:value-type="float"/>
          <table:table-cell office:value="17" office:value-type="float"/>
          <table:table-cell office:value="0.0013455080986022952" office:value-type="float"/>
          <table:table-cell office:value="-0.0012994986772537232" office:value-type="float"/>
          <table:table-cell office:value="0.0034175944328308106" office:value-type="float"/>
          <table:table-cell office:value="-0.002688642740249634" office:value-type="float"/>
          <table:table-cell office:value="-0.003624753952026367" office:value-type="float"/>
          <table:table-cell office:value="-0.001937969326972962" office:value-type="float"/>
        </table:table-row>
        <table:table-row>
          <table:table-cell office:value="-0.0034354895353317337" office:value-type="float"/>
          <table:table-cell office:value="0.004576810598373407" office:value-type="float"/>
          <table:table-cell office:value="0.05" office:value-type="float"/>
          <table:table-cell office:value="-0.032066355943679806" office:value-type="float"/>
          <table:table-cell office:value="-0.037574819922447204" office:value-type="float"/>
          <table:table-cell office:value="-0.05" office:value-type="float"/>
          <table:table-cell office:value="0.0962411958401392" office:value-type="float"/>
          <table:table-cell office:value="18" office:value-type="float"/>
          <table:table-cell office:value="0.0013285017013549803" office:value-type="float"/>
          <table:table-cell office:value="-0.0012978559732437136" office:value-type="float"/>
          <table:table-cell office:value="0.0034308147430419916" office:value-type="float"/>
          <table:table-cell office:value="-0.0026715648174285888" office:value-type="float"/>
          <table:table-cell office:value="-0.0036083292961120606" office:value-type="float"/>
          <table:table-cell office:value="-0.001945995092391968" office:value-type="float"/>
        </table:table-row>
        <table:table-row>
          <table:table-cell office:value="-0.002181445956230172" office:value-type="float"/>
          <table:table-cell office:value="0.0032879006862640316" office:value-type="float"/>
          <table:table-cell office:value="0.05" office:value-type="float"/>
          <table:table-cell office:value="-0.034692776203155515" office:value-type="float"/>
          <table:table-cell office:value="-0.04114041090011597" office:value-type="float"/>
          <table:table-cell office:value="-0.05" office:value-type="float"/>
          <table:table-cell office:value="0.09594228299221333" office:value-type="float"/>
          <table:table-cell office:value="19" office:value-type="float"/>
          <table:table-cell office:value="0.0012540435791015617" office:value-type="float"/>
          <table:table-cell office:value="-0.0012889099121093754" office:value-type="float"/>
          <table:table-cell office:value="0.0034723556041717524" office:value-type="float"/>
          <table:table-cell office:value="-0.0026264202594757083" office:value-type="float"/>
          <table:table-cell office:value="-0.0035655909776687623" office:value-type="float"/>
          <table:table-cell office:value="-0.00197881281375885" office:value-type="float"/>
        </table:table-row>
        <table:table-row>
          <table:table-cell office:value="-0.0009633952379226769" office:value-type="float"/>
          <table:table-cell office:value="0.0020110440254211357" office:value-type="float"/>
          <table:table-cell office:value="0.05" office:value-type="float"/>
          <table:table-cell office:value="-0.03729338407516479" office:value-type="float"/>
          <table:table-cell office:value="-0.044672068357467655" office:value-type="float"/>
          <table:table-cell office:value="-0.05" office:value-type="float"/>
          <table:table-cell office:value="0.09546739219510164" office:value-type="float"/>
          <table:table-cell office:value="20" office:value-type="float"/>
          <table:table-cell office:value="0.0012180507183074951" office:value-type="float"/>
          <table:table-cell office:value="-0.0012768566608428959" office:value-type="float"/>
          <table:table-cell office:value="0.0035061466693878177" office:value-type="float"/>
          <table:table-cell office:value="-0.0026006078720092777" office:value-type="float"/>
          <table:table-cell office:value="-0.003531657457351685" office:value-type="float"/>
          <table:table-cell office:value="-0.001998237371444703" office:value-type="float"/>
        </table:table-row>
        <table:table-row>
          <table:table-cell office:value="0.0001483267545699992" office:value-type="float"/>
          <table:table-cell office:value="0.0007632184028625415" office:value-type="float"/>
          <table:table-cell office:value="0.05" office:value-type="float"/>
          <table:table-cell office:value="-0.039839435815811154" office:value-type="float"/>
          <table:table-cell office:value="-0.048133077025413515" office:value-type="float"/>
          <table:table-cell office:value="-0.05" office:value-type="float"/>
          <table:table-cell office:value="0.09491390664990247" office:value-type="float"/>
          <table:table-cell office:value="21" office:value-type="float"/>
          <table:table-cell office:value="0.0011117219924926761" office:value-type="float"/>
          <table:table-cell office:value="-0.0012478256225585942" office:value-type="float"/>
          <table:table-cell office:value="0.0035903930664062493" office:value-type="float"/>
          <table:table-cell office:value="-0.0025460517406463625" office:value-type="float"/>
          <table:table-cell office:value="-0.0034610086679458616" office:value-type="float"/>
          <table:table-cell office:value="-0.0020563524961471555" office:value-type="float"/>
        </table:table-row>
        <table:table-row>
          <table:table-cell office:value="0.001201880574226372" office:value-type="float"/>
          <table:table-cell office:value="-0.0004628211259841992" office:value-type="float"/>
          <table:table-cell office:value="0.05" office:value-type="float"/>
          <table:table-cell office:value="-0.04235842823982239" office:value-type="float"/>
          <table:table-cell office:value="-0.05" office:value-type="float"/>
          <table:table-cell office:value="-0.05" office:value-type="float"/>
          <table:table-cell office:value="0.09430510669443119" office:value-type="float"/>
          <table:table-cell office:value="22" office:value-type="float"/>
          <table:table-cell office:value="0.0010535538196563728" office:value-type="float"/>
          <table:table-cell office:value="-0.0012260395288467407" office:value-type="float"/>
          <table:table-cell office:value="0.003666760921478272" office:value-type="float"/>
          <table:table-cell office:value="-0.002518992424011231" office:value-type="float"/>
          <table:table-cell office:value="-0.0034103143215179444" office:value-type="float"/>
          <table:table-cell office:value="-0.002105711102485657" office:value-type="float"/>
        </table:table-row>
        <table:table-row>
          <table:table-cell office:value="0.002155936360359184" office:value-type="float"/>
          <table:table-cell office:value="-0.0016598331928253246" office:value-type="float"/>
          <table:table-cell office:value="0.05" office:value-type="float"/>
          <table:table-cell office:value="-0.04482882499694824" office:value-type="float"/>
          <table:table-cell office:value="-0.05" office:value-type="float"/>
          <table:table-cell office:value="-0.05" office:value-type="float"/>
          <table:table-cell office:value="0.09368948440793487" office:value-type="float"/>
          <table:table-cell office:value="23" office:value-type="float"/>
          <table:table-cell office:value="0.0009540557861328122" office:value-type="float"/>
          <table:table-cell office:value="-0.0011970120668411254" office:value-type="float"/>
          <table:table-cell office:value="0.0037620377540588373" office:value-type="float"/>
          <table:table-cell office:value="-0.0024703967571258548" office:value-type="float"/>
          <table:table-cell office:value="-0.0033373117446899416" office:value-type="float"/>
          <table:table-cell office:value="-0.00216289222240448" office:value-type="float"/>
        </table:table-row>
        <table:table-row>
          <table:table-cell office:value="0.0030629104375839156" office:value-type="float"/>
          <table:table-cell office:value="-0.0028364753723144603" office:value-type="float"/>
          <table:table-cell office:value="0.05" office:value-type="float"/>
          <table:table-cell office:value="-0.047267327904701235" office:value-type="float"/>
          <table:table-cell office:value="-0.05" office:value-type="float"/>
          <table:table-cell office:value="-0.05" office:value-type="float"/>
          <table:table-cell office:value="0.09305853812190651" office:value-type="float"/>
          <table:table-cell office:value="24" office:value-type="float"/>
          <table:table-cell office:value="0.0009069740772247314" office:value-type="float"/>
          <table:table-cell office:value="-0.0011766421794891357" office:value-type="float"/>
          <table:table-cell office:value="0.003823202848434449" office:value-type="float"/>
          <table:table-cell office:value="-0.0024385029077529903" office:value-type="float"/>
          <table:table-cell office:value="-0.0033011317253112795" office:value-type="float"/>
          <table:table-cell office:value="-0.0021987110376358032" office:value-type="float"/>
        </table:table-row>
        <table:table-row>
          <table:table-cell office:value="0.003869022727012627" office:value-type="float"/>
          <table:table-cell office:value="-0.0039785665273666445" office:value-type="float"/>
          <table:table-cell office:value="0.05" office:value-type="float"/>
          <table:table-cell office:value="-0.049643181562423706" office:value-type="float"/>
          <table:table-cell office:value="-0.05" office:value-type="float"/>
          <table:table-cell office:value="-0.05" office:value-type="float"/>
          <table:table-cell office:value="0.0924508483236312" office:value-type="float"/>
          <table:table-cell office:value="25" office:value-type="float"/>
          <table:table-cell office:value="0.0008061122894287114" office:value-type="float"/>
          <table:table-cell office:value="-0.0011420911550521842" office:value-type="float"/>
          <table:table-cell office:value="0.003910443782806397" office:value-type="float"/>
          <table:table-cell office:value="-0.0023758536577224735" office:value-type="float"/>
          <table:table-cell office:value="-0.0032279098033905027" office:value-type="float"/>
          <table:table-cell office:value="-0.0022453397512435915" office:value-type="float"/>
        </table:table-row>
        <table:table-row>
          <table:table-cell office:value="0.004589856266975395" office:value-type="float"/>
          <table:table-cell office:value="-0.00508317470550537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86732188611031" office:value-type="float"/>
          <table:table-cell office:value="26" office:value-type="float"/>
          <table:table-cell office:value="0.0007208335399627678" office:value-type="float"/>
          <table:table-cell office:value="-0.001104608178138733" office:value-type="float"/>
          <table:table-cell office:value="0.0040114521980285645" office:value-type="float"/>
          <table:table-cell office:value="-0.002340518832206726" office:value-type="float"/>
          <table:table-cell office:value="-0.003162862062454224" office:value-type="float"/>
          <table:table-cell office:value="-0.0023201221227645875" office:value-type="float"/>
        </table:table-row>
        <table:table-row>
          <table:table-cell office:value="0.005184620022773735" office:value-type="float"/>
          <table:table-cell office:value="-0.006140571832656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133333021785826" office:value-type="float"/>
          <table:table-cell office:value="27" office:value-type="float"/>
          <table:table-cell office:value="0.0005947637557983405" office:value-type="float"/>
          <table:table-cell office:value="-0.0010573971271514888" office:value-type="float"/>
          <table:table-cell office:value="0.004105273485183716" office:value-type="float"/>
          <table:table-cell office:value="-0.0022607433795928953" office:value-type="float"/>
          <table:table-cell office:value="-0.0030603188276290896" office:value-type="float"/>
          <table:table-cell office:value="-0.0023853504657745358" office:value-type="float"/>
        </table:table-row>
        <table:table-row>
          <table:table-cell office:value="0.00569628417491912" office:value-type="float"/>
          <table:table-cell office:value="-0.00715564310550690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83204209272122" office:value-type="float"/>
          <table:table-cell office:value="28" office:value-type="float"/>
          <table:table-cell office:value="0.000511664152145385" office:value-type="float"/>
          <table:table-cell office:value="-0.001015071272850037" office:value-type="float"/>
          <table:table-cell office:value="0.004190928936004638" office:value-type="float"/>
          <table:table-cell office:value="-0.0022148233652114872" office:value-type="float"/>
          <table:table-cell office:value="-0.002990216016769409" office:value-type="float"/>
          <table:table-cell office:value="-0.002450535297393799" office:value-type="float"/>
        </table:table-row>
        <table:table-row>
          <table:table-cell office:value="0.006085947155952445" office:value-type="float"/>
          <table:table-cell office:value="-0.00810964405536652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903876926829183" office:value-type="float"/>
          <table:table-cell office:value="29" office:value-type="float"/>
          <table:table-cell office:value="0.0003896629810333247" office:value-type="float"/>
          <table:table-cell office:value="-0.0009540009498596198" office:value-type="float"/>
          <table:table-cell office:value="0.004278068542480468" office:value-type="float"/>
          <table:table-cell office:value="-0.0021161514520645144" office:value-type="float"/>
          <table:table-cell office:value="-0.0028924238681793217" office:value-type="float"/>
          <table:table-cell office:value="-0.0025091183185577395" office:value-type="float"/>
        </table:table-row>
        <table:table-row>
          <table:table-cell office:value="0.006386731266975395" office:value-type="float"/>
          <table:table-cell office:value="-0.00900474190711975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98758147782232" office:value-type="float"/>
          <table:table-cell office:value="30" office:value-type="float"/>
          <table:table-cell office:value="0.00030078411102294964" office:value-type="float"/>
          <table:table-cell office:value="-0.0008950978517532349" office:value-type="float"/>
          <table:table-cell office:value="0.004371733665466308" office:value-type="float"/>
          <table:table-cell office:value="-0.0020581167936325074" office:value-type="float"/>
          <table:table-cell office:value="-0.0028215968608856206" office:value-type="float"/>
          <table:table-cell office:value="-0.002578173875808716" office:value-type="float"/>
        </table:table-row>
        <table:table-row>
          <table:table-cell office:value="0.006569538712501518" office:value-type="float"/>
          <table:table-cell office:value="-0.009832014441490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64777941899983" office:value-type="float"/>
          <table:table-cell office:value="31" office:value-type="float"/>
          <table:table-cell office:value="0.00018280744552612305" office:value-type="float"/>
          <table:table-cell office:value="-0.0008272725343704216" office:value-type="float"/>
          <table:table-cell office:value="0.0044473445415496825" office:value-type="float"/>
          <table:table-cell office:value="-0.001962946653366089" office:value-type="float"/>
          <table:table-cell office:value="-0.0027337753772735595" office:value-type="float"/>
          <table:table-cell office:value="-0.0026345098018646243" office:value-type="float"/>
        </table:table-row>
        <table:table-row>
          <table:table-cell office:value="0.006674199700355522" office:value-type="float"/>
          <table:table-cell office:value="-0.010602362751960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34934243067114" office:value-type="float"/>
          <table:table-cell office:value="32" office:value-type="float"/>
          <table:table-cell office:value="0.00010466098785400467" office:value-type="float"/>
          <table:table-cell office:value="-0.0007703483104705804" office:value-type="float"/>
          <table:table-cell office:value="0.004528057575225831" office:value-type="float"/>
          <table:table-cell office:value="-0.0019177889823913576" office:value-type="float"/>
          <table:table-cell office:value="-0.0026770043373107915" office:value-type="float"/>
          <table:table-cell office:value="-0.002699215412139893" office:value-type="float"/>
        </table:table-row>
        <table:table-row>
          <table:table-cell office:value="0.00667758882045745" office:value-type="float"/>
          <table:table-cell office:value="-0.0113103383779525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91039544205253" office:value-type="float"/>
          <table:table-cell office:value="33" office:value-type="float"/>
          <table:table-cell office:value="3.3891201019278783e-06" office:value-type="float"/>
          <table:table-cell office:value="-0.0007079756259918205" office:value-type="float"/>
          <table:table-cell office:value="0.004590784311294555" office:value-type="float"/>
          <table:table-cell office:value="-0.0018339186906814568" office:value-type="float"/>
          <table:table-cell office:value="-0.002604212760925293" office:value-type="float"/>
          <table:table-cell office:value="-0.002749903202056885" office:value-type="float"/>
        </table:table-row>
        <table:table-row>
          <table:table-cell office:value="0.00662030339241027" office:value-type="float"/>
          <table:table-cell office:value="-0.0119732874631881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8900234417163" office:value-type="float"/>
          <table:table-cell office:value="34" office:value-type="float"/>
          <table:table-cell office:value="-5.728542804717997e-05" office:value-type="float"/>
          <table:table-cell office:value="-0.0006629490852355958" office:value-type="float"/>
          <table:table-cell office:value="0.004650837182998658" office:value-type="float"/>
          <table:table-cell office:value="-0.0018004369735717778" office:value-type="float"/>
          <table:table-cell office:value="-0.0025591087341308594" office:value-type="float"/>
          <table:table-cell office:value="-0.0028027451038360593" office:value-type="float"/>
        </table:table-row>
        <table:table-row>
          <table:table-cell office:value="0.006475591063499443" office:value-type="float"/>
          <table:table-cell office:value="-0.012584956884384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71993771475388" office:value-type="float"/>
          <table:table-cell office:value="35" office:value-type="float"/>
          <table:table-cell office:value="-0.00014471232891082736" office:value-type="float"/>
          <table:table-cell office:value="-0.000611669421195983" office:value-type="float"/>
          <table:table-cell office:value="0.0046935796737670905" office:value-type="float"/>
          <table:table-cell office:value="-0.001718523502349854" office:value-type="float"/>
          <table:table-cell office:value="-0.0024965542554855344" office:value-type="float"/>
          <table:table-cell office:value="-0.002844219207763672" office:value-type="float"/>
        </table:table-row>
        <table:table-row>
          <table:table-cell office:value="0.006290012001991264" office:value-type="float"/>
          <table:table-cell office:value="-0.0131653851270675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5689894156834" office:value-type="float"/>
          <table:table-cell office:value="36" office:value-type="float"/>
          <table:table-cell office:value="-0.0001855790615081787" office:value-type="float"/>
          <table:table-cell office:value="-0.0005804282426834107" office:value-type="float"/>
          <table:table-cell office:value="0.004733297824859619" office:value-type="float"/>
          <table:table-cell office:value="-0.001696602106094361" office:value-type="float"/>
          <table:table-cell office:value="-0.002465410828590393" office:value-type="float"/>
          <table:table-cell office:value="-0.0028802996873855593" office:value-type="float"/>
        </table:table-row>
        <table:table-row>
          <table:table-cell office:value="0.006037321686744682" office:value-type="float"/>
          <table:table-cell office:value="-0.01371211767196655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44733268716592" office:value-type="float"/>
          <table:table-cell office:value="37" office:value-type="float"/>
          <table:table-cell office:value="-0.00025269031524658217" office:value-type="float"/>
          <table:table-cell office:value="-0.0005467325448989865" office:value-type="float"/>
          <table:table-cell office:value="0.00474968671798706" office:value-type="float"/>
          <table:table-cell office:value="-0.001623238921165466" office:value-type="float"/>
          <table:table-cell office:value="-0.002416754961013794" office:value-type="float"/>
          <table:table-cell office:value="-0.002906637191772461" office:value-type="float"/>
        </table:table-row>
        <table:table-row>
          <table:table-cell office:value="0.005757450461387627" office:value-type="float"/>
          <table:table-cell office:value="-0.01423671066761017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33608564402394" office:value-type="float"/>
          <table:table-cell office:value="38" office:value-type="float"/>
          <table:table-cell office:value="-0.0002798712253570552" office:value-type="float"/>
          <table:table-cell office:value="-0.0005245929956436152" office:value-type="float"/>
          <table:table-cell office:value="0.004775032997131348" office:value-type="float"/>
          <table:table-cell office:value="-0.0016087937355041496" office:value-type="float"/>
          <table:table-cell office:value="-0.0023951649665832518" office:value-type="float"/>
          <table:table-cell office:value="-0.0029312646389007572" office:value-type="float"/>
        </table:table-row>
        <table:table-row>
          <table:table-cell office:value="0.005440505743026725" office:value-type="float"/>
          <table:table-cell office:value="-0.0147548860311508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23206043638994" office:value-type="float"/>
          <table:table-cell office:value="39" office:value-type="float"/>
          <table:table-cell office:value="-0.00031694471836090157" office:value-type="float"/>
          <table:table-cell office:value="-0.0005181753635406499" office:value-type="float"/>
          <table:table-cell office:value="0.0047578525543212884" office:value-type="float"/>
          <table:table-cell office:value="-0.0015502071380615236" office:value-type="float"/>
          <table:table-cell office:value="-0.0023699402809143066" office:value-type="float"/>
          <table:table-cell office:value="-0.002935953140258789" office:value-type="float"/>
        </table:table-row>
        <table:table-row>
          <table:table-cell office:value="0.005103085041046134" office:value-type="float"/>
          <table:table-cell office:value="-0.0152553462982177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1339628172208" office:value-type="float"/>
          <table:table-cell office:value="40" office:value-type="float"/>
          <table:table-cell office:value="-0.00033742070198059144" office:value-type="float"/>
          <table:table-cell office:value="-0.0005004602670669548" office:value-type="float"/>
          <table:table-cell office:value="0.004775900840759278" office:value-type="float"/>
          <table:table-cell office:value="-0.001539598703384399" office:value-type="float"/>
          <table:table-cell office:value="-0.00235310971736908" office:value-type="float"/>
          <table:table-cell office:value="-0.0029550474882125855" office:value-type="float"/>
        </table:table-row>
        <table:table-row>
          <table:table-cell office:value="0.0047663170099258335" office:value-type="float"/>
          <table:table-cell office:value="-0.015779687762260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801756195870793" office:value-type="float"/>
          <table:table-cell office:value="41" office:value-type="float"/>
          <table:table-cell office:value="-0.0003367680311203002" office:value-type="float"/>
          <table:table-cell office:value="-0.000524341464042663" office:value-type="float"/>
          <table:table-cell office:value="0.0047128736972808834" office:value-type="float"/>
          <table:table-cell office:value="-0.0014966350793838498" office:value-type="float"/>
          <table:table-cell office:value="-0.0023560070991516116" office:value-type="float"/>
          <table:table-cell office:value="-0.002932453751564026" office:value-type="float"/>
        </table:table-row>
        <table:table-row>
          <table:table-cell office:value="0.004410536885261527" office:value-type="float"/>
          <table:table-cell office:value="-0.0162873476743698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90592637240423" office:value-type="float"/>
          <table:table-cell office:value="42" office:value-type="float"/>
          <table:table-cell office:value="-0.00035578012466430664" office:value-type="float"/>
          <table:table-cell office:value="-0.0005076599121093747" office:value-type="float"/>
          <table:table-cell office:value="0.004729672670364379" office:value-type="float"/>
          <table:table-cell office:value="-0.0014873039722442631" office:value-type="float"/>
          <table:table-cell office:value="-0.0023405313491821293" office:value-type="float"/>
          <table:table-cell office:value="-0.0029507941007614136" office:value-type="float"/>
        </table:table-row>
        <table:table-row>
          <table:table-cell office:value="0.004069077372550956" office:value-type="float"/>
          <table:table-cell office:value="-0.01683152854442596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76610266102554" office:value-type="float"/>
          <table:table-cell office:value="43" office:value-type="float"/>
          <table:table-cell office:value="-0.00034145951271057073" office:value-type="float"/>
          <table:table-cell office:value="-0.0005441808700561521" office:value-type="float"/>
          <table:table-cell office:value="0.004652589559555054" office:value-type="float"/>
          <table:table-cell office:value="-0.0014546704292297367" office:value-type="float"/>
          <table:table-cell office:value="-0.0023546707630157475" office:value-type="float"/>
          <table:table-cell office:value="-0.002927006483078003" office:value-type="float"/>
        </table:table-row>
        <table:table-row>
          <table:table-cell office:value="0.0037072128057479784" office:value-type="float"/>
          <table:table-cell office:value="-0.0173579591512680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6317915327445" office:value-type="float"/>
          <table:table-cell office:value="44" office:value-type="float"/>
          <table:table-cell office:value="-0.00036186456680297775" office:value-type="float"/>
          <table:table-cell office:value="-0.0005264306068420415" office:value-type="float"/>
          <table:table-cell office:value="0.0046708941459655765" office:value-type="float"/>
          <table:table-cell office:value="-0.0014447802305221566" office:value-type="float"/>
          <table:table-cell office:value="-0.002338156700134277" office:value-type="float"/>
          <table:table-cell office:value="-0.0029467964172363286" office:value-type="float"/>
        </table:table-row>
        <table:table-row>
          <table:table-cell office:value="0.003355847001075737" office:value-type="float"/>
          <table:table-cell office:value="-0.0179189163446426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47098633861897" office:value-type="float"/>
          <table:table-cell office:value="45" office:value-type="float"/>
          <table:table-cell office:value="-0.00035136580467224135" office:value-type="float"/>
          <table:table-cell office:value="-0.0005609571933746331" office:value-type="float"/>
          <table:table-cell office:value="0.00461203694343567" office:value-type="float"/>
          <table:table-cell office:value="-0.0014167785644531253" office:value-type="float"/>
          <table:table-cell office:value="-0.0023533272743225097" office:value-type="float"/>
          <table:table-cell office:value="-0.0029376673698425296" office:value-type="float"/>
        </table:table-row>
        <table:table-row>
          <table:table-cell office:value="0.0029829126596450737" office:value-type="float"/>
          <table:table-cell office:value="-0.01845961987972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31791860329255" office:value-type="float"/>
          <table:table-cell office:value="46" office:value-type="float"/>
          <table:table-cell office:value="-0.00037293434143066337" office:value-type="float"/>
          <table:table-cell office:value="-0.0005407035350799561" office:value-type="float"/>
          <table:table-cell office:value="0.0046316909790039065" office:value-type="float"/>
          <table:table-cell office:value="-0.001405916213989257" office:value-type="float"/>
          <table:table-cell office:value="-0.0023346138000488285" office:value-type="float"/>
          <table:table-cell office:value="-0.0029605311155319215" office:value-type="float"/>
        </table:table-row>
        <table:table-row>
          <table:table-cell office:value="0.0026177275180816577" office:value-type="float"/>
          <table:table-cell office:value="-0.01903304934501648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713801372960824" office:value-type="float"/>
          <table:table-cell office:value="47" office:value-type="float"/>
          <table:table-cell office:value="-0.000365185141563416" office:value-type="float"/>
          <table:table-cell office:value="-0.0005734294652938836" office:value-type="float"/>
          <table:table-cell office:value="0.0045936787128448495" office:value-type="float"/>
          <table:table-cell office:value="-0.0013847887516021725" office:value-type="float"/>
          <table:table-cell office:value="-0.002351089715957642" office:value-type="float"/>
          <table:table-cell office:value="-0.0029631078243255613" office:value-type="float"/>
        </table:table-row>
        <table:table-row>
          <table:table-cell office:value="0.002230864167213433" office:value-type="float"/>
          <table:table-cell office:value="-0.0195851278305053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96632193855508" office:value-type="float"/>
          <table:table-cell office:value="48" office:value-type="float"/>
          <table:table-cell office:value="-0.00038686335086822454" office:value-type="float"/>
          <table:table-cell office:value="-0.0005520784854888914" office:value-type="float"/>
          <table:table-cell office:value="0.004613450765609742" office:value-type="float"/>
          <table:table-cell office:value="-0.0013736206293106078" office:value-type="float"/>
          <table:table-cell office:value="-0.002331510782241821" office:value-type="float"/>
          <table:table-cell office:value="-0.002987358570098877" office:value-type="float"/>
        </table:table-row>
        <table:table-row>
          <table:table-cell office:value="0.0018435299396514816" office:value-type="float"/>
          <table:table-cell office:value="-0.020163590908050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77420113967467" office:value-type="float"/>
          <table:table-cell office:value="49" office:value-type="float"/>
          <table:table-cell office:value="-0.0003873342275619515" office:value-type="float"/>
          <table:table-cell office:value="-0.000578463077545166" office:value-type="float"/>
          <table:table-cell office:value="0.004590773582458496" office:value-type="float"/>
          <table:table-cell office:value="-0.0013534408807754517" office:value-type="float"/>
          <table:table-cell office:value="-0.002341864109039307" office:value-type="float"/>
          <table:table-cell office:value="-0.0029994165897369385" office:value-type="float"/>
        </table:table-row>
        <table:table-row>
          <table:table-cell office:value="0.0014357298612594528" office:value-type="float"/>
          <table:table-cell office:value="-0.0207216978073120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58854847236905" office:value-type="float"/>
          <table:table-cell office:value="50" office:value-type="float"/>
          <table:table-cell office:value="-0.0004078000783920288" office:value-type="float"/>
          <table:table-cell office:value="-0.0005581068992614752" office:value-type="float"/>
          <table:table-cell office:value="0.00460921049118042" office:value-type="float"/>
          <table:table-cell office:value="-0.0013431406021118166" office:value-type="float"/>
          <table:table-cell office:value="-0.0023232722282409664" office:value-type="float"/>
          <table:table-cell office:value="-0.003022537231445312" office:value-type="float"/>
        </table:table-row>
        <table:table-row>
          <table:table-cell office:value="0.0010189998149871746" office:value-type="float"/>
          <table:table-cell office:value="-0.0212945783138275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3896120262765" office:value-type="float"/>
          <table:table-cell office:value="51" office:value-type="float"/>
          <table:table-cell office:value="-0.00041673004627227825" office:value-type="float"/>
          <table:table-cell office:value="-0.0005728805065155027" office:value-type="float"/>
          <table:table-cell office:value="0.004608986377716064" office:value-type="float"/>
          <table:table-cell office:value="-0.0013325214385986328" office:value-type="float"/>
          <table:table-cell office:value="-0.00232488751411438" office:value-type="float"/>
          <table:table-cell office:value="-0.0030436933040618895" office:value-type="float"/>
        </table:table-row>
        <table:table-row>
          <table:table-cell office:value="0.0005844748020172041" office:value-type="float"/>
          <table:table-cell office:value="-0.0218491560220718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619539332865613" office:value-type="float"/>
          <table:table-cell office:value="52" office:value-type="float"/>
          <table:table-cell office:value="-0.0004345250129699704" office:value-type="float"/>
          <table:table-cell office:value="-0.0005545777082443231" office:value-type="float"/>
          <table:table-cell office:value="0.004624367952346801" office:value-type="float"/>
          <table:table-cell office:value="-0.0013237518072128293" office:value-type="float"/>
          <table:table-cell office:value="-0.0023082315921783446" office:value-type="float"/>
          <table:table-cell office:value="-0.003064143061637879" office:value-type="float"/>
        </table:table-row>
        <table:table-row>
          <table:table-cell office:value="0.0001508617401122965" office:value-type="float"/>
          <table:table-cell office:value="-0.0224221372604370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98412391492967" office:value-type="float"/>
          <table:table-cell office:value="53" office:value-type="float"/>
          <table:table-cell office:value="-0.00043361306190490764" office:value-type="float"/>
          <table:table-cell office:value="-0.0005729812383651733" office:value-type="float"/>
          <table:table-cell office:value="0.00462209701538086" office:value-type="float"/>
          <table:table-cell office:value="-0.0013246089220046997" office:value-type="float"/>
          <table:table-cell office:value="-0.0023164355754852293" office:value-type="float"/>
          <table:table-cell office:value="-0.0030722653865814208" office:value-type="float"/>
        </table:table-row>
        <table:table-row>
          <table:table-cell office:value="-0.00029942333698273517" office:value-type="float"/>
          <table:table-cell office:value="-0.022977613210678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77691110985912" office:value-type="float"/>
          <table:table-cell office:value="54" office:value-type="float"/>
          <table:table-cell office:value="-0.00045028507709503167" office:value-type="float"/>
          <table:table-cell office:value="-0.0005554759502410887" office:value-type="float"/>
          <table:table-cell office:value="0.004636098146438599" office:value-type="float"/>
          <table:table-cell office:value="-0.00131645917892456" office:value-type="float"/>
          <table:table-cell office:value="-0.0023005050420761113" office:value-type="float"/>
          <table:table-cell office:value="-0.003091667890548706" office:value-type="float"/>
        </table:table-row>
        <table:table-row>
          <table:table-cell office:value="-0.0007499223947525103" office:value-type="float"/>
          <table:table-cell office:value="-0.0235464280843734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5556981793857" office:value-type="float"/>
          <table:table-cell office:value="55" office:value-type="float"/>
          <table:table-cell office:value="-0.0004504990577697751" office:value-type="float"/>
          <table:table-cell office:value="-0.0005688148736953738" office:value-type="float"/>
          <table:table-cell office:value="0.004643403291702271" office:value-type="float"/>
          <table:table-cell office:value="-0.0013200753927230836" office:value-type="float"/>
          <table:table-cell office:value="-0.002305358648300171" office:value-type="float"/>
          <table:table-cell office:value="-0.0030991190671920774" office:value-type="float"/>
        </table:table-row>
        <table:table-row>
          <table:table-cell office:value="-0.0012156385183334437" office:value-type="float"/>
          <table:table-cell office:value="-0.0240988248586654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33782224317396" office:value-type="float"/>
          <table:table-cell office:value="56" office:value-type="float"/>
          <table:table-cell office:value="-0.0004657161235809334" office:value-type="float"/>
          <table:table-cell office:value="-0.0005523967742919918" office:value-type="float"/>
          <table:table-cell office:value="0.004655675888061523" office:value-type="float"/>
          <table:table-cell office:value="-0.001312756538391113" office:value-type="float"/>
          <table:table-cell office:value="-0.002290384769439697" office:value-type="float"/>
          <table:table-cell office:value="-0.003117095232009888" office:value-type="float"/>
        </table:table-row>
        <table:table-row>
          <table:table-cell office:value="-0.001663542985916146" office:value-type="float"/>
          <table:table-cell office:value="-0.0246712362766265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510046940997815" office:value-type="float"/>
          <table:table-cell office:value="57" office:value-type="float"/>
          <table:table-cell office:value="-0.00044790446758270243" office:value-type="float"/>
          <table:table-cell office:value="-0.0005724114179611207" office:value-type="float"/>
          <table:table-cell office:value="0.004653728008270264" office:value-type="float"/>
          <table:table-cell office:value="-0.0013309204578399667" office:value-type="float"/>
          <table:table-cell office:value="-0.0023030668497085573" office:value-type="float"/>
          <table:table-cell office:value="-0.0031022739410400393" office:value-type="float"/>
        </table:table-row>
        <table:table-row>
          <table:table-cell office:value="-0.0021266788244247523" office:value-type="float"/>
          <table:table-cell office:value="-0.0252268743515014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86708217970339" office:value-type="float"/>
          <table:table-cell office:value="58" office:value-type="float"/>
          <table:table-cell office:value="-0.00046313583850860623" office:value-type="float"/>
          <table:table-cell office:value="-0.0005556380748748778" office:value-type="float"/>
          <table:table-cell office:value="0.00466583251953125" office:value-type="float"/>
          <table:table-cell office:value="-0.0013237798213958738" office:value-type="float"/>
          <table:table-cell office:value="-0.0022876888513565065" office:value-type="float"/>
          <table:table-cell office:value="-0.0031206381320953366" office:value-type="float"/>
        </table:table-row>
        <table:table-row>
          <table:table-cell office:value="-0.002546794414520272" office:value-type="float"/>
          <table:table-cell office:value="-0.0258107876777648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608307851631" office:value-type="float"/>
          <table:table-cell office:value="59" office:value-type="float"/>
          <table:table-cell office:value="-0.00042011559009551974" office:value-type="float"/>
          <table:table-cell office:value="-0.0005839133262634279" office:value-type="float"/>
          <table:table-cell office:value="0.00463573932647705" office:value-type="float"/>
          <table:table-cell office:value="-0.0013575905561447141" office:value-type="float"/>
          <table:table-cell office:value="-0.0023102921247482302" office:value-type="float"/>
          <table:table-cell office:value="-0.0030746555328369143" office:value-type="float"/>
        </table:table-row>
        <table:table-row>
          <table:table-cell office:value="-0.0029856181144714434" office:value-type="float"/>
          <table:table-cell office:value="-0.02637512028217315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435702858693298" office:value-type="float"/>
          <table:table-cell office:value="60" office:value-type="float"/>
          <table:table-cell office:value="-0.0004388236999511713" office:value-type="float"/>
          <table:table-cell office:value="-0.0005643326044082637" office:value-type="float"/>
          <table:table-cell office:value="0.004651833772659302" office:value-type="float"/>
          <table:table-cell office:value="-0.0013489496707916257" office:value-type="float"/>
          <table:table-cell office:value="-0.0022921299934387206" office:value-type="float"/>
          <table:table-cell office:value="-0.003096771836280823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383815050125122" office:value-type="float"/>
          <table:table-cell office:value="0.006900662183761596" office:value-type="float"/>
          <table:table-cell office:value="0.009519567489624023" office:value-type="float"/>
          <table:table-cell office:value="-0.0014394092559814452" office:value-type="float"/>
          <table:table-cell office:value="0.0027245330810546867" office:value-type="float"/>
          <table:table-cell office:value="-0.009359716176986695" office:value-type="float"/>
          <table:table-cell office:value="0.07240996026995328" office:value-type="float"/>
          <table:table-cell office:value="1" office:value-type="float"/>
          <table:table-cell office:value="-0.007383815050125122" office:value-type="float"/>
          <table:table-cell office:value="0.006900662183761596" office:value-type="float"/>
          <table:table-cell office:value="0.009519567489624023" office:value-type="float"/>
          <table:table-cell office:value="-0.0014394092559814452" office:value-type="float"/>
          <table:table-cell office:value="0.0027245330810546867" office:value-type="float"/>
          <table:table-cell office:value="-0.009359716176986695" office:value-type="float"/>
        </table:table-row>
        <table:table-row>
          <table:table-cell office:value="-0.01008259952068329" office:value-type="float"/>
          <table:table-cell office:value="0.009628081321716308" office:value-type="float"/>
          <table:table-cell office:value="0.016148055791854857" office:value-type="float"/>
          <table:table-cell office:value="-0.003485307693481446" office:value-type="float"/>
          <table:table-cell office:value="0.0037464904785156246" office:value-type="float"/>
          <table:table-cell office:value="-0.014695637822151185" office:value-type="float"/>
          <table:table-cell office:value="0.07164796819593154" office:value-type="float"/>
          <table:table-cell office:value="2" office:value-type="float"/>
          <table:table-cell office:value="-0.0026987844705581663" office:value-type="float"/>
          <table:table-cell office:value="0.002727419137954712" office:value-type="float"/>
          <table:table-cell office:value="0.006628488302230834" office:value-type="float"/>
          <table:table-cell office:value="-0.0020458984375000006" office:value-type="float"/>
          <table:table-cell office:value="0.0010219573974609378" office:value-type="float"/>
          <table:table-cell office:value="-0.00533592164516449" office:value-type="float"/>
        </table:table-row>
        <table:table-row>
          <table:table-cell office:value="-0.012515591382980348" office:value-type="float"/>
          <table:table-cell office:value="0.012122828960418702" office:value-type="float"/>
          <table:table-cell office:value="0.022503117322921755" office:value-type="float"/>
          <table:table-cell office:value="-0.005713680982589722" office:value-type="float"/>
          <table:table-cell office:value="0.004617629051208496" office:value-type="float"/>
          <table:table-cell office:value="-0.019772370457649232" office:value-type="float"/>
          <table:table-cell office:value="0.07079753957639401" office:value-type="float"/>
          <table:table-cell office:value="3" office:value-type="float"/>
          <table:table-cell office:value="-0.002432991862297058" office:value-type="float"/>
          <table:table-cell office:value="0.0024947476387023933" office:value-type="float"/>
          <table:table-cell office:value="0.006355061531066896" office:value-type="float"/>
          <table:table-cell office:value="-0.002228373289108276" office:value-type="float"/>
          <table:table-cell office:value="0.000871138572692871" office:value-type="float"/>
          <table:table-cell office:value="-0.005076732635498047" office:value-type="float"/>
        </table:table-row>
        <table:table-row>
          <table:table-cell office:value="-0.014770421981811525" office:value-type="float"/>
          <table:table-cell office:value="0.01445273756980896" office:value-type="float"/>
          <table:table-cell office:value="0.028689901828765872" office:value-type="float"/>
          <table:table-cell office:value="-0.008085117340087891" office:value-type="float"/>
          <table:table-cell office:value="0.005357649326324463" office:value-type="float"/>
          <table:table-cell office:value="-0.02465919017791748" office:value-type="float"/>
          <table:table-cell office:value="0.06989027590545671" office:value-type="float"/>
          <table:table-cell office:value="4" office:value-type="float"/>
          <table:table-cell office:value="-0.0022548305988311767" office:value-type="float"/>
          <table:table-cell office:value="0.002329908609390259" office:value-type="float"/>
          <table:table-cell office:value="0.006186784505844116" office:value-type="float"/>
          <table:table-cell office:value="-0.0023714363574981693" office:value-type="float"/>
          <table:table-cell office:value="0.0007400202751159674" office:value-type="float"/>
          <table:table-cell office:value="-0.004886819720268249" office:value-type="float"/>
        </table:table-row>
        <table:table-row>
          <table:table-cell office:value="-0.01681998908519745" office:value-type="float"/>
          <table:table-cell office:value="0.01660634398460388" office:value-type="float"/>
          <table:table-cell office:value="0.03467125177383423" office:value-type="float"/>
          <table:table-cell office:value="-0.010586817264556885" office:value-type="float"/>
          <table:table-cell office:value="0.005984058380126953" office:value-type="float"/>
          <table:table-cell office:value="-0.029337362051010132" office:value-type="float"/>
          <table:table-cell office:value="0.06896543184431683" office:value-type="float"/>
          <table:table-cell office:value="5" office:value-type="float"/>
          <table:table-cell office:value="-0.0020495671033859252" office:value-type="float"/>
          <table:table-cell office:value="0.0021536064147949213" office:value-type="float"/>
          <table:table-cell office:value="0.005981349945068359" office:value-type="float"/>
          <table:table-cell office:value="-0.002501699924468994" office:value-type="float"/>
          <table:table-cell office:value="0.0006264090538024899" office:value-type="float"/>
          <table:table-cell office:value="-0.004678171873092651" office:value-type="float"/>
        </table:table-row>
        <table:table-row>
          <table:table-cell office:value="-0.018753619194030763" office:value-type="float"/>
          <table:table-cell office:value="0.01864941596984863" office:value-type="float"/>
          <table:table-cell office:value="0.04053866624832154" office:value-type="float"/>
          <table:table-cell office:value="-0.013173667192459108" office:value-type="float"/>
          <table:table-cell office:value="0.006512119770050048" office:value-type="float"/>
          <table:table-cell office:value="-0.033885383009910584" office:value-type="float"/>
          <table:table-cell office:value="0.06802377307535995" office:value-type="float"/>
          <table:table-cell office:value="6" office:value-type="float"/>
          <table:table-cell office:value="-0.0019336301088333126" office:value-type="float"/>
          <table:table-cell office:value="0.002043071985244751" office:value-type="float"/>
          <table:table-cell office:value="0.005867414474487303" office:value-type="float"/>
          <table:table-cell office:value="-0.0025868499279022216" office:value-type="float"/>
          <table:table-cell office:value="0.0005280613899230954" office:value-type="float"/>
          <table:table-cell office:value="-0.004548020958900452" office:value-type="float"/>
        </table:table-row>
        <table:table-row>
          <table:table-cell office:value="-0.02054336667060852" office:value-type="float"/>
          <table:table-cell office:value="0.020581779479980467" office:value-type="float"/>
          <table:table-cell office:value="0.04624269485473633" office:value-type="float"/>
          <table:table-cell office:value="-0.01583014249801636" office:value-type="float"/>
          <table:table-cell office:value="0.0069614887237548825" office:value-type="float"/>
          <table:table-cell office:value="-0.03829521954059601" office:value-type="float"/>
          <table:table-cell office:value="0.06708161630678745" office:value-type="float"/>
          <table:table-cell office:value="7" office:value-type="float"/>
          <table:table-cell office:value="-0.0017897474765777594" office:value-type="float"/>
          <table:table-cell office:value="0.0019323635101318355" office:value-type="float"/>
          <table:table-cell office:value="0.005704028606414795" office:value-type="float"/>
          <table:table-cell office:value="-0.0026564753055572507" office:value-type="float"/>
          <table:table-cell office:value="0.0004493689537048342" office:value-type="float"/>
          <table:table-cell office:value="-0.004409836530685425" office:value-type="float"/>
        </table:table-row>
        <table:table-row>
          <table:table-cell office:value="-0.02225987732410431" office:value-type="float"/>
          <table:table-cell office:value="0.022448770999908448" office:value-type="float"/>
          <table:table-cell office:value="0.05" office:value-type="float"/>
          <table:table-cell office:value="-0.018548487424850466" office:value-type="float"/>
          <table:table-cell office:value="0.007351871728897095" office:value-type="float"/>
          <table:table-cell office:value="-0.04261954724788666" office:value-type="float"/>
          <table:table-cell office:value="0.06613155788796508" office:value-type="float"/>
          <table:table-cell office:value="8" office:value-type="float"/>
          <table:table-cell office:value="-0.001716510653495788" office:value-type="float"/>
          <table:table-cell office:value="0.0018669915199279793" office:value-type="float"/>
          <table:table-cell office:value="0.00562922477722168" office:value-type="float"/>
          <table:table-cell office:value="-0.002718344926834106" office:value-type="float"/>
          <table:table-cell office:value="0.0003903830051422124" office:value-type="float"/>
          <table:table-cell office:value="-0.00432432770729065" office:value-type="float"/>
        </table:table-row>
        <table:table-row>
          <table:table-cell office:value="-0.02382613480091095" office:value-type="float"/>
          <table:table-cell office:value="0.024194909334182738" office:value-type="float"/>
          <table:table-cell office:value="0.05" office:value-type="float"/>
          <table:table-cell office:value="-0.021298971772193913" office:value-type="float"/>
          <table:table-cell office:value="0.0076436948776245125" office:value-type="float"/>
          <table:table-cell office:value="-0.04680644035339356" office:value-type="float"/>
          <table:table-cell office:value="0.06521185260746691" office:value-type="float"/>
          <table:table-cell office:value="9" office:value-type="float"/>
          <table:table-cell office:value="-0.0015662574768066408" office:value-type="float"/>
          <table:table-cell office:value="0.0017461383342742918" office:value-type="float"/>
          <table:table-cell office:value="0.005457787513732911" office:value-type="float"/>
          <table:table-cell office:value="-0.002750484347343445" office:value-type="float"/>
          <table:table-cell office:value="0.0002918231487274176" office:value-type="float"/>
          <table:table-cell office:value="-0.004186893105506897" office:value-type="float"/>
        </table:table-row>
        <table:table-row>
          <table:table-cell office:value="-0.02525484621524811" office:value-type="float"/>
          <table:table-cell office:value="0.025801187753677367" office:value-type="float"/>
          <table:table-cell office:value="0.05" office:value-type="float"/>
          <table:table-cell office:value="-0.02408115088939667" office:value-type="float"/>
          <table:table-cell office:value="0.007787302732467652" office:value-type="float"/>
          <table:table-cell office:value="-0.05" office:value-type="float"/>
          <table:table-cell office:value="0.06434334841880979" office:value-type="float"/>
          <table:table-cell office:value="10" office:value-type="float"/>
          <table:table-cell office:value="-0.0014287114143371575" office:value-type="float"/>
          <table:table-cell office:value="0.0016062784194946292" office:value-type="float"/>
          <table:table-cell office:value="0.005312941074371339" office:value-type="float"/>
          <table:table-cell office:value="-0.002782179117202759" office:value-type="float"/>
          <table:table-cell office:value="0.00014360785484313944" office:value-type="float"/>
          <table:table-cell office:value="-0.004052469134330749" office:value-type="float"/>
        </table:table-row>
        <table:table-row>
          <table:table-cell office:value="-0.026517860889434815" office:value-type="float"/>
          <table:table-cell office:value="0.027253668308258053" office:value-type="float"/>
          <table:table-cell office:value="0.05" office:value-type="float"/>
          <table:table-cell office:value="-0.02686720728874207" office:value-type="float"/>
          <table:table-cell office:value="0.007786234617233276" office:value-type="float"/>
          <table:table-cell office:value="-0.05" office:value-type="float"/>
          <table:table-cell office:value="0.0635419306022066" office:value-type="float"/>
          <table:table-cell office:value="11" office:value-type="float"/>
          <table:table-cell office:value="-0.0012630146741867063" office:value-type="float"/>
          <table:table-cell office:value="0.0014524805545806877" office:value-type="float"/>
          <table:table-cell office:value="0.0051306927204132075" office:value-type="float"/>
          <table:table-cell office:value="-0.002786056399345398" office:value-type="float"/>
          <table:table-cell office:value="-1.0681152343757633e-06" office:value-type="float"/>
          <table:table-cell office:value="-0.003912442326545715" office:value-type="float"/>
        </table:table-row>
        <table:table-row>
          <table:table-cell office:value="-0.027727423310279845" office:value-type="float"/>
          <table:table-cell office:value="0.028659636974334712" office:value-type="float"/>
          <table:table-cell office:value="0.05" office:value-type="float"/>
          <table:table-cell office:value="-0.029676145315170294" office:value-type="float"/>
          <table:table-cell office:value="0.0077312165498733525" office:value-type="float"/>
          <table:table-cell office:value="-0.05" office:value-type="float"/>
          <table:table-cell office:value="0.0627534641408167" office:value-type="float"/>
          <table:table-cell office:value="12" office:value-type="float"/>
          <table:table-cell office:value="-0.0012095624208450315" office:value-type="float"/>
          <table:table-cell office:value="0.0014059686660766596" office:value-type="float"/>
          <table:table-cell office:value="0.005074832439422607" office:value-type="float"/>
          <table:table-cell office:value="-0.002808938026428223" office:value-type="float"/>
          <table:table-cell office:value="-5.501806735992362e-05" office:value-type="float"/>
          <table:table-cell office:value="-0.003868236541748047" office:value-type="float"/>
        </table:table-row>
        <table:table-row>
          <table:table-cell office:value="-0.02883431375026703" office:value-type="float"/>
          <table:table-cell office:value="0.02997327923774719" office:value-type="float"/>
          <table:table-cell office:value="0.05" office:value-type="float"/>
          <table:table-cell office:value="-0.032474030852317814" office:value-type="float"/>
          <table:table-cell office:value="0.00758208692073822" office:value-type="float"/>
          <table:table-cell office:value="-0.05" office:value-type="float"/>
          <table:table-cell office:value="0.062007184125616545" office:value-type="float"/>
          <table:table-cell office:value="13" office:value-type="float"/>
          <table:table-cell office:value="-0.001106890439987183" office:value-type="float"/>
          <table:table-cell office:value="0.0013136422634124761" office:value-type="float"/>
          <table:table-cell office:value="0.004947909116744996" office:value-type="float"/>
          <table:table-cell office:value="-0.0027978855371475217" office:value-type="float"/>
          <table:table-cell office:value="-0.00014912962913513246" office:value-type="float"/>
          <table:table-cell office:value="-0.0037890768051147463" office:value-type="float"/>
        </table:table-row>
        <table:table-row>
          <table:table-cell office:value="-0.029900180101394655" office:value-type="float"/>
          <table:table-cell office:value="0.03125240802764892" office:value-type="float"/>
          <table:table-cell office:value="0.05" office:value-type="float"/>
          <table:table-cell office:value="-0.03528795182704926" office:value-type="float"/>
          <table:table-cell office:value="0.0073886275291442875" office:value-type="float"/>
          <table:table-cell office:value="-0.05" office:value-type="float"/>
          <table:table-cell office:value="0.06127249521587344" office:value-type="float"/>
          <table:table-cell office:value="14" office:value-type="float"/>
          <table:table-cell office:value="-0.0010658663511276239" office:value-type="float"/>
          <table:table-cell office:value="0.0012791287899017335" office:value-type="float"/>
          <table:table-cell office:value="0.00490760087966919" office:value-type="float"/>
          <table:table-cell office:value="-0.002813920974731445" office:value-type="float"/>
          <table:table-cell office:value="-0.00019345939159393262" office:value-type="float"/>
          <table:table-cell office:value="-0.0037545239925384525" office:value-type="float"/>
        </table:table-row>
        <table:table-row>
          <table:table-cell office:value="-0.03085909426212311" office:value-type="float"/>
          <table:table-cell office:value="0.03242936611175536" office:value-type="float"/>
          <table:table-cell office:value="0.05" office:value-type="float"/>
          <table:table-cell office:value="-0.03806265652179719" office:value-type="float"/>
          <table:table-cell office:value="0.007080461978912354" office:value-type="float"/>
          <table:table-cell office:value="-0.05" office:value-type="float"/>
          <table:table-cell office:value="0.06059092343705628" office:value-type="float"/>
          <table:table-cell office:value="15" office:value-type="float"/>
          <table:table-cell office:value="-0.0009589141607284548" office:value-type="float"/>
          <table:table-cell office:value="0.0011769580841064445" office:value-type="float"/>
          <table:table-cell office:value="0.004765119552612305" office:value-type="float"/>
          <table:table-cell office:value="-0.0027747046947479252" office:value-type="float"/>
          <table:table-cell office:value="-0.0003081655502319338" office:value-type="float"/>
          <table:table-cell office:value="-0.0036657464504241946" office:value-type="float"/>
        </table:table-row>
        <table:table-row>
          <table:table-cell office:value="-0.03179059684276581" office:value-type="float"/>
          <table:table-cell office:value="0.033585579395294184" office:value-type="float"/>
          <table:table-cell office:value="0.05" office:value-type="float"/>
          <table:table-cell office:value="-0.0408458834886551" office:value-type="float"/>
          <table:table-cell office:value="0.006741077303886414" office:value-type="float"/>
          <table:table-cell office:value="-0.05" office:value-type="float"/>
          <table:table-cell office:value="0.05991635215950181" office:value-type="float"/>
          <table:table-cell office:value="16" office:value-type="float"/>
          <table:table-cell office:value="-0.0009315025806426996" office:value-type="float"/>
          <table:table-cell office:value="0.0011562132835388188" office:value-type="float"/>
          <table:table-cell office:value="0.0047386884689331055" office:value-type="float"/>
          <table:table-cell office:value="-0.0027832269668579103" office:value-type="float"/>
          <table:table-cell office:value="-0.0003393846750259395" office:value-type="float"/>
          <table:table-cell office:value="-0.0036452364921569823" office:value-type="float"/>
        </table:table-row>
        <table:table-row>
          <table:table-cell office:value="-0.0326283997297287" office:value-type="float"/>
          <table:table-cell office:value="0.03462893247604369" office:value-type="float"/>
          <table:table-cell office:value="0.05" office:value-type="float"/>
          <table:table-cell office:value="-0.04356129348278047" office:value-type="float"/>
          <table:table-cell office:value="0.00627158284187317" office:value-type="float"/>
          <table:table-cell office:value="-0.05" office:value-type="float"/>
          <table:table-cell office:value="0.059303434179581116" office:value-type="float"/>
          <table:table-cell office:value="17" office:value-type="float"/>
          <table:table-cell office:value="-0.0008378028869628906" office:value-type="float"/>
          <table:table-cell office:value="0.0010433530807495116" office:value-type="float"/>
          <table:table-cell office:value="0.004576500654220581" office:value-type="float"/>
          <table:table-cell office:value="-0.0027154099941253665" office:value-type="float"/>
          <table:table-cell office:value="-0.0004694944620132445" office:value-type="float"/>
          <table:table-cell office:value="-0.003552295565605164" office:value-type="float"/>
        </table:table-row>
        <table:table-row>
          <table:table-cell office:value="-0.033444704413414" office:value-type="float"/>
          <table:table-cell office:value="0.03565684437751769" office:value-type="float"/>
          <table:table-cell office:value="0.05" office:value-type="float"/>
          <table:table-cell office:value="-0.04628509342670442" office:value-type="float"/>
          <table:table-cell office:value="0.005776731371879578" office:value-type="float"/>
          <table:table-cell office:value="-0.05" office:value-type="float"/>
          <table:table-cell office:value="0.058696418856571356" office:value-type="float"/>
          <table:table-cell office:value="18" office:value-type="float"/>
          <table:table-cell office:value="-0.0008163046836853032" office:value-type="float"/>
          <table:table-cell office:value="0.001027911901473999" office:value-type="float"/>
          <table:table-cell office:value="0.004556976556777954" office:value-type="float"/>
          <table:table-cell office:value="-0.00272379994392395" office:value-type="float"/>
          <table:table-cell office:value="-0.0004948514699935919" office:value-type="float"/>
          <table:table-cell office:value="-0.003537555932998657" office:value-type="float"/>
        </table:table-row>
        <table:table-row>
          <table:table-cell office:value="-0.03419551849365235" office:value-type="float"/>
          <table:table-cell office:value="0.036593633890151966" office:value-type="float"/>
          <table:table-cell office:value="0.05" office:value-type="float"/>
          <table:table-cell office:value="-0.04894654929637911" office:value-type="float"/>
          <table:table-cell office:value="0.005180206298828125" office:value-type="float"/>
          <table:table-cell office:value="-0.05" office:value-type="float"/>
          <table:table-cell office:value="0.05813959015776214" office:value-type="float"/>
          <table:table-cell office:value="19" office:value-type="float"/>
          <table:table-cell office:value="-0.0007508140802383427" office:value-type="float"/>
          <table:table-cell office:value="0.0009367895126342774" office:value-type="float"/>
          <table:table-cell office:value="0.004418373107910156" office:value-type="float"/>
          <table:table-cell office:value="-0.002661455869674683" office:value-type="float"/>
          <table:table-cell office:value="-0.0005965250730514526" office:value-type="float"/>
          <table:table-cell office:value="-0.003464165925979614" office:value-type="float"/>
        </table:table-row>
        <table:table-row>
          <table:table-cell office:value="-0.03492827534675599" office:value-type="float"/>
          <table:table-cell office:value="0.0375180160999298" office:value-type="float"/>
          <table:table-cell office:value="0.05" office:value-type="float"/>
          <table:table-cell office:value="-0.05" office:value-type="float"/>
          <table:table-cell office:value="0.004561432003974915" office:value-type="float"/>
          <table:table-cell office:value="-0.05" office:value-type="float"/>
          <table:table-cell office:value="0.05758805518439848" office:value-type="float"/>
          <table:table-cell office:value="20" office:value-type="float"/>
          <table:table-cell office:value="-0.0007327568531036374" office:value-type="float"/>
          <table:table-cell office:value="0.0009243822097778319" office:value-type="float"/>
          <table:table-cell office:value="0.00440329909324646" office:value-type="float"/>
          <table:table-cell office:value="-0.0026697409152984623" office:value-type="float"/>
          <table:table-cell office:value="-0.0006187742948532103" office:value-type="float"/>
          <table:table-cell office:value="-0.0034530174732208254" office:value-type="float"/>
        </table:table-row>
        <table:table-row>
          <table:table-cell office:value="-0.03561348915100098" office:value-type="float"/>
          <table:table-cell office:value="0.03836758613586425" office:value-type="float"/>
          <table:table-cell office:value="0.05" office:value-type="float"/>
          <table:table-cell office:value="-0.05" office:value-type="float"/>
          <table:table-cell office:value="0.0038651233911514288" office:value-type="float"/>
          <table:table-cell office:value="-0.05" office:value-type="float"/>
          <table:table-cell office:value="0.05707779918351944" office:value-type="float"/>
          <table:table-cell office:value="21" office:value-type="float"/>
          <table:table-cell office:value="-0.0006852138042449957" office:value-type="float"/>
          <table:table-cell office:value="0.000849570035934449" office:value-type="float"/>
          <table:table-cell office:value="0.004278501272201538" office:value-type="float"/>
          <table:table-cell office:value="-0.002608981728553772" office:value-type="float"/>
          <table:table-cell office:value="-0.000696308612823486" office:value-type="float"/>
          <table:table-cell office:value="-0.003389822244644165" office:value-type="float"/>
        </table:table-row>
        <table:table-row>
          <table:table-cell office:value="-0.0362852030992508" office:value-type="float"/>
          <table:table-cell office:value="0.039205919504165646" office:value-type="float"/>
          <table:table-cell office:value="0.05" office:value-type="float"/>
          <table:table-cell office:value="-0.05" office:value-type="float"/>
          <table:table-cell office:value="0.003154851794242859" office:value-type="float"/>
          <table:table-cell office:value="-0.05" office:value-type="float"/>
          <table:table-cell office:value="0.05657267345851465" office:value-type="float"/>
          <table:table-cell office:value="22" office:value-type="float"/>
          <table:table-cell office:value="-0.0006717139482498163" office:value-type="float"/>
          <table:table-cell office:value="0.0008383333683013913" office:value-type="float"/>
          <table:table-cell office:value="0.004263097047805786" office:value-type="float"/>
          <table:table-cell office:value="-0.002611884474754333" office:value-type="float"/>
          <table:table-cell office:value="-0.0007102715969085696" office:value-type="float"/>
          <table:table-cell office:value="-0.0033743679523468018" office:value-type="float"/>
        </table:table-row>
        <table:table-row>
          <table:table-cell office:value="-0.036946104764938356" office:value-type="float"/>
          <table:table-cell office:value="0.04000495553016662" office:value-type="float"/>
          <table:table-cell office:value="0.05" office:value-type="float"/>
          <table:table-cell office:value="-0.05" office:value-type="float"/>
          <table:table-cell office:value="0.0024166655540466316" office:value-type="float"/>
          <table:table-cell office:value="-0.05" office:value-type="float"/>
          <table:table-cell office:value="0.056087253774108156" office:value-type="float"/>
          <table:table-cell office:value="23" office:value-type="float"/>
          <table:table-cell office:value="-0.0006609016656875608" office:value-type="float"/>
          <table:table-cell office:value="0.0007990360260009769" office:value-type="float"/>
          <table:table-cell office:value="0.004181230068206787" office:value-type="float"/>
          <table:table-cell office:value="-0.0025690758228302003" office:value-type="float"/>
          <table:table-cell office:value="-0.0007381862401962275" office:value-type="float"/>
          <table:table-cell office:value="-0.003347197771072388" office:value-type="float"/>
        </table:table-row>
        <table:table-row>
          <table:table-cell office:value="-0.037596037387847905" office:value-type="float"/>
          <table:table-cell office:value="0.04079510569572448" office:value-type="float"/>
          <table:table-cell office:value="0.05" office:value-type="float"/>
          <table:table-cell office:value="-0.05" office:value-type="float"/>
          <table:table-cell office:value="0.001667305827140808" office:value-type="float"/>
          <table:table-cell office:value="-0.05" office:value-type="float"/>
          <table:table-cell office:value="0.055605762926870965" office:value-type="float"/>
          <table:table-cell office:value="24" office:value-type="float"/>
          <table:table-cell office:value="-0.0006499326229095458" office:value-type="float"/>
          <table:table-cell office:value="0.0007901501655578607" office:value-type="float"/>
          <table:table-cell office:value="0.0041692078113555915" office:value-type="float"/>
          <table:table-cell office:value="-0.0025720417499542235" office:value-type="float"/>
          <table:table-cell office:value="-0.0007493597269058235" office:value-type="float"/>
          <table:table-cell office:value="-0.0033348810672760012" office:value-type="float"/>
        </table:table-row>
        <table:table-row>
          <table:table-cell office:value="-0.03825222611427308" office:value-type="float"/>
          <table:table-cell office:value="0.04157814383506775" office:value-type="float"/>
          <table:table-cell office:value="0.05" office:value-type="float"/>
          <table:table-cell office:value="-0.05" office:value-type="float"/>
          <table:table-cell office:value="0.0009225553274154665" office:value-type="float"/>
          <table:table-cell office:value="-0.05" office:value-type="float"/>
          <table:table-cell office:value="0.05512555665942355" office:value-type="float"/>
          <table:table-cell office:value="25" office:value-type="float"/>
          <table:table-cell office:value="-0.0006561887264251703" office:value-type="float"/>
          <table:table-cell office:value="0.0007830381393432624" office:value-type="float"/>
          <table:table-cell office:value="0.0041166126728057854" office:value-type="float"/>
          <table:table-cell office:value="-0.0025579059123992925" office:value-type="float"/>
          <table:table-cell office:value="-0.0007447504997253416" office:value-type="float"/>
          <table:table-cell office:value="-0.003343451023101807" office:value-type="float"/>
        </table:table-row>
        <table:table-row>
          <table:table-cell office:value="-0.03889844417572022" office:value-type="float"/>
          <table:table-cell office:value="0.04235306739807129" office:value-type="float"/>
          <table:table-cell office:value="0.05" office:value-type="float"/>
          <table:table-cell office:value="-0.05" office:value-type="float"/>
          <table:table-cell office:value="0.00016766190528869594" office:value-type="float"/>
          <table:table-cell office:value="-0.05" office:value-type="float"/>
          <table:table-cell office:value="0.05464904843769428" office:value-type="float"/>
          <table:table-cell office:value="26" office:value-type="float"/>
          <table:table-cell office:value="-0.000646218061447143" office:value-type="float"/>
          <table:table-cell office:value="0.0007749235630035399" office:value-type="float"/>
          <table:table-cell office:value="0.004105705022811889" office:value-type="float"/>
          <table:table-cell office:value="-0.0025604814291000366" office:value-type="float"/>
          <table:table-cell office:value="-0.0007548934221267706" office:value-type="float"/>
          <table:table-cell office:value="-0.0033319216966629026" office:value-type="float"/>
        </table:table-row>
        <table:table-row>
          <table:table-cell office:value="-0.039556519985198976" office:value-type="float"/>
          <table:table-cell office:value="0.04314477920532227" office:value-type="float"/>
          <table:table-cell office:value="0.05" office:value-type="float"/>
          <table:table-cell office:value="-0.05" office:value-type="float"/>
          <table:table-cell office:value="-0.0005590993165969851" office:value-type="float"/>
          <table:table-cell office:value="-0.05" office:value-type="float"/>
          <table:table-cell office:value="0.05416076640700631" office:value-type="float"/>
          <table:table-cell office:value="27" office:value-type="float"/>
          <table:table-cell office:value="-0.0006580758094787593" office:value-type="float"/>
          <table:table-cell office:value="0.0007917118072509766" office:value-type="float"/>
          <table:table-cell office:value="0.0040631163120269775" office:value-type="float"/>
          <table:table-cell office:value="-0.002573421001434326" office:value-type="float"/>
          <table:table-cell office:value="-0.0007267612218856811" office:value-type="float"/>
          <table:table-cell office:value="-0.0033595734834671025" office:value-type="float"/>
        </table:table-row>
        <table:table-row>
          <table:table-cell office:value="-0.04020431697368622" office:value-type="float"/>
          <table:table-cell office:value="0.0439280915260315" office:value-type="float"/>
          <table:table-cell office:value="0.05" office:value-type="float"/>
          <table:table-cell office:value="-0.05" office:value-type="float"/>
          <table:table-cell office:value="-0.0012963277101516735" office:value-type="float"/>
          <table:table-cell office:value="-0.05" office:value-type="float"/>
          <table:table-cell office:value="0.05367645404349948" office:value-type="float"/>
          <table:table-cell office:value="28" office:value-type="float"/>
          <table:table-cell office:value="-0.0006477969884872443" office:value-type="float"/>
          <table:table-cell office:value="0.0007833123207092278" office:value-type="float"/>
          <table:table-cell office:value="0.004051842689514161" office:value-type="float"/>
          <table:table-cell office:value="-0.0025760227441787723" office:value-type="float"/>
          <table:table-cell office:value="-0.0007372283935546883" office:value-type="float"/>
          <table:table-cell office:value="-0.003347724676132202" office:value-type="float"/>
        </table:table-row>
        <table:table-row>
          <table:table-cell office:value="-0.04086568892002106" office:value-type="float"/>
          <table:table-cell office:value="0.044729410409927374" office:value-type="float"/>
          <table:table-cell office:value="0.05" office:value-type="float"/>
          <table:table-cell office:value="-0.05" office:value-type="float"/>
          <table:table-cell office:value="-0.001999728083610536" office:value-type="float"/>
          <table:table-cell office:value="-0.05" office:value-type="float"/>
          <table:table-cell office:value="0.053179667222171115" office:value-type="float"/>
          <table:table-cell office:value="29" office:value-type="float"/>
          <table:table-cell office:value="-0.0006613719463348395" office:value-type="float"/>
          <table:table-cell office:value="0.0008013188838958737" office:value-type="float"/>
          <table:table-cell office:value="0.004031738042831421" office:value-type="float"/>
          <table:table-cell office:value="-0.002609652280807495" office:value-type="float"/>
          <table:table-cell office:value="-0.0007034003734588627" office:value-type="float"/>
          <table:table-cell office:value="-0.00337772011756897" office:value-type="float"/>
        </table:table-row>
        <table:table-row>
          <table:table-cell office:value="-0.04151624202728271" office:value-type="float"/>
          <table:table-cell office:value="0.04552180409431458" office:value-type="float"/>
          <table:table-cell office:value="0.05" office:value-type="float"/>
          <table:table-cell office:value="-0.05" office:value-type="float"/>
          <table:table-cell office:value="-0.0027142560482025166" office:value-type="float"/>
          <table:table-cell office:value="-0.05" office:value-type="float"/>
          <table:table-cell office:value="0.05268736539759463" office:value-type="float"/>
          <table:table-cell office:value="30" office:value-type="float"/>
          <table:table-cell office:value="-0.0006505531072616578" office:value-type="float"/>
          <table:table-cell office:value="0.0007923936843872072" office:value-type="float"/>
          <table:table-cell office:value="0.004020044803619385" office:value-type="float"/>
          <table:table-cell office:value="-0.002612242698669434" office:value-type="float"/>
          <table:table-cell office:value="-0.0007145279645919805" office:value-type="float"/>
          <table:table-cell office:value="-0.003365280628204346" office:value-type="float"/>
        </table:table-row>
        <table:table-row>
          <table:table-cell office:value="-0.042198839783668514" office:value-type="float"/>
          <table:table-cell office:value="0.046348345279693615" office:value-type="float"/>
          <table:table-cell office:value="0.05" office:value-type="float"/>
          <table:table-cell office:value="-0.05" office:value-type="float"/>
          <table:table-cell office:value="-0.0033711719512939473" office:value-type="float"/>
          <table:table-cell office:value="-0.05" office:value-type="float"/>
          <table:table-cell office:value="0.05217181178856943" office:value-type="float"/>
          <table:table-cell office:value="31" office:value-type="float"/>
          <table:table-cell office:value="-0.000682597756385803" office:value-type="float"/>
          <table:table-cell office:value="0.0008265411853790282" office:value-type="float"/>
          <table:table-cell office:value="0.004042488336563111" office:value-type="float"/>
          <table:table-cell office:value="-0.002668977975845337" office:value-type="float"/>
          <table:table-cell office:value="-0.0006569159030914307" office:value-type="float"/>
          <table:table-cell office:value="-0.003408721685409546" office:value-type="float"/>
        </table:table-row>
        <table:table-row>
          <table:table-cell office:value="-0.0428695797920227" office:value-type="float"/>
          <table:table-cell office:value="0.047165077924728405" office:value-type="float"/>
          <table:table-cell office:value="0.05" office:value-type="float"/>
          <table:table-cell office:value="-0.05" office:value-type="float"/>
          <table:table-cell office:value="-0.004040268659591676" office:value-type="float"/>
          <table:table-cell office:value="-0.05" office:value-type="float"/>
          <table:table-cell office:value="0.05166148233023234" office:value-type="float"/>
          <table:table-cell office:value="32" office:value-type="float"/>
          <table:table-cell office:value="-0.0006707400083541867" office:value-type="float"/>
          <table:table-cell office:value="0.00081673264503479" office:value-type="float"/>
          <table:table-cell office:value="0.004029573202133178" office:value-type="float"/>
          <table:table-cell office:value="-0.002671726942062378" office:value-type="float"/>
          <table:table-cell office:value="-0.0006690967082977287" office:value-type="float"/>
          <table:table-cell office:value="-0.003395283222198486" office:value-type="float"/>
        </table:table-row>
        <table:table-row>
          <table:table-cell office:value="-0.0435984456539154" office:value-type="float"/>
          <table:table-cell office:value="0.048052048683166516" office:value-type="float"/>
          <table:table-cell office:value="0.05" office:value-type="float"/>
          <table:table-cell office:value="-0.05" office:value-type="float"/>
          <table:table-cell office:value="-0.004613701701164246" office:value-type="float"/>
          <table:table-cell office:value="-0.05" office:value-type="float"/>
          <table:table-cell office:value="0.051105737067956056" office:value-type="float"/>
          <table:table-cell office:value="33" office:value-type="float"/>
          <table:table-cell office:value="-0.0007288658618927" office:value-type="float"/>
          <table:table-cell office:value="0.00088697075843811" office:value-type="float"/>
          <table:table-cell office:value="0.0040879654884338375" office:value-type="float"/>
          <table:table-cell office:value="-0.002751133441925049" office:value-type="float"/>
          <table:table-cell office:value="-0.00057343304157257" office:value-type="float"/>
          <table:table-cell office:value="-0.0034644359350204466" office:value-type="float"/>
        </table:table-row>
        <table:table-row>
          <table:table-cell office:value="-0.04431326806545257" office:value-type="float"/>
          <table:table-cell office:value="0.048927332162857065" office:value-type="float"/>
          <table:table-cell office:value="0.05" office:value-type="float"/>
          <table:table-cell office:value="-0.05" office:value-type="float"/>
          <table:table-cell office:value="-0.005201570391654968" office:value-type="float"/>
          <table:table-cell office:value="-0.05" office:value-type="float"/>
          <table:table-cell office:value="0.05055626088601489" office:value-type="float"/>
          <table:table-cell office:value="34" office:value-type="float"/>
          <table:table-cell office:value="-0.000714822411537171" office:value-type="float"/>
          <table:table-cell office:value="0.0008752834796905522" office:value-type="float"/>
          <table:table-cell office:value="0.004072515964508057" office:value-type="float"/>
          <table:table-cell office:value="-0.002754200696945191" office:value-type="float"/>
          <table:table-cell office:value="-0.000587868690490722" office:value-type="float"/>
          <table:table-cell office:value="-0.003448893427848816" office:value-type="float"/>
        </table:table-row>
        <table:table-row>
          <table:table-cell office:value="-0.045090422034263604" office:value-type="float"/>
          <table:table-cell office:value="0.04988745212554933" office:value-type="float"/>
          <table:table-cell office:value="0.05" office:value-type="float"/>
          <table:table-cell office:value="-0.05" office:value-type="float"/>
          <table:table-cell office:value="-0.0056863796710968015" office:value-type="float"/>
          <table:table-cell office:value="-0.05" office:value-type="float"/>
          <table:table-cell office:value="0.049953016130920694" office:value-type="float"/>
          <table:table-cell office:value="35" office:value-type="float"/>
          <table:table-cell office:value="-0.0007771539688110358" office:value-type="float"/>
          <table:table-cell office:value="0.0009601199626922616" office:value-type="float"/>
          <table:table-cell office:value="0.004129495620727539" office:value-type="float"/>
          <table:table-cell office:value="-0.002836828827857971" office:value-type="float"/>
          <table:table-cell office:value="-0.0004848092794418335" office:value-type="float"/>
          <table:table-cell office:value="-0.003511689901351929" office:value-type="float"/>
        </table:table-row>
        <table:table-row>
          <table:table-cell office:value="-0.04585108578205107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6188160777091979" office:value-type="float"/>
          <table:table-cell office:value="-0.05" office:value-type="float"/>
          <table:table-cell office:value="0.049787616717039594" office:value-type="float"/>
          <table:table-cell office:value="36" office:value-type="float"/>
          <table:table-cell office:value="-0.000760663747787476" office:value-type="float"/>
          <table:table-cell office:value="0.0009463179111480705" office:value-type="float"/>
          <table:table-cell office:value="0.004111266136169434" office:value-type="float"/>
          <table:table-cell office:value="-0.0028402459621429442" office:value-type="float"/>
          <table:table-cell office:value="-0.0005017811059951777" office:value-type="float"/>
          <table:table-cell office:value="-0.003493749499320984" office:value-type="float"/>
        </table:table-row>
        <table:table-row>
          <table:table-cell office:value="-0.0466843837499618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6569412350654601" office:value-type="float"/>
          <table:table-cell office:value="-0.05" office:value-type="float"/>
          <table:table-cell office:value="0.0496662103305057" office:value-type="float"/>
          <table:table-cell office:value="37" office:value-type="float"/>
          <table:table-cell office:value="-0.0008332979679107674" office:value-type="float"/>
          <table:table-cell office:value="0.0010442113876342769" office:value-type="float"/>
          <table:table-cell office:value="0.004162989854812622" office:value-type="float"/>
          <table:table-cell office:value="-0.0029107701778411862" office:value-type="float"/>
          <table:table-cell office:value="-0.00038125157356262186" office:value-type="float"/>
          <table:table-cell office:value="-0.003551236391067505" office:value-type="float"/>
        </table:table-row>
        <table:table-row>
          <table:table-cell office:value="-0.0475138419866561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6951442956924438" office:value-type="float"/>
          <table:table-cell office:value="-0.05" office:value-type="float"/>
          <table:table-cell office:value="0.049541172815781895" office:value-type="float"/>
          <table:table-cell office:value="38" office:value-type="float"/>
          <table:table-cell office:value="-0.0008294582366943359" office:value-type="float"/>
          <table:table-cell office:value="0.0010440826416015618" office:value-type="float"/>
          <table:table-cell office:value="0.004153959751129151" office:value-type="float"/>
          <table:table-cell office:value="-0.002913888692855835" office:value-type="float"/>
          <table:table-cell office:value="-0.00038203060626983663" office:value-type="float"/>
          <table:table-cell office:value="-0.003548267483711243" office:value-type="float"/>
        </table:table-row>
        <table:table-row>
          <table:table-cell office:value="-0.0483960306644439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235578894615173" office:value-type="float"/>
          <table:table-cell office:value="-0.05" office:value-type="float"/>
          <table:table-cell office:value="0.049403787571702704" office:value-type="float"/>
          <table:table-cell office:value="39" office:value-type="float"/>
          <table:table-cell office:value="-0.0008821886777877815" office:value-type="float"/>
          <table:table-cell office:value="0.0011309158802032468" office:value-type="float"/>
          <table:table-cell office:value="0.00416379451751709" office:value-type="float"/>
          <table:table-cell office:value="-0.002956126928329468" office:value-type="float"/>
          <table:table-cell office:value="-0.0002841359376907354" office:value-type="float"/>
          <table:table-cell office:value="-0.0035758793354034426" office:value-type="float"/>
        </table:table-row>
        <table:table-row>
          <table:table-cell office:value="-0.0492730325460433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521488666534423" office:value-type="float"/>
          <table:table-cell office:value="-0.05" office:value-type="float"/>
          <table:table-cell office:value="0.049263447144375576" office:value-type="float"/>
          <table:table-cell office:value="40" office:value-type="float"/>
          <table:table-cell office:value="-0.0008770018815994259" office:value-type="float"/>
          <table:table-cell office:value="0.0011298513412475591" office:value-type="float"/>
          <table:table-cell office:value="0.004153437614440918" office:value-type="float"/>
          <table:table-cell office:value="-0.0029593932628631595" office:value-type="float"/>
          <table:table-cell office:value="-0.00028590977191924986" office:value-type="float"/>
          <table:table-cell office:value="-0.0035716962814331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720592021942137" office:value-type="float"/>
          <table:table-cell office:value="-0.05" office:value-type="float"/>
          <table:table-cell office:value="0.04914222737348006" office:value-type="float"/>
          <table:table-cell office:value="41" office:value-type="float"/>
          <table:table-cell office:value="-0.00092119574546814" office:value-type="float"/>
          <table:table-cell office:value="0.001211050748825073" office:value-type="float"/>
          <table:table-cell office:value="0.004150232076644897" office:value-type="float"/>
          <table:table-cell office:value="-0.002980271577835083" office:value-type="float"/>
          <table:table-cell office:value="-0.0001991033554077145" office:value-type="float"/>
          <table:table-cell office:value="-0.00358904242515563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921431064605711" office:value-type="float"/>
          <table:table-cell office:value="-0.05" office:value-type="float"/>
          <table:table-cell office:value="0.049142259508456854" office:value-type="float"/>
          <table:table-cell office:value="42" office:value-type="float"/>
          <table:table-cell office:value="-0.0009166419506073005" office:value-type="float"/>
          <table:table-cell office:value="0.00120992660522461" office:value-type="float"/>
          <table:table-cell office:value="0.004141292572021485" office:value-type="float"/>
          <table:table-cell office:value="-0.0029830062389373784" office:value-type="float"/>
          <table:table-cell office:value="-0.0002008390426635736" office:value-type="float"/>
          <table:table-cell office:value="-0.00358527898788452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064858317375181" office:value-type="float"/>
          <table:table-cell office:value="-0.05" office:value-type="float"/>
          <table:table-cell office:value="0.04914222975894428" office:value-type="float"/>
          <table:table-cell office:value="43" office:value-type="float"/>
          <table:table-cell office:value="-0.0009493428468704216" office:value-type="float"/>
          <table:table-cell office:value="0.0012691938877105718" office:value-type="float"/>
          <table:table-cell office:value="0.004154672622680664" office:value-type="float"/>
          <table:table-cell office:value="-0.0029700839519500736" office:value-type="float"/>
          <table:table-cell office:value="-0.00014342725276947008" office:value-type="float"/>
          <table:table-cell office:value="-0.003606449961662292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206777572631834" office:value-type="float"/>
          <table:table-cell office:value="-0.05" office:value-type="float"/>
          <table:table-cell office:value="0.049142208765173265" office:value-type="float"/>
          <table:table-cell office:value="44" office:value-type="float"/>
          <table:table-cell office:value="-0.0009508007764816289" office:value-type="float"/>
          <table:table-cell office:value="0.0012704825401306154" office:value-type="float"/>
          <table:table-cell office:value="0.004156538248062135" office:value-type="float"/>
          <table:table-cell office:value="-0.002969913482666016" office:value-type="float"/>
          <table:table-cell office:value="-0.0001419192552566534" office:value-type="float"/>
          <table:table-cell office:value="-0.003607739210128784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332889676094054" office:value-type="float"/>
          <table:table-cell office:value="-0.05" office:value-type="float"/>
          <table:table-cell office:value="0.04914223044963932" office:value-type="float"/>
          <table:table-cell office:value="45" office:value-type="float"/>
          <table:table-cell office:value="-0.0009588348865509026" office:value-type="float"/>
          <table:table-cell office:value="0.001296885013580322" office:value-type="float"/>
          <table:table-cell office:value="0.00416886568069458" office:value-type="float"/>
          <table:table-cell office:value="-0.0029393333196640016" office:value-type="float"/>
          <table:table-cell office:value="-0.0001261121034622191" office:value-type="float"/>
          <table:table-cell office:value="-0.0036110568046569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457591533660887" office:value-type="float"/>
          <table:table-cell office:value="-0.05" office:value-type="float"/>
          <table:table-cell office:value="0.049142213504935056" office:value-type="float"/>
          <table:table-cell office:value="46" office:value-type="float"/>
          <table:table-cell office:value="-0.0009602826833724973" office:value-type="float"/>
          <table:table-cell office:value="0.0012981641292572014" office:value-type="float"/>
          <table:table-cell office:value="0.004170701503753663" office:value-type="float"/>
          <table:table-cell office:value="-0.0029390013217926022" office:value-type="float"/>
          <table:table-cell office:value="-0.00012470185756683315" office:value-type="float"/>
          <table:table-cell office:value="-0.00361230254173278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581841588020323" office:value-type="float"/>
          <table:table-cell office:value="-0.05" office:value-type="float"/>
          <table:table-cell office:value="0.04914223771864753" office:value-type="float"/>
          <table:table-cell office:value="47" office:value-type="float"/>
          <table:table-cell office:value="-0.0009636783599853514" office:value-type="float"/>
          <table:table-cell office:value="0.0013107693195343016" office:value-type="float"/>
          <table:table-cell office:value="0.004205856323242187" office:value-type="float"/>
          <table:table-cell office:value="-0.0029004162549972536" office:value-type="float"/>
          <table:table-cell office:value="-0.00012425005435943645" office:value-type="float"/>
          <table:table-cell office:value="-0.0036203098297119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704701066017149" office:value-type="float"/>
          <table:table-cell office:value="-0.05" office:value-type="float"/>
          <table:table-cell office:value="0.04914226192972716" office:value-type="float"/>
          <table:table-cell office:value="48" office:value-type="float"/>
          <table:table-cell office:value="-0.0009651005268096931" office:value-type="float"/>
          <table:table-cell office:value="0.0013120329380035406" office:value-type="float"/>
          <table:table-cell office:value="0.0042076528072357185" office:value-type="float"/>
          <table:table-cell office:value="-0.002900090217590332" office:value-type="float"/>
          <table:table-cell office:value="-0.00012285947799682562" office:value-type="float"/>
          <table:table-cell office:value="-0.0036215519905090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844870924949644" office:value-type="float"/>
          <table:table-cell office:value="-0.05" office:value-type="float"/>
          <table:table-cell office:value="0.04914222802993512" office:value-type="float"/>
          <table:table-cell office:value="49" office:value-type="float"/>
          <table:table-cell office:value="-0.0009646260738372797" office:value-type="float"/>
          <table:table-cell office:value="0.001309829950332641" office:value-type="float"/>
          <table:table-cell office:value="0.004267653226852417" office:value-type="float"/>
          <table:table-cell office:value="-0.0028699392080307005" office:value-type="float"/>
          <table:table-cell office:value="-0.00014016985893249533" office:value-type="float"/>
          <table:table-cell office:value="-0.0036304903030395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983432054519652" office:value-type="float"/>
          <table:table-cell office:value="-0.05" office:value-type="float"/>
          <table:table-cell office:value="0.049142259512272086" office:value-type="float"/>
          <table:table-cell office:value="50" office:value-type="float"/>
          <table:table-cell office:value="-0.0009662675857543945" office:value-type="float"/>
          <table:table-cell office:value="0.0013113021850585938" office:value-type="float"/>
          <table:table-cell office:value="0.004269726276397705" office:value-type="float"/>
          <table:table-cell office:value="-0.002869557142257691" office:value-type="float"/>
          <table:table-cell office:value="-0.0001385611295700081" office:value-type="float"/>
          <table:table-cell office:value="-0.00363188207149505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151495695114135" office:value-type="float"/>
          <table:table-cell office:value="-0.05" office:value-type="float"/>
          <table:table-cell office:value="0.04914223529683631" office:value-type="float"/>
          <table:table-cell office:value="51" office:value-type="float"/>
          <table:table-cell office:value="-0.0009603023529052741" office:value-type="float"/>
          <table:table-cell office:value="0.0012989544868469236" office:value-type="float"/>
          <table:table-cell office:value="0.004346449375152588" office:value-type="float"/>
          <table:table-cell office:value="-0.0028559225797653203" office:value-type="float"/>
          <table:table-cell office:value="-0.00016806364059448325" office:value-type="float"/>
          <table:table-cell office:value="-0.0036380636692047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317573308944702" office:value-type="float"/>
          <table:table-cell office:value="-0.05" office:value-type="float"/>
          <table:table-cell office:value="0.049142220769481104" office:value-type="float"/>
          <table:table-cell office:value="52" office:value-type="float"/>
          <table:table-cell office:value="-0.0009624254703521733" office:value-type="float"/>
          <table:table-cell office:value="0.0013008427619934076" office:value-type="float"/>
          <table:table-cell office:value="0.004349161386489869" office:value-type="float"/>
          <table:table-cell office:value="-0.0028552210330963137" office:value-type="float"/>
          <table:table-cell office:value="-0.00016607761383056682" office:value-type="float"/>
          <table:table-cell office:value="-0.0036397433280944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553059935569763" office:value-type="float"/>
          <table:table-cell office:value="-0.05" office:value-type="float"/>
          <table:table-cell office:value="0.04914226677354076" office:value-type="float"/>
          <table:table-cell office:value="53" office:value-type="float"/>
          <table:table-cell office:value="-0.0009407526254653926" office:value-type="float"/>
          <table:table-cell office:value="0.0012554275989532463" office:value-type="float"/>
          <table:table-cell office:value="0.004427951574325562" office:value-type="float"/>
          <table:table-cell office:value="-0.002850022315979004" office:value-type="float"/>
          <table:table-cell office:value="-0.0002354866266250609" office:value-type="float"/>
          <table:table-cell office:value="-0.0036226427555084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786017537117005" office:value-type="float"/>
          <table:table-cell office:value="-0.05" office:value-type="float"/>
          <table:table-cell office:value="0.04914228372129016" office:value-type="float"/>
          <table:table-cell office:value="54" office:value-type="float"/>
          <table:table-cell office:value="-0.0009438771009445193" office:value-type="float"/>
          <table:table-cell office:value="0.0012579357624053957" office:value-type="float"/>
          <table:table-cell office:value="0.004431809186935426" office:value-type="float"/>
          <table:table-cell office:value="-0.002848858833312988" office:value-type="float"/>
          <table:table-cell office:value="-0.0002329576015472415" office:value-type="float"/>
          <table:table-cell office:value="-0.0036249655485153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0115264654159547" office:value-type="float"/>
          <table:table-cell office:value="-0.05" office:value-type="float"/>
          <table:table-cell office:value="0.04914228372117297" office:value-type="float"/>
          <table:table-cell office:value="55" office:value-type="float"/>
          <table:table-cell office:value="-0.0009062749147415155" office:value-type="float"/>
          <table:table-cell office:value="0.0011928236484527593" office:value-type="float"/>
          <table:table-cell office:value="0.004510751962661744" office:value-type="float"/>
          <table:table-cell office:value="-0.002862088084220886" office:value-type="float"/>
          <table:table-cell office:value="-0.00032924711704254185" office:value-type="float"/>
          <table:table-cell office:value="-0.00360002756118774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0441023111343385" office:value-type="float"/>
          <table:table-cell office:value="-0.05" office:value-type="float"/>
          <table:table-cell office:value="0.049142225608943886" office:value-type="float"/>
          <table:table-cell office:value="56" office:value-type="float"/>
          <table:table-cell office:value="-0.0009106391668319697" office:value-type="float"/>
          <table:table-cell office:value="0.0011962878704071048" office:value-type="float"/>
          <table:table-cell office:value="0.00451615333557129" office:value-type="float"/>
          <table:table-cell office:value="-0.002860440611839294" office:value-type="float"/>
          <table:table-cell office:value="-0.0003257584571838383" office:value-type="float"/>
          <table:table-cell office:value="-0.00360328912734985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0866928696632387" office:value-type="float"/>
          <table:table-cell office:value="-0.05" office:value-type="float"/>
          <table:table-cell office:value="0.04914222803455892" office:value-type="float"/>
          <table:table-cell office:value="57" office:value-type="float"/>
          <table:table-cell office:value="-0.0008743655681610115" office:value-type="float"/>
          <table:table-cell office:value="0.0011267089843750005" office:value-type="float"/>
          <table:table-cell office:value="0.004603017568588257" office:value-type="float"/>
          <table:table-cell office:value="-0.0028807526826858517" office:value-type="float"/>
          <table:table-cell office:value="-0.000425905585289002" office:value-type="float"/>
          <table:table-cell office:value="-0.00358112156391143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1288586258888246" office:value-type="float"/>
          <table:table-cell office:value="-0.05" office:value-type="float"/>
          <table:table-cell office:value="0.049142232872123215" office:value-type="float"/>
          <table:table-cell office:value="58" office:value-type="float"/>
          <table:table-cell office:value="-0.000879621505737305" office:value-type="float"/>
          <table:table-cell office:value="0.001130763292312622" office:value-type="float"/>
          <table:table-cell office:value="0.00460943102836609" office:value-type="float"/>
          <table:table-cell office:value="-0.0028791511058807373" office:value-type="float"/>
          <table:table-cell office:value="-0.0004216575622558588" office:value-type="float"/>
          <table:table-cell office:value="-0.003585307598114013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180262565612793" office:value-type="float"/>
          <table:table-cell office:value="-0.05" office:value-type="float"/>
          <table:table-cell office:value="0.04914225950500231" office:value-type="float"/>
          <table:table-cell office:value="59" office:value-type="float"/>
          <table:table-cell office:value="-0.0008625155687332145" office:value-type="float"/>
          <table:table-cell office:value="0.0010688018798828119" office:value-type="float"/>
          <table:table-cell office:value="0.004712939262390137" office:value-type="float"/>
          <table:table-cell office:value="-0.00289815902709961" office:value-type="float"/>
          <table:table-cell office:value="-0.0005140393972396847" office:value-type="float"/>
          <table:table-cell office:value="-0.00357300400733947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2311524152755738" office:value-type="float"/>
          <table:table-cell office:value="-0.05" office:value-type="float"/>
          <table:table-cell office:value="0.049142269191547225" office:value-type="float"/>
          <table:table-cell office:value="60" office:value-type="float"/>
          <table:table-cell office:value="-0.0008689117431640633" office:value-type="float"/>
          <table:table-cell office:value="0.0010736632347106926" office:value-type="float"/>
          <table:table-cell office:value="0.004720656871795655" office:value-type="float"/>
          <table:table-cell office:value="-0.002896163463592529" office:value-type="float"/>
          <table:table-cell office:value="-0.0005088984966278073" office:value-type="float"/>
          <table:table-cell office:value="-0.003578075766563415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7647705078125001" office:value-type="float"/>
          <table:table-cell office:value="0.0006302642822265617" office:value-type="float"/>
          <table:table-cell office:value="0.005261919498443604" office:value-type="float"/>
          <table:table-cell office:value="-0.0018568581342697146" office:value-type="float"/>
          <table:table-cell office:value="-0.0013249433040618888" office:value-type="float"/>
          <table:table-cell office:value="-0.0038131141662597658" office:value-type="float"/>
          <table:table-cell office:value="0.038262066937938835" office:value-type="float"/>
          <table:table-cell office:value="1" office:value-type="float"/>
          <table:table-cell office:value="-0.0007647705078125001" office:value-type="float"/>
          <table:table-cell office:value="0.0006302642822265617" office:value-type="float"/>
          <table:table-cell office:value="0.005261919498443604" office:value-type="float"/>
          <table:table-cell office:value="-0.0018568581342697146" office:value-type="float"/>
          <table:table-cell office:value="-0.0013249433040618888" office:value-type="float"/>
          <table:table-cell office:value="-0.0038131141662597658" office:value-type="float"/>
        </table:table-row>
        <table:table-row>
          <table:table-cell office:value="-0.01066951036453247" office:value-type="float"/>
          <table:table-cell office:value="0.009594488143920898" office:value-type="float"/>
          <table:table-cell office:value="0.015259644985198977" office:value-type="float"/>
          <table:table-cell office:value="0.0042569202184677135" office:value-type="float"/>
          <table:table-cell office:value="0.004365640878677369" office:value-type="float"/>
          <table:table-cell office:value="-0.01380533516407013" office:value-type="float"/>
          <table:table-cell office:value="-0.42251523797524104" office:value-type="float"/>
          <table:table-cell office:value="2" office:value-type="float"/>
          <table:table-cell office:value="-0.00990473985671997" office:value-type="float"/>
          <table:table-cell office:value="0.008964223861694336" office:value-type="float"/>
          <table:table-cell office:value="0.009997725486755373" office:value-type="float"/>
          <table:table-cell office:value="0.006113778352737428" office:value-type="float"/>
          <table:table-cell office:value="0.005690584182739258" office:value-type="float"/>
          <table:table-cell office:value="-0.009992220997810363" office:value-type="float"/>
        </table:table-row>
        <table:table-row>
          <table:table-cell office:value="-0.020533111095428467" office:value-type="float"/>
          <table:table-cell office:value="0.01827300190925598" office:value-type="float"/>
          <table:table-cell office:value="0.025255770683288575" office:value-type="float"/>
          <table:table-cell office:value="0.010011777281761171" office:value-type="float"/>
          <table:table-cell office:value="0.009658364057540895" office:value-type="float"/>
          <table:table-cell office:value="-0.02379181444644928" office:value-type="float"/>
          <table:table-cell office:value="0.0929722068696623" office:value-type="float"/>
          <table:table-cell office:value="3" office:value-type="float"/>
          <table:table-cell office:value="-0.009863600730895997" office:value-type="float"/>
          <table:table-cell office:value="0.008678513765335084" office:value-type="float"/>
          <table:table-cell office:value="0.0099961256980896" office:value-type="float"/>
          <table:table-cell office:value="0.005754857063293458" office:value-type="float"/>
          <table:table-cell office:value="0.005292723178863526" office:value-type="float"/>
          <table:table-cell office:value="-0.00998647928237915" office:value-type="float"/>
        </table:table-row>
        <table:table-row>
          <table:table-cell office:value="-0.019406268596649172" office:value-type="float"/>
          <table:table-cell office:value="0.017096521854400634" office:value-type="float"/>
          <table:table-cell office:value="0.029211759567260742" office:value-type="float"/>
          <table:table-cell office:value="0.007675533890724184" office:value-type="float"/>
          <table:table-cell office:value="0.006144108176231385" office:value-type="float"/>
          <table:table-cell office:value="-0.0262317568063736" office:value-type="float"/>
          <table:table-cell office:value="0.09326834725286486" office:value-type="float"/>
          <table:table-cell office:value="4" office:value-type="float"/>
          <table:table-cell office:value="0.0011268424987792968" office:value-type="float"/>
          <table:table-cell office:value="-0.0011764800548553465" office:value-type="float"/>
          <table:table-cell office:value="0.003955988883972169" office:value-type="float"/>
          <table:table-cell office:value="-0.0023362433910369875" office:value-type="float"/>
          <table:table-cell office:value="-0.0035142558813095097" office:value-type="float"/>
          <table:table-cell office:value="-0.0024399423599243165" office:value-type="float"/>
        </table:table-row>
        <table:table-row>
          <table:table-cell office:value="-0.018289477825164796" office:value-type="float"/>
          <table:table-cell office:value="0.015950881838798524" office:value-type="float"/>
          <table:table-cell office:value="0.03321290135383606" office:value-type="float"/>
          <table:table-cell office:value="0.005309073925018312" office:value-type="float"/>
          <table:table-cell office:value="0.0026327544450759893" office:value-type="float"/>
          <table:table-cell office:value="-0.028655131459236146" office:value-type="float"/>
          <table:table-cell office:value="0.09344943159170943" office:value-type="float"/>
          <table:table-cell office:value="5" office:value-type="float"/>
          <table:table-cell office:value="0.0011167907714843758" office:value-type="float"/>
          <table:table-cell office:value="-0.0011456400156021115" office:value-type="float"/>
          <table:table-cell office:value="0.004001141786575317" office:value-type="float"/>
          <table:table-cell office:value="-0.0023664599657058716" office:value-type="float"/>
          <table:table-cell office:value="-0.003511353731155396" office:value-type="float"/>
          <table:table-cell office:value="-0.0024233746528625486" office:value-type="float"/>
        </table:table-row>
        <table:table-row>
          <table:table-cell office:value="-0.017177094221115113" office:value-type="float"/>
          <table:table-cell office:value="0.014809753298759462" office:value-type="float"/>
          <table:table-cell office:value="0.03720597505569458" office:value-type="float"/>
          <table:table-cell office:value="0.0029465651512146007" office:value-type="float"/>
          <table:table-cell office:value="-0.0008643859624862665" office:value-type="float"/>
          <table:table-cell office:value="-0.031066315770149233" office:value-type="float"/>
          <table:table-cell office:value="0.09352106200521013" office:value-type="float"/>
          <table:table-cell office:value="6" office:value-type="float"/>
          <table:table-cell office:value="0.0011123836040496833" office:value-type="float"/>
          <table:table-cell office:value="-0.001141128540039062" office:value-type="float"/>
          <table:table-cell office:value="0.003993073701858521" office:value-type="float"/>
          <table:table-cell office:value="-0.0023625087738037114" office:value-type="float"/>
          <table:table-cell office:value="-0.003497140407562256" office:value-type="float"/>
          <table:table-cell office:value="-0.0024111843109130863" office:value-type="float"/>
        </table:table-row>
        <table:table-row>
          <table:table-cell office:value="-0.01608233094215393" office:value-type="float"/>
          <table:table-cell office:value="0.01370875656604767" office:value-type="float"/>
          <table:table-cell office:value="0.04123989343643189" office:value-type="float"/>
          <table:table-cell office:value="0.0005556166172027595" office:value-type="float"/>
          <table:table-cell office:value="-0.004350611567497253" office:value-type="float"/>
          <table:table-cell office:value="-0.03345781147480011" office:value-type="float"/>
          <table:table-cell office:value="0.09347745199564976" office:value-type="float"/>
          <table:table-cell office:value="7" office:value-type="float"/>
          <table:table-cell office:value="0.0010947632789611809" office:value-type="float"/>
          <table:table-cell office:value="-0.0011009967327117922" office:value-type="float"/>
          <table:table-cell office:value="0.0040339183807373055" office:value-type="float"/>
          <table:table-cell office:value="-0.002390948534011841" office:value-type="float"/>
          <table:table-cell office:value="-0.0034862256050109865" office:value-type="float"/>
          <table:table-cell office:value="-0.002391495704650879" office:value-type="float"/>
        </table:table-row>
        <table:table-row>
          <table:table-cell office:value="-0.014996522665023803" office:value-type="float"/>
          <table:table-cell office:value="0.012614321112632753" office:value-type="float"/>
          <table:table-cell office:value="0.04527627587318421" office:value-type="float"/>
          <table:table-cell office:value="-0.0018306559324264516" office:value-type="float"/>
          <table:table-cell office:value="-0.00782470941543579" office:value-type="float"/>
          <table:table-cell office:value="-0.03583915948867798" office:value-type="float"/>
          <table:table-cell office:value="0.09333375324265612" office:value-type="float"/>
          <table:table-cell office:value="8" office:value-type="float"/>
          <table:table-cell office:value="0.0010858082771301267" office:value-type="float"/>
          <table:table-cell office:value="-0.0010944354534149162" office:value-type="float"/>
          <table:table-cell office:value="0.00403638243675232" office:value-type="float"/>
          <table:table-cell office:value="-0.002386272549629211" office:value-type="float"/>
          <table:table-cell office:value="-0.0034740978479385377" office:value-type="float"/>
          <table:table-cell office:value="-0.0023813480138778686" office:value-type="float"/>
        </table:table-row>
        <table:table-row>
          <table:table-cell office:value="-0.013935325145721435" office:value-type="float"/>
          <table:table-cell office:value="0.011569441556930543" office:value-type="float"/>
          <table:table-cell office:value="0.04934908270835877" office:value-type="float"/>
          <table:table-cell office:value="-0.004243982434272765" office:value-type="float"/>
          <table:table-cell office:value="-0.011277456879615785" office:value-type="float"/>
          <table:table-cell office:value="-0.03819715857505799" office:value-type="float"/>
          <table:table-cell office:value="0.09309788056979111" office:value-type="float"/>
          <table:table-cell office:value="9" office:value-type="float"/>
          <table:table-cell office:value="0.0010611975193023683" office:value-type="float"/>
          <table:table-cell office:value="-0.0010448795557022102" office:value-type="float"/>
          <table:table-cell office:value="0.0040728068351745614" office:value-type="float"/>
          <table:table-cell office:value="-0.002413326501846313" office:value-type="float"/>
          <table:table-cell office:value="-0.003452747464179993" office:value-type="float"/>
          <table:table-cell office:value="-0.002357999086380005" office:value-type="float"/>
        </table:table-row>
        <table:table-row>
          <table:table-cell office:value="-0.012885335683822632" office:value-type="float"/>
          <table:table-cell office:value="0.010532634854316712" office:value-type="float"/>
          <table:table-cell office:value="0.05" office:value-type="float"/>
          <table:table-cell office:value="-0.00665035307407379" office:value-type="float"/>
          <table:table-cell office:value="-0.014715073108673097" office:value-type="float"/>
          <table:table-cell office:value="-0.04054624795913697" office:value-type="float"/>
          <table:table-cell office:value="0.09278662690636247" office:value-type="float"/>
          <table:table-cell office:value="10" office:value-type="float"/>
          <table:table-cell office:value="0.0010499894618988034" office:value-type="float"/>
          <table:table-cell office:value="-0.0010368067026138312" office:value-type="float"/>
          <table:table-cell office:value="0.004080395698547363" office:value-type="float"/>
          <table:table-cell office:value="-0.0024063706398010252" office:value-type="float"/>
          <table:table-cell office:value="-0.0034376162290573123" office:value-type="float"/>
          <table:table-cell office:value="-0.00234908938407898" office:value-type="float"/>
        </table:table-row>
        <table:table-row>
          <table:table-cell office:value="-0.011851775646209716" office:value-type="float"/>
          <table:table-cell office:value="0.00952765941619873" office:value-type="float"/>
          <table:table-cell office:value="0.05" office:value-type="float"/>
          <table:table-cell office:value="-0.009076086878776549" office:value-type="float"/>
          <table:table-cell office:value="-0.018146086335182193" office:value-type="float"/>
          <table:table-cell office:value="-0.04287143588066102" office:value-type="float"/>
          <table:table-cell office:value="0.09241157556843035" office:value-type="float"/>
          <table:table-cell office:value="11" office:value-type="float"/>
          <table:table-cell office:value="0.0010335600376129156" office:value-type="float"/>
          <table:table-cell office:value="-0.001004975438117981" office:value-type="float"/>
          <table:table-cell office:value="0.004100327491760253" office:value-type="float"/>
          <table:table-cell office:value="-0.0024257338047027587" office:value-type="float"/>
          <table:table-cell office:value="-0.0034310132265090946" office:value-type="float"/>
          <table:table-cell office:value="-0.0023251879215240483" office:value-type="float"/>
        </table:table-row>
        <table:table-row>
          <table:table-cell office:value="-0.01081986665725708" office:value-type="float"/>
          <table:table-cell office:value="0.00851713478565216" office:value-type="float"/>
          <table:table-cell office:value="0.05" office:value-type="float"/>
          <table:table-cell office:value="-0.011496275067329406" office:value-type="float"/>
          <table:table-cell office:value="-0.021583951115608218" office:value-type="float"/>
          <table:table-cell office:value="-0.045190906524658216" office:value-type="float"/>
          <table:table-cell office:value="0.09198143414308976" office:value-type="float"/>
          <table:table-cell office:value="12" office:value-type="float"/>
          <table:table-cell office:value="0.0010319089889526366" office:value-type="float"/>
          <table:table-cell office:value="-0.0010105246305465703" office:value-type="float"/>
          <table:table-cell office:value="0.0041056001186370854" office:value-type="float"/>
          <table:table-cell office:value="-0.0024201881885528567" office:value-type="float"/>
          <table:table-cell office:value="-0.0034378647804260256" office:value-type="float"/>
          <table:table-cell office:value="-0.002319470643997192" office:value-type="float"/>
        </table:table-row>
        <table:table-row>
          <table:table-cell office:value="-0.009808984994888305" office:value-type="float"/>
          <table:table-cell office:value="0.007531891465187072" office:value-type="float"/>
          <table:table-cell office:value="0.05" office:value-type="float"/>
          <table:table-cell office:value="-0.01392116904258728" office:value-type="float"/>
          <table:table-cell office:value="-0.025007169842720035" office:value-type="float"/>
          <table:table-cell office:value="-0.04748145163059236" office:value-type="float"/>
          <table:table-cell office:value="0.09151306626467104" office:value-type="float"/>
          <table:table-cell office:value="13" office:value-type="float"/>
          <table:table-cell office:value="0.0010108816623687743" office:value-type="float"/>
          <table:table-cell office:value="-0.0009852433204650887" office:value-type="float"/>
          <table:table-cell office:value="0.004101269245147705" office:value-type="float"/>
          <table:table-cell office:value="-0.0024248939752578736" office:value-type="float"/>
          <table:table-cell office:value="-0.0034232187271118165" office:value-type="float"/>
          <table:table-cell office:value="-0.002290545105934143" office:value-type="float"/>
        </table:table-row>
        <table:table-row>
          <table:table-cell office:value="-0.008799937963485717" office:value-type="float"/>
          <table:table-cell office:value="0.006541136503219604" office:value-type="float"/>
          <table:table-cell office:value="0.05" office:value-type="float"/>
          <table:table-cell office:value="-0.01634066879749298" office:value-type="float"/>
          <table:table-cell office:value="-0.028437327742576603" office:value-type="float"/>
          <table:table-cell office:value="-0.04976693451404573" office:value-type="float"/>
          <table:table-cell office:value="0.09100666470059314" office:value-type="float"/>
          <table:table-cell office:value="14" office:value-type="float"/>
          <table:table-cell office:value="0.0010090470314025879" office:value-type="float"/>
          <table:table-cell office:value="-0.0009907549619674674" office:value-type="float"/>
          <table:table-cell office:value="0.004107512235641479" office:value-type="float"/>
          <table:table-cell office:value="-0.0024194997549057008" office:value-type="float"/>
          <table:table-cell office:value="-0.0034301578998565674" office:value-type="float"/>
          <table:table-cell office:value="-0.0022854828834533688" office:value-type="float"/>
        </table:table-row>
        <table:table-row>
          <table:table-cell office:value="-0.007814337015151976" office:value-type="float"/>
          <table:table-cell office:value="0.005569832921028138" office:value-type="float"/>
          <table:table-cell office:value="0.05" office:value-type="float"/>
          <table:table-cell office:value="-0.018751379251480103" office:value-type="float"/>
          <table:table-cell office:value="-0.03184794306755066" office:value-type="float"/>
          <table:table-cell office:value="-0.05" office:value-type="float"/>
          <table:table-cell office:value="0.09047985084122093" office:value-type="float"/>
          <table:table-cell office:value="15" office:value-type="float"/>
          <table:table-cell office:value="0.000985600948333741" office:value-type="float"/>
          <table:table-cell office:value="-0.0009713035821914667" office:value-type="float"/>
          <table:table-cell office:value="0.004085659980773926" office:value-type="float"/>
          <table:table-cell office:value="-0.0024107104539871213" office:value-type="float"/>
          <table:table-cell office:value="-0.0034106153249740603" office:value-type="float"/>
          <table:table-cell office:value="-0.0022562432289123533" office:value-type="float"/>
        </table:table-row>
        <table:table-row>
          <table:table-cell office:value="-0.0068355083465576165" office:value-type="float"/>
          <table:table-cell office:value="0.004594803452491761" office:value-type="float"/>
          <table:table-cell office:value="0.05" office:value-type="float"/>
          <table:table-cell office:value="-0.02115010142326355" office:value-type="float"/>
          <table:table-cell office:value="-0.03525885939598084" office:value-type="float"/>
          <table:table-cell office:value="-0.05" office:value-type="float"/>
          <table:table-cell office:value="0.08992938326039153" office:value-type="float"/>
          <table:table-cell office:value="16" office:value-type="float"/>
          <table:table-cell office:value="0.0009788286685943597" office:value-type="float"/>
          <table:table-cell office:value="-0.0009750294685363769" office:value-type="float"/>
          <table:table-cell office:value="0.00408892035484314" office:value-type="float"/>
          <table:table-cell office:value="-0.0023987221717834475" office:value-type="float"/>
          <table:table-cell office:value="-0.0034109163284301762" office:value-type="float"/>
          <table:table-cell office:value="-0.002255156636238098" office:value-type="float"/>
        </table:table-row>
        <table:table-row>
          <table:table-cell office:value="-0.005888067483901976" office:value-type="float"/>
          <table:table-cell office:value="0.003636602163314819" office:value-type="float"/>
          <table:table-cell office:value="0.05" office:value-type="float"/>
          <table:table-cell office:value="-0.02352361619472504" office:value-type="float"/>
          <table:table-cell office:value="-0.03863779485225678" office:value-type="float"/>
          <table:table-cell office:value="-0.05" office:value-type="float"/>
          <table:table-cell office:value="0.08937350040928976" office:value-type="float"/>
          <table:table-cell office:value="17" office:value-type="float"/>
          <table:table-cell office:value="0.0009474408626556404" office:value-type="float"/>
          <table:table-cell office:value="-0.0009582012891769416" office:value-type="float"/>
          <table:table-cell office:value="0.004052709341049194" office:value-type="float"/>
          <table:table-cell office:value="-0.002373514771461487" office:value-type="float"/>
          <table:table-cell office:value="-0.0033789354562759402" office:value-type="float"/>
          <table:table-cell office:value="-0.002230343222618103" office:value-type="float"/>
        </table:table-row>
        <table:table-row>
          <table:table-cell office:value="-0.004948682785034178" office:value-type="float"/>
          <table:table-cell office:value="0.002676751017570495" office:value-type="float"/>
          <table:table-cell office:value="0.05" office:value-type="float"/>
          <table:table-cell office:value="-0.02588482677936554" office:value-type="float"/>
          <table:table-cell office:value="-0.04201456725597382" office:value-type="float"/>
          <table:table-cell office:value="-0.05" office:value-type="float"/>
          <table:table-cell office:value="0.08880268140391243" office:value-type="float"/>
          <table:table-cell office:value="18" office:value-type="float"/>
          <table:table-cell office:value="0.0009393846988677984" office:value-type="float"/>
          <table:table-cell office:value="-0.000959851145744324" office:value-type="float"/>
          <table:table-cell office:value="0.004056873321533204" office:value-type="float"/>
          <table:table-cell office:value="-0.0023612105846405025" office:value-type="float"/>
          <table:table-cell office:value="-0.003376772403717041" office:value-type="float"/>
          <table:table-cell office:value="-0.002230042219161987" office:value-type="float"/>
        </table:table-row>
        <table:table-row>
          <table:table-cell office:value="-0.00404838442802429" office:value-type="float"/>
          <table:table-cell office:value="0.001733131408691406" office:value-type="float"/>
          <table:table-cell office:value="0.05" office:value-type="float"/>
          <table:table-cell office:value="-0.028212477564811708" office:value-type="float"/>
          <table:table-cell office:value="-0.04534986317157746" office:value-type="float"/>
          <table:table-cell office:value="-0.05" office:value-type="float"/>
          <table:table-cell office:value="0.08823743451162921" office:value-type="float"/>
          <table:table-cell office:value="19" office:value-type="float"/>
          <table:table-cell office:value="0.0009002983570098877" office:value-type="float"/>
          <table:table-cell office:value="-0.0009436196088790892" office:value-type="float"/>
          <table:table-cell office:value="0.004018932580947876" office:value-type="float"/>
          <table:table-cell office:value="-0.002327650785446167" office:value-type="float"/>
          <table:table-cell office:value="-0.0033352959156036375" office:value-type="float"/>
          <table:table-cell office:value="-0.0022124415636062622" office:value-type="float"/>
        </table:table-row>
        <table:table-row>
          <table:table-cell office:value="-0.003160582780838011" office:value-type="float"/>
          <table:table-cell office:value="0.0007911282777786251" office:value-type="float"/>
          <table:table-cell office:value="0.05" office:value-type="float"/>
          <table:table-cell office:value="-0.030527918338775634" office:value-type="float"/>
          <table:table-cell office:value="-0.048680191636085515" office:value-type="float"/>
          <table:table-cell office:value="-0.05" office:value-type="float"/>
          <table:table-cell office:value="0.08766509301515521" office:value-type="float"/>
          <table:table-cell office:value="20" office:value-type="float"/>
          <table:table-cell office:value="0.0008878016471862791" office:value-type="float"/>
          <table:table-cell office:value="-0.0009420031309127809" office:value-type="float"/>
          <table:table-cell office:value="0.004028494358062745" office:value-type="float"/>
          <table:table-cell office:value="-0.002315440773963928" office:value-type="float"/>
          <table:table-cell office:value="-0.0033303284645080566" office:value-type="float"/>
          <table:table-cell office:value="-0.002217983603477478" office:value-type="float"/>
        </table:table-row>
        <table:table-row>
          <table:table-cell office:value="-0.0023196434974670395" office:value-type="float"/>
          <table:table-cell office:value="-0.00013356268405914293" office:value-type="float"/>
          <table:table-cell office:value="0.05" office:value-type="float"/>
          <table:table-cell office:value="-0.03280315577983856" office:value-type="float"/>
          <table:table-cell office:value="-0.05" office:value-type="float"/>
          <table:table-cell office:value="-0.05" office:value-type="float"/>
          <table:table-cell office:value="0.08710707409081132" office:value-type="float"/>
          <table:table-cell office:value="21" office:value-type="float"/>
          <table:table-cell office:value="0.0008409392833709714" office:value-type="float"/>
          <table:table-cell office:value="-0.000924690961837768" office:value-type="float"/>
          <table:table-cell office:value="0.00399437427520752" office:value-type="float"/>
          <table:table-cell office:value="-0.002275237441062927" office:value-type="float"/>
          <table:table-cell office:value="-0.003283370733261109" office:value-type="float"/>
          <table:table-cell office:value="-0.0022083896398544314" office:value-type="float"/>
        </table:table-row>
        <table:table-row>
          <table:table-cell office:value="-0.0014963412284851058" office:value-type="float"/>
          <table:table-cell office:value="-0.0010532993078231807" office:value-type="float"/>
          <table:table-cell office:value="0.05" office:value-type="float"/>
          <table:table-cell office:value="-0.035067015290260316" office:value-type="float"/>
          <table:table-cell office:value="-0.05" office:value-type="float"/>
          <table:table-cell office:value="-0.05" office:value-type="float"/>
          <table:table-cell office:value="0.08654852695383977" office:value-type="float"/>
          <table:table-cell office:value="22" office:value-type="float"/>
          <table:table-cell office:value="0.0008233022689819337" office:value-type="float"/>
          <table:table-cell office:value="-0.0009197366237640378" office:value-type="float"/>
          <table:table-cell office:value="0.004013340473175048" office:value-type="float"/>
          <table:table-cell office:value="-0.0022638595104217526" office:value-type="float"/>
          <table:table-cell office:value="-0.0032794374227523805" office:value-type="float"/>
          <table:table-cell office:value="-0.002222779393196106" office:value-type="float"/>
        </table:table-row>
        <table:table-row>
          <table:table-cell office:value="-0.0007125699520111068" office:value-type="float"/>
          <table:table-cell office:value="-0.0019721192121505728" office:value-type="float"/>
          <table:table-cell office:value="0.05" office:value-type="float"/>
          <table:table-cell office:value="-0.03728448390960693" office:value-type="float"/>
          <table:table-cell office:value="-0.05" office:value-type="float"/>
          <table:table-cell office:value="-0.05" office:value-type="float"/>
          <table:table-cell office:value="0.08600078718757245" office:value-type="float"/>
          <table:table-cell office:value="23" office:value-type="float"/>
          <table:table-cell office:value="0.000783771276473999" office:value-type="float"/>
          <table:table-cell office:value="-0.000918819904327392" office:value-type="float"/>
          <table:table-cell office:value="0.003973833322525025" office:value-type="float"/>
          <table:table-cell office:value="-0.0022174686193466185" office:value-type="float"/>
          <table:table-cell office:value="-0.003241060972213745" office:value-type="float"/>
          <table:table-cell office:value="-0.0022248405218124392" office:value-type="float"/>
        </table:table-row>
        <table:table-row>
          <table:table-cell office:value="4.895448684692598e-05" office:value-type="float"/>
          <table:table-cell office:value="-0.002887470126152038" office:value-type="float"/>
          <table:table-cell office:value="0.05" office:value-type="float"/>
          <table:table-cell office:value="-0.039491513371467585" office:value-type="float"/>
          <table:table-cell office:value="-0.05" office:value-type="float"/>
          <table:table-cell office:value="-0.05" office:value-type="float"/>
          <table:table-cell office:value="0.08545655920533538" office:value-type="float"/>
          <table:table-cell office:value="24" office:value-type="float"/>
          <table:table-cell office:value="0.0007615244388580328" office:value-type="float"/>
          <table:table-cell office:value="-0.0009153509140014653" office:value-type="float"/>
          <table:table-cell office:value="0.004003758430480958" office:value-type="float"/>
          <table:table-cell office:value="-0.0022070294618606566" office:value-type="float"/>
          <table:table-cell office:value="-0.0032376122474670407" office:value-type="float"/>
          <table:table-cell office:value="-0.0022513580322265627" office:value-type="float"/>
        </table:table-row>
        <table:table-row>
          <table:table-cell office:value="0.0007772290706634551" office:value-type="float"/>
          <table:table-cell office:value="-0.0038192045688629148" office:value-type="float"/>
          <table:table-cell office:value="0.05" office:value-type="float"/>
          <table:table-cell office:value="-0.04163915336132049" office:value-type="float"/>
          <table:table-cell office:value="-0.05" office:value-type="float"/>
          <table:table-cell office:value="-0.05" office:value-type="float"/>
          <table:table-cell office:value="0.0849179750511482" office:value-type="float"/>
          <table:table-cell office:value="25" office:value-type="float"/>
          <table:table-cell office:value="0.0007282745838165291" office:value-type="float"/>
          <table:table-cell office:value="-0.0009317344427108767" office:value-type="float"/>
          <table:table-cell office:value="0.003964245319366455" office:value-type="float"/>
          <table:table-cell office:value="-0.002147639989852906" office:value-type="float"/>
          <table:table-cell office:value="-0.0032041150331497195" office:value-type="float"/>
          <table:table-cell office:value="-0.002261086702346802" office:value-type="float"/>
        </table:table-row>
        <table:table-row>
          <table:table-cell office:value="0.0014808440208435095" office:value-type="float"/>
          <table:table-cell office:value="-0.004746002554893493" office:value-type="float"/>
          <table:table-cell office:value="0.05" office:value-type="float"/>
          <table:table-cell office:value="-0.04377692878246307" office:value-type="float"/>
          <table:table-cell office:value="-0.05" office:value-type="float"/>
          <table:table-cell office:value="-0.05" office:value-type="float"/>
          <table:table-cell office:value="0.08438526503150316" office:value-type="float"/>
          <table:table-cell office:value="26" office:value-type="float"/>
          <table:table-cell office:value="0.0007036149501800544" office:value-type="float"/>
          <table:table-cell office:value="-0.0009267979860305784" office:value-type="float"/>
          <table:table-cell office:value="0.0039974462985992425" office:value-type="float"/>
          <table:table-cell office:value="-0.002137775421142579" office:value-type="float"/>
          <table:table-cell office:value="-0.003197861909866333" office:value-type="float"/>
          <table:table-cell office:value="-0.0022901660203933716" office:value-type="float"/>
        </table:table-row>
        <table:table-row>
          <table:table-cell office:value="0.0021467959880828898" office:value-type="float"/>
          <table:table-cell office:value="-0.005696329474449157" office:value-type="float"/>
          <table:table-cell office:value="0.05" office:value-type="float"/>
          <table:table-cell office:value="-0.04584434270858764" office:value-type="float"/>
          <table:table-cell office:value="-0.05" office:value-type="float"/>
          <table:table-cell office:value="-0.05" office:value-type="float"/>
          <table:table-cell office:value="0.08385903156398469" office:value-type="float"/>
          <table:table-cell office:value="27" office:value-type="float"/>
          <table:table-cell office:value="0.0006659519672393803" office:value-type="float"/>
          <table:table-cell office:value="-0.0009503269195556639" office:value-type="float"/>
          <table:table-cell office:value="0.003966901302337646" office:value-type="float"/>
          <table:table-cell office:value="-0.0020674139261245734" office:value-type="float"/>
          <table:table-cell office:value="-0.0031630021333694455" office:value-type="float"/>
          <table:table-cell office:value="-0.0023100590705871582" office:value-type="float"/>
        </table:table-row>
        <table:table-row>
          <table:table-cell office:value="0.0027768874168396032" office:value-type="float"/>
          <table:table-cell office:value="-0.0066372090578079215" office:value-type="float"/>
          <table:table-cell office:value="0.05" office:value-type="float"/>
          <table:table-cell office:value="-0.04790314316749572" office:value-type="float"/>
          <table:table-cell office:value="-0.05" office:value-type="float"/>
          <table:table-cell office:value="-0.05" office:value-type="float"/>
          <table:table-cell office:value="0.08334554071933895" office:value-type="float"/>
          <table:table-cell office:value="28" office:value-type="float"/>
          <table:table-cell office:value="0.0006300914287567135" office:value-type="float"/>
          <table:table-cell office:value="-0.0009408795833587644" office:value-type="float"/>
          <table:table-cell office:value="0.004016753435134888" office:value-type="float"/>
          <table:table-cell office:value="-0.002058800458908081" office:value-type="float"/>
          <table:table-cell office:value="-0.003148688077926636" office:value-type="float"/>
          <table:table-cell office:value="-0.0023502141237258913" office:value-type="float"/>
        </table:table-row>
        <table:table-row>
          <table:table-cell office:value="0.0033684849739074735" office:value-type="float"/>
          <table:table-cell office:value="-0.007611644268035888" office:value-type="float"/>
          <table:table-cell office:value="0.05" office:value-type="float"/>
          <table:table-cell office:value="-0.04987574815750122" office:value-type="float"/>
          <table:table-cell office:value="-0.05" office:value-type="float"/>
          <table:table-cell office:value="-0.05" office:value-type="float"/>
          <table:table-cell office:value="0.08283620462555699" office:value-type="float"/>
          <table:table-cell office:value="29" office:value-type="float"/>
          <table:table-cell office:value="0.0005915975570678703" office:value-type="float"/>
          <table:table-cell office:value="-0.0009744352102279662" office:value-type="float"/>
          <table:table-cell office:value="0.0040040421485900875" office:value-type="float"/>
          <table:table-cell office:value="-0.0019726049900054936" office:value-type="float"/>
          <table:table-cell office:value="-0.0031159698963165285" office:value-type="float"/>
          <table:table-cell office:value="-0.0023796844482421873" office:value-type="float"/>
        </table:table-row>
        <table:table-row>
          <table:table-cell office:value="0.0039019358158111604" office:value-type="float"/>
          <table:table-cell office:value="-0.0085694432258605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35181574137931" office:value-type="float"/>
          <table:table-cell office:value="30" office:value-type="float"/>
          <table:table-cell office:value="0.0005334508419036869" office:value-type="float"/>
          <table:table-cell office:value="-0.0009577989578247077" office:value-type="float"/>
          <table:table-cell office:value="0.004077119827270508" office:value-type="float"/>
          <table:table-cell office:value="-0.0019515240192413338" office:value-type="float"/>
          <table:table-cell office:value="-0.003084865808486939" office:value-type="float"/>
          <table:table-cell office:value="-0.002437777519226074" office:value-type="float"/>
        </table:table-row>
        <table:table-row>
          <table:table-cell office:value="0.0043933069705963165" office:value-type="float"/>
          <table:table-cell office:value="-0.0095701640844345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86992487927959" office:value-type="float"/>
          <table:table-cell office:value="31" office:value-type="float"/>
          <table:table-cell office:value="0.000491371154785156" office:value-type="float"/>
          <table:table-cell office:value="-0.0010007208585739134" office:value-type="float"/>
          <table:table-cell office:value="0.004066333770751954" office:value-type="float"/>
          <table:table-cell office:value="-0.001859456896781922" office:value-type="float"/>
          <table:table-cell office:value="-0.003051391839981079" office:value-type="float"/>
          <table:table-cell office:value="-0.002483673691749573" office:value-type="float"/>
        </table:table-row>
        <table:table-row>
          <table:table-cell office:value="0.0048112034797668495" office:value-type="float"/>
          <table:table-cell office:value="-0.010547204017639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42137982279296" office:value-type="float"/>
          <table:table-cell office:value="32" office:value-type="float"/>
          <table:table-cell office:value="0.00041789650917053306" office:value-type="float"/>
          <table:table-cell office:value="-0.0009770399332046514" office:value-type="float"/>
          <table:table-cell office:value="0.004142876863479614" office:value-type="float"/>
          <table:table-cell office:value="-0.0018377381563186648" office:value-type="float"/>
          <table:table-cell office:value="-0.003007469177246094" office:value-type="float"/>
          <table:table-cell office:value="-0.00255649209022522" office:value-type="float"/>
        </table:table-row>
        <table:table-row>
          <table:table-cell office:value="0.0051693463325500535" office:value-type="float"/>
          <table:table-cell office:value="-0.011565384864807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98229621964055" office:value-type="float"/>
          <table:table-cell office:value="33" office:value-type="float"/>
          <table:table-cell office:value="0.00035814285278320396" office:value-type="float"/>
          <table:table-cell office:value="-0.0010181808471679682" office:value-type="float"/>
          <table:table-cell office:value="0.004160339832305909" office:value-type="float"/>
          <table:table-cell office:value="-0.0017426860332489021" office:value-type="float"/>
          <table:table-cell office:value="-0.002970929145812988" office:value-type="float"/>
          <table:table-cell office:value="-0.002633922100067139" office:value-type="float"/>
        </table:table-row>
        <table:table-row>
          <table:table-cell office:value="0.005423756837844853" office:value-type="float"/>
          <table:table-cell office:value="-0.01254332661628723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59398489042544" office:value-type="float"/>
          <table:table-cell office:value="34" office:value-type="float"/>
          <table:table-cell office:value="0.0002544105052947991" office:value-type="float"/>
          <table:table-cell office:value="-0.0009779417514801034" office:value-type="float"/>
          <table:table-cell office:value="0.004258978366851806" office:value-type="float"/>
          <table:table-cell office:value="-0.001708225011825562" office:value-type="float"/>
          <table:table-cell office:value="-0.0029099977016448977" office:value-type="float"/>
          <table:table-cell office:value="-0.002740865349769592" office:value-type="float"/>
        </table:table-row>
        <table:table-row>
          <table:table-cell office:value="0.005600330829620366" office:value-type="float"/>
          <table:table-cell office:value="-0.01353844046592712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2280415224107" office:value-type="float"/>
          <table:table-cell office:value="35" office:value-type="float"/>
          <table:table-cell office:value="0.00017657399177551346" office:value-type="float"/>
          <table:table-cell office:value="-0.000995113849639892" office:value-type="float"/>
          <table:table-cell office:value="0.004313528537750244" office:value-type="float"/>
          <table:table-cell office:value="-0.0016102194786071777" office:value-type="float"/>
          <table:table-cell office:value="-0.0028673428297042846" office:value-type="float"/>
          <table:table-cell office:value="-0.0028356385231018064" office:value-type="float"/>
        </table:table-row>
        <table:table-row>
          <table:table-cell office:value="0.005666730403900151" office:value-type="float"/>
          <table:table-cell office:value="-0.01448189675807952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91804064584644" office:value-type="float"/>
          <table:table-cell office:value="36" office:value-type="float"/>
          <table:table-cell office:value="6.639957427978516e-05" office:value-type="float"/>
          <table:table-cell office:value="-0.0009434562921524052" office:value-type="float"/>
          <table:table-cell office:value="0.004421193599700928" office:value-type="float"/>
          <table:table-cell office:value="-0.0015642595291137703" office:value-type="float"/>
          <table:table-cell office:value="-0.0028030252456665043" office:value-type="float"/>
          <table:table-cell office:value="-0.0029427480697631833" office:value-type="float"/>
        </table:table-row>
        <table:table-row>
          <table:table-cell office:value="0.005690560340881352" office:value-type="float"/>
          <table:table-cell office:value="-0.0154452329874038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61239211205433" office:value-type="float"/>
          <table:table-cell office:value="37" office:value-type="float"/>
          <table:table-cell office:value="2.3829936981200478e-05" office:value-type="float"/>
          <table:table-cell office:value="-0.0009633362293243412" office:value-type="float"/>
          <table:table-cell office:value="0.004462443590164185" office:value-type="float"/>
          <table:table-cell office:value="-0.0014961534738540654" office:value-type="float"/>
          <table:table-cell office:value="-0.002778829336166382" office:value-type="float"/>
          <table:table-cell office:value="-0.0029979246854782106" office:value-type="float"/>
        </table:table-row>
        <table:table-row>
          <table:table-cell office:value="0.005618241429328923" office:value-type="float"/>
          <table:table-cell office:value="-0.0163620084524154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35416955950081" office:value-type="float"/>
          <table:table-cell office:value="38" office:value-type="float"/>
          <table:table-cell office:value="-7.231891155242906e-05" office:value-type="float"/>
          <table:table-cell office:value="-0.0009167754650115968" office:value-type="float"/>
          <table:table-cell office:value="0.0045539927482604985" office:value-type="float"/>
          <table:table-cell office:value="-0.001456861495971679" office:value-type="float"/>
          <table:table-cell office:value="-0.002721312046051026" office:value-type="float"/>
          <table:table-cell office:value="-0.0030907607078552246" office:value-type="float"/>
        </table:table-row>
        <table:table-row>
          <table:table-cell office:value="0.005561469197273258" office:value-type="float"/>
          <table:table-cell office:value="-0.01731354475021362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07002771111438" office:value-type="float"/>
          <table:table-cell office:value="39" office:value-type="float"/>
          <table:table-cell office:value="-5.677223205566469e-05" office:value-type="float"/>
          <table:table-cell office:value="-0.000951536297798157" office:value-type="float"/>
          <table:table-cell office:value="0.004552240371704102" office:value-type="float"/>
          <table:table-cell office:value="-0.0014293622970581055" office:value-type="float"/>
          <table:table-cell office:value="-0.0027350282669067385" office:value-type="float"/>
          <table:table-cell office:value="-0.003091027736663818" office:value-type="float"/>
        </table:table-row>
        <table:table-row>
          <table:table-cell office:value="0.005416996479034427" office:value-type="float"/>
          <table:table-cell office:value="-0.0182211744785308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82768575910419" office:value-type="float"/>
          <table:table-cell office:value="40" office:value-type="float"/>
          <table:table-cell office:value="-0.0001444727182388309" office:value-type="float"/>
          <table:table-cell office:value="-0.0009076297283172607" office:value-type="float"/>
          <table:table-cell office:value="0.004634053707122802" office:value-type="float"/>
          <table:table-cell office:value="-0.0013939720392227174" office:value-type="float"/>
          <table:table-cell office:value="-0.0026832079887390134" office:value-type="float"/>
          <table:table-cell office:value="-0.0031765496730804445" office:value-type="float"/>
        </table:table-row>
        <table:table-row>
          <table:table-cell office:value="0.005298041701316836" office:value-type="float"/>
          <table:table-cell office:value="-0.01915628731250763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55727853378425" office:value-type="float"/>
          <table:table-cell office:value="41" office:value-type="float"/>
          <table:table-cell office:value="-0.00011895477771759096" office:value-type="float"/>
          <table:table-cell office:value="-0.0009351128339767454" office:value-type="float"/>
          <table:table-cell office:value="0.004638233184814454" office:value-type="float"/>
          <table:table-cell office:value="-0.0013947743177413936" office:value-type="float"/>
          <table:table-cell office:value="-0.002701680660247803" office:value-type="float"/>
          <table:table-cell office:value="-0.003163420557975769" office:value-type="float"/>
        </table:table-row>
        <table:table-row>
          <table:table-cell office:value="0.005097700953483584" office:value-type="float"/>
          <table:table-cell office:value="-0.0200493687391281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32582155056211" office:value-type="float"/>
          <table:table-cell office:value="42" office:value-type="float"/>
          <table:table-cell office:value="-0.00020034074783325216" office:value-type="float"/>
          <table:table-cell office:value="-0.0008930814266204842" office:value-type="float"/>
          <table:table-cell office:value="0.004713325500488282" office:value-type="float"/>
          <table:table-cell office:value="-0.001363596320152283" office:value-type="float"/>
          <table:table-cell office:value="-0.002654483318328857" office:value-type="float"/>
          <table:table-cell office:value="-0.0032432502508163456" office:value-type="float"/>
        </table:table-row>
        <table:table-row>
          <table:table-cell office:value="0.004908813238143923" office:value-type="float"/>
          <table:table-cell office:value="-0.0209541058540344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07712931949305" office:value-type="float"/>
          <table:table-cell office:value="43" office:value-type="float"/>
          <table:table-cell office:value="-0.0001888877153396612" office:value-type="float"/>
          <table:table-cell office:value="-0.0009047371149063111" office:value-type="float"/>
          <table:table-cell office:value="0.0047409689426422125" office:value-type="float"/>
          <table:table-cell office:value="-0.001380718946456909" office:value-type="float"/>
          <table:table-cell office:value="-0.002661832571029663" office:value-type="float"/>
          <table:table-cell office:value="-0.003235597014427185" office:value-type="float"/>
        </table:table-row>
        <table:table-row>
          <table:table-cell office:value="0.004645851254463198" office:value-type="float"/>
          <table:table-cell office:value="-0.0218207883834838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86275594376423" office:value-type="float"/>
          <table:table-cell office:value="44" office:value-type="float"/>
          <table:table-cell office:value="-0.0002629619836807245" office:value-type="float"/>
          <table:table-cell office:value="-0.0008666825294494623" office:value-type="float"/>
          <table:table-cell office:value="0.004805848598480225" office:value-type="float"/>
          <table:table-cell office:value="-0.0013542282581329342" office:value-type="float"/>
          <table:table-cell office:value="-0.0026206099987030034" office:value-type="float"/>
          <table:table-cell office:value="-0.003310611248016357" office:value-type="float"/>
        </table:table-row>
        <table:table-row>
          <table:table-cell office:value="0.004393965601921084" office:value-type="float"/>
          <table:table-cell office:value="-0.0226884019374847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63537443988178" office:value-type="float"/>
          <table:table-cell office:value="45" office:value-type="float"/>
          <table:table-cell office:value="-0.0002518856525421144" office:value-type="float"/>
          <table:table-cell office:value="-0.0008676135540008553" office:value-type="float"/>
          <table:table-cell office:value="0.00483814001083374" office:value-type="float"/>
          <table:table-cell office:value="-0.0013837599754333504" office:value-type="float"/>
          <table:table-cell office:value="-0.0026213729381561277" office:value-type="float"/>
          <table:table-cell office:value="-0.0032946944236755373" office:value-type="float"/>
        </table:table-row>
        <table:table-row>
          <table:table-cell office:value="0.00407657563686371" office:value-type="float"/>
          <table:table-cell office:value="-0.023521390557289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43743522778569" office:value-type="float"/>
          <table:table-cell office:value="46" office:value-type="float"/>
          <table:table-cell office:value="-0.0003173899650573738" office:value-type="float"/>
          <table:table-cell office:value="-0.000832988619804383" office:value-type="float"/>
          <table:table-cell office:value="0.0048944389820098876" office:value-type="float"/>
          <table:table-cell office:value="-0.0013607954978942863" office:value-type="float"/>
          <table:table-cell office:value="-0.002584856152534485" office:value-type="float"/>
          <table:table-cell office:value="-0.0033610922098159792" office:value-type="float"/>
        </table:table-row>
        <table:table-row>
          <table:table-cell office:value="0.003778127431869508" office:value-type="float"/>
          <table:table-cell office:value="-0.0243522852659225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22520131127195" office:value-type="float"/>
          <table:table-cell office:value="47" office:value-type="float"/>
          <table:table-cell office:value="-0.00029844820499420194" office:value-type="float"/>
          <table:table-cell office:value="-0.0008308947086334232" office:value-type="float"/>
          <table:table-cell office:value="0.004917893409729004" office:value-type="float"/>
          <table:table-cell office:value="-0.00140482246875763" office:value-type="float"/>
          <table:table-cell office:value="-0.002587108016014099" office:value-type="float"/>
          <table:table-cell office:value="-0.0033312332630157475" office:value-type="float"/>
        </table:table-row>
        <table:table-row>
          <table:table-cell office:value="0.00342159152030945" office:value-type="float"/>
          <table:table-cell office:value="-0.0251511651277542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03856610528759" office:value-type="float"/>
          <table:table-cell office:value="48" office:value-type="float"/>
          <table:table-cell office:value="-0.0003565359115600582" office:value-type="float"/>
          <table:table-cell office:value="-0.0007988798618316657" office:value-type="float"/>
          <table:table-cell office:value="0.004965709447860718" office:value-type="float"/>
          <table:table-cell office:value="-0.0013860762119293213" office:value-type="float"/>
          <table:table-cell office:value="-0.002554202079772949" office:value-type="float"/>
          <table:table-cell office:value="-0.0033907735347747806" office:value-type="float"/>
        </table:table-row>
        <table:table-row>
          <table:table-cell office:value="0.0031110209226608287" office:value-type="float"/>
          <table:table-cell office:value="-0.0259619492292404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82310873551318" office:value-type="float"/>
          <table:table-cell office:value="49" office:value-type="float"/>
          <table:table-cell office:value="-0.00031057059764862116" office:value-type="float"/>
          <table:table-cell office:value="-0.0008107841014862067" office:value-type="float"/>
          <table:table-cell office:value="0.004968993663787842" office:value-type="float"/>
          <table:table-cell office:value="-0.0014416265487670905" office:value-type="float"/>
          <table:table-cell office:value="-0.002575392723083496" office:value-type="float"/>
          <table:table-cell office:value="-0.0033439123630523686" office:value-type="float"/>
        </table:table-row>
        <table:table-row>
          <table:table-cell office:value="0.0027455240488052386" office:value-type="float"/>
          <table:table-cell office:value="-0.0267421942949295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63168234085845" office:value-type="float"/>
          <table:table-cell office:value="50" office:value-type="float"/>
          <table:table-cell office:value="-0.0003654968738555902" office:value-type="float"/>
          <table:table-cell office:value="-0.0007802450656890867" office:value-type="float"/>
          <table:table-cell office:value="0.005013567209243775" office:value-type="float"/>
          <table:table-cell office:value="-0.0014240008592605585" office:value-type="float"/>
          <table:table-cell office:value="-0.0025442373752593995" office:value-type="float"/>
          <table:table-cell office:value="-0.0034004974365234378" office:value-type="float"/>
        </table:table-row>
        <table:table-row>
          <table:table-cell office:value="0.002455164194107058" office:value-type="float"/>
          <table:table-cell office:value="-0.02754721760749817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39736845243937" office:value-type="float"/>
          <table:table-cell office:value="51" office:value-type="float"/>
          <table:table-cell office:value="-0.00029035985469818074" office:value-type="float"/>
          <table:table-cell office:value="-0.0008050233125686639" office:value-type="float"/>
          <table:table-cell office:value="0.004985276460647583" office:value-type="float"/>
          <table:table-cell office:value="-0.0014855921268463138" office:value-type="float"/>
          <table:table-cell office:value="-0.0025838661193847657" office:value-type="float"/>
          <table:table-cell office:value="-0.0033282995223999027" office:value-type="float"/>
        </table:table-row>
        <table:table-row>
          <table:table-cell office:value="0.002108789682388307" office:value-type="float"/>
          <table:table-cell office:value="-0.0283212429285049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1878813355553" office:value-type="float"/>
          <table:table-cell office:value="52" office:value-type="float"/>
          <table:table-cell office:value="-0.0003463745117187507" office:value-type="float"/>
          <table:table-cell office:value="-0.0007740253210067743" office:value-type="float"/>
          <table:table-cell office:value="0.005030814409255981" office:value-type="float"/>
          <table:table-cell office:value="-0.0014676547050476076" office:value-type="float"/>
          <table:table-cell office:value="-0.0025525039434432985" office:value-type="float"/>
          <table:table-cell office:value="-0.003386098146438599" office:value-type="float"/>
        </table:table-row>
        <table:table-row>
          <table:table-cell office:value="0.00187211036682129" office:value-type="float"/>
          <table:table-cell office:value="-0.0291406255960464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91716486948287" office:value-type="float"/>
          <table:table-cell office:value="53" office:value-type="float"/>
          <table:table-cell office:value="-0.00023667931556701702" office:value-type="float"/>
          <table:table-cell office:value="-0.0008193826675415034" office:value-type="float"/>
          <table:table-cell office:value="0.0049577164649963375" office:value-type="float"/>
          <table:table-cell office:value="-0.001520779728889466" office:value-type="float"/>
          <table:table-cell office:value="-0.0026114761829376222" office:value-type="float"/>
          <table:table-cell office:value="-0.0032829582691192623" office:value-type="float"/>
        </table:table-row>
        <table:table-row>
          <table:table-cell office:value="0.0015733975172042853" office:value-type="float"/>
          <table:table-cell office:value="-0.02992622613906860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67490770905341" office:value-type="float"/>
          <table:table-cell office:value="54" office:value-type="float"/>
          <table:table-cell office:value="-0.0002987128496170048" office:value-type="float"/>
          <table:table-cell office:value="-0.0007856005430221559" office:value-type="float"/>
          <table:table-cell office:value="0.005009098052978516" office:value-type="float"/>
          <table:table-cell office:value="-0.0015008628368377679" office:value-type="float"/>
          <table:table-cell office:value="-0.0025776147842407225" office:value-type="float"/>
          <table:table-cell office:value="-0.003347037434577942" office:value-type="float"/>
        </table:table-row>
        <table:table-row>
          <table:table-cell office:value="0.0013893532752990729" office:value-type="float"/>
          <table:table-cell office:value="-0.0307609415054321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370039092269" office:value-type="float"/>
          <table:table-cell office:value="55" office:value-type="float"/>
          <table:table-cell office:value="-0.0001840442419052124" office:value-type="float"/>
          <table:table-cell office:value="-0.0008347153663635261" office:value-type="float"/>
          <table:table-cell office:value="0.004920902252197266" office:value-type="float"/>
          <table:table-cell office:value="-0.001542396545410156" office:value-type="float"/>
          <table:table-cell office:value="-0.0026408398151397706" office:value-type="float"/>
          <table:table-cell office:value="-0.0032382929325103765" office:value-type="float"/>
        </table:table-row>
        <table:table-row>
          <table:table-cell office:value="0.0011361879110336308" office:value-type="float"/>
          <table:table-cell office:value="-0.0315582847595214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09784409245295" office:value-type="float"/>
          <table:table-cell office:value="56" office:value-type="float"/>
          <table:table-cell office:value="-0.0002531653642654421" office:value-type="float"/>
          <table:table-cell office:value="-0.0007973432540893562" office:value-type="float"/>
          <table:table-cell office:value="0.004979357719421387" office:value-type="float"/>
          <table:table-cell office:value="-0.0015202218294143675" office:value-type="float"/>
          <table:table-cell office:value="-0.0026036018133163454" office:value-type="float"/>
          <table:table-cell office:value="-0.0033092200756073" office:value-type="float"/>
        </table:table-row>
        <table:table-row>
          <table:table-cell office:value="0.0009837263822555543" office:value-type="float"/>
          <table:table-cell office:value="-0.0323991054296493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77145938224312" office:value-type="float"/>
          <table:table-cell office:value="57" office:value-type="float"/>
          <table:table-cell office:value="-0.00015246152877807645" office:value-type="float"/>
          <table:table-cell office:value="-0.0008408206701278689" office:value-type="float"/>
          <table:table-cell office:value="0.004900277853012084" office:value-type="float"/>
          <table:table-cell office:value="-0.0015482872724533088" office:value-type="float"/>
          <table:table-cell office:value="-0.0026622176170349125" office:value-type="float"/>
          <table:table-cell office:value="-0.0032219386100769045" office:value-type="float"/>
        </table:table-row>
        <table:table-row>
          <table:table-cell office:value="0.0007587766647338869" office:value-type="float"/>
          <table:table-cell office:value="-0.033200790286064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47961550310084" office:value-type="float"/>
          <table:table-cell office:value="58" office:value-type="float"/>
          <table:table-cell office:value="-0.0002249497175216674" office:value-type="float"/>
          <table:table-cell office:value="-0.0008016848564147954" office:value-type="float"/>
          <table:table-cell office:value="0.004961930513381958" office:value-type="float"/>
          <table:table-cell office:value="-0.001524845361709595" office:value-type="float"/>
          <table:table-cell office:value="-0.002623711228370667" office:value-type="float"/>
          <table:table-cell office:value="-0.003296470642089844" office:value-type="float"/>
        </table:table-row>
        <table:table-row>
          <table:table-cell office:value="0.0006219673156738284" office:value-type="float"/>
          <table:table-cell office:value="-0.034038956761360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14174211623657" office:value-type="float"/>
          <table:table-cell office:value="59" office:value-type="float"/>
          <table:table-cell office:value="-0.00013680934906005852" office:value-type="float"/>
          <table:table-cell office:value="-0.0008381664752960209" office:value-type="float"/>
          <table:table-cell office:value="0.004887794256210326" office:value-type="float"/>
          <table:table-cell office:value="-0.0015418243408203119" office:value-type="float"/>
          <table:table-cell office:value="-0.0026781177520751953" office:value-type="float"/>
          <table:table-cell office:value="-0.003221571445465088" office:value-type="float"/>
        </table:table-row>
        <table:table-row>
          <table:table-cell office:value="0.0004119551181793208" office:value-type="float"/>
          <table:table-cell office:value="-0.03483743250370026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383886403057717" office:value-type="float"/>
          <table:table-cell office:value="60" office:value-type="float"/>
          <table:table-cell office:value="-0.0002100121974945076" office:value-type="float"/>
          <table:table-cell office:value="-0.0007984757423400886" office:value-type="float"/>
          <table:table-cell office:value="0.00495009422302246" office:value-type="float"/>
          <table:table-cell office:value="-0.0015180432796478276" office:value-type="float"/>
          <table:table-cell office:value="-0.0026395535469055176" office:value-type="float"/>
          <table:table-cell office:value="-0.0032969540357589725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943282961845399" office:value-type="float"/>
          <table:table-cell office:value="0.0013406538963317872" office:value-type="float"/>
          <table:table-cell office:value="0.009952374696731566" office:value-type="float"/>
          <table:table-cell office:value="0.00686626434326172" office:value-type="float"/>
          <table:table-cell office:value="0.0016857492923736568" office:value-type="float"/>
          <table:table-cell office:value="-0.00961921215057373" office:value-type="float"/>
          <table:table-cell office:value="0.07522274969420574" office:value-type="float"/>
          <table:table-cell office:value="1" office:value-type="float"/>
          <table:table-cell office:value="-0.008943282961845399" office:value-type="float"/>
          <table:table-cell office:value="0.0013406538963317872" office:value-type="float"/>
          <table:table-cell office:value="0.009952374696731566" office:value-type="float"/>
          <table:table-cell office:value="0.00686626434326172" office:value-type="float"/>
          <table:table-cell office:value="0.0016857492923736568" office:value-type="float"/>
          <table:table-cell office:value="-0.00961921215057373" office:value-type="float"/>
        </table:table-row>
        <table:table-row>
          <table:table-cell office:value="-0.01499467968940735" office:value-type="float"/>
          <table:table-cell office:value="0.0007978355884551997" office:value-type="float"/>
          <table:table-cell office:value="0.019617246389389036" office:value-type="float"/>
          <table:table-cell office:value="0.010705863237380982" office:value-type="float"/>
          <table:table-cell office:value="-0.00014717221260070884" office:value-type="float"/>
          <table:table-cell office:value="-0.01797662973403931" office:value-type="float"/>
          <table:table-cell office:value="0.07704439425001344" office:value-type="float"/>
          <table:table-cell office:value="2" office:value-type="float"/>
          <table:table-cell office:value="-0.0060513967275619505" office:value-type="float"/>
          <table:table-cell office:value="-0.0005428183078765875" office:value-type="float"/>
          <table:table-cell office:value="0.00966487169265747" office:value-type="float"/>
          <table:table-cell office:value="0.0038395988941192626" office:value-type="float"/>
          <table:table-cell office:value="-0.0018329215049743657" office:value-type="float"/>
          <table:table-cell office:value="-0.008357417583465577" office:value-type="float"/>
        </table:table-row>
        <table:table-row>
          <table:table-cell office:value="-0.020729597210884094" office:value-type="float"/>
          <table:table-cell office:value="0.0002575439214706418" office:value-type="float"/>
          <table:table-cell office:value="0.029245947599411008" office:value-type="float"/>
          <table:table-cell office:value="0.01422558903694153" office:value-type="float"/>
          <table:table-cell office:value="-0.0021638858318328864" office:value-type="float"/>
          <table:table-cell office:value="-0.026164723038673406" office:value-type="float"/>
          <table:table-cell office:value="0.07816175554625776" office:value-type="float"/>
          <table:table-cell office:value="3" office:value-type="float"/>
          <table:table-cell office:value="-0.005734917521476745" office:value-type="float"/>
          <table:table-cell office:value="-0.0005402916669845579" office:value-type="float"/>
          <table:table-cell office:value="0.009628701210021974" office:value-type="float"/>
          <table:table-cell office:value="0.0035197257995605476" office:value-type="float"/>
          <table:table-cell office:value="-0.0020167136192321775" office:value-type="float"/>
          <table:table-cell office:value="-0.008188093304634094" office:value-type="float"/>
        </table:table-row>
        <table:table-row>
          <table:table-cell office:value="-0.026192635893821717" office:value-type="float"/>
          <table:table-cell office:value="-0.00026858091354370166" office:value-type="float"/>
          <table:table-cell office:value="0.03884114384651184" office:value-type="float"/>
          <table:table-cell office:value="0.01740505933761597" office:value-type="float"/>
          <table:table-cell office:value="-0.004312160015106202" office:value-type="float"/>
          <table:table-cell office:value="-0.034185780882835394" office:value-type="float"/>
          <table:table-cell office:value="0.07846509298527943" office:value-type="float"/>
          <table:table-cell office:value="4" office:value-type="float"/>
          <table:table-cell office:value="-0.005463038682937622" office:value-type="float"/>
          <table:table-cell office:value="-0.0005261248350143435" office:value-type="float"/>
          <table:table-cell office:value="0.009595196247100831" office:value-type="float"/>
          <table:table-cell office:value="0.0031794703006744387" office:value-type="float"/>
          <table:table-cell office:value="-0.0021482741832733153" office:value-type="float"/>
          <table:table-cell office:value="-0.008021057844161988" office:value-type="float"/>
        </table:table-row>
        <table:table-row>
          <table:table-cell office:value="-0.03136762201786041" office:value-type="float"/>
          <table:table-cell office:value="-0.0007864809036254895" office:value-type="float"/>
          <table:table-cell office:value="0.04840087652206421" office:value-type="float"/>
          <table:table-cell office:value="0.020301364660263065" office:value-type="float"/>
          <table:table-cell office:value="-0.006596553325653076" office:value-type="float"/>
          <table:table-cell office:value="-0.04204043030738831" office:value-type="float"/>
          <table:table-cell office:value="0.07800688574600279" office:value-type="float"/>
          <table:table-cell office:value="5" office:value-type="float"/>
          <table:table-cell office:value="-0.005174986124038696" office:value-type="float"/>
          <table:table-cell office:value="-0.0005178999900817879" office:value-type="float"/>
          <table:table-cell office:value="0.009559732675552367" office:value-type="float"/>
          <table:table-cell office:value="0.002896305322647095" office:value-type="float"/>
          <table:table-cell office:value="-0.0022843933105468747" office:value-type="float"/>
          <table:table-cell office:value="-0.007854649424552917" office:value-type="float"/>
        </table:table-row>
        <table:table-row>
          <table:table-cell office:value="-0.03630061089992523" office:value-type="float"/>
          <table:table-cell office:value="-0.001276590824127198" office:value-type="float"/>
          <table:table-cell office:value="0.05" office:value-type="float"/>
          <table:table-cell office:value="0.02288485646247864" office:value-type="float"/>
          <table:table-cell office:value="-0.008974448442459107" office:value-type="float"/>
          <table:table-cell office:value="-0.049734033346176154" office:value-type="float"/>
          <table:table-cell office:value="0.07697404503490583" office:value-type="float"/>
          <table:table-cell office:value="6" office:value-type="float"/>
          <table:table-cell office:value="-0.00493298888206482" office:value-type="float"/>
          <table:table-cell office:value="-0.0004901099205017086" office:value-type="float"/>
          <table:table-cell office:value="0.009527895450592043" office:value-type="float"/>
          <table:table-cell office:value="0.0025834918022155755" office:value-type="float"/>
          <table:table-cell office:value="-0.0023778951168060307" office:value-type="float"/>
          <table:table-cell office:value="-0.007693603038787842" office:value-type="float"/>
        </table:table-row>
        <table:table-row>
          <table:table-cell office:value="-0.04097626149654388" office:value-type="float"/>
          <table:table-cell office:value="-0.0018074369430541998" office:value-type="float"/>
          <table:table-cell office:value="0.05" office:value-type="float"/>
          <table:table-cell office:value="0.02528642773628235" office:value-type="float"/>
          <table:table-cell office:value="-0.01149278998374939" office:value-type="float"/>
          <table:table-cell office:value="-0.05" office:value-type="float"/>
          <table:table-cell office:value="0.07561737294925679" office:value-type="float"/>
          <table:table-cell office:value="7" office:value-type="float"/>
          <table:table-cell office:value="-0.004675650596618653" office:value-type="float"/>
          <table:table-cell office:value="-0.0005308461189270017" office:value-type="float"/>
          <table:table-cell office:value="0.009494681358337401" office:value-type="float"/>
          <table:table-cell office:value="0.0024015712738037105" office:value-type="float"/>
          <table:table-cell office:value="-0.002518341541290283" office:value-type="float"/>
          <table:table-cell office:value="-0.007561569809913635" office:value-type="float"/>
        </table:table-row>
        <table:table-row>
          <table:table-cell office:value="-0.04556078255176544" office:value-type="float"/>
          <table:table-cell office:value="-0.00234793484210968" office:value-type="float"/>
          <table:table-cell office:value="0.05" office:value-type="float"/>
          <table:table-cell office:value="0.027609535455703736" office:value-type="float"/>
          <table:table-cell office:value="-0.014025633335113526" office:value-type="float"/>
          <table:table-cell office:value="-0.05" office:value-type="float"/>
          <table:table-cell office:value="0.07402466065180421" office:value-type="float"/>
          <table:table-cell office:value="8" office:value-type="float"/>
          <table:table-cell office:value="-0.004584521055221558" office:value-type="float"/>
          <table:table-cell office:value="-0.0005404978990554803" office:value-type="float"/>
          <table:table-cell office:value="0.009475491046905518" office:value-type="float"/>
          <table:table-cell office:value="0.0023231077194213866" office:value-type="float"/>
          <table:table-cell office:value="-0.0025328433513641356" office:value-type="float"/>
          <table:table-cell office:value="-0.007503263950347901" office:value-type="float"/>
        </table:table-row>
        <table:table-row>
          <table:table-cell office:value="-0.05" office:value-type="float"/>
          <table:table-cell office:value="-0.0028957933187484745" office:value-type="float"/>
          <table:table-cell office:value="0.05" office:value-type="float"/>
          <table:table-cell office:value="0.02994418978691101" office:value-type="float"/>
          <table:table-cell office:value="-0.016544418931007387" office:value-type="float"/>
          <table:table-cell office:value="-0.05" office:value-type="float"/>
          <table:table-cell office:value="0.07231189551363376" office:value-type="float"/>
          <table:table-cell office:value="9" office:value-type="float"/>
          <table:table-cell office:value="-0.004507944583892822" office:value-type="float"/>
          <table:table-cell office:value="-0.0005478584766387944" office:value-type="float"/>
          <table:table-cell office:value="0.009460949897766113" office:value-type="float"/>
          <table:table-cell office:value="0.0023346543312072754" office:value-type="float"/>
          <table:table-cell office:value="-0.0025187855958938602" office:value-type="float"/>
          <table:table-cell office:value="-0.0074728262424468995" office:value-type="float"/>
        </table:table-row>
        <table:table-row>
          <table:table-cell office:value="-0.05" office:value-type="float"/>
          <table:table-cell office:value="-0.003447719216346741" office:value-type="float"/>
          <table:table-cell office:value="0.05" office:value-type="float"/>
          <table:table-cell office:value="0.03222584128379822" office:value-type="float"/>
          <table:table-cell office:value="-0.019059850573539736" office:value-type="float"/>
          <table:table-cell office:value="-0.05" office:value-type="float"/>
          <table:table-cell office:value="0.07242860113251971" office:value-type="float"/>
          <table:table-cell office:value="10" office:value-type="float"/>
          <table:table-cell office:value="-0.004442245960235596" office:value-type="float"/>
          <table:table-cell office:value="-0.0005519258975982665" office:value-type="float"/>
          <table:table-cell office:value="0.009444091320037843" office:value-type="float"/>
          <table:table-cell office:value="0.0022816514968872076" office:value-type="float"/>
          <table:table-cell office:value="-0.0025154316425323488" office:value-type="float"/>
          <table:table-cell office:value="-0.007428222894668579" office:value-type="float"/>
        </table:table-row>
        <table:table-row>
          <table:table-cell office:value="-0.05" office:value-type="float"/>
          <table:table-cell office:value="-0.003986732363700868" office:value-type="float"/>
          <table:table-cell office:value="0.05" office:value-type="float"/>
          <table:table-cell office:value="0.03466973662376404" office:value-type="float"/>
          <table:table-cell office:value="-0.021454456448554995" office:value-type="float"/>
          <table:table-cell office:value="-0.05" office:value-type="float"/>
          <table:table-cell office:value="0.07253886734131024" office:value-type="float"/>
          <table:table-cell office:value="11" office:value-type="float"/>
          <table:table-cell office:value="-0.004527058005332947" office:value-type="float"/>
          <table:table-cell office:value="-0.0005390131473541268" office:value-type="float"/>
          <table:table-cell office:value="0.009453699588775634" office:value-type="float"/>
          <table:table-cell office:value="0.002443895339965821" office:value-type="float"/>
          <table:table-cell office:value="-0.002394605875015259" office:value-type="float"/>
          <table:table-cell office:value="-0.007482113838195801" office:value-type="float"/>
        </table:table-row>
        <table:table-row>
          <table:table-cell office:value="-0.05" office:value-type="float"/>
          <table:table-cell office:value="-0.0045204353332519535" office:value-type="float"/>
          <table:table-cell office:value="0.05" office:value-type="float"/>
          <table:table-cell office:value="0.03718988060951233" office:value-type="float"/>
          <table:table-cell office:value="-0.02377568662166596" office:value-type="float"/>
          <table:table-cell office:value="-0.05" office:value-type="float"/>
          <table:table-cell office:value="0.0726443401271376" office:value-type="float"/>
          <table:table-cell office:value="12" office:value-type="float"/>
          <table:table-cell office:value="-0.004593521356582642" office:value-type="float"/>
          <table:table-cell office:value="-0.0005337029695510857" office:value-type="float"/>
          <table:table-cell office:value="0.00945796012878418" office:value-type="float"/>
          <table:table-cell office:value="0.002520143985748291" office:value-type="float"/>
          <table:table-cell office:value="-0.002321230173110962" office:value-type="float"/>
          <table:table-cell office:value="-0.007511604428291321" office:value-type="float"/>
        </table:table-row>
        <table:table-row>
          <table:table-cell office:value="-0.05" office:value-type="float"/>
          <table:table-cell office:value="-0.005026892423629761" office:value-type="float"/>
          <table:table-cell office:value="0.05" office:value-type="float"/>
          <table:table-cell office:value="0.03987947940826416" office:value-type="float"/>
          <table:table-cell office:value="-0.025941038131713872" office:value-type="float"/>
          <table:table-cell office:value="-0.05" office:value-type="float"/>
          <table:table-cell office:value="0.07274093219174116" office:value-type="float"/>
          <table:table-cell office:value="13" office:value-type="float"/>
          <table:table-cell office:value="-0.004697380065917969" office:value-type="float"/>
          <table:table-cell office:value="-0.0005064570903778078" office:value-type="float"/>
          <table:table-cell office:value="0.009468756914138792" office:value-type="float"/>
          <table:table-cell office:value="0.0026895987987518317" office:value-type="float"/>
          <table:table-cell office:value="-0.002165351510047913" office:value-type="float"/>
          <table:table-cell office:value="-0.007564153671264649" office:value-type="float"/>
        </table:table-row>
        <table:table-row>
          <table:table-cell office:value="-0.05" office:value-type="float"/>
          <table:table-cell office:value="-0.005527955293655396" office:value-type="float"/>
          <table:table-cell office:value="0.05" office:value-type="float"/>
          <table:table-cell office:value="0.042641928195953374" office:value-type="float"/>
          <table:table-cell office:value="-0.02803232610225678" office:value-type="float"/>
          <table:table-cell office:value="-0.05" office:value-type="float"/>
          <table:table-cell office:value="0.07283306515388858" office:value-type="float"/>
          <table:table-cell office:value="14" office:value-type="float"/>
          <table:table-cell office:value="-0.0047604465484619145" office:value-type="float"/>
          <table:table-cell office:value="-0.0005010628700256349" office:value-type="float"/>
          <table:table-cell office:value="0.009472441673278808" office:value-type="float"/>
          <table:table-cell office:value="0.0027624487876892097" office:value-type="float"/>
          <table:table-cell office:value="-0.002091287970542907" office:value-type="float"/>
          <table:table-cell office:value="-0.007591697573661804" office:value-type="float"/>
        </table:table-row>
        <table:table-row>
          <table:table-cell office:value="-0.05" office:value-type="float"/>
          <table:table-cell office:value="-0.005981583595275879" office:value-type="float"/>
          <table:table-cell office:value="0.05" office:value-type="float"/>
          <table:table-cell office:value="0.04559613943099976" office:value-type="float"/>
          <table:table-cell office:value="-0.029899591803550722" office:value-type="float"/>
          <table:table-cell office:value="-0.05" office:value-type="float"/>
          <table:table-cell office:value="0.0729134686900693" office:value-type="float"/>
          <table:table-cell office:value="15" office:value-type="float"/>
          <table:table-cell office:value="-0.004905520677566528" office:value-type="float"/>
          <table:table-cell office:value="-0.0004536283016204831" office:value-type="float"/>
          <table:table-cell office:value="0.009486968517303468" office:value-type="float"/>
          <table:table-cell office:value="0.002954211235046387" office:value-type="float"/>
          <table:table-cell office:value="-0.0018672657012939447" office:value-type="float"/>
          <table:table-cell office:value="-0.00765387773513794" office:value-type="float"/>
        </table:table-row>
        <table:table-row>
          <table:table-cell office:value="-0.05" office:value-type="float"/>
          <table:table-cell office:value="-0.006429755687713623" office:value-type="float"/>
          <table:table-cell office:value="0.05" office:value-type="float"/>
          <table:table-cell office:value="0.04861801266670227" office:value-type="float"/>
          <table:table-cell office:value="-0.03169304728507996" office:value-type="float"/>
          <table:table-cell office:value="-0.05" office:value-type="float"/>
          <table:table-cell office:value="0.07299004038485256" office:value-type="float"/>
          <table:table-cell office:value="16" office:value-type="float"/>
          <table:table-cell office:value="-0.0049642276763916015" office:value-type="float"/>
          <table:table-cell office:value="-0.0004481720924377434" office:value-type="float"/>
          <table:table-cell office:value="0.009490044116973876" office:value-type="float"/>
          <table:table-cell office:value="0.0030218732357025144" office:value-type="float"/>
          <table:table-cell office:value="-0.001793455481529236" office:value-type="float"/>
          <table:table-cell office:value="-0.007679166793823243" office:value-type="float"/>
        </table:table-row>
        <table:table-row>
          <table:table-cell office:value="-0.05" office:value-type="float"/>
          <table:table-cell office:value="-0.006792608499526977" office:value-type="float"/>
          <table:table-cell office:value="0.05" office:value-type="float"/>
          <table:table-cell office:value="0.05" office:value-type="float"/>
          <table:table-cell office:value="-0.03318884134292603" office:value-type="float"/>
          <table:table-cell office:value="-0.05" office:value-type="float"/>
          <table:table-cell office:value="0.0730499121688156" office:value-type="float"/>
          <table:table-cell office:value="17" office:value-type="float"/>
          <table:table-cell office:value="-0.005147978663444519" office:value-type="float"/>
          <table:table-cell office:value="-0.0003628528118133547" office:value-type="float"/>
          <table:table-cell office:value="0.009505224227905272" office:value-type="float"/>
          <table:table-cell office:value="0.0032417690753936777" office:value-type="float"/>
          <table:table-cell office:value="-0.0014957940578460699" office:value-type="float"/>
          <table:table-cell office:value="-0.007747236490249634" office:value-type="float"/>
        </table:table-row>
        <table:table-row>
          <table:table-cell office:value="-0.05" office:value-type="float"/>
          <table:table-cell office:value="-0.007151100039482116" office:value-type="float"/>
          <table:table-cell office:value="0.05" office:value-type="float"/>
          <table:table-cell office:value="0.05" office:value-type="float"/>
          <table:table-cell office:value="-0.03463751196861268" office:value-type="float"/>
          <table:table-cell office:value="-0.05" office:value-type="float"/>
          <table:table-cell office:value="0.07310716559027754" office:value-type="float"/>
          <table:table-cell office:value="18" office:value-type="float"/>
          <table:table-cell office:value="-0.005187450647354126" office:value-type="float"/>
          <table:table-cell office:value="-0.0003584915399551386" office:value-type="float"/>
          <table:table-cell office:value="0.009507932662963866" office:value-type="float"/>
          <table:table-cell office:value="0.003286824226379395" office:value-type="float"/>
          <table:table-cell office:value="-0.0014486706256866457" office:value-type="float"/>
          <table:table-cell office:value="-0.007765209674835205" office:value-type="float"/>
        </table:table-row>
        <table:table-row>
          <table:table-cell office:value="-0.05" office:value-type="float"/>
          <table:table-cell office:value="-0.007441462278366088" office:value-type="float"/>
          <table:table-cell office:value="0.05" office:value-type="float"/>
          <table:table-cell office:value="0.05" office:value-type="float"/>
          <table:table-cell office:value="-0.03582556128501893" office:value-type="float"/>
          <table:table-cell office:value="-0.05" office:value-type="float"/>
          <table:table-cell office:value="0.0731521389679159" office:value-type="float"/>
          <table:table-cell office:value="19" office:value-type="float"/>
          <table:table-cell office:value="-0.005352962613105774" office:value-type="float"/>
          <table:table-cell office:value="-0.00029036223888397224" office:value-type="float"/>
          <table:table-cell office:value="0.009525442123413086" office:value-type="float"/>
          <table:table-cell office:value="0.0034738552570343015" office:value-type="float"/>
          <table:table-cell office:value="-0.0011880493164062502" office:value-type="float"/>
          <table:table-cell office:value="-0.007832891345024108" office:value-type="float"/>
        </table:table-row>
        <table:table-row>
          <table:table-cell office:value="-0.05" office:value-type="float"/>
          <table:table-cell office:value="-0.0077270352840423575" office:value-type="float"/>
          <table:table-cell office:value="0.05" office:value-type="float"/>
          <table:table-cell office:value="0.05" office:value-type="float"/>
          <table:table-cell office:value="-0.03699311017990113" office:value-type="float"/>
          <table:table-cell office:value="-0.05" office:value-type="float"/>
          <table:table-cell office:value="0.07319513106780122" office:value-type="float"/>
          <table:table-cell office:value="20" office:value-type="float"/>
          <table:table-cell office:value="-0.005376211404800415" office:value-type="float"/>
          <table:table-cell office:value="-0.00028557300567626925" office:value-type="float"/>
          <table:table-cell office:value="0.009527816772460939" office:value-type="float"/>
          <table:table-cell office:value="0.0034982371330261226" office:value-type="float"/>
          <table:table-cell office:value="-0.0011675488948822022" office:value-type="float"/>
          <table:table-cell office:value="-0.007844688892364502" office:value-type="float"/>
        </table:table-row>
        <table:table-row>
          <table:table-cell office:value="-0.05" office:value-type="float"/>
          <table:table-cell office:value="-0.00788821518421173" office:value-type="float"/>
          <table:table-cell office:value="0.05" office:value-type="float"/>
          <table:table-cell office:value="0.05" office:value-type="float"/>
          <table:table-cell office:value="-0.037840309739112864" office:value-type="float"/>
          <table:table-cell office:value="-0.05" office:value-type="float"/>
          <table:table-cell office:value="0.07321884786215804" office:value-type="float"/>
          <table:table-cell office:value="21" office:value-type="float"/>
          <table:table-cell office:value="-0.005577011704444885" office:value-type="float"/>
          <table:table-cell office:value="-0.0001611799001693722" office:value-type="float"/>
          <table:table-cell office:value="0.009548789262771607" office:value-type="float"/>
          <table:table-cell office:value="0.0036943042278289803" office:value-type="float"/>
          <table:table-cell office:value="-0.0008471995592117306" office:value-type="float"/>
          <table:table-cell office:value="-0.007933441996574402" office:value-type="float"/>
        </table:table-row>
        <table:table-row>
          <table:table-cell office:value="-0.05" office:value-type="float"/>
          <table:table-cell office:value="-0.008045395016670226" office:value-type="float"/>
          <table:table-cell office:value="0.05" office:value-type="float"/>
          <table:table-cell office:value="0.05" office:value-type="float"/>
          <table:table-cell office:value="-0.03867296338081361" office:value-type="float"/>
          <table:table-cell office:value="-0.05" office:value-type="float"/>
          <table:table-cell office:value="0.07324159351504025" office:value-type="float"/>
          <table:table-cell office:value="22" office:value-type="float"/>
          <table:table-cell office:value="-0.005591952800750733" office:value-type="float"/>
          <table:table-cell office:value="-0.00015717983245849658" office:value-type="float"/>
          <table:table-cell office:value="0.009550323486328125" office:value-type="float"/>
          <table:table-cell office:value="0.003710238933563233" office:value-type="float"/>
          <table:table-cell office:value="-0.0008326536417007438" office:value-type="float"/>
          <table:table-cell office:value="-0.007941464185714722" office:value-type="float"/>
        </table:table-row>
        <table:table-row>
          <table:table-cell office:value="-0.05" office:value-type="float"/>
          <table:table-cell office:value="-0.00806062638759613" office:value-type="float"/>
          <table:table-cell office:value="0.05" office:value-type="float"/>
          <table:table-cell office:value="0.05" office:value-type="float"/>
          <table:table-cell office:value="-0.03914548933506013" office:value-type="float"/>
          <table:table-cell office:value="-0.05" office:value-type="float"/>
          <table:table-cell office:value="0.07324377743167854" office:value-type="float"/>
          <table:table-cell office:value="23" office:value-type="float"/>
          <table:table-cell office:value="-0.005808969736099243" office:value-type="float"/>
          <table:table-cell office:value="-1.5231370925903806e-05" office:value-type="float"/>
          <table:table-cell office:value="0.009573286771774292" office:value-type="float"/>
          <table:table-cell office:value="0.003911395072937012" office:value-type="float"/>
          <table:table-cell office:value="-0.00047252595424652176" office:value-type="float"/>
          <table:table-cell office:value="-0.008042042255401612" office:value-type="float"/>
        </table:table-row>
        <table:table-row>
          <table:table-cell office:value="-0.05" office:value-type="float"/>
          <table:table-cell office:value="-0.008074038624763488" office:value-type="float"/>
          <table:table-cell office:value="0.05" office:value-type="float"/>
          <table:table-cell office:value="0.05" office:value-type="float"/>
          <table:table-cell office:value="-0.03961145162582398" office:value-type="float"/>
          <table:table-cell office:value="-0.05" office:value-type="float"/>
          <table:table-cell office:value="0.07324569758094712" office:value-type="float"/>
          <table:table-cell office:value="24" office:value-type="float"/>
          <table:table-cell office:value="-0.005815203785896302" office:value-type="float"/>
          <table:table-cell office:value="-1.3412237167357774e-05" office:value-type="float"/>
          <table:table-cell office:value="0.00957396149635315" office:value-type="float"/>
          <table:table-cell office:value="0.0039179718494415285" office:value-type="float"/>
          <table:table-cell office:value="-0.0004659622907638543" office:value-type="float"/>
          <table:table-cell office:value="-0.00804532527923584" office:value-type="float"/>
        </table:table-row>
        <table:table-row>
          <table:table-cell office:value="-0.05" office:value-type="float"/>
          <table:table-cell office:value="-0.007916615605354308" office:value-type="float"/>
          <table:table-cell office:value="0.05" office:value-type="float"/>
          <table:table-cell office:value="0.05" office:value-type="float"/>
          <table:table-cell office:value="-0.03962815463542939" office:value-type="float"/>
          <table:table-cell office:value="-0.05" office:value-type="float"/>
          <table:table-cell office:value="0.0732229858295521" office:value-type="float"/>
          <table:table-cell office:value="25" office:value-type="float"/>
          <table:table-cell office:value="-0.0060892593860626225" office:value-type="float"/>
          <table:table-cell office:value="0.0001574230194091794" office:value-type="float"/>
          <table:table-cell office:value="0.00960246205329895" office:value-type="float"/>
          <table:table-cell office:value="0.004198788404464722" office:value-type="float"/>
          <table:table-cell office:value="-1.670300960540834e-05" office:value-type="float"/>
          <table:table-cell office:value="-0.008174474835395813" office:value-type="float"/>
        </table:table-row>
        <table:table-row>
          <table:table-cell office:value="-0.05" office:value-type="float"/>
          <table:table-cell office:value="-0.0077599936723709104" office:value-type="float"/>
          <table:table-cell office:value="0.05" office:value-type="float"/>
          <table:table-cell office:value="0.05" office:value-type="float"/>
          <table:table-cell office:value="-0.03964808762073518" office:value-type="float"/>
          <table:table-cell office:value="-0.05" office:value-type="float"/>
          <table:table-cell office:value="0.07320001313700808" office:value-type="float"/>
          <table:table-cell office:value="26" office:value-type="float"/>
          <table:table-cell office:value="-0.006085976362228394" office:value-type="float"/>
          <table:table-cell office:value="0.00015662193298339802" office:value-type="float"/>
          <table:table-cell office:value="0.009602220058441161" office:value-type="float"/>
          <table:table-cell office:value="0.004194803237915039" office:value-type="float"/>
          <table:table-cell office:value="-1.9932985305786896e-05" office:value-type="float"/>
          <table:table-cell office:value="-0.008172675967216492" office:value-type="float"/>
        </table:table-row>
        <table:table-row>
          <table:table-cell office:value="-0.05" office:value-type="float"/>
          <table:table-cell office:value="-0.007426815629005433" office:value-type="float"/>
          <table:table-cell office:value="0.05" office:value-type="float"/>
          <table:table-cell office:value="0.05" office:value-type="float"/>
          <table:table-cell office:value="-0.03919575512409211" office:value-type="float"/>
          <table:table-cell office:value="-0.05" office:value-type="float"/>
          <table:table-cell office:value="0.07314990068888301" office:value-type="float"/>
          <table:table-cell office:value="27" office:value-type="float"/>
          <table:table-cell office:value="-0.0063734173774719245" office:value-type="float"/>
          <table:table-cell office:value="0.0003331780433654778" office:value-type="float"/>
          <table:table-cell office:value="0.00963335633277893" office:value-type="float"/>
          <table:table-cell office:value="0.004518822431564332" office:value-type="float"/>
          <table:table-cell office:value="0.0004523324966430667" office:value-type="float"/>
          <table:table-cell office:value="-0.008314419388771057" office:value-type="float"/>
        </table:table-row>
        <table:table-row>
          <table:table-cell office:value="-0.05" office:value-type="float"/>
          <table:table-cell office:value="-0.00709714949131012" office:value-type="float"/>
          <table:table-cell office:value="0.05" office:value-type="float"/>
          <table:table-cell office:value="0.05" office:value-type="float"/>
          <table:table-cell office:value="-0.03875630795955659" office:value-type="float"/>
          <table:table-cell office:value="-0.05" office:value-type="float"/>
          <table:table-cell office:value="0.07309867082340125" office:value-type="float"/>
          <table:table-cell office:value="28" office:value-type="float"/>
          <table:table-cell office:value="-0.006361580491065979" office:value-type="float"/>
          <table:table-cell office:value="0.0003296661376953128" office:value-type="float"/>
          <table:table-cell office:value="0.00963228702545166" office:value-type="float"/>
          <table:table-cell office:value="0.004504982233047485" office:value-type="float"/>
          <table:table-cell office:value="0.00043944716453552315" office:value-type="float"/>
          <table:table-cell office:value="-0.008308084607124329" office:value-type="float"/>
        </table:table-row>
        <table:table-row>
          <table:table-cell office:value="-0.05" office:value-type="float"/>
          <table:table-cell office:value="-0.006616033911705017" office:value-type="float"/>
          <table:table-cell office:value="0.05" office:value-type="float"/>
          <table:table-cell office:value="0.05" office:value-type="float"/>
          <table:table-cell office:value="-0.03795399844646455" office:value-type="float"/>
          <table:table-cell office:value="-0.05" office:value-type="float"/>
          <table:table-cell office:value="0.07302101575505111" office:value-type="float"/>
          <table:table-cell office:value="29" office:value-type="float"/>
          <table:table-cell office:value="-0.006565918922424316" office:value-type="float"/>
          <table:table-cell office:value="0.00048111557960510247" office:value-type="float"/>
          <table:table-cell office:value="0.009658617973327637" office:value-type="float"/>
          <table:table-cell office:value="0.004744391441345214" office:value-type="float"/>
          <table:table-cell office:value="0.0008023095130920404" office:value-type="float"/>
          <table:table-cell office:value="-0.008420183062553406" office:value-type="float"/>
        </table:table-row>
        <table:table-row>
          <table:table-cell office:value="-0.05" office:value-type="float"/>
          <table:table-cell office:value="-0.0061421006917953495" office:value-type="float"/>
          <table:table-cell office:value="0.05" office:value-type="float"/>
          <table:table-cell office:value="0.05" office:value-type="float"/>
          <table:table-cell office:value="-0.037170431017875684" office:value-type="float"/>
          <table:table-cell office:value="-0.05" office:value-type="float"/>
          <table:table-cell office:value="0.07294122370658705" office:value-type="float"/>
          <table:table-cell office:value="30" office:value-type="float"/>
          <table:table-cell office:value="-0.006549038290977478" office:value-type="float"/>
          <table:table-cell office:value="0.0004739332199096679" office:value-type="float"/>
          <table:table-cell office:value="0.009656904935836793" office:value-type="float"/>
          <table:table-cell office:value="0.004725158214569092" office:value-type="float"/>
          <table:table-cell office:value="0.0007835674285888664" office:value-type="float"/>
          <table:table-cell office:value="-0.008410922288894654" office:value-type="float"/>
        </table:table-row>
        <table:table-row>
          <table:table-cell office:value="-0.05" office:value-type="float"/>
          <table:table-cell office:value="-0.005535079836845399" office:value-type="float"/>
          <table:table-cell office:value="0.05" office:value-type="float"/>
          <table:table-cell office:value="0.05" office:value-type="float"/>
          <table:table-cell office:value="-0.03612603366374971" office:value-type="float"/>
          <table:table-cell office:value="-0.05" office:value-type="float"/>
          <table:table-cell office:value="0.07283435023039006" office:value-type="float"/>
          <table:table-cell office:value="31" office:value-type="float"/>
          <table:table-cell office:value="-0.006692198514938354" office:value-type="float"/>
          <table:table-cell office:value="0.0006070208549499509" office:value-type="float"/>
          <table:table-cell office:value="0.009681583642959594" office:value-type="float"/>
          <table:table-cell office:value="0.004907361268997193" office:value-type="float"/>
          <table:table-cell office:value="0.0010443973541259758" office:value-type="float"/>
          <table:table-cell office:value="-0.008507795929908753" office:value-type="float"/>
        </table:table-row>
        <table:table-row>
          <table:table-cell office:value="-0.05" office:value-type="float"/>
          <table:table-cell office:value="-0.004937106966972351" office:value-type="float"/>
          <table:table-cell office:value="0.05" office:value-type="float"/>
          <table:table-cell office:value="0.05" office:value-type="float"/>
          <table:table-cell office:value="-0.035105465054512036" office:value-type="float"/>
          <table:table-cell office:value="-0.05" office:value-type="float"/>
          <table:table-cell office:value="0.07272406013337915" office:value-type="float"/>
          <table:table-cell office:value="32" office:value-type="float"/>
          <table:table-cell office:value="-0.0066715407371521" office:value-type="float"/>
          <table:table-cell office:value="0.0005979728698730473" office:value-type="float"/>
          <table:table-cell office:value="0.009679516553878784" office:value-type="float"/>
          <table:table-cell office:value="0.004883617162704468" office:value-type="float"/>
          <table:table-cell office:value="0.0010205686092376702" office:value-type="float"/>
          <table:table-cell office:value="-0.00849654257297516" office:value-type="float"/>
        </table:table-row>
        <table:table-row>
          <table:table-cell office:value="-0.05" office:value-type="float"/>
          <table:table-cell office:value="-0.004249303936958312" office:value-type="float"/>
          <table:table-cell office:value="0.05" office:value-type="float"/>
          <table:table-cell office:value="0.05" office:value-type="float"/>
          <table:table-cell office:value="-0.03388864696025849" office:value-type="float"/>
          <table:table-cell office:value="-0.05" office:value-type="float"/>
          <table:table-cell office:value="0.07259122471937511" office:value-type="float"/>
          <table:table-cell office:value="33" office:value-type="float"/>
          <table:table-cell office:value="-0.006782070398330689" office:value-type="float"/>
          <table:table-cell office:value="0.0006878030300140388" office:value-type="float"/>
          <table:table-cell office:value="0.009701833724975585" office:value-type="float"/>
          <table:table-cell office:value="0.005057621002197265" office:value-type="float"/>
          <table:table-cell office:value="0.0012168180942535405" office:value-type="float"/>
          <table:table-cell office:value="-0.008585470914840698" office:value-type="float"/>
        </table:table-row>
        <table:table-row>
          <table:table-cell office:value="-0.05" office:value-type="float"/>
          <table:table-cell office:value="-0.0035723656415939317" office:value-type="float"/>
          <table:table-cell office:value="0.05" office:value-type="float"/>
          <table:table-cell office:value="0.05" office:value-type="float"/>
          <table:table-cell office:value="-0.032698748707771313" office:value-type="float"/>
          <table:table-cell office:value="-0.05" office:value-type="float"/>
          <table:table-cell office:value="0.07245442957128696" office:value-type="float"/>
          <table:table-cell office:value="34" office:value-type="float"/>
          <table:table-cell office:value="-0.006759201884269714" office:value-type="float"/>
          <table:table-cell office:value="0.0006769382953643807" office:value-type="float"/>
          <table:table-cell office:value="0.009699585437774659" office:value-type="float"/>
          <table:table-cell office:value="0.005031323432922364" office:value-type="float"/>
          <table:table-cell office:value="0.0011898982524871822" office:value-type="float"/>
          <table:table-cell office:value="-0.00857306957244873" office:value-type="float"/>
        </table:table-row>
        <table:table-row>
          <table:table-cell office:value="-0.05" office:value-type="float"/>
          <table:table-cell office:value="-0.0028524631261825553" office:value-type="float"/>
          <table:table-cell office:value="0.05" office:value-type="float"/>
          <table:table-cell office:value="0.05" office:value-type="float"/>
          <table:table-cell office:value="-0.03138171613216401" office:value-type="float"/>
          <table:table-cell office:value="-0.05" office:value-type="float"/>
          <table:table-cell office:value="0.07230257191107414" office:value-type="float"/>
          <table:table-cell office:value="35" office:value-type="float"/>
          <table:table-cell office:value="-0.006834036111831665" office:value-type="float"/>
          <table:table-cell office:value="0.0007199025154113765" office:value-type="float"/>
          <table:table-cell office:value="0.009718811511993409" office:value-type="float"/>
          <table:table-cell office:value="0.005180066823959351" office:value-type="float"/>
          <table:table-cell office:value="0.0013170325756073006" office:value-type="float"/>
          <table:table-cell office:value="-0.008648785948753356" office:value-type="float"/>
        </table:table-row>
        <table:table-row>
          <table:table-cell office:value="-0.05" office:value-type="float"/>
          <table:table-cell office:value="-0.002144312262535095" office:value-type="float"/>
          <table:table-cell office:value="0.05" office:value-type="float"/>
          <table:table-cell office:value="0.05" office:value-type="float"/>
          <table:table-cell office:value="-0.03009384095668794" office:value-type="float"/>
          <table:table-cell office:value="-0.05" office:value-type="float"/>
          <table:table-cell office:value="0.07214699223129874" office:value-type="float"/>
          <table:table-cell office:value="36" office:value-type="float"/>
          <table:table-cell office:value="-0.006810045838356018" office:value-type="float"/>
          <table:table-cell office:value="0.0007081508636474602" office:value-type="float"/>
          <table:table-cell office:value="0.009716548919677733" office:value-type="float"/>
          <table:table-cell office:value="0.0051525294780731205" office:value-type="float"/>
          <table:table-cell office:value="0.0012878751754760737" office:value-type="float"/>
          <table:table-cell office:value="-0.008636128902435303" office:value-type="float"/>
        </table:table-row>
        <table:table-row>
          <table:table-cell office:value="-0.05" office:value-type="float"/>
          <table:table-cell office:value="-0.0014125877618789678" office:value-type="float"/>
          <table:table-cell office:value="0.05" office:value-type="float"/>
          <table:table-cell office:value="0.05" office:value-type="float"/>
          <table:table-cell office:value="-0.028680924773216262" office:value-type="float"/>
          <table:table-cell office:value="-0.05" office:value-type="float"/>
          <table:table-cell office:value="0.0719800005437878" office:value-type="float"/>
          <table:table-cell office:value="37" office:value-type="float"/>
          <table:table-cell office:value="-0.0068894469738006595" office:value-type="float"/>
          <table:table-cell office:value="0.0007317245006561272" office:value-type="float"/>
          <table:table-cell office:value="0.009735898971557617" office:value-type="float"/>
          <table:table-cell office:value="0.00534487009048462" office:value-type="float"/>
          <table:table-cell office:value="0.001412916183471679" office:value-type="float"/>
          <table:table-cell office:value="-0.008719127178192138" office:value-type="float"/>
        </table:table-row>
        <table:table-row>
          <table:table-cell office:value="-0.05" office:value-type="float"/>
          <table:table-cell office:value="-0.0006930512189865113" office:value-type="float"/>
          <table:table-cell office:value="0.05" office:value-type="float"/>
          <table:table-cell office:value="0.05" office:value-type="float"/>
          <table:table-cell office:value="-0.02729862511157991" office:value-type="float"/>
          <table:table-cell office:value="-0.05" office:value-type="float"/>
          <table:table-cell office:value="0.07180983489471371" office:value-type="float"/>
          <table:table-cell office:value="38" office:value-type="float"/>
          <table:table-cell office:value="-0.006864868402481079" office:value-type="float"/>
          <table:table-cell office:value="0.0007195365428924565" office:value-type="float"/>
          <table:table-cell office:value="0.009733667373657226" office:value-type="float"/>
          <table:table-cell office:value="0.005316773653030396" office:value-type="float"/>
          <table:table-cell office:value="0.0013822996616363534" office:value-type="float"/>
          <table:table-cell office:value="-0.008706563115119935" office:value-type="float"/>
        </table:table-row>
        <table:table-row>
          <table:table-cell office:value="-0.05" office:value-type="float"/>
          <table:table-cell office:value="1.3752579689026503e-05" office:value-type="float"/>
          <table:table-cell office:value="0.05" office:value-type="float"/>
          <table:table-cell office:value="0.05" office:value-type="float"/>
          <table:table-cell office:value="-0.025816368460655225" office:value-type="float"/>
          <table:table-cell office:value="-0.05" office:value-type="float"/>
          <table:table-cell office:value="0.0716371409976008" office:value-type="float"/>
          <table:table-cell office:value="39" office:value-type="float"/>
          <table:table-cell office:value="-0.006919037103652954" office:value-type="float"/>
          <table:table-cell office:value="0.0007068037986755378" office:value-type="float"/>
          <table:table-cell office:value="0.00974893093109131" office:value-type="float"/>
          <table:table-cell office:value="0.005498061180114746" office:value-type="float"/>
          <table:table-cell office:value="0.0014822566509246834" office:value-type="float"/>
          <table:table-cell office:value="-0.008777873516082764" office:value-type="float"/>
        </table:table-row>
        <table:table-row>
          <table:table-cell office:value="-0.05" office:value-type="float"/>
          <table:table-cell office:value="0.0007084649801254277" office:value-type="float"/>
          <table:table-cell office:value="0.05" office:value-type="float"/>
          <table:table-cell office:value="0.05" office:value-type="float"/>
          <table:table-cell office:value="-0.02436537563800813" office:value-type="float"/>
          <table:table-cell office:value="-0.05" office:value-type="float"/>
          <table:table-cell office:value="0.07146224875288135" office:value-type="float"/>
          <table:table-cell office:value="40" office:value-type="float"/>
          <table:table-cell office:value="-0.006894537806510925" office:value-type="float"/>
          <table:table-cell office:value="0.0006947124004364012" office:value-type="float"/>
          <table:table-cell office:value="0.009746780395507812" office:value-type="float"/>
          <table:table-cell office:value="0.005470370054244996" office:value-type="float"/>
          <table:table-cell office:value="0.0014509928226470944" office:value-type="float"/>
          <table:table-cell office:value="-0.00876574158668518" office:value-type="float"/>
        </table:table-row>
        <table:table-row>
          <table:table-cell office:value="-0.05" office:value-type="float"/>
          <table:table-cell office:value="0.0013832682371139535" office:value-type="float"/>
          <table:table-cell office:value="0.05" office:value-type="float"/>
          <table:table-cell office:value="0.05" office:value-type="float"/>
          <table:table-cell office:value="-0.022789228558540358" office:value-type="float"/>
          <table:table-cell office:value="-0.05" office:value-type="float"/>
          <table:table-cell office:value="0.07128765017002185" office:value-type="float"/>
          <table:table-cell office:value="41" office:value-type="float"/>
          <table:table-cell office:value="-0.006947476863861084" office:value-type="float"/>
          <table:table-cell office:value="0.0006748032569885258" office:value-type="float"/>
          <table:table-cell office:value="0.009760165214538574" office:value-type="float"/>
          <table:table-cell office:value="0.005681660175323485" office:value-type="float"/>
          <table:table-cell office:value="0.0015761470794677726" office:value-type="float"/>
          <table:table-cell office:value="-0.00883510947227478" office:value-type="float"/>
        </table:table-row>
        <table:table-row>
          <table:table-cell office:value="-0.05" office:value-type="float"/>
          <table:table-cell office:value="0.0020459121465682996" office:value-type="float"/>
          <table:table-cell office:value="0.05" office:value-type="float"/>
          <table:table-cell office:value="0.05" office:value-type="float"/>
          <table:table-cell office:value="-0.021245066523551955" office:value-type="float"/>
          <table:table-cell office:value="-0.05" office:value-type="float"/>
          <table:table-cell office:value="0.07111184028256402" office:value-type="float"/>
          <table:table-cell office:value="42" office:value-type="float"/>
          <table:table-cell office:value="-0.006922926306724548" office:value-type="float"/>
          <table:table-cell office:value="0.0006626439094543461" office:value-type="float"/>
          <table:table-cell office:value="0.009758057594299317" office:value-type="float"/>
          <table:table-cell office:value="0.005654308795928957" office:value-type="float"/>
          <table:table-cell office:value="0.0015441620349884028" office:value-type="float"/>
          <table:table-cell office:value="-0.008823356032371521" office:value-type="float"/>
        </table:table-row>
        <table:table-row>
          <table:table-cell office:value="-0.05" office:value-type="float"/>
          <table:table-cell office:value="0.002692471146583558" office:value-type="float"/>
          <table:table-cell office:value="0.05" office:value-type="float"/>
          <table:table-cell office:value="0.05" office:value-type="float"/>
          <table:table-cell office:value="-0.019589073061943067" office:value-type="float"/>
          <table:table-cell office:value="-0.05" office:value-type="float"/>
          <table:table-cell office:value="0.0709362818489384" office:value-type="float"/>
          <table:table-cell office:value="43" office:value-type="float"/>
          <table:table-cell office:value="-0.0069531953334808355" office:value-type="float"/>
          <table:table-cell office:value="0.0006465590000152583" office:value-type="float"/>
          <table:table-cell office:value="0.009767599105834962" office:value-type="float"/>
          <table:table-cell office:value="0.005851587057113647" office:value-type="float"/>
          <table:table-cell office:value="0.0016559934616088862" office:value-type="float"/>
          <table:table-cell office:value="-0.008880521059036256" office:value-type="float"/>
        </table:table-row>
        <table:table-row>
          <table:table-cell office:value="-0.05" office:value-type="float"/>
          <table:table-cell office:value="0.00332678258419037" office:value-type="float"/>
          <table:table-cell office:value="0.05" office:value-type="float"/>
          <table:table-cell office:value="0.05" office:value-type="float"/>
          <table:table-cell office:value="-0.017965735793113724" office:value-type="float"/>
          <table:table-cell office:value="-0.05" office:value-type="float"/>
          <table:table-cell office:value="0.07076032929195533" office:value-type="float"/>
          <table:table-cell office:value="44" office:value-type="float"/>
          <table:table-cell office:value="-0.006928516626358032" office:value-type="float"/>
          <table:table-cell office:value="0.0006343114376068121" office:value-type="float"/>
          <table:table-cell office:value="0.009765517711639403" office:value-type="float"/>
          <table:table-cell office:value="0.005824600458145141" office:value-type="float"/>
          <table:table-cell office:value="0.001623337268829345" office:value-type="float"/>
          <table:table-cell office:value="-0.008869073390960694" office:value-type="float"/>
        </table:table-row>
        <table:table-row>
          <table:table-cell office:value="-0.05" office:value-type="float"/>
          <table:table-cell office:value="0.0039939647912979135" office:value-type="float"/>
          <table:table-cell office:value="0.05" office:value-type="float"/>
          <table:table-cell office:value="0.05" office:value-type="float"/>
          <table:table-cell office:value="-0.016185911297798172" office:value-type="float"/>
          <table:table-cell office:value="-0.05" office:value-type="float"/>
          <table:table-cell office:value="0.07057142351795863" office:value-type="float"/>
          <table:table-cell office:value="45" office:value-type="float"/>
          <table:table-cell office:value="-0.006971805095672608" office:value-type="float"/>
          <table:table-cell office:value="0.0006671822071075435" office:value-type="float"/>
          <table:table-cell office:value="0.009774425029754638" office:value-type="float"/>
          <table:table-cell office:value="0.006053240299224853" office:value-type="float"/>
          <table:table-cell office:value="0.0017798244953155518" office:value-type="float"/>
          <table:table-cell office:value="-0.008929176330566406" office:value-type="float"/>
        </table:table-row>
        <table:table-row>
          <table:table-cell office:value="-0.05" office:value-type="float"/>
          <table:table-cell office:value="0.00464787781238556" office:value-type="float"/>
          <table:table-cell office:value="0.05" office:value-type="float"/>
          <table:table-cell office:value="0.05" office:value-type="float"/>
          <table:table-cell office:value="-0.01444132030010225" office:value-type="float"/>
          <table:table-cell office:value="-0.05" office:value-type="float"/>
          <table:table-cell office:value="0.07038259547974869" office:value-type="float"/>
          <table:table-cell office:value="46" office:value-type="float"/>
          <table:table-cell office:value="-0.00694578468799591" office:value-type="float"/>
          <table:table-cell office:value="0.0006539130210876463" office:value-type="float"/>
          <table:table-cell office:value="0.009772267341613771" office:value-type="float"/>
          <table:table-cell office:value="0.006025381088256837" office:value-type="float"/>
          <table:table-cell office:value="0.0017445909976959231" office:value-type="float"/>
          <table:table-cell office:value="-0.008917474746704101" office:value-type="float"/>
        </table:table-row>
        <table:table-row>
          <table:table-cell office:value="-0.05" office:value-type="float"/>
          <table:table-cell office:value="0.005356091856956482" office:value-type="float"/>
          <table:table-cell office:value="0.05" office:value-type="float"/>
          <table:table-cell office:value="0.05" office:value-type="float"/>
          <table:table-cell office:value="-0.012513026595115677" office:value-type="float"/>
          <table:table-cell office:value="-0.05" office:value-type="float"/>
          <table:table-cell office:value="0.07017413371241467" office:value-type="float"/>
          <table:table-cell office:value="47" office:value-type="float"/>
          <table:table-cell office:value="-0.006990110278129577" office:value-type="float"/>
          <table:table-cell office:value="0.000708214044570922" office:value-type="float"/>
          <table:table-cell office:value="0.009779789447784423" office:value-type="float"/>
          <table:table-cell office:value="0.006254228353500367" office:value-type="float"/>
          <table:table-cell office:value="0.001928293704986572" office:value-type="float"/>
          <table:table-cell office:value="-0.008976563215255737" office:value-type="float"/>
        </table:table-row>
        <table:table-row>
          <table:table-cell office:value="-0.05" office:value-type="float"/>
          <table:table-cell office:value="0.006049677729606628" office:value-type="float"/>
          <table:table-cell office:value="0.05" office:value-type="float"/>
          <table:table-cell office:value="0.05" office:value-type="float"/>
          <table:table-cell office:value="-0.010623247027397172" office:value-type="float"/>
          <table:table-cell office:value="-0.05" office:value-type="float"/>
          <table:table-cell office:value="0.06996613748927126" office:value-type="float"/>
          <table:table-cell office:value="48" office:value-type="float"/>
          <table:table-cell office:value="-0.00696220874786377" office:value-type="float"/>
          <table:table-cell office:value="0.0006935858726501466" office:value-type="float"/>
          <table:table-cell office:value="0.00977750539779663" office:value-type="float"/>
          <table:table-cell office:value="0.006224853992462158" office:value-type="float"/>
          <table:table-cell office:value="0.0018897795677185053" office:value-type="float"/>
          <table:table-cell office:value="-0.008964468836784364" office:value-type="float"/>
        </table:table-row>
        <table:table-row>
          <table:table-cell office:value="-0.05" office:value-type="float"/>
          <table:table-cell office:value="0.0068063575029373175" office:value-type="float"/>
          <table:table-cell office:value="0.05" office:value-type="float"/>
          <table:table-cell office:value="0.05" office:value-type="float"/>
          <table:table-cell office:value="-0.00857112348079683" office:value-type="float"/>
          <table:table-cell office:value="-0.05" office:value-type="float"/>
          <table:table-cell office:value="0.06973506735154762" office:value-type="float"/>
          <table:table-cell office:value="49" office:value-type="float"/>
          <table:table-cell office:value="-0.006990551948547363" office:value-type="float"/>
          <table:table-cell office:value="0.0007566797733306891" office:value-type="float"/>
          <table:table-cell office:value="0.009784297943115234" office:value-type="float"/>
          <table:table-cell office:value="0.0064259576797485365" office:value-type="float"/>
          <table:table-cell office:value="0.0020521235466003426" office:value-type="float"/>
          <table:table-cell office:value="-0.009020347595214844" office:value-type="float"/>
        </table:table-row>
        <table:table-row>
          <table:table-cell office:value="-0.05" office:value-type="float"/>
          <table:table-cell office:value="0.007547242045402528" office:value-type="float"/>
          <table:table-cell office:value="0.05" office:value-type="float"/>
          <table:table-cell office:value="0.05" office:value-type="float"/>
          <table:table-cell office:value="-0.006560387015342728" office:value-type="float"/>
          <table:table-cell office:value="-0.05" office:value-type="float"/>
          <table:table-cell office:value="0.06950478353393313" office:value-type="float"/>
          <table:table-cell office:value="50" office:value-type="float"/>
          <table:table-cell office:value="-0.006960851550102233" office:value-type="float"/>
          <table:table-cell office:value="0.0007408845424652106" office:value-type="float"/>
          <table:table-cell office:value="0.009781901836395263" office:value-type="float"/>
          <table:table-cell office:value="0.006395413875579835" office:value-type="float"/>
          <table:table-cell office:value="0.0020107364654541014" office:value-type="float"/>
          <table:table-cell office:value="-0.009007930755615234" office:value-type="float"/>
        </table:table-row>
        <table:table-row>
          <table:table-cell office:value="-0.05" office:value-type="float"/>
          <table:table-cell office:value="0.0083269602060318" office:value-type="float"/>
          <table:table-cell office:value="0.05" office:value-type="float"/>
          <table:table-cell office:value="0.05" office:value-type="float"/>
          <table:table-cell office:value="-0.0044317799806595" office:value-type="float"/>
          <table:table-cell office:value="-0.05" office:value-type="float"/>
          <table:table-cell office:value="0.06925830323335601" office:value-type="float"/>
          <table:table-cell office:value="51" office:value-type="float"/>
          <table:table-cell office:value="-0.0069533193111419676" office:value-type="float"/>
          <table:table-cell office:value="0.0007797181606292725" office:value-type="float"/>
          <table:table-cell office:value="0.00978619933128357" office:value-type="float"/>
          <table:table-cell office:value="0.006550039052963258" office:value-type="float"/>
          <table:table-cell office:value="0.002128607034683228" office:value-type="float"/>
          <table:table-cell office:value="-0.009054003357887268" office:value-type="float"/>
        </table:table-row>
        <table:table-row>
          <table:table-cell office:value="-0.05" office:value-type="float"/>
          <table:table-cell office:value="0.009090084433555605" office:value-type="float"/>
          <table:table-cell office:value="0.05" office:value-type="float"/>
          <table:table-cell office:value="0.05" office:value-type="float"/>
          <table:table-cell office:value="-0.0023466426134109656" office:value-type="float"/>
          <table:table-cell office:value="-0.05" office:value-type="float"/>
          <table:table-cell office:value="0.06901314247150994" office:value-type="float"/>
          <table:table-cell office:value="52" office:value-type="float"/>
          <table:table-cell office:value="-0.006922257542610168" office:value-type="float"/>
          <table:table-cell office:value="0.0007631242275238041" office:value-type="float"/>
          <table:table-cell office:value="0.009783732891082765" office:value-type="float"/>
          <table:table-cell office:value="0.006518957614898681" office:value-type="float"/>
          <table:table-cell office:value="0.0020851373672485345" office:value-type="float"/>
          <table:table-cell office:value="-0.009041507244110108" office:value-type="float"/>
        </table:table-row>
        <table:table-row>
          <table:table-cell office:value="-0.05" office:value-type="float"/>
          <table:table-cell office:value="0.009849196076393129" office:value-type="float"/>
          <table:table-cell office:value="0.05" office:value-type="float"/>
          <table:table-cell office:value="0.05" office:value-type="float"/>
          <table:table-cell office:value="-0.00020970880985261668" office:value-type="float"/>
          <table:table-cell office:value="-0.05" office:value-type="float"/>
          <table:table-cell office:value="0.06876558183397204" office:value-type="float"/>
          <table:table-cell office:value="53" office:value-type="float"/>
          <table:table-cell office:value="-0.006876388788223267" office:value-type="float"/>
          <table:table-cell office:value="0.0007591116428375243" office:value-type="float"/>
          <table:table-cell office:value="0.009785609245300293" office:value-type="float"/>
          <table:table-cell office:value="0.006629698276519774" office:value-type="float"/>
          <table:table-cell office:value="0.002136933803558349" office:value-type="float"/>
          <table:table-cell office:value="-0.009074405431747437" office:value-type="float"/>
        </table:table-row>
        <table:table-row>
          <table:table-cell office:value="-0.05" office:value-type="float"/>
          <table:table-cell office:value="0.010591519474983217" office:value-type="float"/>
          <table:table-cell office:value="0.05" office:value-type="float"/>
          <table:table-cell office:value="0.05" office:value-type="float"/>
          <table:table-cell office:value="0.0018834298849105674" office:value-type="float"/>
          <table:table-cell office:value="-0.05" office:value-type="float"/>
          <table:table-cell office:value="0.06852008696457108" office:value-type="float"/>
          <table:table-cell office:value="54" office:value-type="float"/>
          <table:table-cell office:value="-0.006844865083694458" office:value-type="float"/>
          <table:table-cell office:value="0.0007423233985900876" office:value-type="float"/>
          <table:table-cell office:value="0.009783154726028443" office:value-type="float"/>
          <table:table-cell office:value="0.006599044799804688" office:value-type="float"/>
          <table:table-cell office:value="0.002093138694763184" office:value-type="float"/>
          <table:table-cell office:value="-0.00906227171421051" office:value-type="float"/>
        </table:table-row>
        <table:table-row>
          <table:table-cell office:value="-0.05" office:value-type="float"/>
          <table:table-cell office:value="0.011314975619316102" office:value-type="float"/>
          <table:table-cell office:value="0.05" office:value-type="float"/>
          <table:table-cell office:value="0.05" office:value-type="float"/>
          <table:table-cell office:value="0.003988015055656416" office:value-type="float"/>
          <table:table-cell office:value="-0.05" office:value-type="float"/>
          <table:table-cell office:value="0.06827772170323453" office:value-type="float"/>
          <table:table-cell office:value="55" office:value-type="float"/>
          <table:table-cell office:value="-0.006771657466888428" office:value-type="float"/>
          <table:table-cell office:value="0.000723456144332885" office:value-type="float"/>
          <table:table-cell office:value="0.009785937070846558" office:value-type="float"/>
          <table:table-cell office:value="0.006651494503021242" office:value-type="float"/>
          <table:table-cell office:value="0.002104585170745849" office:value-type="float"/>
          <table:table-cell office:value="-0.009084843397140503" office:value-type="float"/>
        </table:table-row>
        <table:table-row>
          <table:table-cell office:value="-0.05" office:value-type="float"/>
          <table:table-cell office:value="0.012021862864494325" office:value-type="float"/>
          <table:table-cell office:value="0.05" office:value-type="float"/>
          <table:table-cell office:value="0.05" office:value-type="float"/>
          <table:table-cell office:value="0.006049341559410079" office:value-type="float"/>
          <table:table-cell office:value="-0.05" office:value-type="float"/>
          <table:table-cell office:value="0.06803806044825651" office:value-type="float"/>
          <table:table-cell office:value="56" office:value-type="float"/>
          <table:table-cell office:value="-0.006740113496780395" office:value-type="float"/>
          <table:table-cell office:value="0.000706887245178223" office:value-type="float"/>
          <table:table-cell office:value="0.009783554077148439" office:value-type="float"/>
          <table:table-cell office:value="0.006621499061584471" office:value-type="float"/>
          <table:table-cell office:value="0.0020613265037536625" office:value-type="float"/>
          <table:table-cell office:value="-0.009073198437690735" office:value-type="float"/>
        </table:table-row>
        <table:table-row>
          <table:table-cell office:value="-0.05" office:value-type="float"/>
          <table:table-cell office:value="0.012724265456199646" office:value-type="float"/>
          <table:table-cell office:value="0.05" office:value-type="float"/>
          <table:table-cell office:value="0.05" office:value-type="float"/>
          <table:table-cell office:value="0.008073571324348433" office:value-type="float"/>
          <table:table-cell office:value="-0.05" office:value-type="float"/>
          <table:table-cell office:value="0.06779724238489258" office:value-type="float"/>
          <table:table-cell office:value="57" office:value-type="float"/>
          <table:table-cell office:value="-0.006666669249534607" office:value-type="float"/>
          <table:table-cell office:value="0.0007024025917053214" office:value-type="float"/>
          <table:table-cell office:value="0.009788029193878172" office:value-type="float"/>
          <table:table-cell office:value="0.006635141372680663" office:value-type="float"/>
          <table:table-cell office:value="0.0020242297649383546" office:value-type="float"/>
          <table:table-cell office:value="-0.009089699983596803" office:value-type="float"/>
        </table:table-row>
        <table:table-row>
          <table:table-cell office:value="-0.05" office:value-type="float"/>
          <table:table-cell office:value="0.013410521149635314" office:value-type="float"/>
          <table:table-cell office:value="0.05" office:value-type="float"/>
          <table:table-cell office:value="0.05" office:value-type="float"/>
          <table:table-cell office:value="0.010054193139076217" office:value-type="float"/>
          <table:table-cell office:value="-0.05" office:value-type="float"/>
          <table:table-cell office:value="0.06755948202668396" office:value-type="float"/>
          <table:table-cell office:value="58" office:value-type="float"/>
          <table:table-cell office:value="-0.006635191440582276" office:value-type="float"/>
          <table:table-cell office:value="0.0006862556934356685" office:value-type="float"/>
          <table:table-cell office:value="0.009785794019699095" office:value-type="float"/>
          <table:table-cell office:value="0.006605513095855714" office:value-type="float"/>
          <table:table-cell office:value="0.0019806218147277836" office:value-type="float"/>
          <table:table-cell office:value="-0.009078611731529237" office:value-type="float"/>
        </table:table-row>
        <table:table-row>
          <table:table-cell office:value="-0.05" office:value-type="float"/>
          <table:table-cell office:value="0.01406692087650299" office:value-type="float"/>
          <table:table-cell office:value="0.05" office:value-type="float"/>
          <table:table-cell office:value="0.05" office:value-type="float"/>
          <table:table-cell office:value="0.011985440850257857" office:value-type="float"/>
          <table:table-cell office:value="-0.05" office:value-type="float"/>
          <table:table-cell office:value="0.06732985912437682" office:value-type="float"/>
          <table:table-cell office:value="59" office:value-type="float"/>
          <table:table-cell office:value="-0.00655463457107544" office:value-type="float"/>
          <table:table-cell office:value="0.0006563997268676756" office:value-type="float"/>
          <table:table-cell office:value="0.009790256023406984" office:value-type="float"/>
          <table:table-cell office:value="0.006593744754791261" office:value-type="float"/>
          <table:table-cell office:value="0.0019312477111816401" office:value-type="float"/>
          <table:table-cell office:value="-0.009089325666427613" office:value-type="float"/>
        </table:table-row>
        <table:table-row>
          <table:table-cell office:value="-0.05" office:value-type="float"/>
          <table:table-cell office:value="0.014708011746406555" office:value-type="float"/>
          <table:table-cell office:value="0.05" office:value-type="float"/>
          <table:table-cell office:value="0.05" office:value-type="float"/>
          <table:table-cell office:value="0.01387486040592192" office:value-type="float"/>
          <table:table-cell office:value="-0.05" office:value-type="float"/>
          <table:table-cell office:value="0.06710358495081094" office:value-type="float"/>
          <table:table-cell office:value="60" office:value-type="float"/>
          <table:table-cell office:value="-0.006524103879928589" office:value-type="float"/>
          <table:table-cell office:value="0.0006410908699035645" office:value-type="float"/>
          <table:table-cell office:value="0.0097881555557251" office:value-type="float"/>
          <table:table-cell office:value="0.0065652036666870115" office:value-type="float"/>
          <table:table-cell office:value="0.0018894195556640632" office:value-type="float"/>
          <table:table-cell office:value="-0.009078820943832397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802595973014831" office:value-type="float"/>
          <table:table-cell office:value="0.0036421108245849616" office:value-type="float"/>
          <table:table-cell office:value="0.00999857187271118" office:value-type="float"/>
          <table:table-cell office:value="0.009766479730606079" office:value-type="float"/>
          <table:table-cell office:value="0.007828261852264406" office:value-type="float"/>
          <table:table-cell office:value="-0.009988086819648743" office:value-type="float"/>
          <table:table-cell office:value="0.06533960323985685" office:value-type="float"/>
          <table:table-cell office:value="1" office:value-type="float"/>
          <table:table-cell office:value="-0.009802595973014831" office:value-type="float"/>
          <table:table-cell office:value="0.0036421108245849616" office:value-type="float"/>
          <table:table-cell office:value="0.00999857187271118" office:value-type="float"/>
          <table:table-cell office:value="0.009766479730606079" office:value-type="float"/>
          <table:table-cell office:value="0.007828261852264406" office:value-type="float"/>
          <table:table-cell office:value="-0.009988086819648743" office:value-type="float"/>
        </table:table-row>
        <table:table-row>
          <table:table-cell office:value="-0.01949513077735901" office:value-type="float"/>
          <table:table-cell office:value="0.006970087289810181" office:value-type="float"/>
          <table:table-cell office:value="0.019996378421783447" office:value-type="float"/>
          <table:table-cell office:value="0.019467047452926635" office:value-type="float"/>
          <table:table-cell office:value="0.015224279165267945" office:value-type="float"/>
          <table:table-cell office:value="-0.01996546983718872" office:value-type="float"/>
          <table:table-cell office:value="0.06709047381382613" office:value-type="float"/>
          <table:table-cell office:value="2" office:value-type="float"/>
          <table:table-cell office:value="-0.009692534804344177" office:value-type="float"/>
          <table:table-cell office:value="0.0033279764652252193" office:value-type="float"/>
          <table:table-cell office:value="0.009997806549072267" office:value-type="float"/>
          <table:table-cell office:value="0.009700567722320556" office:value-type="float"/>
          <table:table-cell office:value="0.007396017313003539" office:value-type="float"/>
          <table:table-cell office:value="-0.009977383017539978" office:value-type="float"/>
        </table:table-row>
        <table:table-row>
          <table:table-cell office:value="-0.029144705533981324" office:value-type="float"/>
          <table:table-cell office:value="0.010298324823379517" office:value-type="float"/>
          <table:table-cell office:value="0.02999392032623291" office:value-type="float"/>
          <table:table-cell office:value="0.02913716912269592" office:value-type="float"/>
          <table:table-cell office:value="0.022520890235900877" office:value-type="float"/>
          <table:table-cell office:value="-0.02993859648704529" office:value-type="float"/>
          <table:table-cell office:value="0.06665303874152113" office:value-type="float"/>
          <table:table-cell office:value="3" office:value-type="float"/>
          <table:table-cell office:value="-0.009649574756622314" office:value-type="float"/>
          <table:table-cell office:value="0.003328237533569336" office:value-type="float"/>
          <table:table-cell office:value="0.009997541904449464" office:value-type="float"/>
          <table:table-cell office:value="0.009670121669769287" office:value-type="float"/>
          <table:table-cell office:value="0.007296611070632933" office:value-type="float"/>
          <table:table-cell office:value="-0.009973126649856568" office:value-type="float"/>
        </table:table-row>
        <table:table-row>
          <table:table-cell office:value="-0.03873890459537506" office:value-type="float"/>
          <table:table-cell office:value="0.013474495410919189" office:value-type="float"/>
          <table:table-cell office:value="0.039990880489349366" office:value-type="float"/>
          <table:table-cell office:value="0.03875717520713806" office:value-type="float"/>
          <table:table-cell office:value="0.029610337018966676" office:value-type="float"/>
          <table:table-cell office:value="-0.03990500152111054" office:value-type="float"/>
          <table:table-cell office:value="0.06439597857939154" office:value-type="float"/>
          <table:table-cell office:value="4" office:value-type="float"/>
          <table:table-cell office:value="-0.009594199061393738" office:value-type="float"/>
          <table:table-cell office:value="0.003176170587539672" office:value-type="float"/>
          <table:table-cell office:value="0.009996960163116455" office:value-type="float"/>
          <table:table-cell office:value="0.00962000608444214" office:value-type="float"/>
          <table:table-cell office:value="0.007089446783065797" office:value-type="float"/>
          <table:table-cell office:value="-0.009966405034065247" office:value-type="float"/>
        </table:table-row>
        <table:table-row>
          <table:table-cell office:value="-0.04828809022903442" office:value-type="float"/>
          <table:table-cell office:value="0.01666676044464111" office:value-type="float"/>
          <table:table-cell office:value="0.04998750448226929" office:value-type="float"/>
          <table:table-cell office:value="0.04834182858467102" office:value-type="float"/>
          <table:table-cell office:value="0.03662479639053345" office:value-type="float"/>
          <table:table-cell office:value="-0.0498655116558075" office:value-type="float"/>
          <table:table-cell office:value="0.06101476553062772" office:value-type="float"/>
          <table:table-cell office:value="5" office:value-type="float"/>
          <table:table-cell office:value="-0.009549185633659363" office:value-type="float"/>
          <table:table-cell office:value="0.0031922650337219242" office:value-type="float"/>
          <table:table-cell office:value="0.009996623992919921" office:value-type="float"/>
          <table:table-cell office:value="0.00958465337753296" office:value-type="float"/>
          <table:table-cell office:value="0.007014459371566773" office:value-type="float"/>
          <table:table-cell office:value="-0.00996051013469696" office:value-type="float"/>
        </table:table-row>
        <table:table-row>
          <table:table-cell office:value="-0.05" office:value-type="float"/>
          <table:table-cell office:value="0.019718477725982664" office:value-type="float"/>
          <table:table-cell office:value="0.05" office:value-type="float"/>
          <table:table-cell office:value="0.05" office:value-type="float"/>
          <table:table-cell office:value="0.043424203395843505" office:value-type="float"/>
          <table:table-cell office:value="-0.05" office:value-type="float"/>
          <table:table-cell office:value="0.0593853696072023" office:value-type="float"/>
          <table:table-cell office:value="6" office:value-type="float"/>
          <table:table-cell office:value="-0.009484595060348511" office:value-type="float"/>
          <table:table-cell office:value="0.003051717281341553" office:value-type="float"/>
          <table:table-cell office:value="0.009995861053466797" office:value-type="float"/>
          <table:table-cell office:value="0.0095232355594635" office:value-type="float"/>
          <table:table-cell office:value="0.00679940700531006" office:value-type="float"/>
          <table:table-cell office:value="-0.009951510429382325" office:value-type="float"/>
        </table:table-row>
        <table:table-row>
          <table:table-cell office:value="-0.05" office:value-type="float"/>
          <table:table-cell office:value="0.0229302823543548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12164526185811" office:value-type="float"/>
          <table:table-cell office:value="7" office:value-type="float"/>
          <table:table-cell office:value="-0.009480913281440736" office:value-type="float"/>
          <table:table-cell office:value="0.003211804628372193" office:value-type="float"/>
          <table:table-cell office:value="0.009996013641357422" office:value-type="float"/>
          <table:table-cell office:value="0.009523041248321535" office:value-type="float"/>
          <table:table-cell office:value="0.006861884593963622" office:value-type="float"/>
          <table:table-cell office:value="-0.009950718879699708" office:value-type="float"/>
        </table:table-row>
        <table:table-row>
          <table:table-cell office:value="-0.05" office:value-type="float"/>
          <table:table-cell office:value="0.0260904085636138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84835264781272" office:value-type="float"/>
          <table:table-cell office:value="8" office:value-type="float"/>
          <table:table-cell office:value="-0.009458590149879455" office:value-type="float"/>
          <table:table-cell office:value="0.003160126209259033" office:value-type="float"/>
          <table:table-cell office:value="0.009995839595794679" office:value-type="float"/>
          <table:table-cell office:value="0.009502313137054444" office:value-type="float"/>
          <table:table-cell office:value="0.006771771907806397" office:value-type="float"/>
          <table:table-cell office:value="-0.009948041439056397" office:value-type="float"/>
        </table:table-row>
        <table:table-row>
          <table:table-cell office:value="-0.05" office:value-type="float"/>
          <table:table-cell office:value="0.0295047271251678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544546299571064" office:value-type="float"/>
          <table:table-cell office:value="9" office:value-type="float"/>
          <table:table-cell office:value="-0.00947626233100891" office:value-type="float"/>
          <table:table-cell office:value="0.0034143185615539556" office:value-type="float"/>
          <table:table-cell office:value="0.009996196031570434" office:value-type="float"/>
          <table:table-cell office:value="0.009528653621673584" office:value-type="float"/>
          <table:table-cell office:value="0.006938095092773438" office:value-type="float"/>
          <table:table-cell office:value="-0.00994962751865387" office:value-type="float"/>
        </table:table-row>
        <table:table-row>
          <table:table-cell office:value="-0.05" office:value-type="float"/>
          <table:table-cell office:value="0.0328932178020477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4030133644309045" office:value-type="float"/>
          <table:table-cell office:value="10" office:value-type="float"/>
          <table:table-cell office:value="-0.009464730620384217" office:value-type="float"/>
          <table:table-cell office:value="0.003388490676879883" office:value-type="float"/>
          <table:table-cell office:value="0.009996120929718017" office:value-type="float"/>
          <table:table-cell office:value="0.009517797231674193" office:value-type="float"/>
          <table:table-cell office:value="0.006893495321273804" office:value-type="float"/>
          <table:table-cell office:value="-0.009948189854621887" office:value-type="float"/>
        </table:table-row>
        <table:table-row>
          <table:table-cell office:value="-0.05" office:value-type="float"/>
          <table:table-cell office:value="0.0365096175670623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249869533505066" office:value-type="float"/>
          <table:table-cell office:value="11" office:value-type="float"/>
          <table:table-cell office:value="-0.009479891657829285" office:value-type="float"/>
          <table:table-cell office:value="0.003616399765014648" office:value-type="float"/>
          <table:table-cell office:value="0.00999642848968506" office:value-type="float"/>
          <table:table-cell office:value="0.009547390937805175" office:value-type="float"/>
          <table:table-cell office:value="0.007041754722595215" office:value-type="float"/>
          <table:table-cell office:value="-0.009949561357498169" office:value-type="float"/>
        </table:table-row>
        <table:table-row>
          <table:table-cell office:value="-0.05" office:value-type="float"/>
          <table:table-cell office:value="0.0401016688346862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0959436683930964" office:value-type="float"/>
          <table:table-cell office:value="12" office:value-type="float"/>
          <table:table-cell office:value="-0.009468771815299988" office:value-type="float"/>
          <table:table-cell office:value="0.003592051267623901" office:value-type="float"/>
          <table:table-cell office:value="0.009996361732482912" office:value-type="float"/>
          <table:table-cell office:value="0.009536867141723632" office:value-type="float"/>
          <table:table-cell office:value="0.006998913288116455" office:value-type="float"/>
          <table:table-cell office:value="-0.009948194026947021" office:value-type="float"/>
        </table:table-row>
        <table:table-row>
          <table:table-cell office:value="-0.05" office:value-type="float"/>
          <table:table-cell office:value="0.0438646018505096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93317776282369" office:value-type="float"/>
          <table:table-cell office:value="13" office:value-type="float"/>
          <table:table-cell office:value="-0.009483123421669007" office:value-type="float"/>
          <table:table-cell office:value="0.0037629330158233647" office:value-type="float"/>
          <table:table-cell office:value="0.009996614456176759" office:value-type="float"/>
          <table:table-cell office:value="0.009562934637069703" office:value-type="float"/>
          <table:table-cell office:value="0.007107845544815064" office:value-type="float"/>
          <table:table-cell office:value="-0.009949102401733398" office:value-type="float"/>
        </table:table-row>
        <table:table-row>
          <table:table-cell office:value="-0.05" office:value-type="float"/>
          <table:table-cell office:value="0.0476027858257293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7700952941940794" office:value-type="float"/>
          <table:table-cell office:value="14" office:value-type="float"/>
          <table:table-cell office:value="-0.009471785426139832" office:value-type="float"/>
          <table:table-cell office:value="0.003738183975219727" office:value-type="float"/>
          <table:table-cell office:value="0.0099965500831604" office:value-type="float"/>
          <table:table-cell office:value="0.009552310705184938" office:value-type="float"/>
          <table:table-cell office:value="0.007064230442047121" office:value-type="float"/>
          <table:table-cell office:value="-0.0099476832151412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057165543" office:value-type="float"/>
          <table:table-cell office:value="15" office:value-type="float"/>
          <table:table-cell office:value="-0.009484714269638062" office:value-type="float"/>
          <table:table-cell office:value="0.0038308286666870126" office:value-type="float"/>
          <table:table-cell office:value="0.009996755123138428" office:value-type="float"/>
          <table:table-cell office:value="0.009579166173934938" office:value-type="float"/>
          <table:table-cell office:value="0.007140083312988281" office:value-type="float"/>
          <table:table-cell office:value="-0.00994820654392242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131369969" office:value-type="float"/>
          <table:table-cell office:value="16" office:value-type="float"/>
          <table:table-cell office:value="-0.009477580785751344" office:value-type="float"/>
          <table:table-cell office:value="0.003815690279006958" office:value-type="float"/>
          <table:table-cell office:value="0.00999671697616577" office:value-type="float"/>
          <table:table-cell office:value="0.009572596549987792" office:value-type="float"/>
          <table:table-cell office:value="0.007112696170806886" office:value-type="float"/>
          <table:table-cell office:value="-0.00994729757308959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359260588" office:value-type="float"/>
          <table:table-cell office:value="17" office:value-type="float"/>
          <table:table-cell office:value="-0.009499189853668212" office:value-type="float"/>
          <table:table-cell office:value="0.0038514542579650875" office:value-type="float"/>
          <table:table-cell office:value="0.009996943473815917" office:value-type="float"/>
          <table:table-cell office:value="0.009608348608016968" office:value-type="float"/>
          <table:table-cell office:value="0.007194464206695556" office:value-type="float"/>
          <table:table-cell office:value="-0.0099488091468811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374583243" office:value-type="float"/>
          <table:table-cell office:value="18" office:value-type="float"/>
          <table:table-cell office:value="-0.009499189853668212" office:value-type="float"/>
          <table:table-cell office:value="0.003851455450057984" office:value-type="float"/>
          <table:table-cell office:value="0.009996943473815917" office:value-type="float"/>
          <table:table-cell office:value="0.009608348608016968" office:value-type="float"/>
          <table:table-cell office:value="0.007194464206695556" office:value-type="float"/>
          <table:table-cell office:value="-0.0099488091468811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436980525" office:value-type="float"/>
          <table:table-cell office:value="19" office:value-type="float"/>
          <table:table-cell office:value="-0.009521636366844177" office:value-type="float"/>
          <table:table-cell office:value="0.003802608251571655" office:value-type="float"/>
          <table:table-cell office:value="0.009997162818908693" office:value-type="float"/>
          <table:table-cell office:value="0.009643999338150024" office:value-type="float"/>
          <table:table-cell office:value="0.007245726585388185" office:value-type="float"/>
          <table:table-cell office:value="-0.0099502265453338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9414405355" office:value-type="float"/>
          <table:table-cell office:value="20" office:value-type="float"/>
          <table:table-cell office:value="-0.009521636366844177" office:value-type="float"/>
          <table:table-cell office:value="0.003802608251571655" office:value-type="float"/>
          <table:table-cell office:value="0.009997162818908693" office:value-type="float"/>
          <table:table-cell office:value="0.009643999338150024" office:value-type="float"/>
          <table:table-cell office:value="0.007245726585388185" office:value-type="float"/>
          <table:table-cell office:value="-0.0099502265453338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7615533594" office:value-type="float"/>
          <table:table-cell office:value="21" office:value-type="float"/>
          <table:table-cell office:value="-0.009540653228759766" office:value-type="float"/>
          <table:table-cell office:value="0.0036861181259155266" office:value-type="float"/>
          <table:table-cell office:value="0.009997348785400392" office:value-type="float"/>
          <table:table-cell office:value="0.009674878120422363" office:value-type="float"/>
          <table:table-cell office:value="0.007255758047103883" office:value-type="float"/>
          <table:table-cell office:value="-0.0099512094259262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644763956" office:value-type="float"/>
          <table:table-cell office:value="22" office:value-type="float"/>
          <table:table-cell office:value="-0.009540653228759766" office:value-type="float"/>
          <table:table-cell office:value="0.0036861181259155266" office:value-type="float"/>
          <table:table-cell office:value="0.009997348785400392" office:value-type="float"/>
          <table:table-cell office:value="0.009674878120422363" office:value-type="float"/>
          <table:table-cell office:value="0.007255758047103883" office:value-type="float"/>
          <table:table-cell office:value="-0.0099512094259262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808933032" office:value-type="float"/>
          <table:table-cell office:value="23" office:value-type="float"/>
          <table:table-cell office:value="-0.009560344815254211" office:value-type="float"/>
          <table:table-cell office:value="0.0035382831096649175" office:value-type="float"/>
          <table:table-cell office:value="0.009997519254684449" office:value-type="float"/>
          <table:table-cell office:value="0.009702088832855225" office:value-type="float"/>
          <table:table-cell office:value="0.007247345447540283" office:value-type="float"/>
          <table:table-cell office:value="-0.0099521636962890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514310111" office:value-type="float"/>
          <table:table-cell office:value="24" office:value-type="float"/>
          <table:table-cell office:value="-0.009560344815254211" office:value-type="float"/>
          <table:table-cell office:value="0.0035382831096649175" office:value-type="float"/>
          <table:table-cell office:value="0.009997519254684449" office:value-type="float"/>
          <table:table-cell office:value="0.009702088832855225" office:value-type="float"/>
          <table:table-cell office:value="0.007247345447540283" office:value-type="float"/>
          <table:table-cell office:value="-0.0099521636962890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28455615554" office:value-type="float"/>
          <table:table-cell office:value="25" office:value-type="float"/>
          <table:table-cell office:value="-0.009579418301582336" office:value-type="float"/>
          <table:table-cell office:value="0.003315494060516358" office:value-type="float"/>
          <table:table-cell office:value="0.009997694492340089" office:value-type="float"/>
          <table:table-cell office:value="0.009729366302490236" office:value-type="float"/>
          <table:table-cell office:value="0.007192606925964356" office:value-type="float"/>
          <table:table-cell office:value="-0.0099531936645507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275742328" office:value-type="float"/>
          <table:table-cell office:value="26" office:value-type="float"/>
          <table:table-cell office:value="-0.009579418301582336" office:value-type="float"/>
          <table:table-cell office:value="0.003315494060516358" office:value-type="float"/>
          <table:table-cell office:value="0.009997694492340089" office:value-type="float"/>
          <table:table-cell office:value="0.009729366302490236" office:value-type="float"/>
          <table:table-cell office:value="0.007192606925964356" office:value-type="float"/>
          <table:table-cell office:value="-0.0099531936645507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69729745604" office:value-type="float"/>
          <table:table-cell office:value="27" office:value-type="float"/>
          <table:table-cell office:value="-0.009595720171928406" office:value-type="float"/>
          <table:table-cell office:value="0.003042206764221192" office:value-type="float"/>
          <table:table-cell office:value="0.00999785900115967" office:value-type="float"/>
          <table:table-cell office:value="0.009756393432617189" office:value-type="float"/>
          <table:table-cell office:value="0.007103296518325806" office:value-type="float"/>
          <table:table-cell office:value="-0.0099543046951293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69840509882" office:value-type="float"/>
          <table:table-cell office:value="28" office:value-type="float"/>
          <table:table-cell office:value="-0.009595718979835511" office:value-type="float"/>
          <table:table-cell office:value="0.003042206764221192" office:value-type="float"/>
          <table:table-cell office:value="0.00999785900115967" office:value-type="float"/>
          <table:table-cell office:value="0.009756392240524292" office:value-type="float"/>
          <table:table-cell office:value="0.007103291749954223" office:value-type="float"/>
          <table:table-cell office:value="-0.0099543040990829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143536937" office:value-type="float"/>
          <table:table-cell office:value="29" office:value-type="float"/>
          <table:table-cell office:value="-0.009603827595710754" office:value-type="float"/>
          <table:table-cell office:value="0.002767173051834106" office:value-type="float"/>
          <table:table-cell office:value="0.009997973442077637" office:value-type="float"/>
          <table:table-cell office:value="0.00977956771850586" office:value-type="float"/>
          <table:table-cell office:value="0.006950564384460451" office:value-type="float"/>
          <table:table-cell office:value="-0.0099550271034240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3890350635" office:value-type="float"/>
          <table:table-cell office:value="30" office:value-type="float"/>
          <table:table-cell office:value="-0.009603829383850097" office:value-type="float"/>
          <table:table-cell office:value="0.002767171859741211" office:value-type="float"/>
          <table:table-cell office:value="0.009997973442077637" office:value-type="float"/>
          <table:table-cell office:value="0.00977957010269165" office:value-type="float"/>
          <table:table-cell office:value="0.00695056915283203" office:value-type="float"/>
          <table:table-cell office:value="-0.0099550271034240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0666353985" office:value-type="float"/>
          <table:table-cell office:value="31" office:value-type="float"/>
          <table:table-cell office:value="-0.009607882499694824" office:value-type="float"/>
          <table:table-cell office:value="0.0025022029876708984" office:value-type="float"/>
          <table:table-cell office:value="0.00999807357788086" office:value-type="float"/>
          <table:table-cell office:value="0.009799158573150635" office:value-type="float"/>
          <table:table-cell office:value="0.0067612636089324964" office:value-type="float"/>
          <table:table-cell office:value="-0.0099555784463882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71950756446" office:value-type="float"/>
          <table:table-cell office:value="32" office:value-type="float"/>
          <table:table-cell office:value="-0.009607882499694824" office:value-type="float"/>
          <table:table-cell office:value="0.0025022029876708984" office:value-type="float"/>
          <table:table-cell office:value="0.00999807357788086" office:value-type="float"/>
          <table:table-cell office:value="0.009799158573150635" office:value-type="float"/>
          <table:table-cell office:value="0.0067612624168396" office:value-type="float"/>
          <table:table-cell office:value="-0.0099555784463882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098570977" office:value-type="float"/>
          <table:table-cell office:value="33" office:value-type="float"/>
          <table:table-cell office:value="-0.009611313343048097" office:value-type="float"/>
          <table:table-cell office:value="0.0022546279430389407" office:value-type="float"/>
          <table:table-cell office:value="0.009998165369033812" office:value-type="float"/>
          <table:table-cell office:value="0.0098148250579834" office:value-type="float"/>
          <table:table-cell office:value="0.006572694778442382" office:value-type="float"/>
          <table:table-cell office:value="-0.00995574235916137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2642502725" office:value-type="float"/>
          <table:table-cell office:value="34" office:value-type="float"/>
          <table:table-cell office:value="-0.009611313343048097" office:value-type="float"/>
          <table:table-cell office:value="0.0022546291351318356" office:value-type="float"/>
          <table:table-cell office:value="0.009998165369033812" office:value-type="float"/>
          <table:table-cell office:value="0.0098148250579834" office:value-type="float"/>
          <table:table-cell office:value="0.006572694778442382" office:value-type="float"/>
          <table:table-cell office:value="-0.00995574235916137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486062144" office:value-type="float"/>
          <table:table-cell office:value="35" office:value-type="float"/>
          <table:table-cell office:value="-0.009608778953552246" office:value-type="float"/>
          <table:table-cell office:value="0.0019561719894409177" office:value-type="float"/>
          <table:table-cell office:value="0.009998226165771484" office:value-type="float"/>
          <table:table-cell office:value="0.009828000068664551" office:value-type="float"/>
          <table:table-cell office:value="0.006322818994522096" office:value-type="float"/>
          <table:table-cell office:value="-0.0099548906087875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9398736264" office:value-type="float"/>
          <table:table-cell office:value="36" office:value-type="float"/>
          <table:table-cell office:value="-0.009608778953552246" office:value-type="float"/>
          <table:table-cell office:value="0.0019561719894409177" office:value-type="float"/>
          <table:table-cell office:value="0.009998226165771484" office:value-type="float"/>
          <table:table-cell office:value="0.009828000068664551" office:value-type="float"/>
          <table:table-cell office:value="0.006322820186614989" office:value-type="float"/>
          <table:table-cell office:value="-0.0099548906087875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075849899" office:value-type="float"/>
          <table:table-cell office:value="37" office:value-type="float"/>
          <table:table-cell office:value="-0.009604520797729492" office:value-type="float"/>
          <table:table-cell office:value="0.0016735553741455082" office:value-type="float"/>
          <table:table-cell office:value="0.009998279809951783" office:value-type="float"/>
          <table:table-cell office:value="0.0098394775390625" office:value-type="float"/>
          <table:table-cell office:value="0.006064418554306032" office:value-type="float"/>
          <table:table-cell office:value="-0.0099536031484603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1437612355" office:value-type="float"/>
          <table:table-cell office:value="38" office:value-type="float"/>
          <table:table-cell office:value="-0.009604520797729492" office:value-type="float"/>
          <table:table-cell office:value="0.0016735553741455082" office:value-type="float"/>
          <table:table-cell office:value="0.009998279809951783" office:value-type="float"/>
          <table:table-cell office:value="0.0098394775390625" office:value-type="float"/>
          <table:table-cell office:value="0.006064418554306032" office:value-type="float"/>
          <table:table-cell office:value="-0.0099536031484603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1237769516" office:value-type="float"/>
          <table:table-cell office:value="39" office:value-type="float"/>
          <table:table-cell office:value="-0.009597601890563965" office:value-type="float"/>
          <table:table-cell office:value="0.0013681888580322262" office:value-type="float"/>
          <table:table-cell office:value="0.0099983286857605" office:value-type="float"/>
          <table:table-cell office:value="0.009847816228866579" office:value-type="float"/>
          <table:table-cell office:value="0.005775401592254639" office:value-type="float"/>
          <table:table-cell office:value="-0.0099516105651855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07437813" office:value-type="float"/>
          <table:table-cell office:value="40" office:value-type="float"/>
          <table:table-cell office:value="-0.009597601890563965" office:value-type="float"/>
          <table:table-cell office:value="0.0013681900501251228" office:value-type="float"/>
          <table:table-cell office:value="0.0099983286857605" office:value-type="float"/>
          <table:table-cell office:value="0.009847816228866579" office:value-type="float"/>
          <table:table-cell office:value="0.005775401592254639" office:value-type="float"/>
          <table:table-cell office:value="-0.0099516105651855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257181679" office:value-type="float"/>
          <table:table-cell office:value="41" office:value-type="float"/>
          <table:table-cell office:value="-0.009597616195678711" office:value-type="float"/>
          <table:table-cell office:value="0.0011439549922943118" office:value-type="float"/>
          <table:table-cell office:value="0.009998400211334227" office:value-type="float"/>
          <table:table-cell office:value="0.009853422641754152" office:value-type="float"/>
          <table:table-cell office:value="0.005531744956970215" office:value-type="float"/>
          <table:table-cell office:value="-0.00994997262954711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8922612185" office:value-type="float"/>
          <table:table-cell office:value="42" office:value-type="float"/>
          <table:table-cell office:value="-0.009597616195678711" office:value-type="float"/>
          <table:table-cell office:value="0.0011439549922943118" office:value-type="float"/>
          <table:table-cell office:value="0.009998400211334227" office:value-type="float"/>
          <table:table-cell office:value="0.009853422641754152" office:value-type="float"/>
          <table:table-cell office:value="0.005531744956970215" office:value-type="float"/>
          <table:table-cell office:value="-0.00994997262954711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776213457" office:value-type="float"/>
          <table:table-cell office:value="43" office:value-type="float"/>
          <table:table-cell office:value="-0.009600555300712585" office:value-type="float"/>
          <table:table-cell office:value="0.0008932483196258546" office:value-type="float"/>
          <table:table-cell office:value="0.009998486042022704" office:value-type="float"/>
          <table:table-cell office:value="0.009857963323593141" office:value-type="float"/>
          <table:table-cell office:value="0.0052890825271606455" office:value-type="float"/>
          <table:table-cell office:value="-0.0099482357501983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971054138" office:value-type="float"/>
          <table:table-cell office:value="44" office:value-type="float"/>
          <table:table-cell office:value="-0.009600555300712585" office:value-type="float"/>
          <table:table-cell office:value="0.0008932471275329597" office:value-type="float"/>
          <table:table-cell office:value="0.009998486042022704" office:value-type="float"/>
          <table:table-cell office:value="0.009857963323593141" office:value-type="float"/>
          <table:table-cell office:value="0.005289081335067749" office:value-type="float"/>
          <table:table-cell office:value="-0.0099482357501983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2635559757" office:value-type="float"/>
          <table:table-cell office:value="45" office:value-type="float"/>
          <table:table-cell office:value="-0.009607748389244079" office:value-type="float"/>
          <table:table-cell office:value="0.0006333613395690923" office:value-type="float"/>
          <table:table-cell office:value="0.009998583793640136" office:value-type="float"/>
          <table:table-cell office:value="0.009862179756164552" office:value-type="float"/>
          <table:table-cell office:value="0.005050778388977051" office:value-type="float"/>
          <table:table-cell office:value="-0.0099464249610900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100704864" office:value-type="float"/>
          <table:table-cell office:value="46" office:value-type="float"/>
          <table:table-cell office:value="-0.009607748389244079" office:value-type="float"/>
          <table:table-cell office:value="0.0006333625316619872" office:value-type="float"/>
          <table:table-cell office:value="0.009998583793640136" office:value-type="float"/>
          <table:table-cell office:value="0.009862179756164552" office:value-type="float"/>
          <table:table-cell office:value="0.005050778388977051" office:value-type="float"/>
          <table:table-cell office:value="-0.0099464249610900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554241691" office:value-type="float"/>
          <table:table-cell office:value="47" office:value-type="float"/>
          <table:table-cell office:value="-0.009619227647781373" office:value-type="float"/>
          <table:table-cell office:value="0.00046489834785461495" office:value-type="float"/>
          <table:table-cell office:value="0.009998693466186525" office:value-type="float"/>
          <table:table-cell office:value="0.009865686893463134" office:value-type="float"/>
          <table:table-cell office:value="0.004870483875274658" office:value-type="float"/>
          <table:table-cell office:value="-0.0099450117349624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285233522" office:value-type="float"/>
          <table:table-cell office:value="48" office:value-type="float"/>
          <table:table-cell office:value="-0.009619227647781373" office:value-type="float"/>
          <table:table-cell office:value="0.00046489834785461495" office:value-type="float"/>
          <table:table-cell office:value="0.009998693466186525" office:value-type="float"/>
          <table:table-cell office:value="0.009865686893463134" office:value-type="float"/>
          <table:table-cell office:value="0.004870483875274658" office:value-type="float"/>
          <table:table-cell office:value="-0.0099450117349624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7312989314" office:value-type="float"/>
          <table:table-cell office:value="49" office:value-type="float"/>
          <table:table-cell office:value="-0.00963911235332489" office:value-type="float"/>
          <table:table-cell office:value="0.0003918957710266121" office:value-type="float"/>
          <table:table-cell office:value="0.009998822212219238" office:value-type="float"/>
          <table:table-cell office:value="0.009869320392608643" office:value-type="float"/>
          <table:table-cell office:value="0.004752899408340455" office:value-type="float"/>
          <table:table-cell office:value="-0.00994408845901489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02102538" office:value-type="float"/>
          <table:table-cell office:value="50" office:value-type="float"/>
          <table:table-cell office:value="-0.00963911235332489" office:value-type="float"/>
          <table:table-cell office:value="0.000391896963119507" office:value-type="float"/>
          <table:table-cell office:value="0.009998822212219238" office:value-type="float"/>
          <table:table-cell office:value="0.009869320392608643" office:value-type="float"/>
          <table:table-cell office:value="0.00475290060043335" office:value-type="float"/>
          <table:table-cell office:value="-0.00994408845901489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5994265" office:value-type="float"/>
          <table:table-cell office:value="51" office:value-type="float"/>
          <table:table-cell office:value="-0.009662161469459534" office:value-type="float"/>
          <table:table-cell office:value="0.00034469723701477037" office:value-type="float"/>
          <table:table-cell office:value="0.009998950958251955" office:value-type="float"/>
          <table:table-cell office:value="0.009873502254486083" office:value-type="float"/>
          <table:table-cell office:value="0.0046637868881225595" office:value-type="float"/>
          <table:table-cell office:value="-0.0099433040618896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096286379" office:value-type="float"/>
          <table:table-cell office:value="52" office:value-type="float"/>
          <table:table-cell office:value="-0.009662161469459534" office:value-type="float"/>
          <table:table-cell office:value="0.00034469723701477037" office:value-type="float"/>
          <table:table-cell office:value="0.009998950958251955" office:value-type="float"/>
          <table:table-cell office:value="0.009873502254486083" office:value-type="float"/>
          <table:table-cell office:value="0.0046637868881225595" office:value-type="float"/>
          <table:table-cell office:value="-0.0099433040618896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76102610716" office:value-type="float"/>
          <table:table-cell office:value="53" office:value-type="float"/>
          <table:table-cell office:value="-0.009682366847991944" office:value-type="float"/>
          <table:table-cell office:value="0.0003243470191955575" office:value-type="float"/>
          <table:table-cell office:value="0.009999064207077026" office:value-type="float"/>
          <table:table-cell office:value="0.009877254962921142" office:value-type="float"/>
          <table:table-cell office:value="0.004552532434463501" office:value-type="float"/>
          <table:table-cell office:value="-0.0099423956871032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8119519754" office:value-type="float"/>
          <table:table-cell office:value="54" office:value-type="float"/>
          <table:table-cell office:value="-0.009682365655899049" office:value-type="float"/>
          <table:table-cell office:value="0.00032434940338134724" office:value-type="float"/>
          <table:table-cell office:value="0.009999064207077026" office:value-type="float"/>
          <table:table-cell office:value="0.009877254962921142" office:value-type="float"/>
          <table:table-cell office:value="0.004552528858184815" office:value-type="float"/>
          <table:table-cell office:value="-0.0099423956871032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182761326" office:value-type="float"/>
          <table:table-cell office:value="55" office:value-type="float"/>
          <table:table-cell office:value="-0.009709886908531189" office:value-type="float"/>
          <table:table-cell office:value="0.0005006110668182365" office:value-type="float"/>
          <table:table-cell office:value="0.00999918818473816" office:value-type="float"/>
          <table:table-cell office:value="0.009882042407989502" office:value-type="float"/>
          <table:table-cell office:value="0.0045847630500793456" office:value-type="float"/>
          <table:table-cell office:value="-0.0099429577589035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253053174" office:value-type="float"/>
          <table:table-cell office:value="56" office:value-type="float"/>
          <table:table-cell office:value="-0.009709886908531189" office:value-type="float"/>
          <table:table-cell office:value="0.0005006110668182365" office:value-type="float"/>
          <table:table-cell office:value="0.00999918818473816" office:value-type="float"/>
          <table:table-cell office:value="0.009882042407989502" office:value-type="float"/>
          <table:table-cell office:value="0.0045847630500793456" office:value-type="float"/>
          <table:table-cell office:value="-0.0099429577589035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342420337" office:value-type="float"/>
          <table:table-cell office:value="57" office:value-type="float"/>
          <table:table-cell office:value="-0.009739032983779908" office:value-type="float"/>
          <table:table-cell office:value="0.0009057700634002679" office:value-type="float"/>
          <table:table-cell office:value="0.009999303817749024" office:value-type="float"/>
          <table:table-cell office:value="0.009887562990188599" office:value-type="float"/>
          <table:table-cell office:value="0.00475119709968567" office:value-type="float"/>
          <table:table-cell office:value="-0.0099447983503341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71693604236" office:value-type="float"/>
          <table:table-cell office:value="58" office:value-type="float"/>
          <table:table-cell office:value="-0.009739032983779908" office:value-type="float"/>
          <table:table-cell office:value="0.0009057700634002679" office:value-type="float"/>
          <table:table-cell office:value="0.009999303817749024" office:value-type="float"/>
          <table:table-cell office:value="0.009887562990188599" office:value-type="float"/>
          <table:table-cell office:value="0.00475119709968567" office:value-type="float"/>
          <table:table-cell office:value="-0.0099447983503341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69728019755" office:value-type="float"/>
          <table:table-cell office:value="59" office:value-type="float"/>
          <table:table-cell office:value="-0.0097668194770813" office:value-type="float"/>
          <table:table-cell office:value="0.0013636553287506101" office:value-type="float"/>
          <table:table-cell office:value="0.009999406337738036" office:value-type="float"/>
          <table:table-cell office:value="0.00989461898803711" office:value-type="float"/>
          <table:table-cell office:value="0.004960141181945802" office:value-type="float"/>
          <table:table-cell office:value="-0.0099468797445297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5157386335" office:value-type="float"/>
          <table:table-cell office:value="60" office:value-type="float"/>
          <table:table-cell office:value="-0.0097668194770813" office:value-type="float"/>
          <table:table-cell office:value="0.0013636553287506101" office:value-type="float"/>
          <table:table-cell office:value="0.009999406337738036" office:value-type="float"/>
          <table:table-cell office:value="0.00989461898803711" office:value-type="float"/>
          <table:table-cell office:value="0.004960141181945802" office:value-type="float"/>
          <table:table-cell office:value="-0.009946879744529725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6304047107696535" office:value-type="float"/>
          <table:table-cell office:value="0.0016653048992156978" office:value-type="float"/>
          <table:table-cell office:value="0.00946231484413147" office:value-type="float"/>
          <table:table-cell office:value="0.0034767866134643548" office:value-type="float"/>
          <table:table-cell office:value="-8.81922245025632e-05" office:value-type="float"/>
          <table:table-cell office:value="-0.007743202447891236" office:value-type="float"/>
          <table:table-cell office:value="-0.20735097638425906" office:value-type="float"/>
          <table:table-cell office:value="1" office:value-type="float"/>
          <table:table-cell office:value="-0.0046304047107696535" office:value-type="float"/>
          <table:table-cell office:value="0.0016653048992156978" office:value-type="float"/>
          <table:table-cell office:value="0.00946231484413147" office:value-type="float"/>
          <table:table-cell office:value="0.0034767866134643548" office:value-type="float"/>
          <table:table-cell office:value="-8.81922245025632e-05" office:value-type="float"/>
          <table:table-cell office:value="-0.007743202447891236" office:value-type="float"/>
        </table:table-row>
        <table:table-row>
          <table:table-cell office:value="-0.010871040821075439" office:value-type="float"/>
          <table:table-cell office:value="0.004914740324020386" office:value-type="float"/>
          <table:table-cell office:value="0.018435939550399783" office:value-type="float"/>
          <table:table-cell office:value="0.0031907868385314935" office:value-type="float"/>
          <table:table-cell office:value="0.0006140244007110593" office:value-type="float"/>
          <table:table-cell office:value="-0.01608860492706299" office:value-type="float"/>
          <table:table-cell office:value="-0.14627155553577742" office:value-type="float"/>
          <table:table-cell office:value="2" office:value-type="float"/>
          <table:table-cell office:value="-0.006240636110305786" office:value-type="float"/>
          <table:table-cell office:value="0.003249435424804688" office:value-type="float"/>
          <table:table-cell office:value="0.008973624706268312" office:value-type="float"/>
          <table:table-cell office:value="-0.00028599977493286126" office:value-type="float"/>
          <table:table-cell office:value="0.0007022166252136225" office:value-type="float"/>
          <table:table-cell office:value="-0.008345402479171753" office:value-type="float"/>
        </table:table-row>
        <table:table-row>
          <table:table-cell office:value="-0.016571421027183533" office:value-type="float"/>
          <table:table-cell office:value="0.007833242416381836" office:value-type="float"/>
          <table:table-cell office:value="0.027150733470916753" office:value-type="float"/>
          <table:table-cell office:value="0.0026868438720703113" office:value-type="float"/>
          <table:table-cell office:value="0.0009612405300140382" office:value-type="float"/>
          <table:table-cell office:value="-0.024071924686431885" office:value-type="float"/>
          <table:table-cell office:value="0.546651716839367" office:value-type="float"/>
          <table:table-cell office:value="3" office:value-type="float"/>
          <table:table-cell office:value="-0.005700380206108093" office:value-type="float"/>
          <table:table-cell office:value="0.00291850209236145" office:value-type="float"/>
          <table:table-cell office:value="0.008714793920516968" office:value-type="float"/>
          <table:table-cell office:value="-0.0005039429664611822" office:value-type="float"/>
          <table:table-cell office:value="0.00034721612930297893" office:value-type="float"/>
          <table:table-cell office:value="-0.007983319759368897" office:value-type="float"/>
        </table:table-row>
        <table:table-row>
          <table:table-cell office:value="-0.021916632652282716" office:value-type="float"/>
          <table:table-cell office:value="0.010568872690200806" office:value-type="float"/>
          <table:table-cell office:value="0.03569927573204041" office:value-type="float"/>
          <table:table-cell office:value="0.002003585696220396" office:value-type="float"/>
          <table:table-cell office:value="0.001158853769302368" office:value-type="float"/>
          <table:table-cell office:value="-0.031803959608078004" office:value-type="float"/>
          <table:table-cell office:value="0.09136384829236462" office:value-type="float"/>
          <table:table-cell office:value="4" office:value-type="float"/>
          <table:table-cell office:value="-0.005345211625099182" office:value-type="float"/>
          <table:table-cell office:value="0.0027356302738189703" office:value-type="float"/>
          <table:table-cell office:value="0.008548542261123658" office:value-type="float"/>
          <table:table-cell office:value="-0.0006832581758499153" office:value-type="float"/>
          <table:table-cell office:value="0.00019761323928832973" office:value-type="float"/>
          <table:table-cell office:value="-0.007732034921646118" office:value-type="float"/>
        </table:table-row>
        <table:table-row>
          <table:table-cell office:value="-0.020898728370666503" office:value-type="float"/>
          <table:table-cell office:value="0.009523545503616334" office:value-type="float"/>
          <table:table-cell office:value="0.039597803354263314" office:value-type="float"/>
          <table:table-cell office:value="1.8069744110105895e-05" office:value-type="float"/>
          <table:table-cell office:value="-0.0020624160766601566" office:value-type="float"/>
          <table:table-cell office:value="-0.03393673419952393" office:value-type="float"/>
          <table:table-cell office:value="0.09339481631273747" office:value-type="float"/>
          <table:table-cell office:value="5" office:value-type="float"/>
          <table:table-cell office:value="0.0010179042816162113" office:value-type="float"/>
          <table:table-cell office:value="-0.0010453271865844722" office:value-type="float"/>
          <table:table-cell office:value="0.0038985276222229005" office:value-type="float"/>
          <table:table-cell office:value="-0.00198551595211029" office:value-type="float"/>
          <table:table-cell office:value="-0.0032212698459625246" office:value-type="float"/>
          <table:table-cell office:value="-0.0021327745914459222" office:value-type="float"/>
        </table:table-row>
        <table:table-row>
          <table:table-cell office:value="-0.019934096336364747" office:value-type="float"/>
          <table:table-cell office:value="0.008535062074661256" office:value-type="float"/>
          <table:table-cell office:value="0.04367304205894471" office:value-type="float"/>
          <table:table-cell office:value="-0.002029151320457461" office:value-type="float"/>
          <table:table-cell office:value="-0.005213196277618409" office:value-type="float"/>
          <table:table-cell office:value="-0.03612953066825867" office:value-type="float"/>
          <table:table-cell office:value="0.09417758773850637" office:value-type="float"/>
          <table:table-cell office:value="6" office:value-type="float"/>
          <table:table-cell office:value="0.0009646320343017576" office:value-type="float"/>
          <table:table-cell office:value="-0.0009884834289550781" office:value-type="float"/>
          <table:table-cell office:value="0.004075238704681397" office:value-type="float"/>
          <table:table-cell office:value="-0.0020472210645675667" office:value-type="float"/>
          <table:table-cell office:value="-0.0031507802009582524" office:value-type="float"/>
          <table:table-cell office:value="-0.0021927964687347415" office:value-type="float"/>
        </table:table-row>
        <table:table-row>
          <table:table-cell office:value="-0.01889863610267639" office:value-type="float"/>
          <table:table-cell office:value="0.00747174084186554" office:value-type="float"/>
          <table:table-cell office:value="0.04771892547607423" office:value-type="float"/>
          <table:table-cell office:value="-0.004066082239151003" office:value-type="float"/>
          <table:table-cell office:value="-0.008455946445465089" office:value-type="float"/>
          <table:table-cell office:value="-0.038279031515121464" office:value-type="float"/>
          <table:table-cell office:value="0.09490075806190497" office:value-type="float"/>
          <table:table-cell office:value="7" office:value-type="float"/>
          <table:table-cell office:value="0.0010354602336883553" office:value-type="float"/>
          <table:table-cell office:value="-0.0010633212327957157" office:value-type="float"/>
          <table:table-cell office:value="0.004045883417129517" office:value-type="float"/>
          <table:table-cell office:value="-0.0020369309186935424" office:value-type="float"/>
          <table:table-cell office:value="-0.00324275016784668" office:value-type="float"/>
          <table:table-cell office:value="-0.002149500846862794" office:value-type="float"/>
        </table:table-row>
        <table:table-row>
          <table:table-cell office:value="-0.017861033678054812" office:value-type="float"/>
          <table:table-cell office:value="0.006415613889694215" office:value-type="float"/>
          <table:table-cell office:value="0.05" office:value-type="float"/>
          <table:table-cell office:value="-0.006118754744529727" office:value-type="float"/>
          <table:table-cell office:value="-0.011701581478118898" office:value-type="float"/>
          <table:table-cell office:value="-0.04039864122867585" office:value-type="float"/>
          <table:table-cell office:value="0.09560188905963553" office:value-type="float"/>
          <table:table-cell office:value="8" office:value-type="float"/>
          <table:table-cell office:value="0.0010376024246215813" office:value-type="float"/>
          <table:table-cell office:value="-0.0010561269521713254" office:value-type="float"/>
          <table:table-cell office:value="0.004072883129119874" office:value-type="float"/>
          <table:table-cell office:value="-0.0020526725053787234" office:value-type="float"/>
          <table:table-cell office:value="-0.0032456350326538087" office:value-type="float"/>
          <table:table-cell office:value="-0.002119609713554382" office:value-type="float"/>
        </table:table-row>
        <table:table-row>
          <table:table-cell office:value="-0.016770774126052858" office:value-type="float"/>
          <table:table-cell office:value="0.005315558910369875" office:value-type="float"/>
          <table:table-cell office:value="0.05" office:value-type="float"/>
          <table:table-cell office:value="-0.008199701905250552" office:value-type="float"/>
          <table:table-cell office:value="-0.015000416040420534" office:value-type="float"/>
          <table:table-cell office:value="-0.04249472320079804" office:value-type="float"/>
          <table:table-cell office:value="0.09629906232291949" office:value-type="float"/>
          <table:table-cell office:value="9" office:value-type="float"/>
          <table:table-cell office:value="0.0010902595520019525" office:value-type="float"/>
          <table:table-cell office:value="-0.00110005497932434" office:value-type="float"/>
          <table:table-cell office:value="0.00411057949066162" office:value-type="float"/>
          <table:table-cell office:value="-0.002080947160720825" office:value-type="float"/>
          <table:table-cell office:value="-0.0032988345623016354" office:value-type="float"/>
          <table:table-cell office:value="-0.002096081972122193" office:value-type="float"/>
        </table:table-row>
        <table:table-row>
          <table:table-cell office:value="-0.015670828819274903" office:value-type="float"/>
          <table:table-cell office:value="0.004206290245056154" office:value-type="float"/>
          <table:table-cell office:value="0.05" office:value-type="float"/>
          <table:table-cell office:value="-0.010273090004920962" office:value-type="float"/>
          <table:table-cell office:value="-0.018319237828254703" office:value-type="float"/>
          <table:table-cell office:value="-0.04456980347633363" office:value-type="float"/>
          <table:table-cell office:value="0.09692956219537954" office:value-type="float"/>
          <table:table-cell office:value="10" office:value-type="float"/>
          <table:table-cell office:value="0.0010999453067779535" office:value-type="float"/>
          <table:table-cell office:value="-0.0011092686653137208" office:value-type="float"/>
          <table:table-cell office:value="0.004121106863021851" office:value-type="float"/>
          <table:table-cell office:value="-0.0020733880996704097" office:value-type="float"/>
          <table:table-cell office:value="-0.0033188217878341673" office:value-type="float"/>
          <table:table-cell office:value="-0.002075080275535584" office:value-type="float"/>
        </table:table-row>
        <table:table-row>
          <table:table-cell office:value="-0.014512919187545777" office:value-type="float"/>
          <table:table-cell office:value="0.0030365318059921275" office:value-type="float"/>
          <table:table-cell office:value="0.05" office:value-type="float"/>
          <table:table-cell office:value="-0.012346859574317933" office:value-type="float"/>
          <table:table-cell office:value="-0.021701617836952212" office:value-type="float"/>
          <table:table-cell office:value="-0.046620100736618056" office:value-type="float"/>
          <table:table-cell office:value="0.09743005304550546" office:value-type="float"/>
          <table:table-cell office:value="11" office:value-type="float"/>
          <table:table-cell office:value="0.001157909631729126" office:value-type="float"/>
          <table:table-cell office:value="-0.0011697584390640264" office:value-type="float"/>
          <table:table-cell office:value="0.004153473377227783" office:value-type="float"/>
          <table:table-cell office:value="-0.002073769569396972" office:value-type="float"/>
          <table:table-cell office:value="-0.0033823800086975097" office:value-type="float"/>
          <table:table-cell office:value="-0.0020502972602844238" office:value-type="float"/>
        </table:table-row>
        <table:table-row>
          <table:table-cell office:value="-0.01334518313407898" office:value-type="float"/>
          <table:table-cell office:value="0.0018574088811874404" office:value-type="float"/>
          <table:table-cell office:value="0.05" office:value-type="float"/>
          <table:table-cell office:value="-0.014412502646446229" office:value-type="float"/>
          <table:table-cell office:value="-0.025103698372840884" office:value-type="float"/>
          <table:table-cell office:value="-0.04864851832389833" office:value-type="float"/>
          <table:table-cell office:value="0.09760638624849795" office:value-type="float"/>
          <table:table-cell office:value="12" office:value-type="float"/>
          <table:table-cell office:value="0.001167736053466796" office:value-type="float"/>
          <table:table-cell office:value="-0.0011791229248046872" office:value-type="float"/>
          <table:table-cell office:value="0.004163434505462646" office:value-type="float"/>
          <table:table-cell office:value="-0.0020656430721282953" office:value-type="float"/>
          <table:table-cell office:value="-0.003402080535888672" office:value-type="float"/>
          <table:table-cell office:value="-0.002028417587280274" office:value-type="float"/>
        </table:table-row>
        <table:table-row>
          <table:table-cell office:value="-0.012119712829589844" office:value-type="float"/>
          <table:table-cell office:value="0.0006125658750534071" office:value-type="float"/>
          <table:table-cell office:value="0.05" office:value-type="float"/>
          <table:table-cell office:value="-0.016462677717208864" office:value-type="float"/>
          <table:table-cell office:value="-0.02857660830020905" office:value-type="float"/>
          <table:table-cell office:value="-0.05" office:value-type="float"/>
          <table:table-cell office:value="0.0973410958774253" office:value-type="float"/>
          <table:table-cell office:value="13" office:value-type="float"/>
          <table:table-cell office:value="0.0012254703044891364" office:value-type="float"/>
          <table:table-cell office:value="-0.0012448430061340332" office:value-type="float"/>
          <table:table-cell office:value="0.004207042455673217" office:value-type="float"/>
          <table:table-cell office:value="-0.002050175070762635" office:value-type="float"/>
          <table:table-cell office:value="-0.0034729099273681638" office:value-type="float"/>
          <table:table-cell office:value="-0.002001169323921203" office:value-type="float"/>
        </table:table-row>
        <table:table-row>
          <table:table-cell office:value="-0.010885143280029297" office:value-type="float"/>
          <table:table-cell office:value="-0.0006410777568817121" office:value-type="float"/>
          <table:table-cell office:value="0.05" office:value-type="float"/>
          <table:table-cell office:value="-0.018502151370048524" office:value-type="float"/>
          <table:table-cell office:value="-0.03206579267978669" office:value-type="float"/>
          <table:table-cell office:value="-0.05" office:value-type="float"/>
          <table:table-cell office:value="0.09676487427650173" office:value-type="float"/>
          <table:table-cell office:value="14" office:value-type="float"/>
          <table:table-cell office:value="0.0012345695495605477" office:value-type="float"/>
          <table:table-cell office:value="-0.0012536436319351193" office:value-type="float"/>
          <table:table-cell office:value="0.004212638139724731" office:value-type="float"/>
          <table:table-cell office:value="-0.002039473652839661" office:value-type="float"/>
          <table:table-cell office:value="-0.003489184379577637" office:value-type="float"/>
          <table:table-cell office:value="-0.001978700160980224" office:value-type="float"/>
        </table:table-row>
        <table:table-row>
          <table:table-cell office:value="-0.00959778904914856" office:value-type="float"/>
          <table:table-cell office:value="-0.001959696412086485" office:value-type="float"/>
          <table:table-cell office:value="0.05" office:value-type="float"/>
          <table:table-cell office:value="-0.020509380698204044" office:value-type="float"/>
          <table:table-cell office:value="-0.03562107384204865" office:value-type="float"/>
          <table:table-cell office:value="-0.05" office:value-type="float"/>
          <table:table-cell office:value="0.09600583007693528" office:value-type="float"/>
          <table:table-cell office:value="15" office:value-type="float"/>
          <table:table-cell office:value="0.0012873542308807374" office:value-type="float"/>
          <table:table-cell office:value="-0.001318618655204773" office:value-type="float"/>
          <table:table-cell office:value="0.004252402782440186" office:value-type="float"/>
          <table:table-cell office:value="-0.0020072293281555176" office:value-type="float"/>
          <table:table-cell office:value="-0.003555281162261963" office:value-type="float"/>
          <table:table-cell office:value="-0.0019502794742584234" office:value-type="float"/>
        </table:table-row>
        <table:table-row>
          <table:table-cell office:value="-0.008302193880081176" office:value-type="float"/>
          <table:table-cell office:value="-0.003284402489662169" office:value-type="float"/>
          <table:table-cell office:value="0.05" office:value-type="float"/>
          <table:table-cell office:value="-0.022499466538429262" office:value-type="float"/>
          <table:table-cell office:value="-0.039184950590133674" office:value-type="float"/>
          <table:table-cell office:value="-0.05" office:value-type="float"/>
          <table:table-cell office:value="0.0951706195002006" office:value-type="float"/>
          <table:table-cell office:value="16" office:value-type="float"/>
          <table:table-cell office:value="0.0012955951690673834" office:value-type="float"/>
          <table:table-cell office:value="-0.0013247060775756839" office:value-type="float"/>
          <table:table-cell office:value="0.004252066612243652" office:value-type="float"/>
          <table:table-cell office:value="-0.00199008584022522" office:value-type="float"/>
          <table:table-cell office:value="-0.0035638767480850224" office:value-type="float"/>
          <table:table-cell office:value="-0.001927181482315063" office:value-type="float"/>
        </table:table-row>
        <table:table-row>
          <table:table-cell office:value="-0.006958091259002685" office:value-type="float"/>
          <table:table-cell office:value="-0.004667838811874388" office:value-type="float"/>
          <table:table-cell office:value="0.05" office:value-type="float"/>
          <table:table-cell office:value="-0.024435648918151857" office:value-type="float"/>
          <table:table-cell office:value="-0.042811443805694585" office:value-type="float"/>
          <table:table-cell office:value="-0.05" office:value-type="float"/>
          <table:table-cell office:value="0.09425941686676685" office:value-type="float"/>
          <table:table-cell office:value="17" office:value-type="float"/>
          <table:table-cell office:value="0.0013441026210784905" office:value-type="float"/>
          <table:table-cell office:value="-0.0013834363222122188" office:value-type="float"/>
          <table:table-cell office:value="0.004288883209228515" office:value-type="float"/>
          <table:table-cell office:value="-0.0019361823797225952" office:value-type="float"/>
          <table:table-cell office:value="-0.0036264932155609135" office:value-type="float"/>
          <table:table-cell office:value="-0.0018905198574066164" office:value-type="float"/>
        </table:table-row>
        <table:table-row>
          <table:table-cell office:value="-0.00560842752456665" office:value-type="float"/>
          <table:table-cell office:value="-0.0060575079917907695" office:value-type="float"/>
          <table:table-cell office:value="0.05" office:value-type="float"/>
          <table:table-cell office:value="-0.02634669303894043" office:value-type="float"/>
          <table:table-cell office:value="-0.04644174456596375" office:value-type="float"/>
          <table:table-cell office:value="-0.05" office:value-type="float"/>
          <table:table-cell office:value="0.09331935396073332" office:value-type="float"/>
          <table:table-cell office:value="18" office:value-type="float"/>
          <table:table-cell office:value="0.0013496637344360355" office:value-type="float"/>
          <table:table-cell office:value="-0.0013896691799163818" office:value-type="float"/>
          <table:table-cell office:value="0.004290685653686524" office:value-type="float"/>
          <table:table-cell office:value="-0.0019110441207885742" office:value-type="float"/>
          <table:table-cell office:value="-0.003630300760269165" office:value-type="float"/>
          <table:table-cell office:value="-0.0018669146299362185" office:value-type="float"/>
        </table:table-row>
        <table:table-row>
          <table:table-cell office:value="-0.004220955371856688" office:value-type="float"/>
          <table:table-cell office:value="-0.007499263286590575" office:value-type="float"/>
          <table:table-cell office:value="0.05" office:value-type="float"/>
          <table:table-cell office:value="-0.02817735314369202" office:value-type="float"/>
          <table:table-cell office:value="-0.05" office:value-type="float"/>
          <table:table-cell office:value="-0.05" office:value-type="float"/>
          <table:table-cell office:value="0.09232981988839448" office:value-type="float"/>
          <table:table-cell office:value="19" office:value-type="float"/>
          <table:table-cell office:value="0.0013874721527099617" office:value-type="float"/>
          <table:table-cell office:value="-0.0014417552947998055" office:value-type="float"/>
          <table:table-cell office:value="0.004334632158279419" office:value-type="float"/>
          <table:table-cell office:value="-0.0018306601047515872" office:value-type="float"/>
          <table:table-cell office:value="-0.0036814904212951662" office:value-type="float"/>
          <table:table-cell office:value="-0.0018286013603210447" office:value-type="float"/>
        </table:table-row>
        <table:table-row>
          <table:table-cell office:value="-0.0028317737579345685" office:value-type="float"/>
          <table:table-cell office:value="-0.008945553302764891" office:value-type="float"/>
          <table:table-cell office:value="0.05" office:value-type="float"/>
          <table:table-cell office:value="-0.029976011514663697" office:value-type="float"/>
          <table:table-cell office:value="-0.05" office:value-type="float"/>
          <table:table-cell office:value="-0.05" office:value-type="float"/>
          <table:table-cell office:value="0.09132417341582136" office:value-type="float"/>
          <table:table-cell office:value="20" office:value-type="float"/>
          <table:table-cell office:value="0.0013891816139221195" office:value-type="float"/>
          <table:table-cell office:value="-0.0014462900161743165" office:value-type="float"/>
          <table:table-cell office:value="0.004340384006500244" office:value-type="float"/>
          <table:table-cell office:value="-0.0017986583709716803" office:value-type="float"/>
          <table:table-cell office:value="-0.003682140707969666" office:value-type="float"/>
          <table:table-cell office:value="-0.0018054842948913574" office:value-type="float"/>
        </table:table-row>
        <table:table-row>
          <table:table-cell office:value="-0.0014301812648773171" office:value-type="float"/>
          <table:table-cell office:value="-0.010419246554374694" office:value-type="float"/>
          <table:table-cell office:value="0.05" office:value-type="float"/>
          <table:table-cell office:value="-0.03168453574180603" office:value-type="float"/>
          <table:table-cell office:value="-0.05" office:value-type="float"/>
          <table:table-cell office:value="-0.05" office:value-type="float"/>
          <table:table-cell office:value="0.09029336914786194" office:value-type="float"/>
          <table:table-cell office:value="21" office:value-type="float"/>
          <table:table-cell office:value="0.0014015924930572514" office:value-type="float"/>
          <table:table-cell office:value="-0.0014736932516098023" office:value-type="float"/>
          <table:table-cell office:value="0.004379322528839111" office:value-type="float"/>
          <table:table-cell office:value="-0.001708524227142334" office:value-type="float"/>
          <table:table-cell office:value="-0.0037022316455841064" office:value-type="float"/>
          <table:table-cell office:value="-0.0017795580625534057" office:value-type="float"/>
        </table:table-row>
        <table:table-row>
          <table:table-cell office:value="-2.9066801071165466e-05" office:value-type="float"/>
          <table:table-cell office:value="-0.011896291375160217" office:value-type="float"/>
          <table:table-cell office:value="0.05" office:value-type="float"/>
          <table:table-cell office:value="-0.03337427318096161" office:value-type="float"/>
          <table:table-cell office:value="-0.05" office:value-type="float"/>
          <table:table-cell office:value="-0.05" office:value-type="float"/>
          <table:table-cell office:value="0.08925320376080856" office:value-type="float"/>
          <table:table-cell office:value="22" office:value-type="float"/>
          <table:table-cell office:value="0.0014011144638061516" office:value-type="float"/>
          <table:table-cell office:value="-0.0014770448207855232" office:value-type="float"/>
          <table:table-cell office:value="0.004381998777389526" office:value-type="float"/>
          <table:table-cell office:value="-0.0016897374391555784" office:value-type="float"/>
          <table:table-cell office:value="-0.003704724907875061" office:value-type="float"/>
          <table:table-cell office:value="-0.0017718887329101572" office:value-type="float"/>
        </table:table-row>
        <table:table-row>
          <table:table-cell office:value="0.0013665282726287864" office:value-type="float"/>
          <table:table-cell office:value="-0.013387186527252197" office:value-type="float"/>
          <table:table-cell office:value="0.05" office:value-type="float"/>
          <table:table-cell office:value="-0.034967594146728516" office:value-type="float"/>
          <table:table-cell office:value="-0.05" office:value-type="float"/>
          <table:table-cell office:value="-0.05" office:value-type="float"/>
          <table:table-cell office:value="0.0882019404277756" office:value-type="float"/>
          <table:table-cell office:value="23" office:value-type="float"/>
          <table:table-cell office:value="0.0013955950736999519" office:value-type="float"/>
          <table:table-cell office:value="-0.0014908951520919804" office:value-type="float"/>
          <table:table-cell office:value="0.004425963163375854" office:value-type="float"/>
          <table:table-cell office:value="-0.0015933209657669062" office:value-type="float"/>
          <table:table-cell office:value="-0.003698475360870361" office:value-type="float"/>
          <table:table-cell office:value="-0.001749313473701478" office:value-type="float"/>
        </table:table-row>
        <table:table-row>
          <table:table-cell office:value="0.0027593362331390404" office:value-type="float"/>
          <table:table-cell office:value="-0.014880399703979492" office:value-type="float"/>
          <table:table-cell office:value="0.05" office:value-type="float"/>
          <table:table-cell office:value="-0.036538923382759096" office:value-type="float"/>
          <table:table-cell office:value="-0.05" office:value-type="float"/>
          <table:table-cell office:value="-0.05" office:value-type="float"/>
          <table:table-cell office:value="0.08714517426297248" office:value-type="float"/>
          <table:table-cell office:value="24" office:value-type="float"/>
          <table:table-cell office:value="0.001392807960510254" office:value-type="float"/>
          <table:table-cell office:value="-0.0014932131767272944" office:value-type="float"/>
          <table:table-cell office:value="0.004425122737884521" office:value-type="float"/>
          <table:table-cell office:value="-0.0015713292360305785" office:value-type="float"/>
          <table:table-cell office:value="-0.0036978328227996824" office:value-type="float"/>
          <table:table-cell office:value="-0.0017437839508056639" office:value-type="float"/>
        </table:table-row>
        <table:table-row>
          <table:table-cell office:value="0.004133757352828981" office:value-type="float"/>
          <table:table-cell office:value="-0.016369909644126893" office:value-type="float"/>
          <table:table-cell office:value="0.05" office:value-type="float"/>
          <table:table-cell office:value="-0.03801220238208771" office:value-type="float"/>
          <table:table-cell office:value="-0.05" office:value-type="float"/>
          <table:table-cell office:value="-0.05" office:value-type="float"/>
          <table:table-cell office:value="0.08609099383028786" office:value-type="float"/>
          <table:table-cell office:value="25" office:value-type="float"/>
          <table:table-cell office:value="0.001374421119689941" office:value-type="float"/>
          <table:table-cell office:value="-0.0014895099401473991" office:value-type="float"/>
          <table:table-cell office:value="0.004464089870452881" office:value-type="float"/>
          <table:table-cell office:value="-0.0014732789993286127" office:value-type="float"/>
          <table:table-cell office:value="-0.0036672353744506836" office:value-type="float"/>
          <table:table-cell office:value="-0.0017154783010482795" office:value-type="float"/>
        </table:table-row>
        <table:table-row>
          <table:table-cell office:value="0.005504561662673952" office:value-type="float"/>
          <table:table-cell office:value="-0.017858993411064148" office:value-type="float"/>
          <table:table-cell office:value="0.05" office:value-type="float"/>
          <table:table-cell office:value="-0.039465094804763796" office:value-type="float"/>
          <table:table-cell office:value="-0.05" office:value-type="float"/>
          <table:table-cell office:value="-0.05" office:value-type="float"/>
          <table:table-cell office:value="0.08503448492588665" office:value-type="float"/>
          <table:table-cell office:value="26" office:value-type="float"/>
          <table:table-cell office:value="0.0013708043098449706" office:value-type="float"/>
          <table:table-cell office:value="-0.0014890837669372554" office:value-type="float"/>
          <table:table-cell office:value="0.004461398124694824" office:value-type="float"/>
          <table:table-cell office:value="-0.0014528924226760859" office:value-type="float"/>
          <table:table-cell office:value="-0.0036636364459991452" office:value-type="float"/>
          <table:table-cell office:value="-0.0017113274335861205" office:value-type="float"/>
        </table:table-row>
        <table:table-row>
          <table:table-cell office:value="0.0068516302108764665" office:value-type="float"/>
          <table:table-cell office:value="-0.01932651340961456" office:value-type="float"/>
          <table:table-cell office:value="0.05" office:value-type="float"/>
          <table:table-cell office:value="-0.04084112882614136" office:value-type="float"/>
          <table:table-cell office:value="-0.05" office:value-type="float"/>
          <table:table-cell office:value="-0.05" office:value-type="float"/>
          <table:table-cell office:value="0.08399191032429351" office:value-type="float"/>
          <table:table-cell office:value="27" office:value-type="float"/>
          <table:table-cell office:value="0.0013470685482025145" office:value-type="float"/>
          <table:table-cell office:value="-0.0014675199985504147" office:value-type="float"/>
          <table:table-cell office:value="0.0044897675514221184" office:value-type="float"/>
          <table:table-cell office:value="-0.0013760340213775629" office:value-type="float"/>
          <table:table-cell office:value="-0.0036145013570785525" office:value-type="float"/>
          <table:table-cell office:value="-0.0016727840900421145" office:value-type="float"/>
        </table:table-row>
        <table:table-row>
          <table:table-cell office:value="0.008191368579864503" office:value-type="float"/>
          <table:table-cell office:value="-0.020789708495140072" office:value-type="float"/>
          <table:table-cell office:value="0.05" office:value-type="float"/>
          <table:table-cell office:value="-0.04219277739524842" office:value-type="float"/>
          <table:table-cell office:value="-0.05" office:value-type="float"/>
          <table:table-cell office:value="-0.05" office:value-type="float"/>
          <table:table-cell office:value="0.08295008318127692" office:value-type="float"/>
          <table:table-cell office:value="28" office:value-type="float"/>
          <table:table-cell office:value="0.0013397383689880363" office:value-type="float"/>
          <table:table-cell office:value="-0.0014631950855255125" office:value-type="float"/>
          <table:table-cell office:value="0.004493540525436402" office:value-type="float"/>
          <table:table-cell office:value="-0.0013516485691070553" office:value-type="float"/>
          <table:table-cell office:value="-0.003607816696166992" office:value-type="float"/>
          <table:table-cell office:value="-0.0016713982820510866" office:value-type="float"/>
        </table:table-row>
        <table:table-row>
          <table:table-cell office:value="0.009496970176696777" office:value-type="float"/>
          <table:table-cell office:value="-0.02221566498279571" office:value-type="float"/>
          <table:table-cell office:value="0.05" office:value-type="float"/>
          <table:table-cell office:value="-0.04346176624298096" office:value-type="float"/>
          <table:table-cell office:value="-0.05" office:value-type="float"/>
          <table:table-cell office:value="-0.05" office:value-type="float"/>
          <table:table-cell office:value="0.08193311891393816" office:value-type="float"/>
          <table:table-cell office:value="29" office:value-type="float"/>
          <table:table-cell office:value="0.0013056015968322746" office:value-type="float"/>
          <table:table-cell office:value="-0.0014259564876556389" office:value-type="float"/>
          <table:table-cell office:value="0.004518630504608155" office:value-type="float"/>
          <table:table-cell office:value="-0.0012689888477325443" office:value-type="float"/>
          <table:table-cell office:value="-0.003543493747711182" office:value-type="float"/>
          <table:table-cell office:value="-0.0016339802742004403" office:value-type="float"/>
        </table:table-row>
        <table:table-row>
          <table:table-cell office:value="0.010787086486816406" office:value-type="float"/>
          <table:table-cell office:value="-0.023628157377243036" office:value-type="float"/>
          <table:table-cell office:value="0.05" office:value-type="float"/>
          <table:table-cell office:value="-0.04469661116600037" office:value-type="float"/>
          <table:table-cell office:value="-0.05" office:value-type="float"/>
          <table:table-cell office:value="-0.05" office:value-type="float"/>
          <table:table-cell office:value="0.08092501596355035" office:value-type="float"/>
          <table:table-cell office:value="30" office:value-type="float"/>
          <table:table-cell office:value="0.0012901163101196288" office:value-type="float"/>
          <table:table-cell office:value="-0.0014124923944473268" office:value-type="float"/>
          <table:table-cell office:value="0.004528946876525879" office:value-type="float"/>
          <table:table-cell office:value="-0.0012348449230194097" office:value-type="float"/>
          <table:table-cell office:value="-0.003530668020248413" office:value-type="float"/>
          <table:table-cell office:value="-0.0016421025991439821" office:value-type="float"/>
        </table:table-row>
        <table:table-row>
          <table:table-cell office:value="0.012055753469467164" office:value-type="float"/>
          <table:table-cell office:value="-0.025012845993041988" office:value-type="float"/>
          <table:table-cell office:value="0.05" office:value-type="float"/>
          <table:table-cell office:value="-0.045884135961532596" office:value-type="float"/>
          <table:table-cell office:value="-0.05" office:value-type="float"/>
          <table:table-cell office:value="-0.05" office:value-type="float"/>
          <table:table-cell office:value="0.0799340003733603" office:value-type="float"/>
          <table:table-cell office:value="31" office:value-type="float"/>
          <table:table-cell office:value="0.0012686669826507575" office:value-type="float"/>
          <table:table-cell office:value="-0.0013846886157989503" office:value-type="float"/>
          <table:table-cell office:value="0.004527897834777831" office:value-type="float"/>
          <table:table-cell office:value="-0.0011875247955322257" office:value-type="float"/>
          <table:table-cell office:value="-0.0034706246852874755" office:value-type="float"/>
          <table:table-cell office:value="-0.0015985953807830817" office:value-type="float"/>
        </table:table-row>
        <table:table-row>
          <table:table-cell office:value="0.013305250406265259" office:value-type="float"/>
          <table:table-cell office:value="-0.026382189393043515" office:value-type="float"/>
          <table:table-cell office:value="0.05" office:value-type="float"/>
          <table:table-cell office:value="-0.04703740596771241" office:value-type="float"/>
          <table:table-cell office:value="-0.05" office:value-type="float"/>
          <table:table-cell office:value="-0.05" office:value-type="float"/>
          <table:table-cell office:value="0.07895431700200833" office:value-type="float"/>
          <table:table-cell office:value="32" office:value-type="float"/>
          <table:table-cell office:value="0.001249496936798095" office:value-type="float"/>
          <table:table-cell office:value="-0.0013693434000015253" office:value-type="float"/>
          <table:table-cell office:value="0.004539445638656617" office:value-type="float"/>
          <table:table-cell office:value="-0.0011532700061798098" office:value-type="float"/>
          <table:table-cell office:value="-0.0034550571441650394" office:value-type="float"/>
          <table:table-cell office:value="-0.0016088712215423587" office:value-type="float"/>
        </table:table-row>
        <table:table-row>
          <table:table-cell office:value="0.01455470323562622" office:value-type="float"/>
          <table:table-cell office:value="-0.027738798856735226" office:value-type="float"/>
          <table:table-cell office:value="0.05" office:value-type="float"/>
          <table:table-cell office:value="-0.04816755890846253" office:value-type="float"/>
          <table:table-cell office:value="-0.05" office:value-type="float"/>
          <table:table-cell office:value="-0.05" office:value-type="float"/>
          <table:table-cell office:value="0.07797893542341323" office:value-type="float"/>
          <table:table-cell office:value="33" office:value-type="float"/>
          <table:table-cell office:value="0.0012494528293609617" office:value-type="float"/>
          <table:table-cell office:value="-0.0013566094636917117" office:value-type="float"/>
          <table:table-cell office:value="0.0045290875434875495" office:value-type="float"/>
          <table:table-cell office:value="-0.0011301529407501225" office:value-type="float"/>
          <table:table-cell office:value="-0.003408721685409546" office:value-type="float"/>
          <table:table-cell office:value="-0.0015597951412200921" office:value-type="float"/>
        </table:table-row>
        <table:table-row>
          <table:table-cell office:value="0.015781564712524412" office:value-type="float"/>
          <table:table-cell office:value="-0.02907622694969177" office:value-type="float"/>
          <table:table-cell office:value="0.05" office:value-type="float"/>
          <table:table-cell office:value="-0.049262020587921146" office:value-type="float"/>
          <table:table-cell office:value="-0.05" office:value-type="float"/>
          <table:table-cell office:value="-0.05" office:value-type="float"/>
          <table:table-cell office:value="0.07701793148513579" office:value-type="float"/>
          <table:table-cell office:value="34" office:value-type="float"/>
          <table:table-cell office:value="0.0012268614768981938" office:value-type="float"/>
          <table:table-cell office:value="-0.0013374280929565434" office:value-type="float"/>
          <table:table-cell office:value="0.004544360637664795" office:value-type="float"/>
          <table:table-cell office:value="-0.0010944616794586175" office:value-type="float"/>
          <table:table-cell office:value="-0.00338969349861145" office:value-type="float"/>
          <table:table-cell office:value="-0.0015743571519851677" office:value-type="float"/>
        </table:table-row>
        <table:table-row>
          <table:table-cell office:value="0.01702838897705078" office:value-type="float"/>
          <table:table-cell office:value="-0.03041514933109283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04902358754996" office:value-type="float"/>
          <table:table-cell office:value="35" office:value-type="float"/>
          <table:table-cell office:value="0.0012468242645263666" office:value-type="float"/>
          <table:table-cell office:value="-0.0013389223814010628" office:value-type="float"/>
          <table:table-cell office:value="0.0045250141620635995" office:value-type="float"/>
          <table:table-cell office:value="-0.0011015611886978152" office:value-type="float"/>
          <table:table-cell office:value="-0.003358809947967529" office:value-type="float"/>
          <table:table-cell office:value="-0.0015264701843261726" office:value-type="float"/>
        </table:table-row>
        <table:table-row>
          <table:table-cell office:value="0.01824767827987671" office:value-type="float"/>
          <table:table-cell office:value="-0.031729690432548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09847666788476" office:value-type="float"/>
          <table:table-cell office:value="36" office:value-type="float"/>
          <table:table-cell office:value="0.0012192893028259277" office:value-type="float"/>
          <table:table-cell office:value="-0.0013145411014556883" office:value-type="float"/>
          <table:table-cell office:value="0.0045414364337921145" office:value-type="float"/>
          <table:table-cell office:value="-0.0010627341270446778" office:value-type="float"/>
          <table:table-cell office:value="-0.003333933353424072" office:value-type="float"/>
          <table:table-cell office:value="-0.0015463602542877194" office:value-type="float"/>
        </table:table-row>
        <table:table-row>
          <table:table-cell office:value="0.019493077993392942" office:value-type="float"/>
          <table:table-cell office:value="-0.033058235049247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13277295050448" office:value-type="float"/>
          <table:table-cell office:value="37" office:value-type="float"/>
          <table:table-cell office:value="0.0012453997135162351" office:value-type="float"/>
          <table:table-cell office:value="-0.0013285446166992187" office:value-type="float"/>
          <table:table-cell office:value="0.004510524272918702" office:value-type="float"/>
          <table:table-cell office:value="-0.00107570230960846" office:value-type="float"/>
          <table:table-cell office:value="-0.0033089244365692144" office:value-type="float"/>
          <table:table-cell office:value="-0.0014965331554412844" office:value-type="float"/>
        </table:table-row>
        <table:table-row>
          <table:table-cell office:value="0.020708664655685424" office:value-type="float"/>
          <table:table-cell office:value="-0.0343619340658187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318665571853343" office:value-type="float"/>
          <table:table-cell office:value="38" office:value-type="float"/>
          <table:table-cell office:value="0.0012155866622924807" office:value-type="float"/>
          <table:table-cell office:value="-0.001303699016571045" office:value-type="float"/>
          <table:table-cell office:value="0.0045232892036437995" office:value-type="float"/>
          <table:table-cell office:value="-0.0010367542505264286" office:value-type="float"/>
          <table:table-cell office:value="-0.003281100988388062" office:value-type="float"/>
          <table:table-cell office:value="-0.0015169721841812138" office:value-type="float"/>
        </table:table-row>
        <table:table-row>
          <table:table-cell office:value="0.021942679882049558" office:value-type="float"/>
          <table:table-cell office:value="-0.035675172805786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22984254723908" office:value-type="float"/>
          <table:table-cell office:value="39" office:value-type="float"/>
          <table:table-cell office:value="0.0012340152263641355" office:value-type="float"/>
          <table:table-cell office:value="-0.0013132387399673456" office:value-type="float"/>
          <table:table-cell office:value="0.004492851495742798" office:value-type="float"/>
          <table:table-cell office:value="-0.001035709381103516" office:value-type="float"/>
          <table:table-cell office:value="-0.0032500380277633665" office:value-type="float"/>
          <table:table-cell office:value="-0.0014705651998519892" office:value-type="float"/>
        </table:table-row>
        <table:table-row>
          <table:table-cell office:value="0.023146049976348875" office:value-type="float"/>
          <table:table-cell office:value="-0.0369635313749313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2930102845441" office:value-type="float"/>
          <table:table-cell office:value="40" office:value-type="float"/>
          <table:table-cell office:value="0.001203370094299317" office:value-type="float"/>
          <table:table-cell office:value="-0.001288358569145203" office:value-type="float"/>
          <table:table-cell office:value="0.004507514238357544" office:value-type="float"/>
          <table:table-cell office:value="-0.0009978067874908455" office:value-type="float"/>
          <table:table-cell office:value="-0.003221031427383423" office:value-type="float"/>
          <table:table-cell office:value="-0.0014919191598892212" office:value-type="float"/>
        </table:table-row>
        <table:table-row>
          <table:table-cell office:value="0.024362028837203977" office:value-type="float"/>
          <table:table-cell office:value="-0.0382585459947586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34912951430597" office:value-type="float"/>
          <table:table-cell office:value="41" office:value-type="float"/>
          <table:table-cell office:value="0.001215978860855102" office:value-type="float"/>
          <table:table-cell office:value="-0.00129501461982727" office:value-type="float"/>
          <table:table-cell office:value="0.004495482444763183" office:value-type="float"/>
          <table:table-cell office:value="-0.00098093867301941" office:value-type="float"/>
          <table:table-cell office:value="-0.003189780116081238" office:value-type="float"/>
          <table:table-cell office:value="-0.001451019644737244" office:value-type="float"/>
        </table:table-row>
        <table:table-row>
          <table:table-cell office:value="0.025539612770080565" office:value-type="float"/>
          <table:table-cell office:value="-0.0395194798707962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43105614529972" office:value-type="float"/>
          <table:table-cell office:value="42" office:value-type="float"/>
          <table:table-cell office:value="0.0011775839328765862" office:value-type="float"/>
          <table:table-cell office:value="-0.0012609338760375972" office:value-type="float"/>
          <table:table-cell office:value="0.004519742727279664" office:value-type="float"/>
          <table:table-cell office:value="-0.0009401488304138176" office:value-type="float"/>
          <table:table-cell office:value="-0.0031542515754699706" office:value-type="float"/>
          <table:table-cell office:value="-0.0014821183681488041" office:value-type="float"/>
        </table:table-row>
        <table:table-row>
          <table:table-cell office:value="0.026707702875137327" office:value-type="float"/>
          <table:table-cell office:value="-0.0407657390832901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52226544085198" office:value-type="float"/>
          <table:table-cell office:value="43" office:value-type="float"/>
          <table:table-cell office:value="0.001168090105056762" office:value-type="float"/>
          <table:table-cell office:value="-0.001246259212493897" office:value-type="float"/>
          <table:table-cell office:value="0.004523853063583374" office:value-type="float"/>
          <table:table-cell office:value="-0.0009074687957763665" office:value-type="float"/>
          <table:table-cell office:value="-0.003103083372116089" office:value-type="float"/>
          <table:table-cell office:value="-0.0014601826667785638" office:value-type="float"/>
        </table:table-row>
        <table:table-row>
          <table:table-cell office:value="0.02783562183380127" office:value-type="float"/>
          <table:table-cell office:value="-0.0419761723279953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6414475234801" office:value-type="float"/>
          <table:table-cell office:value="44" office:value-type="float"/>
          <table:table-cell office:value="0.0011279189586639402" office:value-type="float"/>
          <table:table-cell office:value="-0.0012104332447052009" office:value-type="float"/>
          <table:table-cell office:value="0.004550096988677978" office:value-type="float"/>
          <table:table-cell office:value="-0.0008658790588378911" office:value-type="float"/>
          <table:table-cell office:value="-0.003067724704742432" office:value-type="float"/>
          <table:table-cell office:value="-0.001492761969566346" office:value-type="float"/>
        </table:table-row>
        <table:table-row>
          <table:table-cell office:value="0.02891500949859619" office:value-type="float"/>
          <table:table-cell office:value="-0.043139160871505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679636058694725" office:value-type="float"/>
          <table:table-cell office:value="45" office:value-type="float"/>
          <table:table-cell office:value="0.0010793876647949216" office:value-type="float"/>
          <table:table-cell office:value="-0.0011629885435104365" office:value-type="float"/>
          <table:table-cell office:value="0.004563219547271728" office:value-type="float"/>
          <table:table-cell office:value="-0.0008076101541519172" office:value-type="float"/>
          <table:table-cell office:value="-0.0029774618148803713" office:value-type="float"/>
          <table:table-cell office:value="-0.0015147066116333006" office:value-type="float"/>
        </table:table-row>
        <table:table-row>
          <table:table-cell office:value="0.029941061735153197" office:value-type="float"/>
          <table:table-cell office:value="-0.0442595946788787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98661676071906" office:value-type="float"/>
          <table:table-cell office:value="46" office:value-type="float"/>
          <table:table-cell office:value="0.0010260522365570061" office:value-type="float"/>
          <table:table-cell office:value="-0.0011204338073730474" office:value-type="float"/>
          <table:table-cell office:value="0.0046002125740051275" office:value-type="float"/>
          <table:table-cell office:value="-0.0007625079154968267" office:value-type="float"/>
          <table:table-cell office:value="-0.0029275166988372804" office:value-type="float"/>
          <table:table-cell office:value="-0.0015695923566818246" office:value-type="float"/>
        </table:table-row>
        <table:table-row>
          <table:table-cell office:value="0.030885047912597656" office:value-type="float"/>
          <table:table-cell office:value="-0.0453069001436233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23466794261891" office:value-type="float"/>
          <table:table-cell office:value="47" office:value-type="float"/>
          <table:table-cell office:value="0.0009439861774444575" office:value-type="float"/>
          <table:table-cell office:value="-0.0010473054647445676" office:value-type="float"/>
          <table:table-cell office:value="0.004636319875717164" office:value-type="float"/>
          <table:table-cell office:value="-0.0006808423995971688" office:value-type="float"/>
          <table:table-cell office:value="-0.002806774377822876" office:value-type="float"/>
          <table:table-cell office:value="-0.0016408759355545036" office:value-type="float"/>
        </table:table-row>
        <table:table-row>
          <table:table-cell office:value="0.03177113056182861" office:value-type="float"/>
          <table:table-cell office:value="-0.0463061475753784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52200815451277" office:value-type="float"/>
          <table:table-cell office:value="48" office:value-type="float"/>
          <table:table-cell office:value="0.000886082649230957" office:value-type="float"/>
          <table:table-cell office:value="-0.0009992474317550657" office:value-type="float"/>
          <table:table-cell office:value="0.004679425954818725" office:value-type="float"/>
          <table:table-cell office:value="-0.0006366920471191414" office:value-type="float"/>
          <table:table-cell office:value="-0.0027522802352905277" office:value-type="float"/>
          <table:table-cell office:value="-0.001707975268363953" office:value-type="float"/>
        </table:table-row>
        <table:table-row>
          <table:table-cell office:value="0.032556227445602416" office:value-type="float"/>
          <table:table-cell office:value="-0.047217130661010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87985551529865" office:value-type="float"/>
          <table:table-cell office:value="49" office:value-type="float"/>
          <table:table-cell office:value="0.0007850968837738032" office:value-type="float"/>
          <table:table-cell office:value="-0.0009109830856323248" office:value-type="float"/>
          <table:table-cell office:value="0.004731193780899048" office:value-type="float"/>
          <table:table-cell office:value="-0.0005368548631668087" office:value-type="float"/>
          <table:table-cell office:value="-0.002614699006080627" office:value-type="float"/>
          <table:table-cell office:value="-0.001809623837471009" office:value-type="float"/>
        </table:table-row>
        <table:table-row>
          <table:table-cell office:value="0.03328828573226929" office:value-type="float"/>
          <table:table-cell office:value="-0.04808343112468719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27410721786987" office:value-type="float"/>
          <table:table-cell office:value="50" office:value-type="float"/>
          <table:table-cell office:value="0.0007320582866668698" office:value-type="float"/>
          <table:table-cell office:value="-0.0008663004636764518" office:value-type="float"/>
          <table:table-cell office:value="0.004770367145538331" office:value-type="float"/>
          <table:table-cell office:value="-0.0004984015226364141" office:value-type="float"/>
          <table:table-cell office:value="-0.002564016580581665" office:value-type="float"/>
          <table:table-cell office:value="-0.0018714797496795655" office:value-type="float"/>
        </table:table-row>
        <table:table-row>
          <table:table-cell office:value="0.03390664935112" office:value-type="float"/>
          <table:table-cell office:value="-0.048851552009582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274767629792036" office:value-type="float"/>
          <table:table-cell office:value="51" office:value-type="float"/>
          <table:table-cell office:value="0.0006183636188507088" office:value-type="float"/>
          <table:table-cell office:value="-0.0007681208848953243" office:value-type="float"/>
          <table:table-cell office:value="0.004828101396560669" office:value-type="float"/>
          <table:table-cell office:value="-0.00040639698505401563" office:value-type="float"/>
          <table:table-cell office:value="-0.00242919921875" office:value-type="float"/>
          <table:table-cell office:value="-0.00199769377708435" office:value-type="float"/>
        </table:table-row>
        <table:table-row>
          <table:table-cell office:value="0.03447464466094971" office:value-type="float"/>
          <table:table-cell office:value="-0.049576528072357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1728394791274274" office:value-type="float"/>
          <table:table-cell office:value="52" office:value-type="float"/>
          <table:table-cell office:value="0.0005679953098297122" office:value-type="float"/>
          <table:table-cell office:value="-0.0007249760627746574" office:value-type="float"/>
          <table:table-cell office:value="0.004866706132888794" office:value-type="float"/>
          <table:table-cell office:value="-0.00037612736225128146" office:value-type="float"/>
          <table:table-cell office:value="-0.002383471727371216" office:value-type="float"/>
          <table:table-cell office:value="-0.002054856419563293" office:value-type="float"/>
        </table:table-row>
        <table:table-row>
          <table:table-cell office:value="0.03339553356170655" office:value-type="float"/>
          <table:table-cell office:value="-0.0487725698947906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250874056882076" office:value-type="float"/>
          <table:table-cell office:value="53" office:value-type="float"/>
          <table:table-cell office:value="-0.0010791110992431647" office:value-type="float"/>
          <table:table-cell office:value="0.0008039581775665279" office:value-type="float"/>
          <table:table-cell office:value="0.006274075508117675" office:value-type="float"/>
          <table:table-cell office:value="-0.00039099156856536865" office:value-type="float"/>
          <table:table-cell office:value="-0.001087068915367126" office:value-type="float"/>
          <table:table-cell office:value="-0.003920332789421082" office:value-type="float"/>
        </table:table-row>
        <table:table-row>
          <table:table-cell office:value="0.03241122484207154" office:value-type="float"/>
          <table:table-cell office:value="-0.0480486333370208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14076566654395" office:value-type="float"/>
          <table:table-cell office:value="54" office:value-type="float"/>
          <table:table-cell office:value="-0.0009843087196350093" office:value-type="float"/>
          <table:table-cell office:value="0.0007239365577697762" office:value-type="float"/>
          <table:table-cell office:value="0.0062014925479888915" office:value-type="float"/>
          <table:table-cell office:value="-0.00041593015193939174" office:value-type="float"/>
          <table:table-cell office:value="-0.0011715227365493783" office:value-type="float"/>
          <table:table-cell office:value="-0.003824283480644226" office:value-type="float"/>
        </table:table-row>
        <table:table-row>
          <table:table-cell office:value="0.03149109840393067" office:value-type="float"/>
          <table:table-cell office:value="-0.0473826062679290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72667785937865" office:value-type="float"/>
          <table:table-cell office:value="55" office:value-type="float"/>
          <table:table-cell office:value="-0.0009201264381408693" office:value-type="float"/>
          <table:table-cell office:value="0.0006660270690917961" office:value-type="float"/>
          <table:table-cell office:value="0.006131420135498047" office:value-type="float"/>
          <table:table-cell office:value="-0.00045595049858093185" office:value-type="float"/>
          <table:table-cell office:value="-0.0012339830398559563" office:value-type="float"/>
          <table:table-cell office:value="-0.0037833362817764286" office:value-type="float"/>
        </table:table-row>
        <table:table-row>
          <table:table-cell office:value="0.030642625689506535" office:value-type="float"/>
          <table:table-cell office:value="-0.0467772078514099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26291537765044" office:value-type="float"/>
          <table:table-cell office:value="56" office:value-type="float"/>
          <table:table-cell office:value="-0.0008484727144241339" office:value-type="float"/>
          <table:table-cell office:value="0.0006053984165191647" office:value-type="float"/>
          <table:table-cell office:value="0.006072351932525635" office:value-type="float"/>
          <table:table-cell office:value="-0.00047337651252746596" office:value-type="float"/>
          <table:table-cell office:value="-0.0012959849834442132" office:value-type="float"/>
          <table:table-cell office:value="-0.0037125468254089354" office:value-type="float"/>
        </table:table-row>
        <table:table-row>
          <table:table-cell office:value="0.029865027666091924" office:value-type="float"/>
          <table:table-cell office:value="-0.04624346494674682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74549628378294" office:value-type="float"/>
          <table:table-cell office:value="57" office:value-type="float"/>
          <table:table-cell office:value="-0.0007775980234146114" office:value-type="float"/>
          <table:table-cell office:value="0.000533742904663086" office:value-type="float"/>
          <table:table-cell office:value="0.00600048065185547" office:value-type="float"/>
          <table:table-cell office:value="-0.0005050683021545418" office:value-type="float"/>
          <table:table-cell office:value="-0.0013735324144363396" office:value-type="float"/>
          <table:table-cell office:value="-0.003677448630332947" office:value-type="float"/>
        </table:table-row>
        <table:table-row>
          <table:table-cell office:value="0.02914514839649201" office:value-type="float"/>
          <table:table-cell office:value="-0.0457587492465972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8805119997301" office:value-type="float"/>
          <table:table-cell office:value="58" office:value-type="float"/>
          <table:table-cell office:value="-0.000719879269599915" office:value-type="float"/>
          <table:table-cell office:value="0.0004847157001495357" office:value-type="float"/>
          <table:table-cell office:value="0.005952234268188477" office:value-type="float"/>
          <table:table-cell office:value="-0.0005192124843597413" office:value-type="float"/>
          <table:table-cell office:value="-0.0014230573177337648" office:value-type="float"/>
          <table:table-cell office:value="-0.003619704246520996" office:value-type="float"/>
        </table:table-row>
        <table:table-row>
          <table:table-cell office:value="0.02847236037254334" office:value-type="float"/>
          <table:table-cell office:value="-0.0453383636474609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5882748363109" office:value-type="float"/>
          <table:table-cell office:value="59" office:value-type="float"/>
          <table:table-cell office:value="-0.00067278802394867" office:value-type="float"/>
          <table:table-cell office:value="0.0004203855991363522" office:value-type="float"/>
          <table:table-cell office:value="0.0059130072593688975" office:value-type="float"/>
          <table:table-cell office:value="-0.0005522829294204706" office:value-type="float"/>
          <table:table-cell office:value="-0.0014884346723556523" office:value-type="float"/>
          <table:table-cell office:value="-0.0035863292217254636" office:value-type="float"/>
        </table:table-row>
        <table:table-row>
          <table:table-cell office:value="0.027846522927284244" office:value-type="float"/>
          <table:table-cell office:value="-0.0449578952789306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95583319330846" office:value-type="float"/>
          <table:table-cell office:value="60" office:value-type="float"/>
          <table:table-cell office:value="-0.0006258374452590941" office:value-type="float"/>
          <table:table-cell office:value="0.00038046836853027413" office:value-type="float"/>
          <table:table-cell office:value="0.0058741831779479965" office:value-type="float"/>
          <table:table-cell office:value="-0.0005642408132553109" office:value-type="float"/>
          <table:table-cell office:value="-0.001528581380844116" office:value-type="float"/>
          <table:table-cell office:value="-0.003539467453956604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0460853576660205" office:value-type="float"/>
          <table:table-cell office:value="0.00016160249710082952" office:value-type="float"/>
          <table:table-cell office:value="0.0032787537574768075" office:value-type="float"/>
          <table:table-cell office:value="-0.001793658137321472" office:value-type="float"/>
          <table:table-cell office:value="-0.001591836214065551" office:value-type="float"/>
          <table:table-cell office:value="-0.0030683672428131106" office:value-type="float"/>
          <table:table-cell office:value="0.08529538905345883" office:value-type="float"/>
          <table:table-cell office:value="1" office:value-type="float"/>
          <table:table-cell office:value="0.00010460853576660205" office:value-type="float"/>
          <table:table-cell office:value="0.00016160249710082952" office:value-type="float"/>
          <table:table-cell office:value="0.0032787537574768075" office:value-type="float"/>
          <table:table-cell office:value="-0.001793658137321472" office:value-type="float"/>
          <table:table-cell office:value="-0.001591836214065551" office:value-type="float"/>
          <table:table-cell office:value="-0.0030683672428131106" office:value-type="float"/>
        </table:table-row>
        <table:table-row>
          <table:table-cell office:value="0.000913864374160767" office:value-type="float"/>
          <table:table-cell office:value="-0.0003904426097869878" office:value-type="float"/>
          <table:table-cell office:value="0.005653022527694703" office:value-type="float"/>
          <table:table-cell office:value="-0.003790042996406555" office:value-type="float"/>
          <table:table-cell office:value="-0.0036119198799133296" office:value-type="float"/>
          <table:table-cell office:value="-0.005310124754905701" office:value-type="float"/>
          <table:table-cell office:value="0.0853617061095426" office:value-type="float"/>
          <table:table-cell office:value="2" office:value-type="float"/>
          <table:table-cell office:value="0.0008092558383941649" office:value-type="float"/>
          <table:table-cell office:value="-0.0005520451068878173" office:value-type="float"/>
          <table:table-cell office:value="0.0023742687702178952" office:value-type="float"/>
          <table:table-cell office:value="-0.001996384859085083" office:value-type="float"/>
          <table:table-cell office:value="-0.0020200836658477786" office:value-type="float"/>
          <table:table-cell office:value="-0.00224175751209259" office:value-type="float"/>
        </table:table-row>
        <table:table-row>
          <table:table-cell office:value="0.001732540130615235" office:value-type="float"/>
          <table:table-cell office:value="-0.0009718692302703863" office:value-type="float"/>
          <table:table-cell office:value="0.00804755210876465" office:value-type="float"/>
          <table:table-cell office:value="-0.005819503664970398" office:value-type="float"/>
          <table:table-cell office:value="-0.005662980675697326" office:value-type="float"/>
          <table:table-cell office:value="-0.007513056397438049" office:value-type="float"/>
          <table:table-cell office:value="0.08541301523575226" office:value-type="float"/>
          <table:table-cell office:value="3" office:value-type="float"/>
          <table:table-cell office:value="0.0008186757564544681" office:value-type="float"/>
          <table:table-cell office:value="-0.0005814266204833985" office:value-type="float"/>
          <table:table-cell office:value="0.0023945295810699468" office:value-type="float"/>
          <table:table-cell office:value="-0.0020294606685638435" office:value-type="float"/>
          <table:table-cell office:value="-0.0020510607957839964" office:value-type="float"/>
          <table:table-cell office:value="-0.0022029316425323485" office:value-type="float"/>
        </table:table-row>
        <table:table-row>
          <table:table-cell office:value="0.002564806938171387" office:value-type="float"/>
          <table:table-cell office:value="-0.0015697890520095827" office:value-type="float"/>
          <table:table-cell office:value="0.01045207977294922" office:value-type="float"/>
          <table:table-cell office:value="-0.007860764265060426" office:value-type="float"/>
          <table:table-cell office:value="-0.007727949023246765" office:value-type="float"/>
          <table:table-cell office:value="-0.0096755051612854" office:value-type="float"/>
          <table:table-cell office:value="0.08544080236695856" office:value-type="float"/>
          <table:table-cell office:value="4" office:value-type="float"/>
          <table:table-cell office:value="0.0008322668075561521" office:value-type="float"/>
          <table:table-cell office:value="-0.0005979198217391964" office:value-type="float"/>
          <table:table-cell office:value="0.0024045276641845702" office:value-type="float"/>
          <table:table-cell office:value="-0.0020412606000900276" office:value-type="float"/>
          <table:table-cell office:value="-0.0020649683475494392" office:value-type="float"/>
          <table:table-cell office:value="-0.002162448763847351" office:value-type="float"/>
        </table:table-row>
        <table:table-row>
          <table:table-cell office:value="0.003416434526443482" office:value-type="float"/>
          <table:table-cell office:value="-0.0022059583663940428" office:value-type="float"/>
          <table:table-cell office:value="0.012894101142883302" office:value-type="float"/>
          <table:table-cell office:value="-0.00993822455406189" office:value-type="float"/>
          <table:table-cell office:value="-0.009834852814674378" office:value-type="float"/>
          <table:table-cell office:value="-0.011792311668395995" office:value-type="float"/>
          <table:table-cell office:value="0.08545031790987963" office:value-type="float"/>
          <table:table-cell office:value="5" office:value-type="float"/>
          <table:table-cell office:value="0.0008516275882720949" office:value-type="float"/>
          <table:table-cell office:value="-0.0006361693143844601" office:value-type="float"/>
          <table:table-cell office:value="0.0024420213699340824" office:value-type="float"/>
          <table:table-cell office:value="-0.002077460289001465" office:value-type="float"/>
          <table:table-cell office:value="-0.002106903791427613" office:value-type="float"/>
          <table:table-cell office:value="-0.0021168065071105954" office:value-type="float"/>
        </table:table-row>
        <table:table-row>
          <table:table-cell office:value="0.004278613328933716" office:value-type="float"/>
          <table:table-cell office:value="-0.0028533291816711416" office:value-type="float"/>
          <table:table-cell office:value="0.015348892211914064" office:value-type="float"/>
          <table:table-cell office:value="-0.012024387121200563" office:value-type="float"/>
          <table:table-cell office:value="-0.011950977444648743" office:value-type="float"/>
          <table:table-cell office:value="-0.013874007463455199" office:value-type="float"/>
          <table:table-cell office:value="0.0813302384895318" office:value-type="float"/>
          <table:table-cell office:value="6" office:value-type="float"/>
          <table:table-cell office:value="0.0008621788024902339" office:value-type="float"/>
          <table:table-cell office:value="-0.0006473708152770988" office:value-type="float"/>
          <table:table-cell office:value="0.0024547910690307616" office:value-type="float"/>
          <table:table-cell office:value="-0.002086162567138672" office:value-type="float"/>
          <table:table-cell office:value="-0.002116124629974365" office:value-type="float"/>
          <table:table-cell office:value="-0.002081695795059204" office:value-type="float"/>
        </table:table-row>
        <table:table-row>
          <table:table-cell office:value="-0.0009955298900604249" office:value-type="float"/>
          <table:table-cell office:value="-0.00045247793197631704" office:value-type="float"/>
          <table:table-cell office:value="0.023625838756561282" office:value-type="float"/>
          <table:table-cell office:value="-0.012894663810729982" office:value-type="float"/>
          <table:table-cell office:value="-0.010990304350852966" office:value-type="float"/>
          <table:table-cell office:value="-0.021030974388122556" office:value-type="float"/>
          <table:table-cell office:value="0.08965628609492027" office:value-type="float"/>
          <table:table-cell office:value="7" office:value-type="float"/>
          <table:table-cell office:value="-0.005274143218994141" office:value-type="float"/>
          <table:table-cell office:value="0.0024008512496948246" office:value-type="float"/>
          <table:table-cell office:value="0.008276946544647218" office:value-type="float"/>
          <table:table-cell office:value="-0.0008702766895294194" office:value-type="float"/>
          <table:table-cell office:value="0.0009606730937957771" office:value-type="float"/>
          <table:table-cell office:value="-0.007156966924667359" office:value-type="float"/>
        </table:table-row>
        <table:table-row>
          <table:table-cell office:value="0.00035051226615905734" office:value-type="float"/>
          <table:table-cell office:value="-0.001905464529991149" office:value-type="float"/>
          <table:table-cell office:value="0.027181818485260013" office:value-type="float"/>
          <table:table-cell office:value="-0.014450019001960756" office:value-type="float"/>
          <table:table-cell office:value="-0.014079473614692688" office:value-type="float"/>
          <table:table-cell office:value="-0.02274974703788757" office:value-type="float"/>
          <table:table-cell office:value="0.09001012860705614" office:value-type="float"/>
          <table:table-cell office:value="8" office:value-type="float"/>
          <table:table-cell office:value="0.0013460421562194822" office:value-type="float"/>
          <table:table-cell office:value="-0.001452986598014832" office:value-type="float"/>
          <table:table-cell office:value="0.0035559797286987306" office:value-type="float"/>
          <table:table-cell office:value="-0.0015553551912307739" office:value-type="float"/>
          <table:table-cell office:value="-0.003089169263839722" office:value-type="float"/>
          <table:table-cell office:value="-0.0017187726497650147" office:value-type="float"/>
        </table:table-row>
        <table:table-row>
          <table:table-cell office:value="0.0017224335670471182" office:value-type="float"/>
          <table:table-cell office:value="-0.003396970033645629" office:value-type="float"/>
          <table:table-cell office:value="0.030844463109970098" office:value-type="float"/>
          <table:table-cell office:value="-0.01601139545440674" office:value-type="float"/>
          <table:table-cell office:value="-0.01720597207546234" office:value-type="float"/>
          <table:table-cell office:value="-0.024401969313621517" office:value-type="float"/>
          <table:table-cell office:value="0.09026554542090988" office:value-type="float"/>
          <table:table-cell office:value="9" office:value-type="float"/>
          <table:table-cell office:value="0.001371921300888061" office:value-type="float"/>
          <table:table-cell office:value="-0.0014915055036544798" office:value-type="float"/>
          <table:table-cell office:value="0.0036626446247100836" office:value-type="float"/>
          <table:table-cell office:value="-0.0015613764524459832" office:value-type="float"/>
          <table:table-cell office:value="-0.0031264984607696535" office:value-type="float"/>
          <table:table-cell office:value="-0.001652222275733948" office:value-type="float"/>
        </table:table-row>
        <table:table-row>
          <table:table-cell office:value="0.003104013204574584" office:value-type="float"/>
          <table:table-cell office:value="-0.004889519214630126" office:value-type="float"/>
          <table:table-cell office:value="0.03454606771469117" office:value-type="float"/>
          <table:table-cell office:value="-0.01757357478141785" office:value-type="float"/>
          <table:table-cell office:value="-0.020338001251220702" office:value-type="float"/>
          <table:table-cell office:value="-0.026011448502540585" office:value-type="float"/>
          <table:table-cell office:value="0.09039894888533496" office:value-type="float"/>
          <table:table-cell office:value="10" office:value-type="float"/>
          <table:table-cell office:value="0.0013815796375274657" office:value-type="float"/>
          <table:table-cell office:value="-0.0014925491809844975" office:value-type="float"/>
          <table:table-cell office:value="0.003701604604721069" office:value-type="float"/>
          <table:table-cell office:value="-0.0015621793270111078" office:value-type="float"/>
          <table:table-cell office:value="-0.0031320291757583616" office:value-type="float"/>
          <table:table-cell office:value="-0.0016094791889190666" office:value-type="float"/>
        </table:table-row>
        <table:table-row>
          <table:table-cell office:value="0.004516576528549194" office:value-type="float"/>
          <table:table-cell office:value="-0.006419557929039001" office:value-type="float"/>
          <table:table-cell office:value="0.038364381790161134" office:value-type="float"/>
          <table:table-cell office:value="-0.019144458770751955" office:value-type="float"/>
          <table:table-cell office:value="-0.02351683259010315" office:value-type="float"/>
          <table:table-cell office:value="-0.02756158113479614" office:value-type="float"/>
          <table:table-cell office:value="0.09040941744692174" office:value-type="float"/>
          <table:table-cell office:value="11" office:value-type="float"/>
          <table:table-cell office:value="0.0014125633239746097" office:value-type="float"/>
          <table:table-cell office:value="-0.001530038714408875" office:value-type="float"/>
          <table:table-cell office:value="0.0038183140754699703" office:value-type="float"/>
          <table:table-cell office:value="-0.0015708839893341063" office:value-type="float"/>
          <table:table-cell office:value="-0.0031788313388824464" office:value-type="float"/>
          <table:table-cell office:value="-0.0015501326322555544" office:value-type="float"/>
        </table:table-row>
        <table:table-row>
          <table:table-cell office:value="0.005932486057281493" office:value-type="float"/>
          <table:table-cell office:value="-0.007945787310600281" office:value-type="float"/>
          <table:table-cell office:value="0.04223206520080566" office:value-type="float"/>
          <table:table-cell office:value="-0.020715007185935976" office:value-type="float"/>
          <table:table-cell office:value="-0.02670140981674194" office:value-type="float"/>
          <table:table-cell office:value="-0.029069715142250062" office:value-type="float"/>
          <table:table-cell office:value="0.09029041951367604" office:value-type="float"/>
          <table:table-cell office:value="12" office:value-type="float"/>
          <table:table-cell office:value="0.0014159095287322992" office:value-type="float"/>
          <table:table-cell office:value="-0.0015262293815612796" office:value-type="float"/>
          <table:table-cell office:value="0.0038676834106445308" office:value-type="float"/>
          <table:table-cell office:value="-0.0015705484151840206" office:value-type="float"/>
          <table:table-cell office:value="-0.0031845772266387937" office:value-type="float"/>
          <table:table-cell office:value="-0.001508134007453919" office:value-type="float"/>
        </table:table-row>
        <table:table-row>
          <table:table-cell office:value="0.007396004199981689" office:value-type="float"/>
          <table:table-cell office:value="-0.009518443942070007" office:value-type="float"/>
          <table:table-cell office:value="0.04622591733932495" office:value-type="float"/>
          <table:table-cell office:value="-0.02229511380195618" office:value-type="float"/>
          <table:table-cell office:value="-0.029951069355010983" office:value-type="float"/>
          <table:table-cell office:value="-0.03051530182361603" office:value-type="float"/>
          <table:table-cell office:value="0.0900407065743108" office:value-type="float"/>
          <table:table-cell office:value="13" office:value-type="float"/>
          <table:table-cell office:value="0.0014635181427001959" office:value-type="float"/>
          <table:table-cell office:value="-0.0015726566314697259" office:value-type="float"/>
          <table:table-cell office:value="0.003993852138519287" office:value-type="float"/>
          <table:table-cell office:value="-0.0015801066160202031" office:value-type="float"/>
          <table:table-cell office:value="-0.0032496595382690433" office:value-type="float"/>
          <table:table-cell office:value="-0.0014455866813659676" office:value-type="float"/>
        </table:table-row>
        <table:table-row>
          <table:table-cell office:value="0.008858563899993895" office:value-type="float"/>
          <table:table-cell office:value="-0.011081896424293518" office:value-type="float"/>
          <table:table-cell office:value="0.05" office:value-type="float"/>
          <table:table-cell office:value="-0.023879176378250128" office:value-type="float"/>
          <table:table-cell office:value="-0.03320581316947937" office:value-type="float"/>
          <table:table-cell office:value="-0.03191906988620759" office:value-type="float"/>
          <table:table-cell office:value="0.08967450703351046" office:value-type="float"/>
          <table:table-cell office:value="14" office:value-type="float"/>
          <table:table-cell office:value="0.0014625597000122066" office:value-type="float"/>
          <table:table-cell office:value="-0.001563452482223511" office:value-type="float"/>
          <table:table-cell office:value="0.004053890705108643" office:value-type="float"/>
          <table:table-cell office:value="-0.0015840625762939455" office:value-type="float"/>
          <table:table-cell office:value="-0.0032547438144683843" office:value-type="float"/>
          <table:table-cell office:value="-0.0014037680625915532" office:value-type="float"/>
        </table:table-row>
        <table:table-row>
          <table:table-cell office:value="0.010376319885253905" office:value-type="float"/>
          <table:table-cell office:value="-0.012697020173072815" office:value-type="float"/>
          <table:table-cell office:value="0.05" office:value-type="float"/>
          <table:table-cell office:value="-0.02547073066234589" office:value-type="float"/>
          <table:table-cell office:value="-0.03653096377849579" office:value-type="float"/>
          <table:table-cell office:value="-0.033262063264846806" office:value-type="float"/>
          <table:table-cell office:value="0.08918745439919046" office:value-type="float"/>
          <table:table-cell office:value="15" office:value-type="float"/>
          <table:table-cell office:value="0.0015177559852600098" office:value-type="float"/>
          <table:table-cell office:value="-0.0016151237487792968" office:value-type="float"/>
          <table:table-cell office:value="0.004177470207214356" office:value-type="float"/>
          <table:table-cell office:value="-0.0015915542840957645" office:value-type="float"/>
          <table:table-cell office:value="-0.0033251506090164187" office:value-type="float"/>
          <table:table-cell office:value="-0.0013429933786392213" office:value-type="float"/>
        </table:table-row>
        <table:table-row>
          <table:table-cell office:value="0.011901805400848387" office:value-type="float"/>
          <table:table-cell office:value="-0.014316044449806213" office:value-type="float"/>
          <table:table-cell office:value="0.05" office:value-type="float"/>
          <table:table-cell office:value="-0.027038648724555973" office:value-type="float"/>
          <table:table-cell office:value="-0.039867224097251894" office:value-type="float"/>
          <table:table-cell office:value="-0.03457509279251099" office:value-type="float"/>
          <table:table-cell office:value="0.08860474612721238" office:value-type="float"/>
          <table:table-cell office:value="16" office:value-type="float"/>
          <table:table-cell office:value="0.001525485515594482" office:value-type="float"/>
          <table:table-cell office:value="-0.0016190242767333985" office:value-type="float"/>
          <table:table-cell office:value="0.004198482036590576" office:value-type="float"/>
          <table:table-cell office:value="-0.0015679180622100823" office:value-type="float"/>
          <table:table-cell office:value="-0.0033362603187561037" office:value-type="float"/>
          <table:table-cell office:value="-0.0013130295276641852" office:value-type="float"/>
        </table:table-row>
        <table:table-row>
          <table:table-cell office:value="0.013494799137115477" office:value-type="float"/>
          <table:table-cell office:value="-0.015994752049446108" office:value-type="float"/>
          <table:table-cell office:value="0.05" office:value-type="float"/>
          <table:table-cell office:value="-0.028577263951301578" office:value-type="float"/>
          <table:table-cell office:value="-0.043269781470298765" office:value-type="float"/>
          <table:table-cell office:value="-0.03583602905273438" office:value-type="float"/>
          <table:table-cell office:value="0.08791207857624221" office:value-type="float"/>
          <table:table-cell office:value="17" office:value-type="float"/>
          <table:table-cell office:value="0.0015929937362670898" office:value-type="float"/>
          <table:table-cell office:value="-0.001678707599639893" office:value-type="float"/>
          <table:table-cell office:value="0.004264364242553711" office:value-type="float"/>
          <table:table-cell office:value="-0.001538615226745605" office:value-type="float"/>
          <table:table-cell office:value="-0.003402557373046875" office:value-type="float"/>
          <table:table-cell office:value="-0.0012609362602233887" office:value-type="float"/>
        </table:table-row>
        <table:table-row>
          <table:table-cell office:value="0.01508756399154663" office:value-type="float"/>
          <table:table-cell office:value="-0.017665743231773376" office:value-type="float"/>
          <table:table-cell office:value="0.05" office:value-type="float"/>
          <table:table-cell office:value="-0.030091934204101566" office:value-type="float"/>
          <table:table-cell office:value="-0.046672033667564394" office:value-type="float"/>
          <table:table-cell office:value="-0.03707511603832245" office:value-type="float"/>
          <table:table-cell office:value="0.08714829804633037" office:value-type="float"/>
          <table:table-cell office:value="18" office:value-type="float"/>
          <table:table-cell office:value="0.0015927648544311526" office:value-type="float"/>
          <table:table-cell office:value="-0.0016709911823272697" office:value-type="float"/>
          <table:table-cell office:value="0.004293284416198731" office:value-type="float"/>
          <table:table-cell office:value="-0.0015146702527999885" office:value-type="float"/>
          <table:table-cell office:value="-0.0034022521972656254" office:value-type="float"/>
          <table:table-cell office:value="-0.0012390869855880733" office:value-type="float"/>
        </table:table-row>
        <table:table-row>
          <table:table-cell office:value="0.0167239511013031" office:value-type="float"/>
          <table:table-cell office:value="-0.019363626837730408" office:value-type="float"/>
          <table:table-cell office:value="0.05" office:value-type="float"/>
          <table:table-cell office:value="-0.031562027931213384" office:value-type="float"/>
          <table:table-cell office:value="-0.05" office:value-type="float"/>
          <table:table-cell office:value="-0.038277172446250916" office:value-type="float"/>
          <table:table-cell office:value="0.0863018060818779" office:value-type="float"/>
          <table:table-cell office:value="19" office:value-type="float"/>
          <table:table-cell office:value="0.001636387109756469" office:value-type="float"/>
          <table:table-cell office:value="-0.0016978836059570318" office:value-type="float"/>
          <table:table-cell office:value="0.004364436864852906" office:value-type="float"/>
          <table:table-cell office:value="-0.0014700937271118156" office:value-type="float"/>
          <table:table-cell office:value="-0.003430805206298828" office:value-type="float"/>
          <table:table-cell office:value="-0.001202056407928467" office:value-type="float"/>
        </table:table-row>
        <table:table-row>
          <table:table-cell office:value="0.01834705591201782" office:value-type="float"/>
          <table:table-cell office:value="-0.021040446162223815" office:value-type="float"/>
          <table:table-cell office:value="0.05" office:value-type="float"/>
          <table:table-cell office:value="-0.03300402760505677" office:value-type="float"/>
          <table:table-cell office:value="-0.05" office:value-type="float"/>
          <table:table-cell office:value="-0.039466748833656314" office:value-type="float"/>
          <table:table-cell office:value="0.0854102248086144" office:value-type="float"/>
          <table:table-cell office:value="20" office:value-type="float"/>
          <table:table-cell office:value="0.0016231048107147213" office:value-type="float"/>
          <table:table-cell office:value="-0.001676819324493409" office:value-type="float"/>
          <table:table-cell office:value="0.004397724866867065" office:value-type="float"/>
          <table:table-cell office:value="-0.0014419996738433832" office:value-type="float"/>
          <table:table-cell office:value="-0.0034144246578216558" office:value-type="float"/>
          <table:table-cell office:value="-0.0011895763874053954" office:value-type="float"/>
        </table:table-row>
        <table:table-row>
          <table:table-cell office:value="0.019998644590377805" office:value-type="float"/>
          <table:table-cell office:value="-0.0227342027425766" office:value-type="float"/>
          <table:table-cell office:value="0.05" office:value-type="float"/>
          <table:table-cell office:value="-0.0343892651796341" office:value-type="float"/>
          <table:table-cell office:value="-0.05" office:value-type="float"/>
          <table:table-cell office:value="-0.04062525510787964" office:value-type="float"/>
          <table:table-cell office:value="0.08445784446982077" office:value-type="float"/>
          <table:table-cell office:value="21" office:value-type="float"/>
          <table:table-cell office:value="0.0016515886783599852" office:value-type="float"/>
          <table:table-cell office:value="-0.0016937565803527826" office:value-type="float"/>
          <table:table-cell office:value="0.004459130764007568" office:value-type="float"/>
          <table:table-cell office:value="-0.0013852375745773311" office:value-type="float"/>
          <table:table-cell office:value="-0.003426811695098877" office:value-type="float"/>
          <table:table-cell office:value="-0.0011585062742233282" office:value-type="float"/>
        </table:table-row>
        <table:table-row>
          <table:table-cell office:value="0.021638799905776974" office:value-type="float"/>
          <table:table-cell office:value="-0.024414879083633424" office:value-type="float"/>
          <table:table-cell office:value="0.05" office:value-type="float"/>
          <table:table-cell office:value="-0.035749485492706304" office:value-type="float"/>
          <table:table-cell office:value="-0.05" office:value-type="float"/>
          <table:table-cell office:value="-0.041780713796615604" office:value-type="float"/>
          <table:table-cell office:value="0.08347233990415881" office:value-type="float"/>
          <table:table-cell office:value="22" office:value-type="float"/>
          <table:table-cell office:value="0.0016401553153991694" office:value-type="float"/>
          <table:table-cell office:value="-0.0016806763410568241" office:value-type="float"/>
          <table:table-cell office:value="0.004476526975631714" office:value-type="float"/>
          <table:table-cell office:value="-0.001360220313072204" office:value-type="float"/>
          <table:table-cell office:value="-0.0034157419204711914" office:value-type="float"/>
          <table:table-cell office:value="-0.0011554586887359622" office:value-type="float"/>
        </table:table-row>
        <table:table-row>
          <table:table-cell office:value="0.023287346363067625" office:value-type="float"/>
          <table:table-cell office:value="-0.02608964741230011" office:value-type="float"/>
          <table:table-cell office:value="0.05" office:value-type="float"/>
          <table:table-cell office:value="-0.03704915940761567" office:value-type="float"/>
          <table:table-cell office:value="-0.05" office:value-type="float"/>
          <table:table-cell office:value="-0.042906693816185004" office:value-type="float"/>
          <table:table-cell office:value="0.08244835956322163" office:value-type="float"/>
          <table:table-cell office:value="23" office:value-type="float"/>
          <table:table-cell office:value="0.0016485464572906488" office:value-type="float"/>
          <table:table-cell office:value="-0.0016747683286666877" office:value-type="float"/>
          <table:table-cell office:value="0.004547015428543091" office:value-type="float"/>
          <table:table-cell office:value="-0.001299673914909363" office:value-type="float"/>
          <table:table-cell office:value="-0.0034052228927612307" office:value-type="float"/>
          <table:table-cell office:value="-0.0011259800195693968" office:value-type="float"/>
        </table:table-row>
        <table:table-row>
          <table:table-cell office:value="0.02491831541061401" office:value-type="float"/>
          <table:table-cell office:value="-0.027743864059448245" office:value-type="float"/>
          <table:table-cell office:value="0.05" office:value-type="float"/>
          <table:table-cell office:value="-0.03832371890544892" office:value-type="float"/>
          <table:table-cell office:value="-0.05" office:value-type="float"/>
          <table:table-cell office:value="-0.044041852355003366" office:value-type="float"/>
          <table:table-cell office:value="0.0814057949615914" office:value-type="float"/>
          <table:table-cell office:value="24" office:value-type="float"/>
          <table:table-cell office:value="0.0016309690475463864" office:value-type="float"/>
          <table:table-cell office:value="-0.001654216647148132" office:value-type="float"/>
          <table:table-cell office:value="0.004569495916366578" office:value-type="float"/>
          <table:table-cell office:value="-0.0012745594978332518" office:value-type="float"/>
          <table:table-cell office:value="-0.003388175964355469" office:value-type="float"/>
          <table:table-cell office:value="-0.0011351585388183587" office:value-type="float"/>
        </table:table-row>
        <table:table-row>
          <table:table-cell office:value="0.026535484790802" office:value-type="float"/>
          <table:table-cell office:value="-0.02936775922775269" office:value-type="float"/>
          <table:table-cell office:value="0.05" office:value-type="float"/>
          <table:table-cell office:value="-0.039529650211334234" office:value-type="float"/>
          <table:table-cell office:value="-0.05" office:value-type="float"/>
          <table:table-cell office:value="-0.04516440331935884" office:value-type="float"/>
          <table:table-cell office:value="0.08034921127631442" office:value-type="float"/>
          <table:table-cell office:value="25" office:value-type="float"/>
          <table:table-cell office:value="0.0016171693801879886" office:value-type="float"/>
          <table:table-cell office:value="-0.0016238951683044435" office:value-type="float"/>
          <table:table-cell office:value="0.00464651346206665" office:value-type="float"/>
          <table:table-cell office:value="-0.0012059313058853157" office:value-type="float"/>
          <table:table-cell office:value="-0.0033533811569213864" office:value-type="float"/>
          <table:table-cell office:value="-0.0011225509643554687" office:value-type="float"/>
        </table:table-row>
        <table:table-row>
          <table:table-cell office:value="0.02813178420066833" office:value-type="float"/>
          <table:table-cell office:value="-0.030966391563415532" office:value-type="float"/>
          <table:table-cell office:value="0.05" office:value-type="float"/>
          <table:table-cell office:value="-0.04070985496044159" office:value-type="float"/>
          <table:table-cell office:value="-0.05" office:value-type="float"/>
          <table:table-cell office:value="-0.0463006615638733" office:value-type="float"/>
          <table:table-cell office:value="0.07928615395779358" office:value-type="float"/>
          <table:table-cell office:value="26" office:value-type="float"/>
          <table:table-cell office:value="0.0015962994098663325" office:value-type="float"/>
          <table:table-cell office:value="-0.0015986323356628421" office:value-type="float"/>
          <table:table-cell office:value="0.0046678435802459724" office:value-type="float"/>
          <table:table-cell office:value="-0.0011802047491073601" office:value-type="float"/>
          <table:table-cell office:value="-0.0033316057920455937" office:value-type="float"/>
          <table:table-cell office:value="-0.0011362582445144653" office:value-type="float"/>
        </table:table-row>
        <table:table-row>
          <table:table-cell office:value="0.02969012856483459" office:value-type="float"/>
          <table:table-cell office:value="-0.03252481341362" office:value-type="float"/>
          <table:table-cell office:value="0.05" office:value-type="float"/>
          <table:table-cell office:value="-0.041838014721870424" office:value-type="float"/>
          <table:table-cell office:value="-0.05" office:value-type="float"/>
          <table:table-cell office:value="-0.047421311140060436" office:value-type="float"/>
          <table:table-cell office:value="0.07823180535717048" office:value-type="float"/>
          <table:table-cell office:value="27" office:value-type="float"/>
          <table:table-cell office:value="0.0015583443641662593" office:value-type="float"/>
          <table:table-cell office:value="-0.0015584218502044684" office:value-type="float"/>
          <table:table-cell office:value="0.004756832122802734" office:value-type="float"/>
          <table:table-cell office:value="-0.0011281597614288333" office:value-type="float"/>
          <table:table-cell office:value="-0.0032681870460510255" office:value-type="float"/>
          <table:table-cell office:value="-0.001120649576187134" office:value-type="float"/>
        </table:table-row>
        <table:table-row>
          <table:table-cell office:value="0.03122026085853576" office:value-type="float"/>
          <table:table-cell office:value="-0.03405483722686768" office:value-type="float"/>
          <table:table-cell office:value="0.05" office:value-type="float"/>
          <table:table-cell office:value="-0.04295076251029968" office:value-type="float"/>
          <table:table-cell office:value="-0.05" office:value-type="float"/>
          <table:table-cell office:value="-0.04855597555637361" office:value-type="float"/>
          <table:table-cell office:value="0.07718270464062056" office:value-type="float"/>
          <table:table-cell office:value="28" office:value-type="float"/>
          <table:table-cell office:value="0.001530132293701171" office:value-type="float"/>
          <table:table-cell office:value="-0.0015300238132476811" office:value-type="float"/>
          <table:table-cell office:value="0.0047812056541442875" office:value-type="float"/>
          <table:table-cell office:value="-0.0011127477884292601" office:value-type="float"/>
          <table:table-cell office:value="-0.0032385194301605223" office:value-type="float"/>
          <table:table-cell office:value="-0.001134664416313172" office:value-type="float"/>
        </table:table-row>
        <table:table-row>
          <table:table-cell office:value="0.032700465917587275" office:value-type="float"/>
          <table:table-cell office:value="-0.03553832828998566" office:value-type="float"/>
          <table:table-cell office:value="0.05" office:value-type="float"/>
          <table:table-cell office:value="-0.04401936173439026" office:value-type="float"/>
          <table:table-cell office:value="-0.05" office:value-type="float"/>
          <table:table-cell office:value="-0.04967968463897706" office:value-type="float"/>
          <table:table-cell office:value="0.07615594444534012" office:value-type="float"/>
          <table:table-cell office:value="29" office:value-type="float"/>
          <table:table-cell office:value="0.0014802050590515137" office:value-type="float"/>
          <table:table-cell office:value="-0.0014834910631179813" office:value-type="float"/>
          <table:table-cell office:value="0.004892287254333496" office:value-type="float"/>
          <table:table-cell office:value="-0.001068599224090576" office:value-type="float"/>
          <table:table-cell office:value="-0.0031683707237243654" office:value-type="float"/>
          <table:table-cell office:value="-0.001123709082603454" office:value-type="float"/>
        </table:table-row>
        <table:table-row>
          <table:table-cell office:value="0.03413541197776794" office:value-type="float"/>
          <table:table-cell office:value="-0.03698228061199189" office:value-type="float"/>
          <table:table-cell office:value="0.05" office:value-type="float"/>
          <table:table-cell office:value="-0.04506230354309082" office:value-type="float"/>
          <table:table-cell office:value="-0.05" office:value-type="float"/>
          <table:table-cell office:value="-0.05" office:value-type="float"/>
          <table:table-cell office:value="0.0751502282695602" office:value-type="float"/>
          <table:table-cell office:value="30" office:value-type="float"/>
          <table:table-cell office:value="0.0014349460601806637" office:value-type="float"/>
          <table:table-cell office:value="-0.0014439523220062256" office:value-type="float"/>
          <table:table-cell office:value="0.004933645725250244" office:value-type="float"/>
          <table:table-cell office:value="-0.0010429418087005617" office:value-type="float"/>
          <table:table-cell office:value="-0.003127844333648682" office:value-type="float"/>
          <table:table-cell office:value="-0.0011539119482040401" office:value-type="float"/>
        </table:table-row>
        <table:table-row>
          <table:table-cell office:value="0.03547595858573913" office:value-type="float"/>
          <table:table-cell office:value="-0.03834089815616608" office:value-type="float"/>
          <table:table-cell office:value="0.05" office:value-type="float"/>
          <table:table-cell office:value="-0.04605339765548706" office:value-type="float"/>
          <table:table-cell office:value="-0.05" office:value-type="float"/>
          <table:table-cell office:value="-0.05" office:value-type="float"/>
          <table:table-cell office:value="0.07420141277830404" office:value-type="float"/>
          <table:table-cell office:value="31" office:value-type="float"/>
          <table:table-cell office:value="0.0013405466079711922" office:value-type="float"/>
          <table:table-cell office:value="-0.0013586175441741948" office:value-type="float"/>
          <table:table-cell office:value="0.005054795742034912" office:value-type="float"/>
          <table:table-cell office:value="-0.0009910941123962395" office:value-type="float"/>
          <table:table-cell office:value="-0.0030167329311370852" office:value-type="float"/>
          <table:table-cell office:value="-0.001185538768768311" office:value-type="float"/>
        </table:table-row>
        <table:table-row>
          <table:table-cell office:value="0.036735326051712036" office:value-type="float"/>
          <table:table-cell office:value="-0.0396252328157425" office:value-type="float"/>
          <table:table-cell office:value="0.05" office:value-type="float"/>
          <table:table-cell office:value="-0.04700745165348053" office:value-type="float"/>
          <table:table-cell office:value="-0.05" office:value-type="float"/>
          <table:table-cell office:value="-0.05" office:value-type="float"/>
          <table:table-cell office:value="0.07330260540026218" office:value-type="float"/>
          <table:table-cell office:value="32" office:value-type="float"/>
          <table:table-cell office:value="0.0012593674659729" office:value-type="float"/>
          <table:table-cell office:value="-0.0012843346595764159" office:value-type="float"/>
          <table:table-cell office:value="0.005104384422302247" office:value-type="float"/>
          <table:table-cell office:value="-0.000954053997993469" office:value-type="float"/>
          <table:table-cell office:value="-0.0029412806034088135" office:value-type="float"/>
          <table:table-cell office:value="-0.0012590122222900391" office:value-type="float"/>
        </table:table-row>
        <table:table-row>
          <table:table-cell office:value="0.03790177702903748" office:value-type="float"/>
          <table:table-cell office:value="-0.04082424998283387" office:value-type="float"/>
          <table:table-cell office:value="0.05" office:value-type="float"/>
          <table:table-cell office:value="-0.047928782105445863" office:value-type="float"/>
          <table:table-cell office:value="-0.05" office:value-type="float"/>
          <table:table-cell office:value="-0.05" office:value-type="float"/>
          <table:table-cell office:value="0.07246349320180138" office:value-type="float"/>
          <table:table-cell office:value="33" office:value-type="float"/>
          <table:table-cell office:value="0.0011664509773254388" office:value-type="float"/>
          <table:table-cell office:value="-0.0011990171670913704" office:value-type="float"/>
          <table:table-cell office:value="0.005240285396575927" office:value-type="float"/>
          <table:table-cell office:value="-0.0009213304519653312" office:value-type="float"/>
          <table:table-cell office:value="-0.002846152782440186" office:value-type="float"/>
          <table:table-cell office:value="-0.001312876343727112" office:value-type="float"/>
        </table:table-row>
        <table:table-row>
          <table:table-cell office:value="0.038981323242187504" office:value-type="float"/>
          <table:table-cell office:value="-0.041944413185119635" office:value-type="float"/>
          <table:table-cell office:value="0.05" office:value-type="float"/>
          <table:table-cell office:value="-0.04881201982498169" office:value-type="float"/>
          <table:table-cell office:value="-0.05" office:value-type="float"/>
          <table:table-cell office:value="-0.05" office:value-type="float"/>
          <table:table-cell office:value="0.07168090330441908" office:value-type="float"/>
          <table:table-cell office:value="34" office:value-type="float"/>
          <table:table-cell office:value="0.0010795462131500243" office:value-type="float"/>
          <table:table-cell office:value="-0.0011201632022857667" office:value-type="float"/>
          <table:table-cell office:value="0.005296636819839478" office:value-type="float"/>
          <table:table-cell office:value="-0.000883237719535827" office:value-type="float"/>
          <table:table-cell office:value="-0.0027696299552917485" office:value-type="float"/>
          <table:table-cell office:value="-0.001399710774421692" office:value-type="float"/>
        </table:table-row>
        <table:table-row>
          <table:table-cell office:value="0.040019850730896" office:value-type="float"/>
          <table:table-cell office:value="-0.04302613139152527" office:value-type="float"/>
          <table:table-cell office:value="0.05" office:value-type="float"/>
          <table:table-cell office:value="-0.0497064620256424" office:value-type="float"/>
          <table:table-cell office:value="-0.05" office:value-type="float"/>
          <table:table-cell office:value="-0.05" office:value-type="float"/>
          <table:table-cell office:value="0.07092408413556184" office:value-type="float"/>
          <table:table-cell office:value="35" office:value-type="float"/>
          <table:table-cell office:value="0.0010385274887084964" office:value-type="float"/>
          <table:table-cell office:value="-0.0010817182064056397" office:value-type="float"/>
          <table:table-cell office:value="0.00543246865272522" office:value-type="float"/>
          <table:table-cell office:value="-0.0008944422006607056" office:value-type="float"/>
          <table:table-cell office:value="-0.0027390229701995854" office:value-type="float"/>
          <table:table-cell office:value="-0.0014272105693817136" office:value-type="float"/>
        </table:table-row>
        <table:table-row>
          <table:table-cell office:value="0.0409683644771576" office:value-type="float"/>
          <table:table-cell office:value="-0.04402824282646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22698978081289" office:value-type="float"/>
          <table:table-cell office:value="36" office:value-type="float"/>
          <table:table-cell office:value="0.0009485137462615974" office:value-type="float"/>
          <table:table-cell office:value="-0.0010021114349365243" office:value-type="float"/>
          <table:table-cell office:value="0.005492854118347167" office:value-type="float"/>
          <table:table-cell office:value="-0.0008602976799011227" office:value-type="float"/>
          <table:table-cell office:value="-0.0026612865924835203" office:value-type="float"/>
          <table:table-cell office:value="-0.001519131660461425" office:value-type="float"/>
        </table:table-row>
        <table:table-row>
          <table:table-cell office:value="0.04193268060684205" office:value-type="float"/>
          <table:table-cell office:value="-0.0450596332550048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00491835112801" office:value-type="float"/>
          <table:table-cell office:value="37" office:value-type="float"/>
          <table:table-cell office:value="0.0009643161296844487" office:value-type="float"/>
          <table:table-cell office:value="-0.00103139042854309" office:value-type="float"/>
          <table:table-cell office:value="0.005617711544036865" office:value-type="float"/>
          <table:table-cell office:value="-0.0009125131368637081" office:value-type="float"/>
          <table:table-cell office:value="-0.002700909972190857" office:value-type="float"/>
          <table:table-cell office:value="-0.0015048134326934807" office:value-type="float"/>
        </table:table-row>
        <table:table-row>
          <table:table-cell office:value="0.04121360421180726" office:value-type="float"/>
          <table:table-cell office:value="-0.044815579652786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38309643519419" office:value-type="float"/>
          <table:table-cell office:value="38" office:value-type="float"/>
          <table:table-cell office:value="-0.0007190763950347904" office:value-type="float"/>
          <table:table-cell office:value="0.00024405360221862842" office:value-type="float"/>
          <table:table-cell office:value="0.00680539846420288" office:value-type="float"/>
          <table:table-cell office:value="-0.0006907969713211056" office:value-type="float"/>
          <table:table-cell office:value="-0.0014626157283782956" office:value-type="float"/>
          <table:table-cell office:value="-0.002975318431854248" office:value-type="float"/>
        </table:table-row>
        <table:table-row>
          <table:table-cell office:value="0.04063559293746949" office:value-type="float"/>
          <table:table-cell office:value="-0.04473931550979614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67147795142073" office:value-type="float"/>
          <table:table-cell office:value="39" office:value-type="float"/>
          <table:table-cell office:value="-0.0005780112743377693" office:value-type="float"/>
          <table:table-cell office:value="7.62641429901123e-05" office:value-type="float"/>
          <table:table-cell office:value="0.006867830753326415" office:value-type="float"/>
          <table:table-cell office:value="-0.0007840657234191896" office:value-type="float"/>
          <table:table-cell office:value="-0.0016350317001342773" office:value-type="float"/>
          <table:table-cell office:value="-0.002836000919342041" office:value-type="float"/>
        </table:table-row>
        <table:table-row>
          <table:table-cell office:value="0.04008201777935029" office:value-type="float"/>
          <table:table-cell office:value="-0.0446838057041168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94313386632951" office:value-type="float"/>
          <table:table-cell office:value="40" office:value-type="float"/>
          <table:table-cell office:value="-0.0005535751581192024" office:value-type="float"/>
          <table:table-cell office:value="5.5509805679320595e-05" office:value-type="float"/>
          <table:table-cell office:value="0.0068540203571319566" office:value-type="float"/>
          <table:table-cell office:value="-0.0007902103662490844" office:value-type="float"/>
          <table:table-cell office:value="-0.001654319763183594" office:value-type="float"/>
          <table:table-cell office:value="-0.0028141939640045164" office:value-type="float"/>
        </table:table-row>
        <table:table-row>
          <table:table-cell office:value="0.039636234045028695" office:value-type="float"/>
          <table:table-cell office:value="-0.044787377119064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12656412660986" office:value-type="float"/>
          <table:table-cell office:value="41" office:value-type="float"/>
          <table:table-cell office:value="-0.0004457837343215948" office:value-type="float"/>
          <table:table-cell office:value="-0.0001035714149475106" office:value-type="float"/>
          <table:table-cell office:value="0.006945722103118895" office:value-type="float"/>
          <table:table-cell office:value="-0.0008776855468749997" office:value-type="float"/>
          <table:table-cell office:value="-0.0018112719058990482" office:value-type="float"/>
          <table:table-cell office:value="-0.002699354887008667" office:value-type="float"/>
        </table:table-row>
        <table:table-row>
          <table:table-cell office:value="0.03919948816299439" office:value-type="float"/>
          <table:table-cell office:value="-0.0448969817161560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30348702893613" office:value-type="float"/>
          <table:table-cell office:value="42" office:value-type="float"/>
          <table:table-cell office:value="-0.00043674588203430204" office:value-type="float"/>
          <table:table-cell office:value="-0.00010960459709167397" office:value-type="float"/>
          <table:table-cell office:value="0.006938356161117555" office:value-type="float"/>
          <table:table-cell office:value="-0.0008801746368408206" office:value-type="float"/>
          <table:table-cell office:value="-0.0018166702985763557" office:value-type="float"/>
          <table:table-cell office:value="-0.002692209482192993" office:value-type="float"/>
        </table:table-row>
        <table:table-row>
          <table:table-cell office:value="0.03880431413650513" office:value-type="float"/>
          <table:table-cell office:value="-0.0451066720485687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43612693181642" office:value-type="float"/>
          <table:table-cell office:value="43" office:value-type="float"/>
          <table:table-cell office:value="-0.0003951740264892586" office:value-type="float"/>
          <table:table-cell office:value="-0.0002096903324127191" office:value-type="float"/>
          <table:table-cell office:value="0.007063819169998169" office:value-type="float"/>
          <table:table-cell office:value="-0.0009404116868972773" office:value-type="float"/>
          <table:table-cell office:value="-0.0019297945499420158" office:value-type="float"/>
          <table:table-cell office:value="-0.002643147706985474" office:value-type="float"/>
        </table:table-row>
        <table:table-row>
          <table:table-cell office:value="0.0384095847606659" office:value-type="float"/>
          <table:table-cell office:value="-0.0453142595291137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56776738687093" office:value-type="float"/>
          <table:table-cell office:value="44" office:value-type="float"/>
          <table:table-cell office:value="-0.0003947293758392329" office:value-type="float"/>
          <table:table-cell office:value="-0.0002075874805450434" office:value-type="float"/>
          <table:table-cell office:value="0.007059988975524902" office:value-type="float"/>
          <table:table-cell office:value="-0.0009408110380172731" office:value-type="float"/>
          <table:table-cell office:value="-0.0019274377822875981" office:value-type="float"/>
          <table:table-cell office:value="-0.002644209861755371" office:value-type="float"/>
        </table:table-row>
        <table:table-row>
          <table:table-cell office:value="0.0380051624774933" office:value-type="float"/>
          <table:table-cell office:value="-0.045588011741638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68613839624091" office:value-type="float"/>
          <table:table-cell office:value="45" office:value-type="float"/>
          <table:table-cell office:value="-0.00040442228317260666" office:value-type="float"/>
          <table:table-cell office:value="-0.00027375221252441337" office:value-type="float"/>
          <table:table-cell office:value="0.0071980607509613045" office:value-type="float"/>
          <table:table-cell office:value="-0.0009757035970687864" office:value-type="float"/>
          <table:table-cell office:value="-0.002014243602752685" office:value-type="float"/>
          <table:table-cell office:value="-0.002623562812805176" office:value-type="float"/>
        </table:table-row>
        <table:table-row>
          <table:table-cell office:value="0.037597693800926216" office:value-type="float"/>
          <table:table-cell office:value="-0.04585598707199097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8055599940259" office:value-type="float"/>
          <table:table-cell office:value="46" office:value-type="float"/>
          <table:table-cell office:value="-0.0004074686765670778" office:value-type="float"/>
          <table:table-cell office:value="-0.0002679753303527835" office:value-type="float"/>
          <table:table-cell office:value="0.007195110321044923" office:value-type="float"/>
          <table:table-cell office:value="-0.0009751617908477783" office:value-type="float"/>
          <table:table-cell office:value="-0.0020083791017532354" office:value-type="float"/>
          <table:table-cell office:value="-0.0026284015178680417" office:value-type="float"/>
        </table:table-row>
        <table:table-row>
          <table:table-cell office:value="0.037160022854805" office:value-type="float"/>
          <table:table-cell office:value="-0.04617529690265656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92381027158265" office:value-type="float"/>
          <table:table-cell office:value="47" office:value-type="float"/>
          <table:table-cell office:value="-0.0004376709461212155" office:value-type="float"/>
          <table:table-cell office:value="-0.00031930983066558866" office:value-type="float"/>
          <table:table-cell office:value="0.007334953546524048" office:value-type="float"/>
          <table:table-cell office:value="-0.000984653234481811" office:value-type="float"/>
          <table:table-cell office:value="-0.0020929276943206787" office:value-type="float"/>
          <table:table-cell office:value="-0.0026158607006073" office:value-type="float"/>
        </table:table-row>
        <table:table-row>
          <table:table-cell office:value="0.03671778023242951" office:value-type="float"/>
          <table:table-cell office:value="-0.0464870685338974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04375539793768" office:value-type="float"/>
          <table:table-cell office:value="48" office:value-type="float"/>
          <table:table-cell office:value="-0.00044224262237548863" office:value-type="float"/>
          <table:table-cell office:value="-0.00031177163124084493" office:value-type="float"/>
          <table:table-cell office:value="0.007332128286361693" office:value-type="float"/>
          <table:table-cell office:value="-0.000983828902244568" office:value-type="float"/>
          <table:table-cell office:value="-0.0020853459835052483" office:value-type="float"/>
          <table:table-cell office:value="-0.0026224845647811893" office:value-type="float"/>
        </table:table-row>
        <table:table-row>
          <table:table-cell office:value="0.03619487166404725" office:value-type="float"/>
          <table:table-cell office:value="-0.0468006134033203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1971287096338" office:value-type="float"/>
          <table:table-cell office:value="49" office:value-type="float"/>
          <table:table-cell office:value="-0.0005229085683822639" office:value-type="float"/>
          <table:table-cell office:value="-0.0003135448694229128" office:value-type="float"/>
          <table:table-cell office:value="0.0074685168266296394" office:value-type="float"/>
          <table:table-cell office:value="-0.0009499990940093992" office:value-type="float"/>
          <table:table-cell office:value="-0.0021353566646575926" office:value-type="float"/>
          <table:table-cell office:value="-0.0026455193758010863" office:value-type="float"/>
        </table:table-row>
        <table:table-row>
          <table:table-cell office:value="0.03567081809043885" office:value-type="float"/>
          <table:table-cell office:value="-0.047109492421150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34947468382546" office:value-type="float"/>
          <table:table-cell office:value="50" office:value-type="float"/>
          <table:table-cell office:value="-0.0005240535736083986" office:value-type="float"/>
          <table:table-cell office:value="-0.0003088790178298953" office:value-type="float"/>
          <table:table-cell office:value="0.007464146614074707" office:value-type="float"/>
          <table:table-cell office:value="-0.0009501147270202636" office:value-type="float"/>
          <table:table-cell office:value="-0.0021303570270538325" office:value-type="float"/>
          <table:table-cell office:value="-0.0026490497589111333" office:value-type="float"/>
        </table:table-row>
        <table:table-row>
          <table:table-cell office:value="0.03506169855594636" office:value-type="float"/>
          <table:table-cell office:value="-0.047402695417404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54097632930892" office:value-type="float"/>
          <table:table-cell office:value="51" office:value-type="float"/>
          <table:table-cell office:value="-0.0006091195344924919" office:value-type="float"/>
          <table:table-cell office:value="-0.00029320299625396756" office:value-type="float"/>
          <table:table-cell office:value="0.00758338212966919" office:value-type="float"/>
          <table:table-cell office:value="-0.0008791995048522943" office:value-type="float"/>
          <table:table-cell office:value="-0.002181024551391601" office:value-type="float"/>
          <table:table-cell office:value="-0.0026745086908340453" office:value-type="float"/>
        </table:table-row>
        <table:table-row>
          <table:table-cell office:value="0.034455554485321054" office:value-type="float"/>
          <table:table-cell office:value="-0.0476947504281997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72827350652994" office:value-type="float"/>
          <table:table-cell office:value="52" office:value-type="float"/>
          <table:table-cell office:value="-0.0006061440706253054" office:value-type="float"/>
          <table:table-cell office:value="-0.000292055010795593" office:value-type="float"/>
          <table:table-cell office:value="0.007577444314956666" office:value-type="float"/>
          <table:table-cell office:value="-0.0008803212642669676" office:value-type="float"/>
          <table:table-cell office:value="-0.0021791779994964604" office:value-type="float"/>
          <table:table-cell office:value="-0.00267423152923584" office:value-type="float"/>
        </table:table-row>
        <table:table-row>
          <table:table-cell office:value="0.03374257147312165" office:value-type="float"/>
          <table:table-cell office:value="-0.0479313212633133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97456077121758" office:value-type="float"/>
          <table:table-cell office:value="53" office:value-type="float"/>
          <table:table-cell office:value="-0.0007129830121994016" office:value-type="float"/>
          <table:table-cell office:value="-0.0002365708351135254" office:value-type="float"/>
          <table:table-cell office:value="0.007674574851989748" office:value-type="float"/>
          <table:table-cell office:value="-0.0007690405845642082" office:value-type="float"/>
          <table:table-cell office:value="-0.002204625606536865" office:value-type="float"/>
          <table:table-cell office:value="-0.0027288937568664554" office:value-type="float"/>
        </table:table-row>
        <table:table-row>
          <table:table-cell office:value="0.03303950548171998" office:value-type="float"/>
          <table:table-cell office:value="-0.0481729507446289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21158624594093" office:value-type="float"/>
          <table:table-cell office:value="54" office:value-type="float"/>
          <table:table-cell office:value="-0.0007030659914016718" office:value-type="float"/>
          <table:table-cell office:value="-0.00024162948131561252" office:value-type="float"/>
          <table:table-cell office:value="0.007666428089141844" office:value-type="float"/>
          <table:table-cell office:value="-0.0007717925310134887" office:value-type="float"/>
          <table:table-cell office:value="-0.0022083985805511474" office:value-type="float"/>
          <table:table-cell office:value="-0.0027219903469085692" office:value-type="float"/>
        </table:table-row>
        <table:table-row>
          <table:table-cell office:value="0.032257080674171455" office:value-type="float"/>
          <table:table-cell office:value="-0.0483600610494613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49494369809152" office:value-type="float"/>
          <table:table-cell office:value="55" office:value-type="float"/>
          <table:table-cell office:value="-0.0007824248075485232" office:value-type="float"/>
          <table:table-cell office:value="-0.00018711030483245863" office:value-type="float"/>
          <table:table-cell office:value="0.007741500139236449" office:value-type="float"/>
          <table:table-cell office:value="-0.0006559860706329343" office:value-type="float"/>
          <table:table-cell office:value="-0.002246665954589844" office:value-type="float"/>
          <table:table-cell office:value="-0.002772448062896729" office:value-type="float"/>
        </table:table-row>
        <table:table-row>
          <table:table-cell office:value="0.03148999810218812" office:value-type="float"/>
          <table:table-cell office:value="-0.0485570907592773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76509455081587" office:value-type="float"/>
          <table:table-cell office:value="56" office:value-type="float"/>
          <table:table-cell office:value="-0.000767082571983338" office:value-type="float"/>
          <table:table-cell office:value="-0.00019702970981597817" office:value-type="float"/>
          <table:table-cell office:value="0.007731883525848389" office:value-type="float"/>
          <table:table-cell office:value="-0.00066002905368805" office:value-type="float"/>
          <table:table-cell office:value="-0.002254862785339356" office:value-type="float"/>
          <table:table-cell office:value="-0.0027604025602340695" office:value-type="float"/>
        </table:table-row>
        <table:table-row>
          <table:table-cell office:value="0.030700346231460576" office:value-type="float"/>
          <table:table-cell office:value="-0.04873161792755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04768237155" office:value-type="float"/>
          <table:table-cell office:value="57" office:value-type="float"/>
          <table:table-cell office:value="-0.0007896518707275393" office:value-type="float"/>
          <table:table-cell office:value="-0.00017452716827392502" office:value-type="float"/>
          <table:table-cell office:value="0.007784954309463502" office:value-type="float"/>
          <table:table-cell office:value="-0.0005598807334899897" office:value-type="float"/>
          <table:table-cell office:value="-0.0023301577568054198" office:value-type="float"/>
          <table:table-cell office:value="-0.0027753043174743655" office:value-type="float"/>
        </table:table-row>
        <table:table-row>
          <table:table-cell office:value="0.02992724895477295" office:value-type="float"/>
          <table:table-cell office:value="-0.0489169627428054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316150197039" office:value-type="float"/>
          <table:table-cell office:value="58" office:value-type="float"/>
          <table:table-cell office:value="-0.0007730972766876228" office:value-type="float"/>
          <table:table-cell office:value="-0.00018534481525421184" office:value-type="float"/>
          <table:table-cell office:value="0.007775270938873291" office:value-type="float"/>
          <table:table-cell office:value="-0.0005643141269683835" office:value-type="float"/>
          <table:table-cell office:value="-0.002339317202568054" office:value-type="float"/>
          <table:table-cell office:value="-0.002762351036071777" office:value-type="float"/>
        </table:table-row>
        <table:table-row>
          <table:table-cell office:value="0.02915324330329895" office:value-type="float"/>
          <table:table-cell office:value="-0.049090210795402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58474669011225" office:value-type="float"/>
          <table:table-cell office:value="59" office:value-type="float"/>
          <table:table-cell office:value="-0.0007740056514739992" office:value-type="float"/>
          <table:table-cell office:value="-0.00017324805259704562" office:value-type="float"/>
          <table:table-cell office:value="0.007808184623718262" office:value-type="float"/>
          <table:table-cell office:value="-0.0004845124483108514" office:value-type="float"/>
          <table:table-cell office:value="-0.0024127233028411865" office:value-type="float"/>
          <table:table-cell office:value="-0.00276142954826355" office:value-type="float"/>
        </table:table-row>
        <table:table-row>
          <table:table-cell office:value="0.028395412564277647" office:value-type="float"/>
          <table:table-cell office:value="-0.049273949265480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83942519862319" office:value-type="float"/>
          <table:table-cell office:value="60" office:value-type="float"/>
          <table:table-cell office:value="-0.0007578307390213018" office:value-type="float"/>
          <table:table-cell office:value="-0.00018373847007751437" office:value-type="float"/>
          <table:table-cell office:value="0.007798738479614259" office:value-type="float"/>
          <table:table-cell office:value="-0.0004888767004013056" office:value-type="float"/>
          <table:table-cell office:value="-0.0024214637279510497" office:value-type="float"/>
          <table:table-cell office:value="-0.002748892307281494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642255425453186" office:value-type="float"/>
          <table:table-cell office:value="0.004134795665740968" office:value-type="float"/>
          <table:table-cell office:value="0.00967160224914551" office:value-type="float"/>
          <table:table-cell office:value="0.0011709594726562501" office:value-type="float"/>
          <table:table-cell office:value="0.0017673134803771976" office:value-type="float"/>
          <table:table-cell office:value="-0.008251109123229981" office:value-type="float"/>
          <table:table-cell office:value="-0.48292805145310413" office:value-type="float"/>
          <table:table-cell office:value="1" office:value-type="float"/>
          <table:table-cell office:value="-0.007642255425453186" office:value-type="float"/>
          <table:table-cell office:value="0.004134795665740968" office:value-type="float"/>
          <table:table-cell office:value="0.00967160224914551" office:value-type="float"/>
          <table:table-cell office:value="0.0011709594726562501" office:value-type="float"/>
          <table:table-cell office:value="0.0017673134803771976" office:value-type="float"/>
          <table:table-cell office:value="-0.008251109123229981" office:value-type="float"/>
        </table:table-row>
        <table:table-row>
          <table:table-cell office:value="-0.013972578644752504" office:value-type="float"/>
          <table:table-cell office:value="0.007443878650665285" office:value-type="float"/>
          <table:table-cell office:value="0.018654266595840456" office:value-type="float"/>
          <table:table-cell office:value="0.0014075875282287594" office:value-type="float"/>
          <table:table-cell office:value="0.003511139154434205" office:value-type="float"/>
          <table:table-cell office:value="-0.015510978102684023" office:value-type="float"/>
          <table:table-cell office:value="0.08857033948334656" office:value-type="float"/>
          <table:table-cell office:value="2" office:value-type="float"/>
          <table:table-cell office:value="-0.006330323219299317" office:value-type="float"/>
          <table:table-cell office:value="0.003309082984924317" office:value-type="float"/>
          <table:table-cell office:value="0.008982664346694947" office:value-type="float"/>
          <table:table-cell office:value="0.00023662805557250928" office:value-type="float"/>
          <table:table-cell office:value="0.0017438256740570073" office:value-type="float"/>
          <table:table-cell office:value="-0.0072598689794540405" office:value-type="float"/>
        </table:table-row>
        <table:table-row>
          <table:table-cell office:value="-0.012576567530632021" office:value-type="float"/>
          <table:table-cell office:value="0.005634433031082155" office:value-type="float"/>
          <table:table-cell office:value="0.025527436733245853" office:value-type="float"/>
          <table:table-cell office:value="0.0006867456436157222" office:value-type="float"/>
          <table:table-cell office:value="-0.0005716061592102046" office:value-type="float"/>
          <table:table-cell office:value="-0.017331144213676455" office:value-type="float"/>
          <table:table-cell office:value="0.07804904212761171" office:value-type="float"/>
          <table:table-cell office:value="3" office:value-type="float"/>
          <table:table-cell office:value="0.001396011114120483" office:value-type="float"/>
          <table:table-cell office:value="-0.0018094456195831294" office:value-type="float"/>
          <table:table-cell office:value="0.006873170137405396" office:value-type="float"/>
          <table:table-cell office:value="-0.0007208418846130372" office:value-type="float"/>
          <table:table-cell office:value="-0.0040827453136444095" office:value-type="float"/>
          <table:table-cell office:value="-0.001820166110992432" office:value-type="float"/>
        </table:table-row>
        <table:table-row>
          <table:table-cell office:value="-0.012504560351371768" office:value-type="float"/>
          <table:table-cell office:value="0.004844373464584353" office:value-type="float"/>
          <table:table-cell office:value="0.03352072238922119" office:value-type="float"/>
          <table:table-cell office:value="0.0016626238822937001" office:value-type="float"/>
          <table:table-cell office:value="-0.004104899168014526" office:value-type="float"/>
          <table:table-cell office:value="-0.02068789303302765" office:value-type="float"/>
          <table:table-cell office:value="0.08964947258639278" office:value-type="float"/>
          <table:table-cell office:value="4" office:value-type="float"/>
          <table:table-cell office:value="7.200717926025314e-05" office:value-type="float"/>
          <table:table-cell office:value="-0.0007900595664978027" office:value-type="float"/>
          <table:table-cell office:value="0.007993285655975341" office:value-type="float"/>
          <table:table-cell office:value="0.0009758782386779779" office:value-type="float"/>
          <table:table-cell office:value="-0.0035332930088043217" office:value-type="float"/>
          <table:table-cell office:value="-0.003356748819351196" office:value-type="float"/>
        </table:table-row>
        <table:table-row>
          <table:table-cell office:value="-0.010938184857368471" office:value-type="float"/>
          <table:table-cell office:value="0.0028852498531341565" office:value-type="float"/>
          <table:table-cell office:value="0.04033507466316223" office:value-type="float"/>
          <table:table-cell office:value="0.0007350134849548329" office:value-type="float"/>
          <table:table-cell office:value="-0.008297735452651977" office:value-type="float"/>
          <table:table-cell office:value="-0.022087227702140808" office:value-type="float"/>
          <table:table-cell office:value="0.08917067847273782" office:value-type="float"/>
          <table:table-cell office:value="5" office:value-type="float"/>
          <table:table-cell office:value="0.0015663754940032967" office:value-type="float"/>
          <table:table-cell office:value="-0.001959123611450196" office:value-type="float"/>
          <table:table-cell office:value="0.006814352273941041" office:value-type="float"/>
          <table:table-cell office:value="-0.0009276103973388673" office:value-type="float"/>
          <table:table-cell office:value="-0.004192836284637451" office:value-type="float"/>
          <table:table-cell office:value="-0.0013993346691131593" office:value-type="float"/>
        </table:table-row>
        <table:table-row>
          <table:table-cell office:value="-0.009385938048362734" office:value-type="float"/>
          <table:table-cell office:value="0.0009212756156921405" office:value-type="float"/>
          <table:table-cell office:value="0.047253178358078005" office:value-type="float"/>
          <table:table-cell office:value="-0.00021062612533569516" office:value-type="float"/>
          <table:table-cell office:value="-0.012492926120758056" office:value-type="float"/>
          <table:table-cell office:value="-0.02338626265525818" office:value-type="float"/>
          <table:table-cell office:value="0.0885611493316764" office:value-type="float"/>
          <table:table-cell office:value="6" office:value-type="float"/>
          <table:table-cell office:value="0.0015522468090057376" office:value-type="float"/>
          <table:table-cell office:value="-0.001963974237442016" office:value-type="float"/>
          <table:table-cell office:value="0.006918103694915771" office:value-type="float"/>
          <table:table-cell office:value="-0.000945639610290528" office:value-type="float"/>
          <table:table-cell office:value="-0.004195190668106079" office:value-type="float"/>
          <table:table-cell office:value="-0.0012990349531173707" office:value-type="float"/>
        </table:table-row>
        <table:table-row>
          <table:table-cell office:value="-0.007784635424613955" office:value-type="float"/>
          <table:table-cell office:value="-0.0010576170682907084" office:value-type="float"/>
          <table:table-cell office:value="0.05" office:value-type="float"/>
          <table:table-cell office:value="-0.0012362790107727072" office:value-type="float"/>
          <table:table-cell office:value="-0.016745466589927673" office:value-type="float"/>
          <table:table-cell office:value="-0.02456164002418518" office:value-type="float"/>
          <table:table-cell office:value="0.08780789335095568" office:value-type="float"/>
          <table:table-cell office:value="7" office:value-type="float"/>
          <table:table-cell office:value="0.001601302623748779" office:value-type="float"/>
          <table:table-cell office:value="-0.001978892683982849" office:value-type="float"/>
          <table:table-cell office:value="0.00700613260269165" office:value-type="float"/>
          <table:table-cell office:value="-0.001025652885437012" office:value-type="float"/>
          <table:table-cell office:value="-0.004252540469169617" office:value-type="float"/>
          <table:table-cell office:value="-0.0011753773689270018" office:value-type="float"/>
        </table:table-row>
        <table:table-row>
          <table:table-cell office:value="-0.006179601550102236" office:value-type="float"/>
          <table:table-cell office:value="-0.003046681880950926" office:value-type="float"/>
          <table:table-cell office:value="0.05" office:value-type="float"/>
          <table:table-cell office:value="-0.002254930138587954" office:value-type="float"/>
          <table:table-cell office:value="-0.021011210083961486" office:value-type="float"/>
          <table:table-cell office:value="-0.025667614936828613" office:value-type="float"/>
          <table:table-cell office:value="0.08695300667953741" office:value-type="float"/>
          <table:table-cell office:value="8" office:value-type="float"/>
          <table:table-cell office:value="0.0016050338745117188" office:value-type="float"/>
          <table:table-cell office:value="-0.0019890648126602174" office:value-type="float"/>
          <table:table-cell office:value="0.007056115865707398" office:value-type="float"/>
          <table:table-cell office:value="-0.0010186511278152469" office:value-type="float"/>
          <table:table-cell office:value="-0.004265743494033814" office:value-type="float"/>
          <table:table-cell office:value="-0.0011059749126434322" office:value-type="float"/>
        </table:table-row>
        <table:table-row>
          <table:table-cell office:value="-0.004502670168876651" office:value-type="float"/>
          <table:table-cell office:value="-0.005081716179847715" office:value-type="float"/>
          <table:table-cell office:value="0.05" office:value-type="float"/>
          <table:table-cell office:value="-0.003307114839553836" office:value-type="float"/>
          <table:table-cell office:value="-0.025348291397094727" office:value-type="float"/>
          <table:table-cell office:value="-0.026694523096084596" office:value-type="float"/>
          <table:table-cell office:value="0.08597508150176365" office:value-type="float"/>
          <table:table-cell office:value="9" office:value-type="float"/>
          <table:table-cell office:value="0.0016769313812255854" office:value-type="float"/>
          <table:table-cell office:value="-0.002035034298896789" office:value-type="float"/>
          <table:table-cell office:value="0.007082821130752563" office:value-type="float"/>
          <table:table-cell office:value="-0.001052184700965882" office:value-type="float"/>
          <table:table-cell office:value="-0.00433708131313324" office:value-type="float"/>
          <table:table-cell office:value="-0.0010269081592559817" office:value-type="float"/>
        </table:table-row>
        <table:table-row>
          <table:table-cell office:value="-0.0028122478723526037" office:value-type="float"/>
          <table:table-cell office:value="-0.007129877209663389" office:value-type="float"/>
          <table:table-cell office:value="0.05" office:value-type="float"/>
          <table:table-cell office:value="-0.004340258836746219" office:value-type="float"/>
          <table:table-cell office:value="-0.02970084071159363" office:value-type="float"/>
          <table:table-cell office:value="-0.027677804231643677" office:value-type="float"/>
          <table:table-cell office:value="0.08491972525919723" office:value-type="float"/>
          <table:table-cell office:value="10" office:value-type="float"/>
          <table:table-cell office:value="0.001690422296524047" office:value-type="float"/>
          <table:table-cell office:value="-0.002048161029815674" office:value-type="float"/>
          <table:table-cell office:value="0.0070953392982482915" office:value-type="float"/>
          <table:table-cell office:value="-0.0010331439971923827" office:value-type="float"/>
          <table:table-cell office:value="-0.004352549314498902" office:value-type="float"/>
          <table:table-cell office:value="-0.000983281135559082" office:value-type="float"/>
        </table:table-row>
        <table:table-row>
          <table:table-cell office:value="-0.001078665852546696" office:value-type="float"/>
          <table:table-cell office:value="-0.009219554662704466" office:value-type="float"/>
          <table:table-cell office:value="0.05" office:value-type="float"/>
          <table:table-cell office:value="-0.005375662446022037" office:value-type="float"/>
          <table:table-cell office:value="-0.03410673916339874" office:value-type="float"/>
          <table:table-cell office:value="-0.028592152595520018" office:value-type="float"/>
          <table:table-cell office:value="0.08378041508300461" office:value-type="float"/>
          <table:table-cell office:value="11" office:value-type="float"/>
          <table:table-cell office:value="0.0017335820198059078" office:value-type="float"/>
          <table:table-cell office:value="-0.0020896774530410767" office:value-type="float"/>
          <table:table-cell office:value="0.007149478197097778" office:value-type="float"/>
          <table:table-cell office:value="-0.001035403609275818" office:value-type="float"/>
          <table:table-cell office:value="-0.004405898451805115" office:value-type="float"/>
          <table:table-cell office:value="-0.0009143483638763428" office:value-type="float"/>
        </table:table-row>
        <table:table-row>
          <table:table-cell office:value="0.0006639546155929529" office:value-type="float"/>
          <table:table-cell office:value="-0.011318129301071164" office:value-type="float"/>
          <table:table-cell office:value="0.05" office:value-type="float"/>
          <table:table-cell office:value="-0.006388645172119144" office:value-type="float"/>
          <table:table-cell office:value="-0.03852337121963501" office:value-type="float"/>
          <table:table-cell office:value="-0.029469819664955137" office:value-type="float"/>
          <table:table-cell office:value="0.0825880997137505" office:value-type="float"/>
          <table:table-cell office:value="12" office:value-type="float"/>
          <table:table-cell office:value="0.0017426204681396489" office:value-type="float"/>
          <table:table-cell office:value="-0.0020985746383666987" office:value-type="float"/>
          <table:table-cell office:value="0.007161803245544435" office:value-type="float"/>
          <table:table-cell office:value="-0.0010129827260971069" office:value-type="float"/>
          <table:table-cell office:value="-0.004416632056236268" office:value-type="float"/>
          <table:table-cell office:value="-0.0008776670694351195" office:value-type="float"/>
        </table:table-row>
        <table:table-row>
          <table:table-cell office:value="0.002432306408882137" office:value-type="float"/>
          <table:table-cell office:value="-0.013456878662109373" office:value-type="float"/>
          <table:table-cell office:value="0.05" office:value-type="float"/>
          <table:table-cell office:value="-0.007380739450454714" office:value-type="float"/>
          <table:table-cell office:value="-0.04298723101615906" office:value-type="float"/>
          <table:table-cell office:value="-0.03029129922389984" office:value-type="float"/>
          <table:table-cell office:value="0.08133745882907754" office:value-type="float"/>
          <table:table-cell office:value="13" office:value-type="float"/>
          <table:table-cell office:value="0.001768351793289184" office:value-type="float"/>
          <table:table-cell office:value="-0.0021387493610382086" office:value-type="float"/>
          <table:table-cell office:value="0.007234246730804443" office:value-type="float"/>
          <table:table-cell office:value="-0.0009920942783355705" office:value-type="float"/>
          <table:table-cell office:value="-0.004463859796524048" office:value-type="float"/>
          <table:table-cell office:value="-0.000821479558944703" office:value-type="float"/>
        </table:table-row>
        <table:table-row>
          <table:table-cell office:value="0.004201681017875667" office:value-type="float"/>
          <table:table-cell office:value="-0.01559479236602783" office:value-type="float"/>
          <table:table-cell office:value="0.05" office:value-type="float"/>
          <table:table-cell office:value="-0.008349467515945437" office:value-type="float"/>
          <table:table-cell office:value="-0.04745356678962708" office:value-type="float"/>
          <table:table-cell office:value="-0.031087320446968075" office:value-type="float"/>
          <table:table-cell office:value="0.08005406637639487" office:value-type="float"/>
          <table:table-cell office:value="14" office:value-type="float"/>
          <table:table-cell office:value="0.0017693746089935299" office:value-type="float"/>
          <table:table-cell office:value="-0.0021379137039184565" office:value-type="float"/>
          <table:table-cell office:value="0.007245172262191771" office:value-type="float"/>
          <table:table-cell office:value="-0.0009687280654907225" office:value-type="float"/>
          <table:table-cell office:value="-0.004466335773468018" office:value-type="float"/>
          <table:table-cell office:value="-0.0007960212230682367" office:value-type="float"/>
        </table:table-row>
        <table:table-row>
          <table:table-cell office:value="0.005974059700965876" office:value-type="float"/>
          <table:table-cell office:value="-0.017772281169891355" office:value-type="float"/>
          <table:table-cell office:value="0.05" office:value-type="float"/>
          <table:table-cell office:value="-0.00928413808345795" office:value-type="float"/>
          <table:table-cell office:value="-0.05" office:value-type="float"/>
          <table:table-cell office:value="-0.03184825956821441" office:value-type="float"/>
          <table:table-cell office:value="0.07873436161628503" office:value-type="float"/>
          <table:table-cell office:value="15" office:value-type="float"/>
          <table:table-cell office:value="0.0017723786830902092" office:value-type="float"/>
          <table:table-cell office:value="-0.002177488803863526" office:value-type="float"/>
          <table:table-cell office:value="0.00734601140022278" office:value-type="float"/>
          <table:table-cell office:value="-0.000934670567512513" office:value-type="float"/>
          <table:table-cell office:value="-0.004505280256271362" office:value-type="float"/>
          <table:table-cell office:value="-0.000760939121246338" office:value-type="float"/>
        </table:table-row>
        <table:table-row>
          <table:table-cell office:value="0.007724860310554499" office:value-type="float"/>
          <table:table-cell office:value="-0.019930033683776854" office:value-type="float"/>
          <table:table-cell office:value="0.05" office:value-type="float"/>
          <table:table-cell office:value="-0.01019655525684357" office:value-type="float"/>
          <table:table-cell office:value="-0.05" office:value-type="float"/>
          <table:table-cell office:value="-0.032615154385566704" office:value-type="float"/>
          <table:table-cell office:value="0.07740656619267519" office:value-type="float"/>
          <table:table-cell office:value="16" office:value-type="float"/>
          <table:table-cell office:value="0.001750800609588623" office:value-type="float"/>
          <table:table-cell office:value="-0.0021577525138854973" office:value-type="float"/>
          <table:table-cell office:value="0.007344352006912231" office:value-type="float"/>
          <table:table-cell office:value="-0.0009124171733856205" office:value-type="float"/>
          <table:table-cell office:value="-0.004483817815780639" office:value-type="float"/>
          <table:table-cell office:value="-0.0007668948173522941" office:value-type="float"/>
        </table:table-row>
        <table:table-row>
          <table:table-cell office:value="0.009431654810905452" office:value-type="float"/>
          <table:table-cell office:value="-0.022092689871788022" office:value-type="float"/>
          <table:table-cell office:value="0.05" office:value-type="float"/>
          <table:table-cell office:value="-0.011042287349700931" office:value-type="float"/>
          <table:table-cell office:value="-0.05" office:value-type="float"/>
          <table:table-cell office:value="-0.03341251671314239" office:value-type="float"/>
          <table:table-cell office:value="0.07607977488288623" office:value-type="float"/>
          <table:table-cell office:value="17" office:value-type="float"/>
          <table:table-cell office:value="0.0017067945003509527" office:value-type="float"/>
          <table:table-cell office:value="-0.0021626561880111698" office:value-type="float"/>
          <table:table-cell office:value="0.007448267936706542" office:value-type="float"/>
          <table:table-cell office:value="-0.0008457320928573608" office:value-type="float"/>
          <table:table-cell office:value="-0.004487294554710388" office:value-type="float"/>
          <table:table-cell office:value="-0.000797362327575683" office:value-type="float"/>
        </table:table-row>
        <table:table-row>
          <table:table-cell office:value="0.01110497653484344" office:value-type="float"/>
          <table:table-cell office:value="-0.024228603839874265" office:value-type="float"/>
          <table:table-cell office:value="0.05" office:value-type="float"/>
          <table:table-cell office:value="-0.011862137317657473" office:value-type="float"/>
          <table:table-cell office:value="-0.05" office:value-type="float"/>
          <table:table-cell office:value="-0.03423402845859527" office:value-type="float"/>
          <table:table-cell office:value="0.07475899315423701" office:value-type="float"/>
          <table:table-cell office:value="18" office:value-type="float"/>
          <table:table-cell office:value="0.0016733217239379879" office:value-type="float"/>
          <table:table-cell office:value="-0.002135913968086243" office:value-type="float"/>
          <table:table-cell office:value="0.007439993619918822" office:value-type="float"/>
          <table:table-cell office:value="-0.0008198499679565423" office:value-type="float"/>
          <table:table-cell office:value="-0.0044566309452056885" office:value-type="float"/>
          <table:table-cell office:value="-0.0008215117454528804" office:value-type="float"/>
        </table:table-row>
        <table:table-row>
          <table:table-cell office:value="0.012702450156211848" office:value-type="float"/>
          <table:table-cell office:value="-0.026367538571357724" office:value-type="float"/>
          <table:table-cell office:value="0.05" office:value-type="float"/>
          <table:table-cell office:value="-0.012615958452224733" office:value-type="float"/>
          <table:table-cell office:value="-0.05" office:value-type="float"/>
          <table:table-cell office:value="-0.03508046209812164" office:value-type="float"/>
          <table:table-cell office:value="0.07345901562824841" office:value-type="float"/>
          <table:table-cell office:value="19" office:value-type="float"/>
          <table:table-cell office:value="0.0015974736213684084" office:value-type="float"/>
          <table:table-cell office:value="-0.002138934731483459" office:value-type="float"/>
          <table:table-cell office:value="0.007555352449417114" office:value-type="float"/>
          <table:table-cell office:value="-0.0007538211345672601" office:value-type="float"/>
          <table:table-cell office:value="-0.004441505074501037" office:value-type="float"/>
          <table:table-cell office:value="-0.0008464336395263665" office:value-type="float"/>
        </table:table-row>
        <table:table-row>
          <table:table-cell office:value="0.014259230494499201" office:value-type="float"/>
          <table:table-cell office:value="-0.028476199507713316" office:value-type="float"/>
          <table:table-cell office:value="0.05" office:value-type="float"/>
          <table:table-cell office:value="-0.013344292640686038" office:value-type="float"/>
          <table:table-cell office:value="-0.05" office:value-type="float"/>
          <table:table-cell office:value="-0.03595727860927582" office:value-type="float"/>
          <table:table-cell office:value="0.07217328838526285" office:value-type="float"/>
          <table:table-cell office:value="20" office:value-type="float"/>
          <table:table-cell office:value="0.0015567803382873537" office:value-type="float"/>
          <table:table-cell office:value="-0.0021086609363555903" office:value-type="float"/>
          <table:table-cell office:value="0.007550330162048339" office:value-type="float"/>
          <table:table-cell office:value="-0.0007283341884613045" office:value-type="float"/>
          <table:table-cell office:value="-0.004405305385589599" office:value-type="float"/>
          <table:table-cell office:value="-0.0008768165111541753" office:value-type="float"/>
        </table:table-row>
        <table:table-row>
          <table:table-cell office:value="0.015742604136466977" office:value-type="float"/>
          <table:table-cell office:value="-0.03059616446495056" office:value-type="float"/>
          <table:table-cell office:value="0.05" office:value-type="float"/>
          <table:table-cell office:value="-0.014002725481987003" office:value-type="float"/>
          <table:table-cell office:value="-0.05" office:value-type="float"/>
          <table:table-cell office:value="-0.03684186339378357" office:value-type="float"/>
          <table:table-cell office:value="0.07090695958238377" office:value-type="float"/>
          <table:table-cell office:value="21" office:value-type="float"/>
          <table:table-cell office:value="0.0014833736419677737" office:value-type="float"/>
          <table:table-cell office:value="-0.0021199649572372446" office:value-type="float"/>
          <table:table-cell office:value="0.007681467533111571" office:value-type="float"/>
          <table:table-cell office:value="-0.0006584328413009651" office:value-type="float"/>
          <table:table-cell office:value="-0.004400064945220947" office:value-type="float"/>
          <table:table-cell office:value="-0.0008845847845077512" office:value-type="float"/>
        </table:table-row>
        <table:table-row>
          <table:table-cell office:value="0.017151421904563903" office:value-type="float"/>
          <table:table-cell office:value="-0.03266071200370788" office:value-type="float"/>
          <table:table-cell office:value="0.05" office:value-type="float"/>
          <table:table-cell office:value="-0.014620538353919986" office:value-type="float"/>
          <table:table-cell office:value="-0.05" office:value-type="float"/>
          <table:table-cell office:value="-0.037790515422821046" office:value-type="float"/>
          <table:table-cell office:value="0.06967981281960565" office:value-type="float"/>
          <table:table-cell office:value="22" office:value-type="float"/>
          <table:table-cell office:value="0.0014088177680969243" office:value-type="float"/>
          <table:table-cell office:value="-0.002064547538757325" office:value-type="float"/>
          <table:table-cell office:value="0.007687450647354125" office:value-type="float"/>
          <table:table-cell office:value="-0.000617812871932983" office:value-type="float"/>
          <table:table-cell office:value="-0.004339598417282105" office:value-type="float"/>
          <table:table-cell office:value="-0.000948652029037475" office:value-type="float"/>
        </table:table-row>
        <table:table-row>
          <table:table-cell office:value="0.0184768408536911" office:value-type="float"/>
          <table:table-cell office:value="-0.03474608600139618" office:value-type="float"/>
          <table:table-cell office:value="0.05" office:value-type="float"/>
          <table:table-cell office:value="-0.01514850735664368" office:value-type="float"/>
          <table:table-cell office:value="-0.05" office:value-type="float"/>
          <table:table-cell office:value="-0.038729627132415775" office:value-type="float"/>
          <table:table-cell office:value="0.06847460543434535" office:value-type="float"/>
          <table:table-cell office:value="23" office:value-type="float"/>
          <table:table-cell office:value="0.001325418949127197" office:value-type="float"/>
          <table:table-cell office:value="-0.002085373997688293" office:value-type="float"/>
          <table:table-cell office:value="0.007827578783035279" office:value-type="float"/>
          <table:table-cell office:value="-0.0005279690027236942" office:value-type="float"/>
          <table:table-cell office:value="-0.004329438209533691" office:value-type="float"/>
          <table:table-cell office:value="-0.0009391117095947261" office:value-type="float"/>
        </table:table-row>
        <table:table-row>
          <table:table-cell office:value="0.019722836613655086" office:value-type="float"/>
          <table:table-cell office:value="-0.03677186012268066" office:value-type="float"/>
          <table:table-cell office:value="0.05" office:value-type="float"/>
          <table:table-cell office:value="-0.015635284185409548" office:value-type="float"/>
          <table:table-cell office:value="-0.05" office:value-type="float"/>
          <table:table-cell office:value="-0.0397380530834198" office:value-type="float"/>
          <table:table-cell office:value="0.06731339508245725" office:value-type="float"/>
          <table:table-cell office:value="24" office:value-type="float"/>
          <table:table-cell office:value="0.001245995759963989" office:value-type="float"/>
          <table:table-cell office:value="-0.002025774121284485" office:value-type="float"/>
          <table:table-cell office:value="0.007835984230041506" office:value-type="float"/>
          <table:table-cell office:value="-0.0004867768287658697" office:value-type="float"/>
          <table:table-cell office:value="-0.004262690544128418" office:value-type="float"/>
          <table:table-cell office:value="-0.0010084259510040276" office:value-type="float"/>
        </table:table-row>
        <table:table-row>
          <table:table-cell office:value="0.020857384800910945" office:value-type="float"/>
          <table:table-cell office:value="-0.038806479573249814" office:value-type="float"/>
          <table:table-cell office:value="0.05" office:value-type="float"/>
          <table:table-cell office:value="-0.015996191501617435" office:value-type="float"/>
          <table:table-cell office:value="-0.05" office:value-type="float"/>
          <table:table-cell office:value="-0.040708261728286746" office:value-type="float"/>
          <table:table-cell office:value="0.06618993283077655" office:value-type="float"/>
          <table:table-cell office:value="25" office:value-type="float"/>
          <table:table-cell office:value="0.0011345481872558592" office:value-type="float"/>
          <table:table-cell office:value="-0.002034619450569153" office:value-type="float"/>
          <table:table-cell office:value="0.007972698211669923" office:value-type="float"/>
          <table:table-cell office:value="-0.0003609073162078851" office:value-type="float"/>
          <table:table-cell office:value="-0.004214961528778077" office:value-type="float"/>
          <table:table-cell office:value="-0.000970208644866943" office:value-type="float"/>
        </table:table-row>
        <table:table-row>
          <table:table-cell office:value="0.02191374003887176" office:value-type="float"/>
          <table:table-cell office:value="-0.04078333079814911" office:value-type="float"/>
          <table:table-cell office:value="0.05" office:value-type="float"/>
          <table:table-cell office:value="-0.016316924095153812" office:value-type="float"/>
          <table:table-cell office:value="-0.05" office:value-type="float"/>
          <table:table-cell office:value="-0.04174884498119354" office:value-type="float"/>
          <table:table-cell office:value="0.06492621864409046" office:value-type="float"/>
          <table:table-cell office:value="26" office:value-type="float"/>
          <table:table-cell office:value="0.0010563552379608161" office:value-type="float"/>
          <table:table-cell office:value="-0.001976851224899292" office:value-type="float"/>
          <table:table-cell office:value="0.007978602647781373" office:value-type="float"/>
          <table:table-cell office:value="-0.00032073259353637695" office:value-type="float"/>
          <table:table-cell office:value="-0.0041487586498260495" office:value-type="float"/>
          <table:table-cell office:value="-0.001040583252906799" office:value-type="float"/>
        </table:table-row>
        <table:table-row>
          <table:table-cell office:value="0.02141874849796295" office:value-type="float"/>
          <table:table-cell office:value="-0.04151123046875" office:value-type="float"/>
          <table:table-cell office:value="0.05" office:value-type="float"/>
          <table:table-cell office:value="-0.016994950771331792" office:value-type="float"/>
          <table:table-cell office:value="-0.05" office:value-type="float"/>
          <table:table-cell office:value="-0.04407032132148743" office:value-type="float"/>
          <table:table-cell office:value="0.06486421001702372" office:value-type="float"/>
          <table:table-cell office:value="27" office:value-type="float"/>
          <table:table-cell office:value="-0.0004949915409088127" office:value-type="float"/>
          <table:table-cell office:value="-0.0007278996706008914" office:value-type="float"/>
          <table:table-cell office:value="0.008112077713012695" office:value-type="float"/>
          <table:table-cell office:value="-0.0006780266761779782" office:value-type="float"/>
          <table:table-cell office:value="-0.0028587603569030767" office:value-type="float"/>
          <table:table-cell office:value="-0.0023214763402938845" office:value-type="float"/>
        </table:table-row>
        <table:table-row>
          <table:table-cell office:value="0.02098691880702972" office:value-type="float"/>
          <table:table-cell office:value="-0.042332152724266055" office:value-type="float"/>
          <table:table-cell office:value="0.05" office:value-type="float"/>
          <table:table-cell office:value="-0.017677946090698247" office:value-type="float"/>
          <table:table-cell office:value="-0.05" office:value-type="float"/>
          <table:table-cell office:value="-0.046287022829055786" office:value-type="float"/>
          <table:table-cell office:value="0.06479543012085272" office:value-type="float"/>
          <table:table-cell office:value="28" office:value-type="float"/>
          <table:table-cell office:value="-0.0004318296909332272" office:value-type="float"/>
          <table:table-cell office:value="-0.0008209222555160527" office:value-type="float"/>
          <table:table-cell office:value="0.00814592123031616" office:value-type="float"/>
          <table:table-cell office:value="-0.0006829953193664556" office:value-type="float"/>
          <table:table-cell office:value="-0.002941727638244629" office:value-type="float"/>
          <table:table-cell office:value="-0.0022167015075683595" office:value-type="float"/>
        </table:table-row>
        <table:table-row>
          <table:table-cell office:value="0.02060903966426849" office:value-type="float"/>
          <table:table-cell office:value="-0.04329138934612274" office:value-type="float"/>
          <table:table-cell office:value="0.05" office:value-type="float"/>
          <table:table-cell office:value="-0.0182879388332367" office:value-type="float"/>
          <table:table-cell office:value="-0.05" office:value-type="float"/>
          <table:table-cell office:value="-0.04826145887374878" office:value-type="float"/>
          <table:table-cell office:value="0.06466269193020802" office:value-type="float"/>
          <table:table-cell office:value="29" office:value-type="float"/>
          <table:table-cell office:value="-0.000377879142761231" office:value-type="float"/>
          <table:table-cell office:value="-0.0009592366218566899" office:value-type="float"/>
          <table:table-cell office:value="0.008239293098449707" office:value-type="float"/>
          <table:table-cell office:value="-0.0006099927425384528" office:value-type="float"/>
          <table:table-cell office:value="-0.0030044567584991454" office:value-type="float"/>
          <table:table-cell office:value="-0.0019744360446929936" office:value-type="float"/>
        </table:table-row>
        <table:table-row>
          <table:table-cell office:value="0.02026096880435943" office:value-type="float"/>
          <table:table-cell office:value="-0.044292091727256774" office:value-type="float"/>
          <table:table-cell office:value="0.05" office:value-type="float"/>
          <table:table-cell office:value="-0.018903262615203864" office:value-type="float"/>
          <table:table-cell office:value="-0.05" office:value-type="float"/>
          <table:table-cell office:value="-0.05" office:value-type="float"/>
          <table:table-cell office:value="0.06449657536346838" office:value-type="float"/>
          <table:table-cell office:value="30" office:value-type="float"/>
          <table:table-cell office:value="-0.0003480708599090578" office:value-type="float"/>
          <table:table-cell office:value="-0.0010007023811340332" office:value-type="float"/>
          <table:table-cell office:value="0.0082523512840271" office:value-type="float"/>
          <table:table-cell office:value="-0.0006153237819671638" office:value-type="float"/>
          <table:table-cell office:value="-0.0030413794517517093" office:value-type="float"/>
          <table:table-cell office:value="-0.0019244480133056643" office:value-type="float"/>
        </table:table-row>
        <table:table-row>
          <table:table-cell office:value="0.01994876623153686" office:value-type="float"/>
          <table:table-cell office:value="-0.045425425767898556" office:value-type="float"/>
          <table:table-cell office:value="0.05" office:value-type="float"/>
          <table:table-cell office:value="-0.019365175366401678" office:value-type="float"/>
          <table:table-cell office:value="-0.05" office:value-type="float"/>
          <table:table-cell office:value="-0.05" office:value-type="float"/>
          <table:table-cell office:value="0.06426493810406883" office:value-type="float"/>
          <table:table-cell office:value="31" office:value-type="float"/>
          <table:table-cell office:value="-0.00031220257282257163" office:value-type="float"/>
          <table:table-cell office:value="-0.0011333340406417848" office:value-type="float"/>
          <table:table-cell office:value="0.008336464166641236" office:value-type="float"/>
          <table:table-cell office:value="-0.0004619127511978141" office:value-type="float"/>
          <table:table-cell office:value="-0.0030849921703338624" office:value-type="float"/>
          <table:table-cell office:value="-0.0016858661174774178" office:value-type="float"/>
        </table:table-row>
        <table:table-row>
          <table:table-cell office:value="0.01958184361457824" office:value-type="float"/>
          <table:table-cell office:value="-0.04650614023208618" office:value-type="float"/>
          <table:table-cell office:value="0.05" office:value-type="float"/>
          <table:table-cell office:value="-0.019822425842285163" office:value-type="float"/>
          <table:table-cell office:value="-0.05" office:value-type="float"/>
          <table:table-cell office:value="-0.05" office:value-type="float"/>
          <table:table-cell office:value="0.06406390301841053" office:value-type="float"/>
          <table:table-cell office:value="32" office:value-type="float"/>
          <table:table-cell office:value="-0.0003669226169586183" office:value-type="float"/>
          <table:table-cell office:value="-0.0010807144641876223" office:value-type="float"/>
          <table:table-cell office:value="0.00833735704421997" office:value-type="float"/>
          <table:table-cell office:value="-0.0004572504758834847" office:value-type="float"/>
          <table:table-cell office:value="-0.0030303108692169194" office:value-type="float"/>
          <table:table-cell office:value="-0.0017470097541809077" office:value-type="float"/>
        </table:table-row>
        <table:table-row>
          <table:table-cell office:value="0.019218380451202388" office:value-type="float"/>
          <table:table-cell office:value="-0.04768448293209075" office:value-type="float"/>
          <table:table-cell office:value="0.05" office:value-type="float"/>
          <table:table-cell office:value="-0.020102064609527594" office:value-type="float"/>
          <table:table-cell office:value="-0.05" office:value-type="float"/>
          <table:table-cell office:value="-0.05" office:value-type="float"/>
          <table:table-cell office:value="0.06381989219158636" office:value-type="float"/>
          <table:table-cell office:value="33" office:value-type="float"/>
          <table:table-cell office:value="-0.00036346316337585415" office:value-type="float"/>
          <table:table-cell office:value="-0.0011783427000045775" office:value-type="float"/>
          <table:table-cell office:value="0.008408396244049073" office:value-type="float"/>
          <table:table-cell office:value="-0.0002796387672424315" office:value-type="float"/>
          <table:table-cell office:value="-0.0030320405960083006" office:value-type="float"/>
          <table:table-cell office:value="-0.0015322792530059817" office:value-type="float"/>
        </table:table-row>
        <table:table-row>
          <table:table-cell office:value="0.018797098398208614" office:value-type="float"/>
          <table:table-cell office:value="-0.048805871009826654" office:value-type="float"/>
          <table:table-cell office:value="0.05" office:value-type="float"/>
          <table:table-cell office:value="-0.02037929475307465" office:value-type="float"/>
          <table:table-cell office:value="-0.05" office:value-type="float"/>
          <table:table-cell office:value="-0.05" office:value-type="float"/>
          <table:table-cell office:value="0.06360852233478742" office:value-type="float"/>
          <table:table-cell office:value="34" office:value-type="float"/>
          <table:table-cell office:value="-0.00042128205299377455" office:value-type="float"/>
          <table:table-cell office:value="-0.0011213880777359003" office:value-type="float"/>
          <table:table-cell office:value="0.008405990600585939" office:value-type="float"/>
          <table:table-cell office:value="-0.00027723014354705776" office:value-type="float"/>
          <table:table-cell office:value="-0.0029716527462005614" office:value-type="float"/>
          <table:table-cell office:value="-0.001599671840667725" office:value-type="float"/>
        </table:table-row>
        <table:table-row>
          <table:table-cell office:value="0.018423899412155147" office:value-type="float"/>
          <table:table-cell office:value="-0.05" office:value-type="float"/>
          <table:table-cell office:value="0.05" office:value-type="float"/>
          <table:table-cell office:value="-0.020512264966964726" office:value-type="float"/>
          <table:table-cell office:value="-0.05" office:value-type="float"/>
          <table:table-cell office:value="-0.05" office:value-type="float"/>
          <table:table-cell office:value="0.0633433301659478" office:value-type="float"/>
          <table:table-cell office:value="35" office:value-type="float"/>
          <table:table-cell office:value="-0.00037319898605346624" office:value-type="float"/>
          <table:table-cell office:value="-0.0012536436319351193" office:value-type="float"/>
          <table:table-cell office:value="0.008464711904525758" office:value-type="float"/>
          <table:table-cell office:value="-0.0001329702138900754" office:value-type="float"/>
          <table:table-cell office:value="-0.0029981970787048336" office:value-type="float"/>
          <table:table-cell office:value="-0.0013215428590774535" office:value-type="float"/>
        </table:table-row>
        <table:table-row>
          <table:table-cell office:value="0.017992626428604122" office:value-type="float"/>
          <table:table-cell office:value="-0.05" office:value-type="float"/>
          <table:table-cell office:value="0.05" office:value-type="float"/>
          <table:table-cell office:value="-0.02064518034458161" office:value-type="float"/>
          <table:table-cell office:value="-0.05" office:value-type="float"/>
          <table:table-cell office:value="-0.05" office:value-type="float"/>
          <table:table-cell office:value="0.06351221452511964" office:value-type="float"/>
          <table:table-cell office:value="36" office:value-type="float"/>
          <table:table-cell office:value="-0.00043127298355102525" office:value-type="float"/>
          <table:table-cell office:value="-0.0011947345733642582" office:value-type="float"/>
          <table:table-cell office:value="0.008460046052932739" office:value-type="float"/>
          <table:table-cell office:value="-0.00013291537761688302" office:value-type="float"/>
          <table:table-cell office:value="-0.002935319542884827" office:value-type="float"/>
          <table:table-cell office:value="-0.0013918143510818475" office:value-type="float"/>
        </table:table-row>
        <table:table-row>
          <table:table-cell office:value="0.017720481753349303" office:value-type="float"/>
          <table:table-cell office:value="-0.05" office:value-type="float"/>
          <table:table-cell office:value="0.05" office:value-type="float"/>
          <table:table-cell office:value="-0.020669316649436956" office:value-type="float"/>
          <table:table-cell office:value="-0.05" office:value-type="float"/>
          <table:table-cell office:value="-0.05" office:value-type="float"/>
          <table:table-cell office:value="0.06361843740247047" office:value-type="float"/>
          <table:table-cell office:value="37" office:value-type="float"/>
          <table:table-cell office:value="-0.000272144675254821" office:value-type="float"/>
          <table:table-cell office:value="-0.0014212369918823239" office:value-type="float"/>
          <table:table-cell office:value="0.00850985884666443" office:value-type="float"/>
          <table:table-cell office:value="-2.413630485534682e-05" office:value-type="float"/>
          <table:table-cell office:value="-0.0030559229850769046" office:value-type="float"/>
          <table:table-cell office:value="-0.0009976947307586675" office:value-type="float"/>
        </table:table-row>
        <table:table-row>
          <table:table-cell office:value="0.017456228137016295" office:value-type="float"/>
          <table:table-cell office:value="-0.05" office:value-type="float"/>
          <table:table-cell office:value="0.05" office:value-type="float"/>
          <table:table-cell office:value="-0.02069437146186829" office:value-type="float"/>
          <table:table-cell office:value="-0.05" office:value-type="float"/>
          <table:table-cell office:value="-0.05" office:value-type="float"/>
          <table:table-cell office:value="0.063721320234548" office:value-type="float"/>
          <table:table-cell office:value="38" office:value-type="float"/>
          <table:table-cell office:value="-0.00026425361633300795" office:value-type="float"/>
          <table:table-cell office:value="-0.001426581740379334" office:value-type="float"/>
          <table:table-cell office:value="0.008507835865020753" office:value-type="float"/>
          <table:table-cell office:value="-2.5054812431335796e-05" office:value-type="float"/>
          <table:table-cell office:value="-0.0030618286132812504" office:value-type="float"/>
          <table:table-cell office:value="-0.0009908837080001825" office:value-type="float"/>
        </table:table-row>
        <table:table-row>
          <table:table-cell office:value="0.017344383001327512" office:value-type="float"/>
          <table:table-cell office:value="-0.05" office:value-type="float"/>
          <table:table-cell office:value="0.05" office:value-type="float"/>
          <table:table-cell office:value="-0.02061697840690613" office:value-type="float"/>
          <table:table-cell office:value="-0.05" office:value-type="float"/>
          <table:table-cell office:value="-0.05" office:value-type="float"/>
          <table:table-cell office:value="0.06376478764209301" office:value-type="float"/>
          <table:table-cell office:value="39" office:value-type="float"/>
          <table:table-cell office:value="-0.00011184513568878243" office:value-type="float"/>
          <table:table-cell office:value="-0.0016595351696014407" office:value-type="float"/>
          <table:table-cell office:value="0.00856131911277771" office:value-type="float"/>
          <table:table-cell office:value="7.739305496215834e-05" office:value-type="float"/>
          <table:table-cell office:value="-0.003164052963256836" office:value-type="float"/>
          <table:table-cell office:value="-0.0005762183666229246" office:value-type="float"/>
        </table:table-row>
        <table:table-row>
          <table:table-cell office:value="0.0172354519367218" office:value-type="float"/>
          <table:table-cell office:value="-0.05" office:value-type="float"/>
          <table:table-cell office:value="0.05" office:value-type="float"/>
          <table:table-cell office:value="-0.020540779829025274" office:value-type="float"/>
          <table:table-cell office:value="-0.05" office:value-type="float"/>
          <table:table-cell office:value="-0.05" office:value-type="float"/>
          <table:table-cell office:value="0.06380707783607961" office:value-type="float"/>
          <table:table-cell office:value="40" office:value-type="float"/>
          <table:table-cell office:value="-0.00010893106460571275" office:value-type="float"/>
          <table:table-cell office:value="-0.0016605556011199951" office:value-type="float"/>
          <table:table-cell office:value="0.008559566736221312" office:value-type="float"/>
          <table:table-cell office:value="7.619857788085903e-05" office:value-type="float"/>
          <table:table-cell office:value="-0.003165390491485596" office:value-type="float"/>
          <table:table-cell office:value="-0.000574713349342346" office:value-type="float"/>
        </table:table-row>
        <table:table-row>
          <table:table-cell office:value="0.017267069816589355" office:value-type="float"/>
          <table:table-cell office:value="-0.05" office:value-type="float"/>
          <table:table-cell office:value="0.05" office:value-type="float"/>
          <table:table-cell office:value="-0.02040149927139283" office:value-type="float"/>
          <table:table-cell office:value="-0.05" office:value-type="float"/>
          <table:table-cell office:value="-0.05" office:value-type="float"/>
          <table:table-cell office:value="0.06379480743628918" office:value-type="float"/>
          <table:table-cell office:value="41" office:value-type="float"/>
          <table:table-cell office:value="3.1617879867553225e-05" office:value-type="float"/>
          <table:table-cell office:value="-0.0018811762332916256" office:value-type="float"/>
          <table:table-cell office:value="0.008608454465866089" office:value-type="float"/>
          <table:table-cell office:value="0.00013928055763244573" office:value-type="float"/>
          <table:table-cell office:value="-0.003244860768318176" office:value-type="float"/>
          <table:table-cell office:value="-0.0001561158895492555" office:value-type="float"/>
        </table:table-row>
        <table:table-row>
          <table:table-cell office:value="0.017297773361206054" office:value-type="float"/>
          <table:table-cell office:value="-0.05" office:value-type="float"/>
          <table:table-cell office:value="0.05" office:value-type="float"/>
          <table:table-cell office:value="-0.020263717174530037" office:value-type="float"/>
          <table:table-cell office:value="-0.05" office:value-type="float"/>
          <table:table-cell office:value="-0.05" office:value-type="float"/>
          <table:table-cell office:value="0.06378288826103566" office:value-type="float"/>
          <table:table-cell office:value="42" office:value-type="float"/>
          <table:table-cell office:value="3.070354461669894e-05" office:value-type="float"/>
          <table:table-cell office:value="-0.0018792253732681282" office:value-type="float"/>
          <table:table-cell office:value="0.00860701560974121" office:value-type="float"/>
          <table:table-cell office:value="0.00013778209686279332" office:value-type="float"/>
          <table:table-cell office:value="-0.003242907524108887" office:value-type="float"/>
          <table:table-cell office:value="-0.00015851676464080817" office:value-type="float"/>
        </table:table-row>
        <table:table-row>
          <table:table-cell office:value="0.017454590797424313" office:value-type="float"/>
          <table:table-cell office:value="-0.05" office:value-type="float"/>
          <table:table-cell office:value="0.05" office:value-type="float"/>
          <table:table-cell office:value="-0.020023111104965217" office:value-type="float"/>
          <table:table-cell office:value="-0.05" office:value-type="float"/>
          <table:table-cell office:value="-0.049746246337890626" office:value-type="float"/>
          <table:table-cell office:value="0.06372195690148297" office:value-type="float"/>
          <table:table-cell office:value="43" office:value-type="float"/>
          <table:table-cell office:value="0.00015681743621826123" office:value-type="float"/>
          <table:table-cell office:value="-0.002109811902046203" office:value-type="float"/>
          <table:table-cell office:value="0.00866460084915161" office:value-type="float"/>
          <table:table-cell office:value="0.00024060606956482003" office:value-type="float"/>
          <table:table-cell office:value="-0.003307123184204102" office:value-type="float"/>
          <table:table-cell office:value="0.00025375366210937493" office:value-type="float"/>
        </table:table-row>
        <table:table-row>
          <table:table-cell office:value="0.01759913563728332" office:value-type="float"/>
          <table:table-cell office:value="-0.05" office:value-type="float"/>
          <table:table-cell office:value="0.05" office:value-type="float"/>
          <table:table-cell office:value="-0.019785968065261846" office:value-type="float"/>
          <table:table-cell office:value="-0.05" office:value-type="float"/>
          <table:table-cell office:value="-0.04951082468032837" office:value-type="float"/>
          <table:table-cell office:value="0.06366571347454904" office:value-type="float"/>
          <table:table-cell office:value="44" office:value-type="float"/>
          <table:table-cell office:value="0.00014454483985900865" office:value-type="float"/>
          <table:table-cell office:value="-0.0020945936441421516" office:value-type="float"/>
          <table:table-cell office:value="0.008660931587219237" office:value-type="float"/>
          <table:table-cell office:value="0.0002371430397033695" office:value-type="float"/>
          <table:table-cell office:value="-0.0032918846607208254" office:value-type="float"/>
          <table:table-cell office:value="0.00023542165756225593" office:value-type="float"/>
        </table:table-row>
        <table:table-row>
          <table:table-cell office:value="0.017877569198608396" office:value-type="float"/>
          <table:table-cell office:value="-0.05" office:value-type="float"/>
          <table:table-cell office:value="0.05" office:value-type="float"/>
          <table:table-cell office:value="-0.01941026329994202" office:value-type="float"/>
          <table:table-cell office:value="-0.05" office:value-type="float"/>
          <table:table-cell office:value="-0.04884360551834107" office:value-type="float"/>
          <table:table-cell office:value="0.0635571563985213" office:value-type="float"/>
          <table:table-cell office:value="45" office:value-type="float"/>
          <table:table-cell office:value="0.00027843356132507303" office:value-type="float"/>
          <table:table-cell office:value="-0.0023713731765747066" office:value-type="float"/>
          <table:table-cell office:value="0.008737730979919435" office:value-type="float"/>
          <table:table-cell office:value="0.00037570476531982415" office:value-type="float"/>
          <table:table-cell office:value="-0.003371597528457642" office:value-type="float"/>
          <table:table-cell office:value="0.0006672191619873039" office:value-type="float"/>
        </table:table-row>
        <table:table-row>
          <table:table-cell office:value="0.01812703013420105" office:value-type="float"/>
          <table:table-cell office:value="-0.05" office:value-type="float"/>
          <table:table-cell office:value="0.05" office:value-type="float"/>
          <table:table-cell office:value="-0.019041432142257696" office:value-type="float"/>
          <table:table-cell office:value="-0.05" office:value-type="float"/>
          <table:table-cell office:value="-0.048219732046127325" office:value-type="float"/>
          <table:table-cell office:value="0.06345965481535405" office:value-type="float"/>
          <table:table-cell office:value="46" office:value-type="float"/>
          <table:table-cell office:value="0.0002494609355926519" office:value-type="float"/>
          <table:table-cell office:value="-0.0023357081413269047" office:value-type="float"/>
          <table:table-cell office:value="0.008730258941650392" office:value-type="float"/>
          <table:table-cell office:value="0.0003688311576843257" office:value-type="float"/>
          <table:table-cell office:value="-0.003336443901062012" office:value-type="float"/>
          <table:table-cell office:value="0.0006238734722137443" office:value-type="float"/>
        </table:table-row>
        <table:table-row>
          <table:table-cell office:value="0.018482836484909056" office:value-type="float"/>
          <table:table-cell office:value="-0.05" office:value-type="float"/>
          <table:table-cell office:value="0.05" office:value-type="float"/>
          <table:table-cell office:value="-0.018555911779403692" office:value-type="float"/>
          <table:table-cell office:value="-0.05" office:value-type="float"/>
          <table:table-cell office:value="-0.04719406127929688" office:value-type="float"/>
          <table:table-cell office:value="0.06332019855804423" office:value-type="float"/>
          <table:table-cell office:value="47" office:value-type="float"/>
          <table:table-cell office:value="0.00035580635070800795" office:value-type="float"/>
          <table:table-cell office:value="-0.002596856951713562" office:value-type="float"/>
          <table:table-cell office:value="0.00880159378051758" office:value-type="float"/>
          <table:table-cell office:value="0.0004855203628540035" office:value-type="float"/>
          <table:table-cell office:value="-0.0033924722671508792" office:value-type="float"/>
          <table:table-cell office:value="0.001025670766830444" office:value-type="float"/>
        </table:table-row>
        <table:table-row>
          <table:table-cell office:value="0.018794676065444944" office:value-type="float"/>
          <table:table-cell office:value="-0.05" office:value-type="float"/>
          <table:table-cell office:value="0.05" office:value-type="float"/>
          <table:table-cell office:value="-0.0180812156200409" office:value-type="float"/>
          <table:table-cell office:value="-0.05" office:value-type="float"/>
          <table:table-cell office:value="-0.04623548030853272" office:value-type="float"/>
          <table:table-cell office:value="0.06319760175303454" office:value-type="float"/>
          <table:table-cell office:value="48" office:value-type="float"/>
          <table:table-cell office:value="0.000311839580535888" office:value-type="float"/>
          <table:table-cell office:value="-0.0025416123867034917" office:value-type="float"/>
          <table:table-cell office:value="0.008790228366851808" office:value-type="float"/>
          <table:table-cell office:value="0.0004746961593627922" office:value-type="float"/>
          <table:table-cell office:value="-0.003339269161224365" office:value-type="float"/>
          <table:table-cell office:value="0.0009585809707641606" office:value-type="float"/>
        </table:table-row>
        <table:table-row>
          <table:table-cell office:value="0.019130369424819944" office:value-type="float"/>
          <table:table-cell office:value="-0.05" office:value-type="float"/>
          <table:table-cell office:value="0.05" office:value-type="float"/>
          <table:table-cell office:value="-0.017470580339431767" office:value-type="float"/>
          <table:table-cell office:value="-0.05" office:value-type="float"/>
          <table:table-cell office:value="-0.044892070293426525" office:value-type="float"/>
          <table:table-cell office:value="0.06306524136379006" office:value-type="float"/>
          <table:table-cell office:value="49" office:value-type="float"/>
          <table:table-cell office:value="0.000335693359375" office:value-type="float"/>
          <table:table-cell office:value="-0.0027678567171096806" office:value-type="float"/>
          <table:table-cell office:value="0.008870265483856202" office:value-type="float"/>
          <table:table-cell office:value="0.0006106352806091314" office:value-type="float"/>
          <table:table-cell office:value="-0.003341679573059082" office:value-type="float"/>
          <table:table-cell office:value="0.0013434100151062008" office:value-type="float"/>
        </table:table-row>
        <table:table-row>
          <table:table-cell office:value="0.019409949779510494" office:value-type="float"/>
          <table:table-cell office:value="-0.05" office:value-type="float"/>
          <table:table-cell office:value="0.05" office:value-type="float"/>
          <table:table-cell office:value="-0.016876119375228885" office:value-type="float"/>
          <table:table-cell office:value="-0.05" office:value-type="float"/>
          <table:table-cell office:value="-0.043638697862625135" office:value-type="float"/>
          <table:table-cell office:value="0.06295470367210008" office:value-type="float"/>
          <table:table-cell office:value="50" office:value-type="float"/>
          <table:table-cell office:value="0.000279580354690551" office:value-type="float"/>
          <table:table-cell office:value="-0.00269423246383667" office:value-type="float"/>
          <table:table-cell office:value="0.008855109214782714" office:value-type="float"/>
          <table:table-cell office:value="0.0005944609642028805" office:value-type="float"/>
          <table:table-cell office:value="-0.0032725238800048826" office:value-type="float"/>
          <table:table-cell office:value="0.001253372430801392" office:value-type="float"/>
        </table:table-row>
        <table:table-row>
          <table:table-cell office:value="0.019636931419372554" office:value-type="float"/>
          <table:table-cell office:value="-0.05" office:value-type="float"/>
          <table:table-cell office:value="0.05" office:value-type="float"/>
          <table:table-cell office:value="-0.01616321444511414" office:value-type="float"/>
          <table:table-cell office:value="-0.05" office:value-type="float"/>
          <table:table-cell office:value="-0.042027362585067764" office:value-type="float"/>
          <table:table-cell office:value="0.06286476173661983" office:value-type="float"/>
          <table:table-cell office:value="51" office:value-type="float"/>
          <table:table-cell office:value="0.00022698163986206027" office:value-type="float"/>
          <table:table-cell office:value="-0.0028791844844818113" office:value-type="float"/>
          <table:table-cell office:value="0.008937814235687255" office:value-type="float"/>
          <table:table-cell office:value="0.000712904930114746" office:value-type="float"/>
          <table:table-cell office:value="-0.003229756355285645" office:value-type="float"/>
          <table:table-cell office:value="0.0016113352775573731" office:value-type="float"/>
        </table:table-row>
        <table:table-row>
          <table:table-cell office:value="0.019800957441329953" office:value-type="float"/>
          <table:table-cell office:value="-0.05" office:value-type="float"/>
          <table:table-cell office:value="0.05" office:value-type="float"/>
          <table:table-cell office:value="-0.015471291542053225" office:value-type="float"/>
          <table:table-cell office:value="-0.05" office:value-type="float"/>
          <table:table-cell office:value="-0.04052324533462526" office:value-type="float"/>
          <table:table-cell office:value="0.062799655189404" office:value-type="float"/>
          <table:table-cell office:value="52" office:value-type="float"/>
          <table:table-cell office:value="0.00016402602195739711" office:value-type="float"/>
          <table:table-cell office:value="-0.0027920246124267575" office:value-type="float"/>
          <table:table-cell office:value="0.008919243812561034" office:value-type="float"/>
          <table:table-cell office:value="0.0006919229030609136" office:value-type="float"/>
          <table:table-cell office:value="-0.0031496214866638186" office:value-type="float"/>
          <table:table-cell office:value="0.0015041172504425045" office:value-type="float"/>
        </table:table-row>
        <table:table-row>
          <table:table-cell office:value="0.019839146137237546" office:value-type="float"/>
          <table:table-cell office:value="-0.05" office:value-type="float"/>
          <table:table-cell office:value="0.05" office:value-type="float"/>
          <table:table-cell office:value="-0.01462810039520264" office:value-type="float"/>
          <table:table-cell office:value="-0.05" office:value-type="float"/>
          <table:table-cell office:value="-0.038689652681350724" office:value-type="float"/>
          <table:table-cell office:value="0.06278448369170589" office:value-type="float"/>
          <table:table-cell office:value="53" office:value-type="float"/>
          <table:table-cell office:value="3.818869590759347e-05" office:value-type="float"/>
          <table:table-cell office:value="-0.002945441007614136" office:value-type="float"/>
          <table:table-cell office:value="0.009004602432250977" office:value-type="float"/>
          <table:table-cell office:value="0.0008431911468505856" office:value-type="float"/>
          <table:table-cell office:value="-0.0030644416809082033" office:value-type="float"/>
          <table:table-cell office:value="0.0018335926532745354" office:value-type="float"/>
        </table:table-row>
        <table:table-row>
          <table:table-cell office:value="0.019810847043991088" office:value-type="float"/>
          <table:table-cell office:value="-0.05" office:value-type="float"/>
          <table:table-cell office:value="0.05" office:value-type="float"/>
          <table:table-cell office:value="-0.013811533451080325" office:value-type="float"/>
          <table:table-cell office:value="-0.05" office:value-type="float"/>
          <table:table-cell office:value="-0.036978327035903945" office:value-type="float"/>
          <table:table-cell office:value="0.06279572594619803" office:value-type="float"/>
          <table:table-cell office:value="54" office:value-type="float"/>
          <table:table-cell office:value="-2.829909324645989e-05" office:value-type="float"/>
          <table:table-cell office:value="-0.002845945954322815" office:value-type="float"/>
          <table:table-cell office:value="0.008982777595520021" office:value-type="float"/>
          <table:table-cell office:value="0.0008165669441223145" office:value-type="float"/>
          <table:table-cell office:value="-0.0029758447408676147" office:value-type="float"/>
          <table:table-cell office:value="0.0017113256454467773" office:value-type="float"/>
        </table:table-row>
        <table:table-row>
          <table:table-cell office:value="0.019616697430610654" office:value-type="float"/>
          <table:table-cell office:value="-0.05" office:value-type="float"/>
          <table:table-cell office:value="0.05" office:value-type="float"/>
          <table:table-cell office:value="-0.012886610031127932" office:value-type="float"/>
          <table:table-cell office:value="-0.05" office:value-type="float"/>
          <table:table-cell office:value="-0.03501445770263673" office:value-type="float"/>
          <table:table-cell office:value="0.06287278593911114" office:value-type="float"/>
          <table:table-cell office:value="55" office:value-type="float"/>
          <table:table-cell office:value="-0.00019414961338043261" office:value-type="float"/>
          <table:table-cell office:value="-0.002968406081199646" office:value-type="float"/>
          <table:table-cell office:value="0.009059016704559325" office:value-type="float"/>
          <table:table-cell office:value="0.0009249234199523934" office:value-type="float"/>
          <table:table-cell office:value="-0.0028757405281066893" office:value-type="float"/>
          <table:table-cell office:value="0.0019638693332672125" office:value-type="float"/>
        </table:table-row>
        <table:table-row>
          <table:table-cell office:value="0.019354403018951413" office:value-type="float"/>
          <table:table-cell office:value="-0.05" office:value-type="float"/>
          <table:table-cell office:value="0.05" office:value-type="float"/>
          <table:table-cell office:value="-0.01198875427246094" office:value-type="float"/>
          <table:table-cell office:value="-0.05" office:value-type="float"/>
          <table:table-cell office:value="-0.033189489841461195" office:value-type="float"/>
          <table:table-cell office:value="0.06297668695194344" office:value-type="float"/>
          <table:table-cell office:value="56" office:value-type="float"/>
          <table:table-cell office:value="-0.00026229441165924114" office:value-type="float"/>
          <table:table-cell office:value="-0.002860289216041565" office:value-type="float"/>
          <table:table-cell office:value="0.009034028053283691" office:value-type="float"/>
          <table:table-cell office:value="0.0008978557586669916" office:value-type="float"/>
          <table:table-cell office:value="-0.002782437801361084" office:value-type="float"/>
          <table:table-cell office:value="0.0018249678611755374" office:value-type="float"/>
        </table:table-row>
        <table:table-row>
          <table:table-cell office:value="0.018927859663963313" office:value-type="float"/>
          <table:table-cell office:value="-0.05" office:value-type="float"/>
          <table:table-cell office:value="0.05" office:value-type="float"/>
          <table:table-cell office:value="-0.011053664684295656" office:value-type="float"/>
          <table:table-cell office:value="-0.05" office:value-type="float"/>
          <table:table-cell office:value="-0.031277893781662" office:value-type="float"/>
          <table:table-cell office:value="0.06314513566477092" office:value-type="float"/>
          <table:table-cell office:value="57" office:value-type="float"/>
          <table:table-cell office:value="-0.00042654335498809766" office:value-type="float"/>
          <table:table-cell office:value="-0.002938265800476074" office:value-type="float"/>
          <table:table-cell office:value="0.009095805883407594" office:value-type="float"/>
          <table:table-cell office:value="0.0009350895881652839" office:value-type="float"/>
          <table:table-cell office:value="-0.002701683044433594" office:value-type="float"/>
          <table:table-cell office:value="0.0019115960597991949" office:value-type="float"/>
        </table:table-row>
        <table:table-row>
          <table:table-cell office:value="0.01843688786029815" office:value-type="float"/>
          <table:table-cell office:value="-0.05" office:value-type="float"/>
          <table:table-cell office:value="0.05" office:value-type="float"/>
          <table:table-cell office:value="-0.01015252470970154" office:value-type="float"/>
          <table:table-cell office:value="-0.05" office:value-type="float"/>
          <table:table-cell office:value="-0.029525250196456923" office:value-type="float"/>
          <table:table-cell office:value="0.06333823349482626" office:value-type="float"/>
          <table:table-cell office:value="58" office:value-type="float"/>
          <table:table-cell office:value="-0.000490971803665162" office:value-type="float"/>
          <table:table-cell office:value="-0.002821099758148193" office:value-type="float"/>
          <table:table-cell office:value="0.009070971012115478" office:value-type="float"/>
          <table:table-cell office:value="0.0009011399745941159" office:value-type="float"/>
          <table:table-cell office:value="-0.0026118665933609012" office:value-type="float"/>
          <table:table-cell office:value="0.0017526435852050787" office:value-type="float"/>
        </table:table-row>
        <table:table-row>
          <table:table-cell office:value="0.017783831954002377" office:value-type="float"/>
          <table:table-cell office:value="-0.05" office:value-type="float"/>
          <table:table-cell office:value="0.05" office:value-type="float"/>
          <table:table-cell office:value="-0.00929776191711426" office:value-type="float"/>
          <table:table-cell office:value="-0.05" office:value-type="float"/>
          <table:table-cell office:value="-0.027798990011215226" office:value-type="float"/>
          <table:table-cell office:value="0.0635937349011986" office:value-type="float"/>
          <table:table-cell office:value="59" office:value-type="float"/>
          <table:table-cell office:value="-0.0006530559062957759" office:value-type="float"/>
          <table:table-cell office:value="-0.0028523153066635134" office:value-type="float"/>
          <table:table-cell office:value="0.009121577739715577" office:value-type="float"/>
          <table:table-cell office:value="0.0008547627925872808" office:value-type="float"/>
          <table:table-cell office:value="-0.0025483620166778563" office:value-type="float"/>
          <table:table-cell office:value="0.001726260185241699" office:value-type="float"/>
        </table:table-row>
        <table:table-row>
          <table:table-cell office:value="0.01707959711551666" office:value-type="float"/>
          <table:table-cell office:value="-0.05" office:value-type="float"/>
          <table:table-cell office:value="0.05" office:value-type="float"/>
          <table:table-cell office:value="-0.008474287986755372" office:value-type="float"/>
          <table:table-cell office:value="-0.05" office:value-type="float"/>
          <table:table-cell office:value="-0.02621526479721071" office:value-type="float"/>
          <table:table-cell office:value="0.06386750832636502" office:value-type="float"/>
          <table:table-cell office:value="60" office:value-type="float"/>
          <table:table-cell office:value="-0.0007042348384857181" office:value-type="float"/>
          <table:table-cell office:value="-0.0027476513385772706" office:value-type="float"/>
          <table:table-cell office:value="0.009097790718078614" office:value-type="float"/>
          <table:table-cell office:value="0.0008234739303588871" office:value-type="float"/>
          <table:table-cell office:value="-0.0024709141254425047" office:value-type="float"/>
          <table:table-cell office:value="0.0015837252140045166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62975764274598" office:value-type="float"/>
          <table:table-cell office:value="-0.003021200895309448" office:value-type="float"/>
          <table:table-cell office:value="0.009996650218963623" office:value-type="float"/>
          <table:table-cell office:value="0.008305597305297853" office:value-type="float"/>
          <table:table-cell office:value="0.006468350887298585" office:value-type="float"/>
          <table:table-cell office:value="-0.004308781623840332" office:value-type="float"/>
          <table:table-cell office:value="0.7953374021933918" office:value-type="float"/>
          <table:table-cell office:value="1" office:value-type="float"/>
          <table:table-cell office:value="-0.009562975764274598" office:value-type="float"/>
          <table:table-cell office:value="-0.003021200895309448" office:value-type="float"/>
          <table:table-cell office:value="0.009996650218963623" office:value-type="float"/>
          <table:table-cell office:value="0.008305597305297853" office:value-type="float"/>
          <table:table-cell office:value="0.006468350887298585" office:value-type="float"/>
          <table:table-cell office:value="-0.004308781623840332" office:value-type="float"/>
        </table:table-row>
        <table:table-row>
          <table:table-cell office:value="-0.014334937930107119" office:value-type="float"/>
          <table:table-cell office:value="-0.001988631486892699" office:value-type="float"/>
          <table:table-cell office:value="0.019861514568328856" office:value-type="float"/>
          <table:table-cell office:value="0.008635613918304445" office:value-type="float"/>
          <table:table-cell office:value="0.006276404261589052" office:value-type="float"/>
          <table:table-cell office:value="-0.007817973494529725" office:value-type="float"/>
          <table:table-cell office:value="0.79796624988871" office:value-type="float"/>
          <table:table-cell office:value="2" office:value-type="float"/>
          <table:table-cell office:value="-0.00477196216583252" office:value-type="float"/>
          <table:table-cell office:value="0.0010325694084167489" office:value-type="float"/>
          <table:table-cell office:value="0.009864864349365234" office:value-type="float"/>
          <table:table-cell office:value="0.00033001661300659235" office:value-type="float"/>
          <table:table-cell office:value="-0.00019194662570953293" office:value-type="float"/>
          <table:table-cell office:value="-0.003509191870689392" office:value-type="float"/>
        </table:table-row>
        <table:table-row>
          <table:table-cell office:value="-0.019214251637458803" office:value-type="float"/>
          <table:table-cell office:value="-0.0011934816837310784" office:value-type="float"/>
          <table:table-cell office:value="0.029747794866561886" office:value-type="float"/>
          <table:table-cell office:value="0.008726053237915041" office:value-type="float"/>
          <table:table-cell office:value="0.005960775613784792" office:value-type="float"/>
          <table:table-cell office:value="-0.011179084181785585" office:value-type="float"/>
          <table:table-cell office:value="0.75926304316198" office:value-type="float"/>
          <table:table-cell office:value="3" office:value-type="float"/>
          <table:table-cell office:value="-0.004879313707351685" office:value-type="float"/>
          <table:table-cell office:value="0.0007951498031616207" office:value-type="float"/>
          <table:table-cell office:value="0.009886280298233031" office:value-type="float"/>
          <table:table-cell office:value="9.043931961059612e-05" office:value-type="float"/>
          <table:table-cell office:value="-0.00031562864780426" office:value-type="float"/>
          <table:table-cell office:value="-0.0033611106872558595" office:value-type="float"/>
        </table:table-row>
        <table:table-row>
          <table:table-cell office:value="-0.024192176461219787" office:value-type="float"/>
          <table:table-cell office:value="-0.00045688986778259257" office:value-type="float"/>
          <table:table-cell office:value="0.03964708685874939" office:value-type="float"/>
          <table:table-cell office:value="0.008784656524658206" office:value-type="float"/>
          <table:table-cell office:value="0.005708997845649721" office:value-type="float"/>
          <table:table-cell office:value="-0.014394895434379579" office:value-type="float"/>
          <table:table-cell office:value="0.09183870821269853" office:value-type="float"/>
          <table:table-cell office:value="4" office:value-type="float"/>
          <table:table-cell office:value="-0.004977924823760986" office:value-type="float"/>
          <table:table-cell office:value="0.0007365918159484858" office:value-type="float"/>
          <table:table-cell office:value="0.009899291992187502" office:value-type="float"/>
          <table:table-cell office:value="5.8603286743164756e-05" office:value-type="float"/>
          <table:table-cell office:value="-0.0002517777681350711" office:value-type="float"/>
          <table:table-cell office:value="-0.003215811252593994" office:value-type="float"/>
        </table:table-row>
        <table:table-row>
          <table:table-cell office:value="-0.02298009097576141" office:value-type="float"/>
          <table:table-cell office:value="-0.005346224308013916" office:value-type="float"/>
          <table:table-cell office:value="0.048775768280029295" office:value-type="float"/>
          <table:table-cell office:value="0.009746273756027225" office:value-type="float"/>
          <table:table-cell office:value="0.0014045637845993058" office:value-type="float"/>
          <table:table-cell office:value="-0.010783304572105409" office:value-type="float"/>
          <table:table-cell office:value="0.09234381207485196" office:value-type="float"/>
          <table:table-cell office:value="5" office:value-type="float"/>
          <table:table-cell office:value="0.0012120854854583748" office:value-type="float"/>
          <table:table-cell office:value="-0.004889334440231323" office:value-type="float"/>
          <table:table-cell office:value="0.009128681421279908" office:value-type="float"/>
          <table:table-cell office:value="0.0009616172313690191" office:value-type="float"/>
          <table:table-cell office:value="-0.004304434061050415" office:value-type="float"/>
          <table:table-cell office:value="0.00361159086227417" office:value-type="float"/>
        </table:table-row>
        <table:table-row>
          <table:table-cell office:value="-0.02183058321475982" office:value-type="float"/>
          <table:table-cell office:value="-0.010096138715744017" office:value-type="float"/>
          <table:table-cell office:value="0.05" office:value-type="float"/>
          <table:table-cell office:value="0.01063050985336304" office:value-type="float"/>
          <table:table-cell office:value="-0.0027785354852676372" office:value-type="float"/>
          <table:table-cell office:value="-0.007270502448081971" office:value-type="float"/>
          <table:table-cell office:value="0.09176603252728616" office:value-type="float"/>
          <table:table-cell office:value="6" office:value-type="float"/>
          <table:table-cell office:value="0.0011495077610015874" office:value-type="float"/>
          <table:table-cell office:value="-0.004749914407730102" office:value-type="float"/>
          <table:table-cell office:value="0.009081329107284547" office:value-type="float"/>
          <table:table-cell office:value="0.0008842360973358148" office:value-type="float"/>
          <table:table-cell office:value="-0.004183099269866943" office:value-type="float"/>
          <table:table-cell office:value="0.003512802124023438" office:value-type="float"/>
        </table:table-row>
        <table:table-row>
          <table:table-cell office:value="-0.020861362814903254" office:value-type="float"/>
          <table:table-cell office:value="-0.014822316169738768" office:value-type="float"/>
          <table:table-cell office:value="0.05" office:value-type="float"/>
          <table:table-cell office:value="0.011457231044769289" office:value-type="float"/>
          <table:table-cell office:value="-0.006877612471580504" office:value-type="float"/>
          <table:table-cell office:value="-0.003919411301612854" office:value-type="float"/>
          <table:table-cell office:value="0.09031951287068553" office:value-type="float"/>
          <table:table-cell office:value="7" office:value-type="float"/>
          <table:table-cell office:value="0.0009692203998565678" office:value-type="float"/>
          <table:table-cell office:value="-0.004726177453994751" office:value-type="float"/>
          <table:table-cell office:value="0.009050686359405516" office:value-type="float"/>
          <table:table-cell office:value="0.0008267211914062492" office:value-type="float"/>
          <table:table-cell office:value="-0.0040990769863128666" office:value-type="float"/>
          <table:table-cell office:value="0.003351091146469117" office:value-type="float"/>
        </table:table-row>
        <table:table-row>
          <table:table-cell office:value="-0.019913956522941582" office:value-type="float"/>
          <table:table-cell office:value="-0.019356186389923095" office:value-type="float"/>
          <table:table-cell office:value="0.05" office:value-type="float"/>
          <table:table-cell office:value="0.0122225821018219" office:value-type="float"/>
          <table:table-cell office:value="-0.01085114061832428" office:value-type="float"/>
          <table:table-cell office:value="-0.0008467823266983029" office:value-type="float"/>
          <table:table-cell office:value="0.08851793448477949" office:value-type="float"/>
          <table:table-cell office:value="8" office:value-type="float"/>
          <table:table-cell office:value="0.0009474062919616697" office:value-type="float"/>
          <table:table-cell office:value="-0.004533870220184326" office:value-type="float"/>
          <table:table-cell office:value="0.00894218683242798" office:value-type="float"/>
          <table:table-cell office:value="0.0007653510570526118" office:value-type="float"/>
          <table:table-cell office:value="-0.003973528146743775" office:value-type="float"/>
          <table:table-cell office:value="0.003072628974914551" office:value-type="float"/>
        </table:table-row>
        <table:table-row>
          <table:table-cell office:value="-0.01919618427753448" office:value-type="float"/>
          <table:table-cell office:value="-0.02381793141365051" office:value-type="float"/>
          <table:table-cell office:value="0.05" office:value-type="float"/>
          <table:table-cell office:value="0.013005596399307252" office:value-type="float"/>
          <table:table-cell office:value="-0.014698177576065063" office:value-type="float"/>
          <table:table-cell office:value="0.001954429745674134" office:value-type="float"/>
          <table:table-cell office:value="0.08648695842116574" office:value-type="float"/>
          <table:table-cell office:value="9" office:value-type="float"/>
          <table:table-cell office:value="0.0007177722454071046" office:value-type="float"/>
          <table:table-cell office:value="-0.004461745023727417" office:value-type="float"/>
          <table:table-cell office:value="0.008907967805862426" office:value-type="float"/>
          <table:table-cell office:value="0.0007830142974853509" office:value-type="float"/>
          <table:table-cell office:value="-0.003847036957740784" office:value-type="float"/>
          <table:table-cell office:value="0.002801212072372437" office:value-type="float"/>
        </table:table-row>
        <table:table-row>
          <table:table-cell office:value="-0.018535423874855038" office:value-type="float"/>
          <table:table-cell office:value="-0.028038588166236875" office:value-type="float"/>
          <table:table-cell office:value="0.05" office:value-type="float"/>
          <table:table-cell office:value="0.013735094070434571" office:value-type="float"/>
          <table:table-cell office:value="-0.01838192641735077" office:value-type="float"/>
          <table:table-cell office:value="0.004408881068229677" office:value-type="float"/>
          <table:table-cell office:value="0.0844629519301136" office:value-type="float"/>
          <table:table-cell office:value="10" office:value-type="float"/>
          <table:table-cell office:value="0.0006607604026794434" office:value-type="float"/>
          <table:table-cell office:value="-0.0042206567525863645" office:value-type="float"/>
          <table:table-cell office:value="0.008790833950042725" office:value-type="float"/>
          <table:table-cell office:value="0.0007294976711273195" office:value-type="float"/>
          <table:table-cell office:value="-0.0036837488412857057" office:value-type="float"/>
          <table:table-cell office:value="0.002454451322555543" office:value-type="float"/>
        </table:table-row>
        <table:table-row>
          <table:table-cell office:value="-0.01817118227481842" office:value-type="float"/>
          <table:table-cell office:value="-0.032123066782951355" office:value-type="float"/>
          <table:table-cell office:value="0.05" office:value-type="float"/>
          <table:table-cell office:value="0.014476839303970339" office:value-type="float"/>
          <table:table-cell office:value="-0.021869325041770936" office:value-type="float"/>
          <table:table-cell office:value="0.006475684046745303" office:value-type="float"/>
          <table:table-cell office:value="0.08241339879595262" office:value-type="float"/>
          <table:table-cell office:value="11" office:value-type="float"/>
          <table:table-cell office:value="0.0003642416000366206" office:value-type="float"/>
          <table:table-cell office:value="-0.004084478616714478" office:value-type="float"/>
          <table:table-cell office:value="0.008765556812286376" office:value-type="float"/>
          <table:table-cell office:value="0.0007417452335357674" office:value-type="float"/>
          <table:table-cell office:value="-0.003487398624420166" office:value-type="float"/>
          <table:table-cell office:value="0.0020668029785156257" office:value-type="float"/>
        </table:table-row>
        <table:table-row>
          <table:table-cell office:value="-0.017922077775001523" office:value-type="float"/>
          <table:table-cell office:value="-0.035918762683868406" office:value-type="float"/>
          <table:table-cell office:value="0.05" office:value-type="float"/>
          <table:table-cell office:value="0.015166505575180055" office:value-type="float"/>
          <table:table-cell office:value="-0.02514849364757538" office:value-type="float"/>
          <table:table-cell office:value="0.008129932284355166" office:value-type="float"/>
          <table:table-cell office:value="0.08047422909433312" office:value-type="float"/>
          <table:table-cell office:value="12" office:value-type="float"/>
          <table:table-cell office:value="0.00024910449981689446" office:value-type="float"/>
          <table:table-cell office:value="-0.0037956959009170536" office:value-type="float"/>
          <table:table-cell office:value="0.008661001920700075" office:value-type="float"/>
          <table:table-cell office:value="0.0006896662712097164" office:value-type="float"/>
          <table:table-cell office:value="-0.0032791686058044438" office:value-type="float"/>
          <table:table-cell office:value="0.0016542482376098629" office:value-type="float"/>
        </table:table-row>
        <table:table-row>
          <table:table-cell office:value="-0.01800537526607513" office:value-type="float"/>
          <table:table-cell office:value="-0.03955721974372864" office:value-type="float"/>
          <table:table-cell office:value="0.05" office:value-type="float"/>
          <table:table-cell office:value="0.01586824178695679" office:value-type="float"/>
          <table:table-cell office:value="-0.028201417922973634" office:value-type="float"/>
          <table:table-cell office:value="0.00937300741672516" office:value-type="float"/>
          <table:table-cell office:value="0.0785695937044877" office:value-type="float"/>
          <table:table-cell office:value="13" office:value-type="float"/>
          <table:table-cell office:value="-8.32974910736084e-05" office:value-type="float"/>
          <table:table-cell office:value="-0.00363845705986023" office:value-type="float"/>
          <table:table-cell office:value="0.008670431375503539" office:value-type="float"/>
          <table:table-cell office:value="0.000701736211776733" office:value-type="float"/>
          <table:table-cell office:value="-0.003052924275398255" office:value-type="float"/>
          <table:table-cell office:value="0.001243075132369995" office:value-type="float"/>
        </table:table-row>
        <table:table-row>
          <table:table-cell office:value="-0.018236615657806394" office:value-type="float"/>
          <table:table-cell office:value="-0.042908927202224736" office:value-type="float"/>
          <table:table-cell office:value="0.05" office:value-type="float"/>
          <table:table-cell office:value="0.016533670425415044" office:value-type="float"/>
          <table:table-cell office:value="-0.031030346751213075" office:value-type="float"/>
          <table:table-cell office:value="0.010201811194419862" office:value-type="float"/>
          <table:table-cell office:value="0.0767956420107034" office:value-type="float"/>
          <table:table-cell office:value="14" office:value-type="float"/>
          <table:table-cell office:value="-0.00023124039173126262" office:value-type="float"/>
          <table:table-cell office:value="-0.003351707458496094" office:value-type="float"/>
          <table:table-cell office:value="0.00858520746231079" office:value-type="float"/>
          <table:table-cell office:value="0.0006654286384582524" office:value-type="float"/>
          <table:table-cell office:value="-0.002828928828239441" office:value-type="float"/>
          <table:table-cell office:value="0.0008288037776947015" office:value-type="float"/>
        </table:table-row>
        <table:table-row>
          <table:table-cell office:value="-0.018815273642539973" office:value-type="float"/>
          <table:table-cell office:value="-0.04617097556591034" office:value-type="float"/>
          <table:table-cell office:value="0.05" office:value-type="float"/>
          <table:table-cell office:value="0.017327373027801518" office:value-type="float"/>
          <table:table-cell office:value="-0.03362773358821869" office:value-type="float"/>
          <table:table-cell office:value="0.010766420960426331" office:value-type="float"/>
          <table:table-cell office:value="0.07503356775908927" office:value-type="float"/>
          <table:table-cell office:value="15" office:value-type="float"/>
          <table:table-cell office:value="-0.0005786579847335809" office:value-type="float"/>
          <table:table-cell office:value="-0.0032620483636856077" office:value-type="float"/>
          <table:table-cell office:value="0.00864993929862976" office:value-type="float"/>
          <table:table-cell office:value="0.0007937026023864743" office:value-type="float"/>
          <table:table-cell office:value="-0.002597386837005615" office:value-type="float"/>
          <table:table-cell office:value="0.000564609766006469" office:value-type="float"/>
        </table:table-row>
        <table:table-row>
          <table:table-cell office:value="-0.01953577280044555" office:value-type="float"/>
          <table:table-cell office:value="-0.04916910171508789" office:value-type="float"/>
          <table:table-cell office:value="0.05" office:value-type="float"/>
          <table:table-cell office:value="0.01810490250587464" office:value-type="float"/>
          <table:table-cell office:value="-0.03601827263832092" office:value-type="float"/>
          <table:table-cell office:value="0.010966612696647645" office:value-type="float"/>
          <table:table-cell office:value="0.07339481125833304" office:value-type="float"/>
          <table:table-cell office:value="16" office:value-type="float"/>
          <table:table-cell office:value="-0.0007204991579055787" office:value-type="float"/>
          <table:table-cell office:value="-0.0029981261491775517" office:value-type="float"/>
          <table:table-cell office:value="0.008584342002868653" office:value-type="float"/>
          <table:table-cell office:value="0.00077752947807312" office:value-type="float"/>
          <table:table-cell office:value="-0.0023905390501022337" office:value-type="float"/>
          <table:table-cell office:value="0.00020019173622131368" office:value-type="float"/>
        </table:table-row>
        <table:table-row>
          <table:table-cell office:value="-0.020568401813507074" office:value-type="float"/>
          <table:table-cell office:value="-0.05" office:value-type="float"/>
          <table:table-cell office:value="0.05" office:value-type="float"/>
          <table:table-cell office:value="0.01903113245964051" office:value-type="float"/>
          <table:table-cell office:value="-0.038213628530502315" office:value-type="float"/>
          <table:table-cell office:value="0.01105946958065033" office:value-type="float"/>
          <table:table-cell office:value="0.07285430952901653" office:value-type="float"/>
          <table:table-cell office:value="17" office:value-type="float"/>
          <table:table-cell office:value="-0.0010326290130615243" office:value-type="float"/>
          <table:table-cell office:value="-0.002980631589889526" office:value-type="float"/>
          <table:table-cell office:value="0.008676908016204835" office:value-type="float"/>
          <table:table-cell office:value="0.000926229953765869" office:value-type="float"/>
          <table:table-cell office:value="-0.002195355892181397" office:value-type="float"/>
          <table:table-cell office:value="9.285688400268582e-05" office:value-type="float"/>
        </table:table-row>
        <table:table-row>
          <table:table-cell office:value="-0.021650608181953426" office:value-type="float"/>
          <table:table-cell office:value="-0.05" office:value-type="float"/>
          <table:table-cell office:value="0.05" office:value-type="float"/>
          <table:table-cell office:value="0.019955083131790168" office:value-type="float"/>
          <table:table-cell office:value="-0.040334645509719845" office:value-type="float"/>
          <table:table-cell office:value="0.011042460799217226" office:value-type="float"/>
          <table:table-cell office:value="0.07273169395522955" office:value-type="float"/>
          <table:table-cell office:value="18" office:value-type="float"/>
          <table:table-cell office:value="-0.0010822063684463503" office:value-type="float"/>
          <table:table-cell office:value="-0.002895002365112305" office:value-type="float"/>
          <table:table-cell office:value="0.00866085410118103" office:value-type="float"/>
          <table:table-cell office:value="0.0009239506721496586" office:value-type="float"/>
          <table:table-cell office:value="-0.00212101697921753" office:value-type="float"/>
          <table:table-cell office:value="-1.7008781433104636e-05" office:value-type="float"/>
        </table:table-row>
        <table:table-row>
          <table:table-cell office:value="-0.022935155034065242" office:value-type="float"/>
          <table:table-cell office:value="-0.05" office:value-type="float"/>
          <table:table-cell office:value="0.05" office:value-type="float"/>
          <table:table-cell office:value="0.021066647768020634" office:value-type="float"/>
          <table:table-cell office:value="-0.04238733053207397" office:value-type="float"/>
          <table:table-cell office:value="0.011298455595970156" office:value-type="float"/>
          <table:table-cell office:value="0.07257063710378049" office:value-type="float"/>
          <table:table-cell office:value="19" office:value-type="float"/>
          <table:table-cell office:value="-0.0012845468521118161" office:value-type="float"/>
          <table:table-cell office:value="-0.003116827011108399" office:value-type="float"/>
          <table:table-cell office:value="0.008803727626800538" office:value-type="float"/>
          <table:table-cell office:value="0.0011115646362304683" office:value-type="float"/>
          <table:table-cell office:value="-0.0020526850223541258" office:value-type="float"/>
          <table:table-cell office:value="0.00025599479675292997" office:value-type="float"/>
        </table:table-row>
        <table:table-row>
          <table:table-cell office:value="-0.024249174594879144" office:value-type="float"/>
          <table:table-cell office:value="-0.05" office:value-type="float"/>
          <table:table-cell office:value="0.05" office:value-type="float"/>
          <table:table-cell office:value="0.022180935144424443" office:value-type="float"/>
          <table:table-cell office:value="-0.0443925654888153" office:value-type="float"/>
          <table:table-cell office:value="0.011495260596275331" office:value-type="float"/>
          <table:table-cell office:value="0.07238870459505634" office:value-type="float"/>
          <table:table-cell office:value="20" office:value-type="float"/>
          <table:table-cell office:value="-0.0013140195608139036" office:value-type="float"/>
          <table:table-cell office:value="-0.0030691874027252196" office:value-type="float"/>
          <table:table-cell office:value="0.008796951770782472" office:value-type="float"/>
          <table:table-cell office:value="0.0011142873764038094" office:value-type="float"/>
          <table:table-cell office:value="-0.0020052349567413336" office:value-type="float"/>
          <table:table-cell office:value="0.00019680500030517557" office:value-type="float"/>
        </table:table-row>
        <table:table-row>
          <table:table-cell office:value="-0.025776621103286736" office:value-type="float"/>
          <table:table-cell office:value="-0.05" office:value-type="float"/>
          <table:table-cell office:value="0.05" office:value-type="float"/>
          <table:table-cell office:value="0.02355731844902039" office:value-type="float"/>
          <table:table-cell office:value="-0.046279506087303156" office:value-type="float"/>
          <table:table-cell office:value="0.011958569884300234" office:value-type="float"/>
          <table:table-cell office:value="0.0721558596093512" office:value-type="float"/>
          <table:table-cell office:value="21" office:value-type="float"/>
          <table:table-cell office:value="-0.001527446508407592" office:value-type="float"/>
          <table:table-cell office:value="-0.0032801604270935062" office:value-type="float"/>
          <table:table-cell office:value="0.008931279182434084" office:value-type="float"/>
          <table:table-cell office:value="0.0013763833045959475" office:value-type="float"/>
          <table:table-cell office:value="-0.001886940598487855" office:value-type="float"/>
          <table:table-cell office:value="0.00046330928802490283" office:value-type="float"/>
        </table:table-row>
        <table:table-row>
          <table:table-cell office:value="-0.027339508533477774" office:value-type="float"/>
          <table:table-cell office:value="-0.05" office:value-type="float"/>
          <table:table-cell office:value="0.05" office:value-type="float"/>
          <table:table-cell office:value="0.024930056333541874" office:value-type="float"/>
          <table:table-cell office:value="-0.04810215592384338" office:value-type="float"/>
          <table:table-cell office:value="0.012328112721443178" office:value-type="float"/>
          <table:table-cell office:value="0.0718943803930047" office:value-type="float"/>
          <table:table-cell office:value="22" office:value-type="float"/>
          <table:table-cell office:value="-0.0015628874301910397" office:value-type="float"/>
          <table:table-cell office:value="-0.0032088923454284667" office:value-type="float"/>
          <table:table-cell office:value="0.00891792058944702" office:value-type="float"/>
          <table:table-cell office:value="0.0013727378845214844" office:value-type="float"/>
          <table:table-cell office:value="-0.0018226498365402216" office:value-type="float"/>
          <table:table-cell office:value="0.000369542837142944" office:value-type="float"/>
        </table:table-row>
        <table:table-row>
          <table:table-cell office:value="-0.029060606360435476" office:value-type="float"/>
          <table:table-cell office:value="-0.05" office:value-type="float"/>
          <table:table-cell office:value="0.05" office:value-type="float"/>
          <table:table-cell office:value="0.026594604253768923" office:value-type="float"/>
          <table:table-cell office:value="-0.04979385793209075" office:value-type="float"/>
          <table:table-cell office:value="0.012952278256416323" office:value-type="float"/>
          <table:table-cell office:value="0.07158000780544098" office:value-type="float"/>
          <table:table-cell office:value="23" office:value-type="float"/>
          <table:table-cell office:value="-0.0017210978269577033" office:value-type="float"/>
          <table:table-cell office:value="-0.0034199428558349607" office:value-type="float"/>
          <table:table-cell office:value="0.009026668071746827" office:value-type="float"/>
          <table:table-cell office:value="0.0016645479202270514" office:value-type="float"/>
          <table:table-cell office:value="-0.0016917020082473748" office:value-type="float"/>
          <table:table-cell office:value="0.0006241655349731451" office:value-type="float"/>
        </table:table-row>
        <table:table-row>
          <table:table-cell office:value="-0.030820751190185534" office:value-type="float"/>
          <table:table-cell office:value="-0.05" office:value-type="float"/>
          <table:table-cell office:value="0.05" office:value-type="float"/>
          <table:table-cell office:value="0.028247586488723758" office:value-type="float"/>
          <table:table-cell office:value="-0.05" office:value-type="float"/>
          <table:table-cell office:value="0.013455809950828554" office:value-type="float"/>
          <table:table-cell office:value="0.07123076850985831" office:value-type="float"/>
          <table:table-cell office:value="24" office:value-type="float"/>
          <table:table-cell office:value="-0.0017601448297500603" office:value-type="float"/>
          <table:table-cell office:value="-0.003329641819000244" office:value-type="float"/>
          <table:table-cell office:value="0.009007853269577025" office:value-type="float"/>
          <table:table-cell office:value="0.0016529822349548341" office:value-type="float"/>
          <table:table-cell office:value="-0.001614184379577636" office:value-type="float"/>
          <table:table-cell office:value="0.0005035316944122306" office:value-type="float"/>
        </table:table-row>
        <table:table-row>
          <table:table-cell office:value="-0.03266164541244505" office:value-type="float"/>
          <table:table-cell office:value="-0.05" office:value-type="float"/>
          <table:table-cell office:value="0.05" office:value-type="float"/>
          <table:table-cell office:value="0.030205936431884767" office:value-type="float"/>
          <table:table-cell office:value="-0.05" office:value-type="float"/>
          <table:table-cell office:value="0.014209764599800112" office:value-type="float"/>
          <table:table-cell office:value="0.07083659147411314" office:value-type="float"/>
          <table:table-cell office:value="25" office:value-type="float"/>
          <table:table-cell office:value="-0.0018408942222595207" office:value-type="float"/>
          <table:table-cell office:value="-0.003553017377853394" office:value-type="float"/>
          <table:table-cell office:value="0.00908878803253174" office:value-type="float"/>
          <table:table-cell office:value="0.001958349943161011" office:value-type="float"/>
          <table:table-cell office:value="-0.0014908719062805172" office:value-type="float"/>
          <table:table-cell office:value="0.0007539546489715582" office:value-type="float"/>
        </table:table-row>
        <table:table-row>
          <table:table-cell office:value="-0.03452326655387877" office:value-type="float"/>
          <table:table-cell office:value="-0.05" office:value-type="float"/>
          <table:table-cell office:value="0.05" office:value-type="float"/>
          <table:table-cell office:value="0.032129611968994144" office:value-type="float"/>
          <table:table-cell office:value="-0.05" office:value-type="float"/>
          <table:table-cell office:value="0.01482299864292145" office:value-type="float"/>
          <table:table-cell office:value="0.07040910519046446" office:value-type="float"/>
          <table:table-cell office:value="26" office:value-type="float"/>
          <table:table-cell office:value="-0.0018616211414337162" office:value-type="float"/>
          <table:table-cell office:value="-0.0034517920017242435" office:value-type="float"/>
          <table:table-cell office:value="0.009056400060653688" office:value-type="float"/>
          <table:table-cell office:value="0.0019236755371093758" office:value-type="float"/>
          <table:table-cell office:value="-0.0014167344570159904" office:value-type="float"/>
          <table:table-cell office:value="0.0006132340431213371" office:value-type="float"/>
        </table:table-row>
        <table:table-row>
          <table:table-cell office:value="-0.036436779499053946" office:value-type="float"/>
          <table:table-cell office:value="-0.05" office:value-type="float"/>
          <table:table-cell office:value="0.05" office:value-type="float"/>
          <table:table-cell office:value="0.03433835864067078" office:value-type="float"/>
          <table:table-cell office:value="-0.05" office:value-type="float"/>
          <table:table-cell office:value="0.015594995617866517" office:value-type="float"/>
          <table:table-cell office:value="0.06994075965057889" office:value-type="float"/>
          <table:table-cell office:value="27" office:value-type="float"/>
          <table:table-cell office:value="-0.0019135129451751717" office:value-type="float"/>
          <table:table-cell office:value="-0.0036242008209228516" office:value-type="float"/>
          <table:table-cell office:value="0.009117144346237184" office:value-type="float"/>
          <table:table-cell office:value="0.0022087466716766355" office:value-type="float"/>
          <table:table-cell office:value="-0.001267277002334595" office:value-type="float"/>
          <table:table-cell office:value="0.0007719969749450679" office:value-type="float"/>
        </table:table-row>
        <table:table-row>
          <table:table-cell office:value="-0.03837376654148101" office:value-type="float"/>
          <table:table-cell office:value="-0.05" office:value-type="float"/>
          <table:table-cell office:value="0.05" office:value-type="float"/>
          <table:table-cell office:value="0.036506469249725344" office:value-type="float"/>
          <table:table-cell office:value="-0.05" office:value-type="float"/>
          <table:table-cell office:value="0.016209538578987125" office:value-type="float"/>
          <table:table-cell office:value="0.06943816999020135" office:value-type="float"/>
          <table:table-cell office:value="28" office:value-type="float"/>
          <table:table-cell office:value="-0.001936987042427063" office:value-type="float"/>
          <table:table-cell office:value="-0.0035101878643035893" office:value-type="float"/>
          <table:table-cell office:value="0.009082643985748292" office:value-type="float"/>
          <table:table-cell office:value="0.0021681106090545663" office:value-type="float"/>
          <table:table-cell office:value="-0.0011878603696823115" office:value-type="float"/>
          <table:table-cell office:value="0.0006145429611206059" office:value-type="float"/>
        </table:table-row>
        <table:table-row>
          <table:table-cell office:value="-0.04031568229198455" office:value-type="float"/>
          <table:table-cell office:value="-0.05" office:value-type="float"/>
          <table:table-cell office:value="0.05" office:value-type="float"/>
          <table:table-cell office:value="0.0388472056388855" office:value-type="float"/>
          <table:table-cell office:value="-0.05" office:value-type="float"/>
          <table:table-cell office:value="0.016851732134819032" office:value-type="float"/>
          <table:table-cell office:value="0.06890693648650006" office:value-type="float"/>
          <table:table-cell office:value="29" office:value-type="float"/>
          <table:table-cell office:value="-0.0019419157505035402" office:value-type="float"/>
          <table:table-cell office:value="-0.0035877406597137453" office:value-type="float"/>
          <table:table-cell office:value="0.00911171793937683" office:value-type="float"/>
          <table:table-cell office:value="0.0023407363891601567" office:value-type="float"/>
          <table:table-cell office:value="-0.0010350489616394037" office:value-type="float"/>
          <table:table-cell office:value="0.0006421935558319092" office:value-type="float"/>
        </table:table-row>
        <table:table-row>
          <table:table-cell office:value="-0.042282980680465695" office:value-type="float"/>
          <table:table-cell office:value="-0.05" office:value-type="float"/>
          <table:table-cell office:value="0.05" office:value-type="float"/>
          <table:table-cell office:value="0.041149047613143926" office:value-type="float"/>
          <table:table-cell office:value="-0.05" office:value-type="float"/>
          <table:table-cell office:value="0.017339184880256653" office:value-type="float"/>
          <table:table-cell office:value="0.0683422588023221" office:value-type="float"/>
          <table:table-cell office:value="30" office:value-type="float"/>
          <table:table-cell office:value="-0.0019672983884811406" office:value-type="float"/>
          <table:table-cell office:value="-0.0034749084711074834" office:value-type="float"/>
          <table:table-cell office:value="0.009078413248062136" office:value-type="float"/>
          <table:table-cell office:value="0.002301841974258423" office:value-type="float"/>
          <table:table-cell office:value="-0.000956838130950927" office:value-type="float"/>
          <table:table-cell office:value="0.0004874527454376224" office:value-type="float"/>
        </table:table-row>
        <table:table-row>
          <table:table-cell office:value="-0.04423487186431885" office:value-type="float"/>
          <table:table-cell office:value="-0.05" office:value-type="float"/>
          <table:table-cell office:value="0.05" office:value-type="float"/>
          <table:table-cell office:value="0.04356146693229676" office:value-type="float"/>
          <table:table-cell office:value="-0.05" office:value-type="float"/>
          <table:table-cell office:value="0.01772683560848236" office:value-type="float"/>
          <table:table-cell office:value="0.06775704897972257" office:value-type="float"/>
          <table:table-cell office:value="31" office:value-type="float"/>
          <table:table-cell office:value="-0.0019518911838531487" office:value-type="float"/>
          <table:table-cell office:value="-0.0034695398807525635" office:value-type="float"/>
          <table:table-cell office:value="0.009087088108062745" office:value-type="float"/>
          <table:table-cell office:value="0.0024124193191528316" office:value-type="float"/>
          <table:table-cell office:value="-0.0008167225122451775" office:value-type="float"/>
          <table:table-cell office:value="0.0003876507282257087" office:value-type="float"/>
        </table:table-row>
        <table:table-row>
          <table:table-cell office:value="-0.04620590448379516" office:value-type="float"/>
          <table:table-cell office:value="-0.05" office:value-type="float"/>
          <table:table-cell office:value="0.05" office:value-type="float"/>
          <table:table-cell office:value="0.045937325954437266" office:value-type="float"/>
          <table:table-cell office:value="-0.05" office:value-type="float"/>
          <table:table-cell office:value="0.017983817458152772" office:value-type="float"/>
          <table:table-cell office:value="0.06714226449391983" office:value-type="float"/>
          <table:table-cell office:value="32" office:value-type="float"/>
          <table:table-cell office:value="-0.0019710326194763185" office:value-type="float"/>
          <table:table-cell office:value="-0.003372233510017395" office:value-type="float"/>
          <table:table-cell office:value="0.009055684804916383" office:value-type="float"/>
          <table:table-cell office:value="0.0023758590221405022" office:value-type="float"/>
          <table:table-cell office:value="-0.0007505548000335694" office:value-type="float"/>
          <table:table-cell office:value="0.0002569818496704103" office:value-type="float"/>
        </table:table-row>
        <table:table-row>
          <table:table-cell office:value="-0.04818652689456939" office:value-type="float"/>
          <table:table-cell office:value="-0.05" office:value-type="float"/>
          <table:table-cell office:value="0.05" office:value-type="float"/>
          <table:table-cell office:value="0.04838187098503114" office:value-type="float"/>
          <table:table-cell office:value="-0.05" office:value-type="float"/>
          <table:table-cell office:value="0.018092952370643615" office:value-type="float"/>
          <table:table-cell office:value="0.0665017210026382" office:value-type="float"/>
          <table:table-cell office:value="33" office:value-type="float"/>
          <table:table-cell office:value="-0.00198062241077423" office:value-type="float"/>
          <table:table-cell office:value="-0.003333090543746948" office:value-type="float"/>
          <table:table-cell office:value="0.009059591293334961" office:value-type="float"/>
          <table:table-cell office:value="0.0024445450305938723" office:value-type="float"/>
          <table:table-cell office:value="-0.0005876249074935908" office:value-type="float"/>
          <table:table-cell office:value="0.000109134912490845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809999406337738" office:value-type="float"/>
          <table:table-cell office:value="0.06589634121686774" office:value-type="float"/>
          <table:table-cell office:value="34" office:value-type="float"/>
          <table:table-cell office:value="-0.0019929993152618414" office:value-type="float"/>
          <table:table-cell office:value="-0.0032557833194732664" office:value-type="float"/>
          <table:table-cell office:value="0.009031431674957275" office:value-type="float"/>
          <table:table-cell office:value="0.0024152839183807367" office:value-type="float"/>
          <table:table-cell office:value="-0.0005343365669250484" office:value-type="float"/>
          <table:table-cell office:value="7.041692733765481e-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982107996940614" office:value-type="float"/>
          <table:table-cell office:value="0.06589634082201867" office:value-type="float"/>
          <table:table-cell office:value="35" office:value-type="float"/>
          <table:table-cell office:value="-0.002009592056274415" office:value-type="float"/>
          <table:table-cell office:value="-0.003243064880371094" office:value-type="float"/>
          <table:table-cell office:value="0.009044585227966308" office:value-type="float"/>
          <table:table-cell office:value="0.0024531352519989013" office:value-type="float"/>
          <table:table-cell office:value="-0.00038572430610656766" office:value-type="float"/>
          <table:table-cell office:value="-0.00011788606643676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877435088157655" office:value-type="float"/>
          <table:table-cell office:value="0.06589634022050175" office:value-type="float"/>
          <table:table-cell office:value="36" office:value-type="float"/>
          <table:table-cell office:value="-0.0020070427656173704" office:value-type="float"/>
          <table:table-cell office:value="-0.003252577781677246" office:value-type="float"/>
          <table:table-cell office:value="0.009046387672424315" office:value-type="float"/>
          <table:table-cell office:value="0.0024548983573913583" office:value-type="float"/>
          <table:table-cell office:value="-0.00039043366909027183" office:value-type="float"/>
          <table:table-cell office:value="-0.000104672908782958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71457612514496" office:value-type="float"/>
          <table:table-cell office:value="0.06589634101910896" office:value-type="float"/>
          <table:table-cell office:value="37" office:value-type="float"/>
          <table:table-cell office:value="-0.0020486819744110103" office:value-type="float"/>
          <table:table-cell office:value="-0.0033014726638793948" office:value-type="float"/>
          <table:table-cell office:value="0.009083429574966431" office:value-type="float"/>
          <table:table-cell office:value="0.0025003075599670417" office:value-type="float"/>
          <table:table-cell office:value="-0.00027350246906280434" office:value-type="float"/>
          <table:table-cell office:value="-0.000162858963012695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56980299949646" office:value-type="float"/>
          <table:table-cell office:value="0.06589634134341717" office:value-type="float"/>
          <table:table-cell office:value="38" office:value-type="float"/>
          <table:table-cell office:value="-0.0020455139875411987" office:value-type="float"/>
          <table:table-cell office:value="-0.0033144855499267576" office:value-type="float"/>
          <table:table-cell office:value="0.009085873365402222" office:value-type="float"/>
          <table:table-cell office:value="0.0025028085708618166" office:value-type="float"/>
          <table:table-cell office:value="-0.0002795577049255378" office:value-type="float"/>
          <table:table-cell office:value="-0.000144773125648499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34519600868225" office:value-type="float"/>
          <table:table-cell office:value="0.06589634107604214" office:value-type="float"/>
          <table:table-cell office:value="39" office:value-type="float"/>
          <table:table-cell office:value="-0.002116438150405884" office:value-type="float"/>
          <table:table-cell office:value="-0.003359169960021973" office:value-type="float"/>
          <table:table-cell office:value="0.009122116565704346" office:value-type="float"/>
          <table:table-cell office:value="0.0025270342826843265" office:value-type="float"/>
          <table:table-cell office:value="-0.0001641756296157839" office:value-type="float"/>
          <table:table-cell office:value="-0.000224606990814208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145636081695555" office:value-type="float"/>
          <table:table-cell office:value="0.06589634097954832" office:value-type="float"/>
          <table:table-cell office:value="40" office:value-type="float"/>
          <table:table-cell office:value="-0.0021124047040939325" office:value-type="float"/>
          <table:table-cell office:value="-0.0033772051334381107" office:value-type="float"/>
          <table:table-cell office:value="0.009125419855117797" office:value-type="float"/>
          <table:table-cell office:value="0.0025305175781250005" office:value-type="float"/>
          <table:table-cell office:value="-0.0001720553636550895" office:value-type="float"/>
          <table:table-cell office:value="-0.0001995599269866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897161602973935" office:value-type="float"/>
          <table:table-cell office:value="0.06589634064074178" office:value-type="float"/>
          <table:table-cell office:value="41" office:value-type="float"/>
          <table:table-cell office:value="-0.00218392550945282" office:value-type="float"/>
          <table:table-cell office:value="-0.0034526634216308595" office:value-type="float"/>
          <table:table-cell office:value="0.009166929721832277" office:value-type="float"/>
          <table:table-cell office:value="0.0025866365432739256" office:value-type="float"/>
          <table:table-cell office:value="-0.00010928750038147021" office:value-type="float"/>
          <table:table-cell office:value="-0.000248474478721618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676555871963497" office:value-type="float"/>
          <table:table-cell office:value="0.06589635098594443" office:value-type="float"/>
          <table:table-cell office:value="42" office:value-type="float"/>
          <table:table-cell office:value="-0.002179902195930481" office:value-type="float"/>
          <table:table-cell office:value="-0.0034728217124938964" office:value-type="float"/>
          <table:table-cell office:value="0.009170511960983277" office:value-type="float"/>
          <table:table-cell office:value="0.002590808868408203" office:value-type="float"/>
          <table:table-cell office:value="-0.0001175206899642952" office:value-type="float"/>
          <table:table-cell office:value="-0.000220605731010436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48132443428039" office:value-type="float"/>
          <table:table-cell office:value="0.06589634107051545" office:value-type="float"/>
          <table:table-cell office:value="43" office:value-type="float"/>
          <table:table-cell office:value="-0.0022420775890350346" office:value-type="float"/>
          <table:table-cell office:value="-0.003573929667472839" office:value-type="float"/>
          <table:table-cell office:value="0.00921339511871338" office:value-type="float"/>
          <table:table-cell office:value="0.0026458704471588133" office:value-type="float"/>
          <table:table-cell office:value="-0.00011450946331024135" office:value-type="float"/>
          <table:table-cell office:value="-0.00019523143768310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308172345161433" office:value-type="float"/>
          <table:table-cell office:value="0.06589634104019315" office:value-type="float"/>
          <table:table-cell office:value="44" office:value-type="float"/>
          <table:table-cell office:value="-0.0022390997409820557" office:value-type="float"/>
          <table:table-cell office:value="-0.0035898596048355106" office:value-type="float"/>
          <table:table-cell office:value="0.009216110706329347" office:value-type="float"/>
          <table:table-cell office:value="0.0026492190361022943" office:value-type="float"/>
          <table:table-cell office:value="-0.00012073934078216629" office:value-type="float"/>
          <table:table-cell office:value="-0.000173152089118958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201062798500056" office:value-type="float"/>
          <table:table-cell office:value="0.06589634052471206" office:value-type="float"/>
          <table:table-cell office:value="45" office:value-type="float"/>
          <table:table-cell office:value="-0.002305110692977905" office:value-type="float"/>
          <table:table-cell office:value="-0.0036721014976501464" office:value-type="float"/>
          <table:table-cell office:value="0.009252285957336426" office:value-type="float"/>
          <table:table-cell office:value="0.002715867757797242" office:value-type="float"/>
          <table:table-cell office:value="-0.0001474380493164066" office:value-type="float"/>
          <table:table-cell office:value="-0.000107109546661376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106169223785397" office:value-type="float"/>
          <table:table-cell office:value="0.0658963411263725" office:value-type="float"/>
          <table:table-cell office:value="46" office:value-type="float"/>
          <table:table-cell office:value="-0.0023035699129104617" office:value-type="float"/>
          <table:table-cell office:value="-0.0036809098720550536" office:value-type="float"/>
          <table:table-cell office:value="0.00925373315811157" office:value-type="float"/>
          <table:table-cell office:value="0.002717754840850831" office:value-type="float"/>
          <table:table-cell office:value="-0.0001507407426834112" office:value-type="float"/>
          <table:table-cell office:value="-9.489357471465995e-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939286947250362" office:value-type="float"/>
          <table:table-cell office:value="0.0658963409189035" office:value-type="float"/>
          <table:table-cell office:value="47" office:value-type="float"/>
          <table:table-cell office:value="-0.0024112647771835326" office:value-type="float"/>
          <table:table-cell office:value="-0.00362741231918335" office:value-type="float"/>
          <table:table-cell office:value="0.00927590847015381" office:value-type="float"/>
          <table:table-cell office:value="0.0027826523780822756" office:value-type="float"/>
          <table:table-cell office:value="-0.00014274358749389628" office:value-type="float"/>
          <table:table-cell office:value="-0.0001668822765350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791558623313898" office:value-type="float"/>
          <table:table-cell office:value="0.06589634074867284" office:value-type="float"/>
          <table:table-cell office:value="48" office:value-type="float"/>
          <table:table-cell office:value="-0.0024090814590454106" office:value-type="float"/>
          <table:table-cell office:value="-0.0036414086818695067" office:value-type="float"/>
          <table:table-cell office:value="0.009278159141540529" office:value-type="float"/>
          <table:table-cell office:value="0.0027857589721679687" office:value-type="float"/>
          <table:table-cell office:value="-0.00014765739440917962" office:value-type="float"/>
          <table:table-cell office:value="-0.000147728323936462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499086380004877" office:value-type="float"/>
          <table:table-cell office:value="0.06589635031885123" office:value-type="float"/>
          <table:table-cell office:value="49" office:value-type="float"/>
          <table:table-cell office:value="-0.0025912106037139894" office:value-type="float"/>
          <table:table-cell office:value="-0.003554103970527649" office:value-type="float"/>
          <table:table-cell office:value="0.009305956363677979" office:value-type="float"/>
          <table:table-cell office:value="0.002885973453521729" office:value-type="float"/>
          <table:table-cell office:value="-6.22653961181649e-05" office:value-type="float"/>
          <table:table-cell office:value="-0.00029247224330902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24033367633819" office:value-type="float"/>
          <table:table-cell office:value="0.06589634067632412" office:value-type="float"/>
          <table:table-cell office:value="50" office:value-type="float"/>
          <table:table-cell office:value="-0.002587629556655884" office:value-type="float"/>
          <table:table-cell office:value="-0.003579115271568298" office:value-type="float"/>
          <table:table-cell office:value="0.009309802055358888" office:value-type="float"/>
          <table:table-cell office:value="0.0028915381431579585" office:value-type="float"/>
          <table:table-cell office:value="-7.057785987854039e-05" office:value-type="float"/>
          <table:table-cell office:value="-0.000258752703666686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95211482048035" office:value-type="float"/>
          <table:table-cell office:value="0.01488349556922912" office:value-type="float"/>
          <table:table-cell office:value="0.06589634139978838" office:value-type="float"/>
          <table:table-cell office:value="51" office:value-type="float"/>
          <table:table-cell office:value="-0.00280154824256897" office:value-type="float"/>
          <table:table-cell office:value="-0.003511673212051392" office:value-type="float"/>
          <table:table-cell office:value="0.009341509342193603" office:value-type="float"/>
          <table:table-cell office:value="0.0030076229572296147" office:value-type="float"/>
          <table:table-cell office:value="4.78851795196536e-05" office:value-type="float"/>
          <table:table-cell office:value="-0.00035683810710906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914497137069705" office:value-type="float"/>
          <table:table-cell office:value="0.01456797301769256" office:value-type="float"/>
          <table:table-cell office:value="0.06589634116148274" office:value-type="float"/>
          <table:table-cell office:value="52" office:value-type="float"/>
          <table:table-cell office:value="-0.0027966701984405515" office:value-type="float"/>
          <table:table-cell office:value="-0.0035427755117416384" office:value-type="float"/>
          <table:table-cell office:value="0.009345827102661132" office:value-type="float"/>
          <table:table-cell office:value="0.0030137443542480463" office:value-type="float"/>
          <table:table-cell office:value="3.7617683410644254e-05" office:value-type="float"/>
          <table:table-cell office:value="-0.000315522551536559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71597790718079" office:value-type="float"/>
          <table:table-cell office:value="0.01420190036296844" office:value-type="float"/>
          <table:table-cell office:value="0.06589634110083789" office:value-type="float"/>
          <table:table-cell office:value="53" office:value-type="float"/>
          <table:table-cell office:value="-0.0030139183998107912" office:value-type="float"/>
          <table:table-cell office:value="-0.0035171788930892945" office:value-type="float"/>
          <table:table-cell office:value="0.009376616477966308" office:value-type="float"/>
          <table:table-cell office:value="0.0031714451313018793" office:value-type="float"/>
          <table:table-cell office:value="0.00019851922988891636" office:value-type="float"/>
          <table:table-cell office:value="-0.00036607265472412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52929139137269" office:value-type="float"/>
          <table:table-cell office:value="0.01387876152992248" office:value-type="float"/>
          <table:table-cell office:value="0.0658963408746155" office:value-type="float"/>
          <table:table-cell office:value="54" office:value-type="float"/>
          <table:table-cell office:value="-0.003006925582885742" office:value-type="float"/>
          <table:table-cell office:value="-0.003549712896347046" office:value-type="float"/>
          <table:table-cell office:value="0.009380235671997071" office:value-type="float"/>
          <table:table-cell office:value="0.003175951242446899" office:value-type="float"/>
          <table:table-cell office:value="0.0001866865158081047" office:value-type="float"/>
          <table:table-cell office:value="-0.0003231388330459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195441007614145" office:value-type="float"/>
          <table:table-cell office:value="0.013549429774284359" office:value-type="float"/>
          <table:table-cell office:value="0.06589634119180525" office:value-type="float"/>
          <table:table-cell office:value="55" office:value-type="float"/>
          <table:table-cell office:value="-0.003226637840270996" office:value-type="float"/>
          <table:table-cell office:value="-0.0035707449913024904" office:value-type="float"/>
          <table:table-cell office:value="0.009419333934783935" office:value-type="float"/>
          <table:table-cell office:value="0.0033506309986114508" office:value-type="float"/>
          <table:table-cell office:value="0.00033385038375854416" office:value-type="float"/>
          <table:table-cell office:value="-0.000329331755638121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887373685836793" office:value-type="float"/>
          <table:table-cell office:value="0.013259273171424862" office:value-type="float"/>
          <table:table-cell office:value="0.06589634100987059" office:value-type="float"/>
          <table:table-cell office:value="56" office:value-type="float"/>
          <table:table-cell office:value="-0.003218351602554321" office:value-type="float"/>
          <table:table-cell office:value="-0.0036004698276519776" office:value-type="float"/>
          <table:table-cell office:value="0.009421823024749755" office:value-type="float"/>
          <table:table-cell office:value="0.003352832794189454" office:value-type="float"/>
          <table:table-cell office:value="0.0003217041492462151" office:value-type="float"/>
          <table:table-cell office:value="-0.000290156602859496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844069004058839" office:value-type="float"/>
          <table:table-cell office:value="0.01298025846481323" office:value-type="float"/>
          <table:table-cell office:value="0.06589634064600182" office:value-type="float"/>
          <table:table-cell office:value="57" office:value-type="float"/>
          <table:table-cell office:value="-0.0033885216712951664" office:value-type="float"/>
          <table:table-cell office:value="-0.003648771047592163" office:value-type="float"/>
          <table:table-cell office:value="0.009454765319824218" office:value-type="float"/>
          <table:table-cell office:value="0.003470038175582885" office:value-type="float"/>
          <table:table-cell office:value="0.00043304681777954143" office:value-type="float"/>
          <table:table-cell office:value="-0.00027901470661163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801944851875306" office:value-type="float"/>
          <table:table-cell office:value="0.012734733223915096" office:value-type="float"/>
          <table:table-cell office:value="0.06589634097527462" office:value-type="float"/>
          <table:table-cell office:value="58" office:value-type="float"/>
          <table:table-cell office:value="-0.0033797919750213623" office:value-type="float"/>
          <table:table-cell office:value="-0.0036743140220642087" office:value-type="float"/>
          <table:table-cell office:value="0.009456348419189452" office:value-type="float"/>
          <table:table-cell office:value="0.0034710395336151126" office:value-type="float"/>
          <table:table-cell office:value="0.0004212415218353277" office:value-type="float"/>
          <table:table-cell office:value="-0.00024552524089813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7495483160018934" office:value-type="float"/>
          <table:table-cell office:value="0.012505513429641719" office:value-type="float"/>
          <table:table-cell office:value="0.0658963409492258" office:value-type="float"/>
          <table:table-cell office:value="59" office:value-type="float"/>
          <table:table-cell office:value="-0.0035183799266815183" office:value-type="float"/>
          <table:table-cell office:value="-0.003753896951675415" office:value-type="float"/>
          <table:table-cell office:value="0.009485659599304199" office:value-type="float"/>
          <table:table-cell office:value="0.003556184768676758" office:value-type="float"/>
          <table:table-cell office:value="0.0005239653587341304" office:value-type="float"/>
          <table:table-cell office:value="-0.000229219794273377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698317766189576" office:value-type="float"/>
          <table:table-cell office:value="0.012305040955543514" office:value-type="float"/>
          <table:table-cell office:value="0.06589634079169648" office:value-type="float"/>
          <table:table-cell office:value="60" office:value-type="float"/>
          <table:table-cell office:value="-0.003509036898612976" office:value-type="float"/>
          <table:table-cell office:value="-0.003775709271430969" office:value-type="float"/>
          <table:table-cell office:value="0.00948642611503601" office:value-type="float"/>
          <table:table-cell office:value="0.003555247783660889" office:value-type="float"/>
          <table:table-cell office:value="0.0005123054981231688" office:value-type="float"/>
          <table:table-cell office:value="-0.0002004724740982053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3575758934021" office:value-type="float"/>
          <table:table-cell office:value="0.004243371486663818" office:value-type="float"/>
          <table:table-cell office:value="0.009456268548965455" office:value-type="float"/>
          <table:table-cell office:value="-0.00010762095451354904" office:value-type="float"/>
          <table:table-cell office:value="0.00046423196792602477" office:value-type="float"/>
          <table:table-cell office:value="-0.0077698385715484625" office:value-type="float"/>
          <table:table-cell office:value="0.07696414006170127" office:value-type="float"/>
          <table:table-cell office:value="1" office:value-type="float"/>
          <table:table-cell office:value="-0.0073575758934021" office:value-type="float"/>
          <table:table-cell office:value="0.004243371486663818" office:value-type="float"/>
          <table:table-cell office:value="0.009456268548965455" office:value-type="float"/>
          <table:table-cell office:value="-0.00010762095451354904" office:value-type="float"/>
          <table:table-cell office:value="0.00046423196792602477" office:value-type="float"/>
          <table:table-cell office:value="-0.0077698385715484625" office:value-type="float"/>
        </table:table-row>
        <table:table-row>
          <table:table-cell office:value="-0.015354197025299072" office:value-type="float"/>
          <table:table-cell office:value="0.010000412464141847" office:value-type="float"/>
          <table:table-cell office:value="0.018989816904067994" office:value-type="float"/>
          <table:table-cell office:value="0.00030654072761535783" office:value-type="float"/>
          <table:table-cell office:value="0.003497432470321655" office:value-type="float"/>
          <table:table-cell office:value="-0.016343991160392764" office:value-type="float"/>
          <table:table-cell office:value="0.07199780918084152" office:value-type="float"/>
          <table:table-cell office:value="2" office:value-type="float"/>
          <table:table-cell office:value="-0.007996621131896973" office:value-type="float"/>
          <table:table-cell office:value="0.005757040977478029" office:value-type="float"/>
          <table:table-cell office:value="0.009533548355102539" office:value-type="float"/>
          <table:table-cell office:value="0.0004141616821289069" office:value-type="float"/>
          <table:table-cell office:value="0.00303320050239563" office:value-type="float"/>
          <table:table-cell office:value="-0.0085741525888443" office:value-type="float"/>
        </table:table-row>
        <table:table-row>
          <table:table-cell office:value="-0.023270966410636904" office:value-type="float"/>
          <table:table-cell office:value="0.014986629486083985" office:value-type="float"/>
          <table:table-cell office:value="0.028508642911911013" office:value-type="float"/>
          <table:table-cell office:value="0.00016146540641784855" office:value-type="float"/>
          <table:table-cell office:value="0.006325811147689819" office:value-type="float"/>
          <table:table-cell office:value="-0.02445963263511658" office:value-type="float"/>
          <table:table-cell office:value="0.06727531015175749" office:value-type="float"/>
          <table:table-cell office:value="3" office:value-type="float"/>
          <table:table-cell office:value="-0.00791676938533783" office:value-type="float"/>
          <table:table-cell office:value="0.0049862170219421385" office:value-type="float"/>
          <table:table-cell office:value="0.009518826007843017" office:value-type="float"/>
          <table:table-cell office:value="-0.00014507532119750928" office:value-type="float"/>
          <table:table-cell office:value="0.0028283786773681645" office:value-type="float"/>
          <table:table-cell office:value="-0.008115641474723816" office:value-type="float"/>
        </table:table-row>
        <table:table-row>
          <table:table-cell office:value="-0.031114837527275088" office:value-type="float"/>
          <table:table-cell office:value="0.019370132684707643" office:value-type="float"/>
          <table:table-cell office:value="0.038012987375259405" office:value-type="float"/>
          <table:table-cell office:value="-0.00043886601924896136" office:value-type="float"/>
          <table:table-cell office:value="0.008996731042861939" office:value-type="float"/>
          <table:table-cell office:value="-0.032139945030212405" office:value-type="float"/>
          <table:table-cell office:value="0.06274725220848933" office:value-type="float"/>
          <table:table-cell office:value="4" office:value-type="float"/>
          <table:table-cell office:value="-0.007843871116638184" office:value-type="float"/>
          <table:table-cell office:value="0.004383503198623658" office:value-type="float"/>
          <table:table-cell office:value="0.00950434446334839" office:value-type="float"/>
          <table:table-cell office:value="-0.0006003314256668099" office:value-type="float"/>
          <table:table-cell office:value="0.0026709198951721195" office:value-type="float"/>
          <table:table-cell office:value="-0.007680312395095826" office:value-type="float"/>
        </table:table-row>
        <table:table-row>
          <table:table-cell office:value="-0.038926457762718206" office:value-type="float"/>
          <table:table-cell office:value="0.022973709106445313" office:value-type="float"/>
          <table:table-cell office:value="0.047529789209365854" office:value-type="float"/>
          <table:table-cell office:value="-0.0015333527326583853" office:value-type="float"/>
          <table:table-cell office:value="0.011574305295944214" office:value-type="float"/>
          <table:table-cell office:value="-0.03922282695770264" office:value-type="float"/>
          <table:table-cell office:value="0.058460992171078" office:value-type="float"/>
          <table:table-cell office:value="5" office:value-type="float"/>
          <table:table-cell office:value="-0.0078116202354431155" office:value-type="float"/>
          <table:table-cell office:value="0.0036035764217376715" office:value-type="float"/>
          <table:table-cell office:value="0.009516801834106447" office:value-type="float"/>
          <table:table-cell office:value="-0.001094486713409424" office:value-type="float"/>
          <table:table-cell office:value="0.0025775742530822748" office:value-type="float"/>
          <table:table-cell office:value="-0.007082881927490235" office:value-type="float"/>
        </table:table-row>
        <table:table-row>
          <table:table-cell office:value="-0.04670605659484864" office:value-type="float"/>
          <table:table-cell office:value="0.026035776138305662" office:value-type="float"/>
          <table:table-cell office:value="0.05" office:value-type="float"/>
          <table:table-cell office:value="-0.003032405972480773" office:value-type="float"/>
          <table:table-cell office:value="0.014080531597137451" office:value-type="float"/>
          <table:table-cell office:value="-0.04578234672546387" office:value-type="float"/>
          <table:table-cell office:value="0.06635532943868322" office:value-type="float"/>
          <table:table-cell office:value="6" office:value-type="float"/>
          <table:table-cell office:value="-0.007779598832130433" office:value-type="float"/>
          <table:table-cell office:value="0.003062067031860351" office:value-type="float"/>
          <table:table-cell office:value="0.009520583152770995" office:value-type="float"/>
          <table:table-cell office:value="-0.0014990532398223878" office:value-type="float"/>
          <table:table-cell office:value="0.0025062263011932373" office:value-type="float"/>
          <table:table-cell office:value="-0.006559519767761231" office:value-type="float"/>
        </table:table-row>
        <table:table-row>
          <table:table-cell office:value="-0.05" office:value-type="float"/>
          <table:table-cell office:value="0.016813434958457947" office:value-type="float"/>
          <table:table-cell office:value="0.05" office:value-type="float"/>
          <table:table-cell office:value="0.0023290556669235234" office:value-type="float"/>
          <table:table-cell office:value="0.013298322558403014" office:value-type="float"/>
          <table:table-cell office:value="-0.037918961048126226" office:value-type="float"/>
          <table:table-cell office:value="0.02975946878179283" office:value-type="float"/>
          <table:table-cell office:value="7" office:value-type="float"/>
          <table:table-cell office:value="-0.0045398294925689696" office:value-type="float"/>
          <table:table-cell office:value="-0.009222341179847717" office:value-type="float"/>
          <table:table-cell office:value="0.009988604784011841" office:value-type="float"/>
          <table:table-cell office:value="0.0053614616394042965" office:value-type="float"/>
          <table:table-cell office:value="-0.0007822090387344365" office:value-type="float"/>
          <table:table-cell office:value="0.007863385677337647" office:value-type="float"/>
        </table:table-row>
        <table:table-row>
          <table:table-cell office:value="-0.05" office:value-type="float"/>
          <table:table-cell office:value="0.026182323098182678" office:value-type="float"/>
          <table:table-cell office:value="0.05" office:value-type="float"/>
          <table:table-cell office:value="0.00868402659893036" office:value-type="float"/>
          <table:table-cell office:value="0.02248786509037018" office:value-type="float"/>
          <table:table-cell office:value="-0.04787604570388795" office:value-type="float"/>
          <table:table-cell office:value="0.03784196168341677" office:value-type="float"/>
          <table:table-cell office:value="8" office:value-type="float"/>
          <table:table-cell office:value="-0.009951343536376953" office:value-type="float"/>
          <table:table-cell office:value="0.009368888139724732" office:value-type="float"/>
          <table:table-cell office:value="0.009998433589935301" office:value-type="float"/>
          <table:table-cell office:value="0.006354970932006836" office:value-type="float"/>
          <table:table-cell office:value="0.009189542531967165" office:value-type="float"/>
          <table:table-cell office:value="-0.009957084655761719" office:value-type="float"/>
        </table:table-row>
        <table:table-row>
          <table:table-cell office:value="-0.05" office:value-type="float"/>
          <table:table-cell office:value="0.03443386971950531" office:value-type="float"/>
          <table:table-cell office:value="0.05" office:value-type="float"/>
          <table:table-cell office:value="0.01327198088169098" office:value-type="float"/>
          <table:table-cell office:value="0.031249666810035708" office:value-type="float"/>
          <table:table-cell office:value="-0.05" office:value-type="float"/>
          <table:table-cell office:value="0.0620657605398883" office:value-type="float"/>
          <table:table-cell office:value="9" office:value-type="float"/>
          <table:table-cell office:value="-0.009893776178359985" office:value-type="float"/>
          <table:table-cell office:value="0.008251546621322632" office:value-type="float"/>
          <table:table-cell office:value="0.009996976852416994" office:value-type="float"/>
          <table:table-cell office:value="0.0045879542827606205" office:value-type="float"/>
          <table:table-cell office:value="0.008761801719665526" office:value-type="float"/>
          <table:table-cell office:value="-0.009773018956184388" office:value-type="float"/>
        </table:table-row>
        <table:table-row>
          <table:table-cell office:value="-0.05" office:value-type="float"/>
          <table:table-cell office:value="0.025259383916854856" office:value-type="float"/>
          <table:table-cell office:value="0.05" office:value-type="float"/>
          <table:table-cell office:value="0.018338887095451357" office:value-type="float"/>
          <table:table-cell office:value="0.030905755758285525" office:value-type="float"/>
          <table:table-cell office:value="-0.0423336148262024" office:value-type="float"/>
          <table:table-cell office:value="-0.009343204704665459" office:value-type="float"/>
          <table:table-cell office:value="10" office:value-type="float"/>
          <table:table-cell office:value="-0.004614526629447937" office:value-type="float"/>
          <table:table-cell office:value="-0.009174485802650453" office:value-type="float"/>
          <table:table-cell office:value="0.009984078407287598" office:value-type="float"/>
          <table:table-cell office:value="0.005066906213760377" office:value-type="float"/>
          <table:table-cell office:value="-0.00034391105175018283" office:value-type="float"/>
          <table:table-cell office:value="0.007666385173797608" office:value-type="float"/>
        </table:table-row>
        <table:table-row>
          <table:table-cell office:value="-0.05" office:value-type="float"/>
          <table:table-cell office:value="0.03339858055114746" office:value-type="float"/>
          <table:table-cell office:value="0.05" office:value-type="float"/>
          <table:table-cell office:value="0.026740750670433043" office:value-type="float"/>
          <table:table-cell office:value="0.04055950522422791" office:value-type="float"/>
          <table:table-cell office:value="-0.05" office:value-type="float"/>
          <table:table-cell office:value="0.04525390195576806" office:value-type="float"/>
          <table:table-cell office:value="11" office:value-type="float"/>
          <table:table-cell office:value="-0.00997070074081421" office:value-type="float"/>
          <table:table-cell office:value="0.008139196634292604" office:value-type="float"/>
          <table:table-cell office:value="0.009999995231628417" office:value-type="float"/>
          <table:table-cell office:value="0.008401863574981688" office:value-type="float"/>
          <table:table-cell office:value="0.009653749465942383" office:value-type="float"/>
          <table:table-cell office:value="-0.009952958226203918" office:value-type="float"/>
        </table:table-row>
        <table:table-row>
          <table:table-cell office:value="-0.05" office:value-type="float"/>
          <table:table-cell office:value="0.026577341556549068" office:value-type="float"/>
          <table:table-cell office:value="0.05" office:value-type="float"/>
          <table:table-cell office:value="0.0341768342256546" office:value-type="float"/>
          <table:table-cell office:value="0.04610303759574891" office:value-type="float"/>
          <table:table-cell office:value="-0.05" office:value-type="float"/>
          <table:table-cell office:value="0.06373109723054617" office:value-type="float"/>
          <table:table-cell office:value="12" office:value-type="float"/>
          <table:table-cell office:value="-0.00826453447341919" office:value-type="float"/>
          <table:table-cell office:value="-0.006821238994598388" office:value-type="float"/>
          <table:table-cell office:value="0.009993174076080321" office:value-type="float"/>
          <table:table-cell office:value="0.0074360835552215575" office:value-type="float"/>
          <table:table-cell office:value="0.005543532371520997" office:value-type="float"/>
          <table:table-cell office:value="-0.0015772008895874028" office:value-type="float"/>
        </table:table-row>
        <table:table-row>
          <table:table-cell office:value="-0.05" office:value-type="float"/>
          <table:table-cell office:value="0.017708812952041623" office:value-type="float"/>
          <table:table-cell office:value="0.05" office:value-type="float"/>
          <table:table-cell office:value="0.039346352219581604" office:value-type="float"/>
          <table:table-cell office:value="0.047093174457550055" office:value-type="float"/>
          <table:table-cell office:value="-0.04376274108886719" office:value-type="float"/>
          <table:table-cell office:value="0.04407810746362279" office:value-type="float"/>
          <table:table-cell office:value="13" office:value-type="float"/>
          <table:table-cell office:value="-0.005532534122467041" office:value-type="float"/>
          <table:table-cell office:value="-0.008868528604507446" office:value-type="float"/>
          <table:table-cell office:value="0.009982553720474243" office:value-type="float"/>
          <table:table-cell office:value="0.005169517993927002" office:value-type="float"/>
          <table:table-cell office:value="0.000990136861801147" office:value-type="float"/>
          <table:table-cell office:value="0.006237258911132812" office:value-type="float"/>
        </table:table-row>
        <table:table-row>
          <table:table-cell office:value="-0.05" office:value-type="float"/>
          <table:table-cell office:value="0.020745061635971066" office:value-type="float"/>
          <table:table-cell office:value="0.05" office:value-type="float"/>
          <table:table-cell office:value="0.03823768496513367" office:value-type="float"/>
          <table:table-cell office:value="0.05" office:value-type="float"/>
          <table:table-cell office:value="-0.05" office:value-type="float"/>
          <table:table-cell office:value="0.022857079653785223" office:value-type="float"/>
          <table:table-cell office:value="14" office:value-type="float"/>
          <table:table-cell office:value="-0.009768233299255372" office:value-type="float"/>
          <table:table-cell office:value="0.0030362486839294427" office:value-type="float"/>
          <table:table-cell office:value="0.00999962329864502" office:value-type="float"/>
          <table:table-cell office:value="-0.0011086672544479374" office:value-type="float"/>
          <table:table-cell office:value="0.0035824477672576904" office:value-type="float"/>
          <table:table-cell office:value="-0.00843047022819519" office:value-type="float"/>
        </table:table-row>
        <table:table-row>
          <table:table-cell office:value="-0.05" office:value-type="float"/>
          <table:table-cell office:value="0.028353549242019653" office:value-type="float"/>
          <table:table-cell office:value="0.05" office:value-type="float"/>
          <table:table-cell office:value="0.04199033617973328" office:value-type="float"/>
          <table:table-cell office:value="0.05" office:value-type="float"/>
          <table:table-cell office:value="-0.05" office:value-type="float"/>
          <table:table-cell office:value="0.0629431072762869" office:value-type="float"/>
          <table:table-cell office:value="15" office:value-type="float"/>
          <table:table-cell office:value="-0.00985026776790619" office:value-type="float"/>
          <table:table-cell office:value="0.007608487606048585" office:value-type="float"/>
          <table:table-cell office:value="0.009999799728393556" office:value-type="float"/>
          <table:table-cell office:value="0.00375265121459961" office:value-type="float"/>
          <table:table-cell office:value="0.008643587827682495" office:value-type="float"/>
          <table:table-cell office:value="-0.0097542542219162" office:value-type="float"/>
        </table:table-row>
        <table:table-row>
          <table:table-cell office:value="-0.05" office:value-type="float"/>
          <table:table-cell office:value="0.019618255496025083" office:value-type="float"/>
          <table:table-cell office:value="0.05" office:value-type="float"/>
          <table:table-cell office:value="0.047196636199951174" office:value-type="float"/>
          <table:table-cell office:value="0.05" office:value-type="float"/>
          <table:table-cell office:value="-0.04435916900634766" office:value-type="float"/>
          <table:table-cell office:value="0.023381458084401778" office:value-type="float"/>
          <table:table-cell office:value="16" office:value-type="float"/>
          <table:table-cell office:value="-0.005955359935760498" office:value-type="float"/>
          <table:table-cell office:value="-0.008735293745994568" office:value-type="float"/>
          <table:table-cell office:value="0.009981361627578735" office:value-type="float"/>
          <table:table-cell office:value="0.005206300020217896" office:value-type="float"/>
          <table:table-cell office:value="0.001478855609893798" office:value-type="float"/>
          <table:table-cell office:value="0.005640830993652342" office:value-type="float"/>
        </table:table-row>
        <table:table-row>
          <table:table-cell office:value="-0.05" office:value-type="float"/>
          <table:table-cell office:value="0.027821107506752013" office:value-type="float"/>
          <table:table-cell office:value="0.05" office:value-type="float"/>
          <table:table-cell office:value="0.049964922666549685" office:value-type="float"/>
          <table:table-cell office:value="0.05" office:value-type="float"/>
          <table:table-cell office:value="-0.05" office:value-type="float"/>
          <table:table-cell office:value="0.03499061652578896" office:value-type="float"/>
          <table:table-cell office:value="17" office:value-type="float"/>
          <table:table-cell office:value="-0.00985217273235321" office:value-type="float"/>
          <table:table-cell office:value="0.008202852010726928" office:value-type="float"/>
          <table:table-cell office:value="0.009999752044677736" office:value-type="float"/>
          <table:table-cell office:value="0.0027682864665985116" office:value-type="float"/>
          <table:table-cell office:value="0.008469161987304687" office:value-type="float"/>
          <table:table-cell office:value="-0.009807584881782532" office:value-type="float"/>
        </table:table-row>
        <table:table-row>
          <table:table-cell office:value="-0.05" office:value-type="float"/>
          <table:table-cell office:value="0.03507441580295562" office:value-type="float"/>
          <table:table-cell office:value="0.05" office:value-type="float"/>
          <table:table-cell office:value="0.04478370785713196" office:value-type="float"/>
          <table:table-cell office:value="0.05" office:value-type="float"/>
          <table:table-cell office:value="-0.05" office:value-type="float"/>
          <table:table-cell office:value="0.06076262673407572" office:value-type="float"/>
          <table:table-cell office:value="18" office:value-type="float"/>
          <table:table-cell office:value="-0.0099971604347229" office:value-type="float"/>
          <table:table-cell office:value="0.007253308296203612" office:value-type="float"/>
          <table:table-cell office:value="0.01" office:value-type="float"/>
          <table:table-cell office:value="-0.005181214809417725" office:value-type="float"/>
          <table:table-cell office:value="0.00901369571685791" office:value-type="float"/>
          <table:table-cell office:value="-0.009845564961433411" office:value-type="float"/>
        </table:table-row>
        <table:table-row>
          <table:table-cell office:value="-0.05" office:value-type="float"/>
          <table:table-cell office:value="0.02637317955493926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021886825561526" office:value-type="float"/>
          <table:table-cell office:value="0.0632462290149666" office:value-type="float"/>
          <table:table-cell office:value="19" office:value-type="float"/>
          <table:table-cell office:value="-0.006939607858657837" office:value-type="float"/>
          <table:table-cell office:value="-0.008701236248016359" office:value-type="float"/>
          <table:table-cell office:value="0.009986102581024172" office:value-type="float"/>
          <table:table-cell office:value="0.0055236065387725825" office:value-type="float"/>
          <table:table-cell office:value="0.0020778834819793705" office:value-type="float"/>
          <table:table-cell office:value="0.004978113174438477" office:value-type="float"/>
        </table:table-row>
        <table:table-row>
          <table:table-cell office:value="-0.05" office:value-type="float"/>
          <table:table-cell office:value="0.0179435533285140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598062276840215" office:value-type="float"/>
          <table:table-cell office:value="0.023770031114920362" office:value-type="float"/>
          <table:table-cell office:value="20" office:value-type="float"/>
          <table:table-cell office:value="-0.006654185056686402" office:value-type="float"/>
          <table:table-cell office:value="-0.008429626226425171" office:value-type="float"/>
          <table:table-cell office:value="0.009977387189865112" office:value-type="float"/>
          <table:table-cell office:value="0.0052820265293121345" office:value-type="float"/>
          <table:table-cell office:value="0.0019788706302642824" office:value-type="float"/>
          <table:table-cell office:value="0.004423824548721313" office:value-type="float"/>
        </table:table-row>
        <table:table-row>
          <table:table-cell office:value="-0.05" office:value-type="float"/>
          <table:table-cell office:value="0.026789692044258108" office:value-type="float"/>
          <table:table-cell office:value="0.05" office:value-type="float"/>
          <table:table-cell office:value="0.0485234409570694" office:value-type="float"/>
          <table:table-cell office:value="0.05" office:value-type="float"/>
          <table:table-cell office:value="-0.05" office:value-type="float"/>
          <table:table-cell office:value="0.06316024976484835" office:value-type="float"/>
          <table:table-cell office:value="21" office:value-type="float"/>
          <table:table-cell office:value="-0.009796361327171326" office:value-type="float"/>
          <table:table-cell office:value="0.008846138715744018" office:value-type="float"/>
          <table:table-cell office:value="0.009999675750732422" office:value-type="float"/>
          <table:table-cell office:value="-0.0014765590429306023" office:value-type="float"/>
          <table:table-cell office:value="0.004417111873626709" office:value-type="float"/>
          <table:table-cell office:value="-0.009884289503097535" office:value-type="float"/>
        </table:table-row>
        <table:table-row>
          <table:table-cell office:value="-0.05" office:value-type="float"/>
          <table:table-cell office:value="0.0182330840826034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54761171340943" office:value-type="float"/>
          <table:table-cell office:value="0.004928624948417351" office:value-type="float"/>
          <table:table-cell office:value="22" office:value-type="float"/>
          <table:table-cell office:value="-0.0071715044975280764" office:value-type="float"/>
          <table:table-cell office:value="-0.008556607961654663" office:value-type="float"/>
          <table:table-cell office:value="0.00998352527618408" office:value-type="float"/>
          <table:table-cell office:value="0.005528304576873779" office:value-type="float"/>
          <table:table-cell office:value="0.0021092891693115234" office:value-type="float"/>
          <table:table-cell office:value="0.004452388286590576" office:value-type="float"/>
        </table:table-row>
        <table:table-row>
          <table:table-cell office:value="-0.05" office:value-type="float"/>
          <table:table-cell office:value="0.027331385016441334" office:value-type="float"/>
          <table:table-cell office:value="0.05" office:value-type="float"/>
          <table:table-cell office:value="0.04420807123184205" office:value-type="float"/>
          <table:table-cell office:value="0.05" office:value-type="float"/>
          <table:table-cell office:value="-0.05" office:value-type="float"/>
          <table:table-cell office:value="0.06316021466631012" office:value-type="float"/>
          <table:table-cell office:value="23" office:value-type="float"/>
          <table:table-cell office:value="-0.009999995231628419" office:value-type="float"/>
          <table:table-cell office:value="0.00909830093383789" office:value-type="float"/>
          <table:table-cell office:value="0.01" office:value-type="float"/>
          <table:table-cell office:value="-0.005791928768157959" office:value-type="float"/>
          <table:table-cell office:value="0.009674477577209474" office:value-type="float"/>
          <table:table-cell office:value="-0.009995328187942505" office:value-type="float"/>
        </table:table-row>
        <table:table-row>
          <table:table-cell office:value="-0.05" office:value-type="float"/>
          <table:table-cell office:value="0.01866004288196562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59576034545899" office:value-type="float"/>
          <table:table-cell office:value="0.026863598405086855" office:value-type="float"/>
          <table:table-cell office:value="24" office:value-type="float"/>
          <table:table-cell office:value="-0.0076282846927642825" office:value-type="float"/>
          <table:table-cell office:value="-0.008671342134475709" office:value-type="float"/>
          <table:table-cell office:value="0.009987964630126954" office:value-type="float"/>
          <table:table-cell office:value="0.005807578563690187" office:value-type="float"/>
          <table:table-cell office:value="0.002154819965362549" office:value-type="float"/>
          <table:table-cell office:value="0.004404239654541016" office:value-type="float"/>
        </table:table-row>
        <table:table-row>
          <table:table-cell office:value="-0.05" office:value-type="float"/>
          <table:table-cell office:value="0.027086873650550833" office:value-type="float"/>
          <table:table-cell office:value="0.05" office:value-type="float"/>
          <table:table-cell office:value="0.04708978056907654" office:value-type="float"/>
          <table:table-cell office:value="0.048926311731338504" office:value-type="float"/>
          <table:table-cell office:value="-0.05" office:value-type="float"/>
          <table:table-cell office:value="0.06312722470734357" office:value-type="float"/>
          <table:table-cell office:value="25" office:value-type="float"/>
          <table:table-cell office:value="-0.00979461967945099" office:value-type="float"/>
          <table:table-cell office:value="0.008426830768585204" office:value-type="float"/>
          <table:table-cell office:value="0.009999696016311647" office:value-type="float"/>
          <table:table-cell office:value="-0.002910219430923462" office:value-type="float"/>
          <table:table-cell office:value="-0.001073688268661499" office:value-type="float"/>
          <table:table-cell office:value="-0.00984430432319641" office:value-type="float"/>
        </table:table-row>
        <table:table-row>
          <table:table-cell office:value="-0.05" office:value-type="float"/>
          <table:table-cell office:value="0.0184791398048400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97891688346863" office:value-type="float"/>
          <table:table-cell office:value="0.03626374667978559" office:value-type="float"/>
          <table:table-cell office:value="26" office:value-type="float"/>
          <table:table-cell office:value="-0.007867425680160522" office:value-type="float"/>
          <table:table-cell office:value="-0.008607733845710754" office:value-type="float"/>
          <table:table-cell office:value="0.009987831115722658" office:value-type="float"/>
          <table:table-cell office:value="0.005875577926635742" office:value-type="float"/>
          <table:table-cell office:value="0.002092757225036622" office:value-type="float"/>
          <table:table-cell office:value="0.004021083116531371" office:value-type="float"/>
        </table:table-row>
        <table:table-row>
          <table:table-cell office:value="-0.05" office:value-type="float"/>
          <table:table-cell office:value="0.017810518741607655" office:value-type="float"/>
          <table:table-cell office:value="0.05" office:value-type="float"/>
          <table:table-cell office:value="0.05" office:value-type="float"/>
          <table:table-cell office:value="0.047439494132995606" office:value-type="float"/>
          <table:table-cell office:value="-0.05" office:value-type="float"/>
          <table:table-cell office:value="0.019693666828911383" office:value-type="float"/>
          <table:table-cell office:value="27" office:value-type="float"/>
          <table:table-cell office:value="-0.009517375230789184" office:value-type="float"/>
          <table:table-cell office:value="-0.0006686210632324222" office:value-type="float"/>
          <table:table-cell office:value="0.009998474121093752" office:value-type="float"/>
          <table:table-cell office:value="0.0006629526615142822" office:value-type="float"/>
          <table:table-cell office:value="-0.0025605058670043947" office:value-type="float"/>
          <table:table-cell office:value="-0.007253112196922302" office:value-type="float"/>
        </table:table-row>
        <table:table-row>
          <table:table-cell office:value="-0.05" office:value-type="float"/>
          <table:table-cell office:value="0.026430665254592887" office:value-type="float"/>
          <table:table-cell office:value="0.05" office:value-type="float"/>
          <table:table-cell office:value="0.04705346822738648" office:value-type="float"/>
          <table:table-cell office:value="0.04410109281539917" office:value-type="float"/>
          <table:table-cell office:value="-0.05" office:value-type="float"/>
          <table:table-cell office:value="-0.07999936746539192" office:value-type="float"/>
          <table:table-cell office:value="28" office:value-type="float"/>
          <table:table-cell office:value="-0.009885406494140625" office:value-type="float"/>
          <table:table-cell office:value="0.008620146512985231" office:value-type="float"/>
          <table:table-cell office:value="0.00999990940093994" office:value-type="float"/>
          <table:table-cell office:value="-0.0029465317726135257" office:value-type="float"/>
          <table:table-cell office:value="-0.0033384013175964357" office:value-type="float"/>
          <table:table-cell office:value="-0.009908380508422852" office:value-type="float"/>
        </table:table-row>
        <table:table-row>
          <table:table-cell office:value="-0.05" office:value-type="float"/>
          <table:table-cell office:value="0.0364306175708770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1309236005312" office:value-type="float"/>
          <table:table-cell office:value="29" office:value-type="float"/>
          <table:table-cell office:value="-0.01" office:value-type="float"/>
          <table:table-cell office:value="0.00999995231628418" office:value-type="float"/>
          <table:table-cell office:value="0.01" office:value-type="float"/>
          <table:table-cell office:value="0.009689582586288452" office:value-type="float"/>
          <table:table-cell office:value="0.009997687339782716" office:value-type="float"/>
          <table:table-cell office:value="-0.01" office:value-type="float"/>
        </table:table-row>
        <table:table-row>
          <table:table-cell office:value="-0.05" office:value-type="float"/>
          <table:table-cell office:value="0.027872444987297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53824806213379" office:value-type="float"/>
          <table:table-cell office:value="0.00983241698650008" office:value-type="float"/>
          <table:table-cell office:value="30" office:value-type="float"/>
          <table:table-cell office:value="-0.00835870623588562" office:value-type="float"/>
          <table:table-cell office:value="-0.008558172583580017" office:value-type="float"/>
          <table:table-cell office:value="0.009990680217742921" office:value-type="float"/>
          <table:table-cell office:value="0.005994049310684204" office:value-type="float"/>
          <table:table-cell office:value="0.001971540451049804" office:value-type="float"/>
          <table:table-cell office:value="0.003461751937866211" office:value-type="float"/>
        </table:table-row>
        <table:table-row>
          <table:table-cell office:value="-0.05" office:value-type="float"/>
          <table:table-cell office:value="0.0376361531019210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72824026563482" office:value-type="float"/>
          <table:table-cell office:value="31" office:value-type="float"/>
          <table:table-cell office:value="-0.009994224905967712" office:value-type="float"/>
          <table:table-cell office:value="0.009763708114624023" office:value-type="float"/>
          <table:table-cell office:value="0.009999977350234985" office:value-type="float"/>
          <table:table-cell office:value="0.005690442323684692" office:value-type="float"/>
          <table:table-cell office:value="0.009581429958343506" office:value-type="float"/>
          <table:table-cell office:value="-0.00999161958694458" office:value-type="float"/>
        </table:table-row>
        <table:table-row>
          <table:table-cell office:value="-0.05" office:value-type="float"/>
          <table:table-cell office:value="0.02910680055618285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53343677520752" office:value-type="float"/>
          <table:table-cell office:value="0.03312293641630119" office:value-type="float"/>
          <table:table-cell office:value="32" office:value-type="float"/>
          <table:table-cell office:value="-0.008526378870010376" office:value-type="float"/>
          <table:table-cell office:value="-0.00852935254573822" office:value-type="float"/>
          <table:table-cell office:value="0.009991576671600342" office:value-type="float"/>
          <table:table-cell office:value="0.006042190790176391" office:value-type="float"/>
          <table:table-cell office:value="0.0019465637207031258" office:value-type="float"/>
          <table:table-cell office:value="0.0034665632247924804" office:value-type="float"/>
        </table:table-row>
        <table:table-row>
          <table:table-cell office:value="-0.05" office:value-type="float"/>
          <table:table-cell office:value="0.035633807182312" office:value-type="float"/>
          <table:table-cell office:value="0.05" office:value-type="float"/>
          <table:table-cell office:value="0.04838794410228729" office:value-type="float"/>
          <table:table-cell office:value="0.04964803576469422" office:value-type="float"/>
          <table:table-cell office:value="-0.05" office:value-type="float"/>
          <table:table-cell office:value="0.06044967504130739" office:value-type="float"/>
          <table:table-cell office:value="33" office:value-type="float"/>
          <table:table-cell office:value="-0.009477586746215821" office:value-type="float"/>
          <table:table-cell office:value="0.006527006626129152" office:value-type="float"/>
          <table:table-cell office:value="0.009998717308044433" office:value-type="float"/>
          <table:table-cell office:value="-0.0016120558977127074" office:value-type="float"/>
          <table:table-cell office:value="-0.00035196423530578676" office:value-type="float"/>
          <table:table-cell office:value="-0.009295547008514404" office:value-type="float"/>
        </table:table-row>
        <table:table-row>
          <table:table-cell office:value="-0.05" office:value-type="float"/>
          <table:table-cell office:value="0.02709224283695219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1029052734375" office:value-type="float"/>
          <table:table-cell office:value="0.06410679566327321" office:value-type="float"/>
          <table:table-cell office:value="34" office:value-type="float"/>
          <table:table-cell office:value="-0.008670334815979005" office:value-type="float"/>
          <table:table-cell office:value="-0.008541564345359803" office:value-type="float"/>
          <table:table-cell office:value="0.00999250292778015" office:value-type="float"/>
          <table:table-cell office:value="0.006207845211029054" office:value-type="float"/>
          <table:table-cell office:value="0.002026137113571167" office:value-type="float"/>
          <table:table-cell office:value="0.0038970947265624997" office:value-type="float"/>
        </table:table-row>
        <table:table-row>
          <table:table-cell office:value="-0.05" office:value-type="float"/>
          <table:table-cell office:value="0.01853479921817778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89027404785156" office:value-type="float"/>
          <table:table-cell office:value="0.019279081792554303" office:value-type="float"/>
          <table:table-cell office:value="35" office:value-type="float"/>
          <table:table-cell office:value="-0.008566844463348388" office:value-type="float"/>
          <table:table-cell office:value="-0.008557443618774415" office:value-type="float"/>
          <table:table-cell office:value="0.009989484548568727" office:value-type="float"/>
          <table:table-cell office:value="0.005652734041213988" office:value-type="float"/>
          <table:table-cell office:value="0.0017953360080718989" office:value-type="float"/>
          <table:table-cell office:value="0.005212631225585938" office:value-type="float"/>
        </table:table-row>
        <table:table-row>
          <table:table-cell office:value="-0.05" office:value-type="float"/>
          <table:table-cell office:value="0.0242281895875930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81689095383332" office:value-type="float"/>
          <table:table-cell office:value="36" office:value-type="float"/>
          <table:table-cell office:value="-0.00990588366985321" office:value-type="float"/>
          <table:table-cell office:value="0.005693390369415284" office:value-type="float"/>
          <table:table-cell office:value="0.009999887943267822" office:value-type="float"/>
          <table:table-cell office:value="0.003951747417449952" office:value-type="float"/>
          <table:table-cell office:value="0.007553988695144653" office:value-type="float"/>
          <table:table-cell office:value="-0.009406574964523316" office:value-type="float"/>
        </table:table-row>
        <table:table-row>
          <table:table-cell office:value="-0.05" office:value-type="float"/>
          <table:table-cell office:value="0.01569369673728941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4916898012161255" office:value-type="float"/>
          <table:table-cell office:value="0.03637090887472372" office:value-type="float"/>
          <table:table-cell office:value="37" office:value-type="float"/>
          <table:table-cell office:value="-0.008777790069580078" office:value-type="float"/>
          <table:table-cell office:value="-0.00853449285030365" office:value-type="float"/>
          <table:table-cell office:value="0.009992051124572755" office:value-type="float"/>
          <table:table-cell office:value="0.006698970794677734" office:value-type="float"/>
          <table:table-cell office:value="0.002521339654922485" office:value-type="float"/>
          <table:table-cell office:value="0.005083101987838744" office:value-type="float"/>
        </table:table-row>
        <table:table-row>
          <table:table-cell office:value="-0.05" office:value-type="float"/>
          <table:table-cell office:value="0.01711973667144774" office:value-type="float"/>
          <table:table-cell office:value="0.05" office:value-type="float"/>
          <table:table-cell office:value="0.05" office:value-type="float"/>
          <table:table-cell office:value="0.04788899183273316" office:value-type="float"/>
          <table:table-cell office:value="-0.05" office:value-type="float"/>
          <table:table-cell office:value="0.04492928797397261" office:value-type="float"/>
          <table:table-cell office:value="38" office:value-type="float"/>
          <table:table-cell office:value="-0.009424946904182434" office:value-type="float"/>
          <table:table-cell office:value="0.0014260399341583258" office:value-type="float"/>
          <table:table-cell office:value="0.009997966289520264" office:value-type="float"/>
          <table:table-cell office:value="0.0014995050430297845" office:value-type="float"/>
          <table:table-cell office:value="-0.0021110081672668455" office:value-type="float"/>
          <table:table-cell office:value="-0.006681309342384339" office:value-type="float"/>
        </table:table-row>
        <table:table-row>
          <table:table-cell office:value="-0.05" office:value-type="float"/>
          <table:table-cell office:value="0.0210864496231079" office:value-type="float"/>
          <table:table-cell office:value="0.05" office:value-type="float"/>
          <table:table-cell office:value="0.05" office:value-type="float"/>
          <table:table-cell office:value="0.04807553052902222" office:value-type="float"/>
          <table:table-cell office:value="-0.05" office:value-type="float"/>
          <table:table-cell office:value="0.054419488776902475" office:value-type="float"/>
          <table:table-cell office:value="39" office:value-type="float"/>
          <table:table-cell office:value="-0.00907700002193451" office:value-type="float"/>
          <table:table-cell office:value="0.003966712951660156" office:value-type="float"/>
          <table:table-cell office:value="0.009996006488800049" office:value-type="float"/>
          <table:table-cell office:value="0.00012309789657592718" office:value-type="float"/>
          <table:table-cell office:value="0.00018653869628906285" office:value-type="float"/>
          <table:table-cell office:value="-0.007076815366744996" office:value-type="float"/>
        </table:table-row>
        <table:table-row>
          <table:table-cell office:value="-0.05" office:value-type="float"/>
          <table:table-cell office:value="0.01503808856010435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55441451072693" office:value-type="float"/>
          <table:table-cell office:value="0.045247174195031416" office:value-type="float"/>
          <table:table-cell office:value="40" office:value-type="float"/>
          <table:table-cell office:value="-0.008738436102867127" office:value-type="float"/>
          <table:table-cell office:value="-0.00604836106300354" office:value-type="float"/>
          <table:table-cell office:value="0.009992434978485109" office:value-type="float"/>
          <table:table-cell office:value="0.005865331888198851" office:value-type="float"/>
          <table:table-cell office:value="0.0024472188949584955" office:value-type="float"/>
          <table:table-cell office:value="0.001445585489273071" office:value-type="float"/>
        </table:table-row>
        <table:table-row>
          <table:table-cell office:value="-0.05" office:value-type="float"/>
          <table:table-cell office:value="0.01917619585990904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00815093900668" office:value-type="float"/>
          <table:table-cell office:value="41" office:value-type="float"/>
          <table:table-cell office:value="-0.009322702288627624" office:value-type="float"/>
          <table:table-cell office:value="0.004138107299804688" office:value-type="float"/>
          <table:table-cell office:value="0.009997587203979494" office:value-type="float"/>
          <table:table-cell office:value="0.0006625795364379877" office:value-type="float"/>
          <table:table-cell office:value="0.000638149976730347" office:value-type="float"/>
          <table:table-cell office:value="-0.0066529977321624755" office:value-type="float"/>
        </table:table-row>
        <table:table-row>
          <table:table-cell office:value="-0.05" office:value-type="float"/>
          <table:table-cell office:value="0.02051361918449400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041870093954814" office:value-type="float"/>
          <table:table-cell office:value="42" office:value-type="float"/>
          <table:table-cell office:value="-0.009895585775375366" office:value-type="float"/>
          <table:table-cell office:value="0.0013374233245849604" office:value-type="float"/>
          <table:table-cell office:value="0.00999987840652466" office:value-type="float"/>
          <table:table-cell office:value="0.0023377156257629404" office:value-type="float"/>
          <table:table-cell office:value="0.004847221374511719" office:value-type="float"/>
          <table:table-cell office:value="-0.004822614192962647" office:value-type="float"/>
        </table:table-row>
        <table:table-row>
          <table:table-cell office:value="-0.05" office:value-type="float"/>
          <table:table-cell office:value="0.028715536594390856" office:value-type="float"/>
          <table:table-cell office:value="0.05" office:value-type="float"/>
          <table:table-cell office:value="0.0453369951248169" office:value-type="float"/>
          <table:table-cell office:value="0.05" office:value-type="float"/>
          <table:table-cell office:value="-0.05" office:value-type="float"/>
          <table:table-cell office:value="0.03572635338280554" office:value-type="float"/>
          <table:table-cell office:value="43" office:value-type="float"/>
          <table:table-cell office:value="-0.00999995470046997" office:value-type="float"/>
          <table:table-cell office:value="0.00820191740989685" office:value-type="float"/>
          <table:table-cell office:value="0.01" office:value-type="float"/>
          <table:table-cell office:value="-0.004663004875183106" office:value-type="float"/>
          <table:table-cell office:value="0.009615609645843506" office:value-type="float"/>
          <table:table-cell office:value="-0.009577404856681824" office:value-type="float"/>
        </table:table-row>
        <table:table-row>
          <table:table-cell office:value="-0.05" office:value-type="float"/>
          <table:table-cell office:value="0.035540914535522446" office:value-type="float"/>
          <table:table-cell office:value="0.05" office:value-type="float"/>
          <table:table-cell office:value="0.041224175691604616" office:value-type="float"/>
          <table:table-cell office:value="0.05" office:value-type="float"/>
          <table:table-cell office:value="-0.05" office:value-type="float"/>
          <table:table-cell office:value="0.06047865934384558" office:value-type="float"/>
          <table:table-cell office:value="44" office:value-type="float"/>
          <table:table-cell office:value="-0.009996089935302734" office:value-type="float"/>
          <table:table-cell office:value="0.006825377941131592" office:value-type="float"/>
          <table:table-cell office:value="0.009999994039535524" office:value-type="float"/>
          <table:table-cell office:value="-0.0041128194332122805" office:value-type="float"/>
          <table:table-cell office:value="0.00853745222091675" office:value-type="float"/>
          <table:table-cell office:value="-0.0090018230676651" office:value-type="float"/>
        </table:table-row>
        <table:table-row>
          <table:table-cell office:value="-0.05" office:value-type="float"/>
          <table:table-cell office:value="0.026394372582435592" office:value-type="float"/>
          <table:table-cell office:value="0.05" office:value-type="float"/>
          <table:table-cell office:value="0.049345036745071416" office:value-type="float"/>
          <table:table-cell office:value="0.05" office:value-type="float"/>
          <table:table-cell office:value="-0.04202599406242371" office:value-type="float"/>
          <table:table-cell office:value="0.06321880573190891" office:value-type="float"/>
          <table:table-cell office:value="45" office:value-type="float"/>
          <table:table-cell office:value="-0.009206745028495788" office:value-type="float"/>
          <table:table-cell office:value="-0.009146541953086854" office:value-type="float"/>
          <table:table-cell office:value="0.009996740818023682" office:value-type="float"/>
          <table:table-cell office:value="0.008120861053466799" office:value-type="float"/>
          <table:table-cell office:value="0.004847232103347778" office:value-type="float"/>
          <table:table-cell office:value="0.007974005937576295" office:value-type="float"/>
        </table:table-row>
        <table:table-row>
          <table:table-cell office:value="-0.05" office:value-type="float"/>
          <table:table-cell office:value="0.01754062056541441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4628318548202516" office:value-type="float"/>
          <table:table-cell office:value="0.021550380803179385" office:value-type="float"/>
          <table:table-cell office:value="46" office:value-type="float"/>
          <table:table-cell office:value="-0.009040778875350952" office:value-type="float"/>
          <table:table-cell office:value="-0.008853752017021179" office:value-type="float"/>
          <table:table-cell office:value="0.009994525909423827" office:value-type="float"/>
          <table:table-cell office:value="0.007939444780349731" office:value-type="float"/>
          <table:table-cell office:value="0.004594361782073975" office:value-type="float"/>
          <table:table-cell office:value="0.007397675514221191" office:value-type="float"/>
        </table:table-row>
        <table:table-row>
          <table:table-cell office:value="-0.05" office:value-type="float"/>
          <table:table-cell office:value="0.02466676115989683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247871518135071" office:value-type="float"/>
          <table:table-cell office:value="0.06369876311794495" office:value-type="float"/>
          <table:table-cell office:value="47" office:value-type="float"/>
          <table:table-cell office:value="-0.009972348809242249" office:value-type="float"/>
          <table:table-cell office:value="0.007126140594482423" office:value-type="float"/>
          <table:table-cell office:value="0.009999995231628417" office:value-type="float"/>
          <table:table-cell office:value="0.005041707754135132" office:value-type="float"/>
          <table:table-cell office:value="0.006100162267684938" office:value-type="float"/>
          <table:table-cell office:value="-0.007850396633148193" office:value-type="float"/>
        </table:table-row>
        <table:table-row>
          <table:table-cell office:value="-0.05" office:value-type="float"/>
          <table:table-cell office:value="0.0156936186552047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4624935388565065" office:value-type="float"/>
          <table:table-cell office:value="0.06608060670465105" office:value-type="float"/>
          <table:table-cell office:value="48" office:value-type="float"/>
          <table:table-cell office:value="-0.009125169515609741" office:value-type="float"/>
          <table:table-cell office:value="-0.008973142504692078" office:value-type="float"/>
          <table:table-cell office:value="0.009995274543762206" office:value-type="float"/>
          <table:table-cell office:value="0.008227612972259523" office:value-type="float"/>
          <table:table-cell office:value="0.005177111625671386" office:value-type="float"/>
          <table:table-cell office:value="0.007853779792785646" office:value-type="float"/>
        </table:table-row>
        <table:table-row>
          <table:table-cell office:value="-0.05" office:value-type="float"/>
          <table:table-cell office:value="0.00657962679862974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638265252113342" office:value-type="float"/>
          <table:table-cell office:value="0.06754107792779857" office:value-type="float"/>
          <table:table-cell office:value="49" office:value-type="float"/>
          <table:table-cell office:value="-0.00908276915550232" office:value-type="float"/>
          <table:table-cell office:value="-0.009113991856575012" office:value-type="float"/>
          <table:table-cell office:value="0.009993188381195067" office:value-type="float"/>
          <table:table-cell office:value="0.00839221715927124" office:value-type="float"/>
          <table:table-cell office:value="0.005485053062438966" office:value-type="float"/>
          <table:table-cell office:value="0.008242282867431642" office:value-type="float"/>
        </table:table-row>
        <table:table-row>
          <table:table-cell office:value="-0.05" office:value-type="float"/>
          <table:table-cell office:value="-0.00221724450588227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863962888717651" office:value-type="float"/>
          <table:table-cell office:value="0.0684849419171756" office:value-type="float"/>
          <table:table-cell office:value="50" office:value-type="float"/>
          <table:table-cell office:value="-0.008966491222381592" office:value-type="float"/>
          <table:table-cell office:value="-0.008796871304512024" office:value-type="float"/>
          <table:table-cell office:value="0.009991161823272704" office:value-type="float"/>
          <table:table-cell office:value="0.00820825219154358" office:value-type="float"/>
          <table:table-cell office:value="0.005333534479141236" office:value-type="float"/>
          <table:table-cell office:value="0.007743023633956908" office:value-type="float"/>
        </table:table-row>
        <table:table-row>
          <table:table-cell office:value="-0.05" office:value-type="float"/>
          <table:table-cell office:value="-0.010986226201057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0783169269561766" office:value-type="float"/>
          <table:table-cell office:value="0.06871171928970185" office:value-type="float"/>
          <table:table-cell office:value="51" office:value-type="float"/>
          <table:table-cell office:value="-0.008941943645477296" office:value-type="float"/>
          <table:table-cell office:value="-0.008768981695175171" office:value-type="float"/>
          <table:table-cell office:value="0.00998892307281494" office:value-type="float"/>
          <table:table-cell office:value="0.008302850723266602" office:value-type="float"/>
          <table:table-cell office:value="0.005598800182342529" office:value-type="float"/>
          <table:table-cell office:value="0.007856459617614745" office:value-type="float"/>
        </table:table-row>
        <table:table-row>
          <table:table-cell office:value="-0.05" office:value-type="float"/>
          <table:table-cell office:value="-0.01950792491436006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03341120481491086" office:value-type="float"/>
          <table:table-cell office:value="0.0682335178534337" office:value-type="float"/>
          <table:table-cell office:value="52" office:value-type="float"/>
          <table:table-cell office:value="-0.008763149976730347" office:value-type="float"/>
          <table:table-cell office:value="-0.008521698713302613" office:value-type="float"/>
          <table:table-cell office:value="0.00998271346092224" office:value-type="float"/>
          <table:table-cell office:value="0.00813187837600708" office:value-type="float"/>
          <table:table-cell office:value="0.005394662618637086" office:value-type="float"/>
          <table:table-cell office:value="0.00744204878807068" office:value-type="float"/>
        </table:table-row>
        <table:table-row>
          <table:table-cell office:value="-0.05" office:value-type="float"/>
          <table:table-cell office:value="-0.0279808253049850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416877865791321" office:value-type="float"/>
          <table:table-cell office:value="0.06705724975578109" office:value-type="float"/>
          <table:table-cell office:value="53" office:value-type="float"/>
          <table:table-cell office:value="-0.00873224377632141" office:value-type="float"/>
          <table:table-cell office:value="-0.008472900390625" office:value-type="float"/>
          <table:table-cell office:value="0.009978260993957521" office:value-type="float"/>
          <table:table-cell office:value="0.008189315795898438" office:value-type="float"/>
          <table:table-cell office:value="0.005576241016387939" office:value-type="float"/>
          <table:table-cell office:value="0.007509899139404296" office:value-type="float"/>
        </table:table-row>
        <table:table-row>
          <table:table-cell office:value="-0.05" office:value-type="float"/>
          <table:table-cell office:value="-0.036095606684684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1095852851867677" office:value-type="float"/>
          <table:table-cell office:value="0.04682095929208552" office:value-type="float"/>
          <table:table-cell office:value="54" office:value-type="float"/>
          <table:table-cell office:value="-0.008512664437294006" office:value-type="float"/>
          <table:table-cell office:value="-0.008114781379699707" office:value-type="float"/>
          <table:table-cell office:value="0.009965190887451172" office:value-type="float"/>
          <table:table-cell office:value="0.007961978912353515" office:value-type="float"/>
          <table:table-cell office:value="0.0053753209114074715" office:value-type="float"/>
          <table:table-cell office:value="0.006927074193954467" office:value-type="float"/>
        </table:table-row>
        <table:table-row>
          <table:table-cell office:value="-0.05" office:value-type="float"/>
          <table:table-cell office:value="-0.0393780058622360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1942939758300783" office:value-type="float"/>
          <table:table-cell office:value="0.06772274853661063" office:value-type="float"/>
          <table:table-cell office:value="55" office:value-type="float"/>
          <table:table-cell office:value="-0.009229635000228883" office:value-type="float"/>
          <table:table-cell office:value="-0.0032823991775512698" office:value-type="float"/>
          <table:table-cell office:value="0.009988479614257811" office:value-type="float"/>
          <table:table-cell office:value="0.007140084505081178" office:value-type="float"/>
          <table:table-cell office:value="0.0071657752990722644" office:value-type="float"/>
          <table:table-cell office:value="0.000847086906433106" office:value-type="float"/>
        </table:table-row>
        <table:table-row>
          <table:table-cell office:value="-0.05" office:value-type="float"/>
          <table:table-cell office:value="-0.0479135298728943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9533027410507206" office:value-type="float"/>
          <table:table-cell office:value="0.015106095263591753" office:value-type="float"/>
          <table:table-cell office:value="56" office:value-type="float"/>
          <table:table-cell office:value="-0.00844304621219635" office:value-type="float"/>
          <table:table-cell office:value="-0.008535524010658265" office:value-type="float"/>
          <table:table-cell office:value="0.009961552619934083" office:value-type="float"/>
          <table:table-cell office:value="0.008109654188156129" office:value-type="float"/>
          <table:table-cell office:value="0.0051714396476745614" office:value-type="float"/>
          <table:table-cell office:value="0.007590087652206421" office:value-type="float"/>
        </table:table-row>
        <table:table-row>
          <table:table-cell office:value="-0.05" office:value-type="float"/>
          <table:table-cell office:value="-0.03828580260276797" office:value-type="float"/>
          <table:table-cell office:value="0.05" office:value-type="float"/>
          <table:table-cell office:value="0.04555255770683289" office:value-type="float"/>
          <table:table-cell office:value="0.05" office:value-type="float"/>
          <table:table-cell office:value="0.009745439887046818" office:value-type="float"/>
          <table:table-cell office:value="0.06459855583205523" office:value-type="float"/>
          <table:table-cell office:value="57" office:value-type="float"/>
          <table:table-cell office:value="-0.009994402527809143" office:value-type="float"/>
          <table:table-cell office:value="0.009627727270126342" office:value-type="float"/>
          <table:table-cell office:value="0.009999988079071044" office:value-type="float"/>
          <table:table-cell office:value="-0.004447442293167114" office:value-type="float"/>
          <table:table-cell office:value="0.008604470491409303" office:value-type="float"/>
          <table:table-cell office:value="-0.009787587523460388" office:value-type="float"/>
        </table:table-row>
        <table:table-row>
          <table:table-cell office:value="-0.05" office:value-type="float"/>
          <table:table-cell office:value="-0.0466635686159134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7212033867836003" office:value-type="float"/>
          <table:table-cell office:value="-3.8999455989669904" office:value-type="float"/>
          <table:table-cell office:value="58" office:value-type="float"/>
          <table:table-cell office:value="-0.008860481977462769" office:value-type="float"/>
          <table:table-cell office:value="-0.008377766013145447" office:value-type="float"/>
          <table:table-cell office:value="0.00997522830963135" office:value-type="float"/>
          <table:table-cell office:value="0.00844351291656494" office:value-type="float"/>
          <table:table-cell office:value="0.005999507904052735" office:value-type="float"/>
          <table:table-cell office:value="0.0074665939807891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4789674878120428" office:value-type="float"/>
          <table:table-cell office:value="0.06382713441775269" office:value-type="float"/>
          <table:table-cell office:value="59" office:value-type="float"/>
          <table:table-cell office:value="-0.008510310649871827" office:value-type="float"/>
          <table:table-cell office:value="-0.00831983506679535" office:value-type="float"/>
          <table:table-cell office:value="0.00994603991508484" office:value-type="float"/>
          <table:table-cell office:value="0.007844200134277344" office:value-type="float"/>
          <table:table-cell office:value="0.005348794460296631" office:value-type="float"/>
          <table:table-cell office:value="0.0075776410102844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236988723278046" office:value-type="float"/>
          <table:table-cell office:value="0.023282745089435085" office:value-type="float"/>
          <table:table-cell office:value="60" office:value-type="float"/>
          <table:table-cell office:value="-0.008615026473999024" office:value-type="float"/>
          <table:table-cell office:value="-0.008529099822044372" office:value-type="float"/>
          <table:table-cell office:value="0.009952169656753539" office:value-type="float"/>
          <table:table-cell office:value="0.008296905755996705" office:value-type="float"/>
          <table:table-cell office:value="0.005462305545806885" office:value-type="float"/>
          <table:table-cell office:value="0.007580212354660035" office:value-type="float"/>
        </table:table-row>
      </table:table>
      <table:table table:name="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871253967285" office:value-type="float"/>
          <table:table-cell office:value="-0.009994412064552307" office:value-type="float"/>
          <table:table-cell office:value="0.01" office:value-type="float"/>
          <table:table-cell office:value="0.0099991512298584" office:value-type="float"/>
          <table:table-cell office:value="0.009957005977630615" office:value-type="float"/>
          <table:table-cell office:value="0.009988820552825928" office:value-type="float"/>
          <table:table-cell office:value="0.07320004798125143" office:value-type="float"/>
          <table:table-cell office:value="1" office:value-type="float"/>
          <table:table-cell office:value="-0.009999871253967285" office:value-type="float"/>
          <table:table-cell office:value="-0.009994412064552307" office:value-type="float"/>
          <table:table-cell office:value="0.01" office:value-type="float"/>
          <table:table-cell office:value="0.0099991512298584" office:value-type="float"/>
          <table:table-cell office:value="0.009957005977630615" office:value-type="float"/>
          <table:table-cell office:value="0.009988820552825928" office:value-type="float"/>
        </table:table-row>
        <table:table-row>
          <table:table-cell office:value="-0.019999731183052063" office:value-type="float"/>
          <table:table-cell office:value="-0.019987866878509522" office:value-type="float"/>
          <table:table-cell office:value="0.02" office:value-type="float"/>
          <table:table-cell office:value="0.019998288154602053" office:value-type="float"/>
          <table:table-cell office:value="0.019911885261535645" office:value-type="float"/>
          <table:table-cell office:value="0.019975305795669557" office:value-type="float"/>
          <table:table-cell office:value="0.0723449748553773" office:value-type="float"/>
          <table:table-cell office:value="2" office:value-type="float"/>
          <table:table-cell office:value="-0.009999859929084778" office:value-type="float"/>
          <table:table-cell office:value="-0.009993454813957215" office:value-type="float"/>
          <table:table-cell office:value="0.01" office:value-type="float"/>
          <table:table-cell office:value="0.009999136924743654" office:value-type="float"/>
          <table:table-cell office:value="0.00995487928390503" office:value-type="float"/>
          <table:table-cell office:value="0.009986485242843629" office:value-type="float"/>
        </table:table-row>
        <table:table-row>
          <table:table-cell office:value="-0.029999603033065796" office:value-type="float"/>
          <table:table-cell office:value="-0.029981796741485597" office:value-type="float"/>
          <table:table-cell office:value="0.03" office:value-type="float"/>
          <table:table-cell office:value="0.029997324943542486" office:value-type="float"/>
          <table:table-cell office:value="0.029857268333435057" office:value-type="float"/>
          <table:table-cell office:value="0.029963172674179077" office:value-type="float"/>
          <table:table-cell office:value="0.06737809680989468" office:value-type="float"/>
          <table:table-cell office:value="3" office:value-type="float"/>
          <table:table-cell office:value="-0.009999871850013733" office:value-type="float"/>
          <table:table-cell office:value="-0.009993929862976075" office:value-type="float"/>
          <table:table-cell office:value="0.01" office:value-type="float"/>
          <table:table-cell office:value="0.009999036788940431" office:value-type="float"/>
          <table:table-cell office:value="0.009945383071899414" office:value-type="float"/>
          <table:table-cell office:value="0.009987866878509522" office:value-type="float"/>
        </table:table-row>
        <table:table-row>
          <table:table-cell office:value="-0.039999438524246214" office:value-type="float"/>
          <table:table-cell office:value="-0.03997314512729645" office:value-type="float"/>
          <table:table-cell office:value="0.04" office:value-type="float"/>
          <table:table-cell office:value="0.03999613046646119" office:value-type="float"/>
          <table:table-cell office:value="0.039796923398971555" office:value-type="float"/>
          <table:table-cell office:value="0.03994611620903015" office:value-type="float"/>
          <table:table-cell office:value="0.06083327600765219" office:value-type="float"/>
          <table:table-cell office:value="4" office:value-type="float"/>
          <table:table-cell office:value="-0.00999983549118042" office:value-type="float"/>
          <table:table-cell office:value="-0.009991348385810853" office:value-type="float"/>
          <table:table-cell office:value="0.01" office:value-type="float"/>
          <table:table-cell office:value="0.009998805522918703" office:value-type="float"/>
          <table:table-cell office:value="0.0099396550655365" office:value-type="float"/>
          <table:table-cell office:value="0.009982943534851076" office:value-type="float"/>
        </table:table-row>
        <table:table-row>
          <table:table-cell office:value="-0.04999927639961242" office:value-type="float"/>
          <table:table-cell office:value="-0.04996344327926636" office:value-type="float"/>
          <table:table-cell office:value="0.05" office:value-type="float"/>
          <table:table-cell office:value="0.04999465703964234" office:value-type="float"/>
          <table:table-cell office:value="0.04971919059753418" office:value-type="float"/>
          <table:table-cell office:value="0.04992775797843933" office:value-type="float"/>
          <table:table-cell office:value="0.05379278378045954" office:value-type="float"/>
          <table:table-cell office:value="5" office:value-type="float"/>
          <table:table-cell office:value="-0.009999837875366211" office:value-type="float"/>
          <table:table-cell office:value="-0.00999029815196991" office:value-type="float"/>
          <table:table-cell office:value="0.01" office:value-type="float"/>
          <table:table-cell office:value="0.009998526573181154" office:value-type="float"/>
          <table:table-cell office:value="0.009922267198562621" office:value-type="float"/>
          <table:table-cell office:value="0.009981641769409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1263741" office:value-type="float"/>
          <table:table-cell office:value="6" office:value-type="float"/>
          <table:table-cell office:value="-0.009999790787696838" office:value-type="float"/>
          <table:table-cell office:value="-0.009986206293106079" office:value-type="float"/>
          <table:table-cell office:value="0.01" office:value-type="float"/>
          <table:table-cell office:value="0.009998152256011963" office:value-type="float"/>
          <table:table-cell office:value="0.009914171695709227" office:value-type="float"/>
          <table:table-cell office:value="0.0099742341041564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16296948325" office:value-type="float"/>
          <table:table-cell office:value="7" office:value-type="float"/>
          <table:table-cell office:value="-0.00999983549118042" office:value-type="float"/>
          <table:table-cell office:value="-0.009988579750061035" office:value-type="float"/>
          <table:table-cell office:value="0.01" office:value-type="float"/>
          <table:table-cell office:value="0.009998109340667726" office:value-type="float"/>
          <table:table-cell office:value="0.009895137548446656" office:value-type="float"/>
          <table:table-cell office:value="0.0099789631366729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15905861256" office:value-type="float"/>
          <table:table-cell office:value="8" office:value-type="float"/>
          <table:table-cell office:value="-0.00999983549118042" office:value-type="float"/>
          <table:table-cell office:value="-0.009988579750061035" office:value-type="float"/>
          <table:table-cell office:value="0.01" office:value-type="float"/>
          <table:table-cell office:value="0.009998109340667726" office:value-type="float"/>
          <table:table-cell office:value="0.009895137548446656" office:value-type="float"/>
          <table:table-cell office:value="0.0099789631366729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0264508982" office:value-type="float"/>
          <table:table-cell office:value="9" office:value-type="float"/>
          <table:table-cell office:value="-0.009999868869781494" office:value-type="float"/>
          <table:table-cell office:value="-0.009990522861480713" office:value-type="float"/>
          <table:table-cell office:value="0.01" office:value-type="float"/>
          <table:table-cell office:value="0.009998087882995605" office:value-type="float"/>
          <table:table-cell office:value="0.009867215156555175" office:value-type="float"/>
          <table:table-cell office:value="0.0099818253517150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925548218" office:value-type="float"/>
          <table:table-cell office:value="10" office:value-type="float"/>
          <table:table-cell office:value="-0.009999868869781494" office:value-type="float"/>
          <table:table-cell office:value="-0.009990522861480713" office:value-type="float"/>
          <table:table-cell office:value="0.01" office:value-type="float"/>
          <table:table-cell office:value="0.009998087882995605" office:value-type="float"/>
          <table:table-cell office:value="0.009867215156555175" office:value-type="float"/>
          <table:table-cell office:value="0.0099818253517150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071209701" office:value-type="float"/>
          <table:table-cell office:value="11" office:value-type="float"/>
          <table:table-cell office:value="-0.009999895095825195" office:value-type="float"/>
          <table:table-cell office:value="-0.00999193012714386" office:value-type="float"/>
          <table:table-cell office:value="0.01" office:value-type="float"/>
          <table:table-cell office:value="0.009997986555099486" office:value-type="float"/>
          <table:table-cell office:value="0.009828765392303465" office:value-type="float"/>
          <table:table-cell office:value="0.009983663558959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16357709964" office:value-type="float"/>
          <table:table-cell office:value="12" office:value-type="float"/>
          <table:table-cell office:value="-0.009999895095825195" office:value-type="float"/>
          <table:table-cell office:value="-0.00999193012714386" office:value-type="float"/>
          <table:table-cell office:value="0.01" office:value-type="float"/>
          <table:table-cell office:value="0.009997986555099486" office:value-type="float"/>
          <table:table-cell office:value="0.009828765392303465" office:value-type="float"/>
          <table:table-cell office:value="0.009983663558959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3908386759" office:value-type="float"/>
          <table:table-cell office:value="13" office:value-type="float"/>
          <table:table-cell office:value="-0.009999913573265075" office:value-type="float"/>
          <table:table-cell office:value="-0.009993021488189698" office:value-type="float"/>
          <table:table-cell office:value="0.01" office:value-type="float"/>
          <table:table-cell office:value="0.00999776005744934" office:value-type="float"/>
          <table:table-cell office:value="0.009767879247665404" office:value-type="float"/>
          <table:table-cell office:value="0.00998474359512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3535879885" office:value-type="float"/>
          <table:table-cell office:value="14" office:value-type="float"/>
          <table:table-cell office:value="-0.009999913573265075" office:value-type="float"/>
          <table:table-cell office:value="-0.009993021488189698" office:value-type="float"/>
          <table:table-cell office:value="0.01" office:value-type="float"/>
          <table:table-cell office:value="0.00999776005744934" office:value-type="float"/>
          <table:table-cell office:value="0.009767879247665404" office:value-type="float"/>
          <table:table-cell office:value="0.00998474359512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0260288254" office:value-type="float"/>
          <table:table-cell office:value="15" office:value-type="float"/>
          <table:table-cell office:value="-0.009999925494194031" office:value-type="float"/>
          <table:table-cell office:value="-0.009994028210639954" office:value-type="float"/>
          <table:table-cell office:value="0.01" office:value-type="float"/>
          <table:table-cell office:value="0.009997413158416747" office:value-type="float"/>
          <table:table-cell office:value="0.009673861265182495" office:value-type="float"/>
          <table:table-cell office:value="0.00998525857925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678742335" office:value-type="float"/>
          <table:table-cell office:value="16" office:value-type="float"/>
          <table:table-cell office:value="-0.009999925494194031" office:value-type="float"/>
          <table:table-cell office:value="-0.009994028210639954" office:value-type="float"/>
          <table:table-cell office:value="0.01" office:value-type="float"/>
          <table:table-cell office:value="0.009997413158416747" office:value-type="float"/>
          <table:table-cell office:value="0.009673861265182495" office:value-type="float"/>
          <table:table-cell office:value="0.00998525857925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0722944362" office:value-type="float"/>
          <table:table-cell office:value="17" office:value-type="float"/>
          <table:table-cell office:value="-0.009999932050704955" office:value-type="float"/>
          <table:table-cell office:value="-0.009994896650314332" office:value-type="float"/>
          <table:table-cell office:value="0.01" office:value-type="float"/>
          <table:table-cell office:value="0.009996830224990845" office:value-type="float"/>
          <table:table-cell office:value="0.00951146960258484" office:value-type="float"/>
          <table:table-cell office:value="0.0099850344657897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47668804" office:value-type="float"/>
          <table:table-cell office:value="18" office:value-type="float"/>
          <table:table-cell office:value="-0.009999932050704955" office:value-type="float"/>
          <table:table-cell office:value="-0.009994896650314332" office:value-type="float"/>
          <table:table-cell office:value="0.01" office:value-type="float"/>
          <table:table-cell office:value="0.009996830224990845" office:value-type="float"/>
          <table:table-cell office:value="0.00951146960258484" office:value-type="float"/>
          <table:table-cell office:value="0.0099850356578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352805493" office:value-type="float"/>
          <table:table-cell office:value="19" office:value-type="float"/>
          <table:table-cell office:value="-0.009999932646751404" office:value-type="float"/>
          <table:table-cell office:value="-0.00999548077583313" office:value-type="float"/>
          <table:table-cell office:value="0.01" office:value-type="float"/>
          <table:table-cell office:value="0.009995722770690918" office:value-type="float"/>
          <table:table-cell office:value="0.009203310012817384" office:value-type="float"/>
          <table:table-cell office:value="0.0099839258193969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68927764" office:value-type="float"/>
          <table:table-cell office:value="20" office:value-type="float"/>
          <table:table-cell office:value="-0.009999932646751404" office:value-type="float"/>
          <table:table-cell office:value="-0.00999548077583313" office:value-type="float"/>
          <table:table-cell office:value="0.01" office:value-type="float"/>
          <table:table-cell office:value="0.009995722770690918" office:value-type="float"/>
          <table:table-cell office:value="0.009203310012817384" office:value-type="float"/>
          <table:table-cell office:value="0.0099839258193969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3333974655" office:value-type="float"/>
          <table:table-cell office:value="21" office:value-type="float"/>
          <table:table-cell office:value="-0.009999928474426269" office:value-type="float"/>
          <table:table-cell office:value="-0.009995978474617005" office:value-type="float"/>
          <table:table-cell office:value="0.01" office:value-type="float"/>
          <table:table-cell office:value="0.00999374508857727" office:value-type="float"/>
          <table:table-cell office:value="0.008646575212478637" office:value-type="float"/>
          <table:table-cell office:value="0.0099814093112945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228980068" office:value-type="float"/>
          <table:table-cell office:value="22" office:value-type="float"/>
          <table:table-cell office:value="-0.009999928474426269" office:value-type="float"/>
          <table:table-cell office:value="-0.009995978474617005" office:value-type="float"/>
          <table:table-cell office:value="0.01" office:value-type="float"/>
          <table:table-cell office:value="0.00999374508857727" office:value-type="float"/>
          <table:table-cell office:value="0.008646575212478637" office:value-type="float"/>
          <table:table-cell office:value="0.0099814093112945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54561798" office:value-type="float"/>
          <table:table-cell office:value="23" office:value-type="float"/>
          <table:table-cell office:value="-0.009999921321868896" office:value-type="float"/>
          <table:table-cell office:value="-0.009996389746665954" office:value-type="float"/>
          <table:table-cell office:value="0.01" office:value-type="float"/>
          <table:table-cell office:value="0.009990162849426271" office:value-type="float"/>
          <table:table-cell office:value="0.007724357843399048" office:value-type="float"/>
          <table:table-cell office:value="0.0099770760536193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46253731261" office:value-type="float"/>
          <table:table-cell office:value="24" office:value-type="float"/>
          <table:table-cell office:value="-0.009999921321868896" office:value-type="float"/>
          <table:table-cell office:value="-0.009996389746665954" office:value-type="float"/>
          <table:table-cell office:value="0.01" office:value-type="float"/>
          <table:table-cell office:value="0.009990162849426271" office:value-type="float"/>
          <table:table-cell office:value="0.007724357843399048" office:value-type="float"/>
          <table:table-cell office:value="0.0099770760536193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35367494" office:value-type="float"/>
          <table:table-cell office:value="25" office:value-type="float"/>
          <table:table-cell office:value="-0.009999912977218629" office:value-type="float"/>
          <table:table-cell office:value="-0.009996752738952636" office:value-type="float"/>
          <table:table-cell office:value="0.01" office:value-type="float"/>
          <table:table-cell office:value="0.009985108375549315" office:value-type="float"/>
          <table:table-cell office:value="0.006772775650024413" office:value-type="float"/>
          <table:table-cell office:value="0.0099715733528137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804957232" office:value-type="float"/>
          <table:table-cell office:value="26" office:value-type="float"/>
          <table:table-cell office:value="-0.009999912977218629" office:value-type="float"/>
          <table:table-cell office:value="-0.009996752738952636" office:value-type="float"/>
          <table:table-cell office:value="0.01" office:value-type="float"/>
          <table:table-cell office:value="0.009985108375549315" office:value-type="float"/>
          <table:table-cell office:value="0.006772757768630981" office:value-type="float"/>
          <table:table-cell office:value="0.0099715733528137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979838224" office:value-type="float"/>
          <table:table-cell office:value="27" office:value-type="float"/>
          <table:table-cell office:value="-0.009999908804893494" office:value-type="float"/>
          <table:table-cell office:value="-0.009997089505195619" office:value-type="float"/>
          <table:table-cell office:value="0.01" office:value-type="float"/>
          <table:table-cell office:value="0.009980562925338747" office:value-type="float"/>
          <table:table-cell office:value="0.006460566520690917" office:value-type="float"/>
          <table:table-cell office:value="0.009966337680816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5647791765" office:value-type="float"/>
          <table:table-cell office:value="28" office:value-type="float"/>
          <table:table-cell office:value="-0.009999908804893494" office:value-type="float"/>
          <table:table-cell office:value="-0.009997089505195619" office:value-type="float"/>
          <table:table-cell office:value="0.01" office:value-type="float"/>
          <table:table-cell office:value="0.009980562925338747" office:value-type="float"/>
          <table:table-cell office:value="0.006460566520690917" office:value-type="float"/>
          <table:table-cell office:value="0.009966337680816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4373157561" office:value-type="float"/>
          <table:table-cell office:value="29" office:value-type="float"/>
          <table:table-cell office:value="-0.009999909996986389" office:value-type="float"/>
          <table:table-cell office:value="-0.009997413158416749" office:value-type="float"/>
          <table:table-cell office:value="0.01" office:value-type="float"/>
          <table:table-cell office:value="0.00997823476791382" office:value-type="float"/>
          <table:table-cell office:value="0.006790688037872314" office:value-type="float"/>
          <table:table-cell office:value="0.009962700605392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984707711" office:value-type="float"/>
          <table:table-cell office:value="30" office:value-type="float"/>
          <table:table-cell office:value="-0.009999909996986389" office:value-type="float"/>
          <table:table-cell office:value="-0.009997413158416749" office:value-type="float"/>
          <table:table-cell office:value="0.01" office:value-type="float"/>
          <table:table-cell office:value="0.00997823476791382" office:value-type="float"/>
          <table:table-cell office:value="0.006790688037872314" office:value-type="float"/>
          <table:table-cell office:value="0.009962700605392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1135062303" office:value-type="float"/>
          <table:table-cell office:value="31" office:value-type="float"/>
          <table:table-cell office:value="-0.009999909996986389" office:value-type="float"/>
          <table:table-cell office:value="-0.009997686147689819" office:value-type="float"/>
          <table:table-cell office:value="0.01" office:value-type="float"/>
          <table:table-cell office:value="0.009972920417785644" office:value-type="float"/>
          <table:table-cell office:value="0.00700690507888794" office:value-type="float"/>
          <table:table-cell office:value="0.009958096742630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624710071" office:value-type="float"/>
          <table:table-cell office:value="32" office:value-type="float"/>
          <table:table-cell office:value="-0.009999909996986389" office:value-type="float"/>
          <table:table-cell office:value="-0.009997686147689819" office:value-type="float"/>
          <table:table-cell office:value="0.01" office:value-type="float"/>
          <table:table-cell office:value="0.009972920417785644" office:value-type="float"/>
          <table:table-cell office:value="0.00700690507888794" office:value-type="float"/>
          <table:table-cell office:value="0.009958096742630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4414966826" office:value-type="float"/>
          <table:table-cell office:value="33" office:value-type="float"/>
          <table:table-cell office:value="-0.009999906420707702" office:value-type="float"/>
          <table:table-cell office:value="-0.009997885823249817" office:value-type="float"/>
          <table:table-cell office:value="0.01" office:value-type="float"/>
          <table:table-cell office:value="0.00996172070503235" office:value-type="float"/>
          <table:table-cell office:value="0.0069454884529113765" office:value-type="float"/>
          <table:table-cell office:value="0.0099514758586883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2457304254" office:value-type="float"/>
          <table:table-cell office:value="34" office:value-type="float"/>
          <table:table-cell office:value="-0.009999906420707702" office:value-type="float"/>
          <table:table-cell office:value="-0.009997885823249817" office:value-type="float"/>
          <table:table-cell office:value="0.01" office:value-type="float"/>
          <table:table-cell office:value="0.00996172070503235" office:value-type="float"/>
          <table:table-cell office:value="0.0069454884529113765" office:value-type="float"/>
          <table:table-cell office:value="0.0099514758586883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3454783495" office:value-type="float"/>
          <table:table-cell office:value="35" office:value-type="float"/>
          <table:table-cell office:value="-0.009999901652336121" office:value-type="float"/>
          <table:table-cell office:value="-0.00999803602695465" office:value-type="float"/>
          <table:table-cell office:value="0.01" office:value-type="float"/>
          <table:table-cell office:value="0.009939755201339722" office:value-type="float"/>
          <table:table-cell office:value="0.006640818119049071" office:value-type="float"/>
          <table:table-cell office:value="0.009941980838775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16308531774" office:value-type="float"/>
          <table:table-cell office:value="36" office:value-type="float"/>
          <table:table-cell office:value="-0.009999901652336121" office:value-type="float"/>
          <table:table-cell office:value="-0.00999803602695465" office:value-type="float"/>
          <table:table-cell office:value="0.01" office:value-type="float"/>
          <table:table-cell office:value="0.009939755201339722" office:value-type="float"/>
          <table:table-cell office:value="0.0066408169269561775" office:value-type="float"/>
          <table:table-cell office:value="0.009941980838775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208495913" office:value-type="float"/>
          <table:table-cell office:value="37" office:value-type="float"/>
          <table:table-cell office:value="-0.0099998939037323" office:value-type="float"/>
          <table:table-cell office:value="-0.009998137950897218" office:value-type="float"/>
          <table:table-cell office:value="0.01" office:value-type="float"/>
          <table:table-cell office:value="0.009896137714385985" office:value-type="float"/>
          <table:table-cell office:value="0.006023178100585938" office:value-type="float"/>
          <table:table-cell office:value="0.0099291253089904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790827202" office:value-type="float"/>
          <table:table-cell office:value="38" office:value-type="float"/>
          <table:table-cell office:value="-0.0099998939037323" office:value-type="float"/>
          <table:table-cell office:value="-0.009998137950897218" office:value-type="float"/>
          <table:table-cell office:value="0.01" office:value-type="float"/>
          <table:table-cell office:value="0.009896137714385985" office:value-type="float"/>
          <table:table-cell office:value="0.006023178100585938" office:value-type="float"/>
          <table:table-cell office:value="0.0099291253089904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532131711505" office:value-type="float"/>
          <table:table-cell office:value="39" office:value-type="float"/>
          <table:table-cell office:value="-0.009999886155128479" office:value-type="float"/>
          <table:table-cell office:value="-0.00999824821949005" office:value-type="float"/>
          <table:table-cell office:value="0.01" office:value-type="float"/>
          <table:table-cell office:value="0.009814038276672364" office:value-type="float"/>
          <table:table-cell office:value="0.005191326141357422" office:value-type="float"/>
          <table:table-cell office:value="0.009912924766540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478889328" office:value-type="float"/>
          <table:table-cell office:value="40" office:value-type="float"/>
          <table:table-cell office:value="-0.009999886155128479" office:value-type="float"/>
          <table:table-cell office:value="-0.00999824821949005" office:value-type="float"/>
          <table:table-cell office:value="0.01" office:value-type="float"/>
          <table:table-cell office:value="0.009814040660858154" office:value-type="float"/>
          <table:table-cell office:value="0.005191349983215332" office:value-type="float"/>
          <table:table-cell office:value="0.0099129271507263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704419299" office:value-type="float"/>
          <table:table-cell office:value="41" office:value-type="float"/>
          <table:table-cell office:value="-0.009999880194664001" office:value-type="float"/>
          <table:table-cell office:value="-0.00999838411808014" office:value-type="float"/>
          <table:table-cell office:value="0.01" office:value-type="float"/>
          <table:table-cell office:value="0.009677116870880126" office:value-type="float"/>
          <table:table-cell office:value="0.0043222570419311525" office:value-type="float"/>
          <table:table-cell office:value="0.009899303913116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48078831814" office:value-type="float"/>
          <table:table-cell office:value="42" office:value-type="float"/>
          <table:table-cell office:value="-0.009999880194664001" office:value-type="float"/>
          <table:table-cell office:value="-0.00999838411808014" office:value-type="float"/>
          <table:table-cell office:value="0.01" office:value-type="float"/>
          <table:table-cell office:value="0.009677116870880126" office:value-type="float"/>
          <table:table-cell office:value="0.0043222570419311525" office:value-type="float"/>
          <table:table-cell office:value="0.009899303913116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51211665" office:value-type="float"/>
          <table:table-cell office:value="43" office:value-type="float"/>
          <table:table-cell office:value="-0.009999878406524658" office:value-type="float"/>
          <table:table-cell office:value="-0.009998520016670228" office:value-type="float"/>
          <table:table-cell office:value="0.01" office:value-type="float"/>
          <table:table-cell office:value="0.009471769332885743" office:value-type="float"/>
          <table:table-cell office:value="0.0036137294769287114" office:value-type="float"/>
          <table:table-cell office:value="0.009887685775756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683069929" office:value-type="float"/>
          <table:table-cell office:value="44" office:value-type="float"/>
          <table:table-cell office:value="-0.009999878406524658" office:value-type="float"/>
          <table:table-cell office:value="-0.009998520016670228" office:value-type="float"/>
          <table:table-cell office:value="0.01" office:value-type="float"/>
          <table:table-cell office:value="0.00947176218032837" office:value-type="float"/>
          <table:table-cell office:value="0.0036136996746063237" office:value-type="float"/>
          <table:table-cell office:value="0.0098876833915710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67795993" office:value-type="float"/>
          <table:table-cell office:value="45" office:value-type="float"/>
          <table:table-cell office:value="-0.00999988079071045" office:value-type="float"/>
          <table:table-cell office:value="-0.009998673796653748" office:value-type="float"/>
          <table:table-cell office:value="0.01" office:value-type="float"/>
          <table:table-cell office:value="0.009195586442947387" office:value-type="float"/>
          <table:table-cell office:value="0.003006069660186768" office:value-type="float"/>
          <table:table-cell office:value="0.009881590604782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0731524655" office:value-type="float"/>
          <table:table-cell office:value="46" office:value-type="float"/>
          <table:table-cell office:value="-0.00999988079071045" office:value-type="float"/>
          <table:table-cell office:value="-0.009998673796653748" office:value-type="float"/>
          <table:table-cell office:value="0.01" office:value-type="float"/>
          <table:table-cell office:value="0.009195586442947387" office:value-type="float"/>
          <table:table-cell office:value="0.003006069660186768" office:value-type="float"/>
          <table:table-cell office:value="0.009881590604782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4884045664" office:value-type="float"/>
          <table:table-cell office:value="47" office:value-type="float"/>
          <table:table-cell office:value="-0.00999988555908203" office:value-type="float"/>
          <table:table-cell office:value="-0.009998840093612672" office:value-type="float"/>
          <table:table-cell office:value="0.01" office:value-type="float"/>
          <table:table-cell office:value="0.008849914073944093" office:value-type="float"/>
          <table:table-cell office:value="0.0024860095977783207" office:value-type="float"/>
          <table:table-cell office:value="0.0098796749114990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2503340978" office:value-type="float"/>
          <table:table-cell office:value="48" office:value-type="float"/>
          <table:table-cell office:value="-0.00999988555908203" office:value-type="float"/>
          <table:table-cell office:value="-0.009998840093612672" office:value-type="float"/>
          <table:table-cell office:value="0.01" office:value-type="float"/>
          <table:table-cell office:value="0.008849914073944093" office:value-type="float"/>
          <table:table-cell office:value="0.002486008405685424" office:value-type="float"/>
          <table:table-cell office:value="0.0098796749114990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4369917736" office:value-type="float"/>
          <table:table-cell office:value="49" office:value-type="float"/>
          <table:table-cell office:value="-0.009999891519546509" office:value-type="float"/>
          <table:table-cell office:value="-0.009998983144760132" office:value-type="float"/>
          <table:table-cell office:value="0.01" office:value-type="float"/>
          <table:table-cell office:value="0.00841007947921753" office:value-type="float"/>
          <table:table-cell office:value="0.002108100652694702" office:value-type="float"/>
          <table:table-cell office:value="0.0098817682266235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55380914091" office:value-type="float"/>
          <table:table-cell office:value="50" office:value-type="float"/>
          <table:table-cell office:value="-0.009999891519546509" office:value-type="float"/>
          <table:table-cell office:value="-0.009998983144760132" office:value-type="float"/>
          <table:table-cell office:value="0.01" office:value-type="float"/>
          <table:table-cell office:value="0.008410062789916994" office:value-type="float"/>
          <table:table-cell office:value="0.002108072042465209" office:value-type="float"/>
          <table:table-cell office:value="0.009881764650344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070327786" office:value-type="float"/>
          <table:table-cell office:value="51" office:value-type="float"/>
          <table:table-cell office:value="-0.009999896883964538" office:value-type="float"/>
          <table:table-cell office:value="-0.00999911904335022" office:value-type="float"/>
          <table:table-cell office:value="0.01" office:value-type="float"/>
          <table:table-cell office:value="0.007825958728790284" office:value-type="float"/>
          <table:table-cell office:value="0.0018703830242156987" office:value-type="float"/>
          <table:table-cell office:value="0.0098874211311340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39735547" office:value-type="float"/>
          <table:table-cell office:value="52" office:value-type="float"/>
          <table:table-cell office:value="-0.009999896883964538" office:value-type="float"/>
          <table:table-cell office:value="-0.00999911904335022" office:value-type="float"/>
          <table:table-cell office:value="0.01" office:value-type="float"/>
          <table:table-cell office:value="0.007825932502746583" office:value-type="float"/>
          <table:table-cell office:value="0.001870353221893311" office:value-type="float"/>
          <table:table-cell office:value="0.0098874187469482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665436747" office:value-type="float"/>
          <table:table-cell office:value="53" office:value-type="float"/>
          <table:table-cell office:value="-0.009999900460243225" office:value-type="float"/>
          <table:table-cell office:value="-0.009999246001243592" office:value-type="float"/>
          <table:table-cell office:value="0.01" office:value-type="float"/>
          <table:table-cell office:value="0.007036676406860351" office:value-type="float"/>
          <table:table-cell office:value="0.0017136943340301507" office:value-type="float"/>
          <table:table-cell office:value="0.009896476268768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1873857" office:value-type="float"/>
          <table:table-cell office:value="54" office:value-type="float"/>
          <table:table-cell office:value="-0.009999900460243225" office:value-type="float"/>
          <table:table-cell office:value="-0.009999246001243592" office:value-type="float"/>
          <table:table-cell office:value="0.01" office:value-type="float"/>
          <table:table-cell office:value="0.007036677598953248" office:value-type="float"/>
          <table:table-cell office:value="0.0017136943340301507" office:value-type="float"/>
          <table:table-cell office:value="0.009896476268768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4058368" office:value-type="float"/>
          <table:table-cell office:value="55" office:value-type="float"/>
          <table:table-cell office:value="-0.009999904036521913" office:value-type="float"/>
          <table:table-cell office:value="-0.009999344348907471" office:value-type="float"/>
          <table:table-cell office:value="0.01" office:value-type="float"/>
          <table:table-cell office:value="0.0061426305770874035" office:value-type="float"/>
          <table:table-cell office:value="0.0018346226215362558" office:value-type="float"/>
          <table:table-cell office:value="0.009906818866729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74106" office:value-type="float"/>
          <table:table-cell office:value="56" office:value-type="float"/>
          <table:table-cell office:value="-0.009999904036521913" office:value-type="float"/>
          <table:table-cell office:value="-0.009999344348907471" office:value-type="float"/>
          <table:table-cell office:value="0.01" office:value-type="float"/>
          <table:table-cell office:value="0.0061426305770874035" office:value-type="float"/>
          <table:table-cell office:value="0.0018346226215362558" office:value-type="float"/>
          <table:table-cell office:value="0.009906818866729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5277839035" office:value-type="float"/>
          <table:table-cell office:value="57" office:value-type="float"/>
          <table:table-cell office:value="-0.00999990463256836" office:value-type="float"/>
          <table:table-cell office:value="-0.009999425411224365" office:value-type="float"/>
          <table:table-cell office:value="0.01" office:value-type="float"/>
          <table:table-cell office:value="0.005064115524291993" office:value-type="float"/>
          <table:table-cell office:value="0.0020902931690216058" office:value-type="float"/>
          <table:table-cell office:value="0.0099184775352478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314315132" office:value-type="float"/>
          <table:table-cell office:value="58" office:value-type="float"/>
          <table:table-cell office:value="-0.00999990463256836" office:value-type="float"/>
          <table:table-cell office:value="-0.009999425411224365" office:value-type="float"/>
          <table:table-cell office:value="0.01" office:value-type="float"/>
          <table:table-cell office:value="0.005064114332199096" office:value-type="float"/>
          <table:table-cell office:value="0.002090291976928711" office:value-type="float"/>
          <table:table-cell office:value="0.0099184775352478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22445391" office:value-type="float"/>
          <table:table-cell office:value="59" office:value-type="float"/>
          <table:table-cell office:value="-0.009999905824661256" office:value-type="float"/>
          <table:table-cell office:value="-0.009999509453773498" office:value-type="float"/>
          <table:table-cell office:value="0.01" office:value-type="float"/>
          <table:table-cell office:value="0.003987364768981934" office:value-type="float"/>
          <table:table-cell office:value="0.002543847560882568" office:value-type="float"/>
          <table:table-cell office:value="0.00993138313293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1438046" office:value-type="float"/>
          <table:table-cell office:value="60" office:value-type="float"/>
          <table:table-cell office:value="-0.009999905824661256" office:value-type="float"/>
          <table:table-cell office:value="-0.009999509453773498" office:value-type="float"/>
          <table:table-cell office:value="0.01" office:value-type="float"/>
          <table:table-cell office:value="0.003987292051315308" office:value-type="float"/>
          <table:table-cell office:value="0.0025438177585601802" office:value-type="float"/>
          <table:table-cell office:value="0.009931381940841677" office:value-type="float"/>
        </table:table-row>
      </table:table>
      <table:table table:name="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5827674866" office:value-type="float"/>
          <table:table-cell office:value="-0.009999982118606568" office:value-type="float"/>
          <table:table-cell office:value="0.01" office:value-type="float"/>
          <table:table-cell office:value="0.003860771656036377" office:value-type="float"/>
          <table:table-cell office:value="0.003164770603179932" office:value-type="float"/>
          <table:table-cell office:value="0.009993510246276855" office:value-type="float"/>
          <table:table-cell office:value="0.06919446383953232" office:value-type="float"/>
          <table:table-cell office:value="1" office:value-type="float"/>
          <table:table-cell office:value="-0.009999995827674866" office:value-type="float"/>
          <table:table-cell office:value="-0.009999982118606568" office:value-type="float"/>
          <table:table-cell office:value="0.01" office:value-type="float"/>
          <table:table-cell office:value="0.003860771656036377" office:value-type="float"/>
          <table:table-cell office:value="0.003164770603179932" office:value-type="float"/>
          <table:table-cell office:value="0.009993510246276855" office:value-type="float"/>
        </table:table-row>
        <table:table-row>
          <table:table-cell office:value="-0.019999990463256838" office:value-type="float"/>
          <table:table-cell office:value="-0.019999959468841554" office:value-type="float"/>
          <table:table-cell office:value="0.02" office:value-type="float"/>
          <table:table-cell office:value="0.008088560104370117" office:value-type="float"/>
          <table:table-cell office:value="0.006142866611480714" office:value-type="float"/>
          <table:table-cell office:value="0.019985694885253907" office:value-type="float"/>
          <table:table-cell office:value="0.06741808570269087" office:value-type="float"/>
          <table:table-cell office:value="2" office:value-type="float"/>
          <table:table-cell office:value="-0.00999999463558197" office:value-type="float"/>
          <table:table-cell office:value="-0.009999977350234985" office:value-type="float"/>
          <table:table-cell office:value="0.01" office:value-type="float"/>
          <table:table-cell office:value="0.00422778844833374" office:value-type="float"/>
          <table:table-cell office:value="0.0029780960083007815" office:value-type="float"/>
          <table:table-cell office:value="0.009992184638977051" office:value-type="float"/>
        </table:table-row>
        <table:table-row>
          <table:table-cell office:value="-0.0283053195476532" office:value-type="float"/>
          <table:table-cell office:value="-0.024577234983444215" office:value-type="float"/>
          <table:table-cell office:value="0.029993629455566405" office:value-type="float"/>
          <table:table-cell office:value="-0.0009879654645919816" office:value-type="float"/>
          <table:table-cell office:value="0.0005264902114868169" office:value-type="float"/>
          <table:table-cell office:value="0.021988182067871093" office:value-type="float"/>
          <table:table-cell office:value="0.08265853244152248" office:value-type="float"/>
          <table:table-cell office:value="3" office:value-type="float"/>
          <table:table-cell office:value="-0.008305329084396362" office:value-type="float"/>
          <table:table-cell office:value="-0.004577275514602661" office:value-type="float"/>
          <table:table-cell office:value="0.009993629455566406" office:value-type="float"/>
          <table:table-cell office:value="-0.009076525568962098" office:value-type="float"/>
          <table:table-cell office:value="-0.005616376399993897" office:value-type="float"/>
          <table:table-cell office:value="0.0020024871826171877" office:value-type="float"/>
        </table:table-row>
        <table:table-row>
          <table:table-cell office:value="-0.03679493188858032" office:value-type="float"/>
          <table:table-cell office:value="-0.03405941665172577" office:value-type="float"/>
          <table:table-cell office:value="0.03997522711753845" office:value-type="float"/>
          <table:table-cell office:value="-0.008097992539405824" office:value-type="float"/>
          <table:table-cell office:value="-0.0038884198665618897" office:value-type="float"/>
          <table:table-cell office:value="0.02965838670730591" office:value-type="float"/>
          <table:table-cell office:value="0.07791868630014302" office:value-type="float"/>
          <table:table-cell office:value="4" office:value-type="float"/>
          <table:table-cell office:value="-0.008489612340927124" office:value-type="float"/>
          <table:table-cell office:value="-0.009482181668281556" office:value-type="float"/>
          <table:table-cell office:value="0.009981597661972047" office:value-type="float"/>
          <table:table-cell office:value="-0.007110027074813842" office:value-type="float"/>
          <table:table-cell office:value="-0.004414910078048707" office:value-type="float"/>
          <table:table-cell office:value="0.007670204639434816" office:value-type="float"/>
        </table:table-row>
        <table:table-row>
          <table:table-cell office:value="-0.0451457291841507" office:value-type="float"/>
          <table:table-cell office:value="-0.043403342962265015" office:value-type="float"/>
          <table:table-cell office:value="0.049952672719955446" office:value-type="float"/>
          <table:table-cell office:value="-0.015378549098968507" office:value-type="float"/>
          <table:table-cell office:value="-0.007786893844604493" office:value-type="float"/>
          <table:table-cell office:value="0.03711120843887329" office:value-type="float"/>
          <table:table-cell office:value="0.07238873807935584" office:value-type="float"/>
          <table:table-cell office:value="5" office:value-type="float"/>
          <table:table-cell office:value="-0.008350797295570374" office:value-type="float"/>
          <table:table-cell office:value="-0.009343926310539246" office:value-type="float"/>
          <table:table-cell office:value="0.009977445602416991" office:value-type="float"/>
          <table:table-cell office:value="-0.007280556559562683" office:value-type="float"/>
          <table:table-cell office:value="-0.003898473978042603" office:value-type="float"/>
          <table:table-cell office:value="0.0074528217315673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22850826978683472" office:value-type="float"/>
          <table:table-cell office:value="-0.011399658918380738" office:value-type="float"/>
          <table:table-cell office:value="0.04393921256065369" office:value-type="float"/>
          <table:table-cell office:value="0.0336595351245765" office:value-type="float"/>
          <table:table-cell office:value="6" office:value-type="float"/>
          <table:table-cell office:value="-0.00820570707321167" office:value-type="float"/>
          <table:table-cell office:value="-0.009082351326942444" office:value-type="float"/>
          <table:table-cell office:value="0.009971222877502442" office:value-type="float"/>
          <table:table-cell office:value="-0.007472277879714966" office:value-type="float"/>
          <table:table-cell office:value="-0.003612765073776245" office:value-type="float"/>
          <table:table-cell office:value="0.0068280041217803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2870157599449158" office:value-type="float"/>
          <table:table-cell office:value="-0.002230305671691895" office:value-type="float"/>
          <table:table-cell office:value="0.05" office:value-type="float"/>
          <table:table-cell office:value="0.05952323238798324" office:value-type="float"/>
          <table:table-cell office:value="7" office:value-type="float"/>
          <table:table-cell office:value="-0.009999955892562867" office:value-type="float"/>
          <table:table-cell office:value="-0.009955703616142272" office:value-type="float"/>
          <table:table-cell office:value="0.01" office:value-type="float"/>
          <table:table-cell office:value="-0.005850749015808105" office:value-type="float"/>
          <table:table-cell office:value="0.009169353246688843" office:value-type="float"/>
          <table:table-cell office:value="0.0097383165359497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36344639062881476" office:value-type="float"/>
          <table:table-cell office:value="-0.006933778524398805" office:value-type="float"/>
          <table:table-cell office:value="0.05" office:value-type="float"/>
          <table:table-cell office:value="0.04164956432336973" office:value-type="float"/>
          <table:table-cell office:value="8" office:value-type="float"/>
          <table:table-cell office:value="-0.007627353668212891" office:value-type="float"/>
          <table:table-cell office:value="-0.00841448187828064" office:value-type="float"/>
          <table:table-cell office:value="0.009979642629623415" office:value-type="float"/>
          <table:table-cell office:value="-0.007643063068389893" office:value-type="float"/>
          <table:table-cell office:value="-0.00470347285270691" office:value-type="float"/>
          <table:table-cell office:value="0.0055815362930297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5432769060134895" office:value-type="float"/>
          <table:table-cell office:value="-0.0011316764354705805" office:value-type="float"/>
          <table:table-cell office:value="0.04625499725341797" office:value-type="float"/>
          <table:table-cell office:value="0.05287153622242423" office:value-type="float"/>
          <table:table-cell office:value="9" office:value-type="float"/>
          <table:table-cell office:value="-0.009949349164962769" office:value-type="float"/>
          <table:table-cell office:value="-0.0033042532205581664" office:value-type="float"/>
          <table:table-cell office:value="0.009999885559082032" office:value-type="float"/>
          <table:table-cell office:value="-0.009088129997253419" office:value-type="float"/>
          <table:table-cell office:value="0.005802102088928224" office:value-type="float"/>
          <table:table-cell office:value="-0.00374500274658203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60421180725097655" office:value-type="float"/>
          <table:table-cell office:value="0.05" office:value-type="float"/>
          <table:table-cell office:value="0.036851122704258533" office:value-type="float"/>
          <table:table-cell office:value="10" office:value-type="float"/>
          <table:table-cell office:value="-0.007799319624900818" office:value-type="float"/>
          <table:table-cell office:value="-0.00735816240310669" office:value-type="float"/>
          <table:table-cell office:value="0.009991062879562378" office:value-type="float"/>
          <table:table-cell office:value="-0.008769161701202392" office:value-type="float"/>
          <table:table-cell office:value="-0.004910441637039185" office:value-type="float"/>
          <table:table-cell office:value="0.0040531146526336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1909076571464538" office:value-type="float"/>
          <table:table-cell office:value="0.05" office:value-type="float"/>
          <table:table-cell office:value="0.05520928609220521" office:value-type="float"/>
          <table:table-cell office:value="11" office:value-type="float"/>
          <table:table-cell office:value="-0.008351436853408814" office:value-type="float"/>
          <table:table-cell office:value="-0.004834669828414917" office:value-type="float"/>
          <table:table-cell office:value="0.009998520612716675" office:value-type="float"/>
          <table:table-cell office:value="-0.00933194637298584" office:value-type="float"/>
          <table:table-cell office:value="-0.005866958498954773" office:value-type="float"/>
          <table:table-cell office:value="0.002515436410903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2290682196617126" office:value-type="float"/>
          <table:table-cell office:value="0.05" office:value-type="float"/>
          <table:table-cell office:value="0.057653640348011355" office:value-type="float"/>
          <table:table-cell office:value="12" office:value-type="float"/>
          <table:table-cell office:value="-0.009015614986419678" office:value-type="float"/>
          <table:table-cell office:value="-0.00653746485710144" office:value-type="float"/>
          <table:table-cell office:value="0.009994628429412842" office:value-type="float"/>
          <table:table-cell office:value="-0.008293063044548035" office:value-type="float"/>
          <table:table-cell office:value="-0.0003816056251525878" office:value-type="float"/>
          <table:table-cell office:value="0.0020289766788482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6193702816963196" office:value-type="float"/>
          <table:table-cell office:value="0.05" office:value-type="float"/>
          <table:table-cell office:value="0.04742289635653578" office:value-type="float"/>
          <table:table-cell office:value="13" office:value-type="float"/>
          <table:table-cell office:value="-0.00863226294517517" office:value-type="float"/>
          <table:table-cell office:value="-0.009450197219848633" office:value-type="float"/>
          <table:table-cell office:value="0.009995613098144533" office:value-type="float"/>
          <table:table-cell office:value="-0.0072660005092620855" office:value-type="float"/>
          <table:table-cell office:value="-0.0039030206203460698" office:value-type="float"/>
          <table:table-cell office:value="0.008682779073715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403036892414093" office:value-type="float"/>
          <table:table-cell office:value="0.05" office:value-type="float"/>
          <table:table-cell office:value="0.056990509703212226" office:value-type="float"/>
          <table:table-cell office:value="14" office:value-type="float"/>
          <table:table-cell office:value="-0.009926882386207581" office:value-type="float"/>
          <table:table-cell office:value="-0.009805561304092407" office:value-type="float"/>
          <table:table-cell office:value="0.009999949932098387" office:value-type="float"/>
          <table:table-cell office:value="-0.00564833402633667" office:value-type="float"/>
          <table:table-cell office:value="0.0021633338928222657" office:value-type="float"/>
          <table:table-cell office:value="0.0097040319442749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7545186877250672" office:value-type="float"/>
          <table:table-cell office:value="0.05" office:value-type="float"/>
          <table:table-cell office:value="0.04129738928575207" office:value-type="float"/>
          <table:table-cell office:value="15" office:value-type="float"/>
          <table:table-cell office:value="-0.008922309875488282" office:value-type="float"/>
          <table:table-cell office:value="-0.009638974070549011" office:value-type="float"/>
          <table:table-cell office:value="0.00999729633331299" office:value-type="float"/>
          <table:table-cell office:value="-0.007013261318206787" office:value-type="float"/>
          <table:table-cell office:value="-0.0035148179531097412" office:value-type="float"/>
          <table:table-cell office:value="0.0091471815109252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1782966256141664" office:value-type="float"/>
          <table:table-cell office:value="0.05" office:value-type="float"/>
          <table:table-cell office:value="0.04023393546503605" office:value-type="float"/>
          <table:table-cell office:value="16" office:value-type="float"/>
          <table:table-cell office:value="-0.009989782571792602" office:value-type="float"/>
          <table:table-cell office:value="-0.009924808740615845" office:value-type="float"/>
          <table:table-cell office:value="0.00999999761581421" office:value-type="float"/>
          <table:table-cell office:value="-0.003050212860107422" office:value-type="float"/>
          <table:table-cell office:value="0.005762220621109008" office:value-type="float"/>
          <table:table-cell office:value="0.0098888719081878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9990807771682744" office:value-type="float"/>
          <table:table-cell office:value="-0.003239062428474427" office:value-type="float"/>
          <table:table-cell office:value="0.05" office:value-type="float"/>
          <table:table-cell office:value="0.04089921222520165" office:value-type="float"/>
          <table:table-cell office:value="17" office:value-type="float"/>
          <table:table-cell office:value="-0.009999050498008729" office:value-type="float"/>
          <table:table-cell office:value="-0.00997735321521759" office:value-type="float"/>
          <table:table-cell office:value="0.01" office:value-type="float"/>
          <table:table-cell office:value="9.192228317260812e-06" office:value-type="float"/>
          <table:table-cell office:value="0.008543903827667237" office:value-type="float"/>
          <table:table-cell office:value="0.0099312949180603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5483774542808533" office:value-type="float"/>
          <table:table-cell office:value="0.05" office:value-type="float"/>
          <table:table-cell office:value="0.04158350928964645" office:value-type="float"/>
          <table:table-cell office:value="18" office:value-type="float"/>
          <table:table-cell office:value="-0.009998450875282288" office:value-type="float"/>
          <table:table-cell office:value="-0.00968825101852417" office:value-type="float"/>
          <table:table-cell office:value="0.01" office:value-type="float"/>
          <table:table-cell office:value="-0.00716148316860199" office:value-type="float"/>
          <table:table-cell office:value="0.00872283697128296" office:value-type="float"/>
          <table:table-cell office:value="0.00886981964111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188938319683075" office:value-type="float"/>
          <table:table-cell office:value="0.05" office:value-type="float"/>
          <table:table-cell office:value="0.04117370887157552" office:value-type="float"/>
          <table:table-cell office:value="19" office:value-type="float"/>
          <table:table-cell office:value="-0.009908275008201598" office:value-type="float"/>
          <table:table-cell office:value="-0.005935897827148437" office:value-type="float"/>
          <table:table-cell office:value="0.009999904632568361" office:value-type="float"/>
          <table:table-cell office:value="-0.008717301487922668" office:value-type="float"/>
          <table:table-cell office:value="0.006405608654022217" office:value-type="float"/>
          <table:table-cell office:value="0.00160182952880859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856387436389923" office:value-type="float"/>
          <table:table-cell office:value="0.05" office:value-type="float"/>
          <table:table-cell office:value="0.06283632646106009" office:value-type="float"/>
          <table:table-cell office:value="20" office:value-type="float"/>
          <table:table-cell office:value="-0.009935940504074097" office:value-type="float"/>
          <table:table-cell office:value="-0.006701515316963196" office:value-type="float"/>
          <table:table-cell office:value="0.009999945163726808" office:value-type="float"/>
          <table:table-cell office:value="-0.008626849651336671" office:value-type="float"/>
          <table:table-cell office:value="0.00667449116706848" office:value-type="float"/>
          <table:table-cell office:value="0.00244255423545837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60720431804657" office:value-type="float"/>
          <table:table-cell office:value="0.05" office:value-type="float"/>
          <table:table-cell office:value="0.055315188526164766" office:value-type="float"/>
          <table:table-cell office:value="21" office:value-type="float"/>
          <table:table-cell office:value="-0.008993723392486573" office:value-type="float"/>
          <table:table-cell office:value="-0.009620795845985413" office:value-type="float"/>
          <table:table-cell office:value="0.009998168945312502" office:value-type="float"/>
          <table:table-cell office:value="-0.006614910364151001" office:value-type="float"/>
          <table:table-cell office:value="-0.002491831183433533" office:value-type="float"/>
          <table:table-cell office:value="0.0085287153720855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086117148399353" office:value-type="float"/>
          <table:table-cell office:value="0.05" office:value-type="float"/>
          <table:table-cell office:value="0.03913940042567732" office:value-type="float"/>
          <table:table-cell office:value="22" office:value-type="float"/>
          <table:table-cell office:value="-0.00987815260887146" office:value-type="float"/>
          <table:table-cell office:value="-0.009512987732887269" office:value-type="float"/>
          <table:table-cell office:value="0.009999721050262452" office:value-type="float"/>
          <table:table-cell office:value="-0.007311609983444213" office:value-type="float"/>
          <table:table-cell office:value="0.0047891283035278315" office:value-type="float"/>
          <table:table-cell office:value="0.008328921794891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595247268676758" office:value-type="float"/>
          <table:table-cell office:value="0.029876936674118046" office:value-type="float"/>
          <table:table-cell office:value="0.05" office:value-type="float"/>
          <table:table-cell office:value="0.04094332532304407" office:value-type="float"/>
          <table:table-cell office:value="23" office:value-type="float"/>
          <table:table-cell office:value="-0.009999603629112244" office:value-type="float"/>
          <table:table-cell office:value="-0.009994046092033386" office:value-type="float"/>
          <table:table-cell office:value="0.01" office:value-type="float"/>
          <table:table-cell office:value="0.004047527313232421" office:value-type="float"/>
          <table:table-cell office:value="0.009015765190124514" office:value-type="float"/>
          <table:table-cell office:value="0.0099619269371032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112250924110413" office:value-type="float"/>
          <table:table-cell office:value="0.03721573233604432" office:value-type="float"/>
          <table:table-cell office:value="0.05" office:value-type="float"/>
          <table:table-cell office:value="0.03718515325427595" office:value-type="float"/>
          <table:table-cell office:value="24" office:value-type="float"/>
          <table:table-cell office:value="-0.009997621774673462" office:value-type="float"/>
          <table:table-cell office:value="-0.009995003938674927" office:value-type="float"/>
          <table:table-cell office:value="0.01" office:value-type="float"/>
          <table:table-cell office:value="0.004829963445663452" office:value-type="float"/>
          <table:table-cell office:value="0.007338795661926271" office:value-type="float"/>
          <table:table-cell office:value="0.009979269504547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1156699061393744" office:value-type="float"/>
          <table:table-cell office:value="0.05" office:value-type="float"/>
          <table:table-cell office:value="0.05457465400510342" office:value-type="float"/>
          <table:table-cell office:value="25" office:value-type="float"/>
          <table:table-cell office:value="-0.008610603809356689" office:value-type="float"/>
          <table:table-cell office:value="-0.008950639367103577" office:value-type="float"/>
          <table:table-cell office:value="0.00999974489212036" office:value-type="float"/>
          <table:table-cell office:value="-0.008888404965400696" office:value-type="float"/>
          <table:table-cell office:value="-0.006059033274650574" office:value-type="float"/>
          <table:table-cell office:value="0.0088918244838714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580051362514496" office:value-type="float"/>
          <table:table-cell office:value="0.05" office:value-type="float"/>
          <table:table-cell office:value="0.035893486853344085" office:value-type="float"/>
          <table:table-cell office:value="26" office:value-type="float"/>
          <table:table-cell office:value="-0.009929220080375672" office:value-type="float"/>
          <table:table-cell office:value="-0.009895393252372741" office:value-type="float"/>
          <table:table-cell office:value="0.009999942779541015" office:value-type="float"/>
          <table:table-cell office:value="-0.0054880458116531375" office:value-type="float"/>
          <table:table-cell office:value="0.004643814563751221" office:value-type="float"/>
          <table:table-cell office:value="0.0094887340068817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423954665660858" office:value-type="float"/>
          <table:table-cell office:value="0.05" office:value-type="float"/>
          <table:table-cell office:value="0.04721435515441149" office:value-type="float"/>
          <table:table-cell office:value="27" office:value-type="float"/>
          <table:table-cell office:value="-0.009940309524536133" office:value-type="float"/>
          <table:table-cell office:value="-0.009965788125991821" office:value-type="float"/>
          <table:table-cell office:value="0.00999999761581421" office:value-type="float"/>
          <table:table-cell office:value="-0.005151763558387756" office:value-type="float"/>
          <table:table-cell office:value="-0.0015609669685363765" office:value-type="float"/>
          <table:table-cell office:value="0.0099523806571960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14672648906708" office:value-type="float"/>
          <table:table-cell office:value="0.05" office:value-type="float"/>
          <table:table-cell office:value="0.040218731129255815" office:value-type="float"/>
          <table:table-cell office:value="28" office:value-type="float"/>
          <table:table-cell office:value="-0.007504178881645203" office:value-type="float"/>
          <table:table-cell office:value="-0.008717858195304871" office:value-type="float"/>
          <table:table-cell office:value="0.009999067783355712" office:value-type="float"/>
          <table:table-cell office:value="-0.009284343719482422" office:value-type="float"/>
          <table:table-cell office:value="-0.006092820167541504" office:value-type="float"/>
          <table:table-cell office:value="0.0076427912712097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475915849208832" office:value-type="float"/>
          <table:table-cell office:value="0.05" office:value-type="float"/>
          <table:table-cell office:value="0.040503567272198567" office:value-type="float"/>
          <table:table-cell office:value="29" office:value-type="float"/>
          <table:table-cell office:value="-0.009978635907173157" office:value-type="float"/>
          <table:table-cell office:value="-0.009711674451828004" office:value-type="float"/>
          <table:table-cell office:value="0.00999999761581421" office:value-type="float"/>
          <table:table-cell office:value="-0.007413007020950317" office:value-type="float"/>
          <table:table-cell office:value="0.006612432003021239" office:value-type="float"/>
          <table:table-cell office:value="0.008947045803070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905921995639801" office:value-type="float"/>
          <table:table-cell office:value="0.05" office:value-type="float"/>
          <table:table-cell office:value="0.05440711987127184" office:value-type="float"/>
          <table:table-cell office:value="30" office:value-type="float"/>
          <table:table-cell office:value="-0.009782280325889587" office:value-type="float"/>
          <table:table-cell office:value="-0.007982829213142395" office:value-type="float"/>
          <table:table-cell office:value="0.009999904632568361" office:value-type="float"/>
          <table:table-cell office:value="-0.009036262035369873" office:value-type="float"/>
          <table:table-cell office:value="0.004300061464309692" office:value-type="float"/>
          <table:table-cell office:value="0.0054132974147796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144943833351134" office:value-type="float"/>
          <table:table-cell office:value="0.05" office:value-type="float"/>
          <table:table-cell office:value="0.04084798166782984" office:value-type="float"/>
          <table:table-cell office:value="31" office:value-type="float"/>
          <table:table-cell office:value="-0.009877687096595764" office:value-type="float"/>
          <table:table-cell office:value="-0.00990571141242981" office:value-type="float"/>
          <table:table-cell office:value="0.009999935626983642" office:value-type="float"/>
          <table:table-cell office:value="-0.006966890096664429" office:value-type="float"/>
          <table:table-cell office:value="0.002085723876953126" office:value-type="float"/>
          <table:table-cell office:value="0.0095570516586303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45754075050354" office:value-type="float"/>
          <table:table-cell office:value="0.04622848331928253" office:value-type="float"/>
          <table:table-cell office:value="0.05" office:value-type="float"/>
          <table:table-cell office:value="0.06258065251546505" office:value-type="float"/>
          <table:table-cell office:value="32" office:value-type="float"/>
          <table:table-cell office:value="-0.009997671246528625" office:value-type="float"/>
          <table:table-cell office:value="-0.009998868107795716" office:value-type="float"/>
          <table:table-cell office:value="0.01" office:value-type="float"/>
          <table:table-cell office:value="0.0054245924949645995" office:value-type="float"/>
          <table:table-cell office:value="0.005083539485931397" office:value-type="float"/>
          <table:table-cell office:value="0.0099932527542114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2067234516143796" office:value-type="float"/>
          <table:table-cell office:value="0.05" office:value-type="float"/>
          <table:table-cell office:value="0.04379807421940485" office:value-type="float"/>
          <table:table-cell office:value="33" office:value-type="float"/>
          <table:table-cell office:value="-0.009232052564620973" office:value-type="float"/>
          <table:table-cell office:value="-0.0098976731300354" office:value-type="float"/>
          <table:table-cell office:value="0.009999492168426513" office:value-type="float"/>
          <table:table-cell office:value="-0.00805008888244629" office:value-type="float"/>
          <table:table-cell office:value="-0.004161248803138733" office:value-type="float"/>
          <table:table-cell office:value="0.0094719052314758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466281950473785" office:value-type="float"/>
          <table:table-cell office:value="0.05" office:value-type="float"/>
          <table:table-cell office:value="0.048423570334560004" office:value-type="float"/>
          <table:table-cell office:value="34" office:value-type="float"/>
          <table:table-cell office:value="-0.009136624336242676" office:value-type="float"/>
          <table:table-cell office:value="-0.009895413517951965" office:value-type="float"/>
          <table:table-cell office:value="0.009999942779541015" office:value-type="float"/>
          <table:table-cell office:value="-0.0090953129529953" office:value-type="float"/>
          <table:table-cell office:value="-0.007404415011405945" office:value-type="float"/>
          <table:table-cell office:value="0.0098206901550292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7736960649490355" office:value-type="float"/>
          <table:table-cell office:value="0.05" office:value-type="float"/>
          <table:table-cell office:value="0.040254017676939806" office:value-type="float"/>
          <table:table-cell office:value="35" office:value-type="float"/>
          <table:table-cell office:value="-0.008453813791275024" office:value-type="float"/>
          <table:table-cell office:value="-0.009184173345565797" office:value-type="float"/>
          <table:table-cell office:value="0.009999752044677736" office:value-type="float"/>
          <table:table-cell office:value="-0.009716361165046691" office:value-type="float"/>
          <table:table-cell office:value="-0.006925858855247498" office:value-type="float"/>
          <table:table-cell office:value="0.0079054641723632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7468438148498535" office:value-type="float"/>
          <table:table-cell office:value="0.03338993310928345" office:value-type="float"/>
          <table:table-cell office:value="0.05" office:value-type="float"/>
          <table:table-cell office:value="0.05572952217299916" office:value-type="float"/>
          <table:table-cell office:value="36" office:value-type="float"/>
          <table:table-cell office:value="-0.009998897910118104" office:value-type="float"/>
          <table:table-cell office:value="-0.009997838735580444" office:value-type="float"/>
          <table:table-cell office:value="0.01" office:value-type="float"/>
          <table:table-cell office:value="0.0025315618515014647" office:value-type="float"/>
          <table:table-cell office:value="0.00565297245979309" office:value-type="float"/>
          <table:table-cell office:value="0.0099865639209747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0519354343414306" office:value-type="float"/>
          <table:table-cell office:value="0.05" office:value-type="float"/>
          <table:table-cell office:value="0.03988682677051211" office:value-type="float"/>
          <table:table-cell office:value="37" office:value-type="float"/>
          <table:table-cell office:value="-0.009495562314987183" office:value-type="float"/>
          <table:table-cell office:value="-0.00977435290813446" office:value-type="float"/>
          <table:table-cell office:value="0.009999690055847167" office:value-type="float"/>
          <table:table-cell office:value="-0.009019596576690674" office:value-type="float"/>
          <table:table-cell office:value="-0.002870578765869141" office:value-type="float"/>
          <table:table-cell office:value="0.0092790627479553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936841011047363" office:value-type="float"/>
          <table:table-cell office:value="0.05" office:value-type="float"/>
          <table:table-cell office:value="0.06245471959580611" office:value-type="float"/>
          <table:table-cell office:value="38" office:value-type="float"/>
          <table:table-cell office:value="-0.007768613100051881" office:value-type="float"/>
          <table:table-cell office:value="-0.008019641637802125" office:value-type="float"/>
          <table:table-cell office:value="0.009999903440475464" office:value-type="float"/>
          <table:table-cell office:value="-0.009941498637199403" office:value-type="float"/>
          <table:table-cell office:value="-0.008582513332366943" office:value-type="float"/>
          <table:table-cell office:value="0.00641801595687866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4500070810317994" office:value-type="float"/>
          <table:table-cell office:value="0.05" office:value-type="float"/>
          <table:table-cell office:value="0.054597387112065354" office:value-type="float"/>
          <table:table-cell office:value="39" office:value-type="float"/>
          <table:table-cell office:value="-0.008540127277374267" office:value-type="float"/>
          <table:table-cell office:value="-0.009892504215240478" office:value-type="float"/>
          <table:table-cell office:value="0.009999525547027587" office:value-type="float"/>
          <table:table-cell office:value="-0.009098710417747497" office:value-type="float"/>
          <table:table-cell office:value="-0.00743677020072937" office:value-type="float"/>
          <table:table-cell office:value="0.0095880460739135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779869019985199" office:value-type="float"/>
          <table:table-cell office:value="0.05" office:value-type="float"/>
          <table:table-cell office:value="0.04290977000304609" office:value-type="float"/>
          <table:table-cell office:value="40" office:value-type="float"/>
          <table:table-cell office:value="-0.008374536037445068" office:value-type="float"/>
          <table:table-cell office:value="-0.009454182982444763" office:value-type="float"/>
          <table:table-cell office:value="0.009999415874481202" office:value-type="float"/>
          <table:table-cell office:value="-0.009556653499603272" office:value-type="float"/>
          <table:table-cell office:value="-0.006701380610466004" office:value-type="float"/>
          <table:table-cell office:value="0.0086788427829742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09845739603042605" office:value-type="float"/>
          <table:table-cell office:value="0.05" office:value-type="float"/>
          <table:table-cell office:value="0.048441901653974516" office:value-type="float"/>
          <table:table-cell office:value="41" office:value-type="float"/>
          <table:table-cell office:value="-0.009111334085464478" office:value-type="float"/>
          <table:table-cell office:value="-0.009936813712120057" office:value-type="float"/>
          <table:table-cell office:value="0.009999971389770509" office:value-type="float"/>
          <table:table-cell office:value="-0.009662288427352906" office:value-type="float"/>
          <table:table-cell office:value="-0.00878326416015625" office:value-type="float"/>
          <table:table-cell office:value="0.0099139773845672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7264682650566102" office:value-type="float"/>
          <table:table-cell office:value="0.05" office:value-type="float"/>
          <table:table-cell office:value="0.0491074683677961" office:value-type="float"/>
          <table:table-cell office:value="42" office:value-type="float"/>
          <table:table-cell office:value="-0.009919764995574952" office:value-type="float"/>
          <table:table-cell office:value="-0.009992967247962952" office:value-type="float"/>
          <table:table-cell office:value="0.00999999761581421" office:value-type="float"/>
          <table:table-cell office:value="-0.007976181507110595" office:value-type="float"/>
          <table:table-cell office:value="-0.006280108690261841" office:value-type="float"/>
          <table:table-cell office:value="0.0099835085868835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605056464672089" office:value-type="float"/>
          <table:table-cell office:value="0.05" office:value-type="float"/>
          <table:table-cell office:value="0.042442514234667134" office:value-type="float"/>
          <table:table-cell office:value="43" office:value-type="float"/>
          <table:table-cell office:value="-0.00822111487388611" office:value-type="float"/>
          <table:table-cell office:value="-0.009894630312919617" office:value-type="float"/>
          <table:table-cell office:value="0.009999859333038331" office:value-type="float"/>
          <table:table-cell office:value="-0.00971206247806549" office:value-type="float"/>
          <table:table-cell office:value="-0.008785881996154786" office:value-type="float"/>
          <table:table-cell office:value="0.009842882156372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4988392591476442" office:value-type="float"/>
          <table:table-cell office:value="0.05" office:value-type="float"/>
          <table:table-cell office:value="0.0425726658861177" office:value-type="float"/>
          <table:table-cell office:value="44" office:value-type="float"/>
          <table:table-cell office:value="-0.008801022171974182" office:value-type="float"/>
          <table:table-cell office:value="-0.009911811947822572" office:value-type="float"/>
          <table:table-cell office:value="0.00999995470046997" office:value-type="float"/>
          <table:table-cell office:value="-0.009752203226089478" office:value-type="float"/>
          <table:table-cell office:value="-0.008937827944755554" office:value-type="float"/>
          <table:table-cell office:value="0.0099000954627990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7517874240875248" office:value-type="float"/>
          <table:table-cell office:value="0.05" office:value-type="float"/>
          <table:table-cell office:value="0.04878458296564213" office:value-type="float"/>
          <table:table-cell office:value="45" office:value-type="float"/>
          <table:table-cell office:value="-0.009419382810592652" office:value-type="float"/>
          <table:table-cell office:value="-0.0082005512714386" office:value-type="float"/>
          <table:table-cell office:value="0.00999992609024048" office:value-type="float"/>
          <table:table-cell office:value="-0.009755183458328247" office:value-type="float"/>
          <table:table-cell office:value="-0.002529481649398804" office:value-type="float"/>
          <table:table-cell office:value="0.0080460882186889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6192826032638556" office:value-type="float"/>
          <table:table-cell office:value="0.05" office:value-type="float"/>
          <table:table-cell office:value="0.0496818343050385" office:value-type="float"/>
          <table:table-cell office:value="46" office:value-type="float"/>
          <table:table-cell office:value="-0.008801214098930359" office:value-type="float"/>
          <table:table-cell office:value="-0.009942619800567628" office:value-type="float"/>
          <table:table-cell office:value="0.009999930858612062" office:value-type="float"/>
          <table:table-cell office:value="-0.009721251726150513" office:value-type="float"/>
          <table:table-cell office:value="-0.008674951791763306" office:value-type="float"/>
          <table:table-cell office:value="0.0099199151992797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001199841499329" office:value-type="float"/>
          <table:table-cell office:value="0.05" office:value-type="float"/>
          <table:table-cell office:value="0.055803186481180225" office:value-type="float"/>
          <table:table-cell office:value="47" office:value-type="float"/>
          <table:table-cell office:value="-0.008411314487457276" office:value-type="float"/>
          <table:table-cell office:value="-0.007616910934448242" office:value-type="float"/>
          <table:table-cell office:value="0.009999271631240847" office:value-type="float"/>
          <table:table-cell office:value="-0.009789426922798158" office:value-type="float"/>
          <table:table-cell office:value="-0.0038191723823547364" office:value-type="float"/>
          <table:table-cell office:value="0.007674140930175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7724395990371704" office:value-type="float"/>
          <table:table-cell office:value="0.05" office:value-type="float"/>
          <table:table-cell office:value="0.047997017701373386" office:value-type="float"/>
          <table:table-cell office:value="48" office:value-type="float"/>
          <table:table-cell office:value="-0.009421957731246948" office:value-type="float"/>
          <table:table-cell office:value="-0.009972121715545654" office:value-type="float"/>
          <table:table-cell office:value="0.009999957084655764" office:value-type="float"/>
          <table:table-cell office:value="-0.009583899974822998" office:value-type="float"/>
          <table:table-cell office:value="-0.007712397575378418" office:value-type="float"/>
          <table:table-cell office:value="0.0099526274204254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0099663110862475" office:value-type="float"/>
          <table:table-cell office:value="49" office:value-type="float"/>
          <table:table-cell office:value="-0.009961541891098023" office:value-type="float"/>
          <table:table-cell office:value="-0.009989930391311646" office:value-type="float"/>
          <table:table-cell office:value="0.01" office:value-type="float"/>
          <table:table-cell office:value="-0.007740143537521362" office:value-type="float"/>
          <table:table-cell office:value="-0.0030537986755371097" office:value-type="float"/>
          <table:table-cell office:value="0.009987694025039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119117777967874" office:value-type="float"/>
          <table:table-cell office:value="50" office:value-type="float"/>
          <table:table-cell office:value="-0.009893284440040588" office:value-type="float"/>
          <table:table-cell office:value="-0.00985918402671814" office:value-type="float"/>
          <table:table-cell office:value="0.009999994039535524" office:value-type="float"/>
          <table:table-cell office:value="-0.00890491545200348" office:value-type="float"/>
          <table:table-cell office:value="-0.0003724676370620728" office:value-type="float"/>
          <table:table-cell office:value="0.0098315489292144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01637961247433" office:value-type="float"/>
          <table:table-cell office:value="51" office:value-type="float"/>
          <table:table-cell office:value="-0.008896738886833191" office:value-type="float"/>
          <table:table-cell office:value="-0.008537257909774781" office:value-type="float"/>
          <table:table-cell office:value="0.009999830722808837" office:value-type="float"/>
          <table:table-cell office:value="-0.009750821590423585" office:value-type="float"/>
          <table:table-cell office:value="-0.0029434716701507565" office:value-type="float"/>
          <table:table-cell office:value="0.0088059520721435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032267411213879" office:value-type="float"/>
          <table:table-cell office:value="52" office:value-type="float"/>
          <table:table-cell office:value="-0.007765867114067078" office:value-type="float"/>
          <table:table-cell office:value="-0.0029477930068969723" office:value-type="float"/>
          <table:table-cell office:value="0.009999890327453612" office:value-type="float"/>
          <table:table-cell office:value="-0.009975578784942627" office:value-type="float"/>
          <table:table-cell office:value="-0.006979517340660095" office:value-type="float"/>
          <table:table-cell office:value="0.0042606377601623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9800222684854" office:value-type="float"/>
          <table:table-cell office:value="53" office:value-type="float"/>
          <table:table-cell office:value="-0.007213389873504639" office:value-type="float"/>
          <table:table-cell office:value="-0.009826156497001649" office:value-type="float"/>
          <table:table-cell office:value="0.009999949932098387" office:value-type="float"/>
          <table:table-cell office:value="-0.009892106652259827" office:value-type="float"/>
          <table:table-cell office:value="-0.009195420742034912" office:value-type="float"/>
          <table:table-cell office:value="0.0099016523361206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399135174965216" office:value-type="float"/>
          <table:table-cell office:value="54" office:value-type="float"/>
          <table:table-cell office:value="-0.006646555066108704" office:value-type="float"/>
          <table:table-cell office:value="-0.004472038745880127" office:value-type="float"/>
          <table:table-cell office:value="0.00999988079071045" office:value-type="float"/>
          <table:table-cell office:value="-0.009981405138969422" office:value-type="float"/>
          <table:table-cell office:value="-0.00818662464618683" office:value-type="float"/>
          <table:table-cell office:value="0.00547640800476074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1741429012315645" office:value-type="float"/>
          <table:table-cell office:value="55" office:value-type="float"/>
          <table:table-cell office:value="-0.005897079706192017" office:value-type="float"/>
          <table:table-cell office:value="-0.00964566171169281" office:value-type="float"/>
          <table:table-cell office:value="0.009997990131378176" office:value-type="float"/>
          <table:table-cell office:value="-0.00977298378944397" office:value-type="float"/>
          <table:table-cell office:value="-0.007085095643997192" office:value-type="float"/>
          <table:table-cell office:value="0.0095683860778808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973696373833147" office:value-type="float"/>
          <table:table-cell office:value="56" office:value-type="float"/>
          <table:table-cell office:value="-0.006293746829032898" office:value-type="float"/>
          <table:table-cell office:value="-0.009806541800498962" office:value-type="float"/>
          <table:table-cell office:value="0.009999918937683107" office:value-type="float"/>
          <table:table-cell office:value="-0.009893644452095032" office:value-type="float"/>
          <table:table-cell office:value="-0.0091657292842865" office:value-type="float"/>
          <table:table-cell office:value="0.009882152080535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2811193956233014" office:value-type="float"/>
          <table:table-cell office:value="57" office:value-type="float"/>
          <table:table-cell office:value="-0.004157431125640869" office:value-type="float"/>
          <table:table-cell office:value="-0.009691843390464782" office:value-type="float"/>
          <table:table-cell office:value="0.009998171329498292" office:value-type="float"/>
          <table:table-cell office:value="-0.009799785614013672" office:value-type="float"/>
          <table:table-cell office:value="-0.008245624899864197" office:value-type="float"/>
          <table:table-cell office:value="0.0096094489097595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37158274650574" office:value-type="float"/>
          <table:table-cell office:value="0.05" office:value-type="float"/>
          <table:table-cell office:value="0.042737603208856806" office:value-type="float"/>
          <table:table-cell office:value="58" office:value-type="float"/>
          <table:table-cell office:value="-0.00994480013847351" office:value-type="float"/>
          <table:table-cell office:value="-0.009916648268699646" office:value-type="float"/>
          <table:table-cell office:value="0.01" office:value-type="float"/>
          <table:table-cell office:value="-0.007403377294540405" office:value-type="float"/>
          <table:table-cell office:value="0.003628417253494262" office:value-type="float"/>
          <table:table-cell office:value="0.0099213600158691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734820008277896" office:value-type="float"/>
          <table:table-cell office:value="0.05" office:value-type="float"/>
          <table:table-cell office:value="0.06347776552728734" office:value-type="float"/>
          <table:table-cell office:value="59" office:value-type="float"/>
          <table:table-cell office:value="-0.009161089658737184" office:value-type="float"/>
          <table:table-cell office:value="-0.009156025052070619" office:value-type="float"/>
          <table:table-cell office:value="0.009999990463256838" office:value-type="float"/>
          <table:table-cell office:value="-0.009679479598999024" office:value-type="float"/>
          <table:table-cell office:value="-0.00036323726177215493" office:value-type="float"/>
          <table:table-cell office:value="0.0094408810138702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436954407500295" office:value-type="float"/>
          <table:table-cell office:value="60" office:value-type="float"/>
          <table:table-cell office:value="-0.005445982217788696" office:value-type="float"/>
          <table:table-cell office:value="-0.009931321144104005" office:value-type="float"/>
          <table:table-cell office:value="0.009999399185180663" office:value-type="float"/>
          <table:table-cell office:value="-0.009820753931999207" office:value-type="float"/>
          <table:table-cell office:value="-0.00843820095062256" office:value-type="float"/>
          <table:table-cell office:value="0.009885823726654053" office:value-type="float"/>
        </table:table-row>
      </table:table>
      <table:table table:name="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656826376914979" office:value-type="float"/>
          <table:table-cell office:value="-0.005620098114013672" office:value-type="float"/>
          <table:table-cell office:value="0.009999374151229859" office:value-type="float"/>
          <table:table-cell office:value="-0.009861658215522767" office:value-type="float"/>
          <table:table-cell office:value="-0.005388865470886231" office:value-type="float"/>
          <table:table-cell office:value="0.009741859436035156" office:value-type="float"/>
          <table:table-cell office:value="0.06417202730333646" office:value-type="float"/>
          <table:table-cell office:value="1" office:value-type="float"/>
          <table:table-cell office:value="-0.007656826376914979" office:value-type="float"/>
          <table:table-cell office:value="-0.005620098114013672" office:value-type="float"/>
          <table:table-cell office:value="0.009999374151229859" office:value-type="float"/>
          <table:table-cell office:value="-0.009861658215522767" office:value-type="float"/>
          <table:table-cell office:value="-0.005388865470886231" office:value-type="float"/>
          <table:table-cell office:value="0.009741859436035156" office:value-type="float"/>
        </table:table-row>
        <table:table-row>
          <table:table-cell office:value="-0.015944108963012696" office:value-type="float"/>
          <table:table-cell office:value="-0.010566821098327638" office:value-type="float"/>
          <table:table-cell office:value="0.019999115467071532" office:value-type="float"/>
          <table:table-cell office:value="-0.01972549915313721" office:value-type="float"/>
          <table:table-cell office:value="-0.008691298961639404" office:value-type="float"/>
          <table:table-cell office:value="0.019429001808166504" office:value-type="float"/>
          <table:table-cell office:value="0.07079881890159988" office:value-type="float"/>
          <table:table-cell office:value="2" office:value-type="float"/>
          <table:table-cell office:value="-0.008287282586097717" office:value-type="float"/>
          <table:table-cell office:value="-0.004946722984313965" office:value-type="float"/>
          <table:table-cell office:value="0.009999741315841673" office:value-type="float"/>
          <table:table-cell office:value="-0.009863840937614441" office:value-type="float"/>
          <table:table-cell office:value="-0.003302433490753174" office:value-type="float"/>
          <table:table-cell office:value="0.009687142372131348" office:value-type="float"/>
        </table:table-row>
        <table:table-row>
          <table:table-cell office:value="-0.0254852157831192" office:value-type="float"/>
          <table:table-cell office:value="-0.02054042756557465" office:value-type="float"/>
          <table:table-cell office:value="0.029999105930328368" office:value-type="float"/>
          <table:table-cell office:value="-0.027640971541404727" office:value-type="float"/>
          <table:table-cell office:value="-0.0085982084274292" office:value-type="float"/>
          <table:table-cell office:value="0.02938139200210571" office:value-type="float"/>
          <table:table-cell office:value="0.7566034828568368" office:value-type="float"/>
          <table:table-cell office:value="3" office:value-type="float"/>
          <table:table-cell office:value="-0.009541106820106506" office:value-type="float"/>
          <table:table-cell office:value="-0.00997360646724701" office:value-type="float"/>
          <table:table-cell office:value="0.009999990463256838" office:value-type="float"/>
          <table:table-cell office:value="-0.007915472388267517" office:value-type="float"/>
          <table:table-cell office:value="9.309053421020438e-05" office:value-type="float"/>
          <table:table-cell office:value="0.009952390193939209" office:value-type="float"/>
        </table:table-row>
        <table:table-row>
          <table:table-cell office:value="-0.03524480104446411" office:value-type="float"/>
          <table:table-cell office:value="-0.03049412548542023" office:value-type="float"/>
          <table:table-cell office:value="0.03999910235404968" office:value-type="float"/>
          <table:table-cell office:value="-0.03505911469459534" office:value-type="float"/>
          <table:table-cell office:value="-0.005765109062194825" office:value-type="float"/>
          <table:table-cell office:value="0.0393343448638916" office:value-type="float"/>
          <table:table-cell office:value="0.09450978217875532" office:value-type="float"/>
          <table:table-cell office:value="4" office:value-type="float"/>
          <table:table-cell office:value="-0.00975958526134491" office:value-type="float"/>
          <table:table-cell office:value="-0.00995369791984558" office:value-type="float"/>
          <table:table-cell office:value="0.009999996423721314" office:value-type="float"/>
          <table:table-cell office:value="-0.007418143153190613" office:value-type="float"/>
          <table:table-cell office:value="0.0028330993652343744" office:value-type="float"/>
          <table:table-cell office:value="0.009952952861785888" office:value-type="float"/>
        </table:table-row>
        <table:table-row>
          <table:table-cell office:value="-0.03971320390701294" office:value-type="float"/>
          <table:table-cell office:value="-0.04045813441276551" office:value-type="float"/>
          <table:table-cell office:value="0.049998792409896846" office:value-type="float"/>
          <table:table-cell office:value="-0.04490835368633271" office:value-type="float"/>
          <table:table-cell office:value="-0.014064940214157105" office:value-type="float"/>
          <table:table-cell office:value="0.04925838232040405" office:value-type="float"/>
          <table:table-cell office:value="0.08894715254759378" office:value-type="float"/>
          <table:table-cell office:value="5" office:value-type="float"/>
          <table:table-cell office:value="-0.004468402862548828" office:value-type="float"/>
          <table:table-cell office:value="-0.009964008927345277" office:value-type="float"/>
          <table:table-cell office:value="0.009999690055847167" office:value-type="float"/>
          <table:table-cell office:value="-0.009849238991737366" office:value-type="float"/>
          <table:table-cell office:value="-0.00829983115196228" office:value-type="float"/>
          <table:table-cell office:value="0.009924037456512451" office:value-type="float"/>
        </table:table-row>
        <table:table-row>
          <table:table-cell office:value="-0.0437057960033416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28653311729431" office:value-type="float"/>
          <table:table-cell office:value="0.05" office:value-type="float"/>
          <table:table-cell office:value="0.08356472709272268" office:value-type="float"/>
          <table:table-cell office:value="6" office:value-type="float"/>
          <table:table-cell office:value="-0.0039925920963287355" office:value-type="float"/>
          <table:table-cell office:value="-0.009952282309532165" office:value-type="float"/>
          <table:table-cell office:value="0.00999960422515869" office:value-type="float"/>
          <table:table-cell office:value="-0.00986003279685974" office:value-type="float"/>
          <table:table-cell office:value="-0.008221592903137207" office:value-type="float"/>
          <table:table-cell office:value="0.009913343191146852" office:value-type="float"/>
        </table:table-row>
        <table:table-row>
          <table:table-cell office:value="-0.0463707107305526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048088252544403" office:value-type="float"/>
          <table:table-cell office:value="0.05" office:value-type="float"/>
          <table:table-cell office:value="0.08300995620024947" office:value-type="float"/>
          <table:table-cell office:value="7" office:value-type="float"/>
          <table:table-cell office:value="-0.002664914727210999" office:value-type="float"/>
          <table:table-cell office:value="-0.009946619868278503" office:value-type="float"/>
          <table:table-cell office:value="0.009999562501907347" office:value-type="float"/>
          <table:table-cell office:value="-0.009877209067344666" office:value-type="float"/>
          <table:table-cell office:value="-0.008194349408149719" office:value-type="float"/>
          <table:table-cell office:value="0.009912232160568238" office:value-type="float"/>
        </table:table-row>
        <table:table-row>
          <table:table-cell office:value="-0.0491647964715957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867935180664062" office:value-type="float"/>
          <table:table-cell office:value="0.05" office:value-type="float"/>
          <table:table-cell office:value="0.08232822393138617" office:value-type="float"/>
          <table:table-cell office:value="8" office:value-type="float"/>
          <table:table-cell office:value="-0.0027940857410430906" office:value-type="float"/>
          <table:table-cell office:value="-0.00994856894016266" office:value-type="float"/>
          <table:table-cell office:value="0.009999601840972901" office:value-type="float"/>
          <table:table-cell office:value="-0.009880958199501038" office:value-type="float"/>
          <table:table-cell office:value="-0.008198469281196594" office:value-type="float"/>
          <table:table-cell office:value="0.0099162566661834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897948384284974" office:value-type="float"/>
          <table:table-cell office:value="0.05" office:value-type="float"/>
          <table:table-cell office:value="0.08210621313425318" office:value-type="float"/>
          <table:table-cell office:value="9" office:value-type="float"/>
          <table:table-cell office:value="-0.0015531897544860847" office:value-type="float"/>
          <table:table-cell office:value="-0.009949778914451599" office:value-type="float"/>
          <table:table-cell office:value="0.00999962329864502" office:value-type="float"/>
          <table:table-cell office:value="-0.00989377498626709" office:value-type="float"/>
          <table:table-cell office:value="-0.008218596577644349" office:value-type="float"/>
          <table:table-cell office:value="0.0099222517013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10620622054805" office:value-type="float"/>
          <table:table-cell office:value="10" office:value-type="float"/>
          <table:table-cell office:value="-0.001667022705078125" office:value-type="float"/>
          <table:table-cell office:value="-0.009951584339141846" office:value-type="float"/>
          <table:table-cell office:value="0.009999659061431887" office:value-type="float"/>
          <table:table-cell office:value="-0.009896667003631591" office:value-type="float"/>
          <table:table-cell office:value="-0.008224983215332032" office:value-type="float"/>
          <table:table-cell office:value="0.009925655126571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10621175141962" office:value-type="float"/>
          <table:table-cell office:value="11" office:value-type="float"/>
          <table:table-cell office:value="-0.00018094599246978697" office:value-type="float"/>
          <table:table-cell office:value="-0.009951763153076172" office:value-type="float"/>
          <table:table-cell office:value="0.00999965190887451" office:value-type="float"/>
          <table:table-cell office:value="-0.009903742671012879" office:value-type="float"/>
          <table:table-cell office:value="-0.008222879767417908" office:value-type="float"/>
          <table:table-cell office:value="0.009928798675537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10620606627492" office:value-type="float"/>
          <table:table-cell office:value="12" office:value-type="float"/>
          <table:table-cell office:value="-0.0001809453964233404" office:value-type="float"/>
          <table:table-cell office:value="-0.009951763153076172" office:value-type="float"/>
          <table:table-cell office:value="0.00999965190887451" office:value-type="float"/>
          <table:table-cell office:value="-0.009903742671012879" office:value-type="float"/>
          <table:table-cell office:value="-0.008222879767417908" office:value-type="float"/>
          <table:table-cell office:value="0.00992879867553711" office:value-type="float"/>
        </table:table-row>
        <table:table-row>
          <table:table-cell office:value="-0.048563750982284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48298170209734" office:value-type="float"/>
          <table:table-cell office:value="13" office:value-type="float"/>
          <table:table-cell office:value="0.0014362490177154547" office:value-type="float"/>
          <table:table-cell office:value="-0.009951684474945068" office:value-type="float"/>
          <table:table-cell office:value="0.009999630451202392" office:value-type="float"/>
          <table:table-cell office:value="-0.009909120202064515" office:value-type="float"/>
          <table:table-cell office:value="-0.008217669129371644" office:value-type="float"/>
          <table:table-cell office:value="0.009930760860443115" office:value-type="float"/>
        </table:table-row>
        <table:table-row>
          <table:table-cell office:value="-0.04710848808288574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83945670409473" office:value-type="float"/>
          <table:table-cell office:value="14" office:value-type="float"/>
          <table:table-cell office:value="0.0014552628993988043" office:value-type="float"/>
          <table:table-cell office:value="-0.009951772689819336" office:value-type="float"/>
          <table:table-cell office:value="0.009999630451202392" office:value-type="float"/>
          <table:table-cell office:value="-0.00990917205810547" office:value-type="float"/>
          <table:table-cell office:value="-0.008222455382347107" office:value-type="float"/>
          <table:table-cell office:value="0.009930750131607055" office:value-type="float"/>
        </table:table-row>
        <table:table-row>
          <table:table-cell office:value="-0.0440116453170776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350612601726497" office:value-type="float"/>
          <table:table-cell office:value="15" office:value-type="float"/>
          <table:table-cell office:value="0.003096842765808105" office:value-type="float"/>
          <table:table-cell office:value="-0.009952123165130616" office:value-type="float"/>
          <table:table-cell office:value="0.009999605417251587" office:value-type="float"/>
          <table:table-cell office:value="-0.009914612174034118" office:value-type="float"/>
          <table:table-cell office:value="-0.008232340216636658" office:value-type="float"/>
          <table:table-cell office:value="0.009932875633239748" office:value-type="float"/>
        </table:table-row>
        <table:table-row>
          <table:table-cell office:value="-0.0408772575855255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0403104208181" office:value-type="float"/>
          <table:table-cell office:value="16" office:value-type="float"/>
          <table:table-cell office:value="0.0031343877315521233" office:value-type="float"/>
          <table:table-cell office:value="-0.009952302575111389" office:value-type="float"/>
          <table:table-cell office:value="0.009999606609344484" office:value-type="float"/>
          <table:table-cell office:value="-0.009914686679840088" office:value-type="float"/>
          <table:table-cell office:value="-0.008242236375808716" office:value-type="float"/>
          <table:table-cell office:value="0.009932849407196047" office:value-type="float"/>
        </table:table-row>
        <table:table-row>
          <table:table-cell office:value="-0.0363106620311737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533742117464" office:value-type="float"/>
          <table:table-cell office:value="17" office:value-type="float"/>
          <table:table-cell office:value="0.004566595554351807" office:value-type="float"/>
          <table:table-cell office:value="-0.009953314065933227" office:value-type="float"/>
          <table:table-cell office:value="0.009999582767486572" office:value-type="float"/>
          <table:table-cell office:value="-0.00992018222808838" office:value-type="float"/>
          <table:table-cell office:value="-0.008262611627578735" office:value-type="float"/>
          <table:table-cell office:value="0.009934937953948975" office:value-type="float"/>
        </table:table-row>
        <table:table-row>
          <table:table-cell office:value="-0.03169333815574646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65727621170274" office:value-type="float"/>
          <table:table-cell office:value="18" office:value-type="float"/>
          <table:table-cell office:value="0.004617323875427246" office:value-type="float"/>
          <table:table-cell office:value="-0.009953460693359376" office:value-type="float"/>
          <table:table-cell office:value="0.009999585151672362" office:value-type="float"/>
          <table:table-cell office:value="-0.009920395016670228" office:value-type="float"/>
          <table:table-cell office:value="-0.008276216983795166" office:value-type="float"/>
          <table:table-cell office:value="0.009934836626052856" office:value-type="float"/>
        </table:table-row>
        <table:table-row>
          <table:table-cell office:value="-0.02588547825813294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25535158258741" office:value-type="float"/>
          <table:table-cell office:value="19" office:value-type="float"/>
          <table:table-cell office:value="0.0058078598976135255" office:value-type="float"/>
          <table:table-cell office:value="-0.009954431653022766" office:value-type="float"/>
          <table:table-cell office:value="0.009999563694000244" office:value-type="float"/>
          <table:table-cell office:value="-0.00992669939994812" office:value-type="float"/>
          <table:table-cell office:value="-0.00829992949962616" office:value-type="float"/>
          <table:table-cell office:value="0.009936656951904299" office:value-type="float"/>
        </table:table-row>
        <table:table-row>
          <table:table-cell office:value="-0.0200235033035278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325784489799463" office:value-type="float"/>
          <table:table-cell office:value="20" office:value-type="float"/>
          <table:table-cell office:value="0.005861974954605104" office:value-type="float"/>
          <table:table-cell office:value="-0.009954508543014527" office:value-type="float"/>
          <table:table-cell office:value="0.00999956488609314" office:value-type="float"/>
          <table:table-cell office:value="-0.009926817417144776" office:value-type="float"/>
          <table:table-cell office:value="-0.008314359784126282" office:value-type="float"/>
          <table:table-cell office:value="0.009936497211456298" office:value-type="float"/>
        </table:table-row>
        <table:table-row>
          <table:table-cell office:value="-0.0133243334293365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151024216962696" office:value-type="float"/>
          <table:table-cell office:value="21" office:value-type="float"/>
          <table:table-cell office:value="0.006699169874191285" office:value-type="float"/>
          <table:table-cell office:value="-0.009955049753189086" office:value-type="float"/>
          <table:table-cell office:value="0.009999548196792602" office:value-type="float"/>
          <table:table-cell office:value="-0.009932825565338135" office:value-type="float"/>
          <table:table-cell office:value="-0.008322805762290955" office:value-type="float"/>
          <table:table-cell office:value="0.009937869310379028" office:value-type="float"/>
        </table:table-row>
        <table:table-row>
          <table:table-cell office:value="-0.00656420826911927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7925032897119007" office:value-type="float"/>
          <table:table-cell office:value="22" office:value-type="float"/>
          <table:table-cell office:value="0.006760125160217284" office:value-type="float"/>
          <table:table-cell office:value="-0.009954699873924255" office:value-type="float"/>
          <table:table-cell office:value="0.009999547004699709" office:value-type="float"/>
          <table:table-cell office:value="-0.009932857155799866" office:value-type="float"/>
          <table:table-cell office:value="-0.00833586573600769" office:value-type="float"/>
          <table:table-cell office:value="0.009937484264373778" office:value-type="float"/>
        </table:table-row>
        <table:table-row>
          <table:table-cell office:value="0.000689042806625359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7643607694012007" office:value-type="float"/>
          <table:table-cell office:value="23" office:value-type="float"/>
          <table:table-cell office:value="0.00725325107574463" office:value-type="float"/>
          <table:table-cell office:value="-0.0099552983045578" office:value-type="float"/>
          <table:table-cell office:value="0.009999531507492066" office:value-type="float"/>
          <table:table-cell office:value="-0.009937704801559448" office:value-type="float"/>
          <table:table-cell office:value="-0.008304635882377625" office:value-type="float"/>
          <table:table-cell office:value="0.009937744140625001" office:value-type="float"/>
        </table:table-row>
        <table:table-row>
          <table:table-cell office:value="0.00799774408340453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7332112340173871" office:value-type="float"/>
          <table:table-cell office:value="24" office:value-type="float"/>
          <table:table-cell office:value="0.007308701276779175" office:value-type="float"/>
          <table:table-cell office:value="-0.009954847693443299" office:value-type="float"/>
          <table:table-cell office:value="0.009999531507492066" office:value-type="float"/>
          <table:table-cell office:value="-0.009937711358070374" office:value-type="float"/>
          <table:table-cell office:value="-0.008313649892807006" office:value-type="float"/>
          <table:table-cell office:value="0.009937487840652464" office:value-type="float"/>
        </table:table-row>
        <table:table-row>
          <table:table-cell office:value="0.01553488492965697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990874132618766" office:value-type="float"/>
          <table:table-cell office:value="25" office:value-type="float"/>
          <table:table-cell office:value="0.007537140846252443" office:value-type="float"/>
          <table:table-cell office:value="-0.009954979419708252" office:value-type="float"/>
          <table:table-cell office:value="0.009999516010284424" office:value-type="float"/>
          <table:table-cell office:value="-0.009940837025642395" office:value-type="float"/>
          <table:table-cell office:value="-0.008232391476631165" office:value-type="float"/>
          <table:table-cell office:value="0.00993646502494812" office:value-type="float"/>
        </table:table-row>
        <table:table-row>
          <table:table-cell office:value="0.0231139779090881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7582467816174" office:value-type="float"/>
          <table:table-cell office:value="26" office:value-type="float"/>
          <table:table-cell office:value="0.007579092979431152" office:value-type="float"/>
          <table:table-cell office:value="-0.00995402157306671" office:value-type="float"/>
          <table:table-cell office:value="0.009999520778656007" office:value-type="float"/>
          <table:table-cell office:value="-0.009940768480300904" office:value-type="float"/>
          <table:table-cell office:value="-0.00823051631450653" office:value-type="float"/>
          <table:table-cell office:value="0.009935679435729981" office:value-type="float"/>
        </table:table-row>
        <table:table-row>
          <table:table-cell office:value="0.03092639923095702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194466501430224" office:value-type="float"/>
          <table:table-cell office:value="27" office:value-type="float"/>
          <table:table-cell office:value="0.007812421321868898" office:value-type="float"/>
          <table:table-cell office:value="-0.009898476004600525" office:value-type="float"/>
          <table:table-cell office:value="0.009999110698699952" office:value-type="float"/>
          <table:table-cell office:value="-0.009948657155036926" office:value-type="float"/>
          <table:table-cell office:value="-0.007918000221252441" office:value-type="float"/>
          <table:table-cell office:value="0.009901571273803712" office:value-type="float"/>
        </table:table-row>
        <table:table-row>
          <table:table-cell office:value="0.0387407970428466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8058780716807895" office:value-type="float"/>
          <table:table-cell office:value="28" office:value-type="float"/>
          <table:table-cell office:value="0.007814397811889648" office:value-type="float"/>
          <table:table-cell office:value="-0.009895542860031128" office:value-type="float"/>
          <table:table-cell office:value="0.0099991512298584" office:value-type="float"/>
          <table:table-cell office:value="-0.009948155879974366" office:value-type="float"/>
          <table:table-cell office:value="-0.007895861268043518" office:value-type="float"/>
          <table:table-cell office:value="0.009899835586547853" office:value-type="float"/>
        </table:table-row>
        <table:table-row>
          <table:table-cell office:value="0.0463376379013061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225433761014505" office:value-type="float"/>
          <table:table-cell office:value="29" office:value-type="float"/>
          <table:table-cell office:value="0.0075968408584594724" office:value-type="float"/>
          <table:table-cell office:value="-0.009892197847366333" office:value-type="float"/>
          <table:table-cell office:value="0.009999165534973145" office:value-type="float"/>
          <table:table-cell office:value="-0.009947112798690797" office:value-type="float"/>
          <table:table-cell office:value="-0.007646258473396301" office:value-type="float"/>
          <table:table-cell office:value="0.0098937106132507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07125858195" office:value-type="float"/>
          <table:table-cell office:value="30" office:value-type="float"/>
          <table:table-cell office:value="0.007571359872817993" office:value-type="float"/>
          <table:table-cell office:value="-0.009888678789138794" office:value-type="float"/>
          <table:table-cell office:value="0.00999922752380371" office:value-type="float"/>
          <table:table-cell office:value="-0.00994654893875122" office:value-type="float"/>
          <table:table-cell office:value="-0.007606360912322998" office:value-type="float"/>
          <table:table-cell office:value="0.0098913168907165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3137682738" office:value-type="float"/>
          <table:table-cell office:value="31" office:value-type="float"/>
          <table:table-cell office:value="0.007189810276031496" office:value-type="float"/>
          <table:table-cell office:value="-0.009886317253112793" office:value-type="float"/>
          <table:table-cell office:value="0.009999221563339234" office:value-type="float"/>
          <table:table-cell office:value="-0.009945032000541688" office:value-type="float"/>
          <table:table-cell office:value="-0.007289187908172607" office:value-type="float"/>
          <table:table-cell office:value="0.009884809255599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79946060521945" office:value-type="float"/>
          <table:table-cell office:value="32" office:value-type="float"/>
          <table:table-cell office:value="0.007189811468124389" office:value-type="float"/>
          <table:table-cell office:value="-0.009886317253112793" office:value-type="float"/>
          <table:table-cell office:value="0.009999221563339234" office:value-type="float"/>
          <table:table-cell office:value="-0.009945032000541688" office:value-type="float"/>
          <table:table-cell office:value="-0.007289189100265503" office:value-type="float"/>
          <table:table-cell office:value="0.009884809255599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36925255506" office:value-type="float"/>
          <table:table-cell office:value="33" office:value-type="float"/>
          <table:table-cell office:value="0.006675859689712524" office:value-type="float"/>
          <table:table-cell office:value="-0.009885885119438172" office:value-type="float"/>
          <table:table-cell office:value="0.009999183416366577" office:value-type="float"/>
          <table:table-cell office:value="-0.00994395673274994" office:value-type="float"/>
          <table:table-cell office:value="-0.006939905881881714" office:value-type="float"/>
          <table:table-cell office:value="0.0098788917064666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262435223" office:value-type="float"/>
          <table:table-cell office:value="34" office:value-type="float"/>
          <table:table-cell office:value="0.00667612910270691" office:value-type="float"/>
          <table:table-cell office:value="-0.009885923862457275" office:value-type="float"/>
          <table:table-cell office:value="0.009999184608459473" office:value-type="float"/>
          <table:table-cell office:value="-0.00994395673274994" office:value-type="float"/>
          <table:table-cell office:value="-0.006940744519233703" office:value-type="float"/>
          <table:table-cell office:value="0.0098789131641387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10266651314" office:value-type="float"/>
          <table:table-cell office:value="35" office:value-type="float"/>
          <table:table-cell office:value="0.005925567150115966" office:value-type="float"/>
          <table:table-cell office:value="-0.009885012507438659" office:value-type="float"/>
          <table:table-cell office:value="0.009999147653579713" office:value-type="float"/>
          <table:table-cell office:value="-0.009942591786384583" office:value-type="float"/>
          <table:table-cell office:value="-0.006514008045196534" office:value-type="float"/>
          <table:table-cell office:value="0.0098722052574157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2763045322" office:value-type="float"/>
          <table:table-cell office:value="36" office:value-type="float"/>
          <table:table-cell office:value="0.005925567150115966" office:value-type="float"/>
          <table:table-cell office:value="-0.009885012507438659" office:value-type="float"/>
          <table:table-cell office:value="0.009999147653579713" office:value-type="float"/>
          <table:table-cell office:value="-0.009942591786384583" office:value-type="float"/>
          <table:table-cell office:value="-0.006514007449150086" office:value-type="float"/>
          <table:table-cell office:value="0.0098722052574157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980560705474" office:value-type="float"/>
          <table:table-cell office:value="37" office:value-type="float"/>
          <table:table-cell office:value="0.004900588989257812" office:value-type="float"/>
          <table:table-cell office:value="-0.009883629083633423" office:value-type="float"/>
          <table:table-cell office:value="0.009999116659164429" office:value-type="float"/>
          <table:table-cell office:value="-0.009941052794456482" office:value-type="float"/>
          <table:table-cell office:value="-0.00600409746170044" office:value-type="float"/>
          <table:table-cell office:value="0.0098650074005126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4209482642" office:value-type="float"/>
          <table:table-cell office:value="38" office:value-type="float"/>
          <table:table-cell office:value="0.004900538921356201" office:value-type="float"/>
          <table:table-cell office:value="-0.00988362729549408" office:value-type="float"/>
          <table:table-cell office:value="0.009999117851257325" office:value-type="float"/>
          <table:table-cell office:value="-0.009941052794456482" office:value-type="float"/>
          <table:table-cell office:value="-0.006004032492637634" office:value-type="float"/>
          <table:table-cell office:value="0.0098650074005126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1259739772" office:value-type="float"/>
          <table:table-cell office:value="39" office:value-type="float"/>
          <table:table-cell office:value="0.0035142421722412116" office:value-type="float"/>
          <table:table-cell office:value="-0.00988126516342163" office:value-type="float"/>
          <table:table-cell office:value="0.009999091625213624" office:value-type="float"/>
          <table:table-cell office:value="-0.009938957691192627" office:value-type="float"/>
          <table:table-cell office:value="-0.005360611081123352" office:value-type="float"/>
          <table:table-cell office:value="0.0098567855358123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22439044366" office:value-type="float"/>
          <table:table-cell office:value="40" office:value-type="float"/>
          <table:table-cell office:value="0.00351423978805542" office:value-type="float"/>
          <table:table-cell office:value="-0.00988126516342163" office:value-type="float"/>
          <table:table-cell office:value="0.009999091625213624" office:value-type="float"/>
          <table:table-cell office:value="-0.009938957691192627" office:value-type="float"/>
          <table:table-cell office:value="-0.005360608696937561" office:value-type="float"/>
          <table:table-cell office:value="0.0098567855358123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08998500445" office:value-type="float"/>
          <table:table-cell office:value="41" office:value-type="float"/>
          <table:table-cell office:value="0.0017454266548156735" office:value-type="float"/>
          <table:table-cell office:value="-0.009878617525100709" office:value-type="float"/>
          <table:table-cell office:value="0.009999084472656251" office:value-type="float"/>
          <table:table-cell office:value="-0.009936195015907288" office:value-type="float"/>
          <table:table-cell office:value="-0.004554157853126526" office:value-type="float"/>
          <table:table-cell office:value="0.009847302436828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4959972343944" office:value-type="float"/>
          <table:table-cell office:value="42" office:value-type="float"/>
          <table:table-cell office:value="0.0017454195022583007" office:value-type="float"/>
          <table:table-cell office:value="-0.009878617525100709" office:value-type="float"/>
          <table:table-cell office:value="0.009999084472656251" office:value-type="float"/>
          <table:table-cell office:value="-0.009936195015907288" office:value-type="float"/>
          <table:table-cell office:value="-0.0045541501045227055" office:value-type="float"/>
          <table:table-cell office:value="0.009847302436828612" office:value-type="float"/>
        </table:table-row>
        <table:table-row>
          <table:table-cell office:value="0.0497165089845657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51250452596472" office:value-type="float"/>
          <table:table-cell office:value="43" office:value-type="float"/>
          <table:table-cell office:value="-0.0002834910154342653" office:value-type="float"/>
          <table:table-cell office:value="-0.009874778985977174" office:value-type="float"/>
          <table:table-cell office:value="0.009999085664749144" office:value-type="float"/>
          <table:table-cell office:value="-0.009932280778884887" office:value-type="float"/>
          <table:table-cell office:value="-0.0035763573646545414" office:value-type="float"/>
          <table:table-cell office:value="0.009837310314178468" office:value-type="float"/>
        </table:table-row>
        <table:table-row>
          <table:table-cell office:value="0.049437654614448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652014157589695" office:value-type="float"/>
          <table:table-cell office:value="44" office:value-type="float"/>
          <table:table-cell office:value="-0.00027885437011718715" office:value-type="float"/>
          <table:table-cell office:value="-0.00987499713897705" office:value-type="float"/>
          <table:table-cell office:value="0.009999083280563354" office:value-type="float"/>
          <table:table-cell office:value="-0.009932344555854797" office:value-type="float"/>
          <table:table-cell office:value="-0.0035808604955673215" office:value-type="float"/>
          <table:table-cell office:value="0.009837480783462525" office:value-type="float"/>
        </table:table-row>
        <table:table-row>
          <table:table-cell office:value="0.0471009612083435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3838721356643075" office:value-type="float"/>
          <table:table-cell office:value="45" office:value-type="float"/>
          <table:table-cell office:value="-0.002336693406105042" office:value-type="float"/>
          <table:table-cell office:value="-0.009870972633361817" office:value-type="float"/>
          <table:table-cell office:value="0.009999096393585207" office:value-type="float"/>
          <table:table-cell office:value="-0.009926427602767945" office:value-type="float"/>
          <table:table-cell office:value="-0.002433486580848694" office:value-type="float"/>
          <table:table-cell office:value="0.009828255176544188" office:value-type="float"/>
        </table:table-row>
        <table:table-row>
          <table:table-cell office:value="0.0447923833131790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00753687746445" office:value-type="float"/>
          <table:table-cell office:value="46" office:value-type="float"/>
          <table:table-cell office:value="-0.0023085778951644894" office:value-type="float"/>
          <table:table-cell office:value="-0.009872993230819702" office:value-type="float"/>
          <table:table-cell office:value="0.009999074935913085" office:value-type="float"/>
          <table:table-cell office:value="-0.009926849603652954" office:value-type="float"/>
          <table:table-cell office:value="-0.002466855049133301" office:value-type="float"/>
          <table:table-cell office:value="0.009829893112182618" office:value-type="float"/>
        </table:table-row>
        <table:table-row>
          <table:table-cell office:value="0.0407230812311172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705844146853584" office:value-type="float"/>
          <table:table-cell office:value="47" office:value-type="float"/>
          <table:table-cell office:value="-0.0040693020820617674" office:value-type="float"/>
          <table:table-cell office:value="-0.009870372414588928" office:value-type="float"/>
          <table:table-cell office:value="0.00999908685684204" office:value-type="float"/>
          <table:table-cell office:value="-0.009919757843017579" office:value-type="float"/>
          <table:table-cell office:value="-0.0012897408008575445" office:value-type="float"/>
          <table:table-cell office:value="0.009824240207672119" office:value-type="float"/>
        </table:table-row>
        <table:table-row>
          <table:table-cell office:value="0.03667884409427643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9082585541919315" office:value-type="float"/>
          <table:table-cell office:value="48" office:value-type="float"/>
          <table:table-cell office:value="-0.004044237136840821" office:value-type="float"/>
          <table:table-cell office:value="-0.009873984456062317" office:value-type="float"/>
          <table:table-cell office:value="0.009999057054519653" office:value-type="float"/>
          <table:table-cell office:value="-0.009920222759246826" office:value-type="float"/>
          <table:table-cell office:value="-0.0013347226381301876" office:value-type="float"/>
          <table:table-cell office:value="0.009827423095703126" office:value-type="float"/>
        </table:table-row>
        <table:table-row>
          <table:table-cell office:value="0.03126875340938569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176472799995635" office:value-type="float"/>
          <table:table-cell office:value="49" office:value-type="float"/>
          <table:table-cell office:value="-0.005410090684890747" office:value-type="float"/>
          <table:table-cell office:value="-0.009872545003890992" office:value-type="float"/>
          <table:table-cell office:value="0.00999905824661255" office:value-type="float"/>
          <table:table-cell office:value="-0.00991287887096405" office:value-type="float"/>
          <table:table-cell office:value="-0.00017195940017700195" office:value-type="float"/>
          <table:table-cell office:value="0.00982421636581421" office:value-type="float"/>
        </table:table-row>
        <table:table-row>
          <table:table-cell office:value="0.025875074267387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440466832733831" office:value-type="float"/>
          <table:table-cell office:value="50" office:value-type="float"/>
          <table:table-cell office:value="-0.005393679141998291" office:value-type="float"/>
          <table:table-cell office:value="-0.009876825213432312" office:value-type="float"/>
          <table:table-cell office:value="0.009999024868011476" office:value-type="float"/>
          <table:table-cell office:value="-0.009913650155067445" office:value-type="float"/>
          <table:table-cell office:value="-0.00022610545158386307" office:value-type="float"/>
          <table:table-cell office:value="0.00982780933380127" office:value-type="float"/>
        </table:table-row>
        <table:table-row>
          <table:table-cell office:value="0.01943410694599152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091804027557376" office:value-type="float"/>
          <table:table-cell office:value="0.05" office:value-type="float"/>
          <table:table-cell office:value="0.06750033049181237" office:value-type="float"/>
          <table:table-cell office:value="51" office:value-type="float"/>
          <table:table-cell office:value="-0.006440967321395874" office:value-type="float"/>
          <table:table-cell office:value="-0.009875744581222534" office:value-type="float"/>
          <table:table-cell office:value="0.009999033212661745" office:value-type="float"/>
          <table:table-cell office:value="-0.009906986355781555" office:value-type="float"/>
          <table:table-cell office:value="0.000908195972442627" office:value-type="float"/>
          <table:table-cell office:value="0.009825299978256227" office:value-type="float"/>
        </table:table-row>
        <table:table-row>
          <table:table-cell office:value="0.0129717272520065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239398002624514" office:value-type="float"/>
          <table:table-cell office:value="0.05" office:value-type="float"/>
          <table:table-cell office:value="0.07052243618247833" office:value-type="float"/>
          <table:table-cell office:value="52" office:value-type="float"/>
          <table:table-cell office:value="-0.006462379693984986" office:value-type="float"/>
          <table:table-cell office:value="-0.009882569909095765" office:value-type="float"/>
          <table:table-cell office:value="0.009999029636383055" office:value-type="float"/>
          <table:table-cell office:value="-0.009907242059707642" office:value-type="float"/>
          <table:table-cell office:value="0.0008524060249328613" office:value-type="float"/>
          <table:table-cell office:value="0.009830117225646974" office:value-type="float"/>
        </table:table-row>
        <table:table-row>
          <table:table-cell office:value="0.00574918568134308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31197571754456" office:value-type="float"/>
          <table:table-cell office:value="0.05" office:value-type="float"/>
          <table:table-cell office:value="0.07376186037705947" office:value-type="float"/>
          <table:table-cell office:value="53" office:value-type="float"/>
          <table:table-cell office:value="-0.007222541570663452" office:value-type="float"/>
          <table:table-cell office:value="-0.009881907105445863" office:value-type="float"/>
          <table:table-cell office:value="0.009999032020568848" office:value-type="float"/>
          <table:table-cell office:value="-0.009900323748588562" office:value-type="float"/>
          <table:table-cell office:value="0.001927422285079956" office:value-type="float"/>
          <table:table-cell office:value="0.009828385114669802" office:value-type="float"/>
        </table:table-row>
        <table:table-row>
          <table:table-cell office:value="-0.0014690196514129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444013833999634" office:value-type="float"/>
          <table:table-cell office:value="0.05" office:value-type="float"/>
          <table:table-cell office:value="0.076794570559453" office:value-type="float"/>
          <table:table-cell office:value="54" office:value-type="float"/>
          <table:table-cell office:value="-0.0072182053327560424" office:value-type="float"/>
          <table:table-cell office:value="-0.009885355830192566" office:value-type="float"/>
          <table:table-cell office:value="0.009998993873596191" office:value-type="float"/>
          <table:table-cell office:value="-0.009899548888206482" office:value-type="float"/>
          <table:table-cell office:value="0.0018718373775482178" office:value-type="float"/>
          <table:table-cell office:value="0.009829484224319457" office:value-type="float"/>
        </table:table-row>
        <table:table-row>
          <table:table-cell office:value="-0.0092209583520889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160284757614136" office:value-type="float"/>
          <table:table-cell office:value="0.05" office:value-type="float"/>
          <table:table-cell office:value="0.07971350407636796" office:value-type="float"/>
          <table:table-cell office:value="55" office:value-type="float"/>
          <table:table-cell office:value="-0.007751938700675965" office:value-type="float"/>
          <table:table-cell office:value="-0.009884913563728333" office:value-type="float"/>
          <table:table-cell office:value="0.009998997449874878" office:value-type="float"/>
          <table:table-cell office:value="-0.009892619848251342" office:value-type="float"/>
          <table:table-cell office:value="0.0028372907638549803" office:value-type="float"/>
          <table:table-cell office:value="0.009827785491943358" office:value-type="float"/>
        </table:table-row>
        <table:table-row>
          <table:table-cell office:value="-0.01697511017322539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8812029361724856" office:value-type="float"/>
          <table:table-cell office:value="0.05" office:value-type="float"/>
          <table:table-cell office:value="0.08210836432247534" office:value-type="float"/>
          <table:table-cell office:value="56" office:value-type="float"/>
          <table:table-cell office:value="-0.007754151821136475" office:value-type="float"/>
          <table:table-cell office:value="-0.009887485504150391" office:value-type="float"/>
          <table:table-cell office:value="0.009998960494995117" office:value-type="float"/>
          <table:table-cell office:value="-0.009891132712364198" office:value-type="float"/>
          <table:table-cell office:value="0.002790818214416504" office:value-type="float"/>
          <table:table-cell office:value="0.00982764005661011" office:value-type="float"/>
        </table:table-row>
        <table:table-row>
          <table:table-cell office:value="-0.0251215189695358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51520574092865" office:value-type="float"/>
          <table:table-cell office:value="0.05" office:value-type="float"/>
          <table:table-cell office:value="0.08379950391624846" office:value-type="float"/>
          <table:table-cell office:value="57" office:value-type="float"/>
          <table:table-cell office:value="-0.008146408796310425" office:value-type="float"/>
          <table:table-cell office:value="-0.009886816143989563" office:value-type="float"/>
          <table:table-cell office:value="0.009998964071273804" office:value-type="float"/>
          <table:table-cell office:value="-0.009883994460105896" office:value-type="float"/>
          <table:table-cell office:value="0.0036599719524383553" office:value-type="float"/>
          <table:table-cell office:value="0.009825689792633057" office:value-type="float"/>
        </table:table-row>
        <table:table-row>
          <table:table-cell office:value="-0.03327801704406737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151352882385254" office:value-type="float"/>
          <table:table-cell office:value="0.05" office:value-type="float"/>
          <table:table-cell office:value="0.08439257792151068" office:value-type="float"/>
          <table:table-cell office:value="58" office:value-type="float"/>
          <table:table-cell office:value="-0.008156498074531556" office:value-type="float"/>
          <table:table-cell office:value="-0.00988796591758728" office:value-type="float"/>
          <table:table-cell office:value="0.009998924732208253" office:value-type="float"/>
          <table:table-cell office:value="-0.009881553053855897" office:value-type="float"/>
          <table:table-cell office:value="0.0036385285854339602" office:value-type="float"/>
          <table:table-cell office:value="0.009824271202087403" office:value-type="float"/>
        </table:table-row>
        <table:table-row>
          <table:table-cell office:value="-0.04171093881130218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7133501768112182" office:value-type="float"/>
          <table:table-cell office:value="0.05" office:value-type="float"/>
          <table:table-cell office:value="0.08377707150327221" office:value-type="float"/>
          <table:table-cell office:value="59" office:value-type="float"/>
          <table:table-cell office:value="-0.008432921767234803" office:value-type="float"/>
          <table:table-cell office:value="-0.009886212944984436" office:value-type="float"/>
          <table:table-cell office:value="0.009998912811279298" office:value-type="float"/>
          <table:table-cell office:value="-0.009876233339309693" office:value-type="float"/>
          <table:table-cell office:value="0.004380027055740357" office:value-type="float"/>
          <table:table-cell office:value="0.009821164608001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762715816497803" office:value-type="float"/>
          <table:table-cell office:value="0.05" office:value-type="float"/>
          <table:table-cell office:value="0.08214960757678423" office:value-type="float"/>
          <table:table-cell office:value="60" office:value-type="float"/>
          <table:table-cell office:value="-0.008435821533203125" office:value-type="float"/>
          <table:table-cell office:value="-0.009886015057563782" office:value-type="float"/>
          <table:table-cell office:value="0.009998861551284792" office:value-type="float"/>
          <table:table-cell office:value="-0.009873933792114258" office:value-type="float"/>
          <table:table-cell office:value="0.00437078595161438" office:value-type="float"/>
          <table:table-cell office:value="0.009818612337112427" office:value-type="float"/>
        </table:table-row>
      </table:table>
      <table:table table:name="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0.01" office:value-type="float"/>
          <table:table-cell office:value="0.00990323305130005" office:value-type="float"/>
          <table:table-cell office:value="0.009999554157257081" office:value-type="float"/>
          <table:table-cell office:value="0.009999923706054686" office:value-type="float"/>
          <table:table-cell office:value="0.06780954842547213" office:value-type="float"/>
          <table:table-cell office:value="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0990323305130005" office:value-type="float"/>
          <table:table-cell office:value="0.009999554157257081" office:value-type="float"/>
          <table:table-cell office:value="0.009999923706054686" office:value-type="float"/>
        </table:table-row>
        <table:table-row>
          <table:table-cell office:value="-0.017309106588363647" office:value-type="float"/>
          <table:table-cell office:value="-0.018974117040634154" office:value-type="float"/>
          <table:table-cell office:value="0.01999817371368408" office:value-type="float"/>
          <table:table-cell office:value="9.353220462799197e-05" office:value-type="float"/>
          <table:table-cell office:value="0.009885578155517579" office:value-type="float"/>
          <table:table-cell office:value="0.0183738374710083" office:value-type="float"/>
          <table:table-cell office:value="0.08228875330094979" office:value-type="float"/>
          <table:table-cell office:value="2" office:value-type="float"/>
          <table:table-cell office:value="-0.007309106588363647" office:value-type="float"/>
          <table:table-cell office:value="-0.008974117040634156" office:value-type="float"/>
          <table:table-cell office:value="0.009998173713684081" office:value-type="float"/>
          <table:table-cell office:value="-0.009809700846672058" office:value-type="float"/>
          <table:table-cell office:value="-0.00011397600173950265" office:value-type="float"/>
          <table:table-cell office:value="0.008373913764953613" office:value-type="float"/>
        </table:table-row>
        <table:table-row>
          <table:table-cell office:value="-0.025589812994003296" office:value-type="float"/>
          <table:table-cell office:value="-0.028881167173385618" office:value-type="float"/>
          <table:table-cell office:value="0.029994944334030153" office:value-type="float"/>
          <table:table-cell office:value="-0.00963934302330017" office:value-type="float"/>
          <table:table-cell office:value="0.014527159929275514" office:value-type="float"/>
          <table:table-cell office:value="0.02811897277832031" office:value-type="float"/>
          <table:table-cell office:value="0.075455918622533" office:value-type="float"/>
          <table:table-cell office:value="3" office:value-type="float"/>
          <table:table-cell office:value="-0.008280706405639649" office:value-type="float"/>
          <table:table-cell office:value="-0.009907050132751465" office:value-type="float"/>
          <table:table-cell office:value="0.00999677062034607" office:value-type="float"/>
          <table:table-cell office:value="-0.009732875227928163" office:value-type="float"/>
          <table:table-cell office:value="0.004641581773757935" office:value-type="float"/>
          <table:table-cell office:value="0.009745135307312013" office:value-type="float"/>
        </table:table-row>
        <table:table-row>
          <table:table-cell office:value="-0.03367295384407044" office:value-type="float"/>
          <table:table-cell office:value="-0.03876064300537109" office:value-type="float"/>
          <table:table-cell office:value="0.03999044895172119" office:value-type="float"/>
          <table:table-cell office:value="-0.01937092900276184" office:value-type="float"/>
          <table:table-cell office:value="0.01917583465576172" office:value-type="float"/>
          <table:table-cell office:value="0.03781920671463013" office:value-type="float"/>
          <table:table-cell office:value="0.0686741312356196" office:value-type="float"/>
          <table:table-cell office:value="4" office:value-type="float"/>
          <table:table-cell office:value="-0.008083140850067139" office:value-type="float"/>
          <table:table-cell office:value="-0.009879475831985474" office:value-type="float"/>
          <table:table-cell office:value="0.009995504617691041" office:value-type="float"/>
          <table:table-cell office:value="-0.00973158597946167" office:value-type="float"/>
          <table:table-cell office:value="0.0046486747264862065" office:value-type="float"/>
          <table:table-cell office:value="0.009700233936309815" office:value-type="float"/>
        </table:table-row>
        <table:table-row>
          <table:table-cell office:value="-0.04165935039520264" office:value-type="float"/>
          <table:table-cell office:value="-0.04859328210353851" office:value-type="float"/>
          <table:table-cell office:value="0.04998407602310181" office:value-type="float"/>
          <table:table-cell office:value="-0.029108827710151674" office:value-type="float"/>
          <table:table-cell office:value="0.024165557622909548" office:value-type="float"/>
          <table:table-cell office:value="0.047448748350143434" office:value-type="float"/>
          <table:table-cell office:value="0.061927785004000264" office:value-type="float"/>
          <table:table-cell office:value="5" office:value-type="float"/>
          <table:table-cell office:value="-0.007986396551132202" office:value-type="float"/>
          <table:table-cell office:value="-0.00983263909816742" office:value-type="float"/>
          <table:table-cell office:value="0.009993627071380616" office:value-type="float"/>
          <table:table-cell office:value="-0.009737898707389833" office:value-type="float"/>
          <table:table-cell office:value="0.004989722967147827" office:value-type="float"/>
          <table:table-cell office:value="0.009629541635513305" office:value-type="float"/>
        </table:table-row>
        <table:table-row>
          <table:table-cell office:value="-0.049411793947219854" office:value-type="float"/>
          <table:table-cell office:value="-0.05" office:value-type="float"/>
          <table:table-cell office:value="0.05" office:value-type="float"/>
          <table:table-cell office:value="-0.038849992752075194" office:value-type="float"/>
          <table:table-cell office:value="0.0292491614818573" office:value-type="float"/>
          <table:table-cell office:value="0.05" office:value-type="float"/>
          <table:table-cell office:value="0.05988130582108069" office:value-type="float"/>
          <table:table-cell office:value="6" office:value-type="float"/>
          <table:table-cell office:value="-0.007752443552017213" office:value-type="float"/>
          <table:table-cell office:value="-0.00976498544216156" office:value-type="float"/>
          <table:table-cell office:value="0.009991042613983153" office:value-type="float"/>
          <table:table-cell office:value="-0.009741165041923523" office:value-type="float"/>
          <table:table-cell office:value="0.005083603858947754" office:value-type="float"/>
          <table:table-cell office:value="0.0095426082611083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8728867173194884" office:value-type="float"/>
          <table:table-cell office:value="0.036161160469055174" office:value-type="float"/>
          <table:table-cell office:value="0.05" office:value-type="float"/>
          <table:table-cell office:value="0.05874093903565027" office:value-type="float"/>
          <table:table-cell office:value="7" office:value-type="float"/>
          <table:table-cell office:value="-0.009120832085609437" office:value-type="float"/>
          <table:table-cell office:value="-0.009754560589790344" office:value-type="float"/>
          <table:table-cell office:value="0.009999040365219118" office:value-type="float"/>
          <table:table-cell office:value="-0.00987887442111969" office:value-type="float"/>
          <table:table-cell office:value="0.006911998987197876" office:value-type="float"/>
          <table:table-cell office:value="0.0097294151782989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28441572189331" office:value-type="float"/>
          <table:table-cell office:value="0.05" office:value-type="float"/>
          <table:table-cell office:value="0.06066240614501782" office:value-type="float"/>
          <table:table-cell office:value="8" office:value-type="float"/>
          <table:table-cell office:value="-0.009359859228134156" office:value-type="float"/>
          <table:table-cell office:value="-0.009948662519454957" office:value-type="float"/>
          <table:table-cell office:value="0.009999587535858155" office:value-type="float"/>
          <table:table-cell office:value="-0.009782429933547974" office:value-type="float"/>
          <table:table-cell office:value="0.006682996749877929" office:value-type="float"/>
          <table:table-cell office:value="0.00984934926033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997718095779419" office:value-type="float"/>
          <table:table-cell office:value="0.05" office:value-type="float"/>
          <table:table-cell office:value="0.054460734744214465" office:value-type="float"/>
          <table:table-cell office:value="9" office:value-type="float"/>
          <table:table-cell office:value="-0.009710659980773926" office:value-type="float"/>
          <table:table-cell office:value="-0.00997419536113739" office:value-type="float"/>
          <table:table-cell office:value="0.00999988317489624" office:value-type="float"/>
          <table:table-cell office:value="-0.009451469779014588" office:value-type="float"/>
          <table:table-cell office:value="0.007133023738861084" office:value-type="float"/>
          <table:table-cell office:value="0.0098525738716125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666680886003378" office:value-type="float"/>
          <table:table-cell office:value="10" office:value-type="float"/>
          <table:table-cell office:value="-0.009115209579467773" office:value-type="float"/>
          <table:table-cell office:value="-0.009745100140571594" office:value-type="float"/>
          <table:table-cell office:value="0.00999964714050293" office:value-type="float"/>
          <table:table-cell office:value="-0.009834428429603578" office:value-type="float"/>
          <table:table-cell office:value="0.004648934602737426" office:value-type="float"/>
          <table:table-cell office:value="0.0096097517013549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552795501586" office:value-type="float"/>
          <table:table-cell office:value="11" office:value-type="float"/>
          <table:table-cell office:value="-0.009423154592514037" office:value-type="float"/>
          <table:table-cell office:value="-0.009360576868057252" office:value-type="float"/>
          <table:table-cell office:value="0.009999798536300659" office:value-type="float"/>
          <table:table-cell office:value="-0.009916698932647705" office:value-type="float"/>
          <table:table-cell office:value="0.006328783035278321" office:value-type="float"/>
          <table:table-cell office:value="0.0095936763286590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603474444205" office:value-type="float"/>
          <table:table-cell office:value="12" office:value-type="float"/>
          <table:table-cell office:value="-0.00954505443572998" office:value-type="float"/>
          <table:table-cell office:value="-0.009960083365440369" office:value-type="float"/>
          <table:table-cell office:value="0.009999752044677736" office:value-type="float"/>
          <table:table-cell office:value="-0.009761723875999452" office:value-type="float"/>
          <table:table-cell office:value="0.007195454835891723" office:value-type="float"/>
          <table:table-cell office:value="0.0098665773868560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6062047002823506" office:value-type="float"/>
          <table:table-cell office:value="13" office:value-type="float"/>
          <table:table-cell office:value="-0.009558397531509399" office:value-type="float"/>
          <table:table-cell office:value="-0.00995948314666748" office:value-type="float"/>
          <table:table-cell office:value="0.00999975085258484" office:value-type="float"/>
          <table:table-cell office:value="-0.00976543426513672" office:value-type="float"/>
          <table:table-cell office:value="0.007249985933303832" office:value-type="float"/>
          <table:table-cell office:value="0.009863352775573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6181569228105683" office:value-type="float"/>
          <table:table-cell office:value="14" office:value-type="float"/>
          <table:table-cell office:value="-0.009525362253189087" office:value-type="float"/>
          <table:table-cell office:value="-0.009789522290229797" office:value-type="float"/>
          <table:table-cell office:value="0.009999725818634035" office:value-type="float"/>
          <table:table-cell office:value="-0.009889714121818542" office:value-type="float"/>
          <table:table-cell office:value="0.007453349828720092" office:value-type="float"/>
          <table:table-cell office:value="0.0097718346118927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60174202489" office:value-type="float"/>
          <table:table-cell office:value="15" office:value-type="float"/>
          <table:table-cell office:value="-0.009437388181686402" office:value-type="float"/>
          <table:table-cell office:value="-0.009918705224990845" office:value-type="float"/>
          <table:table-cell office:value="0.009999693632125854" office:value-type="float"/>
          <table:table-cell office:value="-0.009825781583786011" office:value-type="float"/>
          <table:table-cell office:value="0.006430034637451171" office:value-type="float"/>
          <table:table-cell office:value="0.0098175060749053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60171902792" office:value-type="float"/>
          <table:table-cell office:value="16" office:value-type="float"/>
          <table:table-cell office:value="-0.009565039873123168" office:value-type="float"/>
          <table:table-cell office:value="-0.009958603978157043" office:value-type="float"/>
          <table:table-cell office:value="0.009999749660491943" office:value-type="float"/>
          <table:table-cell office:value="-0.00976887285709381" office:value-type="float"/>
          <table:table-cell office:value="0.007243056297302245" office:value-type="float"/>
          <table:table-cell office:value="0.0098592424392700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3470547684383967" office:value-type="float"/>
          <table:table-cell office:value="17" office:value-type="float"/>
          <table:table-cell office:value="-0.009564684629440308" office:value-type="float"/>
          <table:table-cell office:value="-0.009957317113876343" office:value-type="float"/>
          <table:table-cell office:value="0.009999743700027467" office:value-type="float"/>
          <table:table-cell office:value="-0.009775598049163819" office:value-type="float"/>
          <table:table-cell office:value="0.007166253328323364" office:value-type="float"/>
          <table:table-cell office:value="0.0098536062240600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445826530456543" office:value-type="float"/>
          <table:table-cell office:value="0.05" office:value-type="float"/>
          <table:table-cell office:value="0.05" office:value-type="float"/>
          <table:table-cell office:value="0.019885985928839015" office:value-type="float"/>
          <table:table-cell office:value="18" office:value-type="float"/>
          <table:table-cell office:value="-0.009999638795852661" office:value-type="float"/>
          <table:table-cell office:value="-0.009997336864471436" office:value-type="float"/>
          <table:table-cell office:value="0.01" office:value-type="float"/>
          <table:table-cell office:value="0.005541734695434571" office:value-type="float"/>
          <table:table-cell office:value="0.009976904392242433" office:value-type="float"/>
          <table:table-cell office:value="0.0099956679344177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04826347128762" office:value-type="float"/>
          <table:table-cell office:value="19" office:value-type="float"/>
          <table:table-cell office:value="-0.009999098777770997" office:value-type="float"/>
          <table:table-cell office:value="-0.00999086856842041" office:value-type="float"/>
          <table:table-cell office:value="0.01" office:value-type="float"/>
          <table:table-cell office:value="-0.005886772871017456" office:value-type="float"/>
          <table:table-cell office:value="0.009975640773773194" office:value-type="float"/>
          <table:table-cell office:value="0.009955632686614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5714260339737" office:value-type="float"/>
          <table:table-cell office:value="0.05829260536101605" office:value-type="float"/>
          <table:table-cell office:value="20" office:value-type="float"/>
          <table:table-cell office:value="-0.00984098196029663" office:value-type="float"/>
          <table:table-cell office:value="-0.003541755080223084" office:value-type="float"/>
          <table:table-cell office:value="0.009999984502792358" office:value-type="float"/>
          <table:table-cell office:value="-0.009960473775863647" office:value-type="float"/>
          <table:table-cell office:value="0.003483277559280396" office:value-type="float"/>
          <table:table-cell office:value="-0.00242857396602630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605093727516" office:value-type="float"/>
          <table:table-cell office:value="21" office:value-type="float"/>
          <table:table-cell office:value="-0.009558831453323365" office:value-type="float"/>
          <table:table-cell office:value="-0.009956706166267395" office:value-type="float"/>
          <table:table-cell office:value="0.009999747276306153" office:value-type="float"/>
          <table:table-cell office:value="-0.009800615310668946" office:value-type="float"/>
          <table:table-cell office:value="0.006781864166259767" office:value-type="float"/>
          <table:table-cell office:value="0.009846817255020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7035072480165501" office:value-type="float"/>
          <table:table-cell office:value="22" office:value-type="float"/>
          <table:table-cell office:value="-0.00954254984855652" office:value-type="float"/>
          <table:table-cell office:value="-0.009953468441963195" office:value-type="float"/>
          <table:table-cell office:value="0.009999722242355348" office:value-type="float"/>
          <table:table-cell office:value="-0.009794042706489562" office:value-type="float"/>
          <table:table-cell office:value="0.006760832071304323" office:value-type="float"/>
          <table:table-cell office:value="0.0098373162746429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963633179664612" office:value-type="float"/>
          <table:table-cell office:value="0.04364786028862" office:value-type="float"/>
          <table:table-cell office:value="0.058304906970535704" office:value-type="float"/>
          <table:table-cell office:value="23" office:value-type="float"/>
          <table:table-cell office:value="-0.009878976345062256" office:value-type="float"/>
          <table:table-cell office:value="-0.0012230849266052241" office:value-type="float"/>
          <table:table-cell office:value="0.009999995231628417" office:value-type="float"/>
          <table:table-cell office:value="-0.009957003593444825" office:value-type="float"/>
          <table:table-cell office:value="-0.00036366820335388163" office:value-type="float"/>
          <table:table-cell office:value="-0.0063521397113800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399789822721426" office:value-type="float"/>
          <table:table-cell office:value="24" office:value-type="float"/>
          <table:table-cell office:value="-0.009563708305358886" office:value-type="float"/>
          <table:table-cell office:value="-0.00995898962020874" office:value-type="float"/>
          <table:table-cell office:value="0.009999768733978271" office:value-type="float"/>
          <table:table-cell office:value="-0.009819076657295226" office:value-type="float"/>
          <table:table-cell office:value="0.006474528312683107" office:value-type="float"/>
          <table:table-cell office:value="0.0098508584499359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943775475025177" office:value-type="float"/>
          <table:table-cell office:value="0.05" office:value-type="float"/>
          <table:table-cell office:value="0.061809803633038674" office:value-type="float"/>
          <table:table-cell office:value="25" office:value-type="float"/>
          <table:table-cell office:value="-0.009622265100479126" office:value-type="float"/>
          <table:table-cell office:value="-0.007005709409713745" office:value-type="float"/>
          <table:table-cell office:value="0.009999976158142089" office:value-type="float"/>
          <table:table-cell office:value="-0.009890897870063782" office:value-type="float"/>
          <table:table-cell office:value="-0.0005622452497482302" office:value-type="float"/>
          <table:table-cell office:value="0.0064045286178588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193307727136847" office:value-type="float"/>
          <table:table-cell office:value="26" office:value-type="float"/>
          <table:table-cell office:value="-0.009932303428649902" office:value-type="float"/>
          <table:table-cell office:value="-0.009981480240821839" office:value-type="float"/>
          <table:table-cell office:value="0.009999988079071044" office:value-type="float"/>
          <table:table-cell office:value="-0.009157410860061646" office:value-type="float"/>
          <table:table-cell office:value="0.007979173660278319" office:value-type="float"/>
          <table:table-cell office:value="0.0098290109634399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261818647384644" office:value-type="float"/>
          <table:table-cell office:value="0.05" office:value-type="float"/>
          <table:table-cell office:value="0.05" office:value-type="float"/>
          <table:table-cell office:value="0.05820096839102309" office:value-type="float"/>
          <table:table-cell office:value="27" office:value-type="float"/>
          <table:table-cell office:value="-0.009999959468841553" office:value-type="float"/>
          <table:table-cell office:value="-0.009999333620071412" office:value-type="float"/>
          <table:table-cell office:value="0.01" office:value-type="float"/>
          <table:table-cell office:value="0.007381813526153564" office:value-type="float"/>
          <table:table-cell office:value="0.009988542795181276" office:value-type="float"/>
          <table:table-cell office:value="0.0099980068206787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596429986306" office:value-type="float"/>
          <table:table-cell office:value="28" office:value-type="float"/>
          <table:table-cell office:value="-0.009377825260162353" office:value-type="float"/>
          <table:table-cell office:value="-0.009931301474571228" office:value-type="float"/>
          <table:table-cell office:value="0.009999477863311767" office:value-type="float"/>
          <table:table-cell office:value="-0.009791719317436219" office:value-type="float"/>
          <table:table-cell office:value="0.005383100509643555" office:value-type="float"/>
          <table:table-cell office:value="0.0097611212730407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60451252154" office:value-type="float"/>
          <table:table-cell office:value="29" office:value-type="float"/>
          <table:table-cell office:value="-0.009444077014923096" office:value-type="float"/>
          <table:table-cell office:value="-0.009940898418426514" office:value-type="float"/>
          <table:table-cell office:value="0.009999636411666872" office:value-type="float"/>
          <table:table-cell office:value="-0.009808673262596131" office:value-type="float"/>
          <table:table-cell office:value="0.0050093412399291985" office:value-type="float"/>
          <table:table-cell office:value="0.009783096313476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8605577286701066" office:value-type="float"/>
          <table:table-cell office:value="30" office:value-type="float"/>
          <table:table-cell office:value="-0.009444077014923096" office:value-type="float"/>
          <table:table-cell office:value="-0.009940898418426514" office:value-type="float"/>
          <table:table-cell office:value="0.009999636411666872" office:value-type="float"/>
          <table:table-cell office:value="-0.009808673262596131" office:value-type="float"/>
          <table:table-cell office:value="0.0050093412399291985" office:value-type="float"/>
          <table:table-cell office:value="0.009783096313476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35693073272705" office:value-type="float"/>
          <table:table-cell office:value="0.058292603294636904" office:value-type="float"/>
          <table:table-cell office:value="31" office:value-type="float"/>
          <table:table-cell office:value="-0.009972302913665772" office:value-type="float"/>
          <table:table-cell office:value="-0.003644067645072937" office:value-type="float"/>
          <table:table-cell office:value="0.00999999761581421" office:value-type="float"/>
          <table:table-cell office:value="-0.00998233735561371" office:value-type="float"/>
          <table:table-cell office:value="0.008271417617797852" office:value-type="float"/>
          <table:table-cell office:value="-0.0036430692672729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60372900356" office:value-type="float"/>
          <table:table-cell office:value="32" office:value-type="float"/>
          <table:table-cell office:value="-0.009440077543258667" office:value-type="float"/>
          <table:table-cell office:value="-0.009942936301231385" office:value-type="float"/>
          <table:table-cell office:value="0.00999965786933899" office:value-type="float"/>
          <table:table-cell office:value="-0.009813358187675477" office:value-type="float"/>
          <table:table-cell office:value="0.004421372413635254" office:value-type="float"/>
          <table:table-cell office:value="0.009783897399902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286226799731143" office:value-type="float"/>
          <table:table-cell office:value="33" office:value-type="float"/>
          <table:table-cell office:value="-0.009367491602897644" office:value-type="float"/>
          <table:table-cell office:value="-0.00993215799331665" office:value-type="float"/>
          <table:table-cell office:value="0.009999570846557617" office:value-type="float"/>
          <table:table-cell office:value="-0.009795319437980652" office:value-type="float"/>
          <table:table-cell office:value="0.0037648212909698487" office:value-type="float"/>
          <table:table-cell office:value="0.0097421264648437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8292592777899346" office:value-type="float"/>
          <table:table-cell office:value="34" office:value-type="float"/>
          <table:table-cell office:value="-0.009970471858978272" office:value-type="float"/>
          <table:table-cell office:value="-0.00928560972213745" office:value-type="float"/>
          <table:table-cell office:value="0.009999998807907104" office:value-type="float"/>
          <table:table-cell office:value="-0.009815607070922851" office:value-type="float"/>
          <table:table-cell office:value="0.008549237251281738" office:value-type="float"/>
          <table:table-cell office:value="0.0097918236255645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870708207731673" office:value-type="float"/>
          <table:table-cell office:value="35" office:value-type="float"/>
          <table:table-cell office:value="-0.009322785139083863" office:value-type="float"/>
          <table:table-cell office:value="-0.009927642345428467" office:value-type="float"/>
          <table:table-cell office:value="0.009999535083770753" office:value-type="float"/>
          <table:table-cell office:value="-0.00978196382522583" office:value-type="float"/>
          <table:table-cell office:value="0.0030665707588195795" office:value-type="float"/>
          <table:table-cell office:value="0.00971726894378662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9T00:00:47.636194</meta:creation-date>
    <dc:date>2024-03-09T00:09:01.109438</dc:date>
    <meta:generator>http://pypi.python.org/pypi/ezodf/0.1.0$Python3.8.10 (default, Nov 22 2023, 10:22:35) 
[GCC 9.4.0]</meta:generator>
    <meta:document-statistic/>
    <meta:editing-cycles>1</meta:editing-cycles>
  </office:meta>
</office:document-meta>
</file>